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19in"/>
    </style:style>
    <style:style style:name="co2" style:family="table-column">
      <style:table-column-properties fo:break-before="auto" style:column-width="1.0862in"/>
    </style:style>
    <style:style style:name="co3" style:family="table-column">
      <style:table-column-properties fo:break-before="auto" style:column-width="1.16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3327in"/>
    </style:style>
    <style:style style:name="co8" style:family="table-column">
      <style:table-column-properties fo:break-before="auto" style:column-width="1.4075in"/>
    </style:style>
    <style:style style:name="co9" style:family="table-column">
      <style:table-column-properties fo:break-before="auto" style:column-width="1.2681in"/>
    </style:style>
    <style:style style:name="co10" style:family="table-column">
      <style:table-column-properties fo:break-before="auto" style:column-width="1.3543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1.289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5894in" svg:height="4.6949in" svg:x="0in" svg:y="117.5551in">
            <draw:object draw:notify-on-update-of-ranges="Sheet1.J1:Sheet1.J3 Sheet1.J4:Sheet1.J700 Sheet1.K1:Sheet1.K3 Sheet1.K4:Sheet1.K700 Sheet1.L1:Sheet1.L3 Sheet1.L4:Sheet1.L7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row table:style-name="ro1">
          <table:table-cell office:value-type="string">
            <text:p>Time</text:p>
          </table:table-cell>
          <table:table-cell office:value-type="string">
            <text:p>TCP upload BE</text:p>
          </table:table-cell>
          <table:table-cell office:value-type="string">
            <text:p>TCP upload2 BK</text:p>
          </table:table-cell>
          <table:table-cell office:value-type="string">
            <text:p>TCP upload3 CS5</text:p>
          </table:table-cell>
          <table:table-cell office:value-type="string">
            <text:p>TCP upload4 EF</text:p>
          </table:table-cell>
          <table:table-cell office:value-type="string">
            <text:p>TCP download BE</text:p>
          </table:table-cell>
          <table:table-cell office:value-type="string">
            <text:p>TCP download2 BK</text:p>
          </table:table-cell>
          <table:table-cell office:value-type="string">
            <text:p>TCP download3 CS5</text:p>
          </table:table-cell>
          <table:table-cell office:value-type="string">
            <text:p>TCP download4 EF</text:p>
          </table:table-cell>
          <table:table-cell office:value-type="string">
            <text:p>Ping (ms) TCP EF</text:p>
          </table:table-cell>
          <table:table-cell office:value-type="string">
            <text:p>Ping (ms) TCP CS1</text:p>
          </table:table-cell>
          <table:table-cell office:value-type="string">
            <text:p>Ping (ms) TCP BE</text:p>
          </table:table-cell>
          <table:table-cell office:value-type="string">
            <text:p>Ping (ms) UDP EF</text:p>
          </table:table-cell>
          <table:table-cell office:value-type="string">
            <text:p>Ping (ms) UDP BK</text:p>
          </table:table-cell>
          <table:table-cell office:value-type="string">
            <text:p>Ping (ms) UDP B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11"/>
          <table:table-cell office:value-type="float" office:value="263.157894737">
            <text:p>263.157894737</text:p>
          </table:table-cell>
          <table:table-cell office:value-type="float" office:value="353.356890459">
            <text:p>353.356890459</text:p>
          </table:table-cell>
          <table:table-cell office:value-type="float" office:value="288.18443804">
            <text:p>288.18443804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number-columns-repeated="9"/>
          <table:table-cell office:value-type="float" office:value="523.560209424">
            <text:p>523.560209424</text:p>
          </table:table-cell>
          <table:table-cell/>
          <table:table-cell office:value-type="float" office:value="237.566507737">
            <text:p>237.566507737</text:p>
          </table:table-cell>
          <table:table-cell office:value-type="float" office:value="283.634074408">
            <text:p>283.634074408</text:p>
          </table:table-cell>
          <table:table-cell office:value-type="float" office:value="248.984343575">
            <text:p>248.984343575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number-columns-repeated="8"/>
          <table:table-cell office:value-type="float" office:value="483.09178744">
            <text:p>483.09178744</text:p>
          </table:table-cell>
          <table:table-cell office:value-type="float" office:value="450.269941983">
            <text:p>450.269941983</text:p>
          </table:table-cell>
          <table:table-cell/>
          <table:table-cell office:value-type="float" office:value="208.812094873">
            <text:p>208.812094873</text:p>
          </table:table-cell>
          <table:table-cell office:value-type="float" office:value="213.911092125">
            <text:p>213.911092125</text:p>
          </table:table-cell>
          <table:table-cell office:value-type="float" office:value="208.571768771">
            <text:p>208.571768771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number-columns-repeated="8"/>
          <table:table-cell office:value-type="float" office:value="364.205999638">
            <text:p>364.205999638</text:p>
          </table:table-cell>
          <table:table-cell office:value-type="float" office:value="306.564005502">
            <text:p>306.564005502</text:p>
          </table:table-cell>
          <table:table-cell office:value-type="float" office:value="411.522633745">
            <text:p>411.522633745</text:p>
          </table:table-cell>
          <table:table-cell office:value-type="float" office:value="208.325482773">
            <text:p>208.325482773</text:p>
          </table:table-cell>
          <table:table-cell office:value-type="float" office:value="208.907357436">
            <text:p>208.907357436</text:p>
          </table:table-cell>
          <table:table-cell office:value-type="float" office:value="207.224719843">
            <text:p>207.224719843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number-columns-repeated="8"/>
          <table:table-cell office:value-type="float" office:value="232.110364918">
            <text:p>232.110364918</text:p>
          </table:table-cell>
          <table:table-cell office:value-type="float" office:value="215.290168078">
            <text:p>215.290168078</text:p>
          </table:table-cell>
          <table:table-cell office:value-type="float" office:value="320.27594923">
            <text:p>320.27594923</text:p>
          </table:table-cell>
          <table:table-cell office:value-type="float" office:value="212.827258095">
            <text:p>212.827258095</text:p>
          </table:table-cell>
          <table:table-cell office:value-type="float" office:value="209.531297518">
            <text:p>209.531297518</text:p>
          </table:table-cell>
          <table:table-cell office:value-type="float" office:value="209.274625658">
            <text:p>209.274625658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number-columns-repeated="8"/>
          <table:table-cell office:value-type="float" office:value="206.447999661">
            <text:p>206.447999661</text:p>
          </table:table-cell>
          <table:table-cell office:value-type="float" office:value="217.22874545">
            <text:p>217.22874545</text:p>
          </table:table-cell>
          <table:table-cell office:value-type="float" office:value="225.227602794">
            <text:p>225.227602794</text:p>
          </table:table-cell>
          <table:table-cell office:value-type="float" office:value="209.875374287">
            <text:p>209.875374287</text:p>
          </table:table-cell>
          <table:table-cell office:value-type="float" office:value="209.298520278">
            <text:p>209.298520278</text:p>
          </table:table-cell>
          <table:table-cell office:value-type="float" office:value="207.061785364">
            <text:p>207.061785364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number-columns-repeated="8"/>
          <table:table-cell office:value-type="float" office:value="204.148814929">
            <text:p>204.148814929</text:p>
          </table:table-cell>
          <table:table-cell office:value-type="float" office:value="217.9153674">
            <text:p>217.9153674</text:p>
          </table:table-cell>
          <table:table-cell office:value-type="float" office:value="207.376347614">
            <text:p>207.376347614</text:p>
          </table:table-cell>
          <table:table-cell office:value-type="float" office:value="203.879067219">
            <text:p>203.879067219</text:p>
          </table:table-cell>
          <table:table-cell office:value-type="float" office:value="208.87768468">
            <text:p>208.87768468</text:p>
          </table:table-cell>
          <table:table-cell office:value-type="float" office:value="203.913227434">
            <text:p>203.913227434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number-columns-repeated="8"/>
          <table:table-cell office:value-type="float" office:value="203.986994276">
            <text:p>203.986994276</text:p>
          </table:table-cell>
          <table:table-cell office:value-type="float" office:value="212.89858806">
            <text:p>212.89858806</text:p>
          </table:table-cell>
          <table:table-cell office:value-type="float" office:value="203.147971086">
            <text:p>203.147971086</text:p>
          </table:table-cell>
          <table:table-cell office:value-type="float" office:value="202.438903412">
            <text:p>202.438903412</text:p>
          </table:table-cell>
          <table:table-cell office:value-type="float" office:value="205.998381399">
            <text:p>205.998381399</text:p>
          </table:table-cell>
          <table:table-cell office:value-type="float" office:value="203.25203252">
            <text:p>203.2520325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number-columns-repeated="8"/>
          <table:table-cell office:value-type="float" office:value="204.393330018">
            <text:p>204.393330018</text:p>
          </table:table-cell>
          <table:table-cell office:value-type="float" office:value="209.046608431">
            <text:p>209.046608431</text:p>
          </table:table-cell>
          <table:table-cell office:value-type="float" office:value="202.597033392">
            <text:p>202.597033392</text:p>
          </table:table-cell>
          <table:table-cell office:value-type="float" office:value="203.045716395">
            <text:p>203.045716395</text:p>
          </table:table-cell>
          <table:table-cell office:value-type="float" office:value="202.255302096">
            <text:p>202.255302096</text:p>
          </table:table-cell>
          <table:table-cell office:value-type="float" office:value="203.25203252">
            <text:p>203.25203252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number-columns-repeated="8"/>
          <table:table-cell office:value-type="float" office:value="209.940691057">
            <text:p>209.940691057</text:p>
          </table:table-cell>
          <table:table-cell office:value-type="float" office:value="216.971843204">
            <text:p>216.971843204</text:p>
          </table:table-cell>
          <table:table-cell office:value-type="float" office:value="202.799303208">
            <text:p>202.799303208</text:p>
          </table:table-cell>
          <table:table-cell office:value-type="float" office:value="206.200018407">
            <text:p>206.200018407</text:p>
          </table:table-cell>
          <table:table-cell office:value-type="float" office:value="207.313447122">
            <text:p>207.313447122</text:p>
          </table:table-cell>
          <table:table-cell office:value-type="float" office:value="206.032139378">
            <text:p>206.032139378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8"/>
          <table:table-cell office:value-type="float" office:value="217.294339066">
            <text:p>217.294339066</text:p>
          </table:table-cell>
          <table:table-cell office:value-type="float" office:value="224.897059082">
            <text:p>224.897059082</text:p>
          </table:table-cell>
          <table:table-cell office:value-type="float" office:value="206.567913668">
            <text:p>206.567913668</text:p>
          </table:table-cell>
          <table:table-cell office:value-type="float" office:value="210.666644329">
            <text:p>210.666644329</text:p>
          </table:table-cell>
          <table:table-cell office:value-type="float" office:value="215.794246224">
            <text:p>215.794246224</text:p>
          </table:table-cell>
          <table:table-cell office:value-type="float" office:value="209.690160947">
            <text:p>209.69016094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table:number-columns-repeated="8"/>
          <table:table-cell office:value-type="float" office:value="217.586549827">
            <text:p>217.586549827</text:p>
          </table:table-cell>
          <table:table-cell office:value-type="float" office:value="228.11797478">
            <text:p>228.11797478</text:p>
          </table:table-cell>
          <table:table-cell office:value-type="float" office:value="211.228096125">
            <text:p>211.228096125</text:p>
          </table:table-cell>
          <table:table-cell office:value-type="float" office:value="211.526127328">
            <text:p>211.526127328</text:p>
          </table:table-cell>
          <table:table-cell office:value-type="float" office:value="216.98771795">
            <text:p>216.98771795</text:p>
          </table:table-cell>
          <table:table-cell office:value-type="float" office:value="213.573348438">
            <text:p>213.573348438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table:number-columns-repeated="8"/>
          <table:table-cell office:value-type="float" office:value="211.616723093">
            <text:p>211.616723093</text:p>
          </table:table-cell>
          <table:table-cell office:value-type="float" office:value="230.375366126">
            <text:p>230.375366126</text:p>
          </table:table-cell>
          <table:table-cell office:value-type="float" office:value="209.777235142">
            <text:p>209.777235142</text:p>
          </table:table-cell>
          <table:table-cell office:value-type="float" office:value="209.186820693">
            <text:p>209.186820693</text:p>
          </table:table-cell>
          <table:table-cell office:value-type="float" office:value="211.71883638">
            <text:p>211.71883638</text:p>
          </table:table-cell>
          <table:table-cell office:value-type="float" office:value="217.577788029">
            <text:p>217.577788029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table:number-columns-repeated="8"/>
          <table:table-cell office:value-type="float" office:value="207.395456576">
            <text:p>207.395456576</text:p>
          </table:table-cell>
          <table:table-cell office:value-type="float" office:value="226.392358938">
            <text:p>226.392358938</text:p>
          </table:table-cell>
          <table:table-cell office:value-type="float" office:value="205.316469868">
            <text:p>205.316469868</text:p>
          </table:table-cell>
          <table:table-cell office:value-type="float" office:value="207.245583503">
            <text:p>207.245583503</text:p>
          </table:table-cell>
          <table:table-cell office:value-type="float" office:value="207.941876818">
            <text:p>207.941876818</text:p>
          </table:table-cell>
          <table:table-cell office:value-type="float" office:value="216.517785538">
            <text:p>216.517785538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table:number-columns-repeated="8"/>
          <table:table-cell office:value-type="float" office:value="205.311286555">
            <text:p>205.311286555</text:p>
          </table:table-cell>
          <table:table-cell office:value-type="float" office:value="216.413696146">
            <text:p>216.413696146</text:p>
          </table:table-cell>
          <table:table-cell office:value-type="float" office:value="209.072412836">
            <text:p>209.072412836</text:p>
          </table:table-cell>
          <table:table-cell office:value-type="float" office:value="205.790863005">
            <text:p>205.790863005</text:p>
          </table:table-cell>
          <table:table-cell office:value-type="float" office:value="206.063710293">
            <text:p>206.063710293</text:p>
          </table:table-cell>
          <table:table-cell office:value-type="float" office:value="209.267933587">
            <text:p>209.267933587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table:number-columns-repeated="8"/>
          <table:table-cell office:value-type="float" office:value="203.663222453">
            <text:p>203.663222453</text:p>
          </table:table-cell>
          <table:table-cell office:value-type="float" office:value="210.268347939">
            <text:p>210.268347939</text:p>
          </table:table-cell>
          <table:table-cell office:value-type="float" office:value="217.654004186">
            <text:p>217.654004186</text:p>
          </table:table-cell>
          <table:table-cell office:value-type="float" office:value="204.918032787">
            <text:p>204.918032787</text:p>
          </table:table-cell>
          <table:table-cell office:value-type="float" office:value="205.077683913">
            <text:p>205.077683913</text:p>
          </table:table-cell>
          <table:table-cell office:value-type="float" office:value="204.425184903">
            <text:p>204.425184903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table:number-columns-repeated="8"/>
          <table:table-cell office:value-type="float" office:value="202.642713925">
            <text:p>202.642713925</text:p>
          </table:table-cell>
          <table:table-cell office:value-type="float" office:value="209.63916062">
            <text:p>209.63916062</text:p>
          </table:table-cell>
          <table:table-cell office:value-type="float" office:value="218.888249583">
            <text:p>218.888249583</text:p>
          </table:table-cell>
          <table:table-cell office:value-type="float" office:value="204.918032787">
            <text:p>204.918032787</text:p>
          </table:table-cell>
          <table:table-cell office:value-type="float" office:value="205.487045025">
            <text:p>205.487045025</text:p>
          </table:table-cell>
          <table:table-cell office:value-type="float" office:value="203.193065193">
            <text:p>203.193065193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table:number-columns-repeated="8"/>
          <table:table-cell office:value-type="float" office:value="202.177653661">
            <text:p>202.177653661</text:p>
          </table:table-cell>
          <table:table-cell office:value-type="float" office:value="213.30722172">
            <text:p>213.30722172</text:p>
          </table:table-cell>
          <table:table-cell office:value-type="float" office:value="209.549431421">
            <text:p>209.549431421</text:p>
          </table:table-cell>
          <table:table-cell office:value-type="float" office:value="204.559708548">
            <text:p>204.559708548</text:p>
          </table:table-cell>
          <table:table-cell office:value-type="float" office:value="205.216949518">
            <text:p>205.216949518</text:p>
          </table:table-cell>
          <table:table-cell office:value-type="float" office:value="202.352218774">
            <text:p>202.352218774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table:number-columns-repeated="8"/>
          <table:table-cell office:value-type="float" office:value="202.581375078">
            <text:p>202.581375078</text:p>
          </table:table-cell>
          <table:table-cell office:value-type="float" office:value="226.540056283">
            <text:p>226.540056283</text:p>
          </table:table-cell>
          <table:table-cell office:value-type="float" office:value="203.66598778">
            <text:p>203.66598778</text:p>
          </table:table-cell>
          <table:table-cell office:value-type="float" office:value="203.535928494">
            <text:p>203.535928494</text:p>
          </table:table-cell>
          <table:table-cell office:value-type="float" office:value="203.567364583">
            <text:p>203.567364583</text:p>
          </table:table-cell>
          <table:table-cell office:value-type="float" office:value="202.149769475">
            <text:p>202.149769475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table:number-columns-repeated="8"/>
          <table:table-cell office:value-type="float" office:value="202.766578683">
            <text:p>202.766578683</text:p>
          </table:table-cell>
          <table:table-cell office:value-type="float" office:value="239.772922396">
            <text:p>239.772922396</text:p>
          </table:table-cell>
          <table:table-cell office:value-type="float" office:value="203.66598778">
            <text:p>203.66598778</text:p>
          </table:table-cell>
          <table:table-cell office:value-type="float" office:value="202.775030213">
            <text:p>202.775030213</text:p>
          </table:table-cell>
          <table:table-cell office:value-type="float" office:value="202.366390177">
            <text:p>202.366390177</text:p>
          </table:table-cell>
          <table:table-cell office:value-type="float" office:value="202.165542715">
            <text:p>202.1655427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office:value-type="float" office:value="202.563308329">
            <text:p>202.563308329</text:p>
          </table:table-cell>
          <table:table-cell office:value-type="float" office:value="226.49849305">
            <text:p>226.49849305</text:p>
          </table:table-cell>
          <table:table-cell office:value-type="float" office:value="203.800736089">
            <text:p>203.800736089</text:p>
          </table:table-cell>
          <table:table-cell office:value-type="float" office:value="202.57276088">
            <text:p>202.57276088</text:p>
          </table:table-cell>
          <table:table-cell office:value-type="float" office:value="202.163940878">
            <text:p>202.163940878</text:p>
          </table:table-cell>
          <table:table-cell office:value-type="float" office:value="202.569263657">
            <text:p>202.569263657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table:number-columns-repeated="8"/>
          <table:table-cell office:value-type="float" office:value="202.360317132">
            <text:p>202.360317132</text:p>
          </table:table-cell>
          <table:table-cell office:value-type="float" office:value="210.602519597">
            <text:p>210.602519597</text:p>
          </table:table-cell>
          <table:table-cell office:value-type="float" office:value="204.209064004">
            <text:p>204.209064004</text:p>
          </table:table-cell>
          <table:table-cell office:value-type="float" office:value="202.664061936">
            <text:p>202.664061936</text:p>
          </table:table-cell>
          <table:table-cell office:value-type="float" office:value="202.0786232">
            <text:p>202.0786232</text:p>
          </table:table-cell>
          <table:table-cell office:value-type="float" office:value="202.906776779">
            <text:p>202.906776779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table:number-columns-repeated="8"/>
          <table:table-cell office:value-type="float" office:value="202.157867351">
            <text:p>202.157867351</text:p>
          </table:table-cell>
          <table:table-cell office:value-type="float" office:value="208.07221494">
            <text:p>208.07221494</text:p>
          </table:table-cell>
          <table:table-cell office:value-type="float" office:value="204.261945389">
            <text:p>204.261945389</text:p>
          </table:table-cell>
          <table:table-cell office:value-type="float" office:value="203.474103725">
            <text:p>203.474103725</text:p>
          </table:table-cell>
          <table:table-cell office:value-type="float" office:value="202.280075527">
            <text:p>202.280075527</text:p>
          </table:table-cell>
          <table:table-cell office:value-type="float" office:value="203.109868591">
            <text:p>203.109868591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table:number-columns-repeated="8"/>
          <table:table-cell office:value-type="float" office:value="202.149393107">
            <text:p>202.149393107</text:p>
          </table:table-cell>
          <table:table-cell office:value-type="float" office:value="208.279451682">
            <text:p>208.279451682</text:p>
          </table:table-cell>
          <table:table-cell office:value-type="float" office:value="203.444595282">
            <text:p>203.444595282</text:p>
          </table:table-cell>
          <table:table-cell office:value-type="float" office:value="203.877116811">
            <text:p>203.877116811</text:p>
          </table:table-cell>
          <table:table-cell office:value-type="float" office:value="202.482000249">
            <text:p>202.482000249</text:p>
          </table:table-cell>
          <table:table-cell office:value-type="float" office:value="203.312908237">
            <text:p>203.312908237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table:number-columns-repeated="8"/>
          <table:table-cell office:value-type="float" office:value="202.553115012">
            <text:p>202.553115012</text:p>
          </table:table-cell>
          <table:table-cell office:value-type="float" office:value="208.178495983">
            <text:p>208.178495983</text:p>
          </table:table-cell>
          <table:table-cell office:value-type="float" office:value="202.787166049">
            <text:p>202.787166049</text:p>
          </table:table-cell>
          <table:table-cell office:value-type="float" office:value="203.059055393">
            <text:p>203.059055393</text:p>
          </table:table-cell>
          <table:table-cell office:value-type="float" office:value="202.685271328">
            <text:p>202.685271328</text:p>
          </table:table-cell>
          <table:table-cell office:value-type="float" office:value="203.515827776">
            <text:p>203.515827776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table:number-columns-repeated="8"/>
          <table:table-cell office:value-type="float" office:value="202.898653223">
            <text:p>202.898653223</text:p>
          </table:table-cell>
          <table:table-cell office:value-type="float" office:value="207.969256861">
            <text:p>207.969256861</text:p>
          </table:table-cell>
          <table:table-cell office:value-type="float" office:value="202.584896953">
            <text:p>202.584896953</text:p>
          </table:table-cell>
          <table:table-cell office:value-type="float" office:value="202.475671792">
            <text:p>202.475671792</text:p>
          </table:table-cell>
          <table:table-cell office:value-type="float" office:value="202.791211624">
            <text:p>202.791211624</text:p>
          </table:table-cell>
          <table:table-cell office:value-type="float" office:value="203.612968851">
            <text:p>203.612968851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table:number-columns-repeated="8"/>
          <table:table-cell office:value-type="float" office:value="203.10174455">
            <text:p>203.10174455</text:p>
          </table:table-cell>
          <table:table-cell office:value-type="float" office:value="207.761270586">
            <text:p>207.761270586</text:p>
          </table:table-cell>
          <table:table-cell office:value-type="float" office:value="202.522382792">
            <text:p>202.522382792</text:p>
          </table:table-cell>
          <table:table-cell office:value-type="float" office:value="202.677941126">
            <text:p>202.677941126</text:p>
          </table:table-cell>
          <table:table-cell office:value-type="float" office:value="202.588942528">
            <text:p>202.588942528</text:p>
          </table:table-cell>
          <table:table-cell office:value-type="float" office:value="203.409050267">
            <text:p>203.409050267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table:number-columns-repeated="8"/>
          <table:table-cell office:value-type="float" office:value="206.889247959">
            <text:p>206.889247959</text:p>
          </table:table-cell>
          <table:table-cell office:value-type="float" office:value="207.553900892">
            <text:p>207.553900892</text:p>
          </table:table-cell>
          <table:table-cell office:value-type="float" office:value="202.927744182">
            <text:p>202.927744182</text:p>
          </table:table-cell>
          <table:table-cell office:value-type="float" office:value="205.554850992">
            <text:p>205.554850992</text:p>
          </table:table-cell>
          <table:table-cell office:value-type="float" office:value="205.279685688">
            <text:p>205.279685688</text:p>
          </table:table-cell>
          <table:table-cell office:value-type="float" office:value="206.293144792">
            <text:p>206.293144792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table:number-columns-repeated="8"/>
          <table:table-cell office:value-type="float" office:value="220.878512452">
            <text:p>220.878512452</text:p>
          </table:table-cell>
          <table:table-cell office:value-type="float" office:value="207.837456139">
            <text:p>207.837456139</text:p>
          </table:table-cell>
          <table:table-cell office:value-type="float" office:value="203.211414255">
            <text:p>203.211414255</text:p>
          </table:table-cell>
          <table:table-cell office:value-type="float" office:value="219.130161161">
            <text:p>219.130161161</text:p>
          </table:table-cell>
          <table:table-cell office:value-type="float" office:value="218.853558245">
            <text:p>218.853558245</text:p>
          </table:table-cell>
          <table:table-cell office:value-type="float" office:value="219.515358352">
            <text:p>219.515358352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table:number-columns-repeated="8"/>
          <table:table-cell office:value-type="float" office:value="234.867810297">
            <text:p>234.867810297</text:p>
          </table:table-cell>
          <table:table-cell office:value-type="float" office:value="208.462162754">
            <text:p>208.462162754</text:p>
          </table:table-cell>
          <table:table-cell office:value-type="float" office:value="203.008322443">
            <text:p>203.008322443</text:p>
          </table:table-cell>
          <table:table-cell office:value-type="float" office:value="232.705503695">
            <text:p>232.705503695</text:p>
          </table:table-cell>
          <table:table-cell office:value-type="float" office:value="232.427463165">
            <text:p>232.427463165</text:p>
          </table:table-cell>
          <table:table-cell office:value-type="float" office:value="232.737603436">
            <text:p>232.73760343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office:value-type="float" office:value="222.735961679">
            <text:p>222.735961679</text:p>
          </table:table-cell>
          <table:table-cell office:value-type="float" office:value="213.236830038">
            <text:p>213.236830038</text:p>
          </table:table-cell>
          <table:table-cell office:value-type="float" office:value="202.87428211">
            <text:p>202.87428211</text:p>
          </table:table-cell>
          <table:table-cell office:value-type="float" office:value="223.134643397">
            <text:p>223.134643397</text:p>
          </table:table-cell>
          <table:table-cell office:value-type="float" office:value="221.528801328">
            <text:p>221.528801328</text:p>
          </table:table-cell>
          <table:table-cell office:value-type="float" office:value="221.482832614">
            <text:p>221.482832614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table:number-columns-repeated="8"/>
          <table:table-cell office:value-type="float" office:value="207.375684465">
            <text:p>207.375684465</text:p>
          </table:table-cell>
          <table:table-cell office:value-type="float" office:value="221.998689236">
            <text:p>221.998689236</text:p>
          </table:table-cell>
          <table:table-cell office:value-type="float" office:value="203.077373676">
            <text:p>203.077373676</text:p>
          </table:table-cell>
          <table:table-cell office:value-type="float" office:value="209.47920297">
            <text:p>209.47920297</text:p>
          </table:table-cell>
          <table:table-cell office:value-type="float" office:value="206.973393385">
            <text:p>206.973393385</text:p>
          </table:table-cell>
          <table:table-cell office:value-type="float" office:value="207.202838633">
            <text:p>207.202838633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table:number-columns-repeated="8"/>
          <table:table-cell office:value-type="float" office:value="204.058055589">
            <text:p>204.058055589</text:p>
          </table:table-cell>
          <table:table-cell office:value-type="float" office:value="226.720871436">
            <text:p>226.720871436</text:p>
          </table:table-cell>
          <table:table-cell office:value-type="float" office:value="203.13842814">
            <text:p>203.13842814</text:p>
          </table:table-cell>
          <table:table-cell office:value-type="float" office:value="205.636616563">
            <text:p>205.636616563</text:p>
          </table:table-cell>
          <table:table-cell office:value-type="float" office:value="204.160064265">
            <text:p>204.160064265</text:p>
          </table:table-cell>
          <table:table-cell office:value-type="float" office:value="204.058055589">
            <text:p>204.058055589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table:number-columns-repeated="8"/>
          <table:table-cell office:value-type="float" office:value="203.034275535">
            <text:p>203.034275535</text:p>
          </table:table-cell>
          <table:table-cell office:value-type="float" office:value="217.120547104">
            <text:p>217.120547104</text:p>
          </table:table-cell>
          <table:table-cell office:value-type="float" office:value="202.326979335">
            <text:p>202.326979335</text:p>
          </table:table-cell>
          <table:table-cell office:value-type="float" office:value="204.402502816">
            <text:p>204.402502816</text:p>
          </table:table-cell>
          <table:table-cell office:value-type="float" office:value="203.75173635">
            <text:p>203.75173635</text:p>
          </table:table-cell>
          <table:table-cell office:value-type="float" office:value="203.034275535">
            <text:p>203.034275535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table:number-columns-repeated="8"/>
          <table:table-cell office:value-type="float" office:value="202.511122801">
            <text:p>202.511122801</text:p>
          </table:table-cell>
          <table:table-cell office:value-type="float" office:value="208.822715143">
            <text:p>208.822715143</text:p>
          </table:table-cell>
          <table:table-cell office:value-type="float" office:value="201.709798327">
            <text:p>201.709798327</text:p>
          </table:table-cell>
          <table:table-cell office:value-type="float" office:value="203.626687">
            <text:p>203.626687</text:p>
          </table:table-cell>
          <table:table-cell office:value-type="float" office:value="202.859051554">
            <text:p>202.859051554</text:p>
          </table:table-cell>
          <table:table-cell office:value-type="float" office:value="203.0042611">
            <text:p>203.0042611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table:number-columns-repeated="8"/>
          <table:table-cell office:value-type="float" office:value="202.105402908">
            <text:p>202.105402908</text:p>
          </table:table-cell>
          <table:table-cell office:value-type="float" office:value="209.24153684">
            <text:p>209.24153684</text:p>
          </table:table-cell>
          <table:table-cell office:value-type="float" office:value="202.517251087">
            <text:p>202.517251087</text:p>
          </table:table-cell>
          <table:table-cell office:value-type="float" office:value="203.011897161">
            <text:p>203.011897161</text:p>
          </table:table-cell>
          <table:table-cell office:value-type="float" office:value="201.8376173">
            <text:p>201.8376173</text:p>
          </table:table-cell>
          <table:table-cell office:value-type="float" office:value="203.207352666">
            <text:p>203.207352666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table:number-columns-repeated="8"/>
          <table:table-cell office:value-type="float" office:value="202.180137111">
            <text:p>202.180137111</text:p>
          </table:table-cell>
          <table:table-cell office:value-type="float" office:value="209.60178474">
            <text:p>209.60178474</text:p>
          </table:table-cell>
          <table:table-cell office:value-type="float" office:value="203.25203252">
            <text:p>203.25203252</text:p>
          </table:table-cell>
          <table:table-cell office:value-type="float" office:value="203.422507107">
            <text:p>203.422507107</text:p>
          </table:table-cell>
          <table:table-cell office:value-type="float" office:value="201.456262298">
            <text:p>201.456262298</text:p>
          </table:table-cell>
          <table:table-cell office:value-type="float" office:value="202.93585081">
            <text:p>202.93585081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table:number-columns-repeated="8"/>
          <table:table-cell office:value-type="float" office:value="202.382586893">
            <text:p>202.382586893</text:p>
          </table:table-cell>
          <table:table-cell office:value-type="float" office:value="208.556241523">
            <text:p>208.556241523</text:p>
          </table:table-cell>
          <table:table-cell office:value-type="float" office:value="203.25203252">
            <text:p>203.25203252</text:p>
          </table:table-cell>
          <table:table-cell office:value-type="float" office:value="204.23188368">
            <text:p>204.23188368</text:p>
          </table:table-cell>
          <table:table-cell office:value-type="float" office:value="201.255440485">
            <text:p>201.255440485</text:p>
          </table:table-cell>
          <table:table-cell office:value-type="float" office:value="202.53048942">
            <text:p>202.53048942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table:number-columns-repeated="8"/>
          <table:table-cell office:value-type="float" office:value="203.206598088">
            <text:p>203.206598088</text:p>
          </table:table-cell>
          <table:table-cell office:value-type="float" office:value="207.510700798">
            <text:p>207.510700798</text:p>
          </table:table-cell>
          <table:table-cell office:value-type="float" office:value="203.26420776">
            <text:p>203.26420776</text:p>
          </table:table-cell>
          <table:table-cell office:value-type="float" office:value="204.498977505">
            <text:p>204.498977505</text:p>
          </table:table-cell>
          <table:table-cell office:value-type="float" office:value="202.278094007">
            <text:p>202.278094007</text:p>
          </table:table-cell>
          <table:table-cell office:value-type="float" office:value="202.886109779">
            <text:p>202.886109779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table:number-columns-repeated="8"/>
          <table:table-cell office:value-type="float" office:value="204.216270787">
            <text:p>204.216270787</text:p>
          </table:table-cell>
          <table:table-cell office:value-type="float" office:value="207.468879668">
            <text:p>207.468879668</text:p>
          </table:table-cell>
          <table:table-cell office:value-type="float" office:value="203.467127299">
            <text:p>203.467127299</text:p>
          </table:table-cell>
          <table:table-cell office:value-type="float" office:value="204.498977505">
            <text:p>204.498977505</text:p>
          </table:table-cell>
          <table:table-cell office:value-type="float" office:value="203.687110359">
            <text:p>203.687110359</text:p>
          </table:table-cell>
          <table:table-cell office:value-type="float" office:value="203.495390239">
            <text:p>203.49539023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office:value-type="float" office:value="204.056711289">
            <text:p>204.056711289</text:p>
          </table:table-cell>
          <table:table-cell office:value-type="float" office:value="207.468879668">
            <text:p>207.468879668</text:p>
          </table:table-cell>
          <table:table-cell office:value-type="float" office:value="203.727114871">
            <text:p>203.727114871</text:p>
          </table:table-cell>
          <table:table-cell office:value-type="float" office:value="204.880758557">
            <text:p>204.880758557</text:p>
          </table:table-cell>
          <table:table-cell office:value-type="float" office:value="203.346864672">
            <text:p>203.346864672</text:p>
          </table:table-cell>
          <table:table-cell office:value-type="float" office:value="204.105730743">
            <text:p>204.105730743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table:number-columns-repeated="8"/>
          <table:table-cell office:value-type="float" office:value="203.44245347">
            <text:p>203.44245347</text:p>
          </table:table-cell>
          <table:table-cell office:value-type="float" office:value="211.345038132">
            <text:p>211.345038132</text:p>
          </table:table-cell>
          <table:table-cell office:value-type="float" office:value="206.783323703">
            <text:p>206.783323703</text:p>
          </table:table-cell>
          <table:table-cell office:value-type="float" office:value="205.4965335">
            <text:p>205.4965335</text:p>
          </table:table-cell>
          <table:table-cell office:value-type="float" office:value="202.32635494">
            <text:p>202.32635494</text:p>
          </table:table-cell>
          <table:table-cell office:value-type="float" office:value="204.71648405">
            <text:p>204.71648405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table:number-columns-repeated="8"/>
          <table:table-cell office:value-type="float" office:value="203.531263912">
            <text:p>203.531263912</text:p>
          </table:table-cell>
          <table:table-cell office:value-type="float" office:value="215.700279246">
            <text:p>215.700279246</text:p>
          </table:table-cell>
          <table:table-cell office:value-type="float" office:value="209.839539822">
            <text:p>209.839539822</text:p>
          </table:table-cell>
          <table:table-cell office:value-type="float" office:value="210.798595361">
            <text:p>210.798595361</text:p>
          </table:table-cell>
          <table:table-cell office:value-type="float" office:value="202.587715551">
            <text:p>202.587715551</text:p>
          </table:table-cell>
          <table:table-cell office:value-type="float" office:value="204.232097954">
            <text:p>204.232097954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table:number-columns-repeated="8"/>
          <table:table-cell office:value-type="float" office:value="203.935946668">
            <text:p>203.935946668</text:p>
          </table:table-cell>
          <table:table-cell office:value-type="float" office:value="230.810513286">
            <text:p>230.810513286</text:p>
          </table:table-cell>
          <table:table-cell office:value-type="float" office:value="233.797393867">
            <text:p>233.797393867</text:p>
          </table:table-cell>
          <table:table-cell office:value-type="float" office:value="219.635892775">
            <text:p>219.635892775</text:p>
          </table:table-cell>
          <table:table-cell office:value-type="float" office:value="203.398446405">
            <text:p>203.398446405</text:p>
          </table:table-cell>
          <table:table-cell office:value-type="float" office:value="203.2083179">
            <text:p>203.2083179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table:number-columns-repeated="8"/>
          <table:table-cell office:value-type="float" office:value="203.428504478">
            <text:p>203.428504478</text:p>
          </table:table-cell>
          <table:table-cell office:value-type="float" office:value="250.103274825">
            <text:p>250.103274825</text:p>
          </table:table-cell>
          <table:table-cell office:value-type="float" office:value="259.57282018">
            <text:p>259.57282018</text:p>
          </table:table-cell>
          <table:table-cell office:value-type="float" office:value="222.300469252">
            <text:p>222.300469252</text:p>
          </table:table-cell>
          <table:table-cell office:value-type="float" office:value="203.393290266">
            <text:p>203.393290266</text:p>
          </table:table-cell>
          <table:table-cell office:value-type="float" office:value="202.969735429">
            <text:p>202.969735429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table:number-columns-repeated="8"/>
          <table:table-cell office:value-type="float" office:value="202.407994745">
            <text:p>202.407994745</text:p>
          </table:table-cell>
          <table:table-cell office:value-type="float" office:value="268.429949781">
            <text:p>268.429949781</text:p>
          </table:table-cell>
          <table:table-cell office:value-type="float" office:value="281.696956911">
            <text:p>281.696956911</text:p>
          </table:table-cell>
          <table:table-cell office:value-type="float" office:value="211.225802874">
            <text:p>211.225802874</text:p>
          </table:table-cell>
          <table:table-cell office:value-type="float" office:value="202.986280355">
            <text:p>202.986280355</text:p>
          </table:table-cell>
          <table:table-cell office:value-type="float" office:value="203.172826757">
            <text:p>203.172826757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table:number-columns-repeated="8"/>
          <table:table-cell office:value-type="float" office:value="202.145720631">
            <text:p>202.145720631</text:p>
          </table:table-cell>
          <table:table-cell office:value-type="float" office:value="255.521568378">
            <text:p>255.521568378</text:p>
          </table:table-cell>
          <table:table-cell office:value-type="float" office:value="261.832786249">
            <text:p>261.832786249</text:p>
          </table:table-cell>
          <table:table-cell office:value-type="float" office:value="203.195167075">
            <text:p>203.195167075</text:p>
          </table:table-cell>
          <table:table-cell office:value-type="float" office:value="202.580096054">
            <text:p>202.580096054</text:p>
          </table:table-cell>
          <table:table-cell office:value-type="float" office:value="202.757048745">
            <text:p>202.757048745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table:number-columns-repeated="8"/>
          <table:table-cell office:value-type="float" office:value="202.348170173">
            <text:p>202.348170173</text:p>
          </table:table-cell>
          <table:table-cell office:value-type="float" office:value="242.613156198">
            <text:p>242.613156198</text:p>
          </table:table-cell>
          <table:table-cell office:value-type="float" office:value="241.968568227">
            <text:p>241.968568227</text:p>
          </table:table-cell>
          <table:table-cell office:value-type="float" office:value="202.992075025">
            <text:p>202.992075025</text:p>
          </table:table-cell>
          <table:table-cell office:value-type="float" office:value="202.174375193">
            <text:p>202.174375193</text:p>
          </table:table-cell>
          <table:table-cell office:value-type="float" office:value="201.945597048">
            <text:p>201.945597048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table:number-columns-repeated="8"/>
          <table:table-cell office:value-type="float" office:value="204.857957641">
            <text:p>204.857957641</text:p>
          </table:table-cell>
          <table:table-cell office:value-type="float" office:value="233.922004301">
            <text:p>233.922004301</text:p>
          </table:table-cell>
          <table:table-cell office:value-type="float" office:value="226.043121049">
            <text:p>226.043121049</text:p>
          </table:table-cell>
          <table:table-cell office:value-type="float" office:value="202.941010802">
            <text:p>202.941010802</text:p>
          </table:table-cell>
          <table:table-cell office:value-type="float" office:value="203.273855748">
            <text:p>203.273855748</text:p>
          </table:table-cell>
          <table:table-cell office:value-type="float" office:value="206.01138829">
            <text:p>206.01138829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table:number-columns-repeated="8"/>
          <table:table-cell office:value-type="float" office:value="208.905980364">
            <text:p>208.905980364</text:p>
          </table:table-cell>
          <table:table-cell office:value-type="float" office:value="227.501641084">
            <text:p>227.501641084</text:p>
          </table:table-cell>
          <table:table-cell office:value-type="float" office:value="211.649358108">
            <text:p>211.649358108</text:p>
          </table:table-cell>
          <table:table-cell office:value-type="float" office:value="203.346026678">
            <text:p>203.346026678</text:p>
          </table:table-cell>
          <table:table-cell office:value-type="float" office:value="205.295879601">
            <text:p>205.295879601</text:p>
          </table:table-cell>
          <table:table-cell office:value-type="float" office:value="213.466456457">
            <text:p>213.46645645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0.3">
            <text:p>0.3</text:p>
          </table:table-cell>
          <table:table-cell table:number-columns-repeated="5"/>
          <table:table-cell office:value-type="float" office:value="251.667886973">
            <text:p>251.667886973</text:p>
          </table:table-cell>
          <table:table-cell office:value-type="float" office:value="257.534362481">
            <text:p>257.534362481</text:p>
          </table:table-cell>
          <table:table-cell office:value-type="float" office:value="260.865933256">
            <text:p>260.865933256</text:p>
          </table:table-cell>
          <table:table-cell office:value-type="float" office:value="203.66598778">
            <text:p>203.66598778</text:p>
          </table:table-cell>
          <table:table-cell office:value-type="float" office:value="206.18556701">
            <text:p>206.18556701</text:p>
          </table:table-cell>
          <table:table-cell office:value-type="float" office:value="217.864923747">
            <text:p>217.864923747</text:p>
          </table:table-cell>
        </table:table-row>
        <table:table-row table:style-name="ro1">
          <table:table-cell office:value-type="float" office:value="5.1">
            <text:p>5.1</text:p>
          </table:table-cell>
          <table:table-cell table:number-columns-repeated="2"/>
          <table:table-cell office:value-type="float" office:value="0.294719476518">
            <text:p>0.2947194765</text:p>
          </table:table-cell>
          <table:table-cell table:number-columns-repeated="5"/>
          <table:table-cell office:value-type="float" office:value="334.723730711">
            <text:p>334.723730711</text:p>
          </table:table-cell>
          <table:table-cell office:value-type="float" office:value="340.023577797">
            <text:p>340.023577797</text:p>
          </table:table-cell>
          <table:table-cell office:value-type="float" office:value="344.334030959">
            <text:p>344.334030959</text:p>
          </table:table-cell>
          <table:table-cell table:number-columns-repeated="3"/>
        </table:table-row>
        <table:table-row table:style-name="ro1">
          <table:table-cell office:value-type="float" office:value="5.2">
            <text:p>5.2</text:p>
          </table:table-cell>
          <table:table-cell table:number-columns-repeated="2"/>
          <table:table-cell office:value-type="float" office:value="0.281518136338">
            <text:p>0.2815181363</text:p>
          </table:table-cell>
          <table:table-cell/>
          <table:table-cell table:number-columns-repeated="2" office:value-type="float" office:value="0.02">
            <text:p>0.02</text:p>
          </table:table-cell>
          <table:table-cell/>
          <table:table-cell office:value-type="float" office:value="0.02">
            <text:p>0.02</text:p>
          </table:table-cell>
          <table:table-cell office:value-type="float" office:value="417.779772471">
            <text:p>417.779772471</text:p>
          </table:table-cell>
          <table:table-cell office:value-type="float" office:value="422.512989782">
            <text:p>422.512989782</text:p>
          </table:table-cell>
          <table:table-cell office:value-type="float" office:value="427.802327665">
            <text:p>427.802327665</text:p>
          </table:table-cell>
          <table:table-cell table:number-columns-repeated="3"/>
        </table:table-row>
        <table:table-row table:style-name="ro1">
          <table:table-cell office:value-type="float" office:value="5.3">
            <text:p>5.3</text:p>
          </table:table-cell>
          <table:table-cell table:number-columns-repeated="2"/>
          <table:table-cell office:value-type="float" office:value="0.268316827632">
            <text:p>0.2683168276</text:p>
          </table:table-cell>
          <table:table-cell office:value-type="float" office:value="0.21">
            <text:p>0.21</text:p>
          </table:table-cell>
          <table:table-cell office:value-type="float" office:value="0.0319354680205">
            <text:p>0.031935468</text:p>
          </table:table-cell>
          <table:table-cell office:value-type="float" office:value="0.0384020507274">
            <text:p>0.0384020507</text:p>
          </table:table-cell>
          <table:table-cell/>
          <table:table-cell office:value-type="float" office:value="0.0199918911046">
            <text:p>0.0199918911</text:p>
          </table:table-cell>
          <table:table-cell office:value-type="float" office:value="500.835616209">
            <text:p>500.835616209</text:p>
          </table:table-cell>
          <table:table-cell office:value-type="float" office:value="505.002205098">
            <text:p>505.002205098</text:p>
          </table:table-cell>
          <table:table-cell office:value-type="float" office:value="511.270425367">
            <text:p>511.270425367</text:p>
          </table:table-cell>
          <table:table-cell table:number-columns-repeated="3"/>
        </table:table-row>
        <table:table-row table:style-name="ro1">
          <table:table-cell office:value-type="float" office:value="5.4">
            <text:p>5.4</text:p>
          </table:table-cell>
          <table:table-cell table:number-columns-repeated="2"/>
          <table:table-cell office:value-type="float" office:value="0.255115487452">
            <text:p>0.2551154875</text:p>
          </table:table-cell>
          <table:table-cell office:value-type="float" office:value="0.209167327271">
            <text:p>0.2091673273</text:p>
          </table:table-cell>
          <table:table-cell office:value-type="float" office:value="0.064193587393">
            <text:p>0.0641935874</text:p>
          </table:table-cell>
          <table:table-cell office:value-type="float" office:value="0.0676117136437">
            <text:p>0.0676117136</text:p>
          </table:table-cell>
          <table:table-cell/>
          <table:table-cell office:value-type="float" office:value="0.0199017927685">
            <text:p>0.0199017928</text:p>
          </table:table-cell>
          <table:table-cell office:value-type="float" office:value="583.891657968">
            <text:p>583.891657968</text:p>
          </table:table-cell>
          <table:table-cell office:value-type="float" office:value="587.491617084">
            <text:p>587.491617084</text:p>
          </table:table-cell>
          <table:table-cell office:value-type="float" office:value="594.738722073">
            <text:p>594.738722073</text:p>
          </table:table-cell>
          <table:table-cell table:number-columns-repeated="3"/>
        </table:table-row>
        <table:table-row table:style-name="ro1">
          <table:table-cell office:value-type="float" office:value="5.5">
            <text:p>5.5</text:p>
          </table:table-cell>
          <table:table-cell table:number-columns-repeated="2"/>
          <table:table-cell office:value-type="float" office:value="0.241914178746">
            <text:p>0.2419141787</text:p>
          </table:table-cell>
          <table:table-cell office:value-type="float" office:value="0.208231743192">
            <text:p>0.2082317432</text:p>
          </table:table-cell>
          <table:table-cell office:value-type="float" office:value="0.0964516298563">
            <text:p>0.0964516299</text:p>
          </table:table-cell>
          <table:table-cell office:value-type="float" office:value="0.0968213069188">
            <text:p>0.0968213069</text:p>
          </table:table-cell>
          <table:table-cell/>
          <table:table-cell office:value-type="float" office:value="0.0198116946472">
            <text:p>0.0198116946</text:p>
          </table:table-cell>
          <table:table-cell office:value-type="float" office:value="666.947501707">
            <text:p>666.947501707</text:p>
          </table:table-cell>
          <table:table-cell office:value-type="float" office:value="669.9808324">
            <text:p>669.9808324</text:p>
          </table:table-cell>
          <table:table-cell office:value-type="float" office:value="678.206819775">
            <text:p>678.206819775</text:p>
          </table:table-cell>
          <table:table-cell table:number-columns-repeated="3"/>
        </table:table-row>
        <table:table-row table:style-name="ro1">
          <table:table-cell office:value-type="float" office:value="5.6">
            <text:p>5.6</text:p>
          </table:table-cell>
          <table:table-cell table:number-columns-repeated="2"/>
          <table:table-cell office:value-type="float" office:value="0.228712870041">
            <text:p>0.22871287</text:p>
          </table:table-cell>
          <table:table-cell office:value-type="float" office:value="0.207296159114">
            <text:p>0.2072961591</text:p>
          </table:table-cell>
          <table:table-cell office:value-type="float" office:value="0.12870967232">
            <text:p>0.1287096723</text:p>
          </table:table-cell>
          <table:table-cell office:value-type="float" office:value="0.126030900194">
            <text:p>0.1260309002</text:p>
          </table:table-cell>
          <table:table-cell/>
          <table:table-cell office:value-type="float" office:value="0.0197215965259">
            <text:p>0.0197215965</text:p>
          </table:table-cell>
          <table:table-cell office:value-type="float" office:value="750.003345445">
            <text:p>750.003345445</text:p>
          </table:table-cell>
          <table:table-cell office:value-type="float" office:value="752.470047716">
            <text:p>752.470047716</text:p>
          </table:table-cell>
          <table:table-cell office:value-type="float" office:value="761.674917478">
            <text:p>761.674917478</text:p>
          </table:table-cell>
          <table:table-cell table:number-columns-repeated="3"/>
        </table:table-row>
        <table:table-row table:style-name="ro1">
          <table:table-cell office:value-type="float" office:value="5.7">
            <text:p>5.7</text:p>
          </table:table-cell>
          <table:table-cell table:number-columns-repeated="2"/>
          <table:table-cell office:value-type="float" office:value="0.226126154571">
            <text:p>0.2261261546</text:p>
          </table:table-cell>
          <table:table-cell office:value-type="float" office:value="0.206360572806">
            <text:p>0.2063605728</text:p>
          </table:table-cell>
          <table:table-cell office:value-type="float" office:value="0.160967791692">
            <text:p>0.1609677917</text:p>
          </table:table-cell>
          <table:table-cell office:value-type="float" office:value="0.15524056311">
            <text:p>0.1552405631</text:p>
          </table:table-cell>
          <table:table-cell/>
          <table:table-cell office:value-type="float" office:value="0.0196314981898">
            <text:p>0.0196314982</text:p>
          </table:table-cell>
          <table:table-cell office:value-type="float" office:value="833.059387204">
            <text:p>833.059387204</text:p>
          </table:table-cell>
          <table:table-cell office:value-type="float" office:value="834.959459701">
            <text:p>834.959459701</text:p>
          </table:table-cell>
          <table:table-cell office:value-type="float" office:value="845.143214184">
            <text:p>845.143214184</text:p>
          </table:table-cell>
          <table:table-cell table:number-columns-repeated="3"/>
        </table:table-row>
        <table:table-row table:style-name="ro1">
          <table:table-cell office:value-type="float" office:value="5.8">
            <text:p>5.8</text:p>
          </table:table-cell>
          <table:table-cell table:number-columns-repeated="2"/>
          <table:table-cell office:value-type="float" office:value="0.244144155174">
            <text:p>0.2441441552</text:p>
          </table:table-cell>
          <table:table-cell office:value-type="float" office:value="0.205424988727">
            <text:p>0.2054249887</text:p>
          </table:table-cell>
          <table:table-cell office:value-type="float" office:value="0.193225834155">
            <text:p>0.1932258342</text:p>
          </table:table-cell>
          <table:table-cell office:value-type="float" office:value="0.184450156385">
            <text:p>0.1844501564</text:p>
          </table:table-cell>
          <table:table-cell/>
          <table:table-cell office:value-type="float" office:value="0.0195414000685">
            <text:p>0.0195414001</text:p>
          </table:table-cell>
          <table:table-cell office:value-type="float" office:value="916.115230943">
            <text:p>916.115230943</text:p>
          </table:table-cell>
          <table:table-cell office:value-type="float" office:value="917.448675017">
            <text:p>917.448675017</text:p>
          </table:table-cell>
          <table:table-cell office:value-type="float" office:value="928.611311886">
            <text:p>928.611311886</text:p>
          </table:table-cell>
          <table:table-cell table:number-columns-repeated="3"/>
        </table:table-row>
        <table:table-row table:style-name="ro1">
          <table:table-cell office:value-type="float" office:value="5.9">
            <text:p>5.9</text:p>
          </table:table-cell>
          <table:table-cell table:number-columns-repeated="2"/>
          <table:table-cell office:value-type="float" office:value="0.262162198735">
            <text:p>0.2621621987</text:p>
          </table:table-cell>
          <table:table-cell office:value-type="float" office:value="0.204489402419">
            <text:p>0.2044894024</text:p>
          </table:table-cell>
          <table:table-cell office:value-type="float" office:value="0.203825676231">
            <text:p>0.2038256762</text:p>
          </table:table-cell>
          <table:table-cell office:value-type="float" office:value="0.156683762528">
            <text:p>0.1566837625</text:p>
          </table:table-cell>
          <table:table-cell/>
          <table:table-cell office:value-type="float" office:value="0.0194513017324">
            <text:p>0.0194513017</text:p>
          </table:table-cell>
          <table:table-cell office:value-type="float" office:value="999.171272702">
            <text:p>999.171272702</text:p>
          </table:table-cell>
          <table:table-cell office:value-type="float" office:value="999.938087003">
            <text:p>999.938087003</text:p>
          </table:table-cell>
          <table:table-cell office:value-type="float" office:value="1012.07960859">
            <text:p>1012.07960859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0.280180199337">
            <text:p>0.2801801993</text:p>
          </table:table-cell>
          <table:table-cell office:value-type="float" office:value="0.20355381834">
            <text:p>0.2035538183</text:p>
          </table:table-cell>
          <table:table-cell office:value-type="float" office:value="0.208668285373">
            <text:p>0.2086682854</text:p>
          </table:table-cell>
          <table:table-cell office:value-type="float" office:value="0.115552689901">
            <text:p>0.1155526899</text:p>
          </table:table-cell>
          <table:table-cell/>
          <table:table-cell office:value-type="float" office:value="0.0193612036111">
            <text:p>0.0193612036</text:p>
          </table:table-cell>
          <table:table-cell office:value-type="float" office:value="1082.22711644">
            <text:p>1082.22711644</text:p>
          </table:table-cell>
          <table:table-cell office:value-type="float" office:value="1082.42730232">
            <text:p>1082.42730232</text:p>
          </table:table-cell>
          <table:table-cell office:value-type="float" office:value="1095.54770629">
            <text:p>1095.54770629</text:p>
          </table:table-cell>
          <table:table-cell table:number-columns-repeated="3"/>
        </table:table-row>
        <table:table-row table:style-name="ro1">
          <table:table-cell office:value-type="float" office:value="6.1">
            <text:p>6.1</text:p>
          </table:table-cell>
          <table:table-cell table:number-columns-repeated="2"/>
          <table:table-cell office:value-type="float" office:value="0.29819819994">
            <text:p>0.2981981999</text:p>
          </table:table-cell>
          <table:table-cell office:value-type="float" office:value="0.202618234262">
            <text:p>0.2026182343</text:p>
          </table:table-cell>
          <table:table-cell office:value-type="float" office:value="0.213510894514">
            <text:p>0.2135108945</text:p>
          </table:table-cell>
          <table:table-cell office:value-type="float" office:value="0.074421617275">
            <text:p>0.0744216173</text:p>
          </table:table-cell>
          <table:table-cell/>
          <table:table-cell office:value-type="float" office:value="0.0192711054897">
            <text:p>0.0192711055</text:p>
          </table:table-cell>
          <table:table-cell office:value-type="float" office:value="1165.28296018">
            <text:p>1165.28296018</text:p>
          </table:table-cell>
          <table:table-cell office:value-type="float" office:value="1164.91651763">
            <text:p>1164.91651763</text:p>
          </table:table-cell>
          <table:table-cell office:value-type="float" office:value="1179.015804">
            <text:p>1179.015804</text:p>
          </table:table-cell>
          <table:table-cell table:number-columns-repeated="3"/>
        </table:table-row>
        <table:table-row table:style-name="ro1">
          <table:table-cell office:value-type="float" office:value="6.2">
            <text:p>6.2</text:p>
          </table:table-cell>
          <table:table-cell table:number-columns-repeated="2"/>
          <table:table-cell office:value-type="float" office:value="0.292871276658">
            <text:p>0.2928712767</text:p>
          </table:table-cell>
          <table:table-cell office:value-type="float" office:value="0.201682647953">
            <text:p>0.201682648</text:p>
          </table:table-cell>
          <table:table-cell office:value-type="float" office:value="0.218353515201">
            <text:p>0.2183535152</text:p>
          </table:table-cell>
          <table:table-cell office:value-type="float" office:value="0.0332904465844">
            <text:p>0.0332904466</text:p>
          </table:table-cell>
          <table:table-cell/>
          <table:table-cell office:value-type="float" office:value="0.0191810071536">
            <text:p>0.0191810072</text:p>
          </table:table-cell>
          <table:table-cell office:value-type="float" office:value="1248.33900194">
            <text:p>1248.33900194</text:p>
          </table:table-cell>
          <table:table-cell office:value-type="float" office:value="1247.40592962">
            <text:p>1247.40592962</text:p>
          </table:table-cell>
          <table:table-cell office:value-type="float" office:value="1262.4841007">
            <text:p>1262.4841007</text:p>
          </table:table-cell>
          <table:table-cell table:number-columns-repeated="3"/>
        </table:table-row>
        <table:table-row table:style-name="ro1">
          <table:table-cell office:value-type="float" office:value="6.3">
            <text:p>6.3</text:p>
          </table:table-cell>
          <table:table-cell table:number-columns-repeated="2"/>
          <table:table-cell office:value-type="float" office:value="0.284950493928">
            <text:p>0.2849504939</text:p>
          </table:table-cell>
          <table:table-cell office:value-type="float" office:value="0.200747063875">
            <text:p>0.2007470639</text:p>
          </table:table-cell>
          <table:table-cell office:value-type="float" office:value="0.218071713586">
            <text:p>0.2180717136</text:p>
          </table:table-cell>
          <table:table-cell office:value-type="float" office:value="0.107784277717">
            <text:p>0.1077842777</text:p>
          </table:table-cell>
          <table:table-cell/>
          <table:table-cell office:value-type="float" office:value="0.0190909090323">
            <text:p>0.019090909</text:p>
          </table:table-cell>
          <table:table-cell office:value-type="float" office:value="987.412562549">
            <text:p>987.412562549</text:p>
          </table:table-cell>
          <table:table-cell office:value-type="float" office:value="1313.17875331">
            <text:p>1313.17875331</text:p>
          </table:table-cell>
          <table:table-cell office:value-type="float" office:value="1005.54570895">
            <text:p>1005.54570895</text:p>
          </table:table-cell>
          <table:table-cell table:number-columns-repeated="3"/>
        </table:table-row>
        <table:table-row table:style-name="ro1">
          <table:table-cell office:value-type="float" office:value="6.4">
            <text:p>6.4</text:p>
          </table:table-cell>
          <table:table-cell table:number-columns-repeated="2"/>
          <table:table-cell office:value-type="float" office:value="0.277029692313">
            <text:p>0.2770296923</text:p>
          </table:table-cell>
          <table:table-cell office:value-type="float" office:value="0.199811477566">
            <text:p>0.1998114776</text:p>
          </table:table-cell>
          <table:table-cell office:value-type="float" office:value="0.215150062649">
            <text:p>0.2151500626</text:p>
          </table:table-cell>
          <table:table-cell office:value-type="float" office:value="0.192332519605">
            <text:p>0.1923325196</text:p>
          </table:table-cell>
          <table:table-cell/>
          <table:table-cell office:value-type="float" office:value="0.0190008106962">
            <text:p>0.0190008107</text:p>
          </table:table-cell>
          <table:table-cell office:value-type="float" office:value="719.465950092">
            <text:p>719.465950092</text:p>
          </table:table-cell>
          <table:table-cell office:value-type="float" office:value="1366.8468028">
            <text:p>1366.8468028</text:p>
          </table:table-cell>
          <table:table-cell office:value-type="float" office:value="734.423243189">
            <text:p>734.423243189</text:p>
          </table:table-cell>
          <table:table-cell table:number-columns-repeated="3"/>
        </table:table-row>
        <table:table-row table:style-name="ro1">
          <table:table-cell office:value-type="float" office:value="6.5">
            <text:p>6.5</text:p>
          </table:table-cell>
          <table:table-cell table:number-columns-repeated="2"/>
          <table:table-cell office:value-type="float" office:value="0.269108909582">
            <text:p>0.2691089096</text:p>
          </table:table-cell>
          <table:table-cell office:value-type="float" office:value="0.198875893488">
            <text:p>0.1988758935</text:p>
          </table:table-cell>
          <table:table-cell office:value-type="float" office:value="0.212228418678">
            <text:p>0.2122284187</text:p>
          </table:table-cell>
          <table:table-cell office:value-type="float" office:value="0.276880559915">
            <text:p>0.2768805599</text:p>
          </table:table-cell>
          <table:table-cell office:value-type="float" office:value="0.01">
            <text:p>0.01</text:p>
          </table:table-cell>
          <table:table-cell office:value-type="float" office:value="0.0189107125749">
            <text:p>0.0189107126</text:p>
          </table:table-cell>
          <table:table-cell office:value-type="float" office:value="451.519976469">
            <text:p>451.519976469</text:p>
          </table:table-cell>
          <table:table-cell office:value-type="float" office:value="1420.51472433">
            <text:p>1420.51472433</text:p>
          </table:table-cell>
          <table:table-cell office:value-type="float" office:value="463.301423834">
            <text:p>463.301423834</text:p>
          </table:table-cell>
          <table:table-cell table:number-columns-repeated="3"/>
        </table:table-row>
        <table:table-row table:style-name="ro1">
          <table:table-cell office:value-type="float" office:value="6.6">
            <text:p>6.6</text:p>
          </table:table-cell>
          <table:table-cell table:number-columns-repeated="2"/>
          <table:table-cell office:value-type="float" office:value="0.261188126852">
            <text:p>0.2611881269</text:p>
          </table:table-cell>
          <table:table-cell office:value-type="float" office:value="0.19794030941">
            <text:p>0.1979403094</text:p>
          </table:table-cell>
          <table:table-cell office:value-type="float" office:value="0.209306774707">
            <text:p>0.2093067747</text:p>
          </table:table-cell>
          <table:table-cell office:value-type="float" office:value="0.36622640979">
            <text:p>0.3662264098</text:p>
          </table:table-cell>
          <table:table-cell office:value-type="float" office:value="0.218715613889">
            <text:p>0.2187156139</text:p>
          </table:table-cell>
          <table:table-cell office:value-type="float" office:value="0.0188206144536">
            <text:p>0.0188206145</text:p>
          </table:table-cell>
          <table:table-cell office:value-type="float" office:value="302.431081141">
            <text:p>302.431081141</text:p>
          </table:table-cell>
          <table:table-cell office:value-type="float" office:value="1474.18264586">
            <text:p>1474.18264586</text:p>
          </table:table-cell>
          <table:table-cell office:value-type="float" office:value="304.707453074">
            <text:p>304.707453074</text:p>
          </table:table-cell>
          <table:table-cell table:number-columns-repeated="3"/>
        </table:table-row>
        <table:table-row table:style-name="ro1">
          <table:table-cell office:value-type="float" office:value="6.7">
            <text:p>6.7</text:p>
          </table:table-cell>
          <table:table-cell table:number-columns-repeated="2"/>
          <table:table-cell office:value-type="float" office:value="0.249532015474">
            <text:p>0.2495320155</text:p>
          </table:table-cell>
          <table:table-cell office:value-type="float" office:value="0.197004723101">
            <text:p>0.1970047231</text:p>
          </table:table-cell>
          <table:table-cell office:value-type="float" office:value="0.20638512377">
            <text:p>0.2063851238</text:p>
          </table:table-cell>
          <table:table-cell office:value-type="float" office:value="0.46056610882">
            <text:p>0.4605661088</text:p>
          </table:table-cell>
          <table:table-cell office:value-type="float" office:value="0.448073557541">
            <text:p>0.4480735575</text:p>
          </table:table-cell>
          <table:table-cell office:value-type="float" office:value="0.0187305161175">
            <text:p>0.0187305161</text:p>
          </table:table-cell>
          <table:table-cell office:value-type="float" office:value="239.410448896">
            <text:p>239.410448896</text:p>
          </table:table-cell>
          <table:table-cell office:value-type="float" office:value="1527.85069534">
            <text:p>1527.85069534</text:p>
          </table:table-cell>
          <table:table-cell office:value-type="float" office:value="238.181120012">
            <text:p>238.181120012</text:p>
          </table:table-cell>
          <table:table-cell table:number-columns-repeated="3"/>
        </table:table-row>
        <table:table-row table:style-name="ro1">
          <table:table-cell office:value-type="float" office:value="6.8">
            <text:p>6.8</text:p>
          </table:table-cell>
          <table:table-cell table:number-columns-repeated="2"/>
          <table:table-cell office:value-type="float" office:value="0.237216756832">
            <text:p>0.2372167568</text:p>
          </table:table-cell>
          <table:table-cell office:value-type="float" office:value="0.196069139023">
            <text:p>0.196069139</text:p>
          </table:table-cell>
          <table:table-cell office:value-type="float" office:value="0.203463479799">
            <text:p>0.2034634798</text:p>
          </table:table-cell>
          <table:table-cell office:value-type="float" office:value="0.516830568653">
            <text:p>0.5168305687</text:p>
          </table:table-cell>
          <table:table-cell office:value-type="float" office:value="0.465968256251">
            <text:p>0.4659682563</text:p>
          </table:table-cell>
          <table:table-cell office:value-type="float" office:value="0.0186404179962">
            <text:p>0.018640418</text:p>
          </table:table-cell>
          <table:table-cell office:value-type="float" office:value="223.95105239">
            <text:p>223.95105239</text:p>
          </table:table-cell>
          <table:table-cell office:value-type="float" office:value="1581.51861688">
            <text:p>1581.51861688</text:p>
          </table:table-cell>
          <table:table-cell office:value-type="float" office:value="221.403697891">
            <text:p>221.403697891</text:p>
          </table:table-cell>
          <table:table-cell table:number-columns-repeated="3"/>
        </table:table-row>
        <table:table-row table:style-name="ro1">
          <table:table-cell office:value-type="float" office:value="6.9">
            <text:p>6.9</text:p>
          </table:table-cell>
          <table:table-cell table:number-columns-repeated="2"/>
          <table:table-cell office:value-type="float" office:value="0.224901468829">
            <text:p>0.2249014688</text:p>
          </table:table-cell>
          <table:table-cell office:value-type="float" office:value="0.195133552714">
            <text:p>0.1951335527</text:p>
          </table:table-cell>
          <table:table-cell office:value-type="float" office:value="0.200541828862">
            <text:p>0.2005418289</text:p>
          </table:table-cell>
          <table:table-cell office:value-type="float" office:value="0.508264512041">
            <text:p>0.508264512</text:p>
          </table:table-cell>
          <table:table-cell office:value-type="float" office:value="0.405650674952">
            <text:p>0.405650675</text:p>
          </table:table-cell>
          <table:table-cell office:value-type="float" office:value="0.01855031966">
            <text:p>0.0185503197</text:p>
          </table:table-cell>
          <table:table-cell office:value-type="float" office:value="256.052817905">
            <text:p>256.052817905</text:p>
          </table:table-cell>
          <table:table-cell office:value-type="float" office:value="1635.18666636">
            <text:p>1635.18666636</text:p>
          </table:table-cell>
          <table:table-cell office:value-type="float" office:value="254.375106708">
            <text:p>254.37510670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0.212586210187">
            <text:p>0.2125862102</text:p>
          </table:table-cell>
          <table:table-cell office:value-type="float" office:value="0.194197968636">
            <text:p>0.1941979686</text:p>
          </table:table-cell>
          <table:table-cell office:value-type="float" office:value="0.197620184891">
            <text:p>0.1976201849</text:p>
          </table:table-cell>
          <table:table-cell office:value-type="float" office:value="0.499698475853">
            <text:p>0.4996984759</text:p>
          </table:table-cell>
          <table:table-cell office:value-type="float" office:value="0.345333237461">
            <text:p>0.3453332375</text:p>
          </table:table-cell>
          <table:table-cell office:value-type="float" office:value="0.0184602215387">
            <text:p>0.0184602215</text:p>
          </table:table-cell>
          <table:table-cell office:value-type="float" office:value="288.154506883">
            <text:p>288.154506883</text:p>
          </table:table-cell>
          <table:table-cell office:value-type="float" office:value="1688.85458789">
            <text:p>1688.85458789</text:p>
          </table:table-cell>
          <table:table-cell office:value-type="float" office:value="287.346436915">
            <text:p>287.346436915</text:p>
          </table:table-cell>
          <table:table-cell table:number-columns-repeated="3"/>
        </table:table-row>
        <table:table-row table:style-name="ro1">
          <table:table-cell office:value-type="float" office:value="7.1">
            <text:p>7.1</text:p>
          </table:table-cell>
          <table:table-cell table:number-columns-repeated="2"/>
          <table:table-cell office:value-type="float" office:value="0.200270951546">
            <text:p>0.2002709515</text:p>
          </table:table-cell>
          <table:table-cell office:value-type="float" office:value="0.193262384558">
            <text:p>0.1932623846</text:p>
          </table:table-cell>
          <table:table-cell office:value-type="float" office:value="0.194698540919">
            <text:p>0.1946985409</text:p>
          </table:table-cell>
          <table:table-cell office:value-type="float" office:value="0.491132439665">
            <text:p>0.4911324397</text:p>
          </table:table-cell>
          <table:table-cell office:value-type="float" office:value="0.32">
            <text:p>0.32</text:p>
          </table:table-cell>
          <table:table-cell office:value-type="float" office:value="0.0183701234174">
            <text:p>0.0183701234</text:p>
          </table:table-cell>
          <table:table-cell office:value-type="float" office:value="308.422468431">
            <text:p>308.422468431</text:p>
          </table:table-cell>
          <table:table-cell office:value-type="float" office:value="1742.52250942">
            <text:p>1742.52250942</text:p>
          </table:table-cell>
          <table:table-cell office:value-type="float" office:value="308.778502529">
            <text:p>308.778502529</text:p>
          </table:table-cell>
          <table:table-cell table:number-columns-repeated="3"/>
        </table:table-row>
        <table:table-row table:style-name="ro1">
          <table:table-cell office:value-type="float" office:value="7.2">
            <text:p>7.2</text:p>
          </table:table-cell>
          <table:table-cell table:number-columns-repeated="2"/>
          <table:table-cell office:value-type="float" office:value="0.187955663542">
            <text:p>0.1879556635</text:p>
          </table:table-cell>
          <table:table-cell office:value-type="float" office:value="0.192326798249">
            <text:p>0.1923267982</text:p>
          </table:table-cell>
          <table:table-cell office:value-type="float" office:value="0.191776889983">
            <text:p>0.19177689</text:p>
          </table:table-cell>
          <table:table-cell office:value-type="float" office:value="0.482566383053">
            <text:p>0.4825663831</text:p>
          </table:table-cell>
          <table:table-cell office:value-type="float" office:value="0.32">
            <text:p>0.32</text:p>
          </table:table-cell>
          <table:table-cell office:value-type="float" office:value="0.0182800250813">
            <text:p>0.0182800251</text:p>
          </table:table-cell>
          <table:table-cell office:value-type="float" office:value="314.227068844">
            <text:p>314.227068844</text:p>
          </table:table-cell>
          <table:table-cell office:value-type="float" office:value="1796.19055891">
            <text:p>1796.19055891</text:p>
          </table:table-cell>
          <table:table-cell office:value-type="float" office:value="315.52421905">
            <text:p>315.52421905</text:p>
          </table:table-cell>
          <table:table-cell table:number-columns-repeated="3"/>
        </table:table-row>
        <table:table-row table:style-name="ro1">
          <table:table-cell office:value-type="float" office:value="7.3">
            <text:p>7.3</text:p>
          </table:table-cell>
          <table:table-cell table:number-columns-repeated="2"/>
          <table:table-cell office:value-type="float" office:value="0.1756404049">
            <text:p>0.1756404049</text:p>
          </table:table-cell>
          <table:table-cell office:value-type="float" office:value="0.191391214171">
            <text:p>0.1913912142</text:p>
          </table:table-cell>
          <table:table-cell office:value-type="float" office:value="0.188855246011">
            <text:p>0.188855246</text:p>
          </table:table-cell>
          <table:table-cell office:value-type="float" office:value="0.474000346865">
            <text:p>0.4740003469</text:p>
          </table:table-cell>
          <table:table-cell office:value-type="float" office:value="0.32">
            <text:p>0.32</text:p>
          </table:table-cell>
          <table:table-cell office:value-type="float" office:value="0.01818992696">
            <text:p>0.018189927</text:p>
          </table:table-cell>
          <table:table-cell office:value-type="float" office:value="320.031655417">
            <text:p>320.031655417</text:p>
          </table:table-cell>
          <table:table-cell office:value-type="float" office:value="1849.85848044">
            <text:p>1849.85848044</text:p>
          </table:table-cell>
          <table:table-cell office:value-type="float" office:value="322.269919488">
            <text:p>322.269919488</text:p>
          </table:table-cell>
          <table:table-cell table:number-columns-repeated="3"/>
        </table:table-row>
        <table:table-row table:style-name="ro1">
          <table:table-cell office:value-type="float" office:value="7.4">
            <text:p>7.4</text:p>
          </table:table-cell>
          <table:table-cell table:number-columns-repeated="2"/>
          <table:table-cell office:value-type="float" office:value="0.163325116897">
            <text:p>0.1633251169</text:p>
          </table:table-cell>
          <table:table-cell office:value-type="float" office:value="0.190455627862">
            <text:p>0.1904556279</text:p>
          </table:table-cell>
          <table:table-cell office:value-type="float" office:value="0.185933595075">
            <text:p>0.1859335951</text:p>
          </table:table-cell>
          <table:table-cell office:value-type="float" office:value="0.465434290254">
            <text:p>0.4654342903</text:p>
          </table:table-cell>
          <table:table-cell office:value-type="float" office:value="0.329198284287">
            <text:p>0.3291982843</text:p>
          </table:table-cell>
          <table:table-cell office:value-type="float" office:value="0.0180998286239">
            <text:p>0.0180998286</text:p>
          </table:table-cell>
          <table:table-cell office:value-type="float" office:value="314.032675139">
            <text:p>314.032675139</text:p>
          </table:table-cell>
          <table:table-cell office:value-type="float" office:value="1903.52652992">
            <text:p>1903.52652992</text:p>
          </table:table-cell>
          <table:table-cell office:value-type="float" office:value="318.333781407">
            <text:p>318.333781407</text:p>
          </table:table-cell>
          <table:table-cell table:number-columns-repeated="3"/>
        </table:table-row>
        <table:table-row table:style-name="ro1">
          <table:table-cell office:value-type="float" office:value="7.5">
            <text:p>7.5</text:p>
          </table:table-cell>
          <table:table-cell table:number-columns-repeated="2"/>
          <table:table-cell office:value-type="float" office:value="0.176454910544">
            <text:p>0.1764549105</text:p>
          </table:table-cell>
          <table:table-cell office:value-type="float" office:value="0.189520043784">
            <text:p>0.1895200438</text:p>
          </table:table-cell>
          <table:table-cell office:value-type="float" office:value="0.183011951103">
            <text:p>0.1830119511</text:p>
          </table:table-cell>
          <table:table-cell office:value-type="float" office:value="0.456868254065">
            <text:p>0.4568682541</text:p>
          </table:table-cell>
          <table:table-cell office:value-type="float" office:value="0.399952889868">
            <text:p>0.3999528899</text:p>
          </table:table-cell>
          <table:table-cell office:value-type="float" office:value="0.0180097305026">
            <text:p>0.0180097305</text:p>
          </table:table-cell>
          <table:table-cell office:value-type="float" office:value="260.820061799">
            <text:p>260.820061799</text:p>
          </table:table-cell>
          <table:table-cell office:value-type="float" office:value="1957.19445146">
            <text:p>1957.19445146</text:p>
          </table:table-cell>
          <table:table-cell office:value-type="float" office:value="262.245836111">
            <text:p>262.245836111</text:p>
          </table:table-cell>
          <table:table-cell table:number-columns-repeated="3"/>
        </table:table-row>
        <table:table-row table:style-name="ro1">
          <table:table-cell office:value-type="float" office:value="7.6">
            <text:p>7.6</text:p>
          </table:table-cell>
          <table:table-cell table:number-columns-repeated="2"/>
          <table:table-cell office:value-type="float" office:value="0.19899587653">
            <text:p>0.1989958765</text:p>
          </table:table-cell>
          <table:table-cell office:value-type="float" office:value="0.188584459706">
            <text:p>0.1885844597</text:p>
          </table:table-cell>
          <table:table-cell office:value-type="float" office:value="0.180090307132">
            <text:p>0.1800903071</text:p>
          </table:table-cell>
          <table:table-cell office:value-type="float" office:value="0.448302217877">
            <text:p>0.4483022179</text:p>
          </table:table-cell>
          <table:table-cell office:value-type="float" office:value="0.470643518021">
            <text:p>0.470643518</text:p>
          </table:table-cell>
          <table:table-cell office:value-type="float" office:value="0.0179196323813">
            <text:p>0.0179196324</text:p>
          </table:table-cell>
          <table:table-cell office:value-type="float" office:value="211.660415607">
            <text:p>211.660415607</text:p>
          </table:table-cell>
          <table:table-cell office:value-type="float" office:value="2010.86237299">
            <text:p>2010.86237299</text:p>
          </table:table-cell>
          <table:table-cell office:value-type="float" office:value="210.025398006">
            <text:p>210.025398006</text:p>
          </table:table-cell>
          <table:table-cell table:number-columns-repeated="3"/>
        </table:table-row>
        <table:table-row table:style-name="ro1">
          <table:table-cell office:value-type="float" office:value="7.7">
            <text:p>7.7</text:p>
          </table:table-cell>
          <table:table-cell table:number-columns-repeated="2"/>
          <table:table-cell office:value-type="float" office:value="0.221536896259">
            <text:p>0.2215368963</text:p>
          </table:table-cell>
          <table:table-cell office:value-type="float" office:value="0.187648873397">
            <text:p>0.1876488734</text:p>
          </table:table-cell>
          <table:table-cell office:value-type="float" office:value="0.177168656195">
            <text:p>0.1771686562</text:p>
          </table:table-cell>
          <table:table-cell office:value-type="float" office:value="0.439736161266">
            <text:p>0.4397361613</text:p>
          </table:table-cell>
          <table:table-cell office:value-type="float" office:value="0.535000076719">
            <text:p>0.5350000767</text:p>
          </table:table-cell>
          <table:table-cell office:value-type="float" office:value="0.0178295340452">
            <text:p>0.017829534</text:p>
          </table:table-cell>
          <table:table-cell office:value-type="float" office:value="209.110489471">
            <text:p>209.110489471</text:p>
          </table:table-cell>
          <table:table-cell office:value-type="float" office:value="2064.53042247">
            <text:p>2064.53042247</text:p>
          </table:table-cell>
          <table:table-cell office:value-type="float" office:value="209.187741614">
            <text:p>209.187741614</text:p>
          </table:table-cell>
          <table:table-cell table:number-columns-repeated="3"/>
        </table:table-row>
        <table:table-row table:style-name="ro1">
          <table:table-cell office:value-type="float" office:value="7.8">
            <text:p>7.8</text:p>
          </table:table-cell>
          <table:table-cell table:number-columns-repeated="2"/>
          <table:table-cell office:value-type="float" office:value="0.244077862245">
            <text:p>0.2440778622</text:p>
          </table:table-cell>
          <table:table-cell office:value-type="float" office:value="0.186713289319">
            <text:p>0.1867132893</text:p>
          </table:table-cell>
          <table:table-cell office:value-type="float" office:value="0.174247012224">
            <text:p>0.1742470122</text:p>
          </table:table-cell>
          <table:table-cell office:value-type="float" office:value="0.431170125077">
            <text:p>0.4311701251</text:p>
          </table:table-cell>
          <table:table-cell office:value-type="float" office:value="0.599356481979">
            <text:p>0.599356482</text:p>
          </table:table-cell>
          <table:table-cell office:value-type="float" office:value="0.0177394359239">
            <text:p>0.0177394359</text:p>
          </table:table-cell>
          <table:table-cell office:value-type="float" office:value="207.119873802">
            <text:p>207.119873802</text:p>
          </table:table-cell>
          <table:table-cell office:value-type="float" office:value="2118.198344">
            <text:p>2118.198344</text:p>
          </table:table-cell>
          <table:table-cell office:value-type="float" office:value="208.35008722">
            <text:p>208.35008722</text:p>
          </table:table-cell>
          <table:table-cell table:number-columns-repeated="3"/>
        </table:table-row>
        <table:table-row table:style-name="ro1">
          <table:table-cell office:value-type="float" office:value="7.9">
            <text:p>7.9</text:p>
          </table:table-cell>
          <table:table-cell table:number-columns-repeated="2"/>
          <table:table-cell office:value-type="float" office:value="0.266618881973">
            <text:p>0.266618882</text:p>
          </table:table-cell>
          <table:table-cell office:value-type="float" office:value="0.18577770301">
            <text:p>0.185777703</text:p>
          </table:table-cell>
          <table:table-cell office:value-type="float" office:value="0.171325361287">
            <text:p>0.1713253613</text:p>
          </table:table-cell>
          <table:table-cell office:value-type="float" office:value="0.422604068466">
            <text:p>0.4226040685</text:p>
          </table:table-cell>
          <table:table-cell office:value-type="float" office:value="0.540319032731">
            <text:p>0.5403190327</text:p>
          </table:table-cell>
          <table:table-cell office:value-type="float" office:value="0.0176493375877">
            <text:p>0.0176493376</text:p>
          </table:table-cell>
          <table:table-cell office:value-type="float" office:value="232.533900267">
            <text:p>232.533900267</text:p>
          </table:table-cell>
          <table:table-cell office:value-type="float" office:value="2171.86639349">
            <text:p>2171.86639349</text:p>
          </table:table-cell>
          <table:table-cell office:value-type="float" office:value="231.896180329">
            <text:p>231.896180329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0.282781962884">
            <text:p>0.2827819629</text:p>
          </table:table-cell>
          <table:table-cell office:value-type="float" office:value="0.184842118932">
            <text:p>0.1848421189</text:p>
          </table:table-cell>
          <table:table-cell office:value-type="float" office:value="0.168403717316">
            <text:p>0.1684037173</text:p>
          </table:table-cell>
          <table:table-cell office:value-type="float" office:value="0.414038032278">
            <text:p>0.4140380323</text:p>
          </table:table-cell>
          <table:table-cell office:value-type="float" office:value="0.480035416142">
            <text:p>0.4800354161</text:p>
          </table:table-cell>
          <table:table-cell office:value-type="float" office:value="0.0175592394664">
            <text:p>0.0175592395</text:p>
          </table:table-cell>
          <table:table-cell office:value-type="float" office:value="257.94786614">
            <text:p>257.94786614</text:p>
          </table:table-cell>
          <table:table-cell office:value-type="float" office:value="2225.53431502">
            <text:p>2225.53431502</text:p>
          </table:table-cell>
          <table:table-cell office:value-type="float" office:value="255.939866656">
            <text:p>255.939866656</text:p>
          </table:table-cell>
          <table:table-cell table:number-columns-repeated="3"/>
        </table:table-row>
        <table:table-row table:style-name="ro1">
          <table:table-cell office:value-type="float" office:value="8.1">
            <text:p>8.1</text:p>
          </table:table-cell>
          <table:table-cell table:number-columns-repeated="2"/>
          <table:table-cell office:value-type="float" office:value="0.297819545188">
            <text:p>0.2978195452</text:p>
          </table:table-cell>
          <table:table-cell office:value-type="float" office:value="0.183906534854">
            <text:p>0.1839065349</text:p>
          </table:table-cell>
          <table:table-cell office:value-type="float" office:value="0.165482073345">
            <text:p>0.1654820733</text:p>
          </table:table-cell>
          <table:table-cell office:value-type="float" office:value="0.405471996089">
            <text:p>0.4054719961</text:p>
          </table:table-cell>
          <table:table-cell office:value-type="float" office:value="0.424848495795">
            <text:p>0.4248484958</text:p>
          </table:table-cell>
          <table:table-cell office:value-type="float" office:value="0.0174691413451">
            <text:p>0.0174691413</text:p>
          </table:table-cell>
          <table:table-cell office:value-type="float" office:value="278.32589641">
            <text:p>278.32589641</text:p>
          </table:table-cell>
          <table:table-cell office:value-type="float" office:value="2279.20223655">
            <text:p>2279.20223655</text:p>
          </table:table-cell>
          <table:table-cell office:value-type="float" office:value="275.753341953">
            <text:p>275.753341953</text:p>
          </table:table-cell>
          <table:table-cell table:number-columns-repeated="3"/>
        </table:table-row>
        <table:table-row table:style-name="ro1">
          <table:table-cell office:value-type="float" office:value="8.2">
            <text:p>8.2</text:p>
          </table:table-cell>
          <table:table-cell table:number-columns-repeated="2"/>
          <table:table-cell office:value-type="float" office:value="0.312857163344">
            <text:p>0.3128571633</text:p>
          </table:table-cell>
          <table:table-cell office:value-type="float" office:value="0.182970948545">
            <text:p>0.1829709485</text:p>
          </table:table-cell>
          <table:table-cell office:value-type="float" office:value="0.162560422408">
            <text:p>0.1625604224</text:p>
          </table:table-cell>
          <table:table-cell office:value-type="float" office:value="0.396905939478">
            <text:p>0.3969059395</text:p>
          </table:table-cell>
          <table:table-cell office:value-type="float" office:value="0.394545415137">
            <text:p>0.3945454151</text:p>
          </table:table-cell>
          <table:table-cell office:value-type="float" office:value="0.017379043009">
            <text:p>0.017379043</text:p>
          </table:table-cell>
          <table:table-cell office:value-type="float" office:value="283.596228489">
            <text:p>283.596228489</text:p>
          </table:table-cell>
          <table:table-cell office:value-type="float" office:value="2332.87028604">
            <text:p>2332.87028604</text:p>
          </table:table-cell>
          <table:table-cell office:value-type="float" office:value="282.876281825">
            <text:p>282.876281825</text:p>
          </table:table-cell>
          <table:table-cell table:number-columns-repeated="3"/>
        </table:table-row>
        <table:table-row table:style-name="ro1">
          <table:table-cell office:value-type="float" office:value="8.3">
            <text:p>8.3</text:p>
          </table:table-cell>
          <table:table-cell table:number-columns-repeated="2"/>
          <table:table-cell office:value-type="float" office:value="0.327894745648">
            <text:p>0.3278947456</text:p>
          </table:table-cell>
          <table:table-cell office:value-type="float" office:value="0.182035364467">
            <text:p>0.1820353645</text:p>
          </table:table-cell>
          <table:table-cell office:value-type="float" office:value="0.159638778437">
            <text:p>0.1596387784</text:p>
          </table:table-cell>
          <table:table-cell office:value-type="float" office:value="0.38833990329">
            <text:p>0.3883399033</text:p>
          </table:table-cell>
          <table:table-cell office:value-type="float" office:value="0.364242406728">
            <text:p>0.3642424067</text:p>
          </table:table-cell>
          <table:table-cell office:value-type="float" office:value="0.0172889448877">
            <text:p>0.0172889449</text:p>
          </table:table-cell>
          <table:table-cell office:value-type="float" office:value="288.866548002">
            <text:p>288.866548002</text:p>
          </table:table-cell>
          <table:table-cell office:value-type="float" office:value="2386.53820757">
            <text:p>2386.53820757</text:p>
          </table:table-cell>
          <table:table-cell office:value-type="float" office:value="289.999204715">
            <text:p>289.999204715</text:p>
          </table:table-cell>
          <table:table-cell table:number-columns-repeated="3"/>
        </table:table-row>
        <table:table-row table:style-name="ro1">
          <table:table-cell office:value-type="float" office:value="8.4">
            <text:p>8.4</text:p>
          </table:table-cell>
          <table:table-cell table:number-columns-repeated="2"/>
          <table:table-cell office:value-type="float" office:value="0.312157635231">
            <text:p>0.3121576352</text:p>
          </table:table-cell>
          <table:table-cell office:value-type="float" office:value="0.181099778158">
            <text:p>0.1810997782</text:p>
          </table:table-cell>
          <table:table-cell office:value-type="float" office:value="0.1567171275">
            <text:p>0.1567171275</text:p>
          </table:table-cell>
          <table:table-cell office:value-type="float" office:value="0.379773846678">
            <text:p>0.3797738467</text:p>
          </table:table-cell>
          <table:table-cell office:value-type="float" office:value="0.350169600427">
            <text:p>0.3501696004</text:p>
          </table:table-cell>
          <table:table-cell office:value-type="float" office:value="0.0171988465516">
            <text:p>0.0171988466</text:p>
          </table:table-cell>
          <table:table-cell office:value-type="float" office:value="292.975871937">
            <text:p>292.975871937</text:p>
          </table:table-cell>
          <table:table-cell office:value-type="float" office:value="2440.20625705">
            <text:p>2440.20625705</text:p>
          </table:table-cell>
          <table:table-cell office:value-type="float" office:value="295.073704473">
            <text:p>295.073704473</text:p>
          </table:table-cell>
          <table:table-cell table:number-columns-repeated="3"/>
        </table:table-row>
        <table:table-row table:style-name="ro1">
          <table:table-cell office:value-type="float" office:value="8.5">
            <text:p>8.5</text:p>
          </table:table-cell>
          <table:table-cell table:number-columns-repeated="2"/>
          <table:table-cell office:value-type="float" office:value="0.291410768473">
            <text:p>0.2914107685</text:p>
          </table:table-cell>
          <table:table-cell office:value-type="float" office:value="0.18016419408">
            <text:p>0.1801641941</text:p>
          </table:table-cell>
          <table:table-cell office:value-type="float" office:value="0.153795483529">
            <text:p>0.1537954835</text:p>
          </table:table-cell>
          <table:table-cell office:value-type="float" office:value="0.37120781049">
            <text:p>0.3712078105</text:p>
          </table:table-cell>
          <table:table-cell office:value-type="float" office:value="0.401016996412">
            <text:p>0.4010169964</text:p>
          </table:table-cell>
          <table:table-cell office:value-type="float" office:value="0.0171087484303">
            <text:p>0.0171087484</text:p>
          </table:table-cell>
          <table:table-cell office:value-type="float" office:value="294.728012916">
            <text:p>294.728012916</text:p>
          </table:table-cell>
          <table:table-cell office:value-type="float" office:value="2493.87417858">
            <text:p>2493.87417858</text:p>
          </table:table-cell>
          <table:table-cell office:value-type="float" office:value="295.368547913">
            <text:p>295.368547913</text:p>
          </table:table-cell>
          <table:table-cell table:number-columns-repeated="3"/>
        </table:table-row>
        <table:table-row table:style-name="ro1">
          <table:table-cell office:value-type="float" office:value="8.6">
            <text:p>8.6</text:p>
          </table:table-cell>
          <table:table-cell table:number-columns-repeated="2"/>
          <table:table-cell office:value-type="float" office:value="0.270663901715">
            <text:p>0.2706639017</text:p>
          </table:table-cell>
          <table:table-cell office:value-type="float" office:value="0.179228610002">
            <text:p>0.17922861</text:p>
          </table:table-cell>
          <table:table-cell office:value-type="float" office:value="0.150873839558">
            <text:p>0.1508738396</text:p>
          </table:table-cell>
          <table:table-cell office:value-type="float" office:value="0.362641774302">
            <text:p>0.3626417743</text:p>
          </table:table-cell>
          <table:table-cell office:value-type="float" office:value="0.451864392396">
            <text:p>0.4518643924</text:p>
          </table:table-cell>
          <table:table-cell office:value-type="float" office:value="0.017018650309">
            <text:p>0.0170186503</text:p>
          </table:table-cell>
          <table:table-cell office:value-type="float" office:value="296.480153894">
            <text:p>296.480153894</text:p>
          </table:table-cell>
          <table:table-cell office:value-type="float" office:value="2547.54210011">
            <text:p>2547.54210011</text:p>
          </table:table-cell>
          <table:table-cell office:value-type="float" office:value="295.663391354">
            <text:p>295.663391354</text:p>
          </table:table-cell>
          <table:table-cell table:number-columns-repeated="3"/>
        </table:table-row>
        <table:table-row table:style-name="ro1">
          <table:table-cell office:value-type="float" office:value="8.7">
            <text:p>8.7</text:p>
          </table:table-cell>
          <table:table-cell table:number-columns-repeated="2"/>
          <table:table-cell office:value-type="float" office:value="0.249916985492">
            <text:p>0.2499169855</text:p>
          </table:table-cell>
          <table:table-cell office:value-type="float" office:value="0.178293023693">
            <text:p>0.1782930237</text:p>
          </table:table-cell>
          <table:table-cell office:value-type="float" office:value="0.147952188621">
            <text:p>0.1479521886</text:p>
          </table:table-cell>
          <table:table-cell office:value-type="float" office:value="0.35407571769">
            <text:p>0.3540757177</text:p>
          </table:table-cell>
          <table:table-cell office:value-type="float" office:value="0.49">
            <text:p>0.49</text:p>
          </table:table-cell>
          <table:table-cell office:value-type="float" office:value="0.0169285519728">
            <text:p>0.016928552</text:p>
          </table:table-cell>
          <table:table-cell office:value-type="float" office:value="296.786577694">
            <text:p>296.786577694</text:p>
          </table:table-cell>
          <table:table-cell office:value-type="float" office:value="2601.2101496">
            <text:p>2601.2101496</text:p>
          </table:table-cell>
          <table:table-cell office:value-type="float" office:value="295.354085166">
            <text:p>295.354085166</text:p>
          </table:table-cell>
          <table:table-cell table:number-columns-repeated="3"/>
        </table:table-row>
        <table:table-row table:style-name="ro1">
          <table:table-cell office:value-type="float" office:value="8.8">
            <text:p>8.8</text:p>
          </table:table-cell>
          <table:table-cell table:number-columns-repeated="2"/>
          <table:table-cell office:value-type="float" office:value="0.229170118734">
            <text:p>0.2291701187</text:p>
          </table:table-cell>
          <table:table-cell office:value-type="float" office:value="0.177357439615">
            <text:p>0.1773574396</text:p>
          </table:table-cell>
          <table:table-cell office:value-type="float" office:value="0.14503054465">
            <text:p>0.1450305447</text:p>
          </table:table-cell>
          <table:table-cell office:value-type="float" office:value="0.345509681502">
            <text:p>0.3455096815</text:p>
          </table:table-cell>
          <table:table-cell office:value-type="float" office:value="0.49">
            <text:p>0.49</text:p>
          </table:table-cell>
          <table:table-cell office:value-type="float" office:value="0.0168384538515">
            <text:p>0.0168384539</text:p>
          </table:table-cell>
          <table:table-cell office:value-type="float" office:value="294.408100295">
            <text:p>294.408100295</text:p>
          </table:table-cell>
          <table:table-cell office:value-type="float" office:value="2654.87807113">
            <text:p>2654.87807113</text:p>
          </table:table-cell>
          <table:table-cell office:value-type="float" office:value="293.872025835">
            <text:p>293.872025835</text:p>
          </table:table-cell>
          <table:table-cell table:number-columns-repeated="3"/>
        </table:table-row>
        <table:table-row table:style-name="ro1">
          <table:table-cell office:value-type="float" office:value="8.9">
            <text:p>8.9</text:p>
          </table:table-cell>
          <table:table-cell table:number-columns-repeated="2"/>
          <table:table-cell office:value-type="float" office:value="0.208423202512">
            <text:p>0.2084232025</text:p>
          </table:table-cell>
          <table:table-cell office:value-type="float" office:value="0.176421853306">
            <text:p>0.1764218533</text:p>
          </table:table-cell>
          <table:table-cell office:value-type="float" office:value="0.142108893713">
            <text:p>0.1421088937</text:p>
          </table:table-cell>
          <table:table-cell office:value-type="float" office:value="0.33694362489">
            <text:p>0.3369436249</text:p>
          </table:table-cell>
          <table:table-cell office:value-type="float" office:value="0.49">
            <text:p>0.49</text:p>
          </table:table-cell>
          <table:table-cell office:value-type="float" office:value="0.0167483555154">
            <text:p>0.0167483555</text:p>
          </table:table-cell>
          <table:table-cell office:value-type="float" office:value="292.029617225">
            <text:p>292.029617225</text:p>
          </table:table-cell>
          <table:table-cell office:value-type="float" office:value="2708.54612062">
            <text:p>2708.54612062</text:p>
          </table:table-cell>
          <table:table-cell office:value-type="float" office:value="292.38996297">
            <text:p>292.38996297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0.187676335754">
            <text:p>0.1876763358</text:p>
          </table:table-cell>
          <table:table-cell office:value-type="float" office:value="0.175486269228">
            <text:p>0.1754862692</text:p>
          </table:table-cell>
          <table:table-cell office:value-type="float" office:value="0.139187249742">
            <text:p>0.1391872497</text:p>
          </table:table-cell>
          <table:table-cell office:value-type="float" office:value="0.328377588702">
            <text:p>0.3283775887</text:p>
          </table:table-cell>
          <table:table-cell office:value-type="float" office:value="0.495228768864">
            <text:p>0.4952287689</text:p>
          </table:table-cell>
          <table:table-cell office:value-type="float" office:value="0.0166582573941">
            <text:p>0.0166582574</text:p>
          </table:table-cell>
          <table:table-cell office:value-type="float" office:value="291.719625261">
            <text:p>291.719625261</text:p>
          </table:table-cell>
          <table:table-cell office:value-type="float" office:value="2762.21404215">
            <text:p>2762.21404215</text:p>
          </table:table-cell>
          <table:table-cell office:value-type="float" office:value="292.546452389">
            <text:p>292.546452389</text:p>
          </table:table-cell>
          <table:table-cell table:number-columns-repeated="3"/>
        </table:table-row>
        <table:table-row table:style-name="ro1">
          <table:table-cell office:value-type="float" office:value="9.1">
            <text:p>9.1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455068515">
            <text:p>0.1745506852</text:p>
          </table:table-cell>
          <table:table-cell office:value-type="float" office:value="0.13626560577">
            <text:p>0.1362656058</text:p>
          </table:table-cell>
          <table:table-cell office:value-type="float" office:value="0.319811552514">
            <text:p>0.3198115525</text:p>
          </table:table-cell>
          <table:table-cell office:value-type="float" office:value="0.511568622868">
            <text:p>0.5115686229</text:p>
          </table:table-cell>
          <table:table-cell office:value-type="float" office:value="0.0165681592728">
            <text:p>0.0165681593</text:p>
          </table:table-cell>
          <table:table-cell office:value-type="float" office:value="294.042230745">
            <text:p>294.042230745</text:p>
          </table:table-cell>
          <table:table-cell office:value-type="float" office:value="2657.71378589">
            <text:p>2657.71378589</text:p>
          </table:table-cell>
          <table:table-cell office:value-type="float" office:value="294.874969434">
            <text:p>294.874969434</text:p>
          </table:table-cell>
          <table:table-cell table:number-columns-repeated="3"/>
        </table:table-row>
        <table:table-row table:style-name="ro1">
          <table:table-cell office:value-type="float" office:value="9.2">
            <text:p>9.2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3615098841">
            <text:p>0.1736150988</text:p>
          </table:table-cell>
          <table:table-cell office:value-type="float" office:value="0.133343954834">
            <text:p>0.1333439548</text:p>
          </table:table-cell>
          <table:table-cell office:value-type="float" office:value="0.311245495902">
            <text:p>0.3112454959</text:p>
          </table:table-cell>
          <table:table-cell office:value-type="float" office:value="0.527908515829">
            <text:p>0.5279085158</text:p>
          </table:table-cell>
          <table:table-cell office:value-type="float" office:value="0.0164780609367">
            <text:p>0.0164780609</text:p>
          </table:table-cell>
          <table:table-cell office:value-type="float" office:value="296.364841766">
            <text:p>296.364841766</text:p>
          </table:table-cell>
          <table:table-cell office:value-type="float" office:value="2488.60899842">
            <text:p>2488.60899842</text:p>
          </table:table-cell>
          <table:table-cell office:value-type="float" office:value="297.203492031">
            <text:p>297.203492031</text:p>
          </table:table-cell>
          <table:table-cell table:number-columns-repeated="3"/>
        </table:table-row>
        <table:table-row table:style-name="ro1">
          <table:table-cell office:value-type="float" office:value="9.3">
            <text:p>9.3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2679514763">
            <text:p>0.1726795148</text:p>
          </table:table-cell>
          <table:table-cell office:value-type="float" office:value="0.130422310862">
            <text:p>0.1304223109</text:p>
          </table:table-cell>
          <table:table-cell office:value-type="float" office:value="0.302679459714">
            <text:p>0.3026794597</text:p>
          </table:table-cell>
          <table:table-cell office:value-type="float" office:value="0.57321588855">
            <text:p>0.5732158886</text:p>
          </table:table-cell>
          <table:table-cell office:value-type="float" office:value="0.0163879628154">
            <text:p>0.0163879628</text:p>
          </table:table-cell>
          <table:table-cell office:value-type="float" office:value="276.235394485">
            <text:p>276.235394485</text:p>
          </table:table-cell>
          <table:table-cell office:value-type="float" office:value="2319.50461413">
            <text:p>2319.50461413</text:p>
          </table:table-cell>
          <table:table-cell office:value-type="float" office:value="277.29675395">
            <text:p>277.29675395</text:p>
          </table:table-cell>
          <table:table-cell table:number-columns-repeated="3"/>
        </table:table-row>
        <table:table-row table:style-name="ro1">
          <table:table-cell office:value-type="float" office:value="9.4">
            <text:p>9.4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1743928454">
            <text:p>0.1717439285</text:p>
          </table:table-cell>
          <table:table-cell office:value-type="float" office:value="0.127500659926">
            <text:p>0.1275006599</text:p>
          </table:table-cell>
          <table:table-cell office:value-type="float" office:value="0.294113403103">
            <text:p>0.2941134031</text:p>
          </table:table-cell>
          <table:table-cell office:value-type="float" office:value="0.700969376341">
            <text:p>0.7009693763</text:p>
          </table:table-cell>
          <table:table-cell office:value-type="float" office:value="0.0162978644793">
            <text:p>0.0162978645</text:p>
          </table:table-cell>
          <table:table-cell office:value-type="float" office:value="229.749129375">
            <text:p>229.749129375</text:p>
          </table:table-cell>
          <table:table-cell office:value-type="float" office:value="2150.39982667">
            <text:p>2150.39982667</text:p>
          </table:table-cell>
          <table:table-cell office:value-type="float" office:value="229.090430556">
            <text:p>229.090430556</text:p>
          </table:table-cell>
          <table:table-cell table:number-columns-repeated="3"/>
        </table:table-row>
        <table:table-row table:style-name="ro1">
          <table:table-cell office:value-type="float" office:value="9.5">
            <text:p>9.5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70808344376">
            <text:p>0.1708083444</text:p>
          </table:table-cell>
          <table:table-cell office:value-type="float" office:value="0.124579015954">
            <text:p>0.124579016</text:p>
          </table:table-cell>
          <table:table-cell office:value-type="float" office:value="0.285547366914">
            <text:p>0.2855473669</text:p>
          </table:table-cell>
          <table:table-cell office:value-type="float" office:value="0.828722559544">
            <text:p>0.8287225595</text:p>
          </table:table-cell>
          <table:table-cell office:value-type="float" office:value="0.016207766358">
            <text:p>0.0162077664</text:p>
          </table:table-cell>
          <table:table-cell office:value-type="float" office:value="202.989811155">
            <text:p>202.989811155</text:p>
          </table:table-cell>
          <table:table-cell office:value-type="float" office:value="1981.29544238">
            <text:p>1981.29544238</text:p>
          </table:table-cell>
          <table:table-cell office:value-type="float" office:value="202.133272466">
            <text:p>202.133272466</text:p>
          </table:table-cell>
          <table:table-cell table:number-columns-repeated="3"/>
        </table:table-row>
        <table:table-row table:style-name="ro1">
          <table:table-cell office:value-type="float" office:value="9.6">
            <text:p>9.6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69872760298">
            <text:p>0.1698727603</text:p>
          </table:table-cell>
          <table:table-cell office:value-type="float" office:value="0.121657371983">
            <text:p>0.121657372</text:p>
          </table:table-cell>
          <table:table-cell office:value-type="float" office:value="0.276981330726">
            <text:p>0.2769813307</text:p>
          </table:table-cell>
          <table:table-cell office:value-type="float" office:value="0.886037751127">
            <text:p>0.8860377511</text:p>
          </table:table-cell>
          <table:table-cell office:value-type="float" office:value="0.0161176682366">
            <text:p>0.0161176682</text:p>
          </table:table-cell>
          <table:table-cell office:value-type="float" office:value="202.379994363">
            <text:p>202.379994363</text:p>
          </table:table-cell>
          <table:table-cell office:value-type="float" office:value="1812.19105809">
            <text:p>1812.19105809</text:p>
          </table:table-cell>
          <table:table-cell office:value-type="float" office:value="203.343432818">
            <text:p>203.343432818</text:p>
          </table:table-cell>
          <table:table-cell table:number-columns-repeated="3"/>
        </table:table-row>
        <table:table-row table:style-name="ro1">
          <table:table-cell office:value-type="float" office:value="9.7">
            <text:p>9.7</text:p>
          </table:table-cell>
          <table:table-cell table:number-columns-repeated="2"/>
          <table:table-cell office:value-type="float" office:value="0.18">
            <text:p>0.18</text:p>
          </table:table-cell>
          <table:table-cell office:value-type="float" office:value="0.168937173989">
            <text:p>0.168937174</text:p>
          </table:table-cell>
          <table:table-cell office:value-type="float" office:value="0.118735721046">
            <text:p>0.118735721</text:p>
          </table:table-cell>
          <table:table-cell office:value-type="float" office:value="0.268415274115">
            <text:p>0.2684152741</text:p>
          </table:table-cell>
          <table:table-cell office:value-type="float" office:value="0.942641634203">
            <text:p>0.9426416342</text:p>
          </table:table-cell>
          <table:table-cell office:value-type="float" office:value="0.0160275699005">
            <text:p>0.0160275699</text:p>
          </table:table-cell>
          <table:table-cell office:value-type="float" office:value="211.300435213">
            <text:p>211.300435213</text:p>
          </table:table-cell>
          <table:table-cell office:value-type="float" office:value="1643.08627062">
            <text:p>1643.08627062</text:p>
          </table:table-cell>
          <table:table-cell office:value-type="float" office:value="212.361349295">
            <text:p>212.361349295</text:p>
          </table:table-cell>
          <table:table-cell table:number-columns-repeated="3"/>
        </table:table-row>
        <table:table-row table:style-name="ro1">
          <table:table-cell office:value-type="float" office:value="9.8">
            <text:p>9.8</text:p>
          </table:table-cell>
          <table:table-cell table:number-columns-repeated="2"/>
          <table:table-cell office:value-type="float" office:value="0.215409738033">
            <text:p>0.215409738</text:p>
          </table:table-cell>
          <table:table-cell office:value-type="float" office:value="0.168001589911">
            <text:p>0.1680015899</text:p>
          </table:table-cell>
          <table:table-cell office:value-type="float" office:value="0.115814077075">
            <text:p>0.1158140771</text:p>
          </table:table-cell>
          <table:table-cell office:value-type="float" office:value="0.259849237926">
            <text:p>0.2598492379</text:p>
          </table:table-cell>
          <table:table-cell office:value-type="float" office:value="0.972695684624">
            <text:p>0.9726956846</text:p>
          </table:table-cell>
          <table:table-cell office:value-type="float" office:value="0.0159374717792">
            <text:p>0.0159374718</text:p>
          </table:table-cell>
          <table:table-cell office:value-type="float" office:value="233.935058182">
            <text:p>233.935058182</text:p>
          </table:table-cell>
          <table:table-cell office:value-type="float" office:value="1473.98188634">
            <text:p>1473.98188634</text:p>
          </table:table-cell>
          <table:table-cell office:value-type="float" office:value="233.59135303">
            <text:p>233.59135303</text:p>
          </table:table-cell>
          <table:table-cell table:number-columns-repeated="3"/>
        </table:table-row>
        <table:table-row table:style-name="ro1">
          <table:table-cell office:value-type="float" office:value="9.9">
            <text:p>9.9</text:p>
          </table:table-cell>
          <table:table-cell table:number-columns-repeated="2"/>
          <table:table-cell office:value-type="float" office:value="0.362950958072">
            <text:p>0.3629509581</text:p>
          </table:table-cell>
          <table:table-cell office:value-type="float" office:value="0.167066003602">
            <text:p>0.1670660036</text:p>
          </table:table-cell>
          <table:table-cell office:value-type="float" office:value="0.112892426138">
            <text:p>0.1128924261</text:p>
          </table:table-cell>
          <table:table-cell office:value-type="float" office:value="0.251283181315">
            <text:p>0.2512831813</text:p>
          </table:table-cell>
          <table:table-cell office:value-type="float" office:value="0.9987826763">
            <text:p>0.9987826763</text:p>
          </table:table-cell>
          <table:table-cell office:value-type="float" office:value="0.0158473734431">
            <text:p>0.0158473734</text:p>
          </table:table-cell>
          <table:table-cell office:value-type="float" office:value="256.569735116">
            <text:p>256.569735116</text:p>
          </table:table-cell>
          <table:table-cell office:value-type="float" office:value="1304.87709887">
            <text:p>1304.87709887</text:p>
          </table:table-cell>
          <table:table-cell office:value-type="float" office:value="254.821407382">
            <text:p>254.821407382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0.510491826345">
            <text:p>0.5104918263</text:p>
          </table:table-cell>
          <table:table-cell office:value-type="float" office:value="0.166130419524">
            <text:p>0.1661304195</text:p>
          </table:table-cell>
          <table:table-cell office:value-type="float" office:value="0.109970782167">
            <text:p>0.1099707822</text:p>
          </table:table-cell>
          <table:table-cell office:value-type="float" office:value="0.242717145127">
            <text:p>0.2427171451</text:p>
          </table:table-cell>
          <table:table-cell office:value-type="float" office:value="1.38252045799">
            <text:p>1.382520458</text:p>
          </table:table-cell>
          <table:table-cell office:value-type="float" office:value="0.0157572753218">
            <text:p>0.0157572753</text:p>
          </table:table-cell>
          <table:table-cell office:value-type="float" office:value="261.723615046">
            <text:p>261.723615046</text:p>
          </table:table-cell>
          <table:table-cell office:value-type="float" office:value="1135.77271458">
            <text:p>1135.77271458</text:p>
          </table:table-cell>
          <table:table-cell office:value-type="float" office:value="259.689350196">
            <text:p>259.689350196</text:p>
          </table:table-cell>
          <table:table-cell table:number-columns-repeated="3"/>
        </table:table-row>
        <table:table-row table:style-name="ro1">
          <table:table-cell office:value-type="float" office:value="10.1">
            <text:p>10.1</text:p>
          </table:table-cell>
          <table:table-cell table:number-columns-repeated="2"/>
          <table:table-cell office:value-type="float" office:value="0.505255190717">
            <text:p>0.5052551907</text:p>
          </table:table-cell>
          <table:table-cell office:value-type="float" office:value="0.165194835446">
            <text:p>0.1651948354</text:p>
          </table:table-cell>
          <table:table-cell office:value-type="float" office:value="0.107049138196">
            <text:p>0.1070491382</text:p>
          </table:table-cell>
          <table:table-cell office:value-type="float" office:value="0.234151108938">
            <text:p>0.2341511089</text:p>
          </table:table-cell>
          <table:table-cell office:value-type="float" office:value="1.47587832648">
            <text:p>1.4758783265</text:p>
          </table:table-cell>
          <table:table-cell office:value-type="float" office:value="0.0156671772005">
            <text:p>0.0156671772</text:p>
          </table:table-cell>
          <table:table-cell office:value-type="float" office:value="262.507374338">
            <text:p>262.507374338</text:p>
          </table:table-cell>
          <table:table-cell office:value-type="float" office:value="944.890546506">
            <text:p>944.890546506</text:p>
          </table:table-cell>
          <table:table-cell office:value-type="float" office:value="260.466838732">
            <text:p>260.466838732</text:p>
          </table:table-cell>
          <table:table-cell table:number-columns-repeated="3"/>
        </table:table-row>
        <table:table-row table:style-name="ro1">
          <table:table-cell office:value-type="float" office:value="10.2">
            <text:p>10.2</text:p>
          </table:table-cell>
          <table:table-cell table:number-columns-repeated="2"/>
          <table:table-cell office:value-type="float" office:value="0.461824075565">
            <text:p>0.4618240756</text:p>
          </table:table-cell>
          <table:table-cell office:value-type="float" office:value="0.164259249137">
            <text:p>0.1642592491</text:p>
          </table:table-cell>
          <table:table-cell office:value-type="float" office:value="0.104127487259">
            <text:p>0.1041274873</text:p>
          </table:table-cell>
          <table:table-cell office:value-type="float" office:value="0.225585052327">
            <text:p>0.2255850523</text:p>
          </table:table-cell>
          <table:table-cell office:value-type="float" office:value="0.262136520983">
            <text:p>0.262136521</text:p>
          </table:table-cell>
          <table:table-cell office:value-type="float" office:value="0.0155770788644">
            <text:p>0.0155770789</text:p>
          </table:table-cell>
          <table:table-cell office:value-type="float" office:value="267.501804388">
            <text:p>267.501804388</text:p>
          </table:table-cell>
          <table:table-cell office:value-type="float" office:value="718.475521241">
            <text:p>718.475521241</text:p>
          </table:table-cell>
          <table:table-cell office:value-type="float" office:value="266.048444908">
            <text:p>266.048444908</text:p>
          </table:table-cell>
          <table:table-cell table:number-columns-repeated="3"/>
        </table:table-row>
        <table:table-row table:style-name="ro1">
          <table:table-cell office:value-type="float" office:value="10.3">
            <text:p>10.3</text:p>
          </table:table-cell>
          <table:table-cell table:number-columns-repeated="2"/>
          <table:table-cell office:value-type="float" office:value="0.418393063961">
            <text:p>0.418393064</text:p>
          </table:table-cell>
          <table:table-cell office:value-type="float" office:value="0.163323665059">
            <text:p>0.1633236651</text:p>
          </table:table-cell>
          <table:table-cell office:value-type="float" office:value="0.101205843288">
            <text:p>0.1012058433</text:p>
          </table:table-cell>
          <table:table-cell office:value-type="float" office:value="0.217019016139">
            <text:p>0.2170190161</text:p>
          </table:table-cell>
          <table:table-cell office:value-type="float" office:value="1.26848942039">
            <text:p>1.2684894204</text:p>
          </table:table-cell>
          <table:table-cell office:value-type="float" office:value="0.0154869807431">
            <text:p>0.0154869807</text:p>
          </table:table-cell>
          <table:table-cell office:value-type="float" office:value="293.053891581">
            <text:p>293.053891581</text:p>
          </table:table-cell>
          <table:table-cell office:value-type="float" office:value="492.06103579">
            <text:p>492.06103579</text:p>
          </table:table-cell>
          <table:table-cell office:value-type="float" office:value="292.110658187">
            <text:p>292.110658187</text:p>
          </table:table-cell>
          <table:table-cell table:number-columns-repeated="3"/>
        </table:table-row>
        <table:table-row table:style-name="ro1">
          <table:table-cell office:value-type="float" office:value="10.4">
            <text:p>10.4</text:p>
          </table:table-cell>
          <table:table-cell table:number-columns-repeated="2"/>
          <table:table-cell office:value-type="float" office:value="0.374961948809">
            <text:p>0.3749619488</text:p>
          </table:table-cell>
          <table:table-cell office:value-type="float" office:value="0.16238807875">
            <text:p>0.1623880788</text:p>
          </table:table-cell>
          <table:table-cell office:value-type="float" office:value="0.098284192351">
            <text:p>0.0982841924</text:p>
          </table:table-cell>
          <table:table-cell office:value-type="float" office:value="0.208452959527">
            <text:p>0.2084529595</text:p>
          </table:table-cell>
          <table:table-cell office:value-type="float" office:value="1.30748696607">
            <text:p>1.3074869661</text:p>
          </table:table-cell>
          <table:table-cell office:value-type="float" office:value="0.0153968824069">
            <text:p>0.0153968824</text:p>
          </table:table-cell>
          <table:table-cell office:value-type="float" office:value="318.606039694">
            <text:p>318.606039694</text:p>
          </table:table-cell>
          <table:table-cell office:value-type="float" office:value="308.738157722">
            <text:p>308.738157722</text:p>
          </table:table-cell>
          <table:table-cell office:value-type="float" office:value="318.172933602">
            <text:p>318.172933602</text:p>
          </table:table-cell>
          <table:table-cell table:number-columns-repeated="3"/>
        </table:table-row>
        <table:table-row table:style-name="ro1">
          <table:table-cell office:value-type="float" office:value="10.5">
            <text:p>10.5</text:p>
          </table:table-cell>
          <table:table-cell table:number-columns-repeated="2"/>
          <table:table-cell office:value-type="float" office:value="0.331530937205">
            <text:p>0.3315309372</text:p>
          </table:table-cell>
          <table:table-cell office:value-type="float" office:value="0.161452494672">
            <text:p>0.1614524947</text:p>
          </table:table-cell>
          <table:table-cell office:value-type="float" office:value="0.0953625483799">
            <text:p>0.0953625484</text:p>
          </table:table-cell>
          <table:table-cell office:value-type="float" office:value="0.199886923339">
            <text:p>0.1998869233</text:p>
          </table:table-cell>
          <table:table-cell office:value-type="float" office:value="0.686634376575">
            <text:p>0.6866343766</text:p>
          </table:table-cell>
          <table:table-cell office:value-type="float" office:value="0.0153067842856">
            <text:p>0.0153067843</text:p>
          </table:table-cell>
          <table:table-cell office:value-type="float" office:value="344.158126886">
            <text:p>344.158126886</text:p>
          </table:table-cell>
          <table:table-cell office:value-type="float" office:value="278.196219539">
            <text:p>278.196219539</text:p>
          </table:table-cell>
          <table:table-cell office:value-type="float" office:value="344.235146881">
            <text:p>344.235146881</text:p>
          </table:table-cell>
          <table:table-cell table:number-columns-repeated="3"/>
        </table:table-row>
        <table:table-row table:style-name="ro1">
          <table:table-cell office:value-type="float" office:value="10.6">
            <text:p>10.6</text:p>
          </table:table-cell>
          <table:table-cell table:number-columns-repeated="2"/>
          <table:table-cell office:value-type="float" office:value="0.288099925601">
            <text:p>0.2880999256</text:p>
          </table:table-cell>
          <table:table-cell office:value-type="float" office:value="0.160516910594">
            <text:p>0.1605169106</text:p>
          </table:table-cell>
          <table:table-cell office:value-type="float" office:value="0.0924409044087">
            <text:p>0.0924409044</text:p>
          </table:table-cell>
          <table:table-cell office:value-type="float" office:value="0.191320887151">
            <text:p>0.1913208872</text:p>
          </table:table-cell>
          <table:table-cell office:value-type="float" office:value="0.638958998793">
            <text:p>0.6389589988</text:p>
          </table:table-cell>
          <table:table-cell office:value-type="float" office:value="0.0152166861643">
            <text:p>0.0152166862</text:p>
          </table:table-cell>
          <table:table-cell office:value-type="float" office:value="318.555477193">
            <text:p>318.555477193</text:p>
          </table:table-cell>
          <table:table-cell office:value-type="float" office:value="247.654281356">
            <text:p>247.654281356</text:p>
          </table:table-cell>
          <table:table-cell office:value-type="float" office:value="317.707695113">
            <text:p>317.707695113</text:p>
          </table:table-cell>
          <table:table-cell table:number-columns-repeated="3"/>
        </table:table-row>
        <table:table-row table:style-name="ro1">
          <table:table-cell office:value-type="float" office:value="10.7">
            <text:p>10.7</text:p>
          </table:table-cell>
          <table:table-cell table:number-columns-repeated="2"/>
          <table:table-cell office:value-type="float" office:value="0.244668810449">
            <text:p>0.2446688104</text:p>
          </table:table-cell>
          <table:table-cell office:value-type="float" office:value="0.159581324285">
            <text:p>0.1595813243</text:p>
          </table:table-cell>
          <table:table-cell office:value-type="float" office:value="0.0895192534718">
            <text:p>0.0895192535</text:p>
          </table:table-cell>
          <table:table-cell office:value-type="float" office:value="0.182754830539">
            <text:p>0.1827548305</text:p>
          </table:table-cell>
          <table:table-cell office:value-type="float" office:value="1.18785542214">
            <text:p>1.1878554221</text:p>
          </table:table-cell>
          <table:table-cell office:value-type="float" office:value="0.0151265878282">
            <text:p>0.0151265878</text:p>
          </table:table-cell>
          <table:table-cell office:value-type="float" office:value="264.178098805">
            <text:p>264.178098805</text:p>
          </table:table-cell>
          <table:table-cell office:value-type="float" office:value="241.54589372">
            <text:p>241.54589372</text:p>
          </table:table-cell>
          <table:table-cell office:value-type="float" office:value="262.862749019">
            <text:p>262.862749019</text:p>
          </table:table-cell>
          <table:table-cell table:number-columns-repeated="3"/>
        </table:table-row>
        <table:table-row table:style-name="ro1">
          <table:table-cell office:value-type="float" office:value="10.8">
            <text:p>10.8</text:p>
          </table:table-cell>
          <table:table-cell table:number-columns-repeated="2"/>
          <table:table-cell office:value-type="float" office:value="0.201237798845">
            <text:p>0.2012377988</text:p>
          </table:table-cell>
          <table:table-cell office:value-type="float" office:value="0.158645740207">
            <text:p>0.1586457402</text:p>
          </table:table-cell>
          <table:table-cell office:value-type="float" office:value="0.0865976095007">
            <text:p>0.0865976095</text:p>
          </table:table-cell>
          <table:table-cell office:value-type="float" office:value="0.174188794351">
            <text:p>0.1741887944</text:p>
          </table:table-cell>
          <table:table-cell office:value-type="float" office:value="1.73675053682">
            <text:p>1.7367505368</text:p>
          </table:table-cell>
          <table:table-cell office:value-type="float" office:value="0.0150364897069">
            <text:p>0.0150364897</text:p>
          </table:table-cell>
          <table:table-cell office:value-type="float" office:value="232.918691454">
            <text:p>232.918691454</text:p>
          </table:table-cell>
          <table:table-cell office:value-type="float" office:value="241.54589372">
            <text:p>241.54589372</text:p>
          </table:table-cell>
          <table:table-cell office:value-type="float" office:value="227.717280658">
            <text:p>227.717280658</text:p>
          </table:table-cell>
          <table:table-cell table:number-columns-repeated="3"/>
        </table:table-row>
        <table:table-row table:style-name="ro1">
          <table:table-cell office:value-type="float" office:value="10.9">
            <text:p>10.9</text:p>
          </table:table-cell>
          <table:table-cell table:number-columns-repeated="2"/>
          <table:table-cell office:value-type="float" office:value="0.157806683693">
            <text:p>0.1578066837</text:p>
          </table:table-cell>
          <table:table-cell office:value-type="float" office:value="0.157710153898">
            <text:p>0.1577101539</text:p>
          </table:table-cell>
          <table:table-cell office:value-type="float" office:value="0.0836759585638">
            <text:p>0.0836759586</text:p>
          </table:table-cell>
          <table:table-cell office:value-type="float" office:value="0.16562273774">
            <text:p>0.1656227377</text:p>
          </table:table-cell>
          <table:table-cell office:value-type="float" office:value="1.75485448186">
            <text:p>1.7548544819</text:p>
          </table:table-cell>
          <table:table-cell office:value-type="float" office:value="0.0149463913708">
            <text:p>0.0149463914</text:p>
          </table:table-cell>
          <table:table-cell office:value-type="float" office:value="244.592220979">
            <text:p>244.592220979</text:p>
          </table:table-cell>
          <table:table-cell office:value-type="float" office:value="241.639760284">
            <text:p>241.639760284</text:p>
          </table:table-cell>
          <table:table-cell office:value-type="float" office:value="226.113974111">
            <text:p>226.113974111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0.224612458762">
            <text:p>0.2246124588</text:p>
          </table:table-cell>
          <table:table-cell office:value-type="float" office:value="0.15677456982">
            <text:p>0.1567745698</text:p>
          </table:table-cell>
          <table:table-cell office:value-type="float" office:value="0.0807543145927">
            <text:p>0.0807543146</text:p>
          </table:table-cell>
          <table:table-cell office:value-type="float" office:value="0.157056701551">
            <text:p>0.1570567016</text:p>
          </table:table-cell>
          <table:table-cell office:value-type="float" office:value="0.645028045214">
            <text:p>0.6450280452</text:p>
          </table:table-cell>
          <table:table-cell office:value-type="float" office:value="0.0148562932495">
            <text:p>0.0148562932</text:p>
          </table:table-cell>
          <table:table-cell office:value-type="float" office:value="256.265722673">
            <text:p>256.265722673</text:p>
          </table:table-cell>
          <table:table-cell office:value-type="float" office:value="241.880441871">
            <text:p>241.880441871</text:p>
          </table:table-cell>
          <table:table-cell office:value-type="float" office:value="224.806449906">
            <text:p>224.806449906</text:p>
          </table:table-cell>
          <table:table-cell table:number-columns-repeated="3"/>
        </table:table-row>
        <table:table-row table:style-name="ro1">
          <table:table-cell office:value-type="float" office:value="11.1">
            <text:p>11.1</text:p>
          </table:table-cell>
          <table:table-cell table:number-columns-repeated="2"/>
          <table:table-cell office:value-type="float" office:value="0.368023231959">
            <text:p>0.368023232</text:p>
          </table:table-cell>
          <table:table-cell office:value-type="float" office:value="0.155838985741">
            <text:p>0.1558389857</text:p>
          </table:table-cell>
          <table:table-cell office:value-type="float" office:value="0.0778326706215">
            <text:p>0.0778326706</text:p>
          </table:table-cell>
          <table:table-cell office:value-type="float" office:value="0.148490665363">
            <text:p>0.1484906654</text:p>
          </table:table-cell>
          <table:table-cell office:value-type="float" office:value="0.318435342374">
            <text:p>0.3184353424</text:p>
          </table:table-cell>
          <table:table-cell office:value-type="float" office:value="0.0147661951282">
            <text:p>0.0147661951</text:p>
          </table:table-cell>
          <table:table-cell office:value-type="float" office:value="269.092263087">
            <text:p>269.092263087</text:p>
          </table:table-cell>
          <table:table-cell office:value-type="float" office:value="242.121123457">
            <text:p>242.121123457</text:p>
          </table:table-cell>
          <table:table-cell office:value-type="float" office:value="225.478362384">
            <text:p>225.478362384</text:p>
          </table:table-cell>
          <table:table-cell table:number-columns-repeated="3"/>
        </table:table-row>
        <table:table-row table:style-name="ro1">
          <table:table-cell office:value-type="float" office:value="11.2">
            <text:p>11.2</text:p>
          </table:table-cell>
          <table:table-cell table:number-columns-repeated="2"/>
          <table:table-cell office:value-type="float" office:value="0.509511030037">
            <text:p>0.50951103</text:p>
          </table:table-cell>
          <table:table-cell office:value-type="float" office:value="0.154903399433">
            <text:p>0.1549033994</text:p>
          </table:table-cell>
          <table:table-cell office:value-type="float" office:value="0.0749110196846">
            <text:p>0.0749110197</text:p>
          </table:table-cell>
          <table:table-cell office:value-type="float" office:value="0.139924608752">
            <text:p>0.1399246088</text:p>
          </table:table-cell>
          <table:table-cell office:value-type="float" office:value="0.536122618451">
            <text:p>0.5361226185</text:p>
          </table:table-cell>
          <table:table-cell office:value-type="float" office:value="0.0146760967921">
            <text:p>0.0146760968</text:p>
          </table:table-cell>
          <table:table-cell office:value-type="float" office:value="282.282951489">
            <text:p>282.282951489</text:p>
          </table:table-cell>
          <table:table-cell office:value-type="float" office:value="250.506760201">
            <text:p>250.506760201</text:p>
          </table:table-cell>
          <table:table-cell office:value-type="float" office:value="226.150276465">
            <text:p>226.150276465</text:p>
          </table:table-cell>
          <table:table-cell table:number-columns-repeated="3"/>
        </table:table-row>
        <table:table-row table:style-name="ro1">
          <table:table-cell office:value-type="float" office:value="11.3">
            <text:p>11.3</text:p>
          </table:table-cell>
          <table:table-cell table:number-columns-repeated="2"/>
          <table:table-cell office:value-type="float" office:value="0.460622192953">
            <text:p>0.460622193</text:p>
          </table:table-cell>
          <table:table-cell office:value-type="float" office:value="0.153967815355">
            <text:p>0.1539678154</text:p>
          </table:table-cell>
          <table:table-cell office:value-type="float" office:value="0.0719893757135">
            <text:p>0.0719893757</text:p>
          </table:table-cell>
          <table:table-cell office:value-type="float" office:value="0.131358572563">
            <text:p>0.1313585726</text:p>
          </table:table-cell>
          <table:table-cell office:value-type="float" office:value="0.753809375522">
            <text:p>0.7538093755</text:p>
          </table:table-cell>
          <table:table-cell office:value-type="float" office:value="0.0145859986708">
            <text:p>0.0145859987</text:p>
          </table:table-cell>
          <table:table-cell office:value-type="float" office:value="295.473608442">
            <text:p>295.473608442</text:p>
          </table:table-cell>
          <table:table-cell office:value-type="float" office:value="259.231744194">
            <text:p>259.231744194</text:p>
          </table:table-cell>
          <table:table-cell office:value-type="float" office:value="248.795984032">
            <text:p>248.795984032</text:p>
          </table:table-cell>
          <table:table-cell table:number-columns-repeated="3"/>
        </table:table-row>
        <table:table-row table:style-name="ro1">
          <table:table-cell office:value-type="float" office:value="11.4">
            <text:p>11.4</text:p>
          </table:table-cell>
          <table:table-cell table:number-columns-repeated="2"/>
          <table:table-cell office:value-type="float" office:value="0.411733239308">
            <text:p>0.4117332393</text:p>
          </table:table-cell>
          <table:table-cell office:value-type="float" office:value="0.153032229046">
            <text:p>0.153032229</text:p>
          </table:table-cell>
          <table:table-cell office:value-type="float" office:value="0.0690677247766">
            <text:p>0.0690677248</text:p>
          </table:table-cell>
          <table:table-cell office:value-type="float" office:value="0.122792515952">
            <text:p>0.122792516</text:p>
          </table:table-cell>
          <table:table-cell office:value-type="float" office:value="0.78584513562">
            <text:p>0.7858451356</text:p>
          </table:table-cell>
          <table:table-cell office:value-type="float" office:value="0.0144959003346">
            <text:p>0.0144959003</text:p>
          </table:table-cell>
          <table:table-cell office:value-type="float" office:value="307.260013253">
            <text:p>307.260013253</text:p>
          </table:table-cell>
          <table:table-cell office:value-type="float" office:value="285.597249518">
            <text:p>285.597249518</text:p>
          </table:table-cell>
          <table:table-cell office:value-type="float" office:value="275.018869385">
            <text:p>275.018869385</text:p>
          </table:table-cell>
          <table:table-cell table:number-columns-repeated="3"/>
        </table:table-row>
        <table:table-row table:style-name="ro1">
          <table:table-cell office:value-type="float" office:value="11.5">
            <text:p>11.5</text:p>
          </table:table-cell>
          <table:table-cell table:number-columns-repeated="2"/>
          <table:table-cell office:value-type="float" office:value="0.362844402224">
            <text:p>0.3628444022</text:p>
          </table:table-cell>
          <table:table-cell office:value-type="float" office:value="0.152096644968">
            <text:p>0.152096645</text:p>
          </table:table-cell>
          <table:table-cell office:value-type="float" office:value="0.0661460808054">
            <text:p>0.0661460808</text:p>
          </table:table-cell>
          <table:table-cell office:value-type="float" office:value="0.114226479764">
            <text:p>0.1142264798</text:p>
          </table:table-cell>
          <table:table-cell office:value-type="float" office:value="0.717914699619">
            <text:p>0.7179146996</text:p>
          </table:table-cell>
          <table:table-cell office:value-type="float" office:value="0.0144058022133">
            <text:p>0.0144058022</text:p>
          </table:table-cell>
          <table:table-cell office:value-type="float" office:value="318.626930364">
            <text:p>318.626930364</text:p>
          </table:table-cell>
          <table:table-cell office:value-type="float" office:value="351.226767573">
            <text:p>351.226767573</text:p>
          </table:table-cell>
          <table:table-cell office:value-type="float" office:value="301.241692219">
            <text:p>301.241692219</text:p>
          </table:table-cell>
          <table:table-cell table:number-columns-repeated="3"/>
        </table:table-row>
        <table:table-row table:style-name="ro1">
          <table:table-cell office:value-type="float" office:value="11.6">
            <text:p>11.6</text:p>
          </table:table-cell>
          <table:table-cell table:number-columns-repeated="2"/>
          <table:table-cell office:value-type="float" office:value="0.313955565139">
            <text:p>0.3139555651</text:p>
          </table:table-cell>
          <table:table-cell office:value-type="float" office:value="0.151161060889">
            <text:p>0.1511610609</text:p>
          </table:table-cell>
          <table:table-cell office:value-type="float" office:value="0.0632244368343">
            <text:p>0.0632244368</text:p>
          </table:table-cell>
          <table:table-cell office:value-type="float" office:value="0.105660443575">
            <text:p>0.1056604436</text:p>
          </table:table-cell>
          <table:table-cell office:value-type="float" office:value="0.649984263618">
            <text:p>0.6499842636</text:p>
          </table:table-cell>
          <table:table-cell office:value-type="float" office:value="0.014315704092">
            <text:p>0.0143157041</text:p>
          </table:table-cell>
          <table:table-cell office:value-type="float" office:value="329.993847475">
            <text:p>329.993847475</text:p>
          </table:table-cell>
          <table:table-cell office:value-type="float" office:value="416.856285628">
            <text:p>416.856285628</text:p>
          </table:table-cell>
          <table:table-cell office:value-type="float" office:value="297.298489032">
            <text:p>297.298489032</text:p>
          </table:table-cell>
          <table:table-cell table:number-columns-repeated="3"/>
        </table:table-row>
        <table:table-row table:style-name="ro1">
          <table:table-cell office:value-type="float" office:value="11.7">
            <text:p>11.7</text:p>
          </table:table-cell>
          <table:table-cell table:number-columns-repeated="2"/>
          <table:table-cell office:value-type="float" office:value="0.283755087248">
            <text:p>0.2837550872</text:p>
          </table:table-cell>
          <table:table-cell office:value-type="float" office:value="0.150225474581">
            <text:p>0.1502254746</text:p>
          </table:table-cell>
          <table:table-cell office:value-type="float" office:value="0.0603027858974">
            <text:p>0.0603027859</text:p>
          </table:table-cell>
          <table:table-cell office:value-type="float" office:value="0.097094386964">
            <text:p>0.097094387</text:p>
          </table:table-cell>
          <table:table-cell office:value-type="float" office:value="0.582053665658">
            <text:p>0.5820536657</text:p>
          </table:table-cell>
          <table:table-cell office:value-type="float" office:value="0.0142256057559">
            <text:p>0.0142256058</text:p>
          </table:table-cell>
          <table:table-cell office:value-type="float" office:value="331.323365816">
            <text:p>331.323365816</text:p>
          </table:table-cell>
          <table:table-cell office:value-type="float" office:value="482.485960156">
            <text:p>482.485960156</text:p>
          </table:table-cell>
          <table:table-cell office:value-type="float" office:value="285.336474855">
            <text:p>285.336474855</text:p>
          </table:table-cell>
          <table:table-cell table:number-columns-repeated="3"/>
        </table:table-row>
        <table:table-row table:style-name="ro1">
          <table:table-cell office:value-type="float" office:value="11.8">
            <text:p>11.8</text:p>
          </table:table-cell>
          <table:table-cell table:number-columns-repeated="2"/>
          <table:table-cell office:value-type="float" office:value="0.271510200354">
            <text:p>0.2715102004</text:p>
          </table:table-cell>
          <table:table-cell office:value-type="float" office:value="0.149289890502">
            <text:p>0.1492898905</text:p>
          </table:table-cell>
          <table:table-cell office:value-type="float" office:value="0.0573811419262">
            <text:p>0.0573811419</text:p>
          </table:table-cell>
          <table:table-cell office:value-type="float" office:value="0.0885283507757">
            <text:p>0.0885283508</text:p>
          </table:table-cell>
          <table:table-cell office:value-type="float" office:value="0.514123229657">
            <text:p>0.5141232297</text:p>
          </table:table-cell>
          <table:table-cell office:value-type="float" office:value="0.0141355076346">
            <text:p>0.0141355076</text:p>
          </table:table-cell>
          <table:table-cell office:value-type="float" office:value="318.208856066">
            <text:p>318.208856066</text:p>
          </table:table-cell>
          <table:table-cell office:value-type="float" office:value="548.115478211">
            <text:p>548.115478211</text:p>
          </table:table-cell>
          <table:table-cell office:value-type="float" office:value="273.505671326">
            <text:p>273.505671326</text:p>
          </table:table-cell>
          <table:table-cell table:number-columns-repeated="3"/>
        </table:table-row>
        <table:table-row table:style-name="ro1">
          <table:table-cell office:value-type="float" office:value="11.9">
            <text:p>11.9</text:p>
          </table:table-cell>
          <table:table-cell table:number-columns-repeated="2"/>
          <table:table-cell office:value-type="float" office:value="0.259265284265">
            <text:p>0.2592652843</text:p>
          </table:table-cell>
          <table:table-cell office:value-type="float" office:value="0.148354304194">
            <text:p>0.1483543042</text:p>
          </table:table-cell>
          <table:table-cell office:value-type="float" office:value="0.0544594909893">
            <text:p>0.054459491</text:p>
          </table:table-cell>
          <table:table-cell office:value-type="float" office:value="0.0799622941643">
            <text:p>0.0799622942</text:p>
          </table:table-cell>
          <table:table-cell office:value-type="float" office:value="0.446192631697">
            <text:p>0.4461926317</text:p>
          </table:table-cell>
          <table:table-cell office:value-type="float" office:value="0.0140454092985">
            <text:p>0.0140454093</text:p>
          </table:table-cell>
          <table:table-cell office:value-type="float" office:value="305.094315049">
            <text:p>305.094315049</text:p>
          </table:table-cell>
          <table:table-cell office:value-type="float" office:value="613.74515274">
            <text:p>613.74515274</text:p>
          </table:table-cell>
          <table:table-cell office:value-type="float" office:value="264.167243438">
            <text:p>264.167243438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0.247020397371">
            <text:p>0.2470203974</text:p>
          </table:table-cell>
          <table:table-cell office:value-type="float" office:value="0.147418720115">
            <text:p>0.1474187201</text:p>
          </table:table-cell>
          <table:table-cell office:value-type="float" office:value="0.0515378470182">
            <text:p>0.051537847</text:p>
          </table:table-cell>
          <table:table-cell office:value-type="float" office:value="0.071396257976">
            <text:p>0.071396258</text:p>
          </table:table-cell>
          <table:table-cell office:value-type="float" office:value="0.583830241838">
            <text:p>0.5838302418</text:p>
          </table:table-cell>
          <table:table-cell office:value-type="float" office:value="0.0139553111772">
            <text:p>0.0139553112</text:p>
          </table:table-cell>
          <table:table-cell office:value-type="float" office:value="286.614639717">
            <text:p>286.614639717</text:p>
          </table:table-cell>
          <table:table-cell office:value-type="float" office:value="679.374670795">
            <text:p>679.374670795</text:p>
          </table:table-cell>
          <table:table-cell office:value-type="float" office:value="254.828837814">
            <text:p>254.828837814</text:p>
          </table:table-cell>
          <table:table-cell table:number-columns-repeated="3"/>
        </table:table-row>
        <table:table-row table:style-name="ro1">
          <table:table-cell office:value-type="float" office:value="12.1">
            <text:p>12.1</text:p>
          </table:table-cell>
          <table:table-cell table:number-columns-repeated="2"/>
          <table:table-cell office:value-type="float" office:value="0.234775510476">
            <text:p>0.2347755105</text:p>
          </table:table-cell>
          <table:table-cell office:value-type="float" office:value="0.146483136037">
            <text:p>0.146483136</text:p>
          </table:table-cell>
          <table:table-cell office:value-type="float" office:value="0.048616203047">
            <text:p>0.048616203</text:p>
          </table:table-cell>
          <table:table-cell office:value-type="float" office:value="0.0628302217877">
            <text:p>0.0628302218</text:p>
          </table:table-cell>
          <table:table-cell office:value-type="float" office:value="1.15829803553">
            <text:p>1.1582980355</text:p>
          </table:table-cell>
          <table:table-cell office:value-type="float" office:value="0.0138652130559">
            <text:p>0.0138652131</text:p>
          </table:table-cell>
          <table:table-cell office:value-type="float" office:value="261.023007624">
            <text:p>261.023007624</text:p>
          </table:table-cell>
          <table:table-cell office:value-type="float" office:value="745.00418885">
            <text:p>745.00418885</text:p>
          </table:table-cell>
          <table:table-cell office:value-type="float" office:value="252.00538537">
            <text:p>252.00538537</text:p>
          </table:table-cell>
          <table:table-cell table:number-columns-repeated="3"/>
        </table:table-row>
        <table:table-row table:style-name="ro1">
          <table:table-cell office:value-type="float" office:value="12.2">
            <text:p>12.2</text:p>
          </table:table-cell>
          <table:table-cell table:number-columns-repeated="2"/>
          <table:table-cell office:value-type="float" office:value="0.222530594388">
            <text:p>0.2225305944</text:p>
          </table:table-cell>
          <table:table-cell office:value-type="float" office:value="0.145547549729">
            <text:p>0.1455475497</text:p>
          </table:table-cell>
          <table:table-cell office:value-type="float" office:value="0.0456945521101">
            <text:p>0.0456945521</text:p>
          </table:table-cell>
          <table:table-cell office:value-type="float" office:value="0.0542641651763">
            <text:p>0.0542641652</text:p>
          </table:table-cell>
          <table:table-cell office:value-type="float" office:value="1.73276719886">
            <text:p>1.7327671989</text:p>
          </table:table-cell>
          <table:table-cell office:value-type="float" office:value="0.0137751147197">
            <text:p>0.0137751147</text:p>
          </table:table-cell>
          <table:table-cell office:value-type="float" office:value="239.382841111">
            <text:p>239.382841111</text:p>
          </table:table-cell>
          <table:table-cell office:value-type="float" office:value="715.751183531">
            <text:p>715.751183531</text:p>
          </table:table-cell>
          <table:table-cell office:value-type="float" office:value="254.512329467">
            <text:p>254.512329467</text:p>
          </table:table-cell>
          <table:table-cell table:number-columns-repeated="3"/>
        </table:table-row>
        <table:table-row table:style-name="ro1">
          <table:table-cell office:value-type="float" office:value="12.3">
            <text:p>12.3</text:p>
          </table:table-cell>
          <table:table-cell table:number-columns-repeated="2"/>
          <table:table-cell office:value-type="float" office:value="0.210285707494">
            <text:p>0.2102857075</text:p>
          </table:table-cell>
          <table:table-cell office:value-type="float" office:value="0.14461196565">
            <text:p>0.1446119657</text:p>
          </table:table-cell>
          <table:table-cell office:value-type="float" office:value="0.042772908139">
            <text:p>0.0427729081</text:p>
          </table:table-cell>
          <table:table-cell office:value-type="float" office:value="0.045698128988">
            <text:p>0.045698129</text:p>
          </table:table-cell>
          <table:table-cell office:value-type="float" office:value="1.45170814099">
            <text:p>1.451708141</text:p>
          </table:table-cell>
          <table:table-cell office:value-type="float" office:value="0.0136850165984">
            <text:p>0.0136850166</text:p>
          </table:table-cell>
          <table:table-cell office:value-type="float" office:value="279.649462214">
            <text:p>279.649462214</text:p>
          </table:table-cell>
          <table:table-cell office:value-type="float" office:value="605.672655826">
            <text:p>605.672655826</text:p>
          </table:table-cell>
          <table:table-cell office:value-type="float" office:value="257.019267587">
            <text:p>257.019267587</text:p>
          </table:table-cell>
          <table:table-cell table:number-columns-repeated="3"/>
        </table:table-row>
        <table:table-row table:style-name="ro1">
          <table:table-cell office:value-type="float" office:value="12.4">
            <text:p>12.4</text:p>
          </table:table-cell>
          <table:table-cell table:number-columns-repeated="2"/>
          <table:table-cell office:value-type="float" office:value="0.198040791405">
            <text:p>0.1980407914</text:p>
          </table:table-cell>
          <table:table-cell office:value-type="float" office:value="0.143676379342">
            <text:p>0.1436763793</text:p>
          </table:table-cell>
          <table:table-cell office:value-type="float" office:value="0.0398512572021">
            <text:p>0.0398512572</text:p>
          </table:table-cell>
          <table:table-cell office:value-type="float" office:value="0.0371320723766">
            <text:p>0.0371320724</text:p>
          </table:table-cell>
          <table:table-cell office:value-type="float" office:value="1.14419070765">
            <text:p>1.1441907077</text:p>
          </table:table-cell>
          <table:table-cell office:value-type="float" office:value="0.0135949182623">
            <text:p>0.0135949183</text:p>
          </table:table-cell>
          <table:table-cell office:value-type="float" office:value="319.91617932">
            <text:p>319.91617932</text:p>
          </table:table-cell>
          <table:table-cell office:value-type="float" office:value="495.593865673">
            <text:p>495.593865673</text:p>
          </table:table-cell>
          <table:table-cell office:value-type="float" office:value="327.287156085">
            <text:p>327.287156085</text:p>
          </table:table-cell>
          <table:table-cell table:number-columns-repeated="3"/>
        </table:table-row>
        <table:table-row table:style-name="ro1">
          <table:table-cell office:value-type="float" office:value="12.5">
            <text:p>12.5</text:p>
          </table:table-cell>
          <table:table-cell table:number-columns-repeated="2"/>
          <table:table-cell office:value-type="float" office:value="0.185795904511">
            <text:p>0.1857959045</text:p>
          </table:table-cell>
          <table:table-cell office:value-type="float" office:value="0.142740795263">
            <text:p>0.1427407953</text:p>
          </table:table-cell>
          <table:table-cell office:value-type="float" office:value="0.0369296132309">
            <text:p>0.0369296132</text:p>
          </table:table-cell>
          <table:table-cell office:value-type="float" office:value="0.0285660361883">
            <text:p>0.0285660362</text:p>
          </table:table-cell>
          <table:table-cell office:value-type="float" office:value="0.836674007495">
            <text:p>0.8366740075</text:p>
          </table:table-cell>
          <table:table-cell office:value-type="float" office:value="0.013504820141">
            <text:p>0.0135048201</text:p>
          </table:table-cell>
          <table:table-cell office:value-type="float" office:value="360.182800423">
            <text:p>360.182800423</text:p>
          </table:table-cell>
          <table:table-cell office:value-type="float" office:value="385.515337969">
            <text:p>385.515337969</text:p>
          </table:table-cell>
          <table:table-cell office:value-type="float" office:value="398.937814092">
            <text:p>398.937814092</text:p>
          </table:table-cell>
          <table:table-cell table:number-columns-repeated="3"/>
        </table:table-row>
        <table:table-row table:style-name="ro1">
          <table:table-cell office:value-type="float" office:value="12.6">
            <text:p>12.6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73551017616">
            <text:p>0.1735510176</text:p>
          </table:table-cell>
          <table:table-cell office:value-type="float" office:value="0.141805211185">
            <text:p>0.1418052112</text:p>
          </table:table-cell>
          <table:table-cell office:value-type="float" office:value="0.0340079692598">
            <text:p>0.0340079693</text:p>
          </table:table-cell>
          <table:table-cell office:value-type="float" office:value="0.02">
            <text:p>0.02</text:p>
          </table:table-cell>
          <table:table-cell office:value-type="float" office:value="0.529157307337">
            <text:p>0.5291573073</text:p>
          </table:table-cell>
          <table:table-cell office:value-type="float" office:value="0.0134147220197">
            <text:p>0.013414722</text:p>
          </table:table-cell>
          <table:table-cell office:value-type="float" office:value="404.752917801">
            <text:p>404.752917801</text:p>
          </table:table-cell>
          <table:table-cell office:value-type="float" office:value="384.984021148">
            <text:p>384.984021148</text:p>
          </table:table-cell>
          <table:table-cell office:value-type="float" office:value="470.588472099">
            <text:p>470.588472099</text:p>
          </table:table-cell>
          <table:table-cell table:number-columns-repeated="3"/>
        </table:table-row>
        <table:table-row table:style-name="ro1">
          <table:table-cell office:value-type="float" office:value="12.7">
            <text:p>12.7</text:p>
          </table:table-cell>
          <table:table-cell/>
          <table:table-cell office:value-type="float" office:value="0.02">
            <text:p>0.02</text:p>
          </table:table-cell>
          <table:table-cell office:value-type="float" office:value="0.161306101528">
            <text:p>0.1613061015</text:p>
          </table:table-cell>
          <table:table-cell office:value-type="float" office:value="0.140869624876">
            <text:p>0.1408696249</text:p>
          </table:table-cell>
          <table:table-cell office:value-type="float" office:value="0.0310863183229">
            <text:p>0.0310863183</text:p>
          </table:table-cell>
          <table:table-cell office:value-type="float" office:value="0.0666532078662">
            <text:p>0.0666532079</text:p>
          </table:table-cell>
          <table:table-cell office:value-type="float" office:value="0.387873089815">
            <text:p>0.3878730898</text:p>
          </table:table-cell>
          <table:table-cell office:value-type="float" office:value="0.0133246236836">
            <text:p>0.0133246237</text:p>
          </table:table-cell>
          <table:table-cell office:value-type="float" office:value="492.835994182">
            <text:p>492.835994182</text:p>
          </table:table-cell>
          <table:table-cell office:value-type="float" office:value="403.784429147">
            <text:p>403.784429147</text:p>
          </table:table-cell>
          <table:table-cell office:value-type="float" office:value="542.239300934">
            <text:p>542.239300934</text:p>
          </table:table-cell>
          <table:table-cell table:number-columns-repeated="3"/>
        </table:table-row>
        <table:table-row table:style-name="ro1">
          <table:table-cell office:value-type="float" office:value="12.8">
            <text:p>12.8</text:p>
          </table:table-cell>
          <table:table-cell table:number-columns-repeated="2" office:value-type="float" office:value="0.02">
            <text:p>0.02</text:p>
          </table:table-cell>
          <table:table-cell office:value-type="float" office:value="0.149061214634">
            <text:p>0.1490612146</text:p>
          </table:table-cell>
          <table:table-cell office:value-type="float" office:value="0.139934040798">
            <text:p>0.1399340408</text:p>
          </table:table-cell>
          <table:table-cell office:value-type="float" office:value="0.0281646743517">
            <text:p>0.0281646744</text:p>
          </table:table-cell>
          <table:table-cell office:value-type="float" office:value="0.113306304503">
            <text:p>0.1133063045</text:p>
          </table:table-cell>
          <table:table-cell office:value-type="float" office:value="0.366964675548">
            <text:p>0.3669646755</text:p>
          </table:table-cell>
          <table:table-cell office:value-type="float" office:value="0.0132345255623">
            <text:p>0.0132345256</text:p>
          </table:table-cell>
          <table:table-cell office:value-type="float" office:value="580.918860556">
            <text:p>580.918860556</text:p>
          </table:table-cell>
          <table:table-cell office:value-type="float" office:value="422.584792323">
            <text:p>422.584792323</text:p>
          </table:table-cell>
          <table:table-cell office:value-type="float" office:value="613.889958942">
            <text:p>613.889958942</text:p>
          </table:table-cell>
          <table:table-cell table:number-columns-repeated="3"/>
        </table:table-row>
        <table:table-row table:style-name="ro1">
          <table:table-cell office:value-type="float" office:value="12.9">
            <text:p>12.9</text:p>
          </table:table-cell>
          <table:table-cell office:value-type="float" office:value="0.020539087311">
            <text:p>0.0205390873</text:p>
          </table:table-cell>
          <table:table-cell office:value-type="float" office:value="0.02">
            <text:p>0.02</text:p>
          </table:table-cell>
          <table:table-cell office:value-type="float" office:value="0.136816298545">
            <text:p>0.1368162985</text:p>
          </table:table-cell>
          <table:table-cell office:value-type="float" office:value="0.13899845449">
            <text:p>0.1389984545</text:p>
          </table:table-cell>
          <table:table-cell office:value-type="float" office:value="0.0252430234148">
            <text:p>0.0252430234</text:p>
          </table:table-cell>
          <table:table-cell office:value-type="float" office:value="0.159959512369">
            <text:p>0.1599595124</text:p>
          </table:table-cell>
          <table:table-cell office:value-type="float" office:value="0.346056211431">
            <text:p>0.3460562114</text:p>
          </table:table-cell>
          <table:table-cell office:value-type="float" office:value="0.0131444272262">
            <text:p>0.0131444272</text:p>
          </table:table-cell>
          <table:table-cell office:value-type="float" office:value="669.001936937">
            <text:p>669.001936937</text:p>
          </table:table-cell>
          <table:table-cell office:value-type="float" office:value="441.385200322">
            <text:p>441.385200322</text:p>
          </table:table-cell>
          <table:table-cell office:value-type="float" office:value="685.540787777">
            <text:p>685.540787777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223360307335">
            <text:p>0.0223360307</text:p>
          </table:table-cell>
          <table:table-cell office:value-type="float" office:value="0.02">
            <text:p>0.02</text:p>
          </table:table-cell>
          <table:table-cell office:value-type="float" office:value="0.124571411651">
            <text:p>0.1245714117</text:p>
          </table:table-cell>
          <table:table-cell office:value-type="float" office:value="0.138062870411">
            <text:p>0.1380628704</text:p>
          </table:table-cell>
          <table:table-cell office:value-type="float" office:value="0.0223213794437">
            <text:p>0.0223213794</text:p>
          </table:table-cell>
          <table:table-cell office:value-type="float" office:value="0.206612609005">
            <text:p>0.206612609</text:p>
          </table:table-cell>
          <table:table-cell office:value-type="float" office:value="0.325147797164">
            <text:p>0.3251477972</text:p>
          </table:table-cell>
          <table:table-cell office:value-type="float" office:value="0.0130543291049">
            <text:p>0.0130543291</text:p>
          </table:table-cell>
          <table:table-cell office:value-type="float" office:value="757.084803312">
            <text:p>757.084803312</text:p>
          </table:table-cell>
          <table:table-cell office:value-type="float" office:value="448.144371103">
            <text:p>448.144371103</text:p>
          </table:table-cell>
          <table:table-cell office:value-type="float" office:value="757.191445784">
            <text:p>757.191445784</text:p>
          </table:table-cell>
          <table:table-cell table:number-columns-repeated="3"/>
        </table:table-row>
        <table:table-row table:style-name="ro1">
          <table:table-cell office:value-type="float" office:value="13.1">
            <text:p>13.1</text:p>
          </table:table-cell>
          <table:table-cell office:value-type="float" office:value="0.024132974156">
            <text:p>0.0241329742</text:p>
          </table:table-cell>
          <table:table-cell office:value-type="float" office:value="0.02">
            <text:p>0.02</text:p>
          </table:table-cell>
          <table:table-cell office:value-type="float" office:value="0.112326524756">
            <text:p>0.1123265248</text:p>
          </table:table-cell>
          <table:table-cell office:value-type="float" office:value="0.137127286333">
            <text:p>0.1371272863</text:p>
          </table:table-cell>
          <table:table-cell office:value-type="float" office:value="0.0193997354725">
            <text:p>0.0193997355</text:p>
          </table:table-cell>
          <table:table-cell office:value-type="float" office:value="0.249229078244">
            <text:p>0.2492290782</text:p>
          </table:table-cell>
          <table:table-cell office:value-type="float" office:value="0.304239382896">
            <text:p>0.3042393829</text:p>
          </table:table-cell>
          <table:table-cell office:value-type="float" office:value="0.0129642309835">
            <text:p>0.012964231</text:p>
          </table:table-cell>
          <table:table-cell office:value-type="float" office:value="845.167669686">
            <text:p>845.167669686</text:p>
          </table:table-cell>
          <table:table-cell office:value-type="float" office:value="426.807426294">
            <text:p>426.807426294</text:p>
          </table:table-cell>
          <table:table-cell office:value-type="float" office:value="828.842103791">
            <text:p>828.842103791</text:p>
          </table:table-cell>
          <table:table-cell table:number-columns-repeated="3"/>
        </table:table-row>
        <table:table-row table:style-name="ro1">
          <table:table-cell office:value-type="float" office:value="13.2">
            <text:p>13.2</text:p>
          </table:table-cell>
          <table:table-cell office:value-type="float" office:value="0.0259299218628">
            <text:p>0.0259299219</text:p>
          </table:table-cell>
          <table:table-cell office:value-type="float" office:value="0.02">
            <text:p>0.02</text:p>
          </table:table-cell>
          <table:table-cell office:value-type="float" office:value="0.100081608668">
            <text:p>0.1000816087</text:p>
          </table:table-cell>
          <table:table-cell office:value-type="float" office:value="0.136191700024">
            <text:p>0.1361917</text:p>
          </table:table-cell>
          <table:table-cell office:value-type="float" office:value="0.0164780845356">
            <text:p>0.0164780845</text:p>
          </table:table-cell>
          <table:table-cell office:value-type="float" office:value="0.238215846538">
            <text:p>0.2382158465</text:p>
          </table:table-cell>
          <table:table-cell office:value-type="float" office:value="0.28333091878">
            <text:p>0.2833309188</text:p>
          </table:table-cell>
          <table:table-cell office:value-type="float" office:value="0.0128741326474">
            <text:p>0.0128741326</text:p>
          </table:table-cell>
          <table:table-cell office:value-type="float" office:value="933.250746067">
            <text:p>933.250746067</text:p>
          </table:table-cell>
          <table:table-cell office:value-type="float" office:value="405.470430614">
            <text:p>405.470430614</text:p>
          </table:table-cell>
          <table:table-cell office:value-type="float" office:value="900.492932627">
            <text:p>900.492932627</text:p>
          </table:table-cell>
          <table:table-cell table:number-columns-repeated="3"/>
        </table:table-row>
        <table:table-row table:style-name="ro1">
          <table:table-cell office:value-type="float" office:value="13.3">
            <text:p>13.3</text:p>
          </table:table-cell>
          <table:table-cell office:value-type="float" office:value="0.0277268652853">
            <text:p>0.0277268653</text:p>
          </table:table-cell>
          <table:table-cell office:value-type="float" office:value="0.02">
            <text:p>0.02</text:p>
          </table:table-cell>
          <table:table-cell office:value-type="float" office:value="0.0878367217736">
            <text:p>0.0878367218</text:p>
          </table:table-cell>
          <table:table-cell office:value-type="float" office:value="0.135256115946">
            <text:p>0.1352561159</text:p>
          </table:table-cell>
          <table:table-cell office:value-type="float" office:value="0.0135564405645">
            <text:p>0.0135564406</text:p>
          </table:table-cell>
          <table:table-cell office:value-type="float" office:value="0.22720264109">
            <text:p>0.2272026411</text:p>
          </table:table-cell>
          <table:table-cell office:value-type="float" office:value="0.262422504512">
            <text:p>0.2624225045</text:p>
          </table:table-cell>
          <table:table-cell office:value-type="float" office:value="0.0127840345261">
            <text:p>0.0127840345</text:p>
          </table:table-cell>
          <table:table-cell office:value-type="float" office:value="1021.33361244">
            <text:p>1021.33361244</text:p>
          </table:table-cell>
          <table:table-cell office:value-type="float" office:value="384.133485806">
            <text:p>384.133485806</text:p>
          </table:table-cell>
          <table:table-cell office:value-type="float" office:value="953.461433183">
            <text:p>953.461433183</text:p>
          </table:table-cell>
          <table:table-cell table:number-columns-repeated="3"/>
        </table:table-row>
        <table:table-row table:style-name="ro1">
          <table:table-cell office:value-type="float" office:value="13.4">
            <text:p>13.4</text:p>
          </table:table-cell>
          <table:table-cell office:value-type="float" office:value="0.029523812992">
            <text:p>0.029523813</text:p>
          </table:table-cell>
          <table:table-cell office:value-type="float" office:value="0.02">
            <text:p>0.02</text:p>
          </table:table-cell>
          <table:table-cell office:value-type="float" office:value="0.0849724106227">
            <text:p>0.0849724106</text:p>
          </table:table-cell>
          <table:table-cell office:value-type="float" office:value="0.134320529637">
            <text:p>0.1343205296</text:p>
          </table:table-cell>
          <table:table-cell office:value-type="float" office:value="0.0106347896276">
            <text:p>0.0106347896</text:p>
          </table:table-cell>
          <table:table-cell office:value-type="float" office:value="0.216189409384">
            <text:p>0.2161894094</text:p>
          </table:table-cell>
          <table:table-cell office:value-type="float" office:value="0.241514040395">
            <text:p>0.2415140404</text:p>
          </table:table-cell>
          <table:table-cell office:value-type="float" office:value="0.01269393619">
            <text:p>0.0126939362</text:p>
          </table:table-cell>
          <table:table-cell office:value-type="float" office:value="1109.41668882">
            <text:p>1109.41668882</text:p>
          </table:table-cell>
          <table:table-cell office:value-type="float" office:value="367.72726845">
            <text:p>367.72726845</text:p>
          </table:table-cell>
          <table:table-cell office:value-type="float" office:value="1003.88252154">
            <text:p>1003.88252154</text:p>
          </table:table-cell>
          <table:table-cell table:number-columns-repeated="3"/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0.0313207564145">
            <text:p>0.0313207564</text:p>
          </table:table-cell>
          <table:table-cell office:value-type="float" office:value="0.02">
            <text:p>0.02</text:p>
          </table:table-cell>
          <table:table-cell office:value-type="float" office:value="0.0987845525832">
            <text:p>0.0987845526</text:p>
          </table:table-cell>
          <table:table-cell office:value-type="float" office:value="0.133384945559">
            <text:p>0.1333849456</text:p>
          </table:table-cell>
          <table:table-cell office:value-type="float" office:value="0.00771314565643">
            <text:p>0.0077131457</text:p>
          </table:table-cell>
          <table:table-cell office:value-type="float" office:value="0.205176203935">
            <text:p>0.2051762039</text:p>
          </table:table-cell>
          <table:table-cell office:value-type="float" office:value="0.220605626128">
            <text:p>0.2206056261</text:p>
          </table:table-cell>
          <table:table-cell office:value-type="float" office:value="0.0126038380687">
            <text:p>0.0126038381</text:p>
          </table:table-cell>
          <table:table-cell office:value-type="float" office:value="1197.4995552">
            <text:p>1197.4995552</text:p>
          </table:table-cell>
          <table:table-cell office:value-type="float" office:value="355.35535571">
            <text:p>355.35535571</text:p>
          </table:table-cell>
          <table:table-cell office:value-type="float" office:value="1054.30348968">
            <text:p>1054.30348968</text:p>
          </table:table-cell>
          <table:table-cell table:number-columns-repeated="3"/>
        </table:table-row>
        <table:table-row table:style-name="ro1">
          <table:table-cell office:value-type="float" office:value="13.6">
            <text:p>13.6</text:p>
          </table:table-cell>
          <table:table-cell office:value-type="float" office:value="0.033117699837">
            <text:p>0.0331176998</text:p>
          </table:table-cell>
          <table:table-cell office:value-type="float" office:value="0.02">
            <text:p>0.02</text:p>
          </table:table-cell>
          <table:table-cell office:value-type="float" office:value="0.112596694544">
            <text:p>0.1125966945</text:p>
          </table:table-cell>
          <table:table-cell office:value-type="float" office:value="0.132449361481">
            <text:p>0.1324493615</text:p>
          </table:table-cell>
          <table:table-cell office:value-type="float" office:value="0.00479150168528">
            <text:p>0.0047915017</text:p>
          </table:table-cell>
          <table:table-cell office:value-type="float" office:value="0.211144854893">
            <text:p>0.2111448549</text:p>
          </table:table-cell>
          <table:table-cell office:value-type="float" office:value="0.199697211861">
            <text:p>0.1996972119</text:p>
          </table:table-cell>
          <table:table-cell office:value-type="float" office:value="0.0125137399474">
            <text:p>0.0125137399</text:p>
          </table:table-cell>
          <table:table-cell office:value-type="float" office:value="1285.58242157">
            <text:p>1285.58242157</text:p>
          </table:table-cell>
          <table:table-cell office:value-type="float" office:value="342.983442969">
            <text:p>342.983442969</text:p>
          </table:table-cell>
          <table:table-cell office:value-type="float" office:value="1104.72445782">
            <text:p>1104.72445782</text:p>
          </table:table-cell>
          <table:table-cell table:number-columns-repeated="3"/>
        </table:table-row>
        <table:table-row table:style-name="ro1">
          <table:table-cell office:value-type="float" office:value="13.7">
            <text:p>13.7</text:p>
          </table:table-cell>
          <table:table-cell office:value-type="float" office:value="0.0349146475438">
            <text:p>0.0349146475</text:p>
          </table:table-cell>
          <table:table-cell office:value-type="float" office:value="0.02">
            <text:p>0.02</text:p>
          </table:table-cell>
          <table:table-cell office:value-type="float" office:value="0.126408869435">
            <text:p>0.1264088694</text:p>
          </table:table-cell>
          <table:table-cell office:value-type="float" office:value="0.131513775172">
            <text:p>0.1315137752</text:p>
          </table:table-cell>
          <table:table-cell office:value-type="float" office:value="0.00186985074839">
            <text:p>0.0018698507</text:p>
          </table:table-cell>
          <table:table-cell office:value-type="float" office:value="0.232172923669">
            <text:p>0.2321729237</text:p>
          </table:table-cell>
          <table:table-cell office:value-type="float" office:value="0.178788747744">
            <text:p>0.1787887477</text:p>
          </table:table-cell>
          <table:table-cell office:value-type="float" office:value="0.0124236416113">
            <text:p>0.0124236416</text:p>
          </table:table-cell>
          <table:table-cell office:value-type="float" office:value="1373.66549795">
            <text:p>1373.66549795</text:p>
          </table:table-cell>
          <table:table-cell office:value-type="float" office:value="347.222270084">
            <text:p>347.222270084</text:p>
          </table:table-cell>
          <table:table-cell office:value-type="float" office:value="1155.14554617">
            <text:p>1155.14554617</text:p>
          </table:table-cell>
          <table:table-cell table:number-columns-repeated="3"/>
        </table:table-row>
        <table:table-row table:style-name="ro1">
          <table:table-cell office:value-type="float" office:value="13.8">
            <text:p>13.8</text:p>
          </table:table-cell>
          <table:table-cell office:value-type="float" office:value="0.0367115909663">
            <text:p>0.036711591</text:p>
          </table:table-cell>
          <table:table-cell office:value-type="float" office:value="0.02">
            <text:p>0.02</text:p>
          </table:table-cell>
          <table:table-cell office:value-type="float" office:value="0.140221011395">
            <text:p>0.1402210114</text:p>
          </table:table-cell>
          <table:table-cell office:value-type="float" office:value="0.130578191094">
            <text:p>0.1305781911</text:p>
          </table:table-cell>
          <table:table-cell office:value-type="float" office:value="0.0336842222675">
            <text:p>0.0336842223</text:p>
          </table:table-cell>
          <table:table-cell office:value-type="float" office:value="0.25320094231">
            <text:p>0.2532009423</text:p>
          </table:table-cell>
          <table:table-cell office:value-type="float" office:value="0.157880333477">
            <text:p>0.1578803335</text:p>
          </table:table-cell>
          <table:table-cell office:value-type="float" office:value="0.01233354349">
            <text:p>0.0123335435</text:p>
          </table:table-cell>
          <table:table-cell office:value-type="float" office:value="1461.74836433">
            <text:p>1461.74836433</text:p>
          </table:table-cell>
          <table:table-cell office:value-type="float" office:value="410.353527102">
            <text:p>410.353527102</text:p>
          </table:table-cell>
          <table:table-cell office:value-type="float" office:value="1205.56651431">
            <text:p>1205.56651431</text:p>
          </table:table-cell>
          <table:table-cell table:number-columns-repeated="3"/>
        </table:table-row>
        <table:table-row table:style-name="ro1">
          <table:table-cell office:value-type="float" office:value="13.9">
            <text:p>13.9</text:p>
          </table:table-cell>
          <table:table-cell office:value-type="float" office:value="0.038508538673">
            <text:p>0.0385085387</text:p>
          </table:table-cell>
          <table:table-cell office:value-type="float" office:value="0.02">
            <text:p>0.02</text:p>
          </table:table-cell>
          <table:table-cell office:value-type="float" office:value="0.154033186287">
            <text:p>0.1540331863</text:p>
          </table:table-cell>
          <table:table-cell office:value-type="float" office:value="0.129642604785">
            <text:p>0.1296426048</text:p>
          </table:table-cell>
          <table:table-cell office:value-type="float" office:value="0.127251605491">
            <text:p>0.1272516055</text:p>
          </table:table-cell>
          <table:table-cell office:value-type="float" office:value="0.274229011086">
            <text:p>0.2742290111</text:p>
          </table:table-cell>
          <table:table-cell office:value-type="float" office:value="0.13697186936">
            <text:p>0.1369718694</text:p>
          </table:table-cell>
          <table:table-cell office:value-type="float" office:value="0.0122434451538">
            <text:p>0.0122434452</text:p>
          </table:table-cell>
          <table:table-cell office:value-type="float" office:value="1549.83144071">
            <text:p>1549.83144071</text:p>
          </table:table-cell>
          <table:table-cell office:value-type="float" office:value="473.484934636">
            <text:p>473.484934636</text:p>
          </table:table-cell>
          <table:table-cell office:value-type="float" office:value="1255.98760267">
            <text:p>1255.9876026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403054820955">
            <text:p>0.0403054821</text:p>
          </table:table-cell>
          <table:table-cell office:value-type="float" office:value="0.02">
            <text:p>0.02</text:p>
          </table:table-cell>
          <table:table-cell office:value-type="float" office:value="0.167845328247">
            <text:p>0.1678453282</text:p>
          </table:table-cell>
          <table:table-cell office:value-type="float" office:value="0.128707020707">
            <text:p>0.1287070207</text:p>
          </table:table-cell>
          <table:table-cell office:value-type="float" office:value="0.220818765633">
            <text:p>0.2208187656</text:p>
          </table:table-cell>
          <table:table-cell office:value-type="float" office:value="0.293164569187">
            <text:p>0.2931645692</text:p>
          </table:table-cell>
          <table:table-cell office:value-type="float" office:value="0.116063455092">
            <text:p>0.1160634551</text:p>
          </table:table-cell>
          <table:table-cell office:value-type="float" office:value="0.0121533470325">
            <text:p>0.012153347</text:p>
          </table:table-cell>
          <table:table-cell office:value-type="float" office:value="1637.91430708">
            <text:p>1637.91430708</text:p>
          </table:table-cell>
          <table:table-cell office:value-type="float" office:value="536.616191654">
            <text:p>536.616191654</text:p>
          </table:table-cell>
          <table:table-cell office:value-type="float" office:value="1306.40857081">
            <text:p>1306.40857081</text:p>
          </table:table-cell>
          <table:table-cell table:number-columns-repeated="3"/>
        </table:table-row>
        <table:table-row table:style-name="ro1">
          <table:table-cell office:value-type="float" office:value="14.1">
            <text:p>14.1</text:p>
          </table:table-cell>
          <table:table-cell office:value-type="float" office:value="0.042102425518">
            <text:p>0.0421024255</text:p>
          </table:table-cell>
          <table:table-cell office:value-type="float" office:value="0.02">
            <text:p>0.02</text:p>
          </table:table-cell>
          <table:table-cell office:value-type="float" office:value="0.179330850472">
            <text:p>0.1793308505</text:p>
          </table:table-cell>
          <table:table-cell office:value-type="float" office:value="0.127771436629">
            <text:p>0.1277714366</text:p>
          </table:table-cell>
          <table:table-cell office:value-type="float" office:value="0.314385925775">
            <text:p>0.3143859258</text:p>
          </table:table-cell>
          <table:table-cell office:value-type="float" office:value="0.305822785574">
            <text:p>0.3058227856</text:p>
          </table:table-cell>
          <table:table-cell office:value-type="float" office:value="0.106980564684">
            <text:p>0.1069805647</text:p>
          </table:table-cell>
          <table:table-cell office:value-type="float" office:value="0.0120632489112">
            <text:p>0.0120632489</text:p>
          </table:table-cell>
          <table:table-cell office:value-type="float" office:value="1725.99717346">
            <text:p>1725.99717346</text:p>
          </table:table-cell>
          <table:table-cell office:value-type="float" office:value="599.747448671">
            <text:p>599.747448671</text:p>
          </table:table-cell>
          <table:table-cell office:value-type="float" office:value="1356.82953895">
            <text:p>1356.82953895</text:p>
          </table:table-cell>
          <table:table-cell table:number-columns-repeated="3"/>
        </table:table-row>
        <table:table-row table:style-name="ro1">
          <table:table-cell office:value-type="float" office:value="14.2">
            <text:p>14.2</text:p>
          </table:table-cell>
          <table:table-cell office:value-type="float" office:value="0.0438993732248">
            <text:p>0.0438993732</text:p>
          </table:table-cell>
          <table:table-cell office:value-type="float" office:value="0.02">
            <text:p>0.02</text:p>
          </table:table-cell>
          <table:table-cell office:value-type="float" office:value="0.173754635423">
            <text:p>0.1737546354</text:p>
          </table:table-cell>
          <table:table-cell office:value-type="float" office:value="0.12683585032">
            <text:p>0.1268358503</text:p>
          </table:table-cell>
          <table:table-cell office:value-type="float" office:value="0.319095636559">
            <text:p>0.3190956366</text:p>
          </table:table-cell>
          <table:table-cell office:value-type="float" office:value="0.318481032141">
            <text:p>0.3184810321</text:p>
          </table:table-cell>
          <table:table-cell office:value-type="float" office:value="0.102727824464">
            <text:p>0.1027278245</text:p>
          </table:table-cell>
          <table:table-cell office:value-type="float" office:value="0.0119731505751">
            <text:p>0.0119731506</text:p>
          </table:table-cell>
          <table:table-cell office:value-type="float" office:value="1814.08024984">
            <text:p>1814.08024984</text:p>
          </table:table-cell>
          <table:table-cell office:value-type="float" office:value="662.878856205">
            <text:p>662.878856205</text:p>
          </table:table-cell>
          <table:table-cell office:value-type="float" office:value="1407.2506273">
            <text:p>1407.2506273</text:p>
          </table:table-cell>
          <table:table-cell table:number-columns-repeated="3"/>
        </table:table-row>
        <table:table-row table:style-name="ro1">
          <table:table-cell office:value-type="float" office:value="14.3">
            <text:p>14.3</text:p>
          </table:table-cell>
          <table:table-cell office:value-type="float" office:value="0.0456963166473">
            <text:p>0.0456963166</text:p>
          </table:table-cell>
          <table:table-cell office:value-type="float" office:value="0.02">
            <text:p>0.02</text:p>
          </table:table-cell>
          <table:table-cell office:value-type="float" office:value="0.16817843367">
            <text:p>0.1681784337</text:p>
          </table:table-cell>
          <table:table-cell office:value-type="float" office:value="0.125900266242">
            <text:p>0.1259002662</text:p>
          </table:table-cell>
          <table:table-cell office:value-type="float" office:value="0.318133549743">
            <text:p>0.3181335497</text:p>
          </table:table-cell>
          <table:table-cell office:value-type="float" office:value="0.331139248529">
            <text:p>0.3311392485</text:p>
          </table:table-cell>
          <table:table-cell office:value-type="float" office:value="0.0984750943825">
            <text:p>0.0984750944</text:p>
          </table:table-cell>
          <table:table-cell office:value-type="float" office:value="0.0118830524538">
            <text:p>0.0118830525</text:p>
          </table:table-cell>
          <table:table-cell office:value-type="float" office:value="1902.16311621">
            <text:p>1902.16311621</text:p>
          </table:table-cell>
          <table:table-cell office:value-type="float" office:value="726.010113223">
            <text:p>726.010113223</text:p>
          </table:table-cell>
          <table:table-cell office:value-type="float" office:value="1457.67159544">
            <text:p>1457.67159544</text:p>
          </table:table-cell>
          <table:table-cell table:number-columns-repeated="3"/>
        </table:table-row>
        <table:table-row table:style-name="ro1">
          <table:table-cell office:value-type="float" office:value="14.4">
            <text:p>14.4</text:p>
          </table:table-cell>
          <table:table-cell office:value-type="float" office:value="0.047493264354">
            <text:p>0.0474932644</text:p>
          </table:table-cell>
          <table:table-cell office:value-type="float" office:value="0.02">
            <text:p>0.02</text:p>
          </table:table-cell>
          <table:table-cell office:value-type="float" office:value="0.162602218622">
            <text:p>0.1626022186</text:p>
          </table:table-cell>
          <table:table-cell office:value-type="float" office:value="0.124964679933">
            <text:p>0.1249646799</text:p>
          </table:table-cell>
          <table:table-cell office:value-type="float" office:value="0.317171460634">
            <text:p>0.3171714606</text:p>
          </table:table-cell>
          <table:table-cell office:value-type="float" office:value="0.373962480586">
            <text:p>0.3739624806</text:p>
          </table:table-cell>
          <table:table-cell office:value-type="float" office:value="0.094222354162">
            <text:p>0.0942223542</text:p>
          </table:table-cell>
          <table:table-cell office:value-type="float" office:value="0.0117929541177">
            <text:p>0.0117929541</text:p>
          </table:table-cell>
          <table:table-cell office:value-type="float" office:value="1990.24619259">
            <text:p>1990.24619259</text:p>
          </table:table-cell>
          <table:table-cell office:value-type="float" office:value="789.141520757">
            <text:p>789.141520757</text:p>
          </table:table-cell>
          <table:table-cell office:value-type="float" office:value="1508.0926838">
            <text:p>1508.0926838</text:p>
          </table:table-cell>
          <table:table-cell table:number-columns-repeated="3"/>
        </table:table-row>
        <table:table-row table:style-name="ro1">
          <table:table-cell office:value-type="float" office:value="14.5">
            <text:p>14.5</text:p>
          </table:table-cell>
          <table:table-cell office:value-type="float" office:value="0.0492902077765">
            <text:p>0.0492902078</text:p>
          </table:table-cell>
          <table:table-cell office:value-type="float" office:value="0.02">
            <text:p>0.02</text:p>
          </table:table-cell>
          <table:table-cell office:value-type="float" office:value="0.157026016868">
            <text:p>0.1570260169</text:p>
          </table:table-cell>
          <table:table-cell office:value-type="float" office:value="0.124029095855">
            <text:p>0.1240290959</text:p>
          </table:table-cell>
          <table:table-cell office:value-type="float" office:value="0.316209373819">
            <text:p>0.3162093738</text:p>
          </table:table-cell>
          <table:table-cell office:value-type="float" office:value="0.487169849515">
            <text:p>0.4871698495</text:p>
          </table:table-cell>
          <table:table-cell office:value-type="float" office:value="0.0899696240808">
            <text:p>0.0899696241</text:p>
          </table:table-cell>
          <table:table-cell office:value-type="float" office:value="0.0117028559964">
            <text:p>0.011702856</text:p>
          </table:table-cell>
          <table:table-cell office:value-type="float" office:value="2078.32905897">
            <text:p>2078.32905897</text:p>
          </table:table-cell>
          <table:table-cell office:value-type="float" office:value="852.272777775">
            <text:p>852.272777775</text:p>
          </table:table-cell>
          <table:table-cell office:value-type="float" office:value="1558.51365194">
            <text:p>1558.51365194</text:p>
          </table:table-cell>
          <table:table-cell table:number-columns-repeated="3"/>
        </table:table-row>
        <table:table-row table:style-name="ro1">
          <table:table-cell office:value-type="float" office:value="14.6">
            <text:p>14.6</text:p>
          </table:table-cell>
          <table:table-cell office:value-type="float" office:value="0.051087151199">
            <text:p>0.0510871512</text:p>
          </table:table-cell>
          <table:table-cell office:value-type="float" office:value="0.02">
            <text:p>0.02</text:p>
          </table:table-cell>
          <table:table-cell office:value-type="float" office:value="0.151449815115">
            <text:p>0.1514498151</text:p>
          </table:table-cell>
          <table:table-cell office:value-type="float" office:value="0.123093511777">
            <text:p>0.1230935118</text:p>
          </table:table-cell>
          <table:table-cell office:value-type="float" office:value="0.315247287004">
            <text:p>0.315247287</text:p>
          </table:table-cell>
          <table:table-cell office:value-type="float" office:value="0.657382784821">
            <text:p>0.6573827848</text:p>
          </table:table-cell>
          <table:table-cell office:value-type="float" office:value="0.0857168939996">
            <text:p>0.085716894</text:p>
          </table:table-cell>
          <table:table-cell office:value-type="float" office:value="0.0116127578751">
            <text:p>0.0116127579</text:p>
          </table:table-cell>
          <table:table-cell office:value-type="float" office:value="2166.41192534">
            <text:p>2166.41192534</text:p>
          </table:table-cell>
          <table:table-cell office:value-type="float" office:value="884.019485451">
            <text:p>884.019485451</text:p>
          </table:table-cell>
          <table:table-cell office:value-type="float" office:value="1608.93462008">
            <text:p>1608.93462008</text:p>
          </table:table-cell>
          <table:table-cell table:number-columns-repeated="3"/>
        </table:table-row>
        <table:table-row table:style-name="ro1">
          <table:table-cell office:value-type="float" office:value="14.7">
            <text:p>14.7</text:p>
          </table:table-cell>
          <table:table-cell office:value-type="float" office:value="0.0528840989058">
            <text:p>0.0528840989</text:p>
          </table:table-cell>
          <table:table-cell office:value-type="float" office:value="0.02">
            <text:p>0.02</text:p>
          </table:table-cell>
          <table:table-cell office:value-type="float" office:value="0.145873600067">
            <text:p>0.1458736001</text:p>
          </table:table-cell>
          <table:table-cell office:value-type="float" office:value="0.122157925468">
            <text:p>0.1221579255</text:p>
          </table:table-cell>
          <table:table-cell office:value-type="float" office:value="0.314285197895">
            <text:p>0.3142851979</text:p>
          </table:table-cell>
          <table:table-cell office:value-type="float" office:value="0.9821473215">
            <text:p>0.9821473215</text:p>
          </table:table-cell>
          <table:table-cell office:value-type="float" office:value="0.0814641537791">
            <text:p>0.0814641538</text:p>
          </table:table-cell>
          <table:table-cell office:value-type="float" office:value="0.011522659539">
            <text:p>0.0115226595</text:p>
          </table:table-cell>
          <table:table-cell office:value-type="float" office:value="2254.49500172">
            <text:p>2254.49500172</text:p>
          </table:table-cell>
          <table:table-cell office:value-type="float" office:value="633.304651301">
            <text:p>633.304651301</text:p>
          </table:table-cell>
          <table:table-cell office:value-type="float" office:value="1659.35570843">
            <text:p>1659.35570843</text:p>
          </table:table-cell>
          <table:table-cell table:number-columns-repeated="3"/>
        </table:table-row>
        <table:table-row table:style-name="ro1">
          <table:table-cell office:value-type="float" office:value="14.8">
            <text:p>14.8</text:p>
          </table:table-cell>
          <table:table-cell office:value-type="float" office:value="0.0546810423283">
            <text:p>0.0546810423</text:p>
          </table:table-cell>
          <table:table-cell office:value-type="float" office:value="0.02">
            <text:p>0.02</text:p>
          </table:table-cell>
          <table:table-cell office:value-type="float" office:value="0.140297398313">
            <text:p>0.1402973983</text:p>
          </table:table-cell>
          <table:table-cell office:value-type="float" office:value="0.12122234139">
            <text:p>0.1212223414</text:p>
          </table:table-cell>
          <table:table-cell office:value-type="float" office:value="0.31332311108">
            <text:p>0.3133231111</text:p>
          </table:table-cell>
          <table:table-cell office:value-type="float" office:value="0.456221859983">
            <text:p>0.45622186</text:p>
          </table:table-cell>
          <table:table-cell office:value-type="float" office:value="0.0772114236979">
            <text:p>0.0772114237</text:p>
          </table:table-cell>
          <table:table-cell office:value-type="float" office:value="0.0114325614176">
            <text:p>0.0114325614</text:p>
          </table:table-cell>
          <table:table-cell office:value-type="float" office:value="2342.5778681">
            <text:p>2342.5778681</text:p>
          </table:table-cell>
          <table:table-cell office:value-type="float" office:value="382.590414901">
            <text:p>382.590414901</text:p>
          </table:table-cell>
          <table:table-cell office:value-type="float" office:value="1709.77667657">
            <text:p>1709.77667657</text:p>
          </table:table-cell>
          <table:table-cell table:number-columns-repeated="3"/>
        </table:table-row>
        <table:table-row table:style-name="ro1">
          <table:table-cell office:value-type="float" office:value="14.9">
            <text:p>14.9</text:p>
          </table:table-cell>
          <table:table-cell office:value-type="float" office:value="0.056477990035">
            <text:p>0.05647799</text:p>
          </table:table-cell>
          <table:table-cell office:value-type="float" office:value="0.02">
            <text:p>0.02</text:p>
          </table:table-cell>
          <table:table-cell office:value-type="float" office:value="0.134721183265">
            <text:p>0.1347211833</text:p>
          </table:table-cell>
          <table:table-cell office:value-type="float" office:value="0.120286755081">
            <text:p>0.1202867551</text:p>
          </table:table-cell>
          <table:table-cell office:value-type="float" office:value="0.312361021971">
            <text:p>0.312361022</text:p>
          </table:table-cell>
          <table:table-cell office:value-type="float" office:value="0.813637517216">
            <text:p>0.8136375172</text:p>
          </table:table-cell>
          <table:table-cell office:value-type="float" office:value="0.0729586834774">
            <text:p>0.0729586835</text:p>
          </table:table-cell>
          <table:table-cell office:value-type="float" office:value="0.0113424630815">
            <text:p>0.0113424631</text:p>
          </table:table-cell>
          <table:table-cell office:value-type="float" office:value="2430.66094448">
            <text:p>2430.66094448</text:p>
          </table:table-cell>
          <table:table-cell office:value-type="float" office:value="252.214728094">
            <text:p>252.214728094</text:p>
          </table:table-cell>
          <table:table-cell office:value-type="float" office:value="1760.19776493">
            <text:p>1760.19776493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582749334575">
            <text:p>0.0582749335</text:p>
          </table:table-cell>
          <table:table-cell office:value-type="float" office:value="0.02">
            <text:p>0.02</text:p>
          </table:table-cell>
          <table:table-cell office:value-type="float" office:value="0.129144981511">
            <text:p>0.1291449815</text:p>
          </table:table-cell>
          <table:table-cell office:value-type="float" office:value="0.119351171003">
            <text:p>0.119351171</text:p>
          </table:table-cell>
          <table:table-cell office:value-type="float" office:value="0.311398935155">
            <text:p>0.3113989352</text:p>
          </table:table-cell>
          <table:table-cell office:value-type="float" office:value="0.811693366968">
            <text:p>0.811693367</text:p>
          </table:table-cell>
          <table:table-cell office:value-type="float" office:value="0.0687059533963">
            <text:p>0.0687059534</text:p>
          </table:table-cell>
          <table:table-cell office:value-type="float" office:value="0.0112523649602">
            <text:p>0.011252365</text:p>
          </table:table-cell>
          <table:table-cell office:value-type="float" office:value="2518.74381085">
            <text:p>2518.74381085</text:p>
          </table:table-cell>
          <table:table-cell office:value-type="float" office:value="237.458831977">
            <text:p>237.458831977</text:p>
          </table:table-cell>
          <table:table-cell office:value-type="float" office:value="1810.61873307">
            <text:p>1810.61873307</text:p>
          </table:table-cell>
          <table:table-cell table:number-columns-repeated="3"/>
        </table:table-row>
        <table:table-row table:style-name="ro1">
          <table:table-cell office:value-type="float" office:value="15.1">
            <text:p>15.1</text:p>
          </table:table-cell>
          <table:table-cell office:value-type="float" office:value="0.0601210271837">
            <text:p>0.0601210272</text:p>
          </table:table-cell>
          <table:table-cell office:value-type="float" office:value="0.02">
            <text:p>0.02</text:p>
          </table:table-cell>
          <table:table-cell office:value-type="float" office:value="0.123568779758">
            <text:p>0.1235687798</text:p>
          </table:table-cell>
          <table:table-cell office:value-type="float" office:value="0.118415586925">
            <text:p>0.1184155869</text:p>
          </table:table-cell>
          <table:table-cell office:value-type="float" office:value="0.31043684834">
            <text:p>0.3104368483</text:p>
          </table:table-cell>
          <table:table-cell office:value-type="float" office:value="0.552519467744">
            <text:p>0.5525194677</text:p>
          </table:table-cell>
          <table:table-cell office:value-type="float" office:value="0.0644532233151">
            <text:p>0.0644532233</text:p>
          </table:table-cell>
          <table:table-cell office:value-type="float" office:value="0.0111622668389">
            <text:p>0.0111622668</text:p>
          </table:table-cell>
          <table:table-cell office:value-type="float" office:value="2606.82667723">
            <text:p>2606.82667723</text:p>
          </table:table-cell>
          <table:table-cell office:value-type="float" office:value="224.50703538">
            <text:p>224.50703538</text:p>
          </table:table-cell>
          <table:table-cell office:value-type="float" office:value="1174.13957061">
            <text:p>1174.13957061</text:p>
          </table:table-cell>
          <table:table-cell table:number-columns-repeated="3"/>
        </table:table-row>
        <table:table-row table:style-name="ro1">
          <table:table-cell office:value-type="float" office:value="15.2">
            <text:p>15.2</text:p>
          </table:table-cell>
          <table:table-cell office:value-type="float" office:value="0.0631467500591">
            <text:p>0.0631467501</text:p>
          </table:table-cell>
          <table:table-cell office:value-type="float" office:value="0.02">
            <text:p>0.02</text:p>
          </table:table-cell>
          <table:table-cell office:value-type="float" office:value="0.119696969575">
            <text:p>0.1196969696</text:p>
          </table:table-cell>
          <table:table-cell office:value-type="float" office:value="0.117480000616">
            <text:p>0.1174800006</text:p>
          </table:table-cell>
          <table:table-cell office:value-type="float" office:value="0.309474759231">
            <text:p>0.3094747592</text:p>
          </table:table-cell>
          <table:table-cell office:value-type="float" office:value="0.861457940885">
            <text:p>0.8614579409</text:p>
          </table:table-cell>
          <table:table-cell office:value-type="float" office:value="0.0602004830946">
            <text:p>0.0602004831</text:p>
          </table:table-cell>
          <table:table-cell office:value-type="float" office:value="0.0110721685028">
            <text:p>0.0110721685</text:p>
          </table:table-cell>
          <table:table-cell office:value-type="float" office:value="2694.90975361">
            <text:p>2694.90975361</text:p>
          </table:table-cell>
          <table:table-cell office:value-type="float" office:value="217.268218275">
            <text:p>217.268218275</text:p>
          </table:table-cell>
          <table:table-cell office:value-type="float" office:value="416.442064916">
            <text:p>416.442064916</text:p>
          </table:table-cell>
          <table:table-cell table:number-columns-repeated="3"/>
        </table:table-row>
        <table:table-row table:style-name="ro1">
          <table:table-cell office:value-type="float" office:value="15.3">
            <text:p>15.3</text:p>
          </table:table-cell>
          <table:table-cell office:value-type="float" office:value="0.0661724657206">
            <text:p>0.0661724657</text:p>
          </table:table-cell>
          <table:table-cell office:value-type="float" office:value="0.02">
            <text:p>0.02</text:p>
          </table:table-cell>
          <table:table-cell office:value-type="float" office:value="0.118855219511">
            <text:p>0.1188552195</text:p>
          </table:table-cell>
          <table:table-cell office:value-type="float" office:value="0.116544416538">
            <text:p>0.1165444165</text:p>
          </table:table-cell>
          <table:table-cell office:value-type="float" office:value="0.308512672416">
            <text:p>0.3085126724</text:p>
          </table:table-cell>
          <table:table-cell office:value-type="float" office:value="0.647916645453">
            <text:p>0.6479166455</text:p>
          </table:table-cell>
          <table:table-cell office:value-type="float" office:value="0.0559477530134">
            <text:p>0.055947753</text:p>
          </table:table-cell>
          <table:table-cell office:value-type="float" office:value="0.0109820703815">
            <text:p>0.0109820704</text:p>
          </table:table-cell>
          <table:table-cell office:value-type="float" office:value="2782.99261998">
            <text:p>2782.99261998</text:p>
          </table:table-cell>
          <table:table-cell office:value-type="float" office:value="212.588366757">
            <text:p>212.588366757</text:p>
          </table:table-cell>
          <table:table-cell office:value-type="float" office:value="233.383797463">
            <text:p>233.383797463</text:p>
          </table:table-cell>
          <table:table-cell table:number-columns-repeated="3"/>
        </table:table-row>
        <table:table-row table:style-name="ro1">
          <table:table-cell office:value-type="float" office:value="15.4">
            <text:p>15.4</text:p>
          </table:table-cell>
          <table:table-cell office:value-type="float" office:value="0.0691981885959">
            <text:p>0.0691981886</text:p>
          </table:table-cell>
          <table:table-cell office:value-type="float" office:value="0.02">
            <text:p>0.02</text:p>
          </table:table-cell>
          <table:table-cell office:value-type="float" office:value="0.118013467439">
            <text:p>0.1180134674</text:p>
          </table:table-cell>
          <table:table-cell office:value-type="float" office:value="0.115608830229">
            <text:p>0.1156088302</text:p>
          </table:table-cell>
          <table:table-cell office:value-type="float" office:value="0.307550583307">
            <text:p>0.3075505833</text:p>
          </table:table-cell>
          <table:table-cell office:value-type="float" office:value="0.450163863945">
            <text:p>0.4501638639</text:p>
          </table:table-cell>
          <table:table-cell office:value-type="float" office:value="0.0516950127929">
            <text:p>0.0516950128</text:p>
          </table:table-cell>
          <table:table-cell office:value-type="float" office:value="0.0108919720454">
            <text:p>0.010891972</text:p>
          </table:table-cell>
          <table:table-cell office:value-type="float" office:value="2871.07569636">
            <text:p>2871.07569636</text:p>
          </table:table-cell>
          <table:table-cell office:value-type="float" office:value="225.033778386">
            <text:p>225.033778386</text:p>
          </table:table-cell>
          <table:table-cell office:value-type="float" office:value="262.862475491">
            <text:p>262.862475491</text:p>
          </table:table-cell>
          <table:table-cell table:number-columns-repeated="3"/>
        </table:table-row>
        <table:table-row table:style-name="ro1">
          <table:table-cell office:value-type="float" office:value="15.5">
            <text:p>15.5</text:p>
          </table:table-cell>
          <table:table-cell office:value-type="float" office:value="0.0722239042574">
            <text:p>0.0722239043</text:p>
          </table:table-cell>
          <table:table-cell office:value-type="float" office:value="0.02">
            <text:p>0.02</text:p>
          </table:table-cell>
          <table:table-cell office:value-type="float" office:value="0.117171717374">
            <text:p>0.1171717174</text:p>
          </table:table-cell>
          <table:table-cell office:value-type="float" office:value="0.114673246151">
            <text:p>0.1146732462</text:p>
          </table:table-cell>
          <table:table-cell office:value-type="float" office:value="0.306588496492">
            <text:p>0.3065884965</text:p>
          </table:table-cell>
          <table:table-cell office:value-type="float" office:value="0.368196714904">
            <text:p>0.3681967149</text:p>
          </table:table-cell>
          <table:table-cell office:value-type="float" office:value="0.0474422827117">
            <text:p>0.0474422827</text:p>
          </table:table-cell>
          <table:table-cell office:value-type="float" office:value="0.0108018739241">
            <text:p>0.0108018739</text:p>
          </table:table-cell>
          <table:table-cell office:value-type="float" office:value="2959.15856274">
            <text:p>2959.15856274</text:p>
          </table:table-cell>
          <table:table-cell office:value-type="float" office:value="237.479160343">
            <text:p>237.479160343</text:p>
          </table:table-cell>
          <table:table-cell office:value-type="float" office:value="292.341083237">
            <text:p>292.341083237</text:p>
          </table:table-cell>
          <table:table-cell table:number-columns-repeated="3"/>
        </table:table-row>
        <table:table-row table:style-name="ro1">
          <table:table-cell office:value-type="float" office:value="15.6">
            <text:p>15.6</text:p>
          </table:table-cell>
          <table:table-cell office:value-type="float" office:value="0.075249619919">
            <text:p>0.0752496199</text:p>
          </table:table-cell>
          <table:table-cell office:value-type="float" office:value="0.02">
            <text:p>0.02</text:p>
          </table:table-cell>
          <table:table-cell office:value-type="float" office:value="0.11632996731">
            <text:p>0.1163299673</text:p>
          </table:table-cell>
          <table:table-cell office:value-type="float" office:value="0.113737662073">
            <text:p>0.1137376621</text:p>
          </table:table-cell>
          <table:table-cell office:value-type="float" office:value="0.305626409676">
            <text:p>0.3056264097</text:p>
          </table:table-cell>
          <table:table-cell office:value-type="float" office:value="1.0159314082">
            <text:p>1.0159314082</text:p>
          </table:table-cell>
          <table:table-cell office:value-type="float" office:value="0.0431895526305">
            <text:p>0.0431895526</text:p>
          </table:table-cell>
          <table:table-cell office:value-type="float" office:value="0.0107117758028">
            <text:p>0.0107117758</text:p>
          </table:table-cell>
          <table:table-cell office:value-type="float" office:value="3047.24142911">
            <text:p>3047.24142911</text:p>
          </table:table-cell>
          <table:table-cell office:value-type="float" office:value="266.276773942">
            <text:p>266.276773942</text:p>
          </table:table-cell>
          <table:table-cell office:value-type="float" office:value="310.849191319">
            <text:p>310.849191319</text:p>
          </table:table-cell>
          <table:table-cell table:number-columns-repeated="3"/>
        </table:table-row>
        <table:table-row table:style-name="ro1">
          <table:table-cell office:value-type="float" office:value="15.7">
            <text:p>15.7</text:p>
          </table:table-cell>
          <table:table-cell office:value-type="float" office:value="0.0782753427943">
            <text:p>0.0782753428</text:p>
          </table:table-cell>
          <table:table-cell office:value-type="float" office:value="0.02">
            <text:p>0.02</text:p>
          </table:table-cell>
          <table:table-cell office:value-type="float" office:value="0.115488215238">
            <text:p>0.1154882152</text:p>
          </table:table-cell>
          <table:table-cell office:value-type="float" office:value="0.112802075764">
            <text:p>0.1128020758</text:p>
          </table:table-cell>
          <table:table-cell office:value-type="float" office:value="0.304664320567">
            <text:p>0.3046643206</text:p>
          </table:table-cell>
          <table:table-cell office:value-type="float" office:value="0.920503984998">
            <text:p>0.920503985</text:p>
          </table:table-cell>
          <table:table-cell office:value-type="float" office:value="0.0424115857679">
            <text:p>0.0424115858</text:p>
          </table:table-cell>
          <table:table-cell office:value-type="float" office:value="0.0106216774666">
            <text:p>0.0106216775</text:p>
          </table:table-cell>
          <table:table-cell office:value-type="float" office:value="3135.32450549">
            <text:p>3135.32450549</text:p>
          </table:table-cell>
          <table:table-cell office:value-type="float" office:value="301.433642474">
            <text:p>301.433642474</text:p>
          </table:table-cell>
          <table:table-cell office:value-type="float" office:value="325.299756695">
            <text:p>325.299756695</text:p>
          </table:table-cell>
          <table:table-cell table:number-columns-repeated="3"/>
        </table:table-row>
        <table:table-row table:style-name="ro1">
          <table:table-cell office:value-type="float" office:value="15.8">
            <text:p>15.8</text:p>
          </table:table-cell>
          <table:table-cell office:value-type="float" office:value="0.0813010584558">
            <text:p>0.0813010585</text:p>
          </table:table-cell>
          <table:table-cell office:value-type="float" office:value="0.02">
            <text:p>0.02</text:p>
          </table:table-cell>
          <table:table-cell office:value-type="float" office:value="0.114646465174">
            <text:p>0.1146464652</text:p>
          </table:table-cell>
          <table:table-cell office:value-type="float" office:value="0.111866491686">
            <text:p>0.1118664917</text:p>
          </table:table-cell>
          <table:table-cell office:value-type="float" office:value="0.303702233752">
            <text:p>0.3037022338</text:p>
          </table:table-cell>
          <table:table-cell office:value-type="float" office:value="0.504537848462">
            <text:p>0.5045378485</text:p>
          </table:table-cell>
          <table:table-cell office:value-type="float" office:value="0.0520578828421">
            <text:p>0.0520578828</text:p>
          </table:table-cell>
          <table:table-cell office:value-type="float" office:value="0.0105315793453">
            <text:p>0.0105315793</text:p>
          </table:table-cell>
          <table:table-cell office:value-type="float" office:value="3223.40737187">
            <text:p>3223.40737187</text:p>
          </table:table-cell>
          <table:table-cell office:value-type="float" office:value="336.590427185">
            <text:p>336.590427185</text:p>
          </table:table-cell>
          <table:table-cell office:value-type="float" office:value="339.750287617">
            <text:p>339.750287617</text:p>
          </table:table-cell>
          <table:table-cell table:number-columns-repeated="3"/>
        </table:table-row>
        <table:table-row table:style-name="ro1">
          <table:table-cell office:value-type="float" office:value="15.9">
            <text:p>15.9</text:p>
          </table:table-cell>
          <table:table-cell office:value-type="float" office:value="0.0843267813312">
            <text:p>0.0843267813</text:p>
          </table:table-cell>
          <table:table-cell office:value-type="float" office:value="0.02">
            <text:p>0.02</text:p>
          </table:table-cell>
          <table:table-cell office:value-type="float" office:value="0.113804713102">
            <text:p>0.1138047131</text:p>
          </table:table-cell>
          <table:table-cell office:value-type="float" office:value="0.110930905377">
            <text:p>0.1109309054</text:p>
          </table:table-cell>
          <table:table-cell office:value-type="float" office:value="0.302740144643">
            <text:p>0.3027401446</text:p>
          </table:table-cell>
          <table:table-cell office:value-type="float" office:value="0.693365333491">
            <text:p>0.6933653335</text:p>
          </table:table-cell>
          <table:table-cell office:value-type="float" office:value="0.061704202915">
            <text:p>0.0617042029</text:p>
          </table:table-cell>
          <table:table-cell office:value-type="float" office:value="0.0104414810092">
            <text:p>0.010441481</text:p>
          </table:table-cell>
          <table:table-cell office:value-type="float" office:value="3311.49044825">
            <text:p>3311.49044825</text:p>
          </table:table-cell>
          <table:table-cell office:value-type="float" office:value="371.747153496">
            <text:p>371.747153496</text:p>
          </table:table-cell>
          <table:table-cell office:value-type="float" office:value="345.636764809">
            <text:p>345.636764809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873524969927">
            <text:p>0.087352497</text:p>
          </table:table-cell>
          <table:table-cell office:value-type="float" office:value="0.02">
            <text:p>0.02</text:p>
          </table:table-cell>
          <table:table-cell office:value-type="float" office:value="0.112962963037">
            <text:p>0.112962963</text:p>
          </table:table-cell>
          <table:table-cell office:value-type="float" office:value="0.109995321299">
            <text:p>0.1099953213</text:p>
          </table:table-cell>
          <table:table-cell office:value-type="float" office:value="0.301778057828">
            <text:p>0.3017780578</text:p>
          </table:table-cell>
          <table:table-cell office:value-type="float" office:value="1.56499854536">
            <text:p>1.5649985454</text:p>
          </table:table-cell>
          <table:table-cell office:value-type="float" office:value="0.075067933053">
            <text:p>0.0750679331</text:p>
          </table:table-cell>
          <table:table-cell office:value-type="float" office:value="0.0103513828879">
            <text:p>0.0103513829</text:p>
          </table:table-cell>
          <table:table-cell office:value-type="float" office:value="3399.57331462">
            <text:p>3399.57331462</text:p>
          </table:table-cell>
          <table:table-cell office:value-type="float" office:value="347.252279486">
            <text:p>347.252279486</text:p>
          </table:table-cell>
          <table:table-cell office:value-type="float" office:value="322.852554291">
            <text:p>322.852554291</text:p>
          </table:table-cell>
          <table:table-cell table:number-columns-repeated="3"/>
        </table:table-row>
        <table:table-row table:style-name="ro1">
          <table:table-cell office:value-type="float" office:value="16.1">
            <text:p>16.1</text:p>
          </table:table-cell>
          <table:table-cell office:value-type="float" office:value="0.0903782126542">
            <text:p>0.0903782127</text:p>
          </table:table-cell>
          <table:table-cell office:value-type="float" office:value="0.02">
            <text:p>0.02</text:p>
          </table:table-cell>
          <table:table-cell office:value-type="float" office:value="0.112121212973">
            <text:p>0.112121213</text:p>
          </table:table-cell>
          <table:table-cell office:value-type="float" office:value="0.109059737221">
            <text:p>0.1090597372</text:p>
          </table:table-cell>
          <table:table-cell office:value-type="float" office:value="0.300815971013">
            <text:p>0.300815971</text:p>
          </table:table-cell>
          <table:table-cell office:value-type="float" office:value="0.588808900394">
            <text:p>0.5888089004</text:p>
          </table:table-cell>
          <table:table-cell office:value-type="float" office:value="0.111266961687">
            <text:p>0.1112669617</text:p>
          </table:table-cell>
          <table:table-cell office:value-type="float" office:value="0.0102612847666">
            <text:p>0.0102612848</text:p>
          </table:table-cell>
          <table:table-cell office:value-type="float" office:value="3487.656181">
            <text:p>3487.656181</text:p>
          </table:table-cell>
          <table:table-cell office:value-type="float" office:value="322.757405476">
            <text:p>322.757405476</text:p>
          </table:table-cell>
          <table:table-cell office:value-type="float" office:value="300.068343773">
            <text:p>300.068343773</text:p>
          </table:table-cell>
          <table:table-cell table:number-columns-repeated="3"/>
        </table:table-row>
        <table:table-row table:style-name="ro1">
          <table:table-cell office:value-type="float" office:value="16.2">
            <text:p>16.2</text:p>
          </table:table-cell>
          <table:table-cell office:value-type="float" office:value="0.0934039355296">
            <text:p>0.0934039355</text:p>
          </table:table-cell>
          <table:table-cell office:value-type="float" office:value="0.02">
            <text:p>0.02</text:p>
          </table:table-cell>
          <table:table-cell office:value-type="float" office:value="0.111279460901">
            <text:p>0.1112794609</text:p>
          </table:table-cell>
          <table:table-cell office:value-type="float" office:value="0.108124150912">
            <text:p>0.1081241509</text:p>
          </table:table-cell>
          <table:table-cell office:value-type="float" office:value="0.299853881904">
            <text:p>0.2998538819</text:p>
          </table:table-cell>
          <table:table-cell office:value-type="float" office:value="0.289238268846">
            <text:p>0.2892382688</text:p>
          </table:table-cell>
          <table:table-cell office:value-type="float" office:value="0.147466076626">
            <text:p>0.1474660766</text:p>
          </table:table-cell>
          <table:table-cell office:value-type="float" office:value="0.0101711864305">
            <text:p>0.0101711864</text:p>
          </table:table-cell>
          <table:table-cell office:value-type="float" office:value="3575.73925738">
            <text:p>3575.73925738</text:p>
          </table:table-cell>
          <table:table-cell office:value-type="float" office:value="298.38194956">
            <text:p>298.38194956</text:p>
          </table:table-cell>
          <table:table-cell office:value-type="float" office:value="276.439397375">
            <text:p>276.439397375</text:p>
          </table:table-cell>
          <table:table-cell table:number-columns-repeated="3"/>
        </table:table-row>
        <table:table-row table:style-name="ro1">
          <table:table-cell office:value-type="float" office:value="16.3">
            <text:p>16.3</text:p>
          </table:table-cell>
          <table:table-cell office:value-type="float" office:value="0.0964296511911">
            <text:p>0.0964296512</text:p>
          </table:table-cell>
          <table:table-cell office:value-type="float" office:value="0.02">
            <text:p>0.02</text:p>
          </table:table-cell>
          <table:table-cell office:value-type="float" office:value="0.110437710836">
            <text:p>0.1104377108</text:p>
          </table:table-cell>
          <table:table-cell office:value-type="float" office:value="0.107188566834">
            <text:p>0.1071885668</text:p>
          </table:table-cell>
          <table:table-cell office:value-type="float" office:value="0.298891795088">
            <text:p>0.2988917951</text:p>
          </table:table-cell>
          <table:table-cell office:value-type="float" office:value="0.589686345996">
            <text:p>0.589686346</text:p>
          </table:table-cell>
          <table:table-cell office:value-type="float" office:value="0.142818532961">
            <text:p>0.142818533</text:p>
          </table:table-cell>
          <table:table-cell office:value-type="float" office:value="0.0100810883092">
            <text:p>0.0100810883</text:p>
          </table:table-cell>
          <table:table-cell office:value-type="float" office:value="3663.82212375">
            <text:p>3663.82212375</text:p>
          </table:table-cell>
          <table:table-cell office:value-type="float" office:value="285.832731289">
            <text:p>285.832731289</text:p>
          </table:table-cell>
          <table:table-cell office:value-type="float" office:value="251.372276965">
            <text:p>251.372276965</text:p>
          </table:table-cell>
          <table:table-cell table:number-columns-repeated="3"/>
        </table:table-row>
        <table:table-row table:style-name="ro1">
          <table:table-cell office:value-type="float" office:value="16.4">
            <text:p>16.4</text:p>
          </table:table-cell>
          <table:table-cell office:value-type="float" office:value="0.0994553740665">
            <text:p>0.0994553741</text:p>
          </table:table-cell>
          <table:table-cell office:value-type="float" office:value="0.02">
            <text:p>0.02</text:p>
          </table:table-cell>
          <table:table-cell office:value-type="float" office:value="0.115565230131">
            <text:p>0.1155652301</text:p>
          </table:table-cell>
          <table:table-cell office:value-type="float" office:value="0.106252980525">
            <text:p>0.1062529805</text:p>
          </table:table-cell>
          <table:table-cell office:value-type="float" office:value="0.297929705979">
            <text:p>0.297929706</text:p>
          </table:table-cell>
          <table:table-cell office:value-type="float" office:value="0.83733931051">
            <text:p>0.8373393105</text:p>
          </table:table-cell>
          <table:table-cell office:value-type="float" office:value="0.13509650896">
            <text:p>0.135096509</text:p>
          </table:table-cell>
          <table:table-cell office:value-type="float" office:value="0.00999098997306">
            <text:p>0.00999099</text:p>
          </table:table-cell>
          <table:table-cell office:value-type="float" office:value="3751.90520013">
            <text:p>3751.90520013</text:p>
          </table:table-cell>
          <table:table-cell office:value-type="float" office:value="273.283483099">
            <text:p>273.283483099</text:p>
          </table:table-cell>
          <table:table-cell office:value-type="float" office:value="228.292253916">
            <text:p>228.292253916</text:p>
          </table:table-cell>
          <table:table-cell table:number-columns-repeated="3"/>
        </table:table-row>
        <table:table-row table:style-name="ro1">
          <table:table-cell office:value-type="float" office:value="16.5">
            <text:p>16.5</text:p>
          </table:table-cell>
          <table:table-cell office:value-type="float" office:value="0.0987722250696">
            <text:p>0.0987722251</text:p>
          </table:table-cell>
          <table:table-cell office:value-type="float" office:value="0.02">
            <text:p>0.02</text:p>
          </table:table-cell>
          <table:table-cell office:value-type="float" office:value="0.127159425017">
            <text:p>0.127159425</text:p>
          </table:table-cell>
          <table:table-cell office:value-type="float" office:value="0.105317396447">
            <text:p>0.1053173964</text:p>
          </table:table-cell>
          <table:table-cell office:value-type="float" office:value="0.296967619164">
            <text:p>0.2969676192</text:p>
          </table:table-cell>
          <table:table-cell office:value-type="float" office:value="0.961802689729">
            <text:p>0.9618026897</text:p>
          </table:table-cell>
          <table:table-cell office:value-type="float" office:value="0.13">
            <text:p>0.13</text:p>
          </table:table-cell>
          <table:table-cell office:value-type="float" office:value="0.00990089185175">
            <text:p>0.0099008919</text:p>
          </table:table-cell>
          <table:table-cell office:value-type="float" office:value="3839.98806651">
            <text:p>3839.98806651</text:p>
          </table:table-cell>
          <table:table-cell office:value-type="float" office:value="258.737772123">
            <text:p>258.737772123</text:p>
          </table:table-cell>
          <table:table-cell office:value-type="float" office:value="228.06415341">
            <text:p>228.06415341</text:p>
          </table:table-cell>
          <table:table-cell table:number-columns-repeated="3"/>
        </table:table-row>
        <table:table-row table:style-name="ro1">
          <table:table-cell office:value-type="float" office:value="16.6">
            <text:p>16.6</text:p>
          </table:table-cell>
          <table:table-cell office:value-type="float" office:value="0.0972749403106">
            <text:p>0.0972749403</text:p>
          </table:table-cell>
          <table:table-cell office:value-type="float" office:value="0.02">
            <text:p>0.02</text:p>
          </table:table-cell>
          <table:table-cell office:value-type="float" office:value="0.138753619903">
            <text:p>0.1387536199</text:p>
          </table:table-cell>
          <table:table-cell office:value-type="float" office:value="0.104381812369">
            <text:p>0.1043818124</text:p>
          </table:table-cell>
          <table:table-cell office:value-type="float" office:value="0.296005532349">
            <text:p>0.2960055323</text:p>
          </table:table-cell>
          <table:table-cell office:value-type="float" office:value="1.08626606895">
            <text:p>1.086266069</text:p>
          </table:table-cell>
          <table:table-cell office:value-type="float" office:value="0.13">
            <text:p>0.13</text:p>
          </table:table-cell>
          <table:table-cell office:value-type="float" office:value="0.00981079373044">
            <text:p>0.0098107937</text:p>
          </table:table-cell>
          <table:table-cell office:value-type="float" office:value="2349.71390113">
            <text:p>2349.71390113</text:p>
          </table:table-cell>
          <table:table-cell office:value-type="float" office:value="240.642748126">
            <text:p>240.642748126</text:p>
          </table:table-cell>
          <table:table-cell office:value-type="float" office:value="227.836052903">
            <text:p>227.836052903</text:p>
          </table:table-cell>
          <table:table-cell table:number-columns-repeated="3"/>
        </table:table-row>
        <table:table-row table:style-name="ro1">
          <table:table-cell office:value-type="float" office:value="16.7">
            <text:p>16.7</text:p>
          </table:table-cell>
          <table:table-cell office:value-type="float" office:value="0.0957776519817">
            <text:p>0.095777652</text:p>
          </table:table-cell>
          <table:table-cell office:value-type="float" office:value="0.02">
            <text:p>0.02</text:p>
          </table:table-cell>
          <table:table-cell office:value-type="float" office:value="0.150347842432">
            <text:p>0.1503478424</text:p>
          </table:table-cell>
          <table:table-cell office:value-type="float" office:value="0.10344622606">
            <text:p>0.1034462261</text:p>
          </table:table-cell>
          <table:table-cell office:value-type="float" office:value="0.29504344324">
            <text:p>0.2950434432</text:p>
          </table:table-cell>
          <table:table-cell office:value-type="float" office:value="2.23064916057">
            <text:p>2.2306491606</text:p>
          </table:table-cell>
          <table:table-cell office:value-type="float" office:value="0.13">
            <text:p>0.13</text:p>
          </table:table-cell>
          <table:table-cell office:value-type="float" office:value="0.00972069539433">
            <text:p>0.0097206954</text:p>
          </table:table-cell>
          <table:table-cell office:value-type="float" office:value="740.63526761">
            <text:p>740.63526761</text:p>
          </table:table-cell>
          <table:table-cell office:value-type="float" office:value="234.16097844">
            <text:p>234.16097844</text:p>
          </table:table-cell>
          <table:table-cell office:value-type="float" office:value="245.084547297">
            <text:p>245.084547297</text:p>
          </table:table-cell>
          <table:table-cell table:number-columns-repeated="3"/>
        </table:table-row>
        <table:table-row table:style-name="ro1">
          <table:table-cell office:value-type="float" office:value="16.8">
            <text:p>16.8</text:p>
          </table:table-cell>
          <table:table-cell office:value-type="float" office:value="0.0942803672226">
            <text:p>0.0942803672</text:p>
          </table:table-cell>
          <table:table-cell office:value-type="float" office:value="0.02">
            <text:p>0.02</text:p>
          </table:table-cell>
          <table:table-cell office:value-type="float" office:value="0.161942037318">
            <text:p>0.1619420373</text:p>
          </table:table-cell>
          <table:table-cell office:value-type="float" office:value="0.102510641982">
            <text:p>0.102510642</text:p>
          </table:table-cell>
          <table:table-cell office:value-type="float" office:value="0.294081356425">
            <text:p>0.2940813564</text:p>
          </table:table-cell>
          <table:table-cell office:value-type="float" office:value="1.47868273105">
            <text:p>1.4786827311</text:p>
          </table:table-cell>
          <table:table-cell office:value-type="float" office:value="0.138810406747">
            <text:p>0.1388104067</text:p>
          </table:table-cell>
          <table:table-cell office:value-type="float" office:value="0.00963059727302">
            <text:p>0.0096305973</text:p>
          </table:table-cell>
          <table:table-cell office:value-type="float" office:value="234.167306493">
            <text:p>234.167306493</text:p>
          </table:table-cell>
          <table:table-cell office:value-type="float" office:value="312.8426641">
            <text:p>312.8426641</text:p>
          </table:table-cell>
          <table:table-cell office:value-type="float" office:value="266.702125991">
            <text:p>266.702125991</text:p>
          </table:table-cell>
          <table:table-cell table:number-columns-repeated="3"/>
        </table:table-row>
        <table:table-row table:style-name="ro1">
          <table:table-cell office:value-type="float" office:value="16.9">
            <text:p>16.9</text:p>
          </table:table-cell>
          <table:table-cell office:value-type="float" office:value="0.0927830788937">
            <text:p>0.0927830789</text:p>
          </table:table-cell>
          <table:table-cell office:value-type="float" office:value="0.02">
            <text:p>0.02</text:p>
          </table:table-cell>
          <table:table-cell office:value-type="float" office:value="0.173536259847">
            <text:p>0.1735362598</text:p>
          </table:table-cell>
          <table:table-cell office:value-type="float" office:value="0.101575055673">
            <text:p>0.1015750557</text:p>
          </table:table-cell>
          <table:table-cell office:value-type="float" office:value="0.293119267316">
            <text:p>0.2931192673</text:p>
          </table:table-cell>
          <table:table-cell office:value-type="float" office:value="0.488437043515">
            <text:p>0.4884370435</text:p>
          </table:table-cell>
          <table:table-cell office:value-type="float" office:value="0.149962836844">
            <text:p>0.1499628368</text:p>
          </table:table-cell>
          <table:table-cell office:value-type="float" office:value="0.0095404989369">
            <text:p>0.0095404989</text:p>
          </table:table-cell>
          <table:table-cell office:value-type="float" office:value="246.569769063">
            <text:p>246.569769063</text:p>
          </table:table-cell>
          <table:table-cell office:value-type="float" office:value="391.524537353">
            <text:p>391.524537353</text:p>
          </table:table-cell>
          <table:table-cell office:value-type="float" office:value="288.319756224">
            <text:p>288.31975622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912857941347">
            <text:p>0.0912857941</text:p>
          </table:table-cell>
          <table:table-cell office:value-type="float" office:value="0.02">
            <text:p>0.02</text:p>
          </table:table-cell>
          <table:table-cell office:value-type="float" office:value="0.185130454733">
            <text:p>0.1851304547</text:p>
          </table:table-cell>
          <table:table-cell office:value-type="float" office:value="0.100639471595">
            <text:p>0.1006394716</text:p>
          </table:table-cell>
          <table:table-cell office:value-type="float" office:value="0.2921571805">
            <text:p>0.2921571805</text:p>
          </table:table-cell>
          <table:table-cell office:value-type="float" office:value="0.496905799786">
            <text:p>0.4969057998</text:p>
          </table:table-cell>
          <table:table-cell office:value-type="float" office:value="0.157689077019">
            <text:p>0.157689077</text:p>
          </table:table-cell>
          <table:table-cell office:value-type="float" office:value="0.00945040081559">
            <text:p>0.0094504008</text:p>
          </table:table-cell>
          <table:table-cell office:value-type="float" office:value="256.698177798">
            <text:p>256.698177798</text:p>
          </table:table-cell>
          <table:table-cell office:value-type="float" office:value="470.206223013">
            <text:p>470.206223013</text:p>
          </table:table-cell>
          <table:table-cell office:value-type="float" office:value="252.540898921">
            <text:p>252.540898921</text:p>
          </table:table-cell>
          <table:table-cell table:number-columns-repeated="3"/>
        </table:table-row>
        <table:table-row table:style-name="ro1">
          <table:table-cell office:value-type="float" office:value="17.1">
            <text:p>17.1</text:p>
          </table:table-cell>
          <table:table-cell office:value-type="float" office:value="0.0897885093756">
            <text:p>0.0897885094</text:p>
          </table:table-cell>
          <table:table-cell office:value-type="float" office:value="0.02">
            <text:p>0.02</text:p>
          </table:table-cell>
          <table:table-cell office:value-type="float" office:value="0.192871290596">
            <text:p>0.1928712906</text:p>
          </table:table-cell>
          <table:table-cell office:value-type="float" office:value="0.0997038875166">
            <text:p>0.0997038875</text:p>
          </table:table-cell>
          <table:table-cell office:value-type="float" office:value="0.291195093685">
            <text:p>0.2911950937</text:p>
          </table:table-cell>
          <table:table-cell office:value-type="float" office:value="0.695602729311">
            <text:p>0.6956027293</text:p>
          </table:table-cell>
          <table:table-cell office:value-type="float" office:value="0.134579847212">
            <text:p>0.1345798472</text:p>
          </table:table-cell>
          <table:table-cell office:value-type="float" office:value="0.00936030269429">
            <text:p>0.0093603027</text:p>
          </table:table-cell>
          <table:table-cell office:value-type="float" office:value="246.360368148">
            <text:p>246.360368148</text:p>
          </table:table-cell>
          <table:table-cell office:value-type="float" office:value="548.887908674">
            <text:p>548.887908674</text:p>
          </table:table-cell>
          <table:table-cell office:value-type="float" office:value="209.668151917">
            <text:p>209.668151917</text:p>
          </table:table-cell>
          <table:table-cell table:number-columns-repeated="3"/>
        </table:table-row>
        <table:table-row table:style-name="ro1">
          <table:table-cell office:value-type="float" office:value="17.2">
            <text:p>17.2</text:p>
          </table:table-cell>
          <table:table-cell office:value-type="float" office:value="0.0882912210467">
            <text:p>0.088291221</text:p>
          </table:table-cell>
          <table:table-cell office:value-type="float" office:value="0.02">
            <text:p>0.02</text:p>
          </table:table-cell>
          <table:table-cell office:value-type="float" office:value="0.197821791215">
            <text:p>0.1978217912</text:p>
          </table:table-cell>
          <table:table-cell office:value-type="float" office:value="0.0987683012078">
            <text:p>0.0987683012</text:p>
          </table:table-cell>
          <table:table-cell office:value-type="float" office:value="0.290233004576">
            <text:p>0.2902330046</text:p>
          </table:table-cell>
          <table:table-cell office:value-type="float" office:value="0.894300132567">
            <text:p>0.8943001326</text:p>
          </table:table-cell>
          <table:table-cell office:value-type="float" office:value="0.111470562307">
            <text:p>0.1114705623</text:p>
          </table:table-cell>
          <table:table-cell office:value-type="float" office:value="0.00927020435817">
            <text:p>0.0092702044</text:p>
          </table:table-cell>
          <table:table-cell office:value-type="float" office:value="236.02253385">
            <text:p>236.02253385</text:p>
          </table:table-cell>
          <table:table-cell office:value-type="float" office:value="627.569781926">
            <text:p>627.569781926</text:p>
          </table:table-cell>
          <table:table-cell office:value-type="float" office:value="228.904186654">
            <text:p>228.904186654</text:p>
          </table:table-cell>
          <table:table-cell table:number-columns-repeated="3"/>
        </table:table-row>
        <table:table-row table:style-name="ro1">
          <table:table-cell office:value-type="float" office:value="17.3">
            <text:p>17.3</text:p>
          </table:table-cell>
          <table:table-cell office:value-type="float" office:value="0.0867939362877">
            <text:p>0.0867939363</text:p>
          </table:table-cell>
          <table:table-cell office:value-type="float" office:value="0.02">
            <text:p>0.02</text:p>
          </table:table-cell>
          <table:table-cell office:value-type="float" office:value="0.202772280032">
            <text:p>0.20277228</text:p>
          </table:table-cell>
          <table:table-cell office:value-type="float" office:value="0.0978327171296">
            <text:p>0.0978327171</text:p>
          </table:table-cell>
          <table:table-cell office:value-type="float" office:value="0.289270917761">
            <text:p>0.2892709178</text:p>
          </table:table-cell>
          <table:table-cell office:value-type="float" office:value="0.604148681724">
            <text:p>0.6041486817</text:p>
          </table:table-cell>
          <table:table-cell office:value-type="float" office:value="0.0883613324999">
            <text:p>0.0883613325</text:p>
          </table:table-cell>
          <table:table-cell office:value-type="float" office:value="0.00918010623686">
            <text:p>0.0091801062</text:p>
          </table:table-cell>
          <table:table-cell office:value-type="float" office:value="236.158828685">
            <text:p>236.158828685</text:p>
          </table:table-cell>
          <table:table-cell office:value-type="float" office:value="706.251467587">
            <text:p>706.251467587</text:p>
          </table:table-cell>
          <table:table-cell office:value-type="float" office:value="258.250831901">
            <text:p>258.250831901</text:p>
          </table:table-cell>
          <table:table-cell table:number-columns-repeated="3"/>
        </table:table-row>
        <table:table-row table:style-name="ro1">
          <table:table-cell office:value-type="float" office:value="17.4">
            <text:p>17.4</text:p>
          </table:table-cell>
          <table:table-cell office:value-type="float" office:value="0.0852966479588">
            <text:p>0.085296648</text:p>
          </table:table-cell>
          <table:table-cell office:value-type="float" office:value="0.02">
            <text:p>0.02</text:p>
          </table:table-cell>
          <table:table-cell office:value-type="float" office:value="0.207722780652">
            <text:p>0.2077227807</text:p>
          </table:table-cell>
          <table:table-cell office:value-type="float" office:value="0.0968971308208">
            <text:p>0.0968971308</text:p>
          </table:table-cell>
          <table:table-cell office:value-type="float" office:value="0.288308828652">
            <text:p>0.2883088287</text:p>
          </table:table-cell>
          <table:table-cell office:value-type="float" office:value="0.167978314078">
            <text:p>0.1679783141</text:p>
          </table:table-cell>
          <table:table-cell office:value-type="float" office:value="0.0652520475956">
            <text:p>0.0652520476</text:p>
          </table:table-cell>
          <table:table-cell office:value-type="float" office:value="0.00909000790074">
            <text:p>0.0090900079</text:p>
          </table:table-cell>
          <table:table-cell office:value-type="float" office:value="239.42372201">
            <text:p>239.42372201</text:p>
          </table:table-cell>
          <table:table-cell office:value-type="float" office:value="784.933340839">
            <text:p>784.933340839</text:p>
          </table:table-cell>
          <table:table-cell office:value-type="float" office:value="287.597547116">
            <text:p>287.597547116</text:p>
          </table:table-cell>
          <table:table-cell table:number-columns-repeated="3"/>
        </table:table-row>
        <table:table-row table:style-name="ro1">
          <table:table-cell office:value-type="float" office:value="17.5">
            <text:p>17.5</text:p>
          </table:table-cell>
          <table:table-cell office:value-type="float" office:value="0.0837993631997">
            <text:p>0.0837993632</text:p>
          </table:table-cell>
          <table:table-cell office:value-type="float" office:value="0.02">
            <text:p>0.02</text:p>
          </table:table-cell>
          <table:table-cell office:value-type="float" office:value="0.212673269469">
            <text:p>0.2126732695</text:p>
          </table:table-cell>
          <table:table-cell office:value-type="float" office:value="0.0959615467427">
            <text:p>0.0959615467</text:p>
          </table:table-cell>
          <table:table-cell office:value-type="float" office:value="0.287346741837">
            <text:p>0.2873467418</text:p>
          </table:table-cell>
          <table:table-cell office:value-type="float" office:value="1.12949132917">
            <text:p>1.1294913292</text:p>
          </table:table-cell>
          <table:table-cell office:value-type="float" office:value="0.077890750292">
            <text:p>0.0778907503</text:p>
          </table:table-cell>
          <table:table-cell office:value-type="float" office:value="0.00899990977944">
            <text:p>0.0089999098</text:p>
          </table:table-cell>
          <table:table-cell office:value-type="float" office:value="243.488477733">
            <text:p>243.488477733</text:p>
          </table:table-cell>
          <table:table-cell office:value-type="float" office:value="863.6150265">
            <text:p>863.6150265</text:p>
          </table:table-cell>
          <table:table-cell office:value-type="float" office:value="255.426247351">
            <text:p>255.426247351</text:p>
          </table:table-cell>
          <table:table-cell table:number-columns-repeated="3"/>
        </table:table-row>
        <table:table-row table:style-name="ro1">
          <table:table-cell office:value-type="float" office:value="17.6">
            <text:p>17.6</text:p>
          </table:table-cell>
          <table:table-cell office:value-type="float" office:value="0.0823020784407">
            <text:p>0.0823020784</text:p>
          </table:table-cell>
          <table:table-cell office:value-type="float" office:value="0.02">
            <text:p>0.02</text:p>
          </table:table-cell>
          <table:table-cell office:value-type="float" office:value="0.217623758286">
            <text:p>0.2176237583</text:p>
          </table:table-cell>
          <table:table-cell office:value-type="float" office:value="0.0950259626645">
            <text:p>0.0950259627</text:p>
          </table:table-cell>
          <table:table-cell office:value-type="float" office:value="0.286384655022">
            <text:p>0.286384655</text:p>
          </table:table-cell>
          <table:table-cell office:value-type="float" office:value="2.26375033804">
            <text:p>2.263750338</text:p>
          </table:table-cell>
          <table:table-cell office:value-type="float" office:value="0.159921908615">
            <text:p>0.1599219086</text:p>
          </table:table-cell>
          <table:table-cell office:value-type="float" office:value="0.00890981165813">
            <text:p>0.0089098117</text:p>
          </table:table-cell>
          <table:table-cell office:value-type="float" office:value="249.038698868">
            <text:p>249.038698868</text:p>
          </table:table-cell>
          <table:table-cell office:value-type="float" office:value="942.29671216">
            <text:p>942.29671216</text:p>
          </table:table-cell>
          <table:table-cell office:value-type="float" office:value="221.999570952">
            <text:p>221.999570952</text:p>
          </table:table-cell>
          <table:table-cell table:number-columns-repeated="3"/>
        </table:table-row>
        <table:table-row table:style-name="ro1">
          <table:table-cell office:value-type="float" office:value="17.7">
            <text:p>17.7</text:p>
          </table:table-cell>
          <table:table-cell office:value-type="float" office:value="0.0808047901118">
            <text:p>0.0808047901</text:p>
          </table:table-cell>
          <table:table-cell office:value-type="float" office:value="0.02">
            <text:p>0.02</text:p>
          </table:table-cell>
          <table:table-cell office:value-type="float" office:value="0.221897812378">
            <text:p>0.2218978124</text:p>
          </table:table-cell>
          <table:table-cell office:value-type="float" office:value="0.0940903763557">
            <text:p>0.0940903764</text:p>
          </table:table-cell>
          <table:table-cell office:value-type="float" office:value="0.285422565912">
            <text:p>0.2854225659</text:p>
          </table:table-cell>
          <table:table-cell office:value-type="float" office:value="2.2083475619">
            <text:p>2.2083475619</text:p>
          </table:table-cell>
          <table:table-cell office:value-type="float" office:value="0.241953262516">
            <text:p>0.2419532625</text:p>
          </table:table-cell>
          <table:table-cell office:value-type="float" office:value="0.00881971332201">
            <text:p>0.0088197133</text:p>
          </table:table-cell>
          <table:table-cell office:value-type="float" office:value="254.588933235">
            <text:p>254.588933235</text:p>
          </table:table-cell>
          <table:table-cell office:value-type="float" office:value="1020.97858541">
            <text:p>1020.97858541</text:p>
          </table:table-cell>
          <table:table-cell office:value-type="float" office:value="218.105403248">
            <text:p>218.105403248</text:p>
          </table:table-cell>
          <table:table-cell table:number-columns-repeated="3"/>
        </table:table-row>
        <table:table-row table:style-name="ro1">
          <table:table-cell office:value-type="float" office:value="17.8">
            <text:p>17.8</text:p>
          </table:table-cell>
          <table:table-cell office:value-type="float" office:value="0.0793075053527">
            <text:p>0.0793075054</text:p>
          </table:table-cell>
          <table:table-cell office:value-type="float" office:value="0.02">
            <text:p>0.02</text:p>
          </table:table-cell>
          <table:table-cell office:value-type="float" office:value="0.225547444874">
            <text:p>0.2255474449</text:p>
          </table:table-cell>
          <table:table-cell office:value-type="float" office:value="0.0931547922775">
            <text:p>0.0931547923</text:p>
          </table:table-cell>
          <table:table-cell office:value-type="float" office:value="0.284460479097">
            <text:p>0.2844604791</text:p>
          </table:table-cell>
          <table:table-cell office:value-type="float" office:value="1.44079286107">
            <text:p>1.4407928611</text:p>
          </table:table-cell>
          <table:table-cell office:value-type="float" office:value="0.233805959394">
            <text:p>0.2338059594</text:p>
          </table:table-cell>
          <table:table-cell office:value-type="float" office:value="0.0087296152007">
            <text:p>0.0087296152</text:p>
          </table:table-cell>
          <table:table-cell office:value-type="float" office:value="257.978316197">
            <text:p>257.978316197</text:p>
          </table:table-cell>
          <table:table-cell office:value-type="float" office:value="961.183487259">
            <text:p>961.183487259</text:p>
          </table:table-cell>
          <table:table-cell office:value-type="float" office:value="220.694036658">
            <text:p>220.694036658</text:p>
          </table:table-cell>
          <table:table-cell table:number-columns-repeated="3"/>
        </table:table-row>
        <table:table-row table:style-name="ro1">
          <table:table-cell office:value-type="float" office:value="17.9">
            <text:p>17.9</text:p>
          </table:table-cell>
          <table:table-cell office:value-type="float" office:value="0.0778102170238">
            <text:p>0.077810217</text:p>
          </table:table-cell>
          <table:table-cell office:value-type="float" office:value="0.02">
            <text:p>0.02</text:p>
          </table:table-cell>
          <table:table-cell office:value-type="float" office:value="0.229197086072">
            <text:p>0.2291970861</text:p>
          </table:table-cell>
          <table:table-cell office:value-type="float" office:value="0.0922192059688">
            <text:p>0.092219206</text:p>
          </table:table-cell>
          <table:table-cell office:value-type="float" office:value="0.283498389988">
            <text:p>0.28349839</text:p>
          </table:table-cell>
          <table:table-cell office:value-type="float" office:value="0.520157255236">
            <text:p>0.5201572552</text:p>
          </table:table-cell>
          <table:table-cell office:value-type="float" office:value="0.200223837577">
            <text:p>0.2002238376</text:p>
          </table:table-cell>
          <table:table-cell office:value-type="float" office:value="0.00863951686459">
            <text:p>0.0086395169</text:p>
          </table:table-cell>
          <table:table-cell office:value-type="float" office:value="260.793308328">
            <text:p>260.793308328</text:p>
          </table:table-cell>
          <table:table-cell office:value-type="float" office:value="593.167397737">
            <text:p>593.167397737</text:p>
          </table:table-cell>
          <table:table-cell office:value-type="float" office:value="236.755582128">
            <text:p>236.755582128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763129322648">
            <text:p>0.0763129323</text:p>
          </table:table-cell>
          <table:table-cell office:value-type="float" office:value="0.02">
            <text:p>0.02</text:p>
          </table:table-cell>
          <table:table-cell office:value-type="float" office:value="0.232846718568">
            <text:p>0.2328467186</text:p>
          </table:table-cell>
          <table:table-cell office:value-type="float" office:value="0.0912836218906">
            <text:p>0.0912836219</text:p>
          </table:table-cell>
          <table:table-cell office:value-type="float" office:value="0.282536303173">
            <text:p>0.2825363032</text:p>
          </table:table-cell>
          <table:table-cell office:value-type="float" office:value="0.437959322859">
            <text:p>0.4379593229</text:p>
          </table:table-cell>
          <table:table-cell office:value-type="float" office:value="0.169312715171">
            <text:p>0.1693127152</text:p>
          </table:table-cell>
          <table:table-cell office:value-type="float" office:value="0.00854941874328">
            <text:p>0.0085494187</text:p>
          </table:table-cell>
          <table:table-cell office:value-type="float" office:value="273.583981029">
            <text:p>273.583981029</text:p>
          </table:table-cell>
          <table:table-cell office:value-type="float" office:value="229.598940105">
            <text:p>229.598940105</text:p>
          </table:table-cell>
          <table:table-cell office:value-type="float" office:value="261.798969457">
            <text:p>261.798969457</text:p>
          </table:table-cell>
          <table:table-cell table:number-columns-repeated="3"/>
        </table:table-row>
        <table:table-row table:style-name="ro1">
          <table:table-cell office:value-type="float" office:value="18.1">
            <text:p>18.1</text:p>
          </table:table-cell>
          <table:table-cell office:value-type="float" office:value="0.0748156475057">
            <text:p>0.0748156475</text:p>
          </table:table-cell>
          <table:table-cell office:value-type="float" office:value="0.02">
            <text:p>0.02</text:p>
          </table:table-cell>
          <table:table-cell office:value-type="float" office:value="0.236496351064">
            <text:p>0.2364963511</text:p>
          </table:table-cell>
          <table:table-cell office:value-type="float" office:value="0.0903480378124">
            <text:p>0.0903480378</text:p>
          </table:table-cell>
          <table:table-cell office:value-type="float" office:value="0.281574216358">
            <text:p>0.2815742164</text:p>
          </table:table-cell>
          <table:table-cell office:value-type="float" office:value="0.635238106437">
            <text:p>0.6352381064</text:p>
          </table:table-cell>
          <table:table-cell office:value-type="float" office:value="0.162439866879">
            <text:p>0.1624398669</text:p>
          </table:table-cell>
          <table:table-cell office:value-type="float" office:value="0.00845932062197">
            <text:p>0.0084593206</text:p>
          </table:table-cell>
          <table:table-cell office:value-type="float" office:value="338.746826153">
            <text:p>338.746826153</text:p>
          </table:table-cell>
          <table:table-cell office:value-type="float" office:value="306.184974461">
            <text:p>306.184974461</text:p>
          </table:table-cell>
          <table:table-cell office:value-type="float" office:value="286.842356786">
            <text:p>286.842356786</text:p>
          </table:table-cell>
          <table:table-cell table:number-columns-repeated="3"/>
        </table:table-row>
        <table:table-row table:style-name="ro1">
          <table:table-cell office:value-type="float" office:value="18.2">
            <text:p>18.2</text:p>
          </table:table-cell>
          <table:table-cell office:value-type="float" office:value="0.0733183591768">
            <text:p>0.0733183592</text:p>
          </table:table-cell>
          <table:table-cell office:value-type="float" office:value="0.02">
            <text:p>0.02</text:p>
          </table:table-cell>
          <table:table-cell office:value-type="float" office:value="0.240077074885">
            <text:p>0.2400770749</text:p>
          </table:table-cell>
          <table:table-cell office:value-type="float" office:value="0.0894124515036">
            <text:p>0.0894124515</text:p>
          </table:table-cell>
          <table:table-cell office:value-type="float" office:value="0.280612127249">
            <text:p>0.2806121272</text:p>
          </table:table-cell>
          <table:table-cell office:value-type="float" office:value="0.832517360365">
            <text:p>0.8325173604</text:p>
          </table:table-cell>
          <table:table-cell office:value-type="float" office:value="0.155567002201">
            <text:p>0.1555670022</text:p>
          </table:table-cell>
          <table:table-cell office:value-type="float" office:value="0.00836922228585">
            <text:p>0.0083692223</text:p>
          </table:table-cell>
          <table:table-cell office:value-type="float" office:value="403.909826637">
            <text:p>403.909826637</text:p>
          </table:table-cell>
          <table:table-cell office:value-type="float" office:value="382.771191413">
            <text:p>382.771191413</text:p>
          </table:table-cell>
          <table:table-cell office:value-type="float" office:value="282.598226237">
            <text:p>282.598226237</text:p>
          </table:table-cell>
          <table:table-cell table:number-columns-repeated="3"/>
        </table:table-row>
        <table:table-row table:style-name="ro1">
          <table:table-cell office:value-type="float" office:value="18.3">
            <text:p>18.3</text:p>
          </table:table-cell>
          <table:table-cell office:value-type="float" office:value="0.0718210744177">
            <text:p>0.0718210744</text:p>
          </table:table-cell>
          <table:table-cell office:value-type="float" office:value="0.02">
            <text:p>0.02</text:p>
          </table:table-cell>
          <table:table-cell office:value-type="float" office:value="0.242003855122">
            <text:p>0.2420038551</text:p>
          </table:table-cell>
          <table:table-cell office:value-type="float" office:value="0.0884768674255">
            <text:p>0.0884768674</text:p>
          </table:table-cell>
          <table:table-cell office:value-type="float" office:value="0.279650040434">
            <text:p>0.2796500404</text:p>
          </table:table-cell>
          <table:table-cell office:value-type="float" office:value="0.900798511833">
            <text:p>0.9007985118</text:p>
          </table:table-cell>
          <table:table-cell office:value-type="float" office:value="0.148476338915">
            <text:p>0.1484763389</text:p>
          </table:table-cell>
          <table:table-cell office:value-type="float" office:value="0.00827912416455">
            <text:p>0.0082791242</text:p>
          </table:table-cell>
          <table:table-cell office:value-type="float" office:value="469.072671761">
            <text:p>469.072671761</text:p>
          </table:table-cell>
          <table:table-cell office:value-type="float" office:value="459.357225769">
            <text:p>459.357225769</text:p>
          </table:table-cell>
          <table:table-cell office:value-type="float" office:value="261.87990997">
            <text:p>261.87990997</text:p>
          </table:table-cell>
          <table:table-cell table:number-columns-repeated="3"/>
        </table:table-row>
        <table:table-row table:style-name="ro1">
          <table:table-cell office:value-type="float" office:value="18.4">
            <text:p>18.4</text:p>
          </table:table-cell>
          <table:table-cell office:value-type="float" office:value="0.0703237860889">
            <text:p>0.0703237861</text:p>
          </table:table-cell>
          <table:table-cell office:value-type="float" office:value="0.02">
            <text:p>0.02</text:p>
          </table:table-cell>
          <table:table-cell office:value-type="float" office:value="0.243930639954">
            <text:p>0.24393064</text:p>
          </table:table-cell>
          <table:table-cell office:value-type="float" office:value="0.0875412811167">
            <text:p>0.0875412811</text:p>
          </table:table-cell>
          <table:table-cell office:value-type="float" office:value="0.278687951325">
            <text:p>0.2786879513</text:p>
          </table:table-cell>
          <table:table-cell office:value-type="float" office:value="0.938821378259">
            <text:p>0.9388213783</text:p>
          </table:table-cell>
          <table:table-cell office:value-type="float" office:value="0.140457081118">
            <text:p>0.1404570811</text:p>
          </table:table-cell>
          <table:table-cell office:value-type="float" office:value="0.00818902582843">
            <text:p>0.0081890258</text:p>
          </table:table-cell>
          <table:table-cell office:value-type="float" office:value="534.235672246">
            <text:p>534.235672246</text:p>
          </table:table-cell>
          <table:table-cell office:value-type="float" office:value="535.94344272">
            <text:p>535.94344272</text:p>
          </table:table-cell>
          <table:table-cell office:value-type="float" office:value="241.0461501">
            <text:p>241.0461501</text:p>
          </table:table-cell>
          <table:table-cell table:number-columns-repeated="3"/>
        </table:table-row>
        <table:table-row table:style-name="ro1">
          <table:table-cell office:value-type="float" office:value="18.5">
            <text:p>18.5</text:p>
          </table:table-cell>
          <table:table-cell office:value-type="float" office:value="0.0688265013298">
            <text:p>0.0688265013</text:p>
          </table:table-cell>
          <table:table-cell office:value-type="float" office:value="0.02">
            <text:p>0.02</text:p>
          </table:table-cell>
          <table:table-cell office:value-type="float" office:value="0.245857420192">
            <text:p>0.2458574202</text:p>
          </table:table-cell>
          <table:table-cell office:value-type="float" office:value="0.0866056970385">
            <text:p>0.086605697</text:p>
          </table:table-cell>
          <table:table-cell office:value-type="float" office:value="0.277725864509">
            <text:p>0.2777258645</text:p>
          </table:table-cell>
          <table:table-cell office:value-type="float" office:value="0.994903090357">
            <text:p>0.9949030904</text:p>
          </table:table-cell>
          <table:table-cell office:value-type="float" office:value="0.13243784244">
            <text:p>0.1324378424</text:p>
          </table:table-cell>
          <table:table-cell office:value-type="float" office:value="0.00809892770712">
            <text:p>0.0080989277</text:p>
          </table:table-cell>
          <table:table-cell office:value-type="float" office:value="599.39851737">
            <text:p>599.39851737</text:p>
          </table:table-cell>
          <table:table-cell office:value-type="float" office:value="612.529477076">
            <text:p>612.529477076</text:p>
          </table:table-cell>
          <table:table-cell office:value-type="float" office:value="219.72049819">
            <text:p>219.72049819</text:p>
          </table:table-cell>
          <table:table-cell table:number-columns-repeated="3"/>
        </table:table-row>
        <table:table-row table:style-name="ro1">
          <table:table-cell office:value-type="float" office:value="18.6">
            <text:p>18.6</text:p>
          </table:table-cell>
          <table:table-cell office:value-type="float" office:value="0.0673292165707">
            <text:p>0.0673292166</text:p>
          </table:table-cell>
          <table:table-cell office:value-type="float" office:value="0.02">
            <text:p>0.02</text:p>
          </table:table-cell>
          <table:table-cell office:value-type="float" office:value="0.24778420043">
            <text:p>0.2477842004</text:p>
          </table:table-cell>
          <table:table-cell office:value-type="float" office:value="0.0856701129604">
            <text:p>0.085670113</text:p>
          </table:table-cell>
          <table:table-cell office:value-type="float" office:value="0.276763777694">
            <text:p>0.2767637777</text:p>
          </table:table-cell>
          <table:table-cell office:value-type="float" office:value="1.13325249283">
            <text:p>1.1332524928</text:p>
          </table:table-cell>
          <table:table-cell office:value-type="float" office:value="0.124418603762">
            <text:p>0.1244186038</text:p>
          </table:table-cell>
          <table:table-cell office:value-type="float" office:value="0.00800882958581">
            <text:p>0.0080088296</text:p>
          </table:table-cell>
          <table:table-cell office:value-type="float" office:value="664.561362494">
            <text:p>664.561362494</text:p>
          </table:table-cell>
          <table:table-cell office:value-type="float" office:value="689.115511432">
            <text:p>689.115511432</text:p>
          </table:table-cell>
          <table:table-cell office:value-type="float" office:value="208.020688787">
            <text:p>208.020688787</text:p>
          </table:table-cell>
          <table:table-cell table:number-columns-repeated="3"/>
        </table:table-row>
        <table:table-row table:style-name="ro1">
          <table:table-cell office:value-type="float" office:value="18.7">
            <text:p>18.7</text:p>
          </table:table-cell>
          <table:table-cell office:value-type="float" office:value="0.0658319282419">
            <text:p>0.0658319282</text:p>
          </table:table-cell>
          <table:table-cell office:value-type="float" office:value="0.02">
            <text:p>0.02</text:p>
          </table:table-cell>
          <table:table-cell office:value-type="float" office:value="0.249710985261">
            <text:p>0.2497109853</text:p>
          </table:table-cell>
          <table:table-cell office:value-type="float" office:value="0.0847345266516">
            <text:p>0.0847345267</text:p>
          </table:table-cell>
          <table:table-cell office:value-type="float" office:value="0.275801688585">
            <text:p>0.2758016886</text:p>
          </table:table-cell>
          <table:table-cell office:value-type="float" office:value="1.27160222516">
            <text:p>1.2716022252</text:p>
          </table:table-cell>
          <table:table-cell office:value-type="float" office:value="0.116399345964">
            <text:p>0.116399346</text:p>
          </table:table-cell>
          <table:table-cell office:value-type="float" office:value="0.0079187312497">
            <text:p>0.0079187312</text:p>
          </table:table-cell>
          <table:table-cell office:value-type="float" office:value="729.724362978">
            <text:p>729.724362978</text:p>
          </table:table-cell>
          <table:table-cell office:value-type="float" office:value="765.701728383">
            <text:p>765.701728383</text:p>
          </table:table-cell>
          <table:table-cell office:value-type="float" office:value="243.317803424">
            <text:p>243.317803424</text:p>
          </table:table-cell>
          <table:table-cell table:number-columns-repeated="3"/>
        </table:table-row>
        <table:table-row table:style-name="ro1">
          <table:table-cell office:value-type="float" office:value="18.8">
            <text:p>18.8</text:p>
          </table:table-cell>
          <table:table-cell office:value-type="float" office:value="0.0643346434828">
            <text:p>0.0643346435</text:p>
          </table:table-cell>
          <table:table-cell office:value-type="float" office:value="0.02">
            <text:p>0.02</text:p>
          </table:table-cell>
          <table:table-cell office:value-type="float" office:value="0.239952713646">
            <text:p>0.2399527136</text:p>
          </table:table-cell>
          <table:table-cell office:value-type="float" office:value="0.0837989425734">
            <text:p>0.0837989426</text:p>
          </table:table-cell>
          <table:table-cell office:value-type="float" office:value="0.27483960177">
            <text:p>0.2748396018</text:p>
          </table:table-cell>
          <table:table-cell office:value-type="float" office:value="1.40995162764">
            <text:p>1.4099516276</text:p>
          </table:table-cell>
          <table:table-cell office:value-type="float" office:value="0.108380107286">
            <text:p>0.1083801073</text:p>
          </table:table-cell>
          <table:table-cell office:value-type="float" office:value="0.00782863312839">
            <text:p>0.0078286331</text:p>
          </table:table-cell>
          <table:table-cell office:value-type="float" office:value="674.461528406">
            <text:p>674.461528406</text:p>
          </table:table-cell>
          <table:table-cell office:value-type="float" office:value="842.287762739">
            <text:p>842.287762739</text:p>
          </table:table-cell>
          <table:table-cell office:value-type="float" office:value="278.614833906">
            <text:p>278.614833906</text:p>
          </table:table-cell>
          <table:table-cell table:number-columns-repeated="3"/>
        </table:table-row>
        <table:table-row table:style-name="ro1">
          <table:table-cell office:value-type="float" office:value="18.9">
            <text:p>18.9</text:p>
          </table:table-cell>
          <table:table-cell office:value-type="float" office:value="0.0628373551539">
            <text:p>0.0628373552</text:p>
          </table:table-cell>
          <table:table-cell office:value-type="float" office:value="0.02">
            <text:p>0.02</text:p>
          </table:table-cell>
          <table:table-cell office:value-type="float" office:value="0.228132365155">
            <text:p>0.2281323652</text:p>
          </table:table-cell>
          <table:table-cell office:value-type="float" office:value="0.0828633562646">
            <text:p>0.0828633563</text:p>
          </table:table-cell>
          <table:table-cell office:value-type="float" office:value="0.273877512661">
            <text:p>0.2738775127</text:p>
          </table:table-cell>
          <table:table-cell office:value-type="float" office:value="1.49326098796">
            <text:p>1.493260988</text:p>
          </table:table-cell>
          <table:table-cell office:value-type="float" office:value="0.100360849489">
            <text:p>0.1003608495</text:p>
          </table:table-cell>
          <table:table-cell office:value-type="float" office:value="0.00773853479227">
            <text:p>0.0077385348</text:p>
          </table:table-cell>
          <table:table-cell office:value-type="float" office:value="557.161074635">
            <text:p>557.161074635</text:p>
          </table:table-cell>
          <table:table-cell office:value-type="float" office:value="918.87397969">
            <text:p>918.87397969</text:p>
          </table:table-cell>
          <table:table-cell office:value-type="float" office:value="311.937529816">
            <text:p>311.937529816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.0613400703948">
            <text:p>0.0613400704</text:p>
          </table:table-cell>
          <table:table-cell office:value-type="float" office:value="0.02">
            <text:p>0.02</text:p>
          </table:table-cell>
          <table:table-cell office:value-type="float" office:value="0.216312044845">
            <text:p>0.2163120448</text:p>
          </table:table-cell>
          <table:table-cell office:value-type="float" office:value="0.0819277721864">
            <text:p>0.0819277722</text:p>
          </table:table-cell>
          <table:table-cell office:value-type="float" office:value="0.272915425846">
            <text:p>0.2729154258</text:p>
          </table:table-cell>
          <table:table-cell office:value-type="float" office:value="0.714314596985">
            <text:p>0.714314597</text:p>
          </table:table-cell>
          <table:table-cell office:value-type="float" office:value="0.092341610811">
            <text:p>0.0923416108</text:p>
          </table:table-cell>
          <table:table-cell office:value-type="float" office:value="0.00764843667096">
            <text:p>0.0076484367</text:p>
          </table:table-cell>
          <table:table-cell office:value-type="float" office:value="439.86090053">
            <text:p>439.86090053</text:p>
          </table:table-cell>
          <table:table-cell office:value-type="float" office:value="978.20099061">
            <text:p>978.20099061</text:p>
          </table:table-cell>
          <table:table-cell office:value-type="float" office:value="297.876445714">
            <text:p>297.876445714</text:p>
          </table:table-cell>
          <table:table-cell table:number-columns-repeated="3"/>
        </table:table-row>
        <table:table-row table:style-name="ro1">
          <table:table-cell office:value-type="float" office:value="19.1">
            <text:p>19.1</text:p>
          </table:table-cell>
          <table:table-cell office:value-type="float" office:value="0.0598427856358">
            <text:p>0.0598427856</text:p>
          </table:table-cell>
          <table:table-cell office:value-type="float" office:value="0.02">
            <text:p>0.02</text:p>
          </table:table-cell>
          <table:table-cell office:value-type="float" office:value="0.204491724536">
            <text:p>0.2044917245</text:p>
          </table:table-cell>
          <table:table-cell office:value-type="float" office:value="0.0809921881083">
            <text:p>0.0809921881</text:p>
          </table:table-cell>
          <table:table-cell office:value-type="float" office:value="0.27195333903">
            <text:p>0.271953339</text:p>
          </table:table-cell>
          <table:table-cell office:value-type="float" office:value="0.0850279808812">
            <text:p>0.0850279809</text:p>
          </table:table-cell>
          <table:table-cell office:value-type="float" office:value="0.084322372133">
            <text:p>0.0843223721</text:p>
          </table:table-cell>
          <table:table-cell office:value-type="float" office:value="0.00755833854966">
            <text:p>0.0075583385</text:p>
          </table:table-cell>
          <table:table-cell office:value-type="float" office:value="346.64384706">
            <text:p>346.64384706</text:p>
          </table:table-cell>
          <table:table-cell office:value-type="float" office:value="808.228707537">
            <text:p>808.228707537</text:p>
          </table:table-cell>
          <table:table-cell office:value-type="float" office:value="283.815361611">
            <text:p>283.815361611</text:p>
          </table:table-cell>
          <table:table-cell table:number-columns-repeated="3"/>
        </table:table-row>
        <table:table-row table:style-name="ro1">
          <table:table-cell office:value-type="float" office:value="19.2">
            <text:p>19.2</text:p>
          </table:table-cell>
          <table:table-cell office:value-type="float" office:value="0.0583454973069">
            <text:p>0.0583454973</text:p>
          </table:table-cell>
          <table:table-cell office:value-type="float" office:value="0.02">
            <text:p>0.02</text:p>
          </table:table-cell>
          <table:table-cell office:value-type="float" office:value="0.192671376044">
            <text:p>0.192671376</text:p>
          </table:table-cell>
          <table:table-cell office:value-type="float" office:value="0.0800566017995">
            <text:p>0.0800566018</text:p>
          </table:table-cell>
          <table:table-cell office:value-type="float" office:value="0.270991249921">
            <text:p>0.2709912499</text:p>
          </table:table-cell>
          <table:table-cell office:value-type="float" office:value="0.241452768153">
            <text:p>0.2414527682</text:p>
          </table:table-cell>
          <table:table-cell office:value-type="float" office:value="0.0763031143356">
            <text:p>0.0763031143</text:p>
          </table:table-cell>
          <table:table-cell office:value-type="float" office:value="0.00746824021354">
            <text:p>0.0074682402</text:p>
          </table:table-cell>
          <table:table-cell office:value-type="float" office:value="349.759283559">
            <text:p>349.759283559</text:p>
          </table:table-cell>
          <table:table-cell office:value-type="float" office:value="638.256019218">
            <text:p>638.256019218</text:p>
          </table:table-cell>
          <table:table-cell office:value-type="float" office:value="293.682403298">
            <text:p>293.682403298</text:p>
          </table:table-cell>
          <table:table-cell table:number-columns-repeated="3"/>
        </table:table-row>
        <table:table-row table:style-name="ro1">
          <table:table-cell office:value-type="float" office:value="19.3">
            <text:p>19.3</text:p>
          </table:table-cell>
          <table:table-cell office:value-type="float" office:value="0.0568482125478">
            <text:p>0.0568482125</text:p>
          </table:table-cell>
          <table:table-cell office:value-type="float" office:value="0.02">
            <text:p>0.02</text:p>
          </table:table-cell>
          <table:table-cell office:value-type="float" office:value="0.180851055735">
            <text:p>0.1808510557</text:p>
          </table:table-cell>
          <table:table-cell office:value-type="float" office:value="0.0791210177213">
            <text:p>0.0791210177</text:p>
          </table:table-cell>
          <table:table-cell office:value-type="float" office:value="0.270029163106">
            <text:p>0.2700291631</text:p>
          </table:table-cell>
          <table:table-cell office:value-type="float" office:value="0.397877182479">
            <text:p>0.3978771825</text:p>
          </table:table-cell>
          <table:table-cell office:value-type="float" office:value="0.0682838756575">
            <text:p>0.0682838757</text:p>
          </table:table-cell>
          <table:table-cell office:value-type="float" office:value="0.00737814209223">
            <text:p>0.0073781421</text:p>
          </table:table-cell>
          <table:table-cell office:value-type="float" office:value="352.87471263">
            <text:p>352.87471263</text:p>
          </table:table-cell>
          <table:table-cell office:value-type="float" office:value="468.283736144">
            <text:p>468.283736144</text:p>
          </table:table-cell>
          <table:table-cell office:value-type="float" office:value="359.381216363">
            <text:p>359.381216363</text:p>
          </table:table-cell>
          <table:table-cell table:number-columns-repeated="3"/>
        </table:table-row>
        <table:table-row table:style-name="ro1">
          <table:table-cell office:value-type="float" office:value="19.4">
            <text:p>19.4</text:p>
          </table:table-cell>
          <table:table-cell office:value-type="float" office:value="0.0553509242189">
            <text:p>0.0553509242</text:p>
          </table:table-cell>
          <table:table-cell office:value-type="float" office:value="0.02">
            <text:p>0.02</text:p>
          </table:table-cell>
          <table:table-cell office:value-type="float" office:value="0.169030707244">
            <text:p>0.1690307072</text:p>
          </table:table-cell>
          <table:table-cell office:value-type="float" office:value="0.0781854314125">
            <text:p>0.0781854314</text:p>
          </table:table-cell>
          <table:table-cell office:value-type="float" office:value="0.269067073997">
            <text:p>0.269067074</text:p>
          </table:table-cell>
          <table:table-cell office:value-type="float" office:value="0.55430196975">
            <text:p>0.5543019698</text:p>
          </table:table-cell>
          <table:table-cell office:value-type="float" office:value="0.0602646178601">
            <text:p>0.0602646179</text:p>
          </table:table-cell>
          <table:table-cell office:value-type="float" office:value="0.00728804375611">
            <text:p>0.0072880438</text:p>
          </table:table-cell>
          <table:table-cell office:value-type="float" office:value="355.990149129">
            <text:p>355.990149129</text:p>
          </table:table-cell>
          <table:table-cell office:value-type="float" office:value="339.836634622">
            <text:p>339.836634622</text:p>
          </table:table-cell>
          <table:table-cell office:value-type="float" office:value="425.080186067">
            <text:p>425.080186067</text:p>
          </table:table-cell>
          <table:table-cell table:number-columns-repeated="3"/>
        </table:table-row>
        <table:table-row table:style-name="ro1">
          <table:table-cell office:value-type="float" office:value="19.5">
            <text:p>19.5</text:p>
          </table:table-cell>
          <table:table-cell office:value-type="float" office:value="0.0538536394599">
            <text:p>0.0538536395</text:p>
          </table:table-cell>
          <table:table-cell office:value-type="float" office:value="0.02">
            <text:p>0.02</text:p>
          </table:table-cell>
          <table:table-cell office:value-type="float" office:value="0.157210386934">
            <text:p>0.1572103869</text:p>
          </table:table-cell>
          <table:table-cell office:value-type="float" office:value="0.0772498473344">
            <text:p>0.0772498473</text:p>
          </table:table-cell>
          <table:table-cell office:value-type="float" office:value="0.268104987182">
            <text:p>0.2681049872</text:p>
          </table:table-cell>
          <table:table-cell office:value-type="float" office:value="0.697703425697">
            <text:p>0.6977034257</text:p>
          </table:table-cell>
          <table:table-cell office:value-type="float" office:value="0.0522453791821">
            <text:p>0.0522453792</text:p>
          </table:table-cell>
          <table:table-cell office:value-type="float" office:value="0.00719794563481">
            <text:p>0.0071979456</text:p>
          </table:table-cell>
          <table:table-cell office:value-type="float" office:value="309.255675508">
            <text:p>309.255675508</text:p>
          </table:table-cell>
          <table:table-cell office:value-type="float" office:value="273.677699763">
            <text:p>273.677699763</text:p>
          </table:table-cell>
          <table:table-cell office:value-type="float" office:value="490.778999133">
            <text:p>490.778999133</text:p>
          </table:table-cell>
          <table:table-cell table:number-columns-repeated="3"/>
        </table:table-row>
        <table:table-row table:style-name="ro1">
          <table:table-cell office:value-type="float" office:value="19.6">
            <text:p>19.6</text:p>
          </table:table-cell>
          <table:table-cell office:value-type="float" office:value="0.0523563547008">
            <text:p>0.0523563547</text:p>
          </table:table-cell>
          <table:table-cell office:value-type="float" office:value="0.02">
            <text:p>0.02</text:p>
          </table:table-cell>
          <table:table-cell office:value-type="float" office:value="0.185570045323">
            <text:p>0.1855700453</text:p>
          </table:table-cell>
          <table:table-cell office:value-type="float" office:value="0.0763142632562">
            <text:p>0.0763142633</text:p>
          </table:table-cell>
          <table:table-cell office:value-type="float" office:value="0.267142900367">
            <text:p>0.2671429004</text:p>
          </table:table-cell>
          <table:table-cell office:value-type="float" office:value="0.831674518885">
            <text:p>0.8316745189</text:p>
          </table:table-cell>
          <table:table-cell office:value-type="float" office:value="0.0583559031661">
            <text:p>0.0583559032</text:p>
          </table:table-cell>
          <table:table-cell office:value-type="float" office:value="0.0071078475135">
            <text:p>0.0071078475</text:p>
          </table:table-cell>
          <table:table-cell office:value-type="float" office:value="233.244304854">
            <text:p>233.244304854</text:p>
          </table:table-cell>
          <table:table-cell office:value-type="float" office:value="226.526007651">
            <text:p>226.526007651</text:p>
          </table:table-cell>
          <table:table-cell office:value-type="float" office:value="556.477812199">
            <text:p>556.477812199</text:p>
          </table:table-cell>
          <table:table-cell table:number-columns-repeated="3"/>
        </table:table-row>
        <table:table-row table:style-name="ro1">
          <table:table-cell office:value-type="float" office:value="19.7">
            <text:p>19.7</text:p>
          </table:table-cell>
          <table:table-cell office:value-type="float" office:value="0.0508590663719">
            <text:p>0.0508590664</text:p>
          </table:table-cell>
          <table:table-cell office:value-type="float" office:value="0.02">
            <text:p>0.02</text:p>
          </table:table-cell>
          <table:table-cell office:value-type="float" office:value="0.276775339921">
            <text:p>0.2767753399</text:p>
          </table:table-cell>
          <table:table-cell office:value-type="float" office:value="0.0753786769474">
            <text:p>0.0753786769</text:p>
          </table:table-cell>
          <table:table-cell office:value-type="float" office:value="0.266180811258">
            <text:p>0.2661808113</text:p>
          </table:table-cell>
          <table:table-cell office:value-type="float" office:value="0.869735271163">
            <text:p>0.8697352712</text:p>
          </table:table-cell>
          <table:table-cell office:value-type="float" office:value="0.0699613365276">
            <text:p>0.0699613365</text:p>
          </table:table-cell>
          <table:table-cell office:value-type="float" office:value="0.00701774917738">
            <text:p>0.0070177492</text:p>
          </table:table-cell>
          <table:table-cell office:value-type="float" office:value="225.207378601">
            <text:p>225.207378601</text:p>
          </table:table-cell>
          <table:table-cell office:value-type="float" office:value="255.403355372">
            <text:p>255.403355372</text:p>
          </table:table-cell>
          <table:table-cell office:value-type="float" office:value="622.176781903">
            <text:p>622.176781903</text:p>
          </table:table-cell>
          <table:table-cell table:number-columns-repeated="3"/>
        </table:table-row>
        <table:table-row table:style-name="ro1">
          <table:table-cell office:value-type="float" office:value="19.8">
            <text:p>19.8</text:p>
          </table:table-cell>
          <table:table-cell office:value-type="float" office:value="0.0493617816129">
            <text:p>0.0493617816</text:p>
          </table:table-cell>
          <table:table-cell office:value-type="float" office:value="0.02">
            <text:p>0.02</text:p>
          </table:table-cell>
          <table:table-cell office:value-type="float" office:value="0.367980417069">
            <text:p>0.3679804171</text:p>
          </table:table-cell>
          <table:table-cell office:value-type="float" office:value="0.0744430928693">
            <text:p>0.0744430929</text:p>
          </table:table-cell>
          <table:table-cell office:value-type="float" office:value="0.265218724442">
            <text:p>0.2652187244</text:p>
          </table:table-cell>
          <table:table-cell office:value-type="float" office:value="0.807970608592">
            <text:p>0.8079706086</text:p>
          </table:table-cell>
          <table:table-cell office:value-type="float" office:value="0.0815667422197">
            <text:p>0.0815667422</text:p>
          </table:table-cell>
          <table:table-cell office:value-type="float" office:value="0.00692765105607">
            <text:p>0.0069276511</text:p>
          </table:table-cell>
          <table:table-cell office:value-type="float" office:value="262.486600481">
            <text:p>262.486600481</text:p>
          </table:table-cell>
          <table:table-cell office:value-type="float" office:value="284.280634244">
            <text:p>284.280634244</text:p>
          </table:table-cell>
          <table:table-cell office:value-type="float" office:value="687.875594968">
            <text:p>687.875594968</text:p>
          </table:table-cell>
          <table:table-cell table:number-columns-repeated="3"/>
        </table:table-row>
        <table:table-row table:style-name="ro1">
          <table:table-cell office:value-type="float" office:value="19.9">
            <text:p>19.9</text:p>
          </table:table-cell>
          <table:table-cell office:value-type="float" office:value="0.047864493284">
            <text:p>0.0478644933</text:p>
          </table:table-cell>
          <table:table-cell office:value-type="float" office:value="0.02">
            <text:p>0.02</text:p>
          </table:table-cell>
          <table:table-cell office:value-type="float" office:value="0.420273536407">
            <text:p>0.4202735364</text:p>
          </table:table-cell>
          <table:table-cell office:value-type="float" office:value="0.0735075065605">
            <text:p>0.0735075066</text:p>
          </table:table-cell>
          <table:table-cell office:value-type="float" office:value="0.264256635333">
            <text:p>0.2642566353</text:p>
          </table:table-cell>
          <table:table-cell office:value-type="float" office:value="0.746205798762">
            <text:p>0.7462057988</text:p>
          </table:table-cell>
          <table:table-cell office:value-type="float" office:value="0.0931721755812">
            <text:p>0.0931721756</text:p>
          </table:table-cell>
          <table:table-cell office:value-type="float" office:value="0.00683755271996">
            <text:p>0.0068375527</text:p>
          </table:table-cell>
          <table:table-cell office:value-type="float" office:value="299.765911242">
            <text:p>299.765911242</text:p>
          </table:table-cell>
          <table:table-cell office:value-type="float" office:value="310.754943917">
            <text:p>310.754943917</text:p>
          </table:table-cell>
          <table:table-cell office:value-type="float" office:value="753.574564672">
            <text:p>753.574564672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463672085249">
            <text:p>0.0463672085</text:p>
          </table:table-cell>
          <table:table-cell office:value-type="float" office:value="0.02">
            <text:p>0.02</text:p>
          </table:table-cell>
          <table:table-cell office:value-type="float" office:value="0.389878428264">
            <text:p>0.3898784283</text:p>
          </table:table-cell>
          <table:table-cell office:value-type="float" office:value="0.0725719224823">
            <text:p>0.0725719225</text:p>
          </table:table-cell>
          <table:table-cell office:value-type="float" office:value="0.263294548518">
            <text:p>0.2632945485</text:p>
          </table:table-cell>
          <table:table-cell office:value-type="float" office:value="0.687401556917">
            <text:p>0.6874015569</text:p>
          </table:table-cell>
          <table:table-cell office:value-type="float" office:value="0.104777581273">
            <text:p>0.1047775813</text:p>
          </table:table-cell>
          <table:table-cell office:value-type="float" office:value="0.00674745459865">
            <text:p>0.0067474546</text:p>
          </table:table-cell>
          <table:table-cell office:value-type="float" office:value="323.507880494">
            <text:p>323.507880494</text:p>
          </table:table-cell>
          <table:table-cell office:value-type="float" office:value="312.932012238">
            <text:p>312.932012238</text:p>
          </table:table-cell>
          <table:table-cell office:value-type="float" office:value="737.373696089">
            <text:p>737.373696089</text:p>
          </table:table-cell>
          <table:table-cell table:number-columns-repeated="3"/>
        </table:table-row>
        <table:table-row table:style-name="ro1">
          <table:table-cell office:value-type="float" office:value="20.1">
            <text:p>20.1</text:p>
          </table:table-cell>
          <table:table-cell office:value-type="float" office:value="0.0448699237658">
            <text:p>0.0448699238</text:p>
          </table:table-cell>
          <table:table-cell office:value-type="float" office:value="0.02">
            <text:p>0.02</text:p>
          </table:table-cell>
          <table:table-cell office:value-type="float" office:value="0.35948332012">
            <text:p>0.3594833201</text:p>
          </table:table-cell>
          <table:table-cell office:value-type="float" office:value="0.0716363384041">
            <text:p>0.0716363384</text:p>
          </table:table-cell>
          <table:table-cell office:value-type="float" office:value="0.262332461703">
            <text:p>0.2623324617</text:p>
          </table:table-cell>
          <table:table-cell office:value-type="float" office:value="0.658530196555">
            <text:p>0.6585301966</text:p>
          </table:table-cell>
          <table:table-cell office:value-type="float" office:value="0.105908602832">
            <text:p>0.1059086028</text:p>
          </table:table-cell>
          <table:table-cell office:value-type="float" office:value="0.00665735647734">
            <text:p>0.0066573565</text:p>
          </table:table-cell>
          <table:table-cell office:value-type="float" office:value="323.18367266">
            <text:p>323.18367266</text:p>
          </table:table-cell>
          <table:table-cell office:value-type="float" office:value="315.109080559">
            <text:p>315.109080559</text:p>
          </table:table-cell>
          <table:table-cell office:value-type="float" office:value="593.073710576">
            <text:p>593.073710576</text:p>
          </table:table-cell>
          <table:table-cell table:number-columns-repeated="3"/>
        </table:table-row>
        <table:table-row table:style-name="ro1">
          <table:table-cell office:value-type="float" office:value="20.2">
            <text:p>20.2</text:p>
          </table:table-cell>
          <table:table-cell office:value-type="float" office:value="0.043372635437">
            <text:p>0.0433726354</text:p>
          </table:table-cell>
          <table:table-cell office:value-type="float" office:value="0.02">
            <text:p>0.02</text:p>
          </table:table-cell>
          <table:table-cell office:value-type="float" office:value="0.329088139509">
            <text:p>0.3290881395</text:p>
          </table:table-cell>
          <table:table-cell office:value-type="float" office:value="0.0707007520953">
            <text:p>0.0707007521</text:p>
          </table:table-cell>
          <table:table-cell office:value-type="float" office:value="0.261370372594">
            <text:p>0.2613703726</text:p>
          </table:table-cell>
          <table:table-cell office:value-type="float" office:value="0.629658767357">
            <text:p>0.6296587674</text:p>
          </table:table-cell>
          <table:table-cell office:value-type="float" office:value="0.0984696972768">
            <text:p>0.0984696973</text:p>
          </table:table-cell>
          <table:table-cell office:value-type="float" office:value="0.00656725814122">
            <text:p>0.0065672581</text:p>
          </table:table-cell>
          <table:table-cell office:value-type="float" office:value="322.859464053">
            <text:p>322.859464053</text:p>
          </table:table-cell>
          <table:table-cell office:value-type="float" office:value="317.286154071">
            <text:p>317.286154071</text:p>
          </table:table-cell>
          <table:table-cell office:value-type="float" office:value="448.773381024">
            <text:p>448.773381024</text:p>
          </table:table-cell>
          <table:table-cell table:number-columns-repeated="3"/>
        </table:table-row>
        <table:table-row table:style-name="ro1">
          <table:table-cell office:value-type="float" office:value="20.3">
            <text:p>20.3</text:p>
          </table:table-cell>
          <table:table-cell office:value-type="float" office:value="0.0418753506779">
            <text:p>0.0418753507</text:p>
          </table:table-cell>
          <table:table-cell office:value-type="float" office:value="0.02">
            <text:p>0.02</text:p>
          </table:table-cell>
          <table:table-cell office:value-type="float" office:value="0.298693031365">
            <text:p>0.2986930314</text:p>
          </table:table-cell>
          <table:table-cell office:value-type="float" office:value="0.0697651680172">
            <text:p>0.069765168</text:p>
          </table:table-cell>
          <table:table-cell office:value-type="float" office:value="0.260408285779">
            <text:p>0.2604082858</text:p>
          </table:table-cell>
          <table:table-cell office:value-type="float" office:value="0.600787406995">
            <text:p>0.600787407</text:p>
          </table:table-cell>
          <table:table-cell office:value-type="float" office:value="0.0910308094577">
            <text:p>0.0910308095</text:p>
          </table:table-cell>
          <table:table-cell office:value-type="float" office:value="0.00647716001992">
            <text:p>0.00647716</text:p>
          </table:table-cell>
          <table:table-cell office:value-type="float" office:value="323.25802772">
            <text:p>323.25802772</text:p>
          </table:table-cell>
          <table:table-cell office:value-type="float" office:value="326.815800989">
            <text:p>326.815800989</text:p>
          </table:table-cell>
          <table:table-cell office:value-type="float" office:value="325.266201669">
            <text:p>325.266201669</text:p>
          </table:table-cell>
          <table:table-cell table:number-columns-repeated="3"/>
        </table:table-row>
        <table:table-row table:style-name="ro1">
          <table:table-cell office:value-type="float" office:value="20.4">
            <text:p>20.4</text:p>
          </table:table-cell>
          <table:table-cell office:value-type="float" office:value="0.040378062349">
            <text:p>0.0403780623</text:p>
          </table:table-cell>
          <table:table-cell office:value-type="float" office:value="0.02">
            <text:p>0.02</text:p>
          </table:table-cell>
          <table:table-cell office:value-type="float" office:value="0.268297850754">
            <text:p>0.2682978508</text:p>
          </table:table-cell>
          <table:table-cell office:value-type="float" office:value="0.0688295817084">
            <text:p>0.0688295817</text:p>
          </table:table-cell>
          <table:table-cell office:value-type="float" office:value="0.25944619667">
            <text:p>0.2594461967</text:p>
          </table:table-cell>
          <table:table-cell office:value-type="float" office:value="0.580620845186">
            <text:p>0.5806208452</text:p>
          </table:table-cell>
          <table:table-cell office:value-type="float" office:value="0.0835919039029">
            <text:p>0.0835919039</text:p>
          </table:table-cell>
          <table:table-cell office:value-type="float" office:value="0.0063870616838">
            <text:p>0.0063870617</text:p>
          </table:table-cell>
          <table:table-cell office:value-type="float" office:value="328.096502586">
            <text:p>328.096502586</text:p>
          </table:table-cell>
          <table:table-cell office:value-type="float" office:value="336.984818529">
            <text:p>336.984818529</text:p>
          </table:table-cell>
          <table:table-cell office:value-type="float" office:value="329.486776066">
            <text:p>329.486776066</text:p>
          </table:table-cell>
          <table:table-cell table:number-columns-repeated="3"/>
        </table:table-row>
        <table:table-row table:style-name="ro1">
          <table:table-cell office:value-type="float" office:value="20.5">
            <text:p>20.5</text:p>
          </table:table-cell>
          <table:table-cell office:value-type="float" office:value="0.03888077759">
            <text:p>0.0388807776</text:p>
          </table:table-cell>
          <table:table-cell office:value-type="float" office:value="0.02">
            <text:p>0.02</text:p>
          </table:table-cell>
          <table:table-cell office:value-type="float" office:value="0.237902742611">
            <text:p>0.2379027426</text:p>
          </table:table-cell>
          <table:table-cell office:value-type="float" office:value="0.0678939976302">
            <text:p>0.0678939976</text:p>
          </table:table-cell>
          <table:table-cell office:value-type="float" office:value="0.258484109854">
            <text:p>0.2584841099</text:p>
          </table:table-cell>
          <table:table-cell office:value-type="float" office:value="0.582838138094">
            <text:p>0.5828381381</text:p>
          </table:table-cell>
          <table:table-cell office:value-type="float" office:value="0.0761530160838">
            <text:p>0.0761530161</text:p>
          </table:table-cell>
          <table:table-cell office:value-type="float" office:value="0.00629696356249">
            <text:p>0.0062969636</text:p>
          </table:table-cell>
          <table:table-cell office:value-type="float" office:value="332.934965917">
            <text:p>332.934965917</text:p>
          </table:table-cell>
          <table:table-cell office:value-type="float" office:value="347.153811823">
            <text:p>347.153811823</text:p>
          </table:table-cell>
          <table:table-cell office:value-type="float" office:value="333.707340399">
            <text:p>333.707340399</text:p>
          </table:table-cell>
          <table:table-cell table:number-columns-repeated="3"/>
        </table:table-row>
        <table:table-row table:style-name="ro1">
          <table:table-cell office:value-type="float" office:value="20.6">
            <text:p>20.6</text:p>
          </table:table-cell>
          <table:table-cell office:value-type="float" office:value="0.0373834928309">
            <text:p>0.0373834928</text:p>
          </table:table-cell>
          <table:table-cell office:value-type="float" office:value="0.02">
            <text:p>0.02</text:p>
          </table:table-cell>
          <table:table-cell office:value-type="float" office:value="0.207507634467">
            <text:p>0.2075076345</text:p>
          </table:table-cell>
          <table:table-cell office:value-type="float" office:value="0.0669584135521">
            <text:p>0.0669584136</text:p>
          </table:table-cell>
          <table:table-cell office:value-type="float" office:value="0.257522023039">
            <text:p>0.257522023</text:p>
          </table:table-cell>
          <table:table-cell office:value-type="float" office:value="0.585055431001">
            <text:p>0.585055431</text:p>
          </table:table-cell>
          <table:table-cell office:value-type="float" office:value="0.0687141282646">
            <text:p>0.0687141283</text:p>
          </table:table-cell>
          <table:table-cell office:value-type="float" office:value="0.00620686544119">
            <text:p>0.0062068654</text:p>
          </table:table-cell>
          <table:table-cell office:value-type="float" office:value="337.773429247">
            <text:p>337.773429247</text:p>
          </table:table-cell>
          <table:table-cell office:value-type="float" office:value="352.118539138">
            <text:p>352.118539138</text:p>
          </table:table-cell>
          <table:table-cell office:value-type="float" office:value="337.927904733">
            <text:p>337.927904733</text:p>
          </table:table-cell>
          <table:table-cell table:number-columns-repeated="3"/>
        </table:table-row>
        <table:table-row table:style-name="ro1">
          <table:table-cell office:value-type="float" office:value="20.7">
            <text:p>20.7</text:p>
          </table:table-cell>
          <table:table-cell office:value-type="float" office:value="0.035886204502">
            <text:p>0.0358862045</text:p>
          </table:table-cell>
          <table:table-cell office:value-type="float" office:value="0.02">
            <text:p>0.02</text:p>
          </table:table-cell>
          <table:table-cell office:value-type="float" office:value="0.177112453856">
            <text:p>0.1771124539</text:p>
          </table:table-cell>
          <table:table-cell office:value-type="float" office:value="0.0660228272433">
            <text:p>0.0660228272</text:p>
          </table:table-cell>
          <table:table-cell office:value-type="float" office:value="0.25655993393">
            <text:p>0.2565599339</text:p>
          </table:table-cell>
          <table:table-cell office:value-type="float" office:value="0.587272729195">
            <text:p>0.5872727292</text:p>
          </table:table-cell>
          <table:table-cell office:value-type="float" office:value="0.0612752227098">
            <text:p>0.0612752227</text:p>
          </table:table-cell>
          <table:table-cell office:value-type="float" office:value="0.00611676710507">
            <text:p>0.0061167671</text:p>
          </table:table-cell>
          <table:table-cell office:value-type="float" office:value="322.470819141">
            <text:p>322.470819141</text:p>
          </table:table-cell>
          <table:table-cell office:value-type="float" office:value="348.943277592">
            <text:p>348.943277592</text:p>
          </table:table-cell>
          <table:table-cell office:value-type="float" office:value="322.679566017">
            <text:p>322.679566017</text:p>
          </table:table-cell>
          <table:table-cell table:number-columns-repeated="3"/>
        </table:table-row>
        <table:table-row table:style-name="ro1">
          <table:table-cell office:value-type="float" office:value="20.8">
            <text:p>20.8</text:p>
          </table:table-cell>
          <table:table-cell office:value-type="float" office:value="0.0343889197429">
            <text:p>0.0343889197</text:p>
          </table:table-cell>
          <table:table-cell office:value-type="float" office:value="0.0297026738559">
            <text:p>0.0297026739</text:p>
          </table:table-cell>
          <table:table-cell office:value-type="float" office:value="0.146717345713">
            <text:p>0.1467173457</text:p>
          </table:table-cell>
          <table:table-cell office:value-type="float" office:value="0.0650872431651">
            <text:p>0.0650872432</text:p>
          </table:table-cell>
          <table:table-cell office:value-type="float" office:value="0.255597847115">
            <text:p>0.2555978471</text:p>
          </table:table-cell>
          <table:table-cell office:value-type="float" office:value="0.589490022103">
            <text:p>0.5894900221</text:p>
          </table:table-cell>
          <table:table-cell office:value-type="float" office:value="0.0538363348907">
            <text:p>0.0538363349</text:p>
          </table:table-cell>
          <table:table-cell office:value-type="float" office:value="0.00602666898376">
            <text:p>0.006026669</text:p>
          </table:table-cell>
          <table:table-cell office:value-type="float" office:value="300.454545193">
            <text:p>300.454545193</text:p>
          </table:table-cell>
          <table:table-cell office:value-type="float" office:value="345.768023616">
            <text:p>345.768023616</text:p>
          </table:table-cell>
          <table:table-cell office:value-type="float" office:value="300.941620795">
            <text:p>300.941620795</text:p>
          </table:table-cell>
          <table:table-cell table:number-columns-repeated="3"/>
        </table:table-row>
        <table:table-row table:style-name="ro1">
          <table:table-cell office:value-type="float" office:value="20.9">
            <text:p>20.9</text:p>
          </table:table-cell>
          <table:table-cell office:value-type="float" office:value="0.0328916314141">
            <text:p>0.0328916314</text:p>
          </table:table-cell>
          <table:table-cell office:value-type="float" office:value="0.0406045718237">
            <text:p>0.0406045718</text:p>
          </table:table-cell>
          <table:table-cell office:value-type="float" office:value="0.128615990638">
            <text:p>0.1286159906</text:p>
          </table:table-cell>
          <table:table-cell office:value-type="float" office:value="0.0641516568563">
            <text:p>0.0641516569</text:p>
          </table:table-cell>
          <table:table-cell office:value-type="float" office:value="0.254635758006">
            <text:p>0.254635758</text:p>
          </table:table-cell>
          <table:table-cell office:value-type="float" office:value="0.53981660219">
            <text:p>0.5398166022</text:p>
          </table:table-cell>
          <table:table-cell office:value-type="float" office:value="0.0463974293359">
            <text:p>0.0463974293</text:p>
          </table:table-cell>
          <table:table-cell office:value-type="float" office:value="0.00593657064764">
            <text:p>0.0059365706</text:p>
          </table:table-cell>
          <table:table-cell office:value-type="float" office:value="278.438218754">
            <text:p>278.438218754</text:p>
          </table:table-cell>
          <table:table-cell office:value-type="float" office:value="342.59276207">
            <text:p>342.59276207</text:p>
          </table:table-cell>
          <table:table-cell office:value-type="float" office:value="279.203623745">
            <text:p>279.20362374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.031394346655">
            <text:p>0.0313943467</text:p>
          </table:table-cell>
          <table:table-cell office:value-type="float" office:value="0.0515064437993">
            <text:p>0.0515064438</text:p>
          </table:table-cell>
          <table:table-cell office:value-type="float" office:value="0.125540422424">
            <text:p>0.1255404224</text:p>
          </table:table-cell>
          <table:table-cell office:value-type="float" office:value="0.0632160727781">
            <text:p>0.0632160728</text:p>
          </table:table-cell>
          <table:table-cell office:value-type="float" office:value="0.253673671191">
            <text:p>0.2536736712</text:p>
          </table:table-cell>
          <table:table-cell office:value-type="float" office:value="0.4746435399">
            <text:p>0.4746435399</text:p>
          </table:table-cell>
          <table:table-cell office:value-type="float" office:value="0.0407909702691">
            <text:p>0.0407909703</text:p>
          </table:table-cell>
          <table:table-cell office:value-type="float" office:value="0.00584647252633">
            <text:p>0.0058464725</text:p>
          </table:table-cell>
          <table:table-cell office:value-type="float" office:value="312.528155223">
            <text:p>312.528155223</text:p>
          </table:table-cell>
          <table:table-cell office:value-type="float" office:value="416.038930959">
            <text:p>416.038930959</text:p>
          </table:table-cell>
          <table:table-cell office:value-type="float" office:value="342.640376725">
            <text:p>342.640376725</text:p>
          </table:table-cell>
          <table:table-cell table:number-columns-repeated="3"/>
        </table:table-row>
        <table:table-row table:style-name="ro1">
          <table:table-cell office:value-type="float" office:value="21.1">
            <text:p>21.1</text:p>
          </table:table-cell>
          <table:table-cell office:value-type="float" office:value="0.0298970618959">
            <text:p>0.0298970619</text:p>
          </table:table-cell>
          <table:table-cell office:value-type="float" office:value="0.0624083157749">
            <text:p>0.0624083158</text:p>
          </table:table-cell>
          <table:table-cell office:value-type="float" office:value="0.122464854211">
            <text:p>0.1224648542</text:p>
          </table:table-cell>
          <table:table-cell office:value-type="float" office:value="0.0622804887">
            <text:p>0.0622804887</text:p>
          </table:table-cell>
          <table:table-cell office:value-type="float" office:value="0.252711584375">
            <text:p>0.2527115844</text:p>
          </table:table-cell>
          <table:table-cell office:value-type="float" office:value="0.409470477609">
            <text:p>0.4094704776</text:p>
          </table:table-cell>
          <table:table-cell office:value-type="float" office:value="0.0464406809341">
            <text:p>0.0464406809</text:p>
          </table:table-cell>
          <table:table-cell office:value-type="float" office:value="0.00575637440503">
            <text:p>0.0057563744</text:p>
          </table:table-cell>
          <table:table-cell office:value-type="float" office:value="348.35320736">
            <text:p>348.35320736</text:p>
          </table:table-cell>
          <table:table-cell office:value-type="float" office:value="492.67761949">
            <text:p>492.67761949</text:p>
          </table:table-cell>
          <table:table-cell office:value-type="float" office:value="408.711204476">
            <text:p>408.711204476</text:p>
          </table:table-cell>
          <table:table-cell table:number-columns-repeated="3"/>
        </table:table-row>
        <table:table-row table:style-name="ro1">
          <table:table-cell office:value-type="float" office:value="21.2">
            <text:p>21.2</text:p>
          </table:table-cell>
          <table:table-cell office:value-type="float" office:value="0.028399773567">
            <text:p>0.0283997736</text:p>
          </table:table-cell>
          <table:table-cell office:value-type="float" office:value="0.0733102137426">
            <text:p>0.0733102137</text:p>
          </table:table-cell>
          <table:table-cell office:value-type="float" office:value="0.119389278664">
            <text:p>0.1193892787</text:p>
          </table:table-cell>
          <table:table-cell office:value-type="float" office:value="0.0613449023912">
            <text:p>0.0613449024</text:p>
          </table:table-cell>
          <table:table-cell office:value-type="float" office:value="0.251749495266">
            <text:p>0.2517494953</text:p>
          </table:table-cell>
          <table:table-cell office:value-type="float" office:value="0.344297259934">
            <text:p>0.3442972599</text:p>
          </table:table-cell>
          <table:table-cell office:value-type="float" office:value="0.052090405069">
            <text:p>0.0520904051</text:p>
          </table:table-cell>
          <table:table-cell office:value-type="float" office:value="0.00566627606891">
            <text:p>0.0056662761</text:p>
          </table:table-cell>
          <table:table-cell office:value-type="float" office:value="384.178344911">
            <text:p>384.178344911</text:p>
          </table:table-cell>
          <table:table-cell office:value-type="float" office:value="569.316490742">
            <text:p>569.316490742</text:p>
          </table:table-cell>
          <table:table-cell office:value-type="float" office:value="474.782189752">
            <text:p>474.782189752</text:p>
          </table:table-cell>
          <table:table-cell table:number-columns-repeated="3"/>
        </table:table-row>
        <table:table-row table:style-name="ro1">
          <table:table-cell office:value-type="float" office:value="21.3">
            <text:p>21.3</text:p>
          </table:table-cell>
          <table:table-cell office:value-type="float" office:value="0.026902488808">
            <text:p>0.0269024888</text:p>
          </table:table-cell>
          <table:table-cell office:value-type="float" office:value="0.0842120857182">
            <text:p>0.0842120857</text:p>
          </table:table-cell>
          <table:table-cell office:value-type="float" office:value="0.116313710451">
            <text:p>0.1163137105</text:p>
          </table:table-cell>
          <table:table-cell office:value-type="float" office:value="0.060409318313">
            <text:p>0.0604093183</text:p>
          </table:table-cell>
          <table:table-cell office:value-type="float" office:value="0.250787408451">
            <text:p>0.2507874085</text:p>
          </table:table-cell>
          <table:table-cell office:value-type="float" office:value="0.279124197644">
            <text:p>0.2791241976</text:p>
          </table:table-cell>
          <table:table-cell office:value-type="float" office:value="0.057740115734">
            <text:p>0.0577401157</text:p>
          </table:table-cell>
          <table:table-cell office:value-type="float" office:value="0.0055761779476">
            <text:p>0.0055761779</text:p>
          </table:table-cell>
          <table:table-cell office:value-type="float" office:value="420.003397048">
            <text:p>420.003397048</text:p>
          </table:table-cell>
          <table:table-cell office:value-type="float" office:value="645.955179273">
            <text:p>645.955179273</text:p>
          </table:table-cell>
          <table:table-cell office:value-type="float" office:value="540.853017503">
            <text:p>540.853017503</text:p>
          </table:table-cell>
          <table:table-cell table:number-columns-repeated="3"/>
        </table:table-row>
        <table:table-row table:style-name="ro1">
          <table:table-cell office:value-type="float" office:value="21.4">
            <text:p>21.4</text:p>
          </table:table-cell>
          <table:table-cell office:value-type="float" office:value="0.0254052004791">
            <text:p>0.0254052005</text:p>
          </table:table-cell>
          <table:table-cell office:value-type="float" office:value="0.0951139836859">
            <text:p>0.0951139837</text:p>
          </table:table-cell>
          <table:table-cell office:value-type="float" office:value="0.113238134905">
            <text:p>0.1132381349</text:p>
          </table:table-cell>
          <table:table-cell office:value-type="float" office:value="0.0594737320042">
            <text:p>0.059473732</text:p>
          </table:table-cell>
          <table:table-cell office:value-type="float" office:value="0.249825319342">
            <text:p>0.2498253193</text:p>
          </table:table-cell>
          <table:table-cell office:value-type="float" office:value="0.539875024814">
            <text:p>0.5398750248</text:p>
          </table:table-cell>
          <table:table-cell office:value-type="float" office:value="0.0759091426321">
            <text:p>0.0759091426</text:p>
          </table:table-cell>
          <table:table-cell office:value-type="float" office:value="0.00548607961148">
            <text:p>0.0054860796</text:p>
          </table:table-cell>
          <table:table-cell office:value-type="float" office:value="460.818964292">
            <text:p>460.818964292</text:p>
          </table:table-cell>
          <table:table-cell office:value-type="float" office:value="722.594050525">
            <text:p>722.594050525</text:p>
          </table:table-cell>
          <table:table-cell office:value-type="float" office:value="606.924002779">
            <text:p>606.924002779</text:p>
          </table:table-cell>
          <table:table-cell table:number-columns-repeated="3"/>
        </table:table-row>
        <table:table-row table:style-name="ro1">
          <table:table-cell office:value-type="float" office:value="21.5">
            <text:p>21.5</text:p>
          </table:table-cell>
          <table:table-cell office:value-type="float" office:value="0.02390791572">
            <text:p>0.0239079157</text:p>
          </table:table-cell>
          <table:table-cell office:value-type="float" office:value="0.106015855662">
            <text:p>0.1060158557</text:p>
          </table:table-cell>
          <table:table-cell office:value-type="float" office:value="0.110162566691">
            <text:p>0.1101625667</text:p>
          </table:table-cell>
          <table:table-cell office:value-type="float" office:value="0.0585381479261">
            <text:p>0.0585381479</text:p>
          </table:table-cell>
          <table:table-cell office:value-type="float" office:value="0.248863232527">
            <text:p>0.2488632325</text:p>
          </table:table-cell>
          <table:table-cell office:value-type="float" office:value="0.853682149238">
            <text:p>0.8536821492</text:p>
          </table:table-cell>
          <table:table-cell office:value-type="float" office:value="0.102424274991">
            <text:p>0.102424275</text:p>
          </table:table-cell>
          <table:table-cell office:value-type="float" office:value="0.00539598149018">
            <text:p>0.0053959815</text:p>
          </table:table-cell>
          <table:table-cell office:value-type="float" office:value="504.441539586">
            <text:p>504.441539586</text:p>
          </table:table-cell>
          <table:table-cell office:value-type="float" office:value="799.232739056">
            <text:p>799.232739056</text:p>
          </table:table-cell>
          <table:table-cell office:value-type="float" office:value="672.99483053">
            <text:p>672.99483053</text:p>
          </table:table-cell>
          <table:table-cell table:number-columns-repeated="3"/>
        </table:table-row>
        <table:table-row table:style-name="ro1">
          <table:table-cell office:value-type="float" office:value="21.6">
            <text:p>21.6</text:p>
          </table:table-cell>
          <table:table-cell office:value-type="float" office:value="0.022410630961">
            <text:p>0.022410631</text:p>
          </table:table-cell>
          <table:table-cell office:value-type="float" office:value="0.116917727637">
            <text:p>0.1169177276</text:p>
          </table:table-cell>
          <table:table-cell office:value-type="float" office:value="0.107086998478">
            <text:p>0.1070869985</text:p>
          </table:table-cell>
          <table:table-cell office:value-type="float" office:value="0.0576025638479">
            <text:p>0.0576025638</text:p>
          </table:table-cell>
          <table:table-cell office:value-type="float" office:value="0.247901145712">
            <text:p>0.2479011457</text:p>
          </table:table-cell>
          <table:table-cell office:value-type="float" office:value="0.96807371931">
            <text:p>0.9680737193</text:p>
          </table:table-cell>
          <table:table-cell office:value-type="float" office:value="0.128939407349">
            <text:p>0.1289394073</text:p>
          </table:table-cell>
          <table:table-cell office:value-type="float" office:value="0.00530588336887">
            <text:p>0.0053058834</text:p>
          </table:table-cell>
          <table:table-cell office:value-type="float" office:value="548.064114881">
            <text:p>548.064114881</text:p>
          </table:table-cell>
          <table:table-cell office:value-type="float" office:value="875.871427586">
            <text:p>875.871427586</text:p>
          </table:table-cell>
          <table:table-cell office:value-type="float" office:value="739.065658281">
            <text:p>739.065658281</text:p>
          </table:table-cell>
          <table:table-cell table:number-columns-repeated="3"/>
        </table:table-row>
        <table:table-row table:style-name="ro1">
          <table:table-cell office:value-type="float" office:value="21.7">
            <text:p>21.7</text:p>
          </table:table-cell>
          <table:table-cell office:value-type="float" office:value="0.0209133426321">
            <text:p>0.0209133426</text:p>
          </table:table-cell>
          <table:table-cell office:value-type="float" office:value="0.127819625605">
            <text:p>0.1278196256</text:p>
          </table:table-cell>
          <table:table-cell office:value-type="float" office:value="0.104011422932">
            <text:p>0.1040114229</text:p>
          </table:table-cell>
          <table:table-cell office:value-type="float" office:value="0.0566669775391">
            <text:p>0.0566669775</text:p>
          </table:table-cell>
          <table:table-cell office:value-type="float" office:value="0.246939056603">
            <text:p>0.2469390566</text:p>
          </table:table-cell>
          <table:table-cell office:value-type="float" office:value="0.857591951581">
            <text:p>0.8575919516</text:p>
          </table:table-cell>
          <table:table-cell office:value-type="float" office:value="0.10283018104">
            <text:p>0.102830181</text:p>
          </table:table-cell>
          <table:table-cell office:value-type="float" office:value="0.00521578503275">
            <text:p>0.005215785</text:p>
          </table:table-cell>
          <table:table-cell office:value-type="float" office:value="591.686794179">
            <text:p>591.686794179</text:p>
          </table:table-cell>
          <table:table-cell office:value-type="float" office:value="952.510298838">
            <text:p>952.510298838</text:p>
          </table:table-cell>
          <table:table-cell office:value-type="float" office:value="805.136643557">
            <text:p>805.136643557</text:p>
          </table:table-cell>
          <table:table-cell table:number-columns-repeated="3"/>
        </table:table-row>
        <table:table-row table:style-name="ro1">
          <table:table-cell office:value-type="float" office:value="21.8">
            <text:p>21.8</text:p>
          </table:table-cell>
          <table:table-cell office:value-type="float" office:value="0.0209750008583">
            <text:p>0.0209750009</text:p>
          </table:table-cell>
          <table:table-cell office:value-type="float" office:value="0.142244890015">
            <text:p>0.14224489</text:p>
          </table:table-cell>
          <table:table-cell office:value-type="float" office:value="0.100935854718">
            <text:p>0.1009358547</text:p>
          </table:table-cell>
          <table:table-cell office:value-type="float" office:value="0.055731393461">
            <text:p>0.0557313935</text:p>
          </table:table-cell>
          <table:table-cell office:value-type="float" office:value="0.245976969787">
            <text:p>0.2459769698</text:p>
          </table:table-cell>
          <table:table-cell office:value-type="float" office:value="0.747110447261">
            <text:p>0.7471104473</text:p>
          </table:table-cell>
          <table:table-cell office:value-type="float" office:value="0.1">
            <text:p>0.1</text:p>
          </table:table-cell>
          <table:table-cell office:value-type="float" office:value="0.00512568691145">
            <text:p>0.0051256869</text:p>
          </table:table-cell>
          <table:table-cell office:value-type="float" office:value="635.309369474">
            <text:p>635.309369474</text:p>
          </table:table-cell>
          <table:table-cell office:value-type="float" office:value="1029.14898737">
            <text:p>1029.14898737</text:p>
          </table:table-cell>
          <table:table-cell office:value-type="float" office:value="621.918300079">
            <text:p>621.918300079</text:p>
          </table:table-cell>
          <table:table-cell table:number-columns-repeated="3"/>
        </table:table-row>
        <table:table-row table:style-name="ro1">
          <table:table-cell office:value-type="float" office:value="21.9">
            <text:p>21.9</text:p>
          </table:table-cell>
          <table:table-cell office:value-type="float" office:value="0.0234750044346">
            <text:p>0.0234750044</text:p>
          </table:table-cell>
          <table:table-cell office:value-type="float" office:value="0.157551039027">
            <text:p>0.157551039</text:p>
          </table:table-cell>
          <table:table-cell office:value-type="float" office:value="0.0978602791718">
            <text:p>0.0978602792</text:p>
          </table:table-cell>
          <table:table-cell office:value-type="float" office:value="0.0547958071522">
            <text:p>0.0547958072</text:p>
          </table:table-cell>
          <table:table-cell office:value-type="float" office:value="0.245014880678">
            <text:p>0.2450148807</text:p>
          </table:table-cell>
          <table:table-cell office:value-type="float" office:value="0.636628679532">
            <text:p>0.6366286795</text:p>
          </table:table-cell>
          <table:table-cell office:value-type="float" office:value="0.1">
            <text:p>0.1</text:p>
          </table:table-cell>
          <table:table-cell office:value-type="float" office:value="0.00503558857533">
            <text:p>0.0050355886</text:p>
          </table:table-cell>
          <table:table-cell office:value-type="float" office:value="678.932048772">
            <text:p>678.932048772</text:p>
          </table:table-cell>
          <table:table-cell office:value-type="float" office:value="1105.78785862">
            <text:p>1105.78785862</text:p>
          </table:table-cell>
          <table:table-cell office:value-type="float" office:value="368.387607936">
            <text:p>368.387607936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.0259750020504">
            <text:p>0.0259750021</text:p>
          </table:table-cell>
          <table:table-cell office:value-type="float" office:value="0.172857151546">
            <text:p>0.1728571515</text:p>
          </table:table-cell>
          <table:table-cell office:value-type="float" office:value="0.0947847109583">
            <text:p>0.094784711</text:p>
          </table:table-cell>
          <table:table-cell office:value-type="float" office:value="0.053860223074">
            <text:p>0.0538602231</text:p>
          </table:table-cell>
          <table:table-cell office:value-type="float" office:value="0.244052793863">
            <text:p>0.2440527939</text:p>
          </table:table-cell>
          <table:table-cell office:value-type="float" office:value="0.732753155668">
            <text:p>0.7327531557</text:p>
          </table:table-cell>
          <table:table-cell office:value-type="float" office:value="0.0963286434937">
            <text:p>0.0963286435</text:p>
          </table:table-cell>
          <table:table-cell office:value-type="float" office:value="0.00494549045402">
            <text:p>0.0049454905</text:p>
          </table:table-cell>
          <table:table-cell office:value-type="float" office:value="722.554624066">
            <text:p>722.554624066</text:p>
          </table:table-cell>
          <table:table-cell office:value-type="float" office:value="1182.42654715">
            <text:p>1182.42654715</text:p>
          </table:table-cell>
          <table:table-cell office:value-type="float" office:value="247.290706735">
            <text:p>247.290706735</text:p>
          </table:table-cell>
          <table:table-cell table:number-columns-repeated="3"/>
        </table:table-row>
        <table:table-row table:style-name="ro1">
          <table:table-cell office:value-type="float" office:value="22.1">
            <text:p>22.1</text:p>
          </table:table-cell>
          <table:table-cell office:value-type="float" office:value="0.0284749996662">
            <text:p>0.0284749997</text:p>
          </table:table-cell>
          <table:table-cell office:value-type="float" office:value="0.188163264065">
            <text:p>0.1881632641</text:p>
          </table:table-cell>
          <table:table-cell office:value-type="float" office:value="0.0917091427448">
            <text:p>0.0917091427</text:p>
          </table:table-cell>
          <table:table-cell office:value-type="float" office:value="0.0529246389958">
            <text:p>0.052924639</text:p>
          </table:table-cell>
          <table:table-cell office:value-type="float" office:value="0.243090707048">
            <text:p>0.243090707</text:p>
          </table:table-cell>
          <table:table-cell office:value-type="float" office:value="0.842064801596">
            <text:p>0.8420648016</text:p>
          </table:table-cell>
          <table:table-cell office:value-type="float" office:value="0.0904071098499">
            <text:p>0.0904071098</text:p>
          </table:table-cell>
          <table:table-cell office:value-type="float" office:value="0.00485539233271">
            <text:p>0.0048553923</text:p>
          </table:table-cell>
          <table:table-cell office:value-type="float" office:value="766.177199361">
            <text:p>766.177199361</text:p>
          </table:table-cell>
          <table:table-cell office:value-type="float" office:value="1259.06523568">
            <text:p>1259.06523568</text:p>
          </table:table-cell>
          <table:table-cell office:value-type="float" office:value="281.658552096">
            <text:p>281.658552096</text:p>
          </table:table-cell>
          <table:table-cell table:number-columns-repeated="3"/>
        </table:table-row>
        <table:table-row table:style-name="ro1">
          <table:table-cell office:value-type="float" office:value="22.2">
            <text:p>22.2</text:p>
          </table:table-cell>
          <table:table-cell office:value-type="float" office:value="0.0309750032425">
            <text:p>0.0309750032</text:p>
          </table:table-cell>
          <table:table-cell office:value-type="float" office:value="0.203469413077">
            <text:p>0.2034694131</text:p>
          </table:table-cell>
          <table:table-cell office:value-type="float" office:value="0.0886335671986">
            <text:p>0.0886335672</text:p>
          </table:table-cell>
          <table:table-cell office:value-type="float" office:value="0.051989052687">
            <text:p>0.0519890527</text:p>
          </table:table-cell>
          <table:table-cell office:value-type="float" office:value="0.242128617939">
            <text:p>0.2421286179</text:p>
          </table:table-cell>
          <table:table-cell office:value-type="float" office:value="1.01750042287">
            <text:p>1.0175004229</text:p>
          </table:table-cell>
          <table:table-cell office:value-type="float" office:value="0.0844855620881">
            <text:p>0.0844855621</text:p>
          </table:table-cell>
          <table:table-cell office:value-type="float" office:value="0.00476529399659">
            <text:p>0.004765294</text:p>
          </table:table-cell>
          <table:table-cell office:value-type="float" office:value="679.178597025">
            <text:p>679.178597025</text:p>
          </table:table-cell>
          <table:table-cell office:value-type="float" office:value="1335.70410694">
            <text:p>1335.70410694</text:p>
          </table:table-cell>
          <table:table-cell office:value-type="float" office:value="316.026479397">
            <text:p>316.026479397</text:p>
          </table:table-cell>
          <table:table-cell table:number-columns-repeated="3"/>
        </table:table-row>
        <table:table-row table:style-name="ro1">
          <table:table-cell office:value-type="float" office:value="22.3">
            <text:p>22.3</text:p>
          </table:table-cell>
          <table:table-cell office:value-type="float" office:value="0.0334750008583">
            <text:p>0.0334750009</text:p>
          </table:table-cell>
          <table:table-cell office:value-type="float" office:value="0.218775525596">
            <text:p>0.2187755256</text:p>
          </table:table-cell>
          <table:table-cell office:value-type="float" office:value="0.0855579989851">
            <text:p>0.085557999</text:p>
          </table:table-cell>
          <table:table-cell office:value-type="float" office:value="0.0510534686089">
            <text:p>0.0510534686</text:p>
          </table:table-cell>
          <table:table-cell office:value-type="float" office:value="0.241166531124">
            <text:p>0.2411665311</text:p>
          </table:table-cell>
          <table:table-cell office:value-type="float" office:value="1.26750018123">
            <text:p>1.2675001812</text:p>
          </table:table-cell>
          <table:table-cell office:value-type="float" office:value="0.0785640284443">
            <text:p>0.0785640284</text:p>
          </table:table-cell>
          <table:table-cell office:value-type="float" office:value="0.00467519587529">
            <text:p>0.0046751959</text:p>
          </table:table-cell>
          <table:table-cell office:value-type="float" office:value="582.348577391">
            <text:p>582.348577391</text:p>
          </table:table-cell>
          <table:table-cell office:value-type="float" office:value="1412.34279547">
            <text:p>1412.34279547</text:p>
          </table:table-cell>
          <table:table-cell office:value-type="float" office:value="350.394324758">
            <text:p>350.394324758</text:p>
          </table:table-cell>
          <table:table-cell table:number-columns-repeated="3"/>
        </table:table-row>
        <table:table-row table:style-name="ro1">
          <table:table-cell office:value-type="float" office:value="22.4">
            <text:p>22.4</text:p>
          </table:table-cell>
          <table:table-cell office:value-type="float" office:value="0.0359750044346">
            <text:p>0.0359750044</text:p>
          </table:table-cell>
          <table:table-cell office:value-type="float" office:value="0.21220336987">
            <text:p>0.2122033699</text:p>
          </table:table-cell>
          <table:table-cell office:value-type="float" office:value="0.0824824234389">
            <text:p>0.0824824234</text:p>
          </table:table-cell>
          <table:table-cell office:value-type="float" office:value="0.0501178823001">
            <text:p>0.0501178823</text:p>
          </table:table-cell>
          <table:table-cell office:value-type="float" office:value="0.240204442015">
            <text:p>0.240204442</text:p>
          </table:table-cell>
          <table:table-cell office:value-type="float" office:value="0.850976129327">
            <text:p>0.8509761293</text:p>
          </table:table-cell>
          <table:table-cell office:value-type="float" office:value="0.0726424806825">
            <text:p>0.0726424807</text:p>
          </table:table-cell>
          <table:table-cell office:value-type="float" office:value="0.00458509753917">
            <text:p>0.0045850975</text:p>
          </table:table-cell>
          <table:table-cell office:value-type="float" office:value="485.518326896">
            <text:p>485.518326896</text:p>
          </table:table-cell>
          <table:table-cell office:value-type="float" office:value="1469.87758661">
            <text:p>1469.87758661</text:p>
          </table:table-cell>
          <table:table-cell office:value-type="float" office:value="362.489168735">
            <text:p>362.489168735</text:p>
          </table:table-cell>
          <table:table-cell table:number-columns-repeated="3"/>
        </table:table-row>
        <table:table-row table:style-name="ro1">
          <table:table-cell office:value-type="float" office:value="22.5">
            <text:p>22.5</text:p>
          </table:table-cell>
          <table:table-cell office:value-type="float" office:value="0.0384750020504">
            <text:p>0.0384750021</text:p>
          </table:table-cell>
          <table:table-cell office:value-type="float" office:value="0.20372880265">
            <text:p>0.2037288027</text:p>
          </table:table-cell>
          <table:table-cell office:value-type="float" office:value="0.0794068552255">
            <text:p>0.0794068552</text:p>
          </table:table-cell>
          <table:table-cell office:value-type="float" office:value="0.0491822982219">
            <text:p>0.0491822982</text:p>
          </table:table-cell>
          <table:table-cell office:value-type="float" office:value="0.239242355199">
            <text:p>0.2392423552</text:p>
          </table:table-cell>
          <table:table-cell office:value-type="float" office:value="0.427721019411">
            <text:p>0.4277210194</text:p>
          </table:table-cell>
          <table:table-cell office:value-type="float" office:value="0.0667209470388">
            <text:p>0.066720947</text:p>
          </table:table-cell>
          <table:table-cell office:value-type="float" office:value="0.00449499941786">
            <text:p>0.0044949994</text:p>
          </table:table-cell>
          <table:table-cell office:value-type="float" office:value="390.656316606">
            <text:p>390.656316606</text:p>
          </table:table-cell>
          <table:table-cell office:value-type="float" office:value="1466.91657398">
            <text:p>1466.91657398</text:p>
          </table:table-cell>
          <table:table-cell office:value-type="float" office:value="373.411751488">
            <text:p>373.411751488</text:p>
          </table:table-cell>
          <table:table-cell table:number-columns-repeated="3"/>
        </table:table-row>
        <table:table-row table:style-name="ro1">
          <table:table-cell office:value-type="float" office:value="22.6">
            <text:p>22.6</text:p>
          </table:table-cell>
          <table:table-cell office:value-type="float" office:value="0.0409749996662">
            <text:p>0.0409749997</text:p>
          </table:table-cell>
          <table:table-cell office:value-type="float" office:value="0.195254235429">
            <text:p>0.1952542354</text:p>
          </table:table-cell>
          <table:table-cell office:value-type="float" office:value="0.076331287012">
            <text:p>0.076331287</text:p>
          </table:table-cell>
          <table:table-cell office:value-type="float" office:value="0.0482467141438">
            <text:p>0.0482467141</text:p>
          </table:table-cell>
          <table:table-cell office:value-type="float" office:value="0.238280268384">
            <text:p>0.2382802684</text:p>
          </table:table-cell>
          <table:table-cell office:value-type="float" office:value="0.537333232668">
            <text:p>0.5373332327</text:p>
          </table:table-cell>
          <table:table-cell office:value-type="float" office:value="0.060799413395">
            <text:p>0.0607994134</text:p>
          </table:table-cell>
          <table:table-cell office:value-type="float" office:value="0.00440490129656">
            <text:p>0.0044049013</text:p>
          </table:table-cell>
          <table:table-cell office:value-type="float" office:value="392.222072249">
            <text:p>392.222072249</text:p>
          </table:table-cell>
          <table:table-cell office:value-type="float" office:value="1463.95556134">
            <text:p>1463.95556134</text:p>
          </table:table-cell>
          <table:table-cell office:value-type="float" office:value="384.334334242">
            <text:p>384.334334242</text:p>
          </table:table-cell>
          <table:table-cell table:number-columns-repeated="3"/>
        </table:table-row>
        <table:table-row table:style-name="ro1">
          <table:table-cell office:value-type="float" office:value="22.7">
            <text:p>22.7</text:p>
          </table:table-cell>
          <table:table-cell office:value-type="float" office:value="0.0434750032425">
            <text:p>0.0434750032</text:p>
          </table:table-cell>
          <table:table-cell office:value-type="float" office:value="0.186779648004">
            <text:p>0.186779648</text:p>
          </table:table-cell>
          <table:table-cell office:value-type="float" office:value="0.0732557114658">
            <text:p>0.0732557115</text:p>
          </table:table-cell>
          <table:table-cell office:value-type="float" office:value="0.047311127835">
            <text:p>0.0473111278</text:p>
          </table:table-cell>
          <table:table-cell office:value-type="float" office:value="0.237318179275">
            <text:p>0.2373181793</text:p>
          </table:table-cell>
          <table:table-cell office:value-type="float" office:value="0.736811445473">
            <text:p>0.7368114455</text:p>
          </table:table-cell>
          <table:table-cell office:value-type="float" office:value="0.0548778656332">
            <text:p>0.0548778656</text:p>
          </table:table-cell>
          <table:table-cell office:value-type="float" office:value="0.00431480296044">
            <text:p>0.004314803</text:p>
          </table:table-cell>
          <table:table-cell office:value-type="float" office:value="393.787831625">
            <text:p>393.787831625</text:p>
          </table:table-cell>
          <table:table-cell office:value-type="float" office:value="1460.99454165">
            <text:p>1460.99454165</text:p>
          </table:table-cell>
          <table:table-cell office:value-type="float" office:value="395.256919823">
            <text:p>395.256919823</text:p>
          </table:table-cell>
          <table:table-cell table:number-columns-repeated="3"/>
        </table:table-row>
        <table:table-row table:style-name="ro1">
          <table:table-cell office:value-type="float" office:value="22.8">
            <text:p>22.8</text:p>
          </table:table-cell>
          <table:table-cell office:value-type="float" office:value="0.0459750008583">
            <text:p>0.0459750009</text:p>
          </table:table-cell>
          <table:table-cell office:value-type="float" office:value="0.178305080783">
            <text:p>0.1783050808</text:p>
          </table:table-cell>
          <table:table-cell office:value-type="float" office:value="0.0701801432523">
            <text:p>0.0701801433</text:p>
          </table:table-cell>
          <table:table-cell office:value-type="float" office:value="0.0463755437568">
            <text:p>0.0463755438</text:p>
          </table:table-cell>
          <table:table-cell office:value-type="float" office:value="0.23635609246">
            <text:p>0.2363560925</text:p>
          </table:table-cell>
          <table:table-cell office:value-type="float" office:value="0.657101383173">
            <text:p>0.6571013832</text:p>
          </table:table-cell>
          <table:table-cell office:value-type="float" office:value="0.0489563319895">
            <text:p>0.048956332</text:p>
          </table:table-cell>
          <table:table-cell office:value-type="float" office:value="0.00422470483913">
            <text:p>0.0042247048</text:p>
          </table:table-cell>
          <table:table-cell office:value-type="float" office:value="395.353587268">
            <text:p>395.353587268</text:p>
          </table:table-cell>
          <table:table-cell office:value-type="float" office:value="1458.03352901">
            <text:p>1458.03352901</text:p>
          </table:table-cell>
          <table:table-cell office:value-type="float" office:value="396.442689161">
            <text:p>396.442689161</text:p>
          </table:table-cell>
          <table:table-cell table:number-columns-repeated="3"/>
        </table:table-row>
        <table:table-row table:style-name="ro1">
          <table:table-cell office:value-type="float" office:value="22.9">
            <text:p>22.9</text:p>
          </table:table-cell>
          <table:table-cell office:value-type="float" office:value="0.0484750044346">
            <text:p>0.0484750044</text:p>
          </table:table-cell>
          <table:table-cell office:value-type="float" office:value="0.169830493358">
            <text:p>0.1698304934</text:p>
          </table:table-cell>
          <table:table-cell office:value-type="float" office:value="0.0671045677061">
            <text:p>0.0671045677</text:p>
          </table:table-cell>
          <table:table-cell office:value-type="float" office:value="0.045439957448">
            <text:p>0.0454399574</text:p>
          </table:table-cell>
          <table:table-cell office:value-type="float" office:value="0.235394003351">
            <text:p>0.2353940034</text:p>
          </table:table-cell>
          <table:table-cell office:value-type="float" office:value="0.57739113083">
            <text:p>0.5773911308</text:p>
          </table:table-cell>
          <table:table-cell office:value-type="float" office:value="0.0430347842277">
            <text:p>0.0430347842</text:p>
          </table:table-cell>
          <table:table-cell office:value-type="float" office:value="0.00413460650301">
            <text:p>0.0041346065</text:p>
          </table:table-cell>
          <table:table-cell office:value-type="float" office:value="396.777811724">
            <text:p>396.777811724</text:p>
          </table:table-cell>
          <table:table-cell office:value-type="float" office:value="1455.07250931">
            <text:p>1455.07250931</text:p>
          </table:table-cell>
          <table:table-cell office:value-type="float" office:value="397.628461325">
            <text:p>397.628461325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0509750020504">
            <text:p>0.0509750021</text:p>
          </table:table-cell>
          <table:table-cell office:value-type="float" office:value="0.161355926137">
            <text:p>0.1613559261</text:p>
          </table:table-cell>
          <table:table-cell office:value-type="float" office:value="0.0640289994926">
            <text:p>0.0640289995</text:p>
          </table:table-cell>
          <table:table-cell office:value-type="float" office:value="0.0445043733699">
            <text:p>0.0445043734</text:p>
          </table:table-cell>
          <table:table-cell office:value-type="float" office:value="0.234431916536">
            <text:p>0.2344319165</text:p>
          </table:table-cell>
          <table:table-cell office:value-type="float" office:value="0.598305389875">
            <text:p>0.5983053899</text:p>
          </table:table-cell>
          <table:table-cell office:value-type="float" office:value="0.0371132505839">
            <text:p>0.0371132506</text:p>
          </table:table-cell>
          <table:table-cell office:value-type="float" office:value="0.00404450838171">
            <text:p>0.0040445084</text:p>
          </table:table-cell>
          <table:table-cell office:value-type="float" office:value="395.98476451">
            <text:p>395.98476451</text:p>
          </table:table-cell>
          <table:table-cell office:value-type="float" office:value="1452.11149668">
            <text:p>1452.11149668</text:p>
          </table:table-cell>
          <table:table-cell office:value-type="float" office:value="398.814230663">
            <text:p>398.814230663</text:p>
          </table:table-cell>
          <table:table-cell table:number-columns-repeated="3"/>
        </table:table-row>
        <table:table-row table:style-name="ro1">
          <table:table-cell office:value-type="float" office:value="23.1">
            <text:p>23.1</text:p>
          </table:table-cell>
          <table:table-cell office:value-type="float" office:value="0.0534749996662">
            <text:p>0.0534749997</text:p>
          </table:table-cell>
          <table:table-cell office:value-type="float" office:value="0.152881358916">
            <text:p>0.1528813589</text:p>
          </table:table-cell>
          <table:table-cell office:value-type="float" office:value="0.0609534312791">
            <text:p>0.0609534313</text:p>
          </table:table-cell>
          <table:table-cell office:value-type="float" office:value="0.0435687892917">
            <text:p>0.0435687893</text:p>
          </table:table-cell>
          <table:table-cell office:value-type="float" office:value="0.23346982972">
            <text:p>0.2334698297</text:p>
          </table:table-cell>
          <table:table-cell office:value-type="float" office:value="0.852525250701">
            <text:p>0.8525252507</text:p>
          </table:table-cell>
          <table:table-cell office:value-type="float" office:value="0.0311917169402">
            <text:p>0.0311917169</text:p>
          </table:table-cell>
          <table:table-cell office:value-type="float" office:value="0.0039544102604">
            <text:p>0.0039544103</text:p>
          </table:table-cell>
          <table:table-cell office:value-type="float" office:value="395.191717297">
            <text:p>395.191717297</text:p>
          </table:table-cell>
          <table:table-cell office:value-type="float" office:value="1449.15048404">
            <text:p>1449.15048404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1">
          <table:table-cell office:value-type="float" office:value="23.2">
            <text:p>23.2</text:p>
          </table:table-cell>
          <table:table-cell office:value-type="float" office:value="0.0559750032425">
            <text:p>0.0559750032</text:p>
          </table:table-cell>
          <table:table-cell office:value-type="float" office:value="0.144406771491">
            <text:p>0.1444067715</text:p>
          </table:table-cell>
          <table:table-cell office:value-type="float" office:value="0.06">
            <text:p>0.06</text:p>
          </table:table-cell>
          <table:table-cell office:value-type="float" office:value="0.0426332029829">
            <text:p>0.042633203</text:p>
          </table:table-cell>
          <table:table-cell office:value-type="float" office:value="0.232507740611">
            <text:p>0.2325077406</text:p>
          </table:table-cell>
          <table:table-cell office:value-type="float" office:value="0.877777817916">
            <text:p>0.8777778179</text:p>
          </table:table-cell>
          <table:table-cell office:value-type="float" office:value="0.0252701691784">
            <text:p>0.0252701692</text:p>
          </table:table-cell>
          <table:table-cell office:value-type="float" office:value="0.00386431192428">
            <text:p>0.0038643119</text:p>
          </table:table-cell>
          <table:table-cell office:value-type="float" office:value="394.398668193">
            <text:p>394.398668193</text:p>
          </table:table-cell>
          <table:table-cell office:value-type="float" office:value="1446.18946435">
            <text:p>1446.18946435</text:p>
          </table:table-cell>
          <table:table-cell office:value-type="float" office:value="310.20190233">
            <text:p>310.20190233</text:p>
          </table:table-cell>
          <table:table-cell table:number-columns-repeated="3"/>
        </table:table-row>
        <table:table-row table:style-name="ro1">
          <table:table-cell office:value-type="float" office:value="23.3">
            <text:p>23.3</text:p>
          </table:table-cell>
          <table:table-cell office:value-type="float" office:value="0.0584750008583">
            <text:p>0.0584750009</text:p>
          </table:table-cell>
          <table:table-cell office:value-type="float" office:value="0.13593220427">
            <text:p>0.1359322043</text:p>
          </table:table-cell>
          <table:table-cell office:value-type="float" office:value="0.06">
            <text:p>0.06</text:p>
          </table:table-cell>
          <table:table-cell office:value-type="float" office:value="0.0416976189047">
            <text:p>0.0416976189</text:p>
          </table:table-cell>
          <table:table-cell office:value-type="float" office:value="0.231545653796">
            <text:p>0.2315456538</text:p>
          </table:table-cell>
          <table:table-cell office:value-type="float" office:value="0.889620180071">
            <text:p>0.8896201801</text:p>
          </table:table-cell>
          <table:table-cell office:value-type="float" office:value="0.0247637449747">
            <text:p>0.024763745</text:p>
          </table:table-cell>
          <table:table-cell office:value-type="float" office:value="0.00377421380297">
            <text:p>0.0037742138</text:p>
          </table:table-cell>
          <table:table-cell office:value-type="float" office:value="386.333602724">
            <text:p>386.333602724</text:p>
          </table:table-cell>
          <table:table-cell office:value-type="float" office:value="1443.22845171">
            <text:p>1443.22845171</text:p>
          </table:table-cell>
          <table:table-cell office:value-type="float" office:value="220.404018754">
            <text:p>220.404018754</text:p>
          </table:table-cell>
          <table:table-cell table:number-columns-repeated="3"/>
        </table:table-row>
        <table:table-row table:style-name="ro1">
          <table:table-cell office:value-type="float" office:value="23.4">
            <text:p>23.4</text:p>
          </table:table-cell>
          <table:table-cell office:value-type="float" office:value="0.0609750044346">
            <text:p>0.0609750044</text:p>
          </table:table-cell>
          <table:table-cell office:value-type="float" office:value="0.127457616845">
            <text:p>0.1274576168</text:p>
          </table:table-cell>
          <table:table-cell office:value-type="float" office:value="0.06">
            <text:p>0.06</text:p>
          </table:table-cell>
          <table:table-cell office:value-type="float" office:value="0.0407620325959">
            <text:p>0.0407620326</text:p>
          </table:table-cell>
          <table:table-cell office:value-type="float" office:value="0.230583564687">
            <text:p>0.2305835647</text:p>
          </table:table-cell>
          <table:table-cell office:value-type="float" office:value="0.803122161863">
            <text:p>0.8031221619</text:p>
          </table:table-cell>
          <table:table-cell office:value-type="float" office:value="0.0680709023206">
            <text:p>0.0680709023</text:p>
          </table:table-cell>
          <table:table-cell office:value-type="float" office:value="0.00368411546685">
            <text:p>0.0036841155</text:p>
          </table:table-cell>
          <table:table-cell office:value-type="float" office:value="324.940738615">
            <text:p>324.940738615</text:p>
          </table:table-cell>
          <table:table-cell office:value-type="float" office:value="1440.26743201">
            <text:p>1440.26743201</text:p>
          </table:table-cell>
          <table:table-cell office:value-type="float" office:value="277.659422112">
            <text:p>277.659422112</text:p>
          </table:table-cell>
          <table:table-cell table:number-columns-repeated="3"/>
        </table:table-row>
        <table:table-row table:style-name="ro1">
          <table:table-cell office:value-type="float" office:value="23.5">
            <text:p>23.5</text:p>
          </table:table-cell>
          <table:table-cell office:value-type="float" office:value="0.0634750020504">
            <text:p>0.0634750021</text:p>
          </table:table-cell>
          <table:table-cell office:value-type="float" office:value="0.118983049624">
            <text:p>0.1189830496</text:p>
          </table:table-cell>
          <table:table-cell office:value-type="float" office:value="0.06">
            <text:p>0.06</text:p>
          </table:table-cell>
          <table:table-cell office:value-type="float" office:value="0.0398264485178">
            <text:p>0.0398264485</text:p>
          </table:table-cell>
          <table:table-cell office:value-type="float" office:value="0.229621477872">
            <text:p>0.2296214779</text:p>
          </table:table-cell>
          <table:table-cell office:value-type="float" office:value="0.716624349882">
            <text:p>0.7166243499</text:p>
          </table:table-cell>
          <table:table-cell office:value-type="float" office:value="0.111377956414">
            <text:p>0.1113779564</text:p>
          </table:table-cell>
          <table:table-cell office:value-type="float" office:value="0.00359401734555">
            <text:p>0.0035940173</text:p>
          </table:table-cell>
          <table:table-cell office:value-type="float" office:value="263.548020877">
            <text:p>263.548020877</text:p>
          </table:table-cell>
          <table:table-cell office:value-type="float" office:value="1437.30641938">
            <text:p>1437.30641938</text:p>
          </table:table-cell>
          <table:table-cell office:value-type="float" office:value="353.089615967">
            <text:p>353.089615967</text:p>
          </table:table-cell>
          <table:table-cell table:number-columns-repeated="3"/>
        </table:table-row>
        <table:table-row table:style-name="ro1">
          <table:table-cell office:value-type="float" office:value="23.6">
            <text:p>23.6</text:p>
          </table:table-cell>
          <table:table-cell office:value-type="float" office:value="0.0659749996662">
            <text:p>0.0659749997</text:p>
          </table:table-cell>
          <table:table-cell office:value-type="float" office:value="0.110508482404">
            <text:p>0.1105084824</text:p>
          </table:table-cell>
          <table:table-cell office:value-type="float" office:value="0.06">
            <text:p>0.06</text:p>
          </table:table-cell>
          <table:table-cell office:value-type="float" office:value="0.0388908644396">
            <text:p>0.0388908644</text:p>
          </table:table-cell>
          <table:table-cell office:value-type="float" office:value="0.228659391057">
            <text:p>0.2286593911</text:p>
          </table:table-cell>
          <table:table-cell office:value-type="float" office:value="0.630126537901">
            <text:p>0.6301265379</text:p>
          </table:table-cell>
          <table:table-cell office:value-type="float" office:value="0.123132538911">
            <text:p>0.1231325389</text:p>
          </table:table-cell>
          <table:table-cell office:value-type="float" office:value="0.00350391922424">
            <text:p>0.0035039192</text:p>
          </table:table-cell>
          <table:table-cell office:value-type="float" office:value="273.048400196">
            <text:p>273.048400196</text:p>
          </table:table-cell>
          <table:table-cell office:value-type="float" office:value="1434.34540674">
            <text:p>1434.34540674</text:p>
          </table:table-cell>
          <table:table-cell office:value-type="float" office:value="428.519809822">
            <text:p>428.519809822</text:p>
          </table:table-cell>
          <table:table-cell table:number-columns-repeated="3"/>
        </table:table-row>
        <table:table-row table:style-name="ro1">
          <table:table-cell office:value-type="float" office:value="23.7">
            <text:p>23.7</text:p>
          </table:table-cell>
          <table:table-cell office:value-type="float" office:value="0.0684750032425">
            <text:p>0.0684750032</text:p>
          </table:table-cell>
          <table:table-cell office:value-type="float" office:value="0.102033894978">
            <text:p>0.102033895</text:p>
          </table:table-cell>
          <table:table-cell office:value-type="float" office:value="0.06">
            <text:p>0.06</text:p>
          </table:table-cell>
          <table:table-cell office:value-type="float" office:value="0.0379552781308">
            <text:p>0.0379552781</text:p>
          </table:table-cell>
          <table:table-cell office:value-type="float" office:value="0.227697301948">
            <text:p>0.2276973019</text:p>
          </table:table-cell>
          <table:table-cell office:value-type="float" office:value="0.543628519692">
            <text:p>0.5436285197</text:p>
          </table:table-cell>
          <table:table-cell office:value-type="float" office:value="0.111084327797">
            <text:p>0.1110843278</text:p>
          </table:table-cell>
          <table:table-cell office:value-type="float" office:value="0.00341382088812">
            <text:p>0.0034138209</text:p>
          </table:table-cell>
          <table:table-cell office:value-type="float" office:value="315.910119823">
            <text:p>315.910119823</text:p>
          </table:table-cell>
          <table:table-cell office:value-type="float" office:value="1431.38438705">
            <text:p>1431.38438705</text:p>
          </table:table-cell>
          <table:table-cell office:value-type="float" office:value="503.950183516">
            <text:p>503.950183516</text:p>
          </table:table-cell>
          <table:table-cell table:number-columns-repeated="3"/>
        </table:table-row>
        <table:table-row table:style-name="ro1">
          <table:table-cell office:value-type="float" office:value="23.8">
            <text:p>23.8</text:p>
          </table:table-cell>
          <table:table-cell office:value-type="float" office:value="0.0722740543831">
            <text:p>0.0722740544</text:p>
          </table:table-cell>
          <table:table-cell office:value-type="float" office:value="0.0935593277578">
            <text:p>0.0935593278</text:p>
          </table:table-cell>
          <table:table-cell office:value-type="float" office:value="0.06">
            <text:p>0.06</text:p>
          </table:table-cell>
          <table:table-cell office:value-type="float" office:value="0.0370196940527">
            <text:p>0.0370196941</text:p>
          </table:table-cell>
          <table:table-cell office:value-type="float" office:value="0.226735215132">
            <text:p>0.2267352151</text:p>
          </table:table-cell>
          <table:table-cell office:value-type="float" office:value="0.575333547492">
            <text:p>0.5753335475</text:p>
          </table:table-cell>
          <table:table-cell office:value-type="float" office:value="0.0990361454089">
            <text:p>0.0990361454</text:p>
          </table:table-cell>
          <table:table-cell office:value-type="float" office:value="0.00332372276682">
            <text:p>0.0033237228</text:p>
          </table:table-cell>
          <table:table-cell office:value-type="float" office:value="358.771737261">
            <text:p>358.771737261</text:p>
          </table:table-cell>
          <table:table-cell office:value-type="float" office:value="1427.78913839">
            <text:p>1427.78913839</text:p>
          </table:table-cell>
          <table:table-cell office:value-type="float" office:value="579.380377371">
            <text:p>579.380377371</text:p>
          </table:table-cell>
          <table:table-cell table:number-columns-repeated="3"/>
        </table:table-row>
        <table:table-row table:style-name="ro1">
          <table:table-cell office:value-type="float" office:value="23.9">
            <text:p>23.9</text:p>
          </table:table-cell>
          <table:table-cell office:value-type="float" office:value="0.0781049662657">
            <text:p>0.0781049663</text:p>
          </table:table-cell>
          <table:table-cell office:value-type="float" office:value="0.0850847403323">
            <text:p>0.0850847403</text:p>
          </table:table-cell>
          <table:table-cell office:value-type="float" office:value="0.06">
            <text:p>0.06</text:p>
          </table:table-cell>
          <table:table-cell office:value-type="float" office:value="0.0360841077439">
            <text:p>0.0360841077</text:p>
          </table:table-cell>
          <table:table-cell office:value-type="float" office:value="0.225773126023">
            <text:p>0.225773126</text:p>
          </table:table-cell>
          <table:table-cell office:value-type="float" office:value="0.799895204609">
            <text:p>0.7998952046</text:p>
          </table:table-cell>
          <table:table-cell office:value-type="float" office:value="0.0869879342953">
            <text:p>0.0869879343</text:p>
          </table:table-cell>
          <table:table-cell office:value-type="float" office:value="0.0032336244307">
            <text:p>0.0032336244</text:p>
          </table:table-cell>
          <table:table-cell office:value-type="float" office:value="401.633456888">
            <text:p>401.633456888</text:p>
          </table:table-cell>
          <table:table-cell office:value-type="float" office:value="1412.14367037">
            <text:p>1412.14367037</text:p>
          </table:table-cell>
          <table:table-cell office:value-type="float" office:value="654.810751066">
            <text:p>654.810751066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0839358642465">
            <text:p>0.0839358642</text:p>
          </table:table-cell>
          <table:table-cell office:value-type="float" office:value="0.0796135269262">
            <text:p>0.0796135269</text:p>
          </table:table-cell>
          <table:table-cell office:value-type="float" office:value="0.06">
            <text:p>0.06</text:p>
          </table:table-cell>
          <table:table-cell office:value-type="float" office:value="0.0351485236657">
            <text:p>0.0351485237</text:p>
          </table:table-cell>
          <table:table-cell office:value-type="float" office:value="0.224811039208">
            <text:p>0.2248110392</text:p>
          </table:table-cell>
          <table:table-cell office:value-type="float" office:value="1.02445632633">
            <text:p>1.0244563263</text:p>
          </table:table-cell>
          <table:table-cell office:value-type="float" office:value="0.0934246690175">
            <text:p>0.093424669</text:p>
          </table:table-cell>
          <table:table-cell office:value-type="float" office:value="0.00314352630939">
            <text:p>0.0031435263</text:p>
          </table:table-cell>
          <table:table-cell office:value-type="float" office:value="390.986747454">
            <text:p>390.986747454</text:p>
          </table:table-cell>
          <table:table-cell office:value-type="float" office:value="1396.49823966">
            <text:p>1396.49823966</text:p>
          </table:table-cell>
          <table:table-cell office:value-type="float" office:value="730.24094492">
            <text:p>730.24094492</text:p>
          </table:table-cell>
          <table:table-cell table:number-columns-repeated="3"/>
        </table:table-row>
        <table:table-row table:style-name="ro1">
          <table:table-cell office:value-type="float" office:value="24.1">
            <text:p>24.1</text:p>
          </table:table-cell>
          <table:table-cell office:value-type="float" office:value="0.0897667622272">
            <text:p>0.0897667622</text:p>
          </table:table-cell>
          <table:table-cell office:value-type="float" office:value="0.0786473442415">
            <text:p>0.0786473442</text:p>
          </table:table-cell>
          <table:table-cell office:value-type="float" office:value="0.06">
            <text:p>0.06</text:p>
          </table:table-cell>
          <table:table-cell office:value-type="float" office:value="0.0342129395875">
            <text:p>0.0342129396</text:p>
          </table:table-cell>
          <table:table-cell office:value-type="float" office:value="0.223848952393">
            <text:p>0.2238489524</text:p>
          </table:table-cell>
          <table:table-cell office:value-type="float" office:value="0.927636272604">
            <text:p>0.9276362726</text:p>
          </table:table-cell>
          <table:table-cell office:value-type="float" office:value="0.1253880941">
            <text:p>0.1253880941</text:p>
          </table:table-cell>
          <table:table-cell office:value-type="float" office:value="0.00305342818808">
            <text:p>0.0030534282</text:p>
          </table:table-cell>
          <table:table-cell office:value-type="float" office:value="300.077547711">
            <text:p>300.077547711</text:p>
          </table:table-cell>
          <table:table-cell office:value-type="float" office:value="1380.85280895">
            <text:p>1380.85280895</text:p>
          </table:table-cell>
          <table:table-cell office:value-type="float" office:value="805.671138775">
            <text:p>805.671138775</text:p>
          </table:table-cell>
          <table:table-cell table:number-columns-repeated="3"/>
        </table:table-row>
        <table:table-row table:style-name="ro1">
          <table:table-cell office:value-type="float" office:value="24.2">
            <text:p>24.2</text:p>
          </table:table-cell>
          <table:table-cell office:value-type="float" office:value="0.0955976741099">
            <text:p>0.0955976741</text:p>
          </table:table-cell>
          <table:table-cell office:value-type="float" office:value="0.0776811592534">
            <text:p>0.0776811593</text:p>
          </table:table-cell>
          <table:table-cell office:value-type="float" office:value="0.06">
            <text:p>0.06</text:p>
          </table:table-cell>
          <table:table-cell office:value-type="float" office:value="0.0332773532787">
            <text:p>0.0332773533</text:p>
          </table:table-cell>
          <table:table-cell office:value-type="float" office:value="0.222886863284">
            <text:p>0.2228868633</text:p>
          </table:table-cell>
          <table:table-cell office:value-type="float" office:value="0.654339822675">
            <text:p>0.6543398227</text:p>
          </table:table-cell>
          <table:table-cell office:value-type="float" office:value="0.148286778068">
            <text:p>0.1482867781</text:p>
          </table:table-cell>
          <table:table-cell office:value-type="float" office:value="0.00296332985197">
            <text:p>0.0029633299</text:p>
          </table:table-cell>
          <table:table-cell office:value-type="float" office:value="238.200736366">
            <text:p>238.200736366</text:p>
          </table:table-cell>
          <table:table-cell office:value-type="float" office:value="1365.20734093">
            <text:p>1365.20734093</text:p>
          </table:table-cell>
          <table:table-cell office:value-type="float" office:value="851.70406013">
            <text:p>851.70406013</text:p>
          </table:table-cell>
          <table:table-cell table:number-columns-repeated="3"/>
        </table:table-row>
        <table:table-row table:style-name="ro1">
          <table:table-cell office:value-type="float" office:value="24.3">
            <text:p>24.3</text:p>
          </table:table-cell>
          <table:table-cell office:value-type="float" office:value="0.101428572091">
            <text:p>0.1014285721</text:p>
          </table:table-cell>
          <table:table-cell office:value-type="float" office:value="0.0767149765688">
            <text:p>0.0767149766</text:p>
          </table:table-cell>
          <table:table-cell office:value-type="float" office:value="0.06">
            <text:p>0.06</text:p>
          </table:table-cell>
          <table:table-cell office:value-type="float" office:value="0.0323417692006">
            <text:p>0.0323417692</text:p>
          </table:table-cell>
          <table:table-cell office:value-type="float" office:value="0.221924776469">
            <text:p>0.2219247765</text:p>
          </table:table-cell>
          <table:table-cell office:value-type="float" office:value="0.5248983393">
            <text:p>0.5248983393</text:p>
          </table:table-cell>
          <table:table-cell office:value-type="float" office:value="0.14083799478">
            <text:p>0.1408379948</text:p>
          </table:table-cell>
          <table:table-cell office:value-type="float" office:value="0.00287323173066">
            <text:p>0.0028732317</text:p>
          </table:table-cell>
          <table:table-cell office:value-type="float" office:value="328.74477798">
            <text:p>328.74477798</text:p>
          </table:table-cell>
          <table:table-cell office:value-type="float" office:value="1349.56191022">
            <text:p>1349.56191022</text:p>
          </table:table-cell>
          <table:table-cell office:value-type="float" office:value="843.14181909">
            <text:p>843.14181909</text:p>
          </table:table-cell>
          <table:table-cell table:number-columns-repeated="3"/>
        </table:table-row>
        <table:table-row table:style-name="ro1">
          <table:table-cell office:value-type="float" office:value="24.4">
            <text:p>24.4</text:p>
          </table:table-cell>
          <table:table-cell office:value-type="float" office:value="0.107259483973">
            <text:p>0.107259484</text:p>
          </table:table-cell>
          <table:table-cell office:value-type="float" office:value="0.0757487915806">
            <text:p>0.0757487916</text:p>
          </table:table-cell>
          <table:table-cell office:value-type="float" office:value="0.06">
            <text:p>0.06</text:p>
          </table:table-cell>
          <table:table-cell office:value-type="float" office:value="0.0314061828918">
            <text:p>0.0314061829</text:p>
          </table:table-cell>
          <table:table-cell office:value-type="float" office:value="0.22096268736">
            <text:p>0.2209626874</text:p>
          </table:table-cell>
          <table:table-cell office:value-type="float" office:value="0.395456547312">
            <text:p>0.3954565473</text:p>
          </table:table-cell>
          <table:table-cell office:value-type="float" office:value="0.133389193732">
            <text:p>0.1333891937</text:p>
          </table:table-cell>
          <table:table-cell office:value-type="float" office:value="0.00278313339454">
            <text:p>0.0027831334</text:p>
          </table:table-cell>
          <table:table-cell office:value-type="float" office:value="419.289035469">
            <text:p>419.289035469</text:p>
          </table:table-cell>
          <table:table-cell office:value-type="float" office:value="1333.91644221">
            <text:p>1333.91644221</text:p>
          </table:table-cell>
          <table:table-cell office:value-type="float" office:value="834.579557636">
            <text:p>834.579557636</text:p>
          </table:table-cell>
          <table:table-cell table:number-columns-repeated="3"/>
        </table:table-row>
        <table:table-row table:style-name="ro1">
          <table:table-cell office:value-type="float" office:value="24.5">
            <text:p>24.5</text:p>
          </table:table-cell>
          <table:table-cell office:value-type="float" office:value="0.113090381954">
            <text:p>0.113090382</text:p>
          </table:table-cell>
          <table:table-cell office:value-type="float" office:value="0.074782608896">
            <text:p>0.0747826089</text:p>
          </table:table-cell>
          <table:table-cell office:value-type="float" office:value="0.06">
            <text:p>0.06</text:p>
          </table:table-cell>
          <table:table-cell office:value-type="float" office:value="0.0304705988136">
            <text:p>0.0304705988</text:p>
          </table:table-cell>
          <table:table-cell office:value-type="float" office:value="0.220000600544">
            <text:p>0.2200006005</text:p>
          </table:table-cell>
          <table:table-cell office:value-type="float" office:value="0.266015063937">
            <text:p>0.2660150639</text:p>
          </table:table-cell>
          <table:table-cell office:value-type="float" office:value="0.125940410444">
            <text:p>0.1259404104</text:p>
          </table:table-cell>
          <table:table-cell office:value-type="float" office:value="0.00269303527323">
            <text:p>0.0026930353</text:p>
          </table:table-cell>
          <table:table-cell office:value-type="float" office:value="509.833077084">
            <text:p>509.833077084</text:p>
          </table:table-cell>
          <table:table-cell office:value-type="float" office:value="1318.2710115">
            <text:p>1318.2710115</text:p>
          </table:table-cell>
          <table:table-cell office:value-type="float" office:value="826.017316596">
            <text:p>826.017316596</text:p>
          </table:table-cell>
          <table:table-cell table:number-columns-repeated="3"/>
        </table:table-row>
        <table:table-row table:style-name="ro1">
          <table:table-cell office:value-type="float" office:value="24.6">
            <text:p>24.6</text:p>
          </table:table-cell>
          <table:table-cell office:value-type="float" office:value="0.118921279935">
            <text:p>0.1189212799</text:p>
          </table:table-cell>
          <table:table-cell office:value-type="float" office:value="0.0738164262113">
            <text:p>0.0738164262</text:p>
          </table:table-cell>
          <table:table-cell office:value-type="float" office:value="0.06">
            <text:p>0.06</text:p>
          </table:table-cell>
          <table:table-cell office:value-type="float" office:value="0.0295350147355">
            <text:p>0.0295350147</text:p>
          </table:table-cell>
          <table:table-cell office:value-type="float" office:value="0.219038513729">
            <text:p>0.2190385137</text:p>
          </table:table-cell>
          <table:table-cell office:value-type="float" office:value="0.222385795096">
            <text:p>0.2223857951</text:p>
          </table:table-cell>
          <table:table-cell office:value-type="float" office:value="0.118491627156">
            <text:p>0.1184916272</text:p>
          </table:table-cell>
          <table:table-cell office:value-type="float" office:value="0.00260293715193">
            <text:p>0.0026029372</text:p>
          </table:table-cell>
          <table:table-cell office:value-type="float" office:value="600.377118699">
            <text:p>600.377118699</text:p>
          </table:table-cell>
          <table:table-cell office:value-type="float" office:value="1302.62558078">
            <text:p>1302.62558078</text:p>
          </table:table-cell>
          <table:table-cell office:value-type="float" office:value="817.455075557">
            <text:p>817.455075557</text:p>
          </table:table-cell>
          <table:table-cell table:number-columns-repeated="3"/>
        </table:table-row>
        <table:table-row table:style-name="ro1">
          <table:table-cell office:value-type="float" office:value="24.7">
            <text:p>24.7</text:p>
          </table:table-cell>
          <table:table-cell office:value-type="float" office:value="0.124752191817">
            <text:p>0.1247521918</text:p>
          </table:table-cell>
          <table:table-cell office:value-type="float" office:value="0.0728502412232">
            <text:p>0.0728502412</text:p>
          </table:table-cell>
          <table:table-cell office:value-type="float" office:value="0.06">
            <text:p>0.06</text:p>
          </table:table-cell>
          <table:table-cell office:value-type="float" office:value="0.0285994284267">
            <text:p>0.0285994284</text:p>
          </table:table-cell>
          <table:table-cell office:value-type="float" office:value="0.21807642462">
            <text:p>0.2180764246</text:p>
          </table:table-cell>
          <table:table-cell office:value-type="float" office:value="0.268071133444">
            <text:p>0.2680711334</text:p>
          </table:table-cell>
          <table:table-cell office:value-type="float" office:value="0.111042826108">
            <text:p>0.1110428261</text:p>
          </table:table-cell>
          <table:table-cell office:value-type="float" office:value="0.00251283881581">
            <text:p>0.0025128388</text:p>
          </table:table-cell>
          <table:table-cell office:value-type="float" office:value="690.921376187">
            <text:p>690.921376187</text:p>
          </table:table-cell>
          <table:table-cell office:value-type="float" office:value="1286.98011277">
            <text:p>1286.98011277</text:p>
          </table:table-cell>
          <table:table-cell office:value-type="float" office:value="808.892814103">
            <text:p>808.892814103</text:p>
          </table:table-cell>
          <table:table-cell table:number-columns-repeated="3"/>
        </table:table-row>
        <table:table-row table:style-name="ro1">
          <table:table-cell office:value-type="float" office:value="24.8">
            <text:p>24.8</text:p>
          </table:table-cell>
          <table:table-cell office:value-type="float" office:value="0.129837662476">
            <text:p>0.1298376625</text:p>
          </table:table-cell>
          <table:table-cell office:value-type="float" office:value="0.0718840585386">
            <text:p>0.0718840585</text:p>
          </table:table-cell>
          <table:table-cell office:value-type="float" office:value="0.06">
            <text:p>0.06</text:p>
          </table:table-cell>
          <table:table-cell office:value-type="float" office:value="0.0276638443485">
            <text:p>0.0276638443</text:p>
          </table:table-cell>
          <table:table-cell office:value-type="float" office:value="0.217114337805">
            <text:p>0.2171143378</text:p>
          </table:table-cell>
          <table:table-cell office:value-type="float" office:value="0.313756362871">
            <text:p>0.3137563629</text:p>
          </table:table-cell>
          <table:table-cell office:value-type="float" office:value="0.10359404282">
            <text:p>0.1035940428</text:p>
          </table:table-cell>
          <table:table-cell office:value-type="float" office:value="0.0024227406945">
            <text:p>0.0024227407</text:p>
          </table:table-cell>
          <table:table-cell office:value-type="float" office:value="781.465417802">
            <text:p>781.465417802</text:p>
          </table:table-cell>
          <table:table-cell office:value-type="float" office:value="1271.33468206">
            <text:p>1271.33468206</text:p>
          </table:table-cell>
          <table:table-cell office:value-type="float" office:value="800.330573063">
            <text:p>800.330573063</text:p>
          </table:table-cell>
          <table:table-cell table:number-columns-repeated="3"/>
        </table:table-row>
        <table:table-row table:style-name="ro1">
          <table:table-cell office:value-type="float" office:value="24.9">
            <text:p>24.9</text:p>
          </table:table-cell>
          <table:table-cell office:value-type="float" office:value="0.128214283364">
            <text:p>0.1282142834</text:p>
          </table:table-cell>
          <table:table-cell office:value-type="float" office:value="0.0709178735504">
            <text:p>0.0709178736</text:p>
          </table:table-cell>
          <table:table-cell office:value-type="float" office:value="0.06">
            <text:p>0.06</text:p>
          </table:table-cell>
          <table:table-cell office:value-type="float" office:value="0.0267282580397">
            <text:p>0.026728258</text:p>
          </table:table-cell>
          <table:table-cell office:value-type="float" office:value="0.216152248696">
            <text:p>0.2161522487</text:p>
          </table:table-cell>
          <table:table-cell office:value-type="float" office:value="0.359441701219">
            <text:p>0.3594417012</text:p>
          </table:table-cell>
          <table:table-cell office:value-type="float" office:value="0.0961452417729">
            <text:p>0.0961452418</text:p>
          </table:table-cell>
          <table:table-cell office:value-type="float" office:value="0.00233264235838">
            <text:p>0.0023326424</text:p>
          </table:table-cell>
          <table:table-cell office:value-type="float" office:value="872.009675291">
            <text:p>872.009675291</text:p>
          </table:table-cell>
          <table:table-cell office:value-type="float" office:value="1255.68921404">
            <text:p>1255.68921404</text:p>
          </table:table-cell>
          <table:table-cell office:value-type="float" office:value="791.768311609">
            <text:p>791.76831160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126590908123">
            <text:p>0.1265909081</text:p>
          </table:table-cell>
          <table:table-cell office:value-type="float" office:value="0.0699516908658">
            <text:p>0.0699516909</text:p>
          </table:table-cell>
          <table:table-cell office:value-type="float" office:value="0.06">
            <text:p>0.06</text:p>
          </table:table-cell>
          <table:table-cell office:value-type="float" office:value="0.0257926739616">
            <text:p>0.025792674</text:p>
          </table:table-cell>
          <table:table-cell office:value-type="float" office:value="0.215190161881">
            <text:p>0.2151901619</text:p>
          </table:table-cell>
          <table:table-cell office:value-type="float" office:value="0.405126930646">
            <text:p>0.4051269306</text:p>
          </table:table-cell>
          <table:table-cell office:value-type="float" office:value="0.0886964584847">
            <text:p>0.0886964585</text:p>
          </table:table-cell>
          <table:table-cell office:value-type="float" office:value="0.00224254423708">
            <text:p>0.0022425442</text:p>
          </table:table-cell>
          <table:table-cell office:value-type="float" office:value="962.553716905">
            <text:p>962.553716905</text:p>
          </table:table-cell>
          <table:table-cell office:value-type="float" office:value="1240.04378333">
            <text:p>1240.04378333</text:p>
          </table:table-cell>
          <table:table-cell office:value-type="float" office:value="679.501684555">
            <text:p>679.501684555</text:p>
          </table:table-cell>
          <table:table-cell table:number-columns-repeated="3"/>
        </table:table-row>
        <table:table-row table:style-name="ro1">
          <table:table-cell office:value-type="float" office:value="25.1">
            <text:p>25.1</text:p>
          </table:table-cell>
          <table:table-cell office:value-type="float" office:value="0.124967532882">
            <text:p>0.1249675329</text:p>
          </table:table-cell>
          <table:table-cell office:value-type="float" office:value="0.0689855081812">
            <text:p>0.0689855082</text:p>
          </table:table-cell>
          <table:table-cell office:value-type="float" office:value="0.06">
            <text:p>0.06</text:p>
          </table:table-cell>
          <table:table-cell office:value-type="float" office:value="0.0248570898834">
            <text:p>0.0248570899</text:p>
          </table:table-cell>
          <table:table-cell office:value-type="float" office:value="0.214228075065">
            <text:p>0.2142280751</text:p>
          </table:table-cell>
          <table:table-cell office:value-type="float" office:value="0.450812160072">
            <text:p>0.4508121601</text:p>
          </table:table-cell>
          <table:table-cell office:value-type="float" office:value="0.0812476751966">
            <text:p>0.0812476752</text:p>
          </table:table-cell>
          <table:table-cell office:value-type="float" office:value="0.00215244611577">
            <text:p>0.0021524461</text:p>
          </table:table-cell>
          <table:table-cell office:value-type="float" office:value="1053.09775852">
            <text:p>1053.09775852</text:p>
          </table:table-cell>
          <table:table-cell office:value-type="float" office:value="1037.92536255">
            <text:p>1037.92536255</text:p>
          </table:table-cell>
          <table:table-cell office:value-type="float" office:value="459.298148337">
            <text:p>459.298148337</text:p>
          </table:table-cell>
          <table:table-cell table:number-columns-repeated="3"/>
        </table:table-row>
        <table:table-row table:style-name="ro1">
          <table:table-cell office:value-type="float" office:value="25.2">
            <text:p>25.2</text:p>
          </table:table-cell>
          <table:table-cell office:value-type="float" office:value="0.123344153771">
            <text:p>0.1233441538</text:p>
          </table:table-cell>
          <table:table-cell office:value-type="float" office:value="0.068019323193">
            <text:p>0.0680193232</text:p>
          </table:table-cell>
          <table:table-cell office:value-type="float" office:value="0.059889201405">
            <text:p>0.0598892014</text:p>
          </table:table-cell>
          <table:table-cell office:value-type="float" office:value="0.0239215035746">
            <text:p>0.0239215036</text:p>
          </table:table-cell>
          <table:table-cell office:value-type="float" office:value="0.213265985956">
            <text:p>0.213265986</text:p>
          </table:table-cell>
          <table:table-cell office:value-type="float" office:value="0.912768572171">
            <text:p>0.9127685722</text:p>
          </table:table-cell>
          <table:table-cell office:value-type="float" office:value="0.0737988741492">
            <text:p>0.0737988741</text:p>
          </table:table-cell>
          <table:table-cell office:value-type="float" office:value="0.00206234777965">
            <text:p>0.0020623478</text:p>
          </table:table-cell>
          <table:table-cell office:value-type="float" office:value="1143.64201601">
            <text:p>1143.64201601</text:p>
          </table:table-cell>
          <table:table-cell office:value-type="float" office:value="735.398213497">
            <text:p>735.398213497</text:p>
          </table:table-cell>
          <table:table-cell office:value-type="float" office:value="246.533508874">
            <text:p>246.533508874</text:p>
          </table:table-cell>
          <table:table-cell table:number-columns-repeated="3"/>
        </table:table-row>
        <table:table-row table:style-name="ro1">
          <table:table-cell office:value-type="float" office:value="25.3">
            <text:p>25.3</text:p>
          </table:table-cell>
          <table:table-cell office:value-type="float" office:value="0.12172077853">
            <text:p>0.1217207785</text:p>
          </table:table-cell>
          <table:table-cell office:value-type="float" office:value="0.0670531405084">
            <text:p>0.0670531405</text:p>
          </table:table-cell>
          <table:table-cell office:value-type="float" office:value="0.0592374531903">
            <text:p>0.0592374532</text:p>
          </table:table-cell>
          <table:table-cell office:value-type="float" office:value="0.0229859194964">
            <text:p>0.0229859195</text:p>
          </table:table-cell>
          <table:table-cell office:value-type="float" office:value="0.212303899141">
            <text:p>0.2123038991</text:p>
          </table:table-cell>
          <table:table-cell office:value-type="float" office:value="1.67616077929">
            <text:p>1.6761607793</text:p>
          </table:table-cell>
          <table:table-cell office:value-type="float" office:value="0.066350090861">
            <text:p>0.0663500909</text:p>
          </table:table-cell>
          <table:table-cell office:value-type="float" office:value="0.00197224965834">
            <text:p>0.0019722497</text:p>
          </table:table-cell>
          <table:table-cell office:value-type="float" office:value="1234.18605762">
            <text:p>1234.18605762</text:p>
          </table:table-cell>
          <table:table-cell office:value-type="float" office:value="432.871785728">
            <text:p>432.871785728</text:p>
          </table:table-cell>
          <table:table-cell office:value-type="float" office:value="274.308727256">
            <text:p>274.308727256</text:p>
          </table:table-cell>
          <table:table-cell table:number-columns-repeated="3"/>
        </table:table-row>
        <table:table-row table:style-name="ro1">
          <table:table-cell office:value-type="float" office:value="25.4">
            <text:p>25.4</text:p>
          </table:table-cell>
          <table:table-cell office:value-type="float" office:value="0.120097399418">
            <text:p>0.1200973994</text:p>
          </table:table-cell>
          <table:table-cell office:value-type="float" office:value="0.0660869555202">
            <text:p>0.0660869555</text:p>
          </table:table-cell>
          <table:table-cell office:value-type="float" office:value="0.0585857034218">
            <text:p>0.0585857034</text:p>
          </table:table-cell>
          <table:table-cell office:value-type="float" office:value="0.0220503331876">
            <text:p>0.0220503332</text:p>
          </table:table-cell>
          <table:table-cell office:value-type="float" office:value="0.211341810032">
            <text:p>0.21134181</text:p>
          </table:table-cell>
          <table:table-cell office:value-type="float" office:value="2.0288881378">
            <text:p>2.0288881378</text:p>
          </table:table-cell>
          <table:table-cell office:value-type="float" office:value="0.0589012898136">
            <text:p>0.0589012898</text:p>
          </table:table-cell>
          <table:table-cell office:value-type="float" office:value="0.00188215132223">
            <text:p>0.0018821513</text:p>
          </table:table-cell>
          <table:table-cell office:value-type="float" office:value="1324.73031511">
            <text:p>1324.73031511</text:p>
          </table:table-cell>
          <table:table-cell office:value-type="float" office:value="319.140900492">
            <text:p>319.140900492</text:p>
          </table:table-cell>
          <table:table-cell office:value-type="float" office:value="302.08401186">
            <text:p>302.08401186</text:p>
          </table:table-cell>
          <table:table-cell table:number-columns-repeated="3"/>
        </table:table-row>
        <table:table-row table:style-name="ro1">
          <table:table-cell office:value-type="float" office:value="25.5">
            <text:p>25.5</text:p>
          </table:table-cell>
          <table:table-cell office:value-type="float" office:value="0.118474024177">
            <text:p>0.1184740242</text:p>
          </table:table-cell>
          <table:table-cell office:value-type="float" office:value="0.0651207728356">
            <text:p>0.0651207728</text:p>
          </table:table-cell>
          <table:table-cell office:value-type="float" office:value="0.0579339552071">
            <text:p>0.0579339552</text:p>
          </table:table-cell>
          <table:table-cell office:value-type="float" office:value="0.0211147491095">
            <text:p>0.0211147491</text:p>
          </table:table-cell>
          <table:table-cell office:value-type="float" office:value="0.210379723217">
            <text:p>0.2103797232</text:p>
          </table:table-cell>
          <table:table-cell office:value-type="float" office:value="1.58444397755">
            <text:p>1.5844439776</text:p>
          </table:table-cell>
          <table:table-cell office:value-type="float" office:value="0.0514525065254">
            <text:p>0.0514525065</text:p>
          </table:table-cell>
          <table:table-cell office:value-type="float" office:value="0.00179205320092">
            <text:p>0.0017920532</text:p>
          </table:table-cell>
          <table:table-cell office:value-type="float" office:value="1415.27435673">
            <text:p>1415.27435673</text:p>
          </table:table-cell>
          <table:table-cell office:value-type="float" office:value="342.124469562">
            <text:p>342.124469562</text:p>
          </table:table-cell>
          <table:table-cell office:value-type="float" office:value="329.859230242">
            <text:p>329.859230242</text:p>
          </table:table-cell>
          <table:table-cell table:number-columns-repeated="3"/>
        </table:table-row>
        <table:table-row table:style-name="ro1">
          <table:table-cell office:value-type="float" office:value="25.6">
            <text:p>25.6</text:p>
          </table:table-cell>
          <table:table-cell office:value-type="float" office:value="0.116850648936">
            <text:p>0.1168506489</text:p>
          </table:table-cell>
          <table:table-cell office:value-type="float" office:value="0.064154590151">
            <text:p>0.0641545902</text:p>
          </table:table-cell>
          <table:table-cell office:value-type="float" office:value="0.0572822069925">
            <text:p>0.057282207</text:p>
          </table:table-cell>
          <table:table-cell office:value-type="float" office:value="0.0201791650313">
            <text:p>0.020179165</text:p>
          </table:table-cell>
          <table:table-cell office:value-type="float" office:value="0.209417636402">
            <text:p>0.2094176364</text:p>
          </table:table-cell>
          <table:table-cell office:value-type="float" office:value="1.1399998173">
            <text:p>1.1399998173</text:p>
          </table:table-cell>
          <table:table-cell office:value-type="float" office:value="0.0440037232373">
            <text:p>0.0440037232</text:p>
          </table:table-cell>
          <table:table-cell office:value-type="float" office:value="0.00170195507961">
            <text:p>0.0017019551</text:p>
          </table:table-cell>
          <table:table-cell office:value-type="float" office:value="1505.81839834">
            <text:p>1505.81839834</text:p>
          </table:table-cell>
          <table:table-cell office:value-type="float" office:value="365.108038631">
            <text:p>365.108038631</text:p>
          </table:table-cell>
          <table:table-cell office:value-type="float" office:value="323.602835419">
            <text:p>323.602835419</text:p>
          </table:table-cell>
          <table:table-cell table:number-columns-repeated="3"/>
        </table:table-row>
        <table:table-row table:style-name="ro1">
          <table:table-cell office:value-type="float" office:value="25.7">
            <text:p>25.7</text:p>
          </table:table-cell>
          <table:table-cell office:value-type="float" office:value="0.115227269824">
            <text:p>0.1152272698</text:p>
          </table:table-cell>
          <table:table-cell office:value-type="float" office:value="0.0631884051628">
            <text:p>0.0631884052</text:p>
          </table:table-cell>
          <table:table-cell office:value-type="float" office:value="0.0566304572239">
            <text:p>0.0566304572</text:p>
          </table:table-cell>
          <table:table-cell office:value-type="float" office:value="0.0192435787225">
            <text:p>0.0192435787</text:p>
          </table:table-cell>
          <table:table-cell office:value-type="float" office:value="0.208455547293">
            <text:p>0.2084555473</text:p>
          </table:table-cell>
          <table:table-cell office:value-type="float" office:value="0.74378320675">
            <text:p>0.7437832068</text:p>
          </table:table-cell>
          <table:table-cell office:value-type="float" office:value="0.0365549221898">
            <text:p>0.0365549222</text:p>
          </table:table-cell>
          <table:table-cell office:value-type="float" office:value="0.00161185674349">
            <text:p>0.0016118567</text:p>
          </table:table-cell>
          <table:table-cell office:value-type="float" office:value="1596.36265583">
            <text:p>1596.36265583</text:p>
          </table:table-cell>
          <table:table-cell office:value-type="float" office:value="388.091662498">
            <text:p>388.091662498</text:p>
          </table:table-cell>
          <table:table-cell office:value-type="float" office:value="297.359578015">
            <text:p>297.359578015</text:p>
          </table:table-cell>
          <table:table-cell table:number-columns-repeated="3"/>
        </table:table-row>
        <table:table-row table:style-name="ro1">
          <table:table-cell office:value-type="float" office:value="25.8">
            <text:p>25.8</text:p>
          </table:table-cell>
          <table:table-cell office:value-type="float" office:value="0.113603894583">
            <text:p>0.1136038946</text:p>
          </table:table-cell>
          <table:table-cell office:value-type="float" office:value="0.0622222224782">
            <text:p>0.0622222225</text:p>
          </table:table-cell>
          <table:table-cell office:value-type="float" office:value="0.0559787090093">
            <text:p>0.055978709</text:p>
          </table:table-cell>
          <table:table-cell office:value-type="float" office:value="0.0183079946444">
            <text:p>0.0183079946</text:p>
          </table:table-cell>
          <table:table-cell office:value-type="float" office:value="0.207493460477">
            <text:p>0.2074934605</text:p>
          </table:table-cell>
          <table:table-cell office:value-type="float" office:value="0.576559534556">
            <text:p>0.5765595346</text:p>
          </table:table-cell>
          <table:table-cell office:value-type="float" office:value="0.0362453955975">
            <text:p>0.0362453956</text:p>
          </table:table-cell>
          <table:table-cell office:value-type="float" office:value="0.00152175862219">
            <text:p>0.0015217586</text:p>
          </table:table-cell>
          <table:table-cell office:value-type="float" office:value="1686.90669745">
            <text:p>1686.90669745</text:p>
          </table:table-cell>
          <table:table-cell office:value-type="float" office:value="374.471371371">
            <text:p>374.471371371</text:p>
          </table:table-cell>
          <table:table-cell office:value-type="float" office:value="271.11638318">
            <text:p>271.11638318</text:p>
          </table:table-cell>
          <table:table-cell table:number-columns-repeated="3"/>
        </table:table-row>
        <table:table-row table:style-name="ro1">
          <table:table-cell office:value-type="float" office:value="25.9">
            <text:p>25.9</text:p>
          </table:table-cell>
          <table:table-cell office:value-type="float" office:value="0.111980515472">
            <text:p>0.1119805155</text:p>
          </table:table-cell>
          <table:table-cell office:value-type="float" office:value="0.06125603749">
            <text:p>0.0612560375</text:p>
          </table:table-cell>
          <table:table-cell office:value-type="float" office:value="0.0553269592407">
            <text:p>0.0553269592</text:p>
          </table:table-cell>
          <table:table-cell office:value-type="float" office:value="0.0173724083356">
            <text:p>0.0173724083</text:p>
          </table:table-cell>
          <table:table-cell office:value-type="float" office:value="0.206531371368">
            <text:p>0.2065313714</text:p>
          </table:table-cell>
          <table:table-cell office:value-type="float" office:value="0.538752300243">
            <text:p>0.5387523002</text:p>
          </table:table-cell>
          <table:table-cell office:value-type="float" office:value="0.0882900693807">
            <text:p>0.0882900694</text:p>
          </table:table-cell>
          <table:table-cell office:value-type="float" office:value="0.00143166028607">
            <text:p>0.0014316603</text:p>
          </table:table-cell>
          <table:table-cell office:value-type="float" office:value="1777.45095493">
            <text:p>1777.45095493</text:p>
          </table:table-cell>
          <table:table-cell office:value-type="float" office:value="338.416461103">
            <text:p>338.416461103</text:p>
          </table:table-cell>
          <table:table-cell office:value-type="float" office:value="267.268726315">
            <text:p>267.26872631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110357140231">
            <text:p>0.1103571402</text:p>
          </table:table-cell>
          <table:table-cell office:value-type="float" office:value="0.0602898548054">
            <text:p>0.0602898548</text:p>
          </table:table-cell>
          <table:table-cell office:value-type="float" office:value="0.0546752110261">
            <text:p>0.054675211</text:p>
          </table:table-cell>
          <table:table-cell office:value-type="float" office:value="0.0164368242574">
            <text:p>0.0164368243</text:p>
          </table:table-cell>
          <table:table-cell office:value-type="float" office:value="0.205569284553">
            <text:p>0.2055692846</text:p>
          </table:table-cell>
          <table:table-cell office:value-type="float" office:value="0.50094515607">
            <text:p>0.5009451561</text:p>
          </table:table-cell>
          <table:table-cell office:value-type="float" office:value="0.14033461908">
            <text:p>0.1403346191</text:p>
          </table:table-cell>
          <table:table-cell office:value-type="float" office:value="0.00134156216476">
            <text:p>0.0013415622</text:p>
          </table:table-cell>
          <table:table-cell office:value-type="float" office:value="1867.99499655">
            <text:p>1867.99499655</text:p>
          </table:table-cell>
          <table:table-cell office:value-type="float" office:value="302.361636796">
            <text:p>302.361636796</text:p>
          </table:table-cell>
          <table:table-cell office:value-type="float" office:value="264.850590092">
            <text:p>264.850590092</text:p>
          </table:table-cell>
          <table:table-cell table:number-columns-repeated="3"/>
        </table:table-row>
        <table:table-row table:style-name="ro1">
          <table:table-cell office:value-type="float" office:value="26.1">
            <text:p>26.1</text:p>
          </table:table-cell>
          <table:table-cell office:value-type="float" office:value="0.113602773804">
            <text:p>0.1136027738</text:p>
          </table:table-cell>
          <table:table-cell office:value-type="float" office:value="0.0608810564359">
            <text:p>0.0608810564</text:p>
          </table:table-cell>
          <table:table-cell office:value-type="float" office:value="0.0540234628114">
            <text:p>0.0540234628</text:p>
          </table:table-cell>
          <table:table-cell office:value-type="float" office:value="0.0155012401792">
            <text:p>0.0155012402</text:p>
          </table:table-cell>
          <table:table-cell office:value-type="float" office:value="0.204607197738">
            <text:p>0.2046071977</text:p>
          </table:table-cell>
          <table:table-cell office:value-type="float" office:value="0.463138011896">
            <text:p>0.4631380119</text:p>
          </table:table-cell>
          <table:table-cell office:value-type="float" office:value="0.167065515214">
            <text:p>0.1670655152</text:p>
          </table:table-cell>
          <table:table-cell office:value-type="float" office:value="0.00125146404345">
            <text:p>0.001251464</text:p>
          </table:table-cell>
          <table:table-cell office:value-type="float" office:value="1958.53903816">
            <text:p>1958.53903816</text:p>
          </table:table-cell>
          <table:table-cell office:value-type="float" office:value="341.948217314">
            <text:p>341.948217314</text:p>
          </table:table-cell>
          <table:table-cell office:value-type="float" office:value="283.084495897">
            <text:p>283.084495897</text:p>
          </table:table-cell>
          <table:table-cell table:number-columns-repeated="3"/>
        </table:table-row>
        <table:table-row table:style-name="ro1">
          <table:table-cell office:value-type="float" office:value="26.2">
            <text:p>26.2</text:p>
          </table:table-cell>
          <table:table-cell office:value-type="float" office:value="0.11822171712">
            <text:p>0.1182217171</text:p>
          </table:table-cell>
          <table:table-cell office:value-type="float" office:value="0.062139711488">
            <text:p>0.0621397115</text:p>
          </table:table-cell>
          <table:table-cell office:value-type="float" office:value="0.0533717130429">
            <text:p>0.053371713</text:p>
          </table:table-cell>
          <table:table-cell office:value-type="float" office:value="0.0145656538705">
            <text:p>0.0145656539</text:p>
          </table:table-cell>
          <table:table-cell office:value-type="float" office:value="0.203645108629">
            <text:p>0.2036451086</text:p>
          </table:table-cell>
          <table:table-cell office:value-type="float" office:value="0.425330777583">
            <text:p>0.4253307776</text:p>
          </table:table-cell>
          <table:table-cell office:value-type="float" office:value="0.160241119504">
            <text:p>0.1602411195</text:p>
          </table:table-cell>
          <table:table-cell office:value-type="float" office:value="0.00116136570734">
            <text:p>0.0011613657</text:p>
          </table:table-cell>
          <table:table-cell office:value-type="float" office:value="2049.08329565">
            <text:p>2049.08329565</text:p>
          </table:table-cell>
          <table:table-cell office:value-type="float" office:value="413.952714428">
            <text:p>413.952714428</text:p>
          </table:table-cell>
          <table:table-cell office:value-type="float" office:value="349.506658129">
            <text:p>349.506658129</text:p>
          </table:table-cell>
          <table:table-cell table:number-columns-repeated="3"/>
        </table:table-row>
        <table:table-row table:style-name="ro1">
          <table:table-cell office:value-type="float" office:value="26.3">
            <text:p>26.3</text:p>
          </table:table-cell>
          <table:table-cell office:value-type="float" office:value="0.122840649423">
            <text:p>0.1228406494</text:p>
          </table:table-cell>
          <table:table-cell office:value-type="float" office:value="0.0633983635393">
            <text:p>0.0633983635</text:p>
          </table:table-cell>
          <table:table-cell office:value-type="float" office:value="0.0527199648282">
            <text:p>0.0527199648</text:p>
          </table:table-cell>
          <table:table-cell office:value-type="float" office:value="0.0136300697923">
            <text:p>0.0136300698</text:p>
          </table:table-cell>
          <table:table-cell office:value-type="float" office:value="0.202683021814">
            <text:p>0.2026830218</text:p>
          </table:table-cell>
          <table:table-cell office:value-type="float" office:value="0.760595888464">
            <text:p>0.7605958885</text:p>
          </table:table-cell>
          <table:table-cell office:value-type="float" office:value="0.153416740065">
            <text:p>0.1534167401</text:p>
          </table:table-cell>
          <table:table-cell office:value-type="float" office:value="0.00107126758603">
            <text:p>0.0010712676</text:p>
          </table:table-cell>
          <table:table-cell office:value-type="float" office:value="2139.62733727">
            <text:p>2139.62733727</text:p>
          </table:table-cell>
          <table:table-cell office:value-type="float" office:value="485.95703987">
            <text:p>485.95703987</text:p>
          </table:table-cell>
          <table:table-cell office:value-type="float" office:value="415.928661997">
            <text:p>415.928661997</text:p>
          </table:table-cell>
          <table:table-cell table:number-columns-repeated="3"/>
        </table:table-row>
        <table:table-row table:style-name="ro1">
          <table:table-cell office:value-type="float" office:value="26.4">
            <text:p>26.4</text:p>
          </table:table-cell>
          <table:table-cell office:value-type="float" office:value="0.127459592739">
            <text:p>0.1274595927</text:p>
          </table:table-cell>
          <table:table-cell office:value-type="float" office:value="0.0646570185914">
            <text:p>0.0646570186</text:p>
          </table:table-cell>
          <table:table-cell office:value-type="float" office:value="0.0520682150597">
            <text:p>0.0520682151</text:p>
          </table:table-cell>
          <table:table-cell office:value-type="float" office:value="0.0126944834835">
            <text:p>0.0126944835</text:p>
          </table:table-cell>
          <table:table-cell office:value-type="float" office:value="0.201720932705">
            <text:p>0.2017209327</text:p>
          </table:table-cell>
          <table:table-cell office:value-type="float" office:value="1.85331251776">
            <text:p>1.8533125178</text:p>
          </table:table-cell>
          <table:table-cell office:value-type="float" office:value="0.146592344355">
            <text:p>0.1465923444</text:p>
          </table:table-cell>
          <table:table-cell office:value-type="float" office:value="0.000981169249911">
            <text:p>0.0009811692</text:p>
          </table:table-cell>
          <table:table-cell office:value-type="float" office:value="2230.17159476">
            <text:p>2230.17159476</text:p>
          </table:table-cell>
          <table:table-cell office:value-type="float" office:value="557.961536984">
            <text:p>557.961536984</text:p>
          </table:table-cell>
          <table:table-cell office:value-type="float" office:value="482.350824229">
            <text:p>482.350824229</text:p>
          </table:table-cell>
          <table:table-cell table:number-columns-repeated="3"/>
        </table:table-row>
        <table:table-row table:style-name="ro1">
          <table:table-cell office:value-type="float" office:value="26.5">
            <text:p>26.5</text:p>
          </table:table-cell>
          <table:table-cell office:value-type="float" office:value="0.132078525043">
            <text:p>0.132078525</text:p>
          </table:table-cell>
          <table:table-cell office:value-type="float" office:value="0.0659156706427">
            <text:p>0.0659156706</text:p>
          </table:table-cell>
          <table:table-cell office:value-type="float" office:value="0.051416466845">
            <text:p>0.0514164668</text:p>
          </table:table-cell>
          <table:table-cell office:value-type="float" office:value="0.0117588994053">
            <text:p>0.0117588994</text:p>
          </table:table-cell>
          <table:table-cell office:value-type="float" office:value="0.200758845889">
            <text:p>0.2007588459</text:p>
          </table:table-cell>
          <table:table-cell office:value-type="float" office:value="1.6657487437">
            <text:p>1.6657487437</text:p>
          </table:table-cell>
          <table:table-cell office:value-type="float" office:value="0.139767964916">
            <text:p>0.1397679649</text:p>
          </table:table-cell>
          <table:table-cell office:value-type="float" office:value="0.000891071128603">
            <text:p>0.0008910711</text:p>
          </table:table-cell>
          <table:table-cell office:value-type="float" office:value="1790.30760866">
            <text:p>1790.30760866</text:p>
          </table:table-cell>
          <table:table-cell office:value-type="float" office:value="629.965862426">
            <text:p>629.965862426</text:p>
          </table:table-cell>
          <table:table-cell office:value-type="float" office:value="548.772828097">
            <text:p>548.772828097</text:p>
          </table:table-cell>
          <table:table-cell table:number-columns-repeated="3"/>
        </table:table-row>
        <table:table-row table:style-name="ro1">
          <table:table-cell office:value-type="float" office:value="26.6">
            <text:p>26.6</text:p>
          </table:table-cell>
          <table:table-cell office:value-type="float" office:value="0.136697457346">
            <text:p>0.1366974573</text:p>
          </table:table-cell>
          <table:table-cell office:value-type="float" office:value="0.0671743226939">
            <text:p>0.0671743227</text:p>
          </table:table-cell>
          <table:table-cell office:value-type="float" office:value="0.0507647186303">
            <text:p>0.0507647186</text:p>
          </table:table-cell>
          <table:table-cell office:value-type="float" office:value="0.0108233153272">
            <text:p>0.0108233153</text:p>
          </table:table-cell>
          <table:table-cell office:value-type="float" office:value="0.199796759074">
            <text:p>0.1997967591</text:p>
          </table:table-cell>
          <table:table-cell office:value-type="float" office:value="1.19715019563">
            <text:p>1.1971501956</text:p>
          </table:table-cell>
          <table:table-cell office:value-type="float" office:value="0.132943585477">
            <text:p>0.1329435855</text:p>
          </table:table-cell>
          <table:table-cell office:value-type="float" office:value="0.000800973007296">
            <text:p>0.000800973</text:p>
          </table:table-cell>
          <table:table-cell office:value-type="float" office:value="880.082236872">
            <text:p>880.082236872</text:p>
          </table:table-cell>
          <table:table-cell office:value-type="float" office:value="701.970187868">
            <text:p>701.970187868</text:p>
          </table:table-cell>
          <table:table-cell office:value-type="float" office:value="615.194831966">
            <text:p>615.194831966</text:p>
          </table:table-cell>
          <table:table-cell table:number-columns-repeated="3"/>
        </table:table-row>
        <table:table-row table:style-name="ro1">
          <table:table-cell office:value-type="float" office:value="26.7">
            <text:p>26.7</text:p>
          </table:table-cell>
          <table:table-cell office:value-type="float" office:value="0.141316400662">
            <text:p>0.1413164007</text:p>
          </table:table-cell>
          <table:table-cell office:value-type="float" office:value="0.068432977746">
            <text:p>0.0684329777</text:p>
          </table:table-cell>
          <table:table-cell office:value-type="float" office:value="0.0501129688618">
            <text:p>0.0501129689</text:p>
          </table:table-cell>
          <table:table-cell office:value-type="float" office:value="0.0127530559248">
            <text:p>0.0127530559</text:p>
          </table:table-cell>
          <table:table-cell office:value-type="float" office:value="0.198834669965">
            <text:p>0.19883467</text:p>
          </table:table-cell>
          <table:table-cell office:value-type="float" office:value="0.960434716507">
            <text:p>0.9604347165</text:p>
          </table:table-cell>
          <table:table-cell office:value-type="float" office:value="0.126119189767">
            <text:p>0.1261191898</text:p>
          </table:table-cell>
          <table:table-cell office:value-type="float" office:value="0.000710874671178">
            <text:p>0.0007108747</text:p>
          </table:table-cell>
          <table:table-cell office:value-type="float" office:value="234.742280848">
            <text:p>234.742280848</text:p>
          </table:table-cell>
          <table:table-cell office:value-type="float" office:value="773.974684982">
            <text:p>773.974684982</text:p>
          </table:table-cell>
          <table:table-cell office:value-type="float" office:value="681.616994197">
            <text:p>681.616994197</text:p>
          </table:table-cell>
          <table:table-cell table:number-columns-repeated="3"/>
        </table:table-row>
        <table:table-row table:style-name="ro1">
          <table:table-cell office:value-type="float" office:value="26.8">
            <text:p>26.8</text:p>
          </table:table-cell>
          <table:table-cell office:value-type="float" office:value="0.145935332966">
            <text:p>0.145935333</text:p>
          </table:table-cell>
          <table:table-cell office:value-type="float" office:value="0.0696916297973">
            <text:p>0.0696916298</text:p>
          </table:table-cell>
          <table:table-cell office:value-type="float" office:value="0.0494612206471">
            <text:p>0.0494612206</text:p>
          </table:table-cell>
          <table:table-cell office:value-type="float" office:value="0.0356950063047">
            <text:p>0.0356950063</text:p>
          </table:table-cell>
          <table:table-cell office:value-type="float" office:value="0.19787258315">
            <text:p>0.1978725832</text:p>
          </table:table-cell>
          <table:table-cell office:value-type="float" office:value="0.801014591907">
            <text:p>0.8010145919</text:p>
          </table:table-cell>
          <table:table-cell office:value-type="float" office:value="0.119294810328">
            <text:p>0.1192948103</text:p>
          </table:table-cell>
          <table:table-cell office:value-type="float" office:value="0.000620776549871">
            <text:p>0.0006207765</text:p>
          </table:table-cell>
          <table:table-cell office:value-type="float" office:value="270.539168405">
            <text:p>270.539168405</text:p>
          </table:table-cell>
          <table:table-cell office:value-type="float" office:value="845.979010424">
            <text:p>845.979010424</text:p>
          </table:table-cell>
          <table:table-cell office:value-type="float" office:value="748.038998066">
            <text:p>748.038998066</text:p>
          </table:table-cell>
          <table:table-cell table:number-columns-repeated="3"/>
        </table:table-row>
        <table:table-row table:style-name="ro1">
          <table:table-cell office:value-type="float" office:value="26.9">
            <text:p>26.9</text:p>
          </table:table-cell>
          <table:table-cell office:value-type="float" office:value="0.149779566069">
            <text:p>0.1497795661</text:p>
          </table:table-cell>
          <table:table-cell office:value-type="float" office:value="0.0709502848494">
            <text:p>0.0709502848</text:p>
          </table:table-cell>
          <table:table-cell office:value-type="float" office:value="0.0488094708786">
            <text:p>0.0488094709</text:p>
          </table:table-cell>
          <table:table-cell office:value-type="float" office:value="0.0586370113826">
            <text:p>0.0586370114</text:p>
          </table:table-cell>
          <table:table-cell office:value-type="float" office:value="0.196910494041">
            <text:p>0.196910494</text:p>
          </table:table-cell>
          <table:table-cell office:value-type="float" office:value="0.720109842893">
            <text:p>0.7201098429</text:p>
          </table:table-cell>
          <table:table-cell office:value-type="float" office:value="0.112470414618">
            <text:p>0.1124704146</text:p>
          </table:table-cell>
          <table:table-cell office:value-type="float" office:value="0.000530678213753">
            <text:p>0.0005306782</text:p>
          </table:table-cell>
          <table:table-cell office:value-type="float" office:value="306.33614131">
            <text:p>306.33614131</text:p>
          </table:table-cell>
          <table:table-cell office:value-type="float" office:value="917.983507538">
            <text:p>917.983507538</text:p>
          </table:table-cell>
          <table:table-cell office:value-type="float" office:value="723.205692535">
            <text:p>723.20569253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.14794263124">
            <text:p>0.1479426312</text:p>
          </table:table-cell>
          <table:table-cell office:value-type="float" office:value="0.0722089369007">
            <text:p>0.0722089369</text:p>
          </table:table-cell>
          <table:table-cell office:value-type="float" office:value="0.0481577226639">
            <text:p>0.0481577227</text:p>
          </table:table-cell>
          <table:table-cell office:value-type="float" office:value="0.0815789617626">
            <text:p>0.0815789618</text:p>
          </table:table-cell>
          <table:table-cell office:value-type="float" office:value="0.195948407226">
            <text:p>0.1959484072</text:p>
          </table:table-cell>
          <table:table-cell office:value-type="float" office:value="0.676153821969">
            <text:p>0.676153822</text:p>
          </table:table-cell>
          <table:table-cell office:value-type="float" office:value="0.105646035179">
            <text:p>0.1056460352</text:p>
          </table:table-cell>
          <table:table-cell office:value-type="float" office:value="0.000440580092446">
            <text:p>0.0004405801</text:p>
          </table:table-cell>
          <table:table-cell office:value-type="float" office:value="342.133028867">
            <text:p>342.133028867</text:p>
          </table:table-cell>
          <table:table-cell office:value-type="float" office:value="989.98783298">
            <text:p>989.98783298</text:p>
          </table:table-cell>
          <table:table-cell office:value-type="float" office:value="607.117631157">
            <text:p>607.117631157</text:p>
          </table:table-cell>
          <table:table-cell table:number-columns-repeated="3"/>
        </table:table-row>
        <table:table-row table:style-name="ro1">
          <table:table-cell office:value-type="float" office:value="27.1">
            <text:p>27.1</text:p>
          </table:table-cell>
          <table:table-cell office:value-type="float" office:value="0.146105696412">
            <text:p>0.1461056964</text:p>
          </table:table-cell>
          <table:table-cell office:value-type="float" office:value="0.073467588952">
            <text:p>0.073467589</text:p>
          </table:table-cell>
          <table:table-cell office:value-type="float" office:value="0.0475059744493">
            <text:p>0.0475059744</text:p>
          </table:table-cell>
          <table:table-cell office:value-type="float" office:value="0.104520912143">
            <text:p>0.1045209121</text:p>
          </table:table-cell>
          <table:table-cell office:value-type="float" office:value="0.194986320411">
            <text:p>0.1949863204</text:p>
          </table:table-cell>
          <table:table-cell office:value-type="float" office:value="2.2213719587">
            <text:p>2.2213719587</text:p>
          </table:table-cell>
          <table:table-cell office:value-type="float" office:value="0.0988216557401">
            <text:p>0.0988216557</text:p>
          </table:table-cell>
          <table:table-cell office:value-type="float" office:value="0.000350481971139">
            <text:p>0.000350482</text:p>
          </table:table-cell>
          <table:table-cell office:value-type="float" office:value="318.160840681">
            <text:p>318.160840681</text:p>
          </table:table-cell>
          <table:table-cell office:value-type="float" office:value="1026.52083526">
            <text:p>1026.52083526</text:p>
          </table:table-cell>
          <table:table-cell office:value-type="float" office:value="491.029569779">
            <text:p>491.029569779</text:p>
          </table:table-cell>
          <table:table-cell table:number-columns-repeated="3"/>
        </table:table-row>
        <table:table-row table:style-name="ro1">
          <table:table-cell office:value-type="float" office:value="27.2">
            <text:p>27.2</text:p>
          </table:table-cell>
          <table:table-cell office:value-type="float" office:value="0.144268757204">
            <text:p>0.1442687572</text:p>
          </table:table-cell>
          <table:table-cell office:value-type="float" office:value="0.0747262440041">
            <text:p>0.074726244</text:p>
          </table:table-cell>
          <table:table-cell office:value-type="float" office:value="0.0468542246807">
            <text:p>0.0468542247</text:p>
          </table:table-cell>
          <table:table-cell office:value-type="float" office:value="0.12746291722">
            <text:p>0.1274629172</text:p>
          </table:table-cell>
          <table:table-cell office:value-type="float" office:value="0.194024231302">
            <text:p>0.1940242313</text:p>
          </table:table-cell>
          <table:table-cell office:value-type="float" office:value="1.23551539527">
            <text:p>1.2355153953</text:p>
          </table:table-cell>
          <table:table-cell office:value-type="float" office:value="0.0919972600303">
            <text:p>0.09199726</text:p>
          </table:table-cell>
          <table:table-cell office:value-type="float" office:value="0.000260383635021">
            <text:p>0.0002603836</text:p>
          </table:table-cell>
          <table:table-cell office:value-type="float" office:value="278.300643801">
            <text:p>278.300643801</text:p>
          </table:table-cell>
          <table:table-cell office:value-type="float" office:value="825.668850232">
            <text:p>825.668850232</text:p>
          </table:table-cell>
          <table:table-cell office:value-type="float" office:value="374.941231625">
            <text:p>374.941231625</text:p>
          </table:table-cell>
          <table:table-cell table:number-columns-repeated="3"/>
        </table:table-row>
        <table:table-row table:style-name="ro1">
          <table:table-cell office:value-type="float" office:value="27.3">
            <text:p>27.3</text:p>
          </table:table-cell>
          <table:table-cell office:value-type="float" office:value="0.142431822375">
            <text:p>0.1424318224</text:p>
          </table:table-cell>
          <table:table-cell office:value-type="float" office:value="0.0759848960554">
            <text:p>0.0759848961</text:p>
          </table:table-cell>
          <table:table-cell office:value-type="float" office:value="0.0462024764661">
            <text:p>0.0462024765</text:p>
          </table:table-cell>
          <table:table-cell office:value-type="float" office:value="0.1504048676">
            <text:p>0.1504048676</text:p>
          </table:table-cell>
          <table:table-cell office:value-type="float" office:value="0.193062144486">
            <text:p>0.1930621445</text:p>
          </table:table-cell>
          <table:table-cell office:value-type="float" office:value="0.322662345202">
            <text:p>0.3226623452</text:p>
          </table:table-cell>
          <table:table-cell office:value-type="float" office:value="0.0851728805911">
            <text:p>0.0851728806</text:p>
          </table:table-cell>
          <table:table-cell office:value-type="float" office:value="0.000170285513714">
            <text:p>0.0001702855</text:p>
          </table:table-cell>
          <table:table-cell office:value-type="float" office:value="259.912391776">
            <text:p>259.912391776</text:p>
          </table:table-cell>
          <table:table-cell office:value-type="float" office:value="624.817344071">
            <text:p>624.817344071</text:p>
          </table:table-cell>
          <table:table-cell office:value-type="float" office:value="330.151099703">
            <text:p>330.151099703</text:p>
          </table:table-cell>
          <table:table-cell table:number-columns-repeated="3"/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0.140594883167">
            <text:p>0.1405948832</text:p>
          </table:table-cell>
          <table:table-cell office:value-type="float" office:value="0.0772435511075">
            <text:p>0.0772435511</text:p>
          </table:table-cell>
          <table:table-cell office:value-type="float" office:value="0.0455507266975">
            <text:p>0.0455507267</text:p>
          </table:table-cell>
          <table:table-cell office:value-type="float" office:value="0.173346872678">
            <text:p>0.1733468727</text:p>
          </table:table-cell>
          <table:table-cell office:value-type="float" office:value="0.192100055377">
            <text:p>0.1921000554</text:p>
          </table:table-cell>
          <table:table-cell office:value-type="float" office:value="0.355129914866">
            <text:p>0.3551299149</text:p>
          </table:table-cell>
          <table:table-cell office:value-type="float" office:value="0.0783484848814">
            <text:p>0.0783484849</text:p>
          </table:table-cell>
          <table:table-cell table:style-name="ce1" office:value-type="string">
            <text:p>8.01871775957e-05</text:p>
          </table:table-cell>
          <table:table-cell office:value-type="float" office:value="294.093050262">
            <text:p>294.093050262</text:p>
          </table:table-cell>
          <table:table-cell office:value-type="float" office:value="423.965359043">
            <text:p>423.965359043</text:p>
          </table:table-cell>
          <table:table-cell office:value-type="float" office:value="295.083197393">
            <text:p>295.083197393</text:p>
          </table:table-cell>
          <table:table-cell table:number-columns-repeated="3"/>
        </table:table-row>
        <table:table-row table:style-name="ro1">
          <table:table-cell office:value-type="float" office:value="27.5">
            <text:p>27.5</text:p>
          </table:table-cell>
          <table:table-cell office:value-type="float" office:value="0.138757948339">
            <text:p>0.1387579483</text:p>
          </table:table-cell>
          <table:table-cell office:value-type="float" office:value="0.0785022031587">
            <text:p>0.0785022032</text:p>
          </table:table-cell>
          <table:table-cell office:value-type="float" office:value="0.0448989784829">
            <text:p>0.0448989785</text:p>
          </table:table-cell>
          <table:table-cell office:value-type="float" office:value="0.175829656401">
            <text:p>0.1758296564</text:p>
          </table:table-cell>
          <table:table-cell office:value-type="float" office:value="0.191137968562">
            <text:p>0.1911379686</text:p>
          </table:table-cell>
          <table:table-cell office:value-type="float" office:value="0.580779370905">
            <text:p>0.5807793709</text:p>
          </table:table-cell>
          <table:table-cell office:value-type="float" office:value="0.0715241054422">
            <text:p>0.0715241054</text:p>
          </table:table-cell>
          <table:table-cell office:value-type="float" office:value="0.000439420265194">
            <text:p>0.0004394203</text:p>
          </table:table-cell>
          <table:table-cell office:value-type="float" office:value="328.273627255">
            <text:p>328.273627255</text:p>
          </table:table-cell>
          <table:table-cell office:value-type="float" office:value="391.778894066">
            <text:p>391.778894066</text:p>
          </table:table-cell>
          <table:table-cell office:value-type="float" office:value="273.489655504">
            <text:p>273.489655504</text:p>
          </table:table-cell>
          <table:table-cell table:number-columns-repeated="3"/>
        </table:table-row>
        <table:table-row table:style-name="ro1">
          <table:table-cell office:value-type="float" office:value="27.6">
            <text:p>27.6</text:p>
          </table:table-cell>
          <table:table-cell office:value-type="float" office:value="0.13692101351">
            <text:p>0.1369210135</text:p>
          </table:table-cell>
          <table:table-cell office:value-type="float" office:value="0.07976085521">
            <text:p>0.0797608552</text:p>
          </table:table-cell>
          <table:table-cell office:value-type="float" office:value="0.0442472302682">
            <text:p>0.0442472303</text:p>
          </table:table-cell>
          <table:table-cell office:value-type="float" office:value="0.169955946828">
            <text:p>0.1699559468</text:p>
          </table:table-cell>
          <table:table-cell office:value-type="float" office:value="0.190175881747">
            <text:p>0.1901758817</text:p>
          </table:table-cell>
          <table:table-cell office:value-type="float" office:value="0.840519442988">
            <text:p>0.840519443</text:p>
          </table:table-cell>
          <table:table-cell office:value-type="float" office:value="0.064699726003">
            <text:p>0.064699726</text:p>
          </table:table-cell>
          <table:table-cell office:value-type="float" office:value="0.00443408934123">
            <text:p>0.0044340893</text:p>
          </table:table-cell>
          <table:table-cell office:value-type="float" office:value="362.454204248">
            <text:p>362.454204248</text:p>
          </table:table-cell>
          <table:table-cell office:value-type="float" office:value="458.649574181">
            <text:p>458.649574181</text:p>
          </table:table-cell>
          <table:table-cell office:value-type="float" office:value="302.584549798">
            <text:p>302.584549798</text:p>
          </table:table-cell>
          <table:table-cell table:number-columns-repeated="3"/>
        </table:table-row>
        <table:table-row table:style-name="ro1">
          <table:table-cell office:value-type="float" office:value="27.7">
            <text:p>27.7</text:p>
          </table:table-cell>
          <table:table-cell office:value-type="float" office:value="0.135084074302">
            <text:p>0.1350840743</text:p>
          </table:table-cell>
          <table:table-cell office:value-type="float" office:value="0.08">
            <text:p>0.08</text:p>
          </table:table-cell>
          <table:table-cell office:value-type="float" office:value="0.0435954804997">
            <text:p>0.0435954805</text:p>
          </table:table-cell>
          <table:table-cell office:value-type="float" office:value="0.164082223252">
            <text:p>0.1640822233</text:p>
          </table:table-cell>
          <table:table-cell office:value-type="float" office:value="0.189213792638">
            <text:p>0.1892137926</text:p>
          </table:table-cell>
          <table:table-cell office:value-type="float" office:value="0.824171517921">
            <text:p>0.8241715179</text:p>
          </table:table-cell>
          <table:table-cell office:value-type="float" office:value="0.0578753302933">
            <text:p>0.0578753303</text:p>
          </table:table-cell>
          <table:table-cell office:value-type="float" office:value="0.00842876794131">
            <text:p>0.0084287679</text:p>
          </table:table-cell>
          <table:table-cell office:value-type="float" office:value="379.862770123">
            <text:p>379.862770123</text:p>
          </table:table-cell>
          <table:table-cell office:value-type="float" office:value="525.520413728">
            <text:p>525.520413728</text:p>
          </table:table-cell>
          <table:table-cell office:value-type="float" office:value="331.67951346">
            <text:p>331.67951346</text:p>
          </table:table-cell>
          <table:table-cell table:number-columns-repeated="3"/>
        </table:table-row>
        <table:table-row table:style-name="ro1">
          <table:table-cell office:value-type="float" office:value="27.8">
            <text:p>27.8</text:p>
          </table:table-cell>
          <table:table-cell office:value-type="float" office:value="0.133247139474">
            <text:p>0.1332471395</text:p>
          </table:table-cell>
          <table:table-cell office:value-type="float" office:value="0.08">
            <text:p>0.08</text:p>
          </table:table-cell>
          <table:table-cell office:value-type="float" office:value="0.042943732285">
            <text:p>0.0429437323</text:p>
          </table:table-cell>
          <table:table-cell office:value-type="float" office:value="0.158208513679">
            <text:p>0.1582085137</text:p>
          </table:table-cell>
          <table:table-cell office:value-type="float" office:value="0.188251705823">
            <text:p>0.1882517058</text:p>
          </table:table-cell>
          <table:table-cell office:value-type="float" office:value="0.572638180297">
            <text:p>0.5726381803</text:p>
          </table:table-cell>
          <table:table-cell office:value-type="float" office:value="0.0510509508541">
            <text:p>0.0510509509</text:p>
          </table:table-cell>
          <table:table-cell office:value-type="float" office:value="0.0124234370173">
            <text:p>0.012423437</text:p>
          </table:table-cell>
          <table:table-cell office:value-type="float" office:value="379.101591643">
            <text:p>379.101591643</text:p>
          </table:table-cell>
          <table:table-cell office:value-type="float" office:value="592.391093843">
            <text:p>592.391093843</text:p>
          </table:table-cell>
          <table:table-cell office:value-type="float" office:value="360.774407755">
            <text:p>360.774407755</text:p>
          </table:table-cell>
          <table:table-cell table:number-columns-repeated="3"/>
        </table:table-row>
        <table:table-row table:style-name="ro1">
          <table:table-cell office:value-type="float" office:value="27.9">
            <text:p>27.9</text:p>
          </table:table-cell>
          <table:table-cell office:value-type="float" office:value="0.131410200266">
            <text:p>0.1314102003</text:p>
          </table:table-cell>
          <table:table-cell office:value-type="float" office:value="0.08">
            <text:p>0.08</text:p>
          </table:table-cell>
          <table:table-cell office:value-type="float" office:value="0.0422919825165">
            <text:p>0.0422919825</text:p>
          </table:table-cell>
          <table:table-cell office:value-type="float" office:value="0.152334790102">
            <text:p>0.1523347901</text:p>
          </table:table-cell>
          <table:table-cell office:value-type="float" office:value="0.187289616714">
            <text:p>0.1872896167</text:p>
          </table:table-cell>
          <table:table-cell office:value-type="float" office:value="0.726129181115">
            <text:p>0.7261291811</text:p>
          </table:table-cell>
          <table:table-cell office:value-type="float" office:value="0.0442265551443">
            <text:p>0.0442265551</text:p>
          </table:table-cell>
          <table:table-cell office:value-type="float" office:value="0.0164181156174">
            <text:p>0.0164181156</text:p>
          </table:table-cell>
          <table:table-cell office:value-type="float" office:value="378.340411349">
            <text:p>378.340411349</text:p>
          </table:table-cell>
          <table:table-cell office:value-type="float" office:value="659.26193339">
            <text:p>659.26193339</text:p>
          </table:table-cell>
          <table:table-cell office:value-type="float" office:value="400.63827135">
            <text:p>400.63827135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129573265437">
            <text:p>0.1295732654</text:p>
          </table:table-cell>
          <table:table-cell office:value-type="float" office:value="0.08">
            <text:p>0.08</text:p>
          </table:table-cell>
          <table:table-cell office:value-type="float" office:value="0.0416402343018">
            <text:p>0.0416402343</text:p>
          </table:table-cell>
          <table:table-cell office:value-type="float" office:value="0.14646108053">
            <text:p>0.1464610805</text:p>
          </table:table-cell>
          <table:table-cell office:value-type="float" office:value="0.186327529898">
            <text:p>0.1863275299</text:p>
          </table:table-cell>
          <table:table-cell office:value-type="float" office:value="0.919677376824">
            <text:p>0.9196773768</text:p>
          </table:table-cell>
          <table:table-cell office:value-type="float" office:value="0.0374021757052">
            <text:p>0.0374021757</text:p>
          </table:table-cell>
          <table:table-cell office:value-type="float" office:value="0.0204127846935">
            <text:p>0.0204127847</text:p>
          </table:table-cell>
          <table:table-cell office:value-type="float" office:value="377.57923287">
            <text:p>377.57923287</text:p>
          </table:table-cell>
          <table:table-cell office:value-type="float" office:value="726.132613505">
            <text:p>726.132613505</text:p>
          </table:table-cell>
          <table:table-cell office:value-type="float" office:value="454.776966231">
            <text:p>454.776966231</text:p>
          </table:table-cell>
          <table:table-cell table:number-columns-repeated="3"/>
        </table:table-row>
        <table:table-row table:style-name="ro1">
          <table:table-cell office:value-type="float" office:value="28.1">
            <text:p>28.1</text:p>
          </table:table-cell>
          <table:table-cell office:value-type="float" office:value="0.127736330609">
            <text:p>0.1277363306</text:p>
          </table:table-cell>
          <table:table-cell office:value-type="float" office:value="0.08">
            <text:p>0.08</text:p>
          </table:table-cell>
          <table:table-cell office:value-type="float" office:value="0.0409884860871">
            <text:p>0.0409884861</text:p>
          </table:table-cell>
          <table:table-cell office:value-type="float" office:value="0.140587370957">
            <text:p>0.140587371</text:p>
          </table:table-cell>
          <table:table-cell office:value-type="float" office:value="0.185365443083">
            <text:p>0.1853654431</text:p>
          </table:table-cell>
          <table:table-cell office:value-type="float" office:value="0.634419006958">
            <text:p>0.634419007</text:p>
          </table:table-cell>
          <table:table-cell office:value-type="float" office:value="0.030577796266">
            <text:p>0.0305777963</text:p>
          </table:table-cell>
          <table:table-cell office:value-type="float" office:value="0.0244074537695">
            <text:p>0.0244074538</text:p>
          </table:table-cell>
          <table:table-cell office:value-type="float" office:value="384.05123938">
            <text:p>384.05123938</text:p>
          </table:table-cell>
          <table:table-cell office:value-type="float" office:value="793.00329362">
            <text:p>793.00329362</text:p>
          </table:table-cell>
          <table:table-cell office:value-type="float" office:value="508.915661113">
            <text:p>508.915661113</text:p>
          </table:table-cell>
          <table:table-cell table:number-columns-repeated="3"/>
        </table:table-row>
        <table:table-row table:style-name="ro1">
          <table:table-cell office:value-type="float" office:value="28.2">
            <text:p>28.2</text:p>
          </table:table-cell>
          <table:table-cell office:value-type="float" office:value="0.125899391401">
            <text:p>0.1258993914</text:p>
          </table:table-cell>
          <table:table-cell office:value-type="float" office:value="0.08">
            <text:p>0.08</text:p>
          </table:table-cell>
          <table:table-cell office:value-type="float" office:value="0.0403367363186">
            <text:p>0.0403367363</text:p>
          </table:table-cell>
          <table:table-cell office:value-type="float" office:value="0.134713647381">
            <text:p>0.1347136474</text:p>
          </table:table-cell>
          <table:table-cell office:value-type="float" office:value="0.184403353974">
            <text:p>0.184403354</text:p>
          </table:table-cell>
          <table:table-cell office:value-type="float" office:value="0.195806722744">
            <text:p>0.1958067227</text:p>
          </table:table-cell>
          <table:table-cell office:value-type="float" office:value="0.0237534005562">
            <text:p>0.0237534006</text:p>
          </table:table-cell>
          <table:table-cell office:value-type="float" office:value="0.0284021323696">
            <text:p>0.0284021324</text:p>
          </table:table-cell>
          <table:table-cell office:value-type="float" office:value="393.477678131">
            <text:p>393.477678131</text:p>
          </table:table-cell>
          <table:table-cell office:value-type="float" office:value="859.874133167">
            <text:p>859.874133167</text:p>
          </table:table-cell>
          <table:table-cell office:value-type="float" office:value="563.054485071">
            <text:p>563.054485071</text:p>
          </table:table-cell>
          <table:table-cell table:number-columns-repeated="3"/>
        </table:table-row>
        <table:table-row table:style-name="ro1">
          <table:table-cell office:value-type="float" office:value="28.3">
            <text:p>28.3</text:p>
          </table:table-cell>
          <table:table-cell office:value-type="float" office:value="0.124062456572">
            <text:p>0.1240624566</text:p>
          </table:table-cell>
          <table:table-cell office:value-type="float" office:value="0.08">
            <text:p>0.08</text:p>
          </table:table-cell>
          <table:table-cell office:value-type="float" office:value="0.0396849881039">
            <text:p>0.0396849881</text:p>
          </table:table-cell>
          <table:table-cell office:value-type="float" office:value="0.128839937808">
            <text:p>0.1288399378</text:p>
          </table:table-cell>
          <table:table-cell office:value-type="float" office:value="0.183441267159">
            <text:p>0.1834412672</text:p>
          </table:table-cell>
          <table:table-cell office:value-type="float" office:value="0.486129016309">
            <text:p>0.4861290163</text:p>
          </table:table-cell>
          <table:table-cell office:value-type="float" office:value="0.0343478492227">
            <text:p>0.0343478492</text:p>
          </table:table-cell>
          <table:table-cell office:value-type="float" office:value="0.0299505603636">
            <text:p>0.0299505604</text:p>
          </table:table-cell>
          <table:table-cell office:value-type="float" office:value="402.904094408">
            <text:p>402.904094408</text:p>
          </table:table-cell>
          <table:table-cell office:value-type="float" office:value="926.744813282">
            <text:p>926.744813282</text:p>
          </table:table-cell>
          <table:table-cell office:value-type="float" office:value="617.193179952">
            <text:p>617.193179952</text:p>
          </table:table-cell>
          <table:table-cell table:number-columns-repeated="3"/>
        </table:table-row>
        <table:table-row table:style-name="ro1">
          <table:table-cell office:value-type="float" office:value="28.4">
            <text:p>28.4</text:p>
          </table:table-cell>
          <table:table-cell office:value-type="float" office:value="0.122225517364">
            <text:p>0.1222255174</text:p>
          </table:table-cell>
          <table:table-cell office:value-type="float" office:value="0.08">
            <text:p>0.08</text:p>
          </table:table-cell>
          <table:table-cell office:value-type="float" office:value="0.0390332383354">
            <text:p>0.0390332383</text:p>
          </table:table-cell>
          <table:table-cell office:value-type="float" office:value="0.122966214232">
            <text:p>0.1229662142</text:p>
          </table:table-cell>
          <table:table-cell office:value-type="float" office:value="0.18247917805">
            <text:p>0.1824791781</text:p>
          </table:table-cell>
          <table:table-cell office:value-type="float" office:value="0.776452002057">
            <text:p>0.7764520021</text:p>
          </table:table-cell>
          <table:table-cell office:value-type="float" office:value="0.0662319501602">
            <text:p>0.0662319502</text:p>
          </table:table-cell>
          <table:table-cell office:value-type="float" office:value="0.029868160773">
            <text:p>0.0298681608</text:p>
          </table:table-cell>
          <table:table-cell office:value-type="float" office:value="412.330533159">
            <text:p>412.330533159</text:p>
          </table:table-cell>
          <table:table-cell office:value-type="float" office:value="993.61565283">
            <text:p>993.61565283</text:p>
          </table:table-cell>
          <table:table-cell office:value-type="float" office:value="671.332003911">
            <text:p>671.332003911</text:p>
          </table:table-cell>
          <table:table-cell table:number-columns-repeated="3"/>
        </table:table-row>
        <table:table-row table:style-name="ro1">
          <table:table-cell office:value-type="float" office:value="28.5">
            <text:p>28.5</text:p>
          </table:table-cell>
          <table:table-cell office:value-type="float" office:value="0.120388582536">
            <text:p>0.1203885825</text:p>
          </table:table-cell>
          <table:table-cell office:value-type="float" office:value="0.08">
            <text:p>0.08</text:p>
          </table:table-cell>
          <table:table-cell office:value-type="float" office:value="0.0383814901207">
            <text:p>0.0383814901</text:p>
          </table:table-cell>
          <table:table-cell office:value-type="float" office:value="0.117092504659">
            <text:p>0.1170925047</text:p>
          </table:table-cell>
          <table:table-cell office:value-type="float" office:value="0.181517091235">
            <text:p>0.1815170912</text:p>
          </table:table-cell>
          <table:table-cell office:value-type="float" office:value="0.774191611381">
            <text:p>0.7741916114</text:p>
          </table:table-cell>
          <table:table-cell office:value-type="float" office:value="0.0981159750801">
            <text:p>0.0981159751</text:p>
          </table:table-cell>
          <table:table-cell office:value-type="float" office:value="0.0297857613789">
            <text:p>0.0297857614</text:p>
          </table:table-cell>
          <table:table-cell office:value-type="float" office:value="402.490219436">
            <text:p>402.490219436</text:p>
          </table:table-cell>
          <table:table-cell office:value-type="float" office:value="1060.48633294">
            <text:p>1060.48633294</text:p>
          </table:table-cell>
          <table:table-cell office:value-type="float" office:value="725.470698792">
            <text:p>725.470698792</text:p>
          </table:table-cell>
          <table:table-cell table:number-columns-repeated="3"/>
        </table:table-row>
        <table:table-row table:style-name="ro1">
          <table:table-cell office:value-type="float" office:value="28.6">
            <text:p>28.6</text:p>
          </table:table-cell>
          <table:table-cell office:value-type="float" office:value="0.118551647708">
            <text:p>0.1185516477</text:p>
          </table:table-cell>
          <table:table-cell office:value-type="float" office:value="0.08">
            <text:p>0.08</text:p>
          </table:table-cell>
          <table:table-cell office:value-type="float" office:value="0.0377297419061">
            <text:p>0.0377297419</text:p>
          </table:table-cell>
          <table:table-cell office:value-type="float" office:value="0.111218795086">
            <text:p>0.1112187951</text:p>
          </table:table-cell>
          <table:table-cell office:value-type="float" office:value="0.180555004419">
            <text:p>0.1805550044</text:p>
          </table:table-cell>
          <table:table-cell office:value-type="float" office:value="0.707021386685">
            <text:p>0.7070213867</text:p>
          </table:table-cell>
          <table:table-cell office:value-type="float" office:value="0.13">
            <text:p>0.13</text:p>
          </table:table-cell>
          <table:table-cell office:value-type="float" office:value="0.0297033619849">
            <text:p>0.029703362</text:p>
          </table:table-cell>
          <table:table-cell office:value-type="float" office:value="376.237632108">
            <text:p>376.237632108</text:p>
          </table:table-cell>
          <table:table-cell office:value-type="float" office:value="787.439076627">
            <text:p>787.439076627</text:p>
          </table:table-cell>
          <table:table-cell office:value-type="float" office:value="779.609393674">
            <text:p>779.609393674</text:p>
          </table:table-cell>
          <table:table-cell table:number-columns-repeated="3"/>
        </table:table-row>
        <table:table-row table:style-name="ro1">
          <table:table-cell office:value-type="float" office:value="28.7">
            <text:p>28.7</text:p>
          </table:table-cell>
          <table:table-cell office:value-type="float" office:value="0.1167147085">
            <text:p>0.1167147085</text:p>
          </table:table-cell>
          <table:table-cell office:value-type="float" office:value="0.08">
            <text:p>0.08</text:p>
          </table:table-cell>
          <table:table-cell office:value-type="float" office:value="0.0370779921375">
            <text:p>0.0370779921</text:p>
          </table:table-cell>
          <table:table-cell office:value-type="float" office:value="0.10534507151">
            <text:p>0.1053450715</text:p>
          </table:table-cell>
          <table:table-cell office:value-type="float" office:value="0.17959291531">
            <text:p>0.1795929153</text:p>
          </table:table-cell>
          <table:table-cell office:value-type="float" office:value="0.579361443094">
            <text:p>0.5793614431</text:p>
          </table:table-cell>
          <table:table-cell office:value-type="float" office:value="0.112014370288">
            <text:p>0.1120143703</text:p>
          </table:table-cell>
          <table:table-cell office:value-type="float" office:value="0.0296209623943">
            <text:p>0.0296209624</text:p>
          </table:table-cell>
          <table:table-cell office:value-type="float" office:value="349.984982188">
            <text:p>349.984982188</text:p>
          </table:table-cell>
          <table:table-cell office:value-type="float" office:value="496.501157944">
            <text:p>496.501157944</text:p>
          </table:table-cell>
          <table:table-cell office:value-type="float" office:value="766.696565376">
            <text:p>766.696565376</text:p>
          </table:table-cell>
          <table:table-cell table:number-columns-repeated="3"/>
        </table:table-row>
        <table:table-row table:style-name="ro1">
          <table:table-cell office:value-type="float" office:value="28.8">
            <text:p>28.8</text:p>
          </table:table-cell>
          <table:table-cell office:value-type="float" office:value="0.114877773671">
            <text:p>0.1148777737</text:p>
          </table:table-cell>
          <table:table-cell office:value-type="float" office:value="0.08">
            <text:p>0.08</text:p>
          </table:table-cell>
          <table:table-cell office:value-type="float" office:value="0.0364262439229">
            <text:p>0.0364262439</text:p>
          </table:table-cell>
          <table:table-cell office:value-type="float" office:value="0.100160428932">
            <text:p>0.1001604289</text:p>
          </table:table-cell>
          <table:table-cell office:value-type="float" office:value="0.178630828495">
            <text:p>0.1786308285</text:p>
          </table:table-cell>
          <table:table-cell office:value-type="float" office:value="1.13165500018">
            <text:p>1.1316550002</text:p>
          </table:table-cell>
          <table:table-cell office:value-type="float" office:value="0.0940287834568">
            <text:p>0.0940287835</text:p>
          </table:table-cell>
          <table:table-cell office:value-type="float" office:value="0.0295385630002">
            <text:p>0.029538563</text:p>
          </table:table-cell>
          <table:table-cell office:value-type="float" office:value="345.239206305">
            <text:p>345.239206305</text:p>
          </table:table-cell>
          <table:table-cell office:value-type="float" office:value="288.638484475">
            <text:p>288.638484475</text:p>
          </table:table-cell>
          <table:table-cell office:value-type="float" office:value="562.944763009">
            <text:p>562.944763009</text:p>
          </table:table-cell>
          <table:table-cell table:number-columns-repeated="3"/>
        </table:table-row>
        <table:table-row table:style-name="ro1">
          <table:table-cell office:value-type="float" office:value="28.9">
            <text:p>28.9</text:p>
          </table:table-cell>
          <table:table-cell office:value-type="float" office:value="0.113040834463">
            <text:p>0.1130408345</text:p>
          </table:table-cell>
          <table:table-cell office:value-type="float" office:value="0.08">
            <text:p>0.08</text:p>
          </table:table-cell>
          <table:table-cell office:value-type="float" office:value="0.0357744941543">
            <text:p>0.0357744942</text:p>
          </table:table-cell>
          <table:table-cell office:value-type="float" office:value="0.10194296271">
            <text:p>0.1019429627</text:p>
          </table:table-cell>
          <table:table-cell office:value-type="float" office:value="0.177668739386">
            <text:p>0.1776687394</text:p>
          </table:table-cell>
          <table:table-cell office:value-type="float" office:value="1.33343173747">
            <text:p>1.3334317375</text:p>
          </table:table-cell>
          <table:table-cell office:value-type="float" office:value="0.0842801706224">
            <text:p>0.0842801706</text:p>
          </table:table-cell>
          <table:table-cell office:value-type="float" office:value="0.0294561634097">
            <text:p>0.0294561634</text:p>
          </table:table-cell>
          <table:table-cell office:value-type="float" office:value="408.598662435">
            <text:p>408.598662435</text:p>
          </table:table-cell>
          <table:table-cell office:value-type="float" office:value="358.894754987">
            <text:p>358.894754987</text:p>
          </table:table-cell>
          <table:table-cell office:value-type="float" office:value="359.19247486">
            <text:p>359.19247486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111203899635">
            <text:p>0.1112038996</text:p>
          </table:table-cell>
          <table:table-cell office:value-type="float" office:value="0.08">
            <text:p>0.08</text:p>
          </table:table-cell>
          <table:table-cell office:value-type="float" office:value="0.0351227459397">
            <text:p>0.0351227459</text:p>
          </table:table-cell>
          <table:table-cell office:value-type="float" office:value="0.103725492238">
            <text:p>0.1037254922</text:p>
          </table:table-cell>
          <table:table-cell office:value-type="float" office:value="0.176706652571">
            <text:p>0.1767066526</text:p>
          </table:table-cell>
          <table:table-cell office:value-type="float" office:value="0.673259030763">
            <text:p>0.6732590308</text:p>
          </table:table-cell>
          <table:table-cell office:value-type="float" office:value="0.103735407297">
            <text:p>0.1037354073</text:p>
          </table:table-cell>
          <table:table-cell office:value-type="float" office:value="0.0293737640156">
            <text:p>0.029373764</text:p>
          </table:table-cell>
          <table:table-cell office:value-type="float" office:value="471.957967505">
            <text:p>471.957967505</text:p>
          </table:table-cell>
          <table:table-cell office:value-type="float" office:value="429.150857995">
            <text:p>429.150857995</text:p>
          </table:table-cell>
          <table:table-cell office:value-type="float" office:value="269.995844329">
            <text:p>269.995844329</text:p>
          </table:table-cell>
          <table:table-cell table:number-columns-repeated="3"/>
        </table:table-row>
        <table:table-row table:style-name="ro1">
          <table:table-cell office:value-type="float" office:value="29.1">
            <text:p>29.1</text:p>
          </table:table-cell>
          <table:table-cell office:value-type="float" office:value="0.109366964806">
            <text:p>0.1093669648</text:p>
          </table:table-cell>
          <table:table-cell office:value-type="float" office:value="0.08">
            <text:p>0.08</text:p>
          </table:table-cell>
          <table:table-cell office:value-type="float" office:value="0.034470997725">
            <text:p>0.0344709977</text:p>
          </table:table-cell>
          <table:table-cell office:value-type="float" office:value="0.105508021765">
            <text:p>0.1055080218</text:p>
          </table:table-cell>
          <table:table-cell office:value-type="float" office:value="0.175744565756">
            <text:p>0.1757445658</text:p>
          </table:table-cell>
          <table:table-cell office:value-type="float" office:value="1.00471899457">
            <text:p>1.0047189946</text:p>
          </table:table-cell>
          <table:table-cell office:value-type="float" office:value="0.123190643971">
            <text:p>0.123190644</text:p>
          </table:table-cell>
          <table:table-cell office:value-type="float" office:value="0.0292913646216">
            <text:p>0.0292913646</text:p>
          </table:table-cell>
          <table:table-cell office:value-type="float" office:value="535.317272574">
            <text:p>535.317272574</text:p>
          </table:table-cell>
          <table:table-cell office:value-type="float" office:value="499.406961003">
            <text:p>499.406961003</text:p>
          </table:table-cell>
          <table:table-cell office:value-type="float" office:value="270.806674626">
            <text:p>270.806674626</text:p>
          </table:table-cell>
          <table:table-cell table:number-columns-repeated="3"/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0.107530025598">
            <text:p>0.1075300256</text:p>
          </table:table-cell>
          <table:table-cell office:value-type="float" office:value="0.08">
            <text:p>0.08</text:p>
          </table:table-cell>
          <table:table-cell office:value-type="float" office:value="0.0338192479565">
            <text:p>0.033819248</text:p>
          </table:table-cell>
          <table:table-cell office:value-type="float" office:value="0.107290555543">
            <text:p>0.1072905555</text:p>
          </table:table-cell>
          <table:table-cell office:value-type="float" office:value="0.174782476647">
            <text:p>0.1747824766</text:p>
          </table:table-cell>
          <table:table-cell office:value-type="float" office:value="1.26801984779">
            <text:p>1.2680198478</text:p>
          </table:table-cell>
          <table:table-cell office:value-type="float" office:value="0.14695653526">
            <text:p>0.1469565353</text:p>
          </table:table-cell>
          <table:table-cell office:value-type="float" office:value="0.029208965031">
            <text:p>0.029208965</text:p>
          </table:table-cell>
          <table:table-cell office:value-type="float" office:value="598.676728704">
            <text:p>598.676728704</text:p>
          </table:table-cell>
          <table:table-cell office:value-type="float" office:value="569.663231515">
            <text:p>569.663231515</text:p>
          </table:table-cell>
          <table:table-cell office:value-type="float" office:value="271.617506857">
            <text:p>271.617506857</text:p>
          </table:table-cell>
          <table:table-cell table:number-columns-repeated="3"/>
        </table:table-row>
        <table:table-row table:style-name="ro1">
          <table:table-cell office:value-type="float" office:value="29.3">
            <text:p>29.3</text:p>
          </table:table-cell>
          <table:table-cell office:value-type="float" office:value="0.10569309077">
            <text:p>0.1056930908</text:p>
          </table:table-cell>
          <table:table-cell office:value-type="float" office:value="0.08">
            <text:p>0.08</text:p>
          </table:table-cell>
          <table:table-cell office:value-type="float" office:value="0.0331674997418">
            <text:p>0.0331674997</text:p>
          </table:table-cell>
          <table:table-cell office:value-type="float" office:value="0.109073085071">
            <text:p>0.1090730851</text:p>
          </table:table-cell>
          <table:table-cell office:value-type="float" office:value="0.173820389831">
            <text:p>0.1738203898</text:p>
          </table:table-cell>
          <table:table-cell office:value-type="float" office:value="1.19786216863">
            <text:p>1.1978621686</text:p>
          </table:table-cell>
          <table:table-cell office:value-type="float" office:value="0.17304346474">
            <text:p>0.1730434647</text:p>
          </table:table-cell>
          <table:table-cell office:value-type="float" office:value="0.0291265656369">
            <text:p>0.0291265656</text:p>
          </table:table-cell>
          <table:table-cell office:value-type="float" office:value="662.036033774">
            <text:p>662.036033774</text:p>
          </table:table-cell>
          <table:table-cell office:value-type="float" office:value="639.919334523">
            <text:p>639.919334523</text:p>
          </table:table-cell>
          <table:table-cell office:value-type="float" office:value="256.98956131">
            <text:p>256.98956131</text:p>
          </table:table-cell>
          <table:table-cell table:number-columns-repeated="3"/>
        </table:table-row>
        <table:table-row table:style-name="ro1">
          <table:table-cell office:value-type="float" office:value="29.4">
            <text:p>29.4</text:p>
          </table:table-cell>
          <table:table-cell office:value-type="float" office:value="0.103856151562">
            <text:p>0.1038561516</text:p>
          </table:table-cell>
          <table:table-cell office:value-type="float" office:value="0.08">
            <text:p>0.08</text:p>
          </table:table-cell>
          <table:table-cell office:value-type="float" office:value="0.0325157499732">
            <text:p>0.03251575</text:p>
          </table:table-cell>
          <table:table-cell office:value-type="float" office:value="0.110855618848">
            <text:p>0.1108556188</text:p>
          </table:table-cell>
          <table:table-cell office:value-type="float" office:value="0.172858300722">
            <text:p>0.1728583007</text:p>
          </table:table-cell>
          <table:table-cell office:value-type="float" office:value="0.709312007921">
            <text:p>0.7093120079</text:p>
          </table:table-cell>
          <table:table-cell office:value-type="float" office:value="0.184372974208">
            <text:p>0.1843729742</text:p>
          </table:table-cell>
          <table:table-cell office:value-type="float" office:value="0.0290441660464">
            <text:p>0.029044166</text:p>
          </table:table-cell>
          <table:table-cell office:value-type="float" office:value="725.395489904">
            <text:p>725.395489904</text:p>
          </table:table-cell>
          <table:table-cell office:value-type="float" office:value="710.175605035">
            <text:p>710.175605035</text:p>
          </table:table-cell>
          <table:table-cell office:value-type="float" office:value="239.637110011">
            <text:p>239.637110011</text:p>
          </table:table-cell>
          <table:table-cell table:number-columns-repeated="3"/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0.102019216733">
            <text:p>0.1020192167</text:p>
          </table:table-cell>
          <table:table-cell office:value-type="float" office:value="0.08">
            <text:p>0.08</text:p>
          </table:table-cell>
          <table:table-cell office:value-type="float" office:value="0.0318640017586">
            <text:p>0.0318640018</text:p>
          </table:table-cell>
          <table:table-cell office:value-type="float" office:value="0.112638148376">
            <text:p>0.1126381484</text:p>
          </table:table-cell>
          <table:table-cell office:value-type="float" office:value="0.171896213907">
            <text:p>0.1718962139</text:p>
          </table:table-cell>
          <table:table-cell office:value-type="float" office:value="0.802923100906">
            <text:p>0.8029231009</text:p>
          </table:table-cell>
          <table:table-cell office:value-type="float" office:value="0.168295812417">
            <text:p>0.1682958124</text:p>
          </table:table-cell>
          <table:table-cell office:value-type="float" office:value="0.0289617666523">
            <text:p>0.0289617667</text:p>
          </table:table-cell>
          <table:table-cell office:value-type="float" office:value="788.754794973">
            <text:p>788.754794973</text:p>
          </table:table-cell>
          <table:table-cell office:value-type="float" office:value="780.431708043">
            <text:p>780.431708043</text:p>
          </table:table-cell>
          <table:table-cell office:value-type="float" office:value="269.774559747">
            <text:p>269.774559747</text:p>
          </table:table-cell>
          <table:table-cell table:number-columns-repeated="3"/>
        </table:table-row>
        <table:table-row table:style-name="ro1">
          <table:table-cell office:value-type="float" office:value="29.6">
            <text:p>29.6</text:p>
          </table:table-cell>
          <table:table-cell office:value-type="float" office:value="0.100182281905">
            <text:p>0.1001822819</text:p>
          </table:table-cell>
          <table:table-cell office:value-type="float" office:value="0.08">
            <text:p>0.08</text:p>
          </table:table-cell>
          <table:table-cell office:value-type="float" office:value="0.0312122535439">
            <text:p>0.0312122535</text:p>
          </table:table-cell>
          <table:table-cell office:value-type="float" office:value="0.114420677904">
            <text:p>0.1144206779</text:p>
          </table:table-cell>
          <table:table-cell office:value-type="float" office:value="0.170934127092">
            <text:p>0.1709341271</text:p>
          </table:table-cell>
          <table:table-cell office:value-type="float" office:value="1.024933203">
            <text:p>1.024933203</text:p>
          </table:table-cell>
          <table:table-cell office:value-type="float" office:value="0.152218650627">
            <text:p>0.1522186506</text:p>
          </table:table-cell>
          <table:table-cell office:value-type="float" office:value="0.0288793672583">
            <text:p>0.0288793673</text:p>
          </table:table-cell>
          <table:table-cell office:value-type="float" office:value="852.114100043">
            <text:p>852.114100043</text:p>
          </table:table-cell>
          <table:table-cell office:value-type="float" office:value="850.687811051">
            <text:p>850.687811051</text:p>
          </table:table-cell>
          <table:table-cell office:value-type="float" office:value="342.025618312">
            <text:p>342.025618312</text:p>
          </table:table-cell>
          <table:table-cell table:number-columns-repeated="3"/>
        </table:table-row>
        <table:table-row table:style-name="ro1">
          <table:table-cell office:value-type="float" office:value="29.7">
            <text:p>29.7</text:p>
          </table:table-cell>
          <table:table-cell office:value-type="float" office:value="0.0983453426966">
            <text:p>0.0983453427</text:p>
          </table:table-cell>
          <table:table-cell office:value-type="float" office:value="0.08">
            <text:p>0.08</text:p>
          </table:table-cell>
          <table:table-cell office:value-type="float" office:value="0.0305605037754">
            <text:p>0.0305605038</text:p>
          </table:table-cell>
          <table:table-cell office:value-type="float" office:value="0.116203211681">
            <text:p>0.1162032117</text:p>
          </table:table-cell>
          <table:table-cell office:value-type="float" office:value="0.169972037983">
            <text:p>0.169972038</text:p>
          </table:table-cell>
          <table:table-cell office:value-type="float" office:value="1.20451150369">
            <text:p>1.2045115037</text:p>
          </table:table-cell>
          <table:table-cell office:value-type="float" office:value="0.143047639808">
            <text:p>0.1430476398</text:p>
          </table:table-cell>
          <table:table-cell office:value-type="float" office:value="0.0287969676677">
            <text:p>0.0287969677</text:p>
          </table:table-cell>
          <table:table-cell office:value-type="float" office:value="854.854843718">
            <text:p>854.854843718</text:p>
          </table:table-cell>
          <table:table-cell office:value-type="float" office:value="908.617658879">
            <text:p>908.617658879</text:p>
          </table:table-cell>
          <table:table-cell office:value-type="float" office:value="414.276849137">
            <text:p>414.276849137</text:p>
          </table:table-cell>
          <table:table-cell table:number-columns-repeated="3"/>
        </table:table-row>
        <table:table-row table:style-name="ro1">
          <table:table-cell office:value-type="float" office:value="29.8">
            <text:p>29.8</text:p>
          </table:table-cell>
          <table:table-cell office:value-type="float" office:value="0.0965084078682">
            <text:p>0.0965084079</text:p>
          </table:table-cell>
          <table:table-cell office:value-type="float" office:value="0.08">
            <text:p>0.08</text:p>
          </table:table-cell>
          <table:table-cell office:value-type="float" office:value="0.0301948043547">
            <text:p>0.0301948044</text:p>
          </table:table-cell>
          <table:table-cell office:value-type="float" office:value="0.117985741209">
            <text:p>0.1179857412</text:p>
          </table:table-cell>
          <table:table-cell office:value-type="float" office:value="0.169009951168">
            <text:p>0.1690099512</text:p>
          </table:table-cell>
          <table:table-cell office:value-type="float" office:value="0.808170501231">
            <text:p>0.8081705012</text:p>
          </table:table-cell>
          <table:table-cell office:value-type="float" office:value="0.155746038089">
            <text:p>0.1557460381</text:p>
          </table:table-cell>
          <table:table-cell office:value-type="float" office:value="0.0287145682736">
            <text:p>0.0287145683</text:p>
          </table:table-cell>
          <table:table-cell office:value-type="float" office:value="654.654802622">
            <text:p>654.654802622</text:p>
          </table:table-cell>
          <table:table-cell office:value-type="float" office:value="732.351185781">
            <text:p>732.351185781</text:p>
          </table:table-cell>
          <table:table-cell office:value-type="float" office:value="486.527907702">
            <text:p>486.527907702</text:p>
          </table:table-cell>
          <table:table-cell table:number-columns-repeated="3"/>
        </table:table-row>
        <table:table-row table:style-name="ro1">
          <table:table-cell office:value-type="float" office:value="29.9">
            <text:p>29.9</text:p>
          </table:table-cell>
          <table:table-cell office:value-type="float" office:value="0.0946714686602">
            <text:p>0.0946714687</text:p>
          </table:table-cell>
          <table:table-cell office:value-type="float" office:value="0.08">
            <text:p>0.08</text:p>
          </table:table-cell>
          <table:table-cell office:value-type="float" office:value="0.0315862720876">
            <text:p>0.0315862721</text:p>
          </table:table-cell>
          <table:table-cell office:value-type="float" office:value="0.119768274986">
            <text:p>0.119768275</text:p>
          </table:table-cell>
          <table:table-cell office:value-type="float" office:value="0.168047862059">
            <text:p>0.1680478621</text:p>
          </table:table-cell>
          <table:table-cell office:value-type="float" office:value="0.670283904044">
            <text:p>0.670283904</text:p>
          </table:table-cell>
          <table:table-cell office:value-type="float" office:value="0.168444466646">
            <text:p>0.1684444666</text:p>
          </table:table-cell>
          <table:table-cell office:value-type="float" office:value="0.0286321686831">
            <text:p>0.0286321687</text:p>
          </table:table-cell>
          <table:table-cell office:value-type="float" office:value="454.454284212">
            <text:p>454.454284212</text:p>
          </table:table-cell>
          <table:table-cell office:value-type="float" office:value="556.084292431">
            <text:p>556.084292431</text:p>
          </table:table-cell>
          <table:table-cell office:value-type="float" office:value="558.779138527">
            <text:p>558.779138527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0928345338317">
            <text:p>0.0928345338</text:p>
          </table:table-cell>
          <table:table-cell office:value-type="float" office:value="0.08">
            <text:p>0.08</text:p>
          </table:table-cell>
          <table:table-cell office:value-type="float" office:value="0.032977736503">
            <text:p>0.0329777365</text:p>
          </table:table-cell>
          <table:table-cell office:value-type="float" office:value="0.121806856205">
            <text:p>0.1218068562</text:p>
          </table:table-cell>
          <table:table-cell office:value-type="float" office:value="0.167085775243">
            <text:p>0.1670857752</text:p>
          </table:table-cell>
          <table:table-cell office:value-type="float" office:value="0.781077851492">
            <text:p>0.7810778515</text:p>
          </table:table-cell>
          <table:table-cell office:value-type="float" office:value="0.178528600477">
            <text:p>0.1785286005</text:p>
          </table:table-cell>
          <table:table-cell office:value-type="float" office:value="0.028549769289">
            <text:p>0.0285497693</text:p>
          </table:table-cell>
          <table:table-cell office:value-type="float" office:value="303.481424058">
            <text:p>303.481424058</text:p>
          </table:table-cell>
          <table:table-cell office:value-type="float" office:value="379.817819333">
            <text:p>379.817819333</text:p>
          </table:table-cell>
          <table:table-cell office:value-type="float" office:value="631.030197092">
            <text:p>631.030197092</text:p>
          </table:table-cell>
          <table:table-cell table:number-columns-repeated="3"/>
        </table:table-row>
        <table:table-row table:style-name="ro1">
          <table:table-cell office:value-type="float" office:value="30.1">
            <text:p>30.1</text:p>
          </table:table-cell>
          <table:table-cell office:value-type="float" office:value="0.0909975990033">
            <text:p>0.090997599</text:p>
          </table:table-cell>
          <table:table-cell office:value-type="float" office:value="0.08">
            <text:p>0.08</text:p>
          </table:table-cell>
          <table:table-cell office:value-type="float" office:value="0.0343692009184">
            <text:p>0.0343692009</text:p>
          </table:table-cell>
          <table:table-cell office:value-type="float" office:value="0.123883697295">
            <text:p>0.1238836973</text:p>
          </table:table-cell>
          <table:table-cell office:value-type="float" office:value="0.166123688428">
            <text:p>0.1661236884</text:p>
          </table:table-cell>
          <table:table-cell office:value-type="float" office:value="0.793053884009">
            <text:p>0.793053884</text:p>
          </table:table-cell>
          <table:table-cell office:value-type="float" office:value="0.162179846814">
            <text:p>0.1621798468</text:p>
          </table:table-cell>
          <table:table-cell office:value-type="float" office:value="0.028467369895">
            <text:p>0.0284673699</text:p>
          </table:table-cell>
          <table:table-cell office:value-type="float" office:value="317.312382582">
            <text:p>317.312382582</text:p>
          </table:table-cell>
          <table:table-cell office:value-type="float" office:value="379.154171996">
            <text:p>379.154171996</text:p>
          </table:table-cell>
          <table:table-cell office:value-type="float" office:value="703.281255656">
            <text:p>703.281255656</text:p>
          </table:table-cell>
          <table:table-cell table:number-columns-repeated="3"/>
        </table:table-row>
        <table:table-row table:style-name="ro1">
          <table:table-cell office:value-type="float" office:value="30.2">
            <text:p>30.2</text:p>
          </table:table-cell>
          <table:table-cell office:value-type="float" office:value="0.0891606597952">
            <text:p>0.0891606598</text:p>
          </table:table-cell>
          <table:table-cell office:value-type="float" office:value="0.08">
            <text:p>0.08</text:p>
          </table:table-cell>
          <table:table-cell office:value-type="float" office:value="0.0357606686514">
            <text:p>0.0357606687</text:p>
          </table:table-cell>
          <table:table-cell office:value-type="float" office:value="0.125960543337">
            <text:p>0.1259605433</text:p>
          </table:table-cell>
          <table:table-cell office:value-type="float" office:value="0.165161599319">
            <text:p>0.1651615993</text:p>
          </table:table-cell>
          <table:table-cell office:value-type="float" office:value="0.748117529252">
            <text:p>0.7481175293</text:p>
          </table:table-cell>
          <table:table-cell office:value-type="float" office:value="0.145831054174">
            <text:p>0.1458310542</text:p>
          </table:table-cell>
          <table:table-cell office:value-type="float" office:value="0.0283849703044">
            <text:p>0.0283849703</text:p>
          </table:table-cell>
          <table:table-cell office:value-type="float" office:value="331.143374082">
            <text:p>331.143374082</text:p>
          </table:table-cell>
          <table:table-cell office:value-type="float" office:value="443.439589713">
            <text:p>443.439589713</text:p>
          </table:table-cell>
          <table:table-cell office:value-type="float" office:value="775.532486481">
            <text:p>775.532486481</text:p>
          </table:table-cell>
          <table:table-cell table:number-columns-repeated="3"/>
        </table:table-row>
        <table:table-row table:style-name="ro1">
          <table:table-cell office:value-type="float" office:value="30.3">
            <text:p>30.3</text:p>
          </table:table-cell>
          <table:table-cell office:value-type="float" office:value="0.0873237249668">
            <text:p>0.087323725</text:p>
          </table:table-cell>
          <table:table-cell office:value-type="float" office:value="0.08">
            <text:p>0.08</text:p>
          </table:table-cell>
          <table:table-cell office:value-type="float" office:value="0.0371521330668">
            <text:p>0.0371521331</text:p>
          </table:table-cell>
          <table:table-cell office:value-type="float" office:value="0.128037384427">
            <text:p>0.1280373844</text:p>
          </table:table-cell>
          <table:table-cell office:value-type="float" office:value="0.164199512504">
            <text:p>0.1641995125</text:p>
          </table:table-cell>
          <table:table-cell office:value-type="float" office:value="0.624588117487">
            <text:p>0.6245881175</text:p>
          </table:table-cell>
          <table:table-cell office:value-type="float" office:value="0.129482300511">
            <text:p>0.1294823005</text:p>
          </table:table-cell>
          <table:table-cell office:value-type="float" office:value="0.0283025709103">
            <text:p>0.0283025709</text:p>
          </table:table-cell>
          <table:table-cell office:value-type="float" office:value="344.974332606">
            <text:p>344.974332606</text:p>
          </table:table-cell>
          <table:table-cell office:value-type="float" office:value="507.724854161">
            <text:p>507.724854161</text:p>
          </table:table-cell>
          <table:table-cell office:value-type="float" office:value="791.887292223">
            <text:p>791.887292223</text:p>
          </table:table-cell>
          <table:table-cell table:number-columns-repeated="3"/>
        </table:table-row>
        <table:table-row table:style-name="ro1">
          <table:table-cell office:value-type="float" office:value="30.4">
            <text:p>30.4</text:p>
          </table:table-cell>
          <table:table-cell office:value-type="float" office:value="0.0854867857587">
            <text:p>0.0854867858</text:p>
          </table:table-cell>
          <table:table-cell office:value-type="float" office:value="0.08">
            <text:p>0.08</text:p>
          </table:table-cell>
          <table:table-cell office:value-type="float" office:value="0.0385436007997">
            <text:p>0.0385436008</text:p>
          </table:table-cell>
          <table:table-cell office:value-type="float" office:value="0.130114230469">
            <text:p>0.1301142305</text:p>
          </table:table-cell>
          <table:table-cell office:value-type="float" office:value="0.163237423395">
            <text:p>0.1632374234</text:p>
          </table:table-cell>
          <table:table-cell office:value-type="float" office:value="1.01320752966">
            <text:p>1.0132075297</text:p>
          </table:table-cell>
          <table:table-cell office:value-type="float" office:value="0.127865180077">
            <text:p>0.1278651801</text:p>
          </table:table-cell>
          <table:table-cell office:value-type="float" office:value="0.0282201713198">
            <text:p>0.0282201713</text:p>
          </table:table-cell>
          <table:table-cell office:value-type="float" office:value="324.114237518">
            <text:p>324.114237518</text:p>
          </table:table-cell>
          <table:table-cell office:value-type="float" office:value="572.010271878">
            <text:p>572.010271878</text:p>
          </table:table-cell>
          <table:table-cell office:value-type="float" office:value="584.656592595">
            <text:p>584.656592595</text:p>
          </table:table-cell>
          <table:table-cell table:number-columns-repeated="3"/>
        </table:table-row>
        <table:table-row table:style-name="ro1">
          <table:table-cell office:value-type="float" office:value="30.5">
            <text:p>30.5</text:p>
          </table:table-cell>
          <table:table-cell office:value-type="float" office:value="0.0836498509303">
            <text:p>0.0836498509</text:p>
          </table:table-cell>
          <table:table-cell office:value-type="float" office:value="0.08">
            <text:p>0.08</text:p>
          </table:table-cell>
          <table:table-cell office:value-type="float" office:value="0.0399350652151">
            <text:p>0.0399350652</text:p>
          </table:table-cell>
          <table:table-cell office:value-type="float" office:value="0.132191071559">
            <text:p>0.1321910716</text:p>
          </table:table-cell>
          <table:table-cell office:value-type="float" office:value="0.16227533658">
            <text:p>0.1622753366</text:p>
          </table:table-cell>
          <table:table-cell office:value-type="float" office:value="1.29166645935">
            <text:p>1.2916664594</text:p>
          </table:table-cell>
          <table:table-cell office:value-type="float" office:value="0.146591756788">
            <text:p>0.1465917568</text:p>
          </table:table-cell>
          <table:table-cell office:value-type="float" office:value="0.0281377719257">
            <text:p>0.0281377719</text:p>
          </table:table-cell>
          <table:table-cell office:value-type="float" office:value="291.690634485">
            <text:p>291.690634485</text:p>
          </table:table-cell>
          <table:table-cell office:value-type="float" office:value="636.295536327">
            <text:p>636.295536327</text:p>
          </table:table-cell>
          <table:table-cell office:value-type="float" office:value="377.426387043">
            <text:p>377.426387043</text:p>
          </table:table-cell>
          <table:table-cell table:number-columns-repeated="3"/>
        </table:table-row>
        <table:table-row table:style-name="ro1">
          <table:table-cell office:value-type="float" office:value="30.6">
            <text:p>30.6</text:p>
          </table:table-cell>
          <table:table-cell office:value-type="float" office:value="0.0818129161018">
            <text:p>0.0818129161</text:p>
          </table:table-cell>
          <table:table-cell office:value-type="float" office:value="0.08">
            <text:p>0.08</text:p>
          </table:table-cell>
          <table:table-cell office:value-type="float" office:value="0.0413265296305">
            <text:p>0.0413265296</text:p>
          </table:table-cell>
          <table:table-cell office:value-type="float" office:value="0.134267912649">
            <text:p>0.1342679126</text:p>
          </table:table-cell>
          <table:table-cell office:value-type="float" office:value="0.161313249764">
            <text:p>0.1613132498</text:p>
          </table:table-cell>
          <table:table-cell office:value-type="float" office:value="1.12276465853">
            <text:p>1.1227646585</text:p>
          </table:table-cell>
          <table:table-cell office:value-type="float" office:value="0.165318333499">
            <text:p>0.1653183335</text:p>
          </table:table-cell>
          <table:table-cell office:value-type="float" office:value="0.0280553725316">
            <text:p>0.0280553725</text:p>
          </table:table-cell>
          <table:table-cell office:value-type="float" office:value="266.123369861">
            <text:p>266.123369861</text:p>
          </table:table-cell>
          <table:table-cell office:value-type="float" office:value="700.580800776">
            <text:p>700.580800776</text:p>
          </table:table-cell>
          <table:table-cell office:value-type="float" office:value="304.029133784">
            <text:p>304.029133784</text:p>
          </table:table-cell>
          <table:table-cell table:number-columns-repeated="3"/>
        </table:table-row>
        <table:table-row table:style-name="ro1">
          <table:table-cell office:value-type="float" office:value="30.7">
            <text:p>30.7</text:p>
          </table:table-cell>
          <table:table-cell office:value-type="float" office:value="0.0799759768938">
            <text:p>0.0799759769</text:p>
          </table:table-cell>
          <table:table-cell office:value-type="float" office:value="0.08">
            <text:p>0.08</text:p>
          </table:table-cell>
          <table:table-cell office:value-type="float" office:value="0.0427179973635">
            <text:p>0.0427179974</text:p>
          </table:table-cell>
          <table:table-cell office:value-type="float" office:value="0.136344758691">
            <text:p>0.1363447587</text:p>
          </table:table-cell>
          <table:table-cell office:value-type="float" office:value="0.160351160655">
            <text:p>0.1603511607</text:p>
          </table:table-cell>
          <table:table-cell office:value-type="float" office:value="0.881587951172">
            <text:p>0.8815879512</text:p>
          </table:table-cell>
          <table:table-cell office:value-type="float" office:value="0.164023900749">
            <text:p>0.1640239007</text:p>
          </table:table-cell>
          <table:table-cell office:value-type="float" office:value="0.0279729729411">
            <text:p>0.0279729729</text:p>
          </table:table-cell>
          <table:table-cell office:value-type="float" office:value="290.835525087">
            <text:p>290.835525087</text:p>
          </table:table-cell>
          <table:table-cell office:value-type="float" office:value="764.866218493">
            <text:p>764.866218493</text:p>
          </table:table-cell>
          <table:table-cell office:value-type="float" office:value="369.927160724">
            <text:p>369.927160724</text:p>
          </table:table-cell>
          <table:table-cell table:number-columns-repeated="3"/>
        </table:table-row>
        <table:table-row table:style-name="ro1">
          <table:table-cell office:value-type="float" office:value="30.8">
            <text:p>30.8</text:p>
          </table:table-cell>
          <table:table-cell office:value-type="float" office:value="0.0781390420653">
            <text:p>0.0781390421</text:p>
          </table:table-cell>
          <table:table-cell office:value-type="float" office:value="0.08">
            <text:p>0.08</text:p>
          </table:table-cell>
          <table:table-cell office:value-type="float" office:value="0.0441094617789">
            <text:p>0.0441094618</text:p>
          </table:table-cell>
          <table:table-cell office:value-type="float" office:value="0.138421599781">
            <text:p>0.1384215998</text:p>
          </table:table-cell>
          <table:table-cell office:value-type="float" office:value="0.15938907384">
            <text:p>0.1593890738</text:p>
          </table:table-cell>
          <table:table-cell office:value-type="float" office:value="0.74966291894">
            <text:p>0.7496629189</text:p>
          </table:table-cell>
          <table:table-cell office:value-type="float" office:value="0.15605578108">
            <text:p>0.1560557811</text:p>
          </table:table-cell>
          <table:table-cell office:value-type="float" office:value="0.027890573547">
            <text:p>0.0278905735</text:p>
          </table:table-cell>
          <table:table-cell office:value-type="float" office:value="315.547621395">
            <text:p>315.547621395</text:p>
          </table:table-cell>
          <table:table-cell office:value-type="float" office:value="829.151482942">
            <text:p>829.151482942</text:p>
          </table:table-cell>
          <table:table-cell office:value-type="float" office:value="435.825030552">
            <text:p>435.825030552</text:p>
          </table:table-cell>
          <table:table-cell table:number-columns-repeated="3"/>
        </table:table-row>
        <table:table-row table:style-name="ro1">
          <table:table-cell office:value-type="float" office:value="30.9">
            <text:p>30.9</text:p>
          </table:table-cell>
          <table:table-cell office:value-type="float" office:value="0.0763021028573">
            <text:p>0.0763021029</text:p>
          </table:table-cell>
          <table:table-cell office:value-type="float" office:value="0.08">
            <text:p>0.08</text:p>
          </table:table-cell>
          <table:table-cell office:value-type="float" office:value="0.0455009295118">
            <text:p>0.0455009295</text:p>
          </table:table-cell>
          <table:table-cell office:value-type="float" office:value="0.139368970188">
            <text:p>0.1393689702</text:p>
          </table:table-cell>
          <table:table-cell office:value-type="float" office:value="0.158426984731">
            <text:p>0.1584269847</text:p>
          </table:table-cell>
          <table:table-cell office:value-type="float" office:value="0.83955070146">
            <text:p>0.8395507015</text:p>
          </table:table-cell>
          <table:table-cell office:value-type="float" office:value="0.148087642414">
            <text:p>0.1480876424</text:p>
          </table:table-cell>
          <table:table-cell office:value-type="float" office:value="0.0278081739565">
            <text:p>0.027808174</text:p>
          </table:table-cell>
          <table:table-cell office:value-type="float" office:value="340.259776621">
            <text:p>340.259776621</text:p>
          </table:table-cell>
          <table:table-cell office:value-type="float" office:value="893.436900659">
            <text:p>893.436900659</text:p>
          </table:table-cell>
          <table:table-cell office:value-type="float" office:value="501.723057492">
            <text:p>501.723057492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.0744651680288">
            <text:p>0.074465168</text:p>
          </table:table-cell>
          <table:table-cell office:value-type="float" office:value="0.08">
            <text:p>0.08</text:p>
          </table:table-cell>
          <table:table-cell office:value-type="float" office:value="0.0468923939272">
            <text:p>0.0468923939</text:p>
          </table:table-cell>
          <table:table-cell office:value-type="float" office:value="0.136739700203">
            <text:p>0.1367397002</text:p>
          </table:table-cell>
          <table:table-cell office:value-type="float" office:value="0.157464897916">
            <text:p>0.1574648979</text:p>
          </table:table-cell>
          <table:table-cell office:value-type="float" office:value="0.796030459329">
            <text:p>0.7960304593</text:p>
          </table:table-cell>
          <table:table-cell office:value-type="float" office:value="0.140119522745">
            <text:p>0.1401195227</text:p>
          </table:table-cell>
          <table:table-cell office:value-type="float" office:value="0.0277257745624">
            <text:p>0.0277257746</text:p>
          </table:table-cell>
          <table:table-cell office:value-type="float" office:value="350.084055125">
            <text:p>350.084055125</text:p>
          </table:table-cell>
          <table:table-cell office:value-type="float" office:value="873.342089678">
            <text:p>873.342089678</text:p>
          </table:table-cell>
          <table:table-cell office:value-type="float" office:value="567.620927319">
            <text:p>567.620927319</text:p>
          </table:table-cell>
          <table:table-cell table:number-columns-repeated="3"/>
        </table:table-row>
        <table:table-row table:style-name="ro1">
          <table:table-cell office:value-type="float" office:value="31.1">
            <text:p>31.1</text:p>
          </table:table-cell>
          <table:table-cell office:value-type="float" office:value="0.0726282332004">
            <text:p>0.0726282332</text:p>
          </table:table-cell>
          <table:table-cell office:value-type="float" office:value="0.08">
            <text:p>0.08</text:p>
          </table:table-cell>
          <table:table-cell office:value-type="float" office:value="0.0482838583426">
            <text:p>0.0482838583</text:p>
          </table:table-cell>
          <table:table-cell office:value-type="float" office:value="0.134110430217">
            <text:p>0.1341104302</text:p>
          </table:table-cell>
          <table:table-cell office:value-type="float" office:value="0.156502811101">
            <text:p>0.1565028111</text:p>
          </table:table-cell>
          <table:table-cell office:value-type="float" office:value="0.722935666336">
            <text:p>0.7229356663</text:p>
          </table:table-cell>
          <table:table-cell office:value-type="float" office:value="0.132151403076">
            <text:p>0.1321514031</text:p>
          </table:table-cell>
          <table:table-cell office:value-type="float" office:value="0.0276433751683">
            <text:p>0.0276433752</text:p>
          </table:table-cell>
          <table:table-cell office:value-type="float" office:value="350.783579009">
            <text:p>350.783579009</text:p>
          </table:table-cell>
          <table:table-cell office:value-type="float" office:value="703.23856617">
            <text:p>703.23856617</text:p>
          </table:table-cell>
          <table:table-cell office:value-type="float" office:value="633.518797146">
            <text:p>633.518797146</text:p>
          </table:table-cell>
          <table:table-cell table:number-columns-repeated="3"/>
        </table:table-row>
        <table:table-row table:style-name="ro1">
          <table:table-cell office:value-type="float" office:value="31.2">
            <text:p>31.2</text:p>
          </table:table-cell>
          <table:table-cell office:value-type="float" office:value="0.0707912939923">
            <text:p>0.070791294</text:p>
          </table:table-cell>
          <table:table-cell office:value-type="float" office:value="0.08">
            <text:p>0.08</text:p>
          </table:table-cell>
          <table:table-cell office:value-type="float" office:value="0.0496753260756">
            <text:p>0.0496753261</text:p>
          </table:table-cell>
          <table:table-cell office:value-type="float" office:value="0.131481153963">
            <text:p>0.131481154</text:p>
          </table:table-cell>
          <table:table-cell office:value-type="float" office:value="0.155540721992">
            <text:p>0.155540722</text:p>
          </table:table-cell>
          <table:table-cell office:value-type="float" office:value="0.901835058041">
            <text:p>0.901835058</text:p>
          </table:table-cell>
          <table:table-cell office:value-type="float" office:value="0.124183264409">
            <text:p>0.1241832644</text:p>
          </table:table-cell>
          <table:table-cell office:value-type="float" office:value="0.0275609755778">
            <text:p>0.0275609756</text:p>
          </table:table-cell>
          <table:table-cell office:value-type="float" office:value="351.483104561">
            <text:p>351.483104561</text:p>
          </table:table-cell>
          <table:table-cell office:value-type="float" office:value="533.134637104">
            <text:p>533.134637104</text:p>
          </table:table-cell>
          <table:table-cell office:value-type="float" office:value="699.416824086">
            <text:p>699.416824086</text:p>
          </table:table-cell>
          <table:table-cell table:number-columns-repeated="3"/>
        </table:table-row>
        <table:table-row table:style-name="ro1">
          <table:table-cell office:value-type="float" office:value="31.3">
            <text:p>31.3</text:p>
          </table:table-cell>
          <table:table-cell office:value-type="float" office:value="0.0689543591639">
            <text:p>0.0689543592</text:p>
          </table:table-cell>
          <table:table-cell office:value-type="float" office:value="0.08">
            <text:p>0.08</text:p>
          </table:table-cell>
          <table:table-cell office:value-type="float" office:value="0.051066790491">
            <text:p>0.0510667905</text:p>
          </table:table-cell>
          <table:table-cell office:value-type="float" office:value="0.128851883977">
            <text:p>0.128851884</text:p>
          </table:table-cell>
          <table:table-cell office:value-type="float" office:value="0.154578635176">
            <text:p>0.1545786352</text:p>
          </table:table-cell>
          <table:table-cell office:value-type="float" office:value="1.17140080586">
            <text:p>1.1714008059</text:p>
          </table:table-cell>
          <table:table-cell office:value-type="float" office:value="0.11621514474">
            <text:p>0.1162151447</text:p>
          </table:table-cell>
          <table:table-cell office:value-type="float" office:value="0.0274785761837">
            <text:p>0.0274785762</text:p>
          </table:table-cell>
          <table:table-cell office:value-type="float" office:value="349.22298534">
            <text:p>349.22298534</text:p>
          </table:table-cell>
          <table:table-cell office:value-type="float" office:value="363.031113596">
            <text:p>363.031113596</text:p>
          </table:table-cell>
          <table:table-cell office:value-type="float" office:value="765.314693914">
            <text:p>765.314693914</text:p>
          </table:table-cell>
          <table:table-cell table:number-columns-repeated="3"/>
        </table:table-row>
        <table:table-row table:style-name="ro1">
          <table:table-cell office:value-type="float" office:value="31.4">
            <text:p>31.4</text:p>
          </table:table-cell>
          <table:table-cell office:value-type="float" office:value="0.0671174199559">
            <text:p>0.06711742</text:p>
          </table:table-cell>
          <table:table-cell office:value-type="float" office:value="0.08">
            <text:p>0.08</text:p>
          </table:table-cell>
          <table:table-cell office:value-type="float" office:value="0.0524582582239">
            <text:p>0.0524582582</text:p>
          </table:table-cell>
          <table:table-cell office:value-type="float" office:value="0.126222607722">
            <text:p>0.1262226077</text:p>
          </table:table-cell>
          <table:table-cell office:value-type="float" office:value="0.153616546067">
            <text:p>0.1536165461</text:p>
          </table:table-cell>
          <table:table-cell office:value-type="float" office:value="2.69972323862">
            <text:p>2.6997232386</text:p>
          </table:table-cell>
          <table:table-cell office:value-type="float" office:value="0.108247006074">
            <text:p>0.1082470061</text:p>
          </table:table-cell>
          <table:table-cell office:value-type="float" office:value="0.0273961765932">
            <text:p>0.0273961766</text:p>
          </table:table-cell>
          <table:table-cell office:value-type="float" office:value="320.326009281">
            <text:p>320.326009281</text:p>
          </table:table-cell>
          <table:table-cell office:value-type="float" office:value="318.589797269">
            <text:p>318.589797269</text:p>
          </table:table-cell>
          <table:table-cell office:value-type="float" office:value="681.148231193">
            <text:p>681.148231193</text:p>
          </table:table-cell>
          <table:table-cell table:number-columns-repeated="3"/>
        </table:table-row>
        <table:table-row table:style-name="ro1">
          <table:table-cell office:value-type="float" office:value="31.5">
            <text:p>31.5</text:p>
          </table:table-cell>
          <table:table-cell office:value-type="float" office:value="0.0652804851274">
            <text:p>0.0652804851</text:p>
          </table:table-cell>
          <table:table-cell office:value-type="float" office:value="0.08">
            <text:p>0.08</text:p>
          </table:table-cell>
          <table:table-cell office:value-type="float" office:value="0.0538497226393">
            <text:p>0.0538497226</text:p>
          </table:table-cell>
          <table:table-cell office:value-type="float" office:value="0.123593337737">
            <text:p>0.1235933377</text:p>
          </table:table-cell>
          <table:table-cell office:value-type="float" office:value="0.152654459252">
            <text:p>0.1526544593</text:p>
          </table:table-cell>
          <table:table-cell office:value-type="float" office:value="1.6951584503">
            <text:p>1.6951584503</text:p>
          </table:table-cell>
          <table:table-cell office:value-type="float" office:value="0.100278886405">
            <text:p>0.1002788864</text:p>
          </table:table-cell>
          <table:table-cell office:value-type="float" office:value="0.0273137771991">
            <text:p>0.0273137772</text:p>
          </table:table-cell>
          <table:table-cell office:value-type="float" office:value="291.429102118">
            <text:p>291.429102118</text:p>
          </table:table-cell>
          <table:table-cell office:value-type="float" office:value="288.111029148">
            <text:p>288.111029148</text:p>
          </table:table-cell>
          <table:table-cell office:value-type="float" office:value="483.776057609">
            <text:p>483.776057609</text:p>
          </table:table-cell>
          <table:table-cell table:number-columns-repeated="3"/>
        </table:table-row>
        <table:table-row table:style-name="ro1">
          <table:table-cell office:value-type="float" office:value="31.6">
            <text:p>31.6</text:p>
          </table:table-cell>
          <table:table-cell office:value-type="float" office:value="0.063443550299">
            <text:p>0.0634435503</text:p>
          </table:table-cell>
          <table:table-cell office:value-type="float" office:value="0.08">
            <text:p>0.08</text:p>
          </table:table-cell>
          <table:table-cell office:value-type="float" office:value="0.0552411870548">
            <text:p>0.0552411871</text:p>
          </table:table-cell>
          <table:table-cell office:value-type="float" office:value="0.120964067751">
            <text:p>0.1209640678</text:p>
          </table:table-cell>
          <table:table-cell office:value-type="float" office:value="0.151692372437">
            <text:p>0.1516923724</text:p>
          </table:table-cell>
          <table:table-cell office:value-type="float" office:value="0.690593661988">
            <text:p>0.690593662</text:p>
          </table:table-cell>
          <table:table-cell office:value-type="float" office:value="0.0923107667358">
            <text:p>0.0923107667</text:p>
          </table:table-cell>
          <table:table-cell office:value-type="float" office:value="0.027231377805">
            <text:p>0.0272313778</text:p>
          </table:table-cell>
          <table:table-cell office:value-type="float" office:value="260.395405386">
            <text:p>260.395405386</text:p>
          </table:table-cell>
          <table:table-cell office:value-type="float" office:value="258.547784533">
            <text:p>258.547784533</text:p>
          </table:table-cell>
          <table:table-cell office:value-type="float" office:value="286.403884025">
            <text:p>286.403884025</text:p>
          </table:table-cell>
          <table:table-cell table:number-columns-repeated="3"/>
        </table:table-row>
        <table:table-row table:style-name="ro1">
          <table:table-cell office:value-type="float" office:value="31.7">
            <text:p>31.7</text:p>
          </table:table-cell>
          <table:table-cell office:value-type="float" office:value="0.0616066110909">
            <text:p>0.0616066111</text:p>
          </table:table-cell>
          <table:table-cell office:value-type="float" office:value="0.08">
            <text:p>0.08</text:p>
          </table:table-cell>
          <table:table-cell office:value-type="float" office:value="0.0566326547877">
            <text:p>0.0566326548</text:p>
          </table:table-cell>
          <table:table-cell office:value-type="float" office:value="0.118334791497">
            <text:p>0.1183347915</text:p>
          </table:table-cell>
          <table:table-cell office:value-type="float" office:value="0.150730283328">
            <text:p>0.1507302833</text:p>
          </table:table-cell>
          <table:table-cell office:value-type="float" office:value="3.37272473282">
            <text:p>3.3727247328</text:p>
          </table:table-cell>
          <table:table-cell office:value-type="float" office:value="0.0843426280692">
            <text:p>0.0843426281</text:p>
          </table:table-cell>
          <table:table-cell office:value-type="float" office:value="0.0271489782145">
            <text:p>0.0271489782</text:p>
          </table:table-cell>
          <table:table-cell office:value-type="float" office:value="225.723304892">
            <text:p>225.723304892</text:p>
          </table:table-cell>
          <table:table-cell office:value-type="float" office:value="231.731029041">
            <text:p>231.731029041</text:p>
          </table:table-cell>
          <table:table-cell office:value-type="float" office:value="238.551766081">
            <text:p>238.551766081</text:p>
          </table:table-cell>
          <table:table-cell table:number-columns-repeated="3"/>
        </table:table-row>
        <table:table-row table:style-name="ro1">
          <table:table-cell office:value-type="float" office:value="31.8">
            <text:p>31.8</text:p>
          </table:table-cell>
          <table:table-cell office:value-type="float" office:value="0.0597696762625">
            <text:p>0.0597696763</text:p>
          </table:table-cell>
          <table:table-cell office:value-type="float" office:value="0.08">
            <text:p>0.08</text:p>
          </table:table-cell>
          <table:table-cell office:value-type="float" office:value="0.0580241192031">
            <text:p>0.0580241192</text:p>
          </table:table-cell>
          <table:table-cell office:value-type="float" office:value="0.115705521511">
            <text:p>0.1157055215</text:p>
          </table:table-cell>
          <table:table-cell office:value-type="float" office:value="0.149768196513">
            <text:p>0.1497681965</text:p>
          </table:table-cell>
          <table:table-cell office:value-type="float" office:value="1.09736675234">
            <text:p>1.0973667523</text:p>
          </table:table-cell>
          <table:table-cell office:value-type="float" office:value="0.0763745084002">
            <text:p>0.0763745084</text:p>
          </table:table-cell>
          <table:table-cell office:value-type="float" office:value="0.0270665788204">
            <text:p>0.0270665788</text:p>
          </table:table-cell>
          <table:table-cell office:value-type="float" office:value="211.391548988">
            <text:p>211.391548988</text:p>
          </table:table-cell>
          <table:table-cell office:value-type="float" office:value="212.2853252">
            <text:p>212.2853252</text:p>
          </table:table-cell>
          <table:table-cell office:value-type="float" office:value="207.313070406">
            <text:p>207.313070406</text:p>
          </table:table-cell>
          <table:table-cell table:number-columns-repeated="3"/>
        </table:table-row>
        <table:table-row table:style-name="ro1">
          <table:table-cell office:value-type="float" office:value="31.9">
            <text:p>31.9</text:p>
          </table:table-cell>
          <table:table-cell office:value-type="float" office:value="0.0579327370544">
            <text:p>0.0579327371</text:p>
          </table:table-cell>
          <table:table-cell office:value-type="float" office:value="0.08">
            <text:p>0.08</text:p>
          </table:table-cell>
          <table:table-cell office:value-type="float" office:value="0.059415586936">
            <text:p>0.0594155869</text:p>
          </table:table-cell>
          <table:table-cell office:value-type="float" office:value="0.113076245256">
            <text:p>0.1130762453</text:p>
          </table:table-cell>
          <table:table-cell office:value-type="float" office:value="0.148806107404">
            <text:p>0.1488061074</text:p>
          </table:table-cell>
          <table:table-cell office:value-type="float" office:value="2.31089496607">
            <text:p>2.3108949661</text:p>
          </table:table-cell>
          <table:table-cell office:value-type="float" office:value="0.0684063697337">
            <text:p>0.0684063697</text:p>
          </table:table-cell>
          <table:table-cell office:value-type="float" office:value="0.0269841792299">
            <text:p>0.0269841792</text:p>
          </table:table-cell>
          <table:table-cell office:value-type="float" office:value="236.543974808">
            <text:p>236.543974808</text:p>
          </table:table-cell>
          <table:table-cell office:value-type="float" office:value="231.537215472">
            <text:p>231.537215472</text:p>
          </table:table-cell>
          <table:table-cell office:value-type="float" office:value="232.581692617">
            <text:p>232.581692617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56095802226">
            <text:p>0.0560958022</text:p>
          </table:table-cell>
          <table:table-cell office:value-type="float" office:value="0.08">
            <text:p>0.08</text:p>
          </table:table-cell>
          <table:table-cell office:value-type="float" office:value="0.0595835321581">
            <text:p>0.0595835322</text:p>
          </table:table-cell>
          <table:table-cell office:value-type="float" office:value="0.110446975271">
            <text:p>0.1104469753</text:p>
          </table:table-cell>
          <table:table-cell office:value-type="float" office:value="0.147844020588">
            <text:p>0.1478440206</text:p>
          </table:table-cell>
          <table:table-cell office:value-type="float" office:value="2.43708263749">
            <text:p>2.4370826375</text:p>
          </table:table-cell>
          <table:table-cell office:value-type="float" office:value="0.0604382500647">
            <text:p>0.0604382501</text:p>
          </table:table-cell>
          <table:table-cell office:value-type="float" office:value="0.0269017798358">
            <text:p>0.0269017798</text:p>
          </table:table-cell>
          <table:table-cell office:value-type="float" office:value="261.696340659">
            <text:p>261.696340659</text:p>
          </table:table-cell>
          <table:table-cell office:value-type="float" office:value="250.789059843">
            <text:p>250.789059843</text:p>
          </table:table-cell>
          <table:table-cell office:value-type="float" office:value="266.293862454">
            <text:p>266.293862454</text:p>
          </table:table-cell>
          <table:table-cell table:number-columns-repeated="3"/>
        </table:table-row>
        <table:table-row table:style-name="ro1">
          <table:table-cell office:value-type="float" office:value="32.1">
            <text:p>32.1</text:p>
          </table:table-cell>
          <table:table-cell office:value-type="float" office:value="0.0542588673975">
            <text:p>0.0542588674</text:p>
          </table:table-cell>
          <table:table-cell office:value-type="float" office:value="0.08">
            <text:p>0.08</text:p>
          </table:table-cell>
          <table:table-cell office:value-type="float" office:value="0.0588654859259">
            <text:p>0.0588654859</text:p>
          </table:table-cell>
          <table:table-cell office:value-type="float" office:value="0.108889632762">
            <text:p>0.1088896328</text:p>
          </table:table-cell>
          <table:table-cell office:value-type="float" office:value="0.146881933773">
            <text:p>0.1468819338</text:p>
          </table:table-cell>
          <table:table-cell office:value-type="float" office:value="1.20097179926">
            <text:p>1.2009717993</text:p>
          </table:table-cell>
          <table:table-cell office:value-type="float" office:value="0.0524701303956">
            <text:p>0.0524701304</text:p>
          </table:table-cell>
          <table:table-cell office:value-type="float" office:value="0.0268193804417">
            <text:p>0.0268193804</text:p>
          </table:table-cell>
          <table:table-cell office:value-type="float" office:value="274.929772194">
            <text:p>274.929772194</text:p>
          </table:table-cell>
          <table:table-cell office:value-type="float" office:value="264.6857167">
            <text:p>264.6857167</text:p>
          </table:table-cell>
          <table:table-cell office:value-type="float" office:value="300.00603229">
            <text:p>300.00603229</text:p>
          </table:table-cell>
          <table:table-cell table:number-columns-repeated="3"/>
        </table:table-row>
        <table:table-row table:style-name="ro1">
          <table:table-cell office:value-type="float" office:value="32.2">
            <text:p>32.2</text:p>
          </table:table-cell>
          <table:table-cell office:value-type="float" office:value="0.0524219281895">
            <text:p>0.0524219282</text:p>
          </table:table-cell>
          <table:table-cell office:value-type="float" office:value="0.08">
            <text:p>0.08</text:p>
          </table:table-cell>
          <table:table-cell office:value-type="float" office:value="0.0581474379818">
            <text:p>0.058147438</text:p>
          </table:table-cell>
          <table:table-cell office:value-type="float" office:value="0.107551838104">
            <text:p>0.1075518381</text:p>
          </table:table-cell>
          <table:table-cell office:value-type="float" office:value="0.145919844664">
            <text:p>0.1459198447</text:p>
          </table:table-cell>
          <table:table-cell office:value-type="float" office:value="0.610338504656">
            <text:p>0.6103385047</text:p>
          </table:table-cell>
          <table:table-cell office:value-type="float" office:value="0.089607271842">
            <text:p>0.0896072718</text:p>
          </table:table-cell>
          <table:table-cell office:value-type="float" office:value="0.0267369808512">
            <text:p>0.0267369809</text:p>
          </table:table-cell>
          <table:table-cell office:value-type="float" office:value="281.163216707">
            <text:p>281.163216707</text:p>
          </table:table-cell>
          <table:table-cell office:value-type="float" office:value="274.542514826">
            <text:p>274.542514826</text:p>
          </table:table-cell>
          <table:table-cell office:value-type="float" office:value="311.899789326">
            <text:p>311.899789326</text:p>
          </table:table-cell>
          <table:table-cell table:number-columns-repeated="3"/>
        </table:table-row>
        <table:table-row table:style-name="ro1">
          <table:table-cell office:value-type="float" office:value="32.3">
            <text:p>32.3</text:p>
          </table:table-cell>
          <table:table-cell office:value-type="float" office:value="0.050584993361">
            <text:p>0.0505849934</text:p>
          </table:table-cell>
          <table:table-cell office:value-type="float" office:value="0.08">
            <text:p>0.08</text:p>
          </table:table-cell>
          <table:table-cell office:value-type="float" office:value="0.0574293917496">
            <text:p>0.0574293917</text:p>
          </table:table-cell>
          <table:table-cell office:value-type="float" office:value="0.106214046635">
            <text:p>0.1062140466</text:p>
          </table:table-cell>
          <table:table-cell office:value-type="float" office:value="0.144957757849">
            <text:p>0.1449577578</text:p>
          </table:table-cell>
          <table:table-cell office:value-type="float" office:value="0.592109358362">
            <text:p>0.5921093584</text:p>
          </table:table-cell>
          <table:table-cell office:value-type="float" office:value="0.147009055588">
            <text:p>0.1470090556</text:p>
          </table:table-cell>
          <table:table-cell office:value-type="float" office:value="0.0266545814571">
            <text:p>0.0266545815</text:p>
          </table:table-cell>
          <table:table-cell office:value-type="float" office:value="287.396646359">
            <text:p>287.396646359</text:p>
          </table:table-cell>
          <table:table-cell office:value-type="float" office:value="284.399289451">
            <text:p>284.399289451</text:p>
          </table:table-cell>
          <table:table-cell office:value-type="float" office:value="318.338923972">
            <text:p>318.338923972</text:p>
          </table:table-cell>
          <table:table-cell table:number-columns-repeated="3"/>
        </table:table-row>
        <table:table-row table:style-name="ro1">
          <table:table-cell office:value-type="float" office:value="32.4">
            <text:p>32.4</text:p>
          </table:table-cell>
          <table:table-cell office:value-type="float" office:value="0.048748054153">
            <text:p>0.0487480542</text:p>
          </table:table-cell>
          <table:table-cell office:value-type="float" office:value="0.0804797139681">
            <text:p>0.080479714</text:p>
          </table:table-cell>
          <table:table-cell office:value-type="float" office:value="0.0567113438054">
            <text:p>0.0567113438</text:p>
          </table:table-cell>
          <table:table-cell office:value-type="float" office:value="0.104876251977">
            <text:p>0.104876252</text:p>
          </table:table-cell>
          <table:table-cell office:value-type="float" office:value="0.14399566874">
            <text:p>0.1439956687</text:p>
          </table:table-cell>
          <table:table-cell office:value-type="float" office:value="0.573880168607">
            <text:p>0.5738801686</text:p>
          </table:table-cell>
          <table:table-cell office:value-type="float" office:value="0.204410976191">
            <text:p>0.2044109762</text:p>
          </table:table-cell>
          <table:table-cell office:value-type="float" office:value="0.0265721818666">
            <text:p>0.0265721819</text:p>
          </table:table-cell>
          <table:table-cell office:value-type="float" office:value="287.733690832">
            <text:p>287.733690832</text:p>
          </table:table-cell>
          <table:table-cell office:value-type="float" office:value="287.556904086">
            <text:p>287.556904086</text:p>
          </table:table-cell>
          <table:table-cell office:value-type="float" office:value="324.77807397">
            <text:p>324.77807397</text:p>
          </table:table-cell>
          <table:table-cell table:number-columns-repeated="3"/>
        </table:table-row>
        <table:table-row table:style-name="ro1">
          <table:table-cell office:value-type="float" office:value="32.5">
            <text:p>32.5</text:p>
          </table:table-cell>
          <table:table-cell office:value-type="float" office:value="0.0469111193245">
            <text:p>0.0469111193</text:p>
          </table:table-cell>
          <table:table-cell office:value-type="float" office:value="0.0841697469728">
            <text:p>0.084169747</text:p>
          </table:table-cell>
          <table:table-cell office:value-type="float" office:value="0.0559932975732">
            <text:p>0.0559932976</text:p>
          </table:table-cell>
          <table:table-cell office:value-type="float" office:value="0.103538460508">
            <text:p>0.1035384605</text:p>
          </table:table-cell>
          <table:table-cell office:value-type="float" office:value="0.143033581925">
            <text:p>0.1430335819</text:p>
          </table:table-cell>
          <table:table-cell office:value-type="float" office:value="0.555651022313">
            <text:p>0.5556510223</text:p>
          </table:table-cell>
          <table:table-cell office:value-type="float" office:value="0.24">
            <text:p>0.24</text:p>
          </table:table-cell>
          <table:table-cell office:value-type="float" office:value="0.0264897824725">
            <text:p>0.0264897825</text:p>
          </table:table-cell>
          <table:table-cell office:value-type="float" office:value="285.99903286">
            <text:p>285.99903286</text:p>
          </table:table-cell>
          <table:table-cell office:value-type="float" office:value="287.843449177">
            <text:p>287.843449177</text:p>
          </table:table-cell>
          <table:table-cell office:value-type="float" office:value="319.323315158">
            <text:p>319.323315158</text:p>
          </table:table-cell>
          <table:table-cell table:number-columns-repeated="3"/>
        </table:table-row>
        <table:table-row table:style-name="ro1">
          <table:table-cell office:value-type="float" office:value="32.6">
            <text:p>32.6</text:p>
          </table:table-cell>
          <table:table-cell office:value-type="float" office:value="0.0450741844961">
            <text:p>0.0450741845</text:p>
          </table:table-cell>
          <table:table-cell office:value-type="float" office:value="0.0878597799775">
            <text:p>0.08785978</text:p>
          </table:table-cell>
          <table:table-cell office:value-type="float" office:value="0.055275251341">
            <text:p>0.0552752513</text:p>
          </table:table-cell>
          <table:table-cell office:value-type="float" office:value="0.102200669039">
            <text:p>0.102200669</text:p>
          </table:table-cell>
          <table:table-cell office:value-type="float" office:value="0.142071495109">
            <text:p>0.1420714951</text:p>
          </table:table-cell>
          <table:table-cell office:value-type="float" office:value="0.721428571429">
            <text:p>0.7214285714</text:p>
          </table:table-cell>
          <table:table-cell office:value-type="float" office:value="0.24">
            <text:p>0.24</text:p>
          </table:table-cell>
          <table:table-cell office:value-type="float" office:value="0.0264073830784">
            <text:p>0.0264073831</text:p>
          </table:table-cell>
          <table:table-cell office:value-type="float" office:value="284.264374888">
            <text:p>284.264374888</text:p>
          </table:table-cell>
          <table:table-cell office:value-type="float" office:value="288.129994268">
            <text:p>288.129994268</text:p>
          </table:table-cell>
          <table:table-cell office:value-type="float" office:value="302.889619717">
            <text:p>302.889619717</text:p>
          </table:table-cell>
          <table:table-cell table:number-columns-repeated="3"/>
        </table:table-row>
        <table:table-row table:style-name="ro1">
          <table:table-cell office:value-type="float" office:value="32.7">
            <text:p>32.7</text:p>
          </table:table-cell>
          <table:table-cell office:value-type="float" office:value="0.043237245288">
            <text:p>0.0432372453</text:p>
          </table:table-cell>
          <table:table-cell office:value-type="float" office:value="0.0915498217799">
            <text:p>0.0915498218</text:p>
          </table:table-cell>
          <table:table-cell office:value-type="float" office:value="0.0545572033968">
            <text:p>0.0545572034</text:p>
          </table:table-cell>
          <table:table-cell office:value-type="float" office:value="0.100862874381">
            <text:p>0.1008628744</text:p>
          </table:table-cell>
          <table:table-cell office:value-type="float" office:value="0.141109406">
            <text:p>0.141109406</text:p>
          </table:table-cell>
          <table:table-cell office:value-type="float" office:value="0.969876111201">
            <text:p>0.9698761112</text:p>
          </table:table-cell>
          <table:table-cell office:value-type="float" office:value="0.24">
            <text:p>0.24</text:p>
          </table:table-cell>
          <table:table-cell office:value-type="float" office:value="0.0263249834879">
            <text:p>0.0263249835</text:p>
          </table:table-cell>
          <table:table-cell office:value-type="float" office:value="271.818161011">
            <text:p>271.818161011</text:p>
          </table:table-cell>
          <table:table-cell office:value-type="float" office:value="336.659503703">
            <text:p>336.659503703</text:p>
          </table:table-cell>
          <table:table-cell office:value-type="float" office:value="286.455885096">
            <text:p>286.455885096</text:p>
          </table:table-cell>
          <table:table-cell table:number-columns-repeated="3"/>
        </table:table-row>
        <table:table-row table:style-name="ro1">
          <table:table-cell office:value-type="float" office:value="32.8">
            <text:p>32.8</text:p>
          </table:table-cell>
          <table:table-cell office:value-type="float" office:value="0.0414003104596">
            <text:p>0.0414003105</text:p>
          </table:table-cell>
          <table:table-cell office:value-type="float" office:value="0.0952398547846">
            <text:p>0.0952398548</text:p>
          </table:table-cell>
          <table:table-cell office:value-type="float" office:value="0.0538391571646">
            <text:p>0.0538391572</text:p>
          </table:table-cell>
          <table:table-cell office:value-type="float" office:value="0.0995250829123">
            <text:p>0.0995250829</text:p>
          </table:table-cell>
          <table:table-cell office:value-type="float" office:value="0.140147319185">
            <text:p>0.1401473192</text:p>
          </table:table-cell>
          <table:table-cell office:value-type="float" office:value="1.21832305863">
            <text:p>1.2183230586</text:p>
          </table:table-cell>
          <table:table-cell office:value-type="float" office:value="0.256586344843">
            <text:p>0.2565863448</text:p>
          </table:table-cell>
          <table:table-cell office:value-type="float" office:value="0.0262425840938">
            <text:p>0.0262425841</text:p>
          </table:table-cell>
          <table:table-cell office:value-type="float" office:value="258.181810379">
            <text:p>258.181810379</text:p>
          </table:table-cell>
          <table:table-cell office:value-type="float" office:value="396.505140473">
            <text:p>396.505140473</text:p>
          </table:table-cell>
          <table:table-cell office:value-type="float" office:value="272.903226872">
            <text:p>272.903226872</text:p>
          </table:table-cell>
          <table:table-cell table:number-columns-repeated="3"/>
        </table:table-row>
        <table:table-row table:style-name="ro1">
          <table:table-cell office:value-type="float" office:value="32.9">
            <text:p>32.9</text:p>
          </table:table-cell>
          <table:table-cell office:value-type="float" office:value="0.0395633712516">
            <text:p>0.0395633713</text:p>
          </table:table-cell>
          <table:table-cell office:value-type="float" office:value="0.0989298965871">
            <text:p>0.0989298966</text:p>
          </table:table-cell>
          <table:table-cell office:value-type="float" office:value="0.0531211092205">
            <text:p>0.0531211092</text:p>
          </table:table-cell>
          <table:table-cell office:value-type="float" office:value="0.098187288254">
            <text:p>0.0981872883</text:p>
          </table:table-cell>
          <table:table-cell office:value-type="float" office:value="0.139185230076">
            <text:p>0.1391852301</text:p>
          </table:table-cell>
          <table:table-cell office:value-type="float" office:value="1.73840403656">
            <text:p>1.7384040366</text:p>
          </table:table-cell>
          <table:table-cell office:value-type="float" office:value="0.284698826675">
            <text:p>0.2846988267</text:p>
          </table:table-cell>
          <table:table-cell office:value-type="float" office:value="0.0261601845033">
            <text:p>0.0261601845</text:p>
          </table:table-cell>
          <table:table-cell office:value-type="float" office:value="278.082752946">
            <text:p>278.082752946</text:p>
          </table:table-cell>
          <table:table-cell office:value-type="float" office:value="456.350919927">
            <text:p>456.350919927</text:p>
          </table:table-cell>
          <table:table-cell office:value-type="float" office:value="260.527291282">
            <text:p>260.527291282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377264364231">
            <text:p>0.0377264364</text:p>
          </table:table-cell>
          <table:table-cell office:value-type="float" office:value="0.102619929592">
            <text:p>0.1026199296</text:p>
          </table:table-cell>
          <table:table-cell office:value-type="float" office:value="0.0524030629883">
            <text:p>0.052403063</text:p>
          </table:table-cell>
          <table:table-cell office:value-type="float" office:value="0.0968494967853">
            <text:p>0.0968494968</text:p>
          </table:table-cell>
          <table:table-cell office:value-type="float" office:value="0.138223143261">
            <text:p>0.1382231433</text:p>
          </table:table-cell>
          <table:table-cell office:value-type="float" office:value="2.48389955416">
            <text:p>2.4838995542</text:p>
          </table:table-cell>
          <table:table-cell office:value-type="float" office:value="0.321382111615">
            <text:p>0.3213821116</text:p>
          </table:table-cell>
          <table:table-cell office:value-type="float" office:value="0.0260777851092">
            <text:p>0.0260777851</text:p>
          </table:table-cell>
          <table:table-cell office:value-type="float" office:value="348.289216846">
            <text:p>348.289216846</text:p>
          </table:table-cell>
          <table:table-cell office:value-type="float" office:value="516.196556697">
            <text:p>516.196556697</text:p>
          </table:table-cell>
          <table:table-cell office:value-type="float" office:value="250.175258293">
            <text:p>250.175258293</text:p>
          </table:table-cell>
          <table:table-cell table:number-columns-repeated="3"/>
        </table:table-row>
        <table:table-row table:style-name="ro1">
          <table:table-cell office:value-type="float" office:value="33.1">
            <text:p>33.1</text:p>
          </table:table-cell>
          <table:table-cell office:value-type="float" office:value="0.0358895015947">
            <text:p>0.0358895016</text:p>
          </table:table-cell>
          <table:table-cell office:value-type="float" office:value="0.106309962596">
            <text:p>0.1063099626</text:p>
          </table:table-cell>
          <table:table-cell office:value-type="float" office:value="0.0516850167561">
            <text:p>0.0516850168</text:p>
          </table:table-cell>
          <table:table-cell office:value-type="float" office:value="0.0955117053165">
            <text:p>0.0955117053</text:p>
          </table:table-cell>
          <table:table-cell office:value-type="float" office:value="0.137261056446">
            <text:p>0.1372610564</text:p>
          </table:table-cell>
          <table:table-cell office:value-type="float" office:value="0.671791056461">
            <text:p>0.6717910565</text:p>
          </table:table-cell>
          <table:table-cell office:value-type="float" office:value="0.435203227764">
            <text:p>0.4352032278</text:p>
          </table:table-cell>
          <table:table-cell office:value-type="float" office:value="0.0259953857151">
            <text:p>0.0259953857</text:p>
          </table:table-cell>
          <table:table-cell office:value-type="float" office:value="418.495680746">
            <text:p>418.495680746</text:p>
          </table:table-cell>
          <table:table-cell office:value-type="float" office:value="576.042193468">
            <text:p>576.042193468</text:p>
          </table:table-cell>
          <table:table-cell office:value-type="float" office:value="247.918717676">
            <text:p>247.918717676</text:p>
          </table:table-cell>
          <table:table-cell table:number-columns-repeated="3"/>
        </table:table-row>
        <table:table-row table:style-name="ro1">
          <table:table-cell office:value-type="float" office:value="33.2">
            <text:p>33.2</text:p>
          </table:table-cell>
          <table:table-cell office:value-type="float" office:value="0.0340525623866">
            <text:p>0.0340525624</text:p>
          </table:table-cell>
          <table:table-cell office:value-type="float" office:value="0.110000004399">
            <text:p>0.1100000044</text:p>
          </table:table-cell>
          <table:table-cell office:value-type="float" office:value="0.0509669688119">
            <text:p>0.0509669688</text:p>
          </table:table-cell>
          <table:table-cell office:value-type="float" office:value="0.0941739106583">
            <text:p>0.0941739107</text:p>
          </table:table-cell>
          <table:table-cell office:value-type="float" office:value="0.136298967337">
            <text:p>0.1362989673</text:p>
          </table:table-cell>
          <table:table-cell office:value-type="float" office:value="0.731492606359">
            <text:p>0.7314926064</text:p>
          </table:table-cell>
          <table:table-cell office:value-type="float" office:value="0.316642215725">
            <text:p>0.3166422157</text:p>
          </table:table-cell>
          <table:table-cell office:value-type="float" office:value="0.0259129861246">
            <text:p>0.0259129861</text:p>
          </table:table-cell>
          <table:table-cell office:value-type="float" office:value="488.702312032">
            <text:p>488.702312032</text:p>
          </table:table-cell>
          <table:table-cell office:value-type="float" office:value="635.887972921">
            <text:p>635.887972921</text:p>
          </table:table-cell>
          <table:table-cell office:value-type="float" office:value="245.66217168">
            <text:p>245.66217168</text:p>
          </table:table-cell>
          <table:table-cell table:number-columns-repeated="3"/>
        </table:table-row>
        <table:table-row table:style-name="ro1">
          <table:table-cell office:value-type="float" office:value="33.3">
            <text:p>33.3</text:p>
          </table:table-cell>
          <table:table-cell office:value-type="float" office:value="0.0322156275582">
            <text:p>0.0322156276</text:p>
          </table:table-cell>
          <table:table-cell office:value-type="float" office:value="0.113690037404">
            <text:p>0.1136900374</text:p>
          </table:table-cell>
          <table:table-cell office:value-type="float" office:value="0.0502489225797">
            <text:p>0.0502489226</text:p>
          </table:table-cell>
          <table:table-cell office:value-type="float" office:value="0.0928361191895">
            <text:p>0.0928361192</text:p>
          </table:table-cell>
          <table:table-cell office:value-type="float" office:value="0.135336880521">
            <text:p>0.1353368805</text:p>
          </table:table-cell>
          <table:table-cell office:value-type="float" office:value="0.9">
            <text:p>0.9</text:p>
          </table:table-cell>
          <table:table-cell office:value-type="float" office:value="0.259138749431">
            <text:p>0.2591387494</text:p>
          </table:table-cell>
          <table:table-cell office:value-type="float" office:value="0.0258305867305">
            <text:p>0.0258305867</text:p>
          </table:table-cell>
          <table:table-cell office:value-type="float" office:value="558.908775933">
            <text:p>558.908775933</text:p>
          </table:table-cell>
          <table:table-cell office:value-type="float" office:value="695.733609692">
            <text:p>695.733609692</text:p>
          </table:table-cell>
          <table:table-cell office:value-type="float" office:value="251.356931754">
            <text:p>251.356931754</text:p>
          </table:table-cell>
          <table:table-cell table:number-columns-repeated="3"/>
        </table:table-row>
        <table:table-row table:style-name="ro1">
          <table:table-cell office:value-type="float" office:value="33.4">
            <text:p>33.4</text:p>
          </table:table-cell>
          <table:table-cell office:value-type="float" office:value="0.0303786883501">
            <text:p>0.0303786884</text:p>
          </table:table-cell>
          <table:table-cell office:value-type="float" office:value="0.117380079206">
            <text:p>0.1173800792</text:p>
          </table:table-cell>
          <table:table-cell office:value-type="float" office:value="0.0495308746355">
            <text:p>0.0495308746</text:p>
          </table:table-cell>
          <table:table-cell office:value-type="float" office:value="0.0914983245312">
            <text:p>0.0914983245</text:p>
          </table:table-cell>
          <table:table-cell office:value-type="float" office:value="0.134374791412">
            <text:p>0.1343747914</text:p>
          </table:table-cell>
          <table:table-cell office:value-type="float" office:value="0.966117313108">
            <text:p>0.9661173131</text:p>
          </table:table-cell>
          <table:table-cell office:value-type="float" office:value="0.297416339554">
            <text:p>0.2974163396</text:p>
          </table:table-cell>
          <table:table-cell office:value-type="float" office:value="0.02574818714">
            <text:p>0.0257481871</text:p>
          </table:table-cell>
          <table:table-cell office:value-type="float" office:value="629.115407219">
            <text:p>629.115407219</text:p>
          </table:table-cell>
          <table:table-cell office:value-type="float" office:value="742.421153739">
            <text:p>742.421153739</text:p>
          </table:table-cell>
          <table:table-cell office:value-type="float" office:value="259.702128438">
            <text:p>259.702128438</text:p>
          </table:table-cell>
          <table:table-cell table:number-columns-repeated="3"/>
        </table:table-row>
        <table:table-row table:style-name="ro1">
          <table:table-cell office:value-type="float" office:value="33.5">
            <text:p>33.5</text:p>
          </table:table-cell>
          <table:table-cell office:value-type="float" office:value="0.0285417535217">
            <text:p>0.0285417535</text:p>
          </table:table-cell>
          <table:table-cell office:value-type="float" office:value="0.119282620994">
            <text:p>0.119282621</text:p>
          </table:table-cell>
          <table:table-cell office:value-type="float" office:value="0.0488128284033">
            <text:p>0.0488128284</text:p>
          </table:table-cell>
          <table:table-cell office:value-type="float" office:value="0.0901605330625">
            <text:p>0.0901605331</text:p>
          </table:table-cell>
          <table:table-cell office:value-type="float" office:value="0.133412704597">
            <text:p>0.1334127046</text:p>
          </table:table-cell>
          <table:table-cell office:value-type="float" office:value="0.695529457303">
            <text:p>0.6955294573</text:p>
          </table:table-cell>
          <table:table-cell office:value-type="float" office:value="0.31359373506">
            <text:p>0.3135937351</text:p>
          </table:table-cell>
          <table:table-cell office:value-type="float" office:value="0.0256657877459">
            <text:p>0.0256657877</text:p>
          </table:table-cell>
          <table:table-cell office:value-type="float" office:value="699.321871119">
            <text:p>699.321871119</text:p>
          </table:table-cell>
          <table:table-cell office:value-type="float" office:value="783.196969783">
            <text:p>783.196969783</text:p>
          </table:table-cell>
          <table:table-cell office:value-type="float" office:value="274.234578669">
            <text:p>274.234578669</text:p>
          </table:table-cell>
          <table:table-cell table:number-columns-repeated="3"/>
        </table:table-row>
        <table:table-row table:style-name="ro1">
          <table:table-cell office:value-type="float" office:value="33.6">
            <text:p>33.6</text:p>
          </table:table-cell>
          <table:table-cell office:value-type="float" office:value="0.0267048186932">
            <text:p>0.0267048187</text:p>
          </table:table-cell>
          <table:table-cell office:value-type="float" office:value="0.116808906387">
            <text:p>0.1168089064</text:p>
          </table:table-cell>
          <table:table-cell office:value-type="float" office:value="0.0480947821711">
            <text:p>0.0480947822</text:p>
          </table:table-cell>
          <table:table-cell office:value-type="float" office:value="0.09">
            <text:p>0.09</text:p>
          </table:table-cell>
          <table:table-cell office:value-type="float" office:value="0.132450617782">
            <text:p>0.1324506178</text:p>
          </table:table-cell>
          <table:table-cell office:value-type="float" office:value="0.825544445074">
            <text:p>0.8255444451</text:p>
          </table:table-cell>
          <table:table-cell office:value-type="float" office:value="0.297968762224">
            <text:p>0.2979687622</text:p>
          </table:table-cell>
          <table:table-cell office:value-type="float" office:value="0.0255833883518">
            <text:p>0.0255833884</text:p>
          </table:table-cell>
          <table:table-cell office:value-type="float" office:value="769.528335019">
            <text:p>769.528335019</text:p>
          </table:table-cell>
          <table:table-cell office:value-type="float" office:value="823.972785828">
            <text:p>823.972785828</text:p>
          </table:table-cell>
          <table:table-cell office:value-type="float" office:value="359.919290567">
            <text:p>359.919290567</text:p>
          </table:table-cell>
          <table:table-cell table:number-columns-repeated="3"/>
        </table:table-row>
        <table:table-row table:style-name="ro1">
          <table:table-cell office:value-type="float" office:value="33.7">
            <text:p>33.7</text:p>
          </table:table-cell>
          <table:table-cell office:value-type="float" office:value="0.0248678794852">
            <text:p>0.0248678795</text:p>
          </table:table-cell>
          <table:table-cell office:value-type="float" office:value="0.114335185882">
            <text:p>0.1143351859</text:p>
          </table:table-cell>
          <table:table-cell office:value-type="float" office:value="0.047376734227">
            <text:p>0.0473767342</text:p>
          </table:table-cell>
          <table:table-cell office:value-type="float" office:value="0.09">
            <text:p>0.09</text:p>
          </table:table-cell>
          <table:table-cell office:value-type="float" office:value="0.131488528673">
            <text:p>0.1314885287</text:p>
          </table:table-cell>
          <table:table-cell office:value-type="float" office:value="1.23048579444">
            <text:p>1.2304857944</text:p>
          </table:table-cell>
          <table:table-cell office:value-type="float" office:value="0.267031220751">
            <text:p>0.2670312208</text:p>
          </table:table-cell>
          <table:table-cell office:value-type="float" office:value="0.0255009887613">
            <text:p>0.0255009888</text:p>
          </table:table-cell>
          <table:table-cell office:value-type="float" office:value="839.734966305">
            <text:p>839.734966305</text:p>
          </table:table-cell>
          <table:table-cell office:value-type="float" office:value="864.748699089">
            <text:p>864.748699089</text:p>
          </table:table-cell>
          <table:table-cell office:value-type="float" office:value="445.604206754">
            <text:p>445.604206754</text:p>
          </table:table-cell>
          <table:table-cell table:number-columns-repeated="3"/>
        </table:table-row>
        <table:table-row table:style-name="ro1">
          <table:table-cell office:value-type="float" office:value="33.8">
            <text:p>33.8</text:p>
          </table:table-cell>
          <table:table-cell office:value-type="float" office:value="0.0230309446567">
            <text:p>0.0230309447</text:p>
          </table:table-cell>
          <table:table-cell office:value-type="float" office:value="0.111861471274">
            <text:p>0.1118614713</text:p>
          </table:table-cell>
          <table:table-cell office:value-type="float" office:value="0.0466586879948">
            <text:p>0.046658688</text:p>
          </table:table-cell>
          <table:table-cell office:value-type="float" office:value="0.09">
            <text:p>0.09</text:p>
          </table:table-cell>
          <table:table-cell office:value-type="float" office:value="0.130526441858">
            <text:p>0.1305264419</text:p>
          </table:table-cell>
          <table:table-cell office:value-type="float" office:value="0.934370834577">
            <text:p>0.9343708346</text:p>
          </table:table-cell>
          <table:table-cell office:value-type="float" office:value="0.220156229482">
            <text:p>0.2201562295</text:p>
          </table:table-cell>
          <table:table-cell office:value-type="float" office:value="0.0254185893672">
            <text:p>0.0254185894</text:p>
          </table:table-cell>
          <table:table-cell office:value-type="float" office:value="695.345080206">
            <text:p>695.345080206</text:p>
          </table:table-cell>
          <table:table-cell office:value-type="float" office:value="905.524515134">
            <text:p>905.524515134</text:p>
          </table:table-cell>
          <table:table-cell office:value-type="float" office:value="531.288918652">
            <text:p>531.288918652</text:p>
          </table:table-cell>
          <table:table-cell table:number-columns-repeated="3"/>
        </table:table-row>
        <table:table-row table:style-name="ro1">
          <table:table-cell office:value-type="float" office:value="33.9">
            <text:p>33.9</text:p>
          </table:table-cell>
          <table:table-cell office:value-type="float" office:value="0.0211940054487">
            <text:p>0.0211940054</text:p>
          </table:table-cell>
          <table:table-cell office:value-type="float" office:value="0.109387750769">
            <text:p>0.1093877508</text:p>
          </table:table-cell>
          <table:table-cell office:value-type="float" office:value="0.0459406400506">
            <text:p>0.0459406401</text:p>
          </table:table-cell>
          <table:table-cell office:value-type="float" office:value="0.09">
            <text:p>0.09</text:p>
          </table:table-cell>
          <table:table-cell office:value-type="float" office:value="0.129564352749">
            <text:p>0.1295643527</text:p>
          </table:table-cell>
          <table:table-cell office:value-type="float" office:value="0.195654303455">
            <text:p>0.1956543035</text:p>
          </table:table-cell>
          <table:table-cell office:value-type="float" office:value="0.173281126454">
            <text:p>0.1732811265</text:p>
          </table:table-cell>
          <table:table-cell office:value-type="float" office:value="0.0253361897767">
            <text:p>0.0253361898</text:p>
          </table:table-cell>
          <table:table-cell office:value-type="float" office:value="524.431836014">
            <text:p>524.431836014</text:p>
          </table:table-cell>
          <table:table-cell office:value-type="float" office:value="946.300428396">
            <text:p>946.300428396</text:p>
          </table:table-cell>
          <table:table-cell office:value-type="float" office:value="616.973834839">
            <text:p>616.973834839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206039703995">
            <text:p>0.0206039704</text:p>
          </table:table-cell>
          <table:table-cell office:value-type="float" office:value="0.106914036161">
            <text:p>0.1069140362</text:p>
          </table:table-cell>
          <table:table-cell office:value-type="float" office:value="0.0452225938184">
            <text:p>0.0452225938</text:p>
          </table:table-cell>
          <table:table-cell office:value-type="float" office:value="0.09">
            <text:p>0.09</text:p>
          </table:table-cell>
          <table:table-cell office:value-type="float" office:value="0.128602265933">
            <text:p>0.1286022659</text:p>
          </table:table-cell>
          <table:table-cell office:value-type="float" office:value="0.956523079953">
            <text:p>0.95652308</text:p>
          </table:table-cell>
          <table:table-cell office:value-type="float" office:value="0.156586517548">
            <text:p>0.1565865175</text:p>
          </table:table-cell>
          <table:table-cell office:value-type="float" office:value="0.0252537903826">
            <text:p>0.0252537904</text:p>
          </table:table-cell>
          <table:table-cell office:value-type="float" office:value="353.518999311">
            <text:p>353.518999311</text:p>
          </table:table-cell>
          <table:table-cell office:value-type="float" office:value="987.07624444">
            <text:p>987.07624444</text:p>
          </table:table-cell>
          <table:table-cell office:value-type="float" office:value="702.658546737">
            <text:p>702.658546737</text:p>
          </table:table-cell>
          <table:table-cell table:number-columns-repeated="3"/>
        </table:table-row>
        <table:table-row table:style-name="ro1">
          <table:table-cell office:value-type="float" office:value="34.1">
            <text:p>34.1</text:p>
          </table:table-cell>
          <table:table-cell office:value-type="float" office:value="0.0223295942348">
            <text:p>0.0223295942</text:p>
          </table:table-cell>
          <table:table-cell office:value-type="float" office:value="0.104440321554">
            <text:p>0.1044403216</text:p>
          </table:table-cell>
          <table:table-cell office:value-type="float" office:value="0.0445045475862">
            <text:p>0.0445045476</text:p>
          </table:table-cell>
          <table:table-cell office:value-type="float" office:value="0.09">
            <text:p>0.09</text:p>
          </table:table-cell>
          <table:table-cell office:value-type="float" office:value="0.127640179118">
            <text:p>0.1276401791</text:p>
          </table:table-cell>
          <table:table-cell office:value-type="float" office:value="1.00673667805">
            <text:p>1.0067366781</text:p>
          </table:table-cell>
          <table:table-cell office:value-type="float" office:value="0.142163458811">
            <text:p>0.1421634588</text:p>
          </table:table-cell>
          <table:table-cell office:value-type="float" office:value="0.0251713909885">
            <text:p>0.025171391</text:p>
          </table:table-cell>
          <table:table-cell office:value-type="float" office:value="374.667827127">
            <text:p>374.667827127</text:p>
          </table:table-cell>
          <table:table-cell office:value-type="float" office:value="1027.85206048">
            <text:p>1027.85206048</text:p>
          </table:table-cell>
          <table:table-cell office:value-type="float" office:value="788.343258635">
            <text:p>788.343258635</text:p>
          </table:table-cell>
          <table:table-cell table:number-columns-repeated="3"/>
        </table:table-row>
        <table:table-row table:style-name="ro1">
          <table:table-cell office:value-type="float" office:value="34.2">
            <text:p>34.2</text:p>
          </table:table-cell>
          <table:table-cell office:value-type="float" office:value="0.0240552221844">
            <text:p>0.0240552222</text:p>
          </table:table-cell>
          <table:table-cell office:value-type="float" office:value="0.101966601049">
            <text:p>0.101966601</text:p>
          </table:table-cell>
          <table:table-cell office:value-type="float" office:value="0.043786499642">
            <text:p>0.0437864996</text:p>
          </table:table-cell>
          <table:table-cell office:value-type="float" office:value="0.09">
            <text:p>0.09</text:p>
          </table:table-cell>
          <table:table-cell office:value-type="float" office:value="0.126678090009">
            <text:p>0.12667809</text:p>
          </table:table-cell>
          <table:table-cell office:value-type="float" office:value="0.722525830763">
            <text:p>0.7225258308</text:p>
          </table:table-cell>
          <table:table-cell office:value-type="float" office:value="0.127740365686">
            <text:p>0.1277403657</text:p>
          </table:table-cell>
          <table:table-cell office:value-type="float" office:value="0.025088991398">
            <text:p>0.0250889914</text:p>
          </table:table-cell>
          <table:table-cell office:value-type="float" office:value="456.467743365">
            <text:p>456.467743365</text:p>
          </table:table-cell>
          <table:table-cell office:value-type="float" office:value="1068.62797375">
            <text:p>1068.62797375</text:p>
          </table:table-cell>
          <table:table-cell office:value-type="float" office:value="874.028174822">
            <text:p>874.028174822</text:p>
          </table:table-cell>
          <table:table-cell table:number-columns-repeated="3"/>
        </table:table-row>
        <table:table-row table:style-name="ro1">
          <table:table-cell office:value-type="float" office:value="34.3">
            <text:p>34.3</text:p>
          </table:table-cell>
          <table:table-cell office:value-type="float" office:value="0.0257808460198">
            <text:p>0.025780846</text:p>
          </table:table-cell>
          <table:table-cell office:value-type="float" office:value="0.0994928864412">
            <text:p>0.0994928864</text:p>
          </table:table-cell>
          <table:table-cell office:value-type="float" office:value="0.0430684534098">
            <text:p>0.0430684534</text:p>
          </table:table-cell>
          <table:table-cell office:value-type="float" office:value="0.09">
            <text:p>0.09</text:p>
          </table:table-cell>
          <table:table-cell office:value-type="float" office:value="0.125716003194">
            <text:p>0.1257160032</text:p>
          </table:table-cell>
          <table:table-cell office:value-type="float" office:value="0.438315661084">
            <text:p>0.4383156611</text:p>
          </table:table-cell>
          <table:table-cell office:value-type="float" office:value="0.113317306948">
            <text:p>0.1133173069</text:p>
          </table:table-cell>
          <table:table-cell office:value-type="float" office:value="0.0250065920039">
            <text:p>0.025006592</text:p>
          </table:table-cell>
          <table:table-cell office:value-type="float" office:value="538.267464578">
            <text:p>538.267464578</text:p>
          </table:table-cell>
          <table:table-cell office:value-type="float" office:value="1109.40378979">
            <text:p>1109.40378979</text:p>
          </table:table-cell>
          <table:table-cell office:value-type="float" office:value="959.71288672">
            <text:p>959.71288672</text:p>
          </table:table-cell>
          <table:table-cell table:number-columns-repeated="3"/>
        </table:table-row>
        <table:table-row table:style-name="ro1">
          <table:table-cell office:value-type="float" office:value="34.4">
            <text:p>34.4</text:p>
          </table:table-cell>
          <table:table-cell office:value-type="float" office:value="0.0275064739693">
            <text:p>0.027506474</text:p>
          </table:table-cell>
          <table:table-cell office:value-type="float" office:value="0.097019165936">
            <text:p>0.0970191659</text:p>
          </table:table-cell>
          <table:table-cell office:value-type="float" office:value="0.0423504054657">
            <text:p>0.0423504055</text:p>
          </table:table-cell>
          <table:table-cell office:value-type="float" office:value="0.09">
            <text:p>0.09</text:p>
          </table:table-cell>
          <table:table-cell office:value-type="float" office:value="0.124753914085">
            <text:p>0.1247539141</text:p>
          </table:table-cell>
          <table:table-cell office:value-type="float" office:value="0.653738622209">
            <text:p>0.6537386222</text:p>
          </table:table-cell>
          <table:table-cell office:value-type="float" office:value="0.147446877586">
            <text:p>0.1474468776</text:p>
          </table:table-cell>
          <table:table-cell office:value-type="float" office:value="0.0249241924134">
            <text:p>0.0249241924</text:p>
          </table:table-cell>
          <table:table-cell office:value-type="float" office:value="620.067380817">
            <text:p>620.067380817</text:p>
          </table:table-cell>
          <table:table-cell office:value-type="float" office:value="1150.17970305">
            <text:p>1150.17970305</text:p>
          </table:table-cell>
          <table:table-cell office:value-type="float" office:value="1045.39780291">
            <text:p>1045.39780291</text:p>
          </table:table-cell>
          <table:table-cell table:number-columns-repeated="3"/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0.0292320978047">
            <text:p>0.0292320978</text:p>
          </table:table-cell>
          <table:table-cell office:value-type="float" office:value="0.0945454513285">
            <text:p>0.0945454513</text:p>
          </table:table-cell>
          <table:table-cell office:value-type="float" office:value="0.0416323592335">
            <text:p>0.0416323592</text:p>
          </table:table-cell>
          <table:table-cell office:value-type="float" office:value="0.09">
            <text:p>0.09</text:p>
          </table:table-cell>
          <table:table-cell office:value-type="float" office:value="0.12379182727">
            <text:p>0.1237918273</text:p>
          </table:table-cell>
          <table:table-cell office:value-type="float" office:value="0.670932612724">
            <text:p>0.6709326127</text:p>
          </table:table-cell>
          <table:table-cell office:value-type="float" office:value="0.196079050616">
            <text:p>0.1960790506</text:p>
          </table:table-cell>
          <table:table-cell office:value-type="float" office:value="0.0248417930193">
            <text:p>0.024841793</text:p>
          </table:table-cell>
          <table:table-cell office:value-type="float" office:value="701.867102029">
            <text:p>701.867102029</text:p>
          </table:table-cell>
          <table:table-cell office:value-type="float" office:value="1190.9555191">
            <text:p>1190.9555191</text:p>
          </table:table-cell>
          <table:table-cell office:value-type="float" office:value="1131.0825148">
            <text:p>1131.0825148</text:p>
          </table:table-cell>
          <table:table-cell table:number-columns-repeated="3"/>
        </table:table-row>
        <table:table-row table:style-name="ro1">
          <table:table-cell office:value-type="float" office:value="34.6">
            <text:p>34.6</text:p>
          </table:table-cell>
          <table:table-cell office:value-type="float" office:value="0.03095772164">
            <text:p>0.0309577216</text:p>
          </table:table-cell>
          <table:table-cell office:value-type="float" office:value="0.092071736721">
            <text:p>0.0920717367</text:p>
          </table:table-cell>
          <table:table-cell office:value-type="float" office:value="0.0409143130013">
            <text:p>0.040914313</text:p>
          </table:table-cell>
          <table:table-cell office:value-type="float" office:value="0.09">
            <text:p>0.09</text:p>
          </table:table-cell>
          <table:table-cell office:value-type="float" office:value="0.122829740454">
            <text:p>0.1228297405</text:p>
          </table:table-cell>
          <table:table-cell office:value-type="float" office:value="0.593212415071">
            <text:p>0.5932124151</text:p>
          </table:table-cell>
          <table:table-cell office:value-type="float" office:value="0.244711223645">
            <text:p>0.2447112236</text:p>
          </table:table-cell>
          <table:table-cell office:value-type="float" office:value="0.0247593936252">
            <text:p>0.0247593936</text:p>
          </table:table-cell>
          <table:table-cell office:value-type="float" office:value="783.666823242">
            <text:p>783.666823242</text:p>
          </table:table-cell>
          <table:table-cell office:value-type="float" office:value="1259.64915579">
            <text:p>1259.64915579</text:p>
          </table:table-cell>
          <table:table-cell office:value-type="float" office:value="1216.7672267">
            <text:p>1216.7672267</text:p>
          </table:table-cell>
          <table:table-cell table:number-columns-repeated="3"/>
        </table:table-row>
        <table:table-row table:style-name="ro1">
          <table:table-cell office:value-type="float" office:value="34.7">
            <text:p>34.7</text:p>
          </table:table-cell>
          <table:table-cell office:value-type="float" office:value="0.0326833495896">
            <text:p>0.0326833496</text:p>
          </table:table-cell>
          <table:table-cell office:value-type="float" office:value="0.0895980162157">
            <text:p>0.0895980162</text:p>
          </table:table-cell>
          <table:table-cell office:value-type="float" office:value="0.0401962650571">
            <text:p>0.0401962651</text:p>
          </table:table-cell>
          <table:table-cell office:value-type="float" office:value="0.09">
            <text:p>0.09</text:p>
          </table:table-cell>
          <table:table-cell office:value-type="float" office:value="0.121867651345">
            <text:p>0.1218676513</text:p>
          </table:table-cell>
          <table:table-cell office:value-type="float" office:value="0.800935457257">
            <text:p>0.8009354573</text:p>
          </table:table-cell>
          <table:table-cell office:value-type="float" office:value="0.272742863449">
            <text:p>0.2727428634</text:p>
          </table:table-cell>
          <table:table-cell office:value-type="float" office:value="0.0246769940347">
            <text:p>0.024676994</text:p>
          </table:table-cell>
          <table:table-cell office:value-type="float" office:value="865.466739481">
            <text:p>865.466739481</text:p>
          </table:table-cell>
          <table:table-cell office:value-type="float" office:value="1342.7248676">
            <text:p>1342.7248676</text:p>
          </table:table-cell>
          <table:table-cell office:value-type="float" office:value="1302.45214289">
            <text:p>1302.45214289</text:p>
          </table:table-cell>
          <table:table-cell table:number-columns-repeated="3"/>
        </table:table-row>
        <table:table-row table:style-name="ro1">
          <table:table-cell office:value-type="float" office:value="34.8">
            <text:p>34.8</text:p>
          </table:table-cell>
          <table:table-cell office:value-type="float" office:value="0.034408973425">
            <text:p>0.0344089734</text:p>
          </table:table-cell>
          <table:table-cell office:value-type="float" office:value="0.0871243016082">
            <text:p>0.0871243016</text:p>
          </table:table-cell>
          <table:table-cell office:value-type="float" office:value="0.0394782188249">
            <text:p>0.0394782188</text:p>
          </table:table-cell>
          <table:table-cell office:value-type="float" office:value="0.09">
            <text:p>0.09</text:p>
          </table:table-cell>
          <table:table-cell office:value-type="float" office:value="0.12090556453">
            <text:p>0.1209055645</text:p>
          </table:table-cell>
          <table:table-cell office:value-type="float" office:value="0.874138022158">
            <text:p>0.8741380222</text:p>
          </table:table-cell>
          <table:table-cell office:value-type="float" office:value="0.278457145271">
            <text:p>0.2784571453</text:p>
          </table:table-cell>
          <table:table-cell office:value-type="float" office:value="0.0245945946406">
            <text:p>0.0245945946</text:p>
          </table:table-cell>
          <table:table-cell office:value-type="float" office:value="947.266460693">
            <text:p>947.266460693</text:p>
          </table:table-cell>
          <table:table-cell office:value-type="float" office:value="1425.80038134">
            <text:p>1425.80038134</text:p>
          </table:table-cell>
          <table:table-cell office:value-type="float" office:value="1388.13685479">
            <text:p>1388.13685479</text:p>
          </table:table-cell>
          <table:table-cell table:number-columns-repeated="3"/>
        </table:table-row>
        <table:table-row table:style-name="ro1">
          <table:table-cell office:value-type="float" office:value="34.9">
            <text:p>34.9</text:p>
          </table:table-cell>
          <table:table-cell office:value-type="float" office:value="0.0361346013745">
            <text:p>0.0361346014</text:p>
          </table:table-cell>
          <table:table-cell office:value-type="float" office:value="0.0846505811029">
            <text:p>0.0846505811</text:p>
          </table:table-cell>
          <table:table-cell office:value-type="float" office:value="0.0387601708807">
            <text:p>0.0387601709</text:p>
          </table:table-cell>
          <table:table-cell office:value-type="float" office:value="0.09">
            <text:p>0.09</text:p>
          </table:table-cell>
          <table:table-cell office:value-type="float" office:value="0.119943475421">
            <text:p>0.1199434754</text:p>
          </table:table-cell>
          <table:table-cell office:value-type="float" office:value="0.701723838237">
            <text:p>0.7017238382</text:p>
          </table:table-cell>
          <table:table-cell office:value-type="float" office:value="0.284171440716">
            <text:p>0.2841714407</text:p>
          </table:table-cell>
          <table:table-cell office:value-type="float" office:value="0.0245121950501">
            <text:p>0.0245121951</text:p>
          </table:table-cell>
          <table:table-cell office:value-type="float" office:value="1029.06637693">
            <text:p>1029.06637693</text:p>
          </table:table-cell>
          <table:table-cell office:value-type="float" office:value="1508.87609315">
            <text:p>1508.87609315</text:p>
          </table:table-cell>
          <table:table-cell office:value-type="float" office:value="1473.82177097">
            <text:p>1473.82177097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378602252099">
            <text:p>0.0378602252</text:p>
          </table:table-cell>
          <table:table-cell office:value-type="float" office:value="0.0821768664955">
            <text:p>0.0821768665</text:p>
          </table:table-cell>
          <table:table-cell office:value-type="float" office:value="0.0380421246485">
            <text:p>0.0380421246</text:p>
          </table:table-cell>
          <table:table-cell office:value-type="float" office:value="0.095596670903">
            <text:p>0.0955966709</text:p>
          </table:table-cell>
          <table:table-cell office:value-type="float" office:value="0.118981388606">
            <text:p>0.1189813886</text:p>
          </table:table-cell>
          <table:table-cell office:value-type="float" office:value="1.0708922278">
            <text:p>1.0708922278</text:p>
          </table:table-cell>
          <table:table-cell office:value-type="float" office:value="0.289885722538">
            <text:p>0.2898857225</text:p>
          </table:table-cell>
          <table:table-cell office:value-type="float" office:value="0.024429795656">
            <text:p>0.0244297957</text:p>
          </table:table-cell>
          <table:table-cell office:value-type="float" office:value="1110.86609814">
            <text:p>1110.86609814</text:p>
          </table:table-cell>
          <table:table-cell office:value-type="float" office:value="1591.95160689">
            <text:p>1591.95160689</text:p>
          </table:table-cell>
          <table:table-cell office:value-type="float" office:value="1559.50648287">
            <text:p>1559.50648287</text:p>
          </table:table-cell>
          <table:table-cell table:number-columns-repeated="3"/>
        </table:table-row>
        <table:table-row table:style-name="ro1">
          <table:table-cell office:value-type="float" office:value="35.1">
            <text:p>35.1</text:p>
          </table:table-cell>
          <table:table-cell office:value-type="float" office:value="0.0395858490453">
            <text:p>0.039585849</text:p>
          </table:table-cell>
          <table:table-cell office:value-type="float" office:value="0.0798656205678">
            <text:p>0.0798656206</text:p>
          </table:table-cell>
          <table:table-cell office:value-type="float" office:value="0.0373240784163">
            <text:p>0.0373240784</text:p>
          </table:table-cell>
          <table:table-cell office:value-type="float" office:value="0.103949884304">
            <text:p>0.1039498843</text:p>
          </table:table-cell>
          <table:table-cell office:value-type="float" office:value="0.118019301791">
            <text:p>0.1180193018</text:p>
          </table:table-cell>
          <table:table-cell office:value-type="float" office:value="1.52310712512">
            <text:p>1.5231071251</text:p>
          </table:table-cell>
          <table:table-cell office:value-type="float" office:value="0.277855094237">
            <text:p>0.2778550942</text:p>
          </table:table-cell>
          <table:table-cell office:value-type="float" office:value="0.0243473962619">
            <text:p>0.0243473963</text:p>
          </table:table-cell>
          <table:table-cell office:value-type="float" office:value="1192.66581936">
            <text:p>1192.66581936</text:p>
          </table:table-cell>
          <table:table-cell office:value-type="float" office:value="1675.02712063">
            <text:p>1675.02712063</text:p>
          </table:table-cell>
          <table:table-cell office:value-type="float" office:value="1645.19119477">
            <text:p>1645.19119477</text:p>
          </table:table-cell>
          <table:table-cell table:number-columns-repeated="3"/>
        </table:table-row>
        <table:table-row table:style-name="ro1">
          <table:table-cell office:value-type="float" office:value="35.2">
            <text:p>35.2</text:p>
          </table:table-cell>
          <table:table-cell office:value-type="float" office:value="0.0413114769948">
            <text:p>0.041311477</text:p>
          </table:table-cell>
          <table:table-cell office:value-type="float" office:value="0.0787457981954">
            <text:p>0.0787457982</text:p>
          </table:table-cell>
          <table:table-cell office:value-type="float" office:value="0.0366060304722">
            <text:p>0.0366060305</text:p>
          </table:table-cell>
          <table:table-cell office:value-type="float" office:value="0.112303117621">
            <text:p>0.1123031176</text:p>
          </table:table-cell>
          <table:table-cell office:value-type="float" office:value="0.117057212682">
            <text:p>0.1170572127</text:p>
          </table:table-cell>
          <table:table-cell office:value-type="float" office:value="0.930873525943">
            <text:p>0.9308735259</text:p>
          </table:table-cell>
          <table:table-cell office:value-type="float" office:value="0.265462321797">
            <text:p>0.2654623218</text:p>
          </table:table-cell>
          <table:table-cell office:value-type="float" office:value="0.0242649966714">
            <text:p>0.0242649967</text:p>
          </table:table-cell>
          <table:table-cell office:value-type="float" office:value="1274.4657356">
            <text:p>1274.4657356</text:p>
          </table:table-cell>
          <table:table-cell office:value-type="float" office:value="1758.10283244">
            <text:p>1758.10283244</text:p>
          </table:table-cell>
          <table:table-cell office:value-type="float" office:value="1730.87611096">
            <text:p>1730.87611096</text:p>
          </table:table-cell>
          <table:table-cell table:number-columns-repeated="3"/>
        </table:table-row>
        <table:table-row table:style-name="ro1">
          <table:table-cell office:value-type="float" office:value="35.3">
            <text:p>35.3</text:p>
          </table:table-cell>
          <table:table-cell office:value-type="float" office:value="0.0430371008302">
            <text:p>0.0430371008</text:p>
          </table:table-cell>
          <table:table-cell office:value-type="float" office:value="0.0776259784928">
            <text:p>0.0776259785</text:p>
          </table:table-cell>
          <table:table-cell office:value-type="float" office:value="0.0358879842399">
            <text:p>0.0358879842</text:p>
          </table:table-cell>
          <table:table-cell office:value-type="float" office:value="0.120656331023">
            <text:p>0.120656331</text:p>
          </table:table-cell>
          <table:table-cell office:value-type="float" office:value="0.116095125866">
            <text:p>0.1160951259</text:p>
          </table:table-cell>
          <table:table-cell office:value-type="float" office:value="0.54">
            <text:p>0.54</text:p>
          </table:table-cell>
          <table:table-cell office:value-type="float" office:value="0.253069578904">
            <text:p>0.2530695789</text:p>
          </table:table-cell>
          <table:table-cell office:value-type="float" office:value="0.0241825972773">
            <text:p>0.0241825973</text:p>
          </table:table-cell>
          <table:table-cell office:value-type="float" office:value="1356.26545681">
            <text:p>1356.26545681</text:p>
          </table:table-cell>
          <table:table-cell office:value-type="float" office:value="1841.17834618">
            <text:p>1841.17834618</text:p>
          </table:table-cell>
          <table:table-cell office:value-type="float" office:value="1653.87970832">
            <text:p>1653.87970832</text:p>
          </table:table-cell>
          <table:table-cell table:number-columns-repeated="3"/>
        </table:table-row>
        <table:table-row table:style-name="ro1">
          <table:table-cell office:value-type="float" office:value="35.4">
            <text:p>35.4</text:p>
          </table:table-cell>
          <table:table-cell office:value-type="float" office:value="0.0447627287797">
            <text:p>0.0447627288</text:p>
          </table:table-cell>
          <table:table-cell office:value-type="float" office:value="0.0765061561205">
            <text:p>0.0765061561</text:p>
          </table:table-cell>
          <table:table-cell office:value-type="float" office:value="0.0351699362958">
            <text:p>0.0351699363</text:p>
          </table:table-cell>
          <table:table-cell office:value-type="float" office:value="0.12900956434">
            <text:p>0.1290095643</text:p>
          </table:table-cell>
          <table:table-cell office:value-type="float" office:value="0.115133036757">
            <text:p>0.1151330368</text:p>
          </table:table-cell>
          <table:table-cell office:value-type="float" office:value="0.54">
            <text:p>0.54</text:p>
          </table:table-cell>
          <table:table-cell office:value-type="float" office:value="0.240676806464">
            <text:p>0.2406768065</text:p>
          </table:table-cell>
          <table:table-cell office:value-type="float" office:value="0.0241001976868">
            <text:p>0.0241001977</text:p>
          </table:table-cell>
          <table:table-cell office:value-type="float" office:value="1438.06537305">
            <text:p>1438.06537305</text:p>
          </table:table-cell>
          <table:table-cell office:value-type="float" office:value="1924.25405799">
            <text:p>1924.25405799</text:p>
          </table:table-cell>
          <table:table-cell office:value-type="float" office:value="1287.67216084">
            <text:p>1287.67216084</text:p>
          </table:table-cell>
          <table:table-cell table:number-columns-repeated="3"/>
        </table:table-row>
        <table:table-row table:style-name="ro1">
          <table:table-cell office:value-type="float" office:value="35.5">
            <text:p>35.5</text:p>
          </table:table-cell>
          <table:table-cell office:value-type="float" office:value="0.0464883526151">
            <text:p>0.0464883526</text:p>
          </table:table-cell>
          <table:table-cell office:value-type="float" office:value="0.0753863364179">
            <text:p>0.0753863364</text:p>
          </table:table-cell>
          <table:table-cell office:value-type="float" office:value="0.0344518900636">
            <text:p>0.0344518901</text:p>
          </table:table-cell>
          <table:table-cell office:value-type="float" office:value="0.137362777741">
            <text:p>0.1373627777</text:p>
          </table:table-cell>
          <table:table-cell office:value-type="float" office:value="0.114170949942">
            <text:p>0.1141709499</text:p>
          </table:table-cell>
          <table:table-cell office:value-type="float" office:value="0.54">
            <text:p>0.54</text:p>
          </table:table-cell>
          <table:table-cell office:value-type="float" office:value="0.228284063571">
            <text:p>0.2282840636</text:p>
          </table:table-cell>
          <table:table-cell office:value-type="float" office:value="0.0240177982927">
            <text:p>0.0240177983</text:p>
          </table:table-cell>
          <table:table-cell office:value-type="float" office:value="1519.86509426">
            <text:p>1519.86509426</text:p>
          </table:table-cell>
          <table:table-cell office:value-type="float" office:value="2007.32957173">
            <text:p>2007.32957173</text:p>
          </table:table-cell>
          <table:table-cell office:value-type="float" office:value="921.465486469">
            <text:p>921.465486469</text:p>
          </table:table-cell>
          <table:table-cell table:number-columns-repeated="3"/>
        </table:table-row>
        <table:table-row table:style-name="ro1">
          <table:table-cell office:value-type="float" office:value="35.6">
            <text:p>35.6</text:p>
          </table:table-cell>
          <table:table-cell office:value-type="float" office:value="0.0482139764505">
            <text:p>0.0482139765</text:p>
          </table:table-cell>
          <table:table-cell office:value-type="float" office:value="0.0742665167154">
            <text:p>0.0742665167</text:p>
          </table:table-cell>
          <table:table-cell office:value-type="float" office:value="0.0337338438314">
            <text:p>0.0337338438</text:p>
          </table:table-cell>
          <table:table-cell office:value-type="float" office:value="0.145715991143">
            <text:p>0.1457159911</text:p>
          </table:table-cell>
          <table:table-cell office:value-type="float" office:value="0.113208863127">
            <text:p>0.1132088631</text:p>
          </table:table-cell>
          <table:table-cell office:value-type="float" office:value="0.54">
            <text:p>0.54</text:p>
          </table:table-cell>
          <table:table-cell office:value-type="float" office:value="0.215891320678">
            <text:p>0.2158913207</text:p>
          </table:table-cell>
          <table:table-cell office:value-type="float" office:value="0.0239353988986">
            <text:p>0.0239353989</text:p>
          </table:table-cell>
          <table:table-cell office:value-type="float" office:value="1601.66481547">
            <text:p>1601.66481547</text:p>
          </table:table-cell>
          <table:table-cell office:value-type="float" office:value="2090.40508547">
            <text:p>2090.40508547</text:p>
          </table:table-cell>
          <table:table-cell office:value-type="float" office:value="555.258812097">
            <text:p>555.258812097</text:p>
          </table:table-cell>
          <table:table-cell table:number-columns-repeated="3"/>
        </table:table-row>
        <table:table-row table:style-name="ro1">
          <table:table-cell office:value-type="float" office:value="35.7">
            <text:p>35.7</text:p>
          </table:table-cell>
          <table:table-cell office:value-type="float" office:value="0.0499396044">
            <text:p>0.0499396044</text:p>
          </table:table-cell>
          <table:table-cell office:value-type="float" office:value="0.073146694343">
            <text:p>0.0731466943</text:p>
          </table:table-cell>
          <table:table-cell office:value-type="float" office:value="0.0330157958872">
            <text:p>0.0330157959</text:p>
          </table:table-cell>
          <table:table-cell office:value-type="float" office:value="0.15406922446">
            <text:p>0.1540692245</text:p>
          </table:table-cell>
          <table:table-cell office:value-type="float" office:value="0.112246774018">
            <text:p>0.112246774</text:p>
          </table:table-cell>
          <table:table-cell office:value-type="float" office:value="0.629263841439">
            <text:p>0.6292638414</text:p>
          </table:table-cell>
          <table:table-cell office:value-type="float" office:value="0.203498548238">
            <text:p>0.2034985482</text:p>
          </table:table-cell>
          <table:table-cell office:value-type="float" office:value="0.0238529993081">
            <text:p>0.0238529993</text:p>
          </table:table-cell>
          <table:table-cell office:value-type="float" office:value="1683.46473171">
            <text:p>1683.46473171</text:p>
          </table:table-cell>
          <table:table-cell office:value-type="float" office:value="2173.48079727">
            <text:p>2173.48079727</text:p>
          </table:table-cell>
          <table:table-cell office:value-type="float" office:value="357.849570254">
            <text:p>357.849570254</text:p>
          </table:table-cell>
          <table:table-cell table:number-columns-repeated="3"/>
        </table:table-row>
        <table:table-row table:style-name="ro1">
          <table:table-cell office:value-type="float" office:value="35.8">
            <text:p>35.8</text:p>
          </table:table-cell>
          <table:table-cell office:value-type="float" office:value="0.0516652282354">
            <text:p>0.0516652282</text:p>
          </table:table-cell>
          <table:table-cell office:value-type="float" office:value="0.0720268746405">
            <text:p>0.0720268746</text:p>
          </table:table-cell>
          <table:table-cell office:value-type="float" office:value="0.032297749655">
            <text:p>0.0322977497</text:p>
          </table:table-cell>
          <table:table-cell office:value-type="float" office:value="0.158752442345">
            <text:p>0.1587524423</text:p>
          </table:table-cell>
          <table:table-cell office:value-type="float" office:value="0.111284687203">
            <text:p>0.1112846872</text:p>
          </table:table-cell>
          <table:table-cell office:value-type="float" office:value="0.819186041246">
            <text:p>0.8191860412</text:p>
          </table:table-cell>
          <table:table-cell office:value-type="float" office:value="0.191105805345">
            <text:p>0.1911058053</text:p>
          </table:table-cell>
          <table:table-cell office:value-type="float" office:value="0.023770599914">
            <text:p>0.0237705999</text:p>
          </table:table-cell>
          <table:table-cell office:value-type="float" office:value="1765.26445292">
            <text:p>1765.26445292</text:p>
          </table:table-cell>
          <table:table-cell office:value-type="float" office:value="2256.55631102">
            <text:p>2256.55631102</text:p>
          </table:table-cell>
          <table:table-cell office:value-type="float" office:value="310.128689037">
            <text:p>310.128689037</text:p>
          </table:table-cell>
          <table:table-cell table:number-columns-repeated="3"/>
        </table:table-row>
        <table:table-row table:style-name="ro1">
          <table:table-cell office:value-type="float" office:value="35.9">
            <text:p>35.9</text:p>
          </table:table-cell>
          <table:table-cell office:value-type="float" office:value="0.053390856185">
            <text:p>0.0533908562</text:p>
          </table:table-cell>
          <table:table-cell office:value-type="float" office:value="0.0709070522681">
            <text:p>0.0709070523</text:p>
          </table:table-cell>
          <table:table-cell office:value-type="float" office:value="0.0315797017109">
            <text:p>0.0315797017</text:p>
          </table:table-cell>
          <table:table-cell office:value-type="float" office:value="0.154450519752">
            <text:p>0.1544505198</text:p>
          </table:table-cell>
          <table:table-cell office:value-type="float" office:value="0.110322598094">
            <text:p>0.1103225981</text:p>
          </table:table-cell>
          <table:table-cell office:value-type="float" office:value="1.00910869386">
            <text:p>1.0091086939</text:p>
          </table:table-cell>
          <table:table-cell office:value-type="float" office:value="0.178713032905">
            <text:p>0.1787130329</text:p>
          </table:table-cell>
          <table:table-cell office:value-type="float" office:value="0.0236882003235">
            <text:p>0.0236882003</text:p>
          </table:table-cell>
          <table:table-cell office:value-type="float" office:value="1362.98808047">
            <text:p>1362.98808047</text:p>
          </table:table-cell>
          <table:table-cell office:value-type="float" office:value="2339.63202282">
            <text:p>2339.63202282</text:p>
          </table:table-cell>
          <table:table-cell office:value-type="float" office:value="262.407694045">
            <text:p>262.40769404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0551164800203">
            <text:p>0.05511648</text:p>
          </table:table-cell>
          <table:table-cell office:value-type="float" office:value="0.0697872325656">
            <text:p>0.0697872326</text:p>
          </table:table-cell>
          <table:table-cell office:value-type="float" office:value="0.0308616554786">
            <text:p>0.0308616555</text:p>
          </table:table-cell>
          <table:table-cell office:value-type="float" office:value="0.150148607414">
            <text:p>0.1501486074</text:p>
          </table:table-cell>
          <table:table-cell office:value-type="float" office:value="0.109360511279">
            <text:p>0.1093605113</text:p>
          </table:table-cell>
          <table:table-cell office:value-type="float" office:value="0.9470338903">
            <text:p>0.9470338903</text:p>
          </table:table-cell>
          <table:table-cell office:value-type="float" office:value="0.166320290012">
            <text:p>0.16632029</text:p>
          </table:table-cell>
          <table:table-cell office:value-type="float" office:value="0.0236058009294">
            <text:p>0.0236058009</text:p>
          </table:table-cell>
          <table:table-cell office:value-type="float" office:value="799.355827763">
            <text:p>799.355827763</text:p>
          </table:table-cell>
          <table:table-cell office:value-type="float" office:value="2422.70753656">
            <text:p>2422.70753656</text:p>
          </table:table-cell>
          <table:table-cell office:value-type="float" office:value="300.962891563">
            <text:p>300.962891563</text:p>
          </table:table-cell>
          <table:table-cell table:number-columns-repeated="3"/>
        </table:table-row>
        <table:table-row table:style-name="ro1">
          <table:table-cell office:value-type="float" office:value="36.1">
            <text:p>36.1</text:p>
          </table:table-cell>
          <table:table-cell office:value-type="float" office:value="0.0568421038557">
            <text:p>0.0568421039</text:p>
          </table:table-cell>
          <table:table-cell office:value-type="float" office:value="0.0686674128631">
            <text:p>0.0686674129</text:p>
          </table:table-cell>
          <table:table-cell office:value-type="float" office:value="0.0301436092464">
            <text:p>0.0301436092</text:p>
          </table:table-cell>
          <table:table-cell office:value-type="float" office:value="0.145846695077">
            <text:p>0.1458466951</text:p>
          </table:table-cell>
          <table:table-cell office:value-type="float" office:value="0.108398424463">
            <text:p>0.1083984245</text:p>
          </table:table-cell>
          <table:table-cell office:value-type="float" office:value="0.85381361724">
            <text:p>0.8538136172</text:p>
          </table:table-cell>
          <table:table-cell office:value-type="float" office:value="0.153927547118">
            <text:p>0.1539275471</text:p>
          </table:table-cell>
          <table:table-cell office:value-type="float" office:value="0.0235234015353">
            <text:p>0.0235234015</text:p>
          </table:table-cell>
          <table:table-cell office:value-type="float" office:value="273.694218861">
            <text:p>273.694218861</text:p>
          </table:table-cell>
          <table:table-cell office:value-type="float" office:value="2505.7830503">
            <text:p>2505.7830503</text:p>
          </table:table-cell>
          <table:table-cell office:value-type="float" office:value="346.011725868">
            <text:p>346.011725868</text:p>
          </table:table-cell>
          <table:table-cell table:number-columns-repeated="3"/>
        </table:table-row>
        <table:table-row table:style-name="ro1">
          <table:table-cell office:value-type="float" office:value="36.2">
            <text:p>36.2</text:p>
          </table:table-cell>
          <table:table-cell office:value-type="float" office:value="0.0585677318052">
            <text:p>0.0585677318</text:p>
          </table:table-cell>
          <table:table-cell office:value-type="float" office:value="0.0675475904907">
            <text:p>0.0675475905</text:p>
          </table:table-cell>
          <table:table-cell office:value-type="float" office:value="0.0325204837899">
            <text:p>0.0325204838</text:p>
          </table:table-cell>
          <table:table-cell office:value-type="float" office:value="0.141544772484">
            <text:p>0.1415447725</text:p>
          </table:table-cell>
          <table:table-cell office:value-type="float" office:value="0.107436335354">
            <text:p>0.1074363354</text:p>
          </table:table-cell>
          <table:table-cell office:value-type="float" office:value="0.760593121925">
            <text:p>0.7605931219</text:p>
          </table:table-cell>
          <table:table-cell office:value-type="float" office:value="0.141534774679">
            <text:p>0.1415347747</text:p>
          </table:table-cell>
          <table:table-cell office:value-type="float" office:value="0.0234410019448">
            <text:p>0.0234410019</text:p>
          </table:table-cell>
          <table:table-cell office:value-type="float" office:value="342.901165283">
            <text:p>342.901165283</text:p>
          </table:table-cell>
          <table:table-cell office:value-type="float" office:value="2588.85876211">
            <text:p>2588.85876211</text:p>
          </table:table-cell>
          <table:table-cell office:value-type="float" office:value="391.060667579">
            <text:p>391.060667579</text:p>
          </table:table-cell>
          <table:table-cell table:number-columns-repeated="3"/>
        </table:table-row>
        <table:table-row table:style-name="ro1">
          <table:table-cell office:value-type="float" office:value="36.3">
            <text:p>36.3</text:p>
          </table:table-cell>
          <table:table-cell office:value-type="float" office:value="0.0599346406727">
            <text:p>0.0599346407</text:p>
          </table:table-cell>
          <table:table-cell office:value-type="float" office:value="0.0664277707882">
            <text:p>0.0664277708</text:p>
          </table:table-cell>
          <table:table-cell office:value-type="float" office:value="0.0356710791377">
            <text:p>0.0356710791</text:p>
          </table:table-cell>
          <table:table-cell office:value-type="float" office:value="0.137242860147">
            <text:p>0.1372428601</text:p>
          </table:table-cell>
          <table:table-cell office:value-type="float" office:value="0.106474248539">
            <text:p>0.1064742485</text:p>
          </table:table-cell>
          <table:table-cell office:value-type="float" office:value="0.667372848865">
            <text:p>0.6673728489</text:p>
          </table:table-cell>
          <table:table-cell office:value-type="float" office:value="0.129142031785">
            <text:p>0.1291420318</text:p>
          </table:table-cell>
          <table:table-cell office:value-type="float" office:value="0.0233586025507">
            <text:p>0.0233586026</text:p>
          </table:table-cell>
          <table:table-cell office:value-type="float" office:value="412.107946702">
            <text:p>412.107946702</text:p>
          </table:table-cell>
          <table:table-cell office:value-type="float" office:value="2671.93427585">
            <text:p>2671.93427585</text:p>
          </table:table-cell>
          <table:table-cell office:value-type="float" office:value="436.109501885">
            <text:p>436.109501885</text:p>
          </table:table-cell>
          <table:table-cell table:number-columns-repeated="3"/>
        </table:table-row>
        <table:table-row table:style-name="ro1">
          <table:table-cell office:value-type="float" office:value="36.4">
            <text:p>36.4</text:p>
          </table:table-cell>
          <table:table-cell office:value-type="float" office:value="0.0595501725854">
            <text:p>0.0595501726</text:p>
          </table:table-cell>
          <table:table-cell office:value-type="float" office:value="0.0653079484158">
            <text:p>0.0653079484</text:p>
          </table:table-cell>
          <table:table-cell office:value-type="float" office:value="0.0388216819971">
            <text:p>0.038821682</text:p>
          </table:table-cell>
          <table:table-cell office:value-type="float" office:value="0.132940937553">
            <text:p>0.1329409376</text:p>
          </table:table-cell>
          <table:table-cell office:value-type="float" office:value="0.10551215943">
            <text:p>0.1055121594</text:p>
          </table:table-cell>
          <table:table-cell office:value-type="float" office:value="0.588119447671">
            <text:p>0.5881194477</text:p>
          </table:table-cell>
          <table:table-cell office:value-type="float" office:value="0.116749259346">
            <text:p>0.1167492593</text:p>
          </table:table-cell>
          <table:table-cell office:value-type="float" office:value="0.0232762029602">
            <text:p>0.023276203</text:p>
          </table:table-cell>
          <table:table-cell office:value-type="float" office:value="481.314893124">
            <text:p>481.314893124</text:p>
          </table:table-cell>
          <table:table-cell office:value-type="float" office:value="2755.00998766">
            <text:p>2755.00998766</text:p>
          </table:table-cell>
          <table:table-cell office:value-type="float" office:value="470.708747214">
            <text:p>470.708747214</text:p>
          </table:table-cell>
          <table:table-cell table:number-columns-repeated="3"/>
        </table:table-row>
        <table:table-row table:style-name="ro1">
          <table:table-cell office:value-type="float" office:value="36.5">
            <text:p>36.5</text:p>
          </table:table-cell>
          <table:table-cell office:value-type="float" office:value="0.0591657054147">
            <text:p>0.0591657054</text:p>
          </table:table-cell>
          <table:table-cell office:value-type="float" office:value="0.0641881287133">
            <text:p>0.0641881287</text:p>
          </table:table-cell>
          <table:table-cell office:value-type="float" office:value="0.0419722773449">
            <text:p>0.0419722773</text:p>
          </table:table-cell>
          <table:table-cell office:value-type="float" office:value="0.128639025216">
            <text:p>0.1286390252</text:p>
          </table:table-cell>
          <table:table-cell office:value-type="float" office:value="0.104550072615">
            <text:p>0.1045500726</text:p>
          </table:table-cell>
          <table:table-cell office:value-type="float" office:value="0.577057514772">
            <text:p>0.5770575148</text:p>
          </table:table-cell>
          <table:table-cell office:value-type="float" office:value="0.104356516452">
            <text:p>0.1043565165</text:p>
          </table:table-cell>
          <table:table-cell office:value-type="float" office:value="0.0231938035661">
            <text:p>0.0231938036</text:p>
          </table:table-cell>
          <table:table-cell office:value-type="float" office:value="550.521674544">
            <text:p>550.521674544</text:p>
          </table:table-cell>
          <table:table-cell office:value-type="float" office:value="2838.0855014">
            <text:p>2838.0855014</text:p>
          </table:table-cell>
          <table:table-cell office:value-type="float" office:value="465.997518021">
            <text:p>465.997518021</text:p>
          </table:table-cell>
          <table:table-cell table:number-columns-repeated="3"/>
        </table:table-row>
        <table:table-row table:style-name="ro1">
          <table:table-cell office:value-type="float" office:value="36.6">
            <text:p>36.6</text:p>
          </table:table-cell>
          <table:table-cell office:value-type="float" office:value="0.0587812382441">
            <text:p>0.0587812382</text:p>
          </table:table-cell>
          <table:table-cell office:value-type="float" office:value="0.0630683090108">
            <text:p>0.063068309</text:p>
          </table:table-cell>
          <table:table-cell office:value-type="float" office:value="0.0451228726928">
            <text:p>0.0451228727</text:p>
          </table:table-cell>
          <table:table-cell office:value-type="float" office:value="0.124337112879">
            <text:p>0.1243371129</text:p>
          </table:table-cell>
          <table:table-cell office:value-type="float" office:value="0.1035879858">
            <text:p>0.1035879858</text:p>
          </table:table-cell>
          <table:table-cell office:value-type="float" office:value="0.565995581873">
            <text:p>0.5659955819</text:p>
          </table:table-cell>
          <table:table-cell office:value-type="float" office:value="0.0919637735592">
            <text:p>0.0919637736</text:p>
          </table:table-cell>
          <table:table-cell office:value-type="float" office:value="0.023111404172">
            <text:p>0.0231114042</text:p>
          </table:table-cell>
          <table:table-cell office:value-type="float" office:value="619.728455963">
            <text:p>619.728455963</text:p>
          </table:table-cell>
          <table:table-cell office:value-type="float" office:value="2921.16101514">
            <text:p>2921.16101514</text:p>
          </table:table-cell>
          <table:table-cell office:value-type="float" office:value="461.286288828">
            <text:p>461.286288828</text:p>
          </table:table-cell>
          <table:table-cell table:number-columns-repeated="3"/>
        </table:table-row>
        <table:table-row table:style-name="ro1">
          <table:table-cell office:value-type="float" office:value="36.7">
            <text:p>36.7</text:p>
          </table:table-cell>
          <table:table-cell office:value-type="float" office:value="0.0583967701568">
            <text:p>0.0583967702</text:p>
          </table:table-cell>
          <table:table-cell office:value-type="float" office:value="0.0619484866384">
            <text:p>0.0619484866</text:p>
          </table:table-cell>
          <table:table-cell office:value-type="float" office:value="0.0482734755522">
            <text:p>0.0482734756</text:p>
          </table:table-cell>
          <table:table-cell office:value-type="float" office:value="0.120035190285">
            <text:p>0.1200351903</text:p>
          </table:table-cell>
          <table:table-cell office:value-type="float" office:value="0.102625896691">
            <text:p>0.1026258967</text:p>
          </table:table-cell>
          <table:table-cell office:value-type="float" office:value="0.5549336226">
            <text:p>0.5549336226</text:p>
          </table:table-cell>
          <table:table-cell office:value-type="float" office:value="0.0795710011194">
            <text:p>0.0795710011</text:p>
          </table:table-cell>
          <table:table-cell office:value-type="float" office:value="0.0230290045815">
            <text:p>0.0230290046</text:p>
          </table:table-cell>
          <table:table-cell office:value-type="float" office:value="688.935402385">
            <text:p>688.935402385</text:p>
          </table:table-cell>
          <table:table-cell office:value-type="float" office:value="3004.23672695">
            <text:p>3004.23672695</text:p>
          </table:table-cell>
          <table:table-cell office:value-type="float" office:value="456.575048402">
            <text:p>456.575048402</text:p>
          </table:table-cell>
          <table:table-cell table:number-columns-repeated="3"/>
        </table:table-row>
        <table:table-row table:style-name="ro1">
          <table:table-cell office:value-type="float" office:value="36.8">
            <text:p>36.8</text:p>
          </table:table-cell>
          <table:table-cell office:value-type="float" office:value="0.0580123029861">
            <text:p>0.058012303</text:p>
          </table:table-cell>
          <table:table-cell office:value-type="float" office:value="0.0608286669358">
            <text:p>0.0608286669</text:p>
          </table:table-cell>
          <table:table-cell office:value-type="float" office:value="0.0514240709">
            <text:p>0.0514240709</text:p>
          </table:table-cell>
          <table:table-cell office:value-type="float" office:value="0.115733277948">
            <text:p>0.1157332779</text:p>
          </table:table-cell>
          <table:table-cell office:value-type="float" office:value="0.101663809875">
            <text:p>0.1016638099</text:p>
          </table:table-cell>
          <table:table-cell office:value-type="float" office:value="0.543871689701">
            <text:p>0.5438716897</text:p>
          </table:table-cell>
          <table:table-cell office:value-type="float" office:value="0.0671782582262">
            <text:p>0.0671782582</text:p>
          </table:table-cell>
          <table:table-cell office:value-type="float" office:value="0.0229466051874">
            <text:p>0.0229466052</text:p>
          </table:table-cell>
          <table:table-cell office:value-type="float" office:value="758.142183804">
            <text:p>758.142183804</text:p>
          </table:table-cell>
          <table:table-cell office:value-type="float" office:value="3087.31224069">
            <text:p>3087.31224069</text:p>
          </table:table-cell>
          <table:table-cell office:value-type="float" office:value="451.863819208">
            <text:p>451.863819208</text:p>
          </table:table-cell>
          <table:table-cell table:number-columns-repeated="3"/>
        </table:table-row>
        <table:table-row table:style-name="ro1">
          <table:table-cell office:value-type="float" office:value="36.9">
            <text:p>36.9</text:p>
          </table:table-cell>
          <table:table-cell office:value-type="float" office:value="0.0576278348988">
            <text:p>0.0576278349</text:p>
          </table:table-cell>
          <table:table-cell office:value-type="float" office:value="0.0597088445635">
            <text:p>0.0597088446</text:p>
          </table:table-cell>
          <table:table-cell office:value-type="float" office:value="0.0545746737594">
            <text:p>0.0545746738</text:p>
          </table:table-cell>
          <table:table-cell office:value-type="float" office:value="0.111431355354">
            <text:p>0.1114313554</text:p>
          </table:table-cell>
          <table:table-cell office:value-type="float" office:value="0.100701720766">
            <text:p>0.1007017208</text:p>
          </table:table-cell>
          <table:table-cell office:value-type="float" office:value="0.516267717579">
            <text:p>0.5162677176</text:p>
          </table:table-cell>
          <table:table-cell office:value-type="float" office:value="0.0547854857864">
            <text:p>0.0547854858</text:p>
          </table:table-cell>
          <table:table-cell office:value-type="float" office:value="0.0228642055969">
            <text:p>0.0228642056</text:p>
          </table:table-cell>
          <table:table-cell office:value-type="float" office:value="827.349130226">
            <text:p>827.349130226</text:p>
          </table:table-cell>
          <table:table-cell office:value-type="float" office:value="3170.3879525">
            <text:p>3170.3879525</text:p>
          </table:table-cell>
          <table:table-cell office:value-type="float" office:value="456.770170564">
            <text:p>456.770170564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.0572433677282">
            <text:p>0.0572433677</text:p>
          </table:table-cell>
          <table:table-cell office:value-type="float" office:value="0.0585890248609">
            <text:p>0.0585890249</text:p>
          </table:table-cell>
          <table:table-cell office:value-type="float" office:value="0.0577252691072">
            <text:p>0.0577252691</text:p>
          </table:table-cell>
          <table:table-cell office:value-type="float" office:value="0.107129443017">
            <text:p>0.107129443</text:p>
          </table:table-cell>
          <table:table-cell office:value-type="float" office:value="0.099739633951">
            <text:p>0.099739634</text:p>
          </table:table-cell>
          <table:table-cell office:value-type="float" office:value="0.479756580815">
            <text:p>0.4797565808</text:p>
          </table:table-cell>
          <table:table-cell office:value-type="float" office:value="0.0423927428932">
            <text:p>0.0423927429</text:p>
          </table:table-cell>
          <table:table-cell office:value-type="float" office:value="0.0227818062028">
            <text:p>0.0227818062</text:p>
          </table:table-cell>
          <table:table-cell office:value-type="float" office:value="864.150765782">
            <text:p>864.150765782</text:p>
          </table:table-cell>
          <table:table-cell office:value-type="float" office:value="3253.46346624">
            <text:p>3253.46346624</text:p>
          </table:table-cell>
          <table:table-cell office:value-type="float" office:value="465.798311405">
            <text:p>465.798311405</text:p>
          </table:table-cell>
          <table:table-cell table:number-columns-repeated="3"/>
        </table:table-row>
        <table:table-row table:style-name="ro1">
          <table:table-cell office:value-type="float" office:value="37.1">
            <text:p>37.1</text:p>
          </table:table-cell>
          <table:table-cell office:value-type="float" office:value="0.0568589005575">
            <text:p>0.0568589006</text:p>
          </table:table-cell>
          <table:table-cell office:value-type="float" office:value="0.0574692051584">
            <text:p>0.0574692052</text:p>
          </table:table-cell>
          <table:table-cell office:value-type="float" office:value="0.0608758644551">
            <text:p>0.0608758645</text:p>
          </table:table-cell>
          <table:table-cell office:value-type="float" office:value="0.10282753068">
            <text:p>0.1028275307</text:p>
          </table:table-cell>
          <table:table-cell office:value-type="float" office:value="0.0987775471358">
            <text:p>0.0987775471</text:p>
          </table:table-cell>
          <table:table-cell office:value-type="float" office:value="0.443245444051">
            <text:p>0.4432454441</text:p>
          </table:table-cell>
          <table:table-cell office:value-type="float" office:value="0.03">
            <text:p>0.03</text:p>
          </table:table-cell>
          <table:table-cell office:value-type="float" office:value="0.0226994068087">
            <text:p>0.0226994068</text:p>
          </table:table-cell>
          <table:table-cell office:value-type="float" office:value="850.267581989">
            <text:p>850.267581989</text:p>
          </table:table-cell>
          <table:table-cell office:value-type="float" office:value="3336.53897998">
            <text:p>3336.53897998</text:p>
          </table:table-cell>
          <table:table-cell office:value-type="float" office:value="474.826452246">
            <text:p>474.826452246</text:p>
          </table:table-cell>
          <table:table-cell table:number-columns-repeated="3"/>
        </table:table-row>
        <table:table-row table:style-name="ro1">
          <table:table-cell office:value-type="float" office:value="37.2">
            <text:p>37.2</text:p>
          </table:table-cell>
          <table:table-cell office:value-type="float" office:value="0.0564744324702">
            <text:p>0.0564744325</text:p>
          </table:table-cell>
          <table:table-cell office:value-type="float" office:value="0.056349382786">
            <text:p>0.0563493828</text:p>
          </table:table-cell>
          <table:table-cell office:value-type="float" office:value="0.0640264673145">
            <text:p>0.0640264673</text:p>
          </table:table-cell>
          <table:table-cell office:value-type="float" office:value="0.0985256080863">
            <text:p>0.0985256081</text:p>
          </table:table-cell>
          <table:table-cell office:value-type="float" office:value="0.0978154580268">
            <text:p>0.097815458</text:p>
          </table:table-cell>
          <table:table-cell office:value-type="float" office:value="0.406734220238">
            <text:p>0.4067342202</text:p>
          </table:table-cell>
          <table:table-cell office:value-type="float" office:value="0.0317889112759">
            <text:p>0.0317889113</text:p>
          </table:table-cell>
          <table:table-cell office:value-type="float" office:value="0.0226170072182">
            <text:p>0.0226170072</text:p>
          </table:table-cell>
          <table:table-cell office:value-type="float" office:value="836.384365096">
            <text:p>836.384365096</text:p>
          </table:table-cell>
          <table:table-cell office:value-type="float" office:value="3419.61469179">
            <text:p>3419.61469179</text:p>
          </table:table-cell>
          <table:table-cell office:value-type="float" office:value="483.854614612">
            <text:p>483.854614612</text:p>
          </table:table-cell>
          <table:table-cell table:number-columns-repeated="3"/>
        </table:table-row>
        <table:table-row table:style-name="ro1">
          <table:table-cell office:value-type="float" office:value="37.3">
            <text:p>37.3</text:p>
          </table:table-cell>
          <table:table-cell office:value-type="float" office:value="0.0560899652996">
            <text:p>0.0560899653</text:p>
          </table:table-cell>
          <table:table-cell office:value-type="float" office:value="0.0552295630835">
            <text:p>0.0552295631</text:p>
          </table:table-cell>
          <table:table-cell office:value-type="float" office:value="0.0671770626623">
            <text:p>0.0671770627</text:p>
          </table:table-cell>
          <table:table-cell office:value-type="float" office:value="0.0942236957492">
            <text:p>0.0942236957</text:p>
          </table:table-cell>
          <table:table-cell office:value-type="float" office:value="0.0968533712115">
            <text:p>0.0968533712</text:p>
          </table:table-cell>
          <table:table-cell office:value-type="float" office:value="0.370223083474">
            <text:p>0.3702230835</text:p>
          </table:table-cell>
          <table:table-cell office:value-type="float" office:value="0.0335778182867">
            <text:p>0.0335778183</text:p>
          </table:table-cell>
          <table:table-cell office:value-type="float" office:value="0.0225346078241">
            <text:p>0.0225346078</text:p>
          </table:table-cell>
          <table:table-cell office:value-type="float" office:value="822.501181303">
            <text:p>822.501181303</text:p>
          </table:table-cell>
          <table:table-cell office:value-type="float" office:value="3502.69020553">
            <text:p>3502.69020553</text:p>
          </table:table-cell>
          <table:table-cell office:value-type="float" office:value="492.882755454">
            <text:p>492.882755454</text:p>
          </table:table-cell>
          <table:table-cell table:number-columns-repeated="3"/>
        </table:table-row>
        <table:table-row table:style-name="ro1">
          <table:table-cell office:value-type="float" office:value="37.4">
            <text:p>37.4</text:p>
          </table:table-cell>
          <table:table-cell office:value-type="float" office:value="0.0557054972123">
            <text:p>0.0557054972</text:p>
          </table:table-cell>
          <table:table-cell office:value-type="float" office:value="0.0541097407111">
            <text:p>0.0541097407</text:p>
          </table:table-cell>
          <table:table-cell office:value-type="float" office:value="0.0703276655217">
            <text:p>0.0703276655</text:p>
          </table:table-cell>
          <table:table-cell office:value-type="float" office:value="0.0899217731555">
            <text:p>0.0899217732</text:p>
          </table:table-cell>
          <table:table-cell office:value-type="float" office:value="0.0958912821025">
            <text:p>0.0958912821</text:p>
          </table:table-cell>
          <table:table-cell office:value-type="float" office:value="0.429333593533">
            <text:p>0.4293335935</text:p>
          </table:table-cell>
          <table:table-cell office:value-type="float" office:value="0.0353667295625">
            <text:p>0.0353667296</text:p>
          </table:table-cell>
          <table:table-cell office:value-type="float" office:value="0.0224522082336">
            <text:p>0.0224522082</text:p>
          </table:table-cell>
          <table:table-cell office:value-type="float" office:value="808.617964411">
            <text:p>808.617964411</text:p>
          </table:table-cell>
          <table:table-cell office:value-type="float" office:value="3585.76591734">
            <text:p>3585.76591734</text:p>
          </table:table-cell>
          <table:table-cell office:value-type="float" office:value="425.141850921">
            <text:p>425.141850921</text:p>
          </table:table-cell>
          <table:table-cell table:number-columns-repeated="3"/>
        </table:table-row>
        <table:table-row table:style-name="ro1">
          <table:table-cell office:value-type="float" office:value="37.5">
            <text:p>37.5</text:p>
          </table:table-cell>
          <table:table-cell office:value-type="float" office:value="0.0553210300417">
            <text:p>0.05532103</text:p>
          </table:table-cell>
          <table:table-cell office:value-type="float" office:value="0.0529899210086">
            <text:p>0.052989921</text:p>
          </table:table-cell>
          <table:table-cell office:value-type="float" office:value="0.0734782608696">
            <text:p>0.0734782609</text:p>
          </table:table-cell>
          <table:table-cell office:value-type="float" office:value="0.0856198608184">
            <text:p>0.0856198608</text:p>
          </table:table-cell>
          <table:table-cell office:value-type="float" office:value="0.0949291952873">
            <text:p>0.0949291953</text:p>
          </table:table-cell>
          <table:table-cell office:value-type="float" office:value="0.525629804797">
            <text:p>0.5256298048</text:p>
          </table:table-cell>
          <table:table-cell office:value-type="float" office:value="0.0371556365733">
            <text:p>0.0371556366</text:p>
          </table:table-cell>
          <table:table-cell office:value-type="float" office:value="0.0223698088395">
            <text:p>0.0223698088</text:p>
          </table:table-cell>
          <table:table-cell office:value-type="float" office:value="794.734780618">
            <text:p>794.734780618</text:p>
          </table:table-cell>
          <table:table-cell office:value-type="float" office:value="3668.84143108">
            <text:p>3668.84143108</text:p>
          </table:table-cell>
          <table:table-cell office:value-type="float" office:value="333.15844189">
            <text:p>333.15844189</text:p>
          </table:table-cell>
          <table:table-cell table:number-columns-repeated="3"/>
        </table:table-row>
        <table:table-row table:style-name="ro1">
          <table:table-cell office:value-type="float" office:value="37.6">
            <text:p>37.6</text:p>
          </table:table-cell>
          <table:table-cell office:value-type="float" office:value="0.054936562871">
            <text:p>0.0549365629</text:p>
          </table:table-cell>
          <table:table-cell office:value-type="float" office:value="0.0518701013061">
            <text:p>0.0518701013</text:p>
          </table:table-cell>
          <table:table-cell office:value-type="float" office:value="0.0766288562174">
            <text:p>0.0766288562</text:p>
          </table:table-cell>
          <table:table-cell office:value-type="float" office:value="0.0813179484813">
            <text:p>0.0813179485</text:p>
          </table:table-cell>
          <table:table-cell office:value-type="float" office:value="0.0939671084721">
            <text:p>0.0939671085</text:p>
          </table:table-cell>
          <table:table-cell office:value-type="float" office:value="0.620461559905">
            <text:p>0.6204615599</text:p>
          </table:table-cell>
          <table:table-cell office:value-type="float" office:value="0.0389445435841">
            <text:p>0.0389445436</text:p>
          </table:table-cell>
          <table:table-cell office:value-type="float" office:value="0.0222874094454">
            <text:p>0.0222874094</text:p>
          </table:table-cell>
          <table:table-cell office:value-type="float" office:value="780.851596825">
            <text:p>780.851596825</text:p>
          </table:table-cell>
          <table:table-cell office:value-type="float" office:value="3751.91694482">
            <text:p>3751.91694482</text:p>
          </table:table-cell>
          <table:table-cell office:value-type="float" office:value="262.324989719">
            <text:p>262.324989719</text:p>
          </table:table-cell>
          <table:table-cell table:number-columns-repeated="3"/>
        </table:table-row>
        <table:table-row table:style-name="ro1">
          <table:table-cell office:value-type="float" office:value="37.7">
            <text:p>37.7</text:p>
          </table:table-cell>
          <table:table-cell office:value-type="float" office:value="0.0545520947837">
            <text:p>0.0545520948</text:p>
          </table:table-cell>
          <table:table-cell office:value-type="float" office:value="0.0507502789337">
            <text:p>0.0507502789</text:p>
          </table:table-cell>
          <table:table-cell office:value-type="float" office:value="0.0797794590768">
            <text:p>0.0797794591</text:p>
          </table:table-cell>
          <table:table-cell office:value-type="float" office:value="0.0770160258876">
            <text:p>0.0770160259</text:p>
          </table:table-cell>
          <table:table-cell office:value-type="float" office:value="0.093005019363">
            <text:p>0.0930050194</text:p>
          </table:table-cell>
          <table:table-cell office:value-type="float" office:value="0.643538509786">
            <text:p>0.6435385098</text:p>
          </table:table-cell>
          <table:table-cell office:value-type="float" office:value="0.0549834295192">
            <text:p>0.0549834295</text:p>
          </table:table-cell>
          <table:table-cell office:value-type="float" office:value="0.0222050098549">
            <text:p>0.0222050099</text:p>
          </table:table-cell>
          <table:table-cell office:value-type="float" office:value="766.968379932">
            <text:p>766.968379932</text:p>
          </table:table-cell>
          <table:table-cell office:value-type="float" office:value="3834.99265663">
            <text:p>3834.99265663</text:p>
          </table:table-cell>
          <table:table-cell office:value-type="float" office:value="287.842024394">
            <text:p>287.842024394</text:p>
          </table:table-cell>
          <table:table-cell table:number-columns-repeated="3"/>
        </table:table-row>
        <table:table-row table:style-name="ro1">
          <table:table-cell office:value-type="float" office:value="37.8">
            <text:p>37.8</text:p>
          </table:table-cell>
          <table:table-cell office:value-type="float" office:value="0.0541676276131">
            <text:p>0.0541676276</text:p>
          </table:table-cell>
          <table:table-cell office:value-type="float" office:value="0.0520810807966">
            <text:p>0.0520810808</text:p>
          </table:table-cell>
          <table:table-cell office:value-type="float" office:value="0.0795370834083">
            <text:p>0.0795370834</text:p>
          </table:table-cell>
          <table:table-cell office:value-type="float" office:value="0.0727141135505">
            <text:p>0.0727141136</text:p>
          </table:table-cell>
          <table:table-cell office:value-type="float" office:value="0.0920429325478">
            <text:p>0.0920429325</text:p>
          </table:table-cell>
          <table:table-cell office:value-type="float" office:value="0.666615404648">
            <text:p>0.6666154046</text:p>
          </table:table-cell>
          <table:table-cell office:value-type="float" office:value="0.0915282308081">
            <text:p>0.0915282308</text:p>
          </table:table-cell>
          <table:table-cell office:value-type="float" office:value="0.0221226104608">
            <text:p>0.0221226105</text:p>
          </table:table-cell>
          <table:table-cell office:value-type="float" office:value="658.70408433">
            <text:p>658.70408433</text:p>
          </table:table-cell>
          <table:table-cell office:value-type="float" office:value="3918.06817037">
            <text:p>3918.06817037</text:p>
          </table:table-cell>
          <table:table-cell office:value-type="float" office:value="313.358998231">
            <text:p>313.358998231</text:p>
          </table:table-cell>
          <table:table-cell table:number-columns-repeated="3"/>
        </table:table-row>
        <table:table-row table:style-name="ro1">
          <table:table-cell office:value-type="float" office:value="37.9">
            <text:p>37.9</text:p>
          </table:table-cell>
          <table:table-cell office:value-type="float" office:value="0.0537831595258">
            <text:p>0.0537831595</text:p>
          </table:table-cell>
          <table:table-cell office:value-type="float" office:value="0.0583873967202">
            <text:p>0.0583873967</text:p>
          </table:table-cell>
          <table:table-cell office:value-type="float" office:value="0.0790393225731">
            <text:p>0.0790393226</text:p>
          </table:table-cell>
          <table:table-cell office:value-type="float" office:value="0.0684121909568">
            <text:p>0.068412191</text:p>
          </table:table-cell>
          <table:table-cell office:value-type="float" office:value="0.0910808434388">
            <text:p>0.0910808434</text:p>
          </table:table-cell>
          <table:table-cell office:value-type="float" office:value="0.68969235453">
            <text:p>0.6896923545</text:p>
          </table:table-cell>
          <table:table-cell office:value-type="float" office:value="0.128073119227">
            <text:p>0.1280731192</text:p>
          </table:table-cell>
          <table:table-cell office:value-type="float" office:value="0.0220402108703">
            <text:p>0.0220402109</text:p>
          </table:table-cell>
          <table:table-cell office:value-type="float" office:value="517.278849108">
            <text:p>517.278849108</text:p>
          </table:table-cell>
          <table:table-cell office:value-type="float" office:value="4001.14388217">
            <text:p>4001.14388217</text:p>
          </table:table-cell>
          <table:table-cell office:value-type="float" office:value="338.876032906">
            <text:p>338.876032906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533986923551">
            <text:p>0.0533986924</text:p>
          </table:table-cell>
          <table:table-cell office:value-type="float" office:value="0.0646936976083">
            <text:p>0.0646936976</text:p>
          </table:table-cell>
          <table:table-cell office:value-type="float" office:value="0.0785415629247">
            <text:p>0.0785415629</text:p>
          </table:table-cell>
          <table:table-cell office:value-type="float" office:value="0.0641102786197">
            <text:p>0.0641102786</text:p>
          </table:table-cell>
          <table:table-cell office:value-type="float" office:value="0.0901187566236">
            <text:p>0.0901187566</text:p>
          </table:table-cell>
          <table:table-cell office:value-type="float" office:value="0.726063107721">
            <text:p>0.7260631077</text:p>
          </table:table-cell>
          <table:table-cell office:value-type="float" office:value="0.169999985099">
            <text:p>0.1699999851</text:p>
          </table:table-cell>
          <table:table-cell office:value-type="float" office:value="0.0219578114762">
            <text:p>0.0219578115</text:p>
          </table:table-cell>
          <table:table-cell office:value-type="float" office:value="375.853951069">
            <text:p>375.853951069</text:p>
          </table:table-cell>
          <table:table-cell office:value-type="float" office:value="4084.21939592">
            <text:p>4084.21939592</text:p>
          </table:table-cell>
          <table:table-cell office:value-type="float" office:value="335.587657616">
            <text:p>335.587657616</text:p>
          </table:table-cell>
          <table:table-cell table:number-columns-repeated="3"/>
        </table:table-row>
        <table:table-row table:style-name="ro1">
          <table:table-cell office:value-type="float" office:value="38.1">
            <text:p>38.1</text:p>
          </table:table-cell>
          <table:table-cell office:value-type="float" office:value="0.0530142251845">
            <text:p>0.0530142252</text:p>
          </table:table-cell>
          <table:table-cell office:value-type="float" office:value="0.0709999984965">
            <text:p>0.0709999985</text:p>
          </table:table-cell>
          <table:table-cell office:value-type="float" office:value="0.0780438032763">
            <text:p>0.0780438033</text:p>
          </table:table-cell>
          <table:table-cell office:value-type="float" office:value="0.0598083662826">
            <text:p>0.0598083663</text:p>
          </table:table-cell>
          <table:table-cell office:value-type="float" office:value="0.0891566698083">
            <text:p>0.0891566698</text:p>
          </table:table-cell>
          <table:table-cell office:value-type="float" office:value="0.85992127492">
            <text:p>0.8599212749</text:p>
          </table:table-cell>
          <table:table-cell office:value-type="float" office:value="0.219999947846">
            <text:p>0.2199999478</text:p>
          </table:table-cell>
          <table:table-cell office:value-type="float" office:value="0.0218754120821">
            <text:p>0.0218754121</text:p>
          </table:table-cell>
          <table:table-cell office:value-type="float" office:value="296.424308957">
            <text:p>296.424308957</text:p>
          </table:table-cell>
          <table:table-cell office:value-type="float" office:value="4167.29490966">
            <text:p>4167.29490966</text:p>
          </table:table-cell>
          <table:table-cell office:value-type="float" office:value="321.097255102">
            <text:p>321.097255102</text:p>
          </table:table-cell>
          <table:table-cell table:number-columns-repeated="3"/>
        </table:table-row>
        <table:table-row table:style-name="ro1">
          <table:table-cell office:value-type="float" office:value="38.2">
            <text:p>38.2</text:p>
          </table:table-cell>
          <table:table-cell office:value-type="float" office:value="0.0526297570972">
            <text:p>0.0526297571</text:p>
          </table:table-cell>
          <table:table-cell office:value-type="float" office:value="0.07730631442">
            <text:p>0.0773063144</text:p>
          </table:table-cell>
          <table:table-cell office:value-type="float" office:value="0.0775460424411">
            <text:p>0.0775460424</text:p>
          </table:table-cell>
          <table:table-cell office:value-type="float" office:value="0.0555064436889">
            <text:p>0.0555064437</text:p>
          </table:table-cell>
          <table:table-cell office:value-type="float" office:value="0.0881945806993">
            <text:p>0.0881945807</text:p>
          </table:table-cell>
          <table:table-cell office:value-type="float" office:value="0.993779761262">
            <text:p>0.9937797613</text:p>
          </table:table-cell>
          <table:table-cell office:value-type="float" office:value="0.270000029802">
            <text:p>0.2700000298</text:p>
          </table:table-cell>
          <table:table-cell office:value-type="float" office:value="0.0217930124916">
            <text:p>0.0217930125</text:p>
          </table:table-cell>
          <table:table-cell office:value-type="float" office:value="261.887437235">
            <text:p>261.887437235</text:p>
          </table:table-cell>
          <table:table-cell office:value-type="float" office:value="4250.37062146">
            <text:p>4250.37062146</text:p>
          </table:table-cell>
          <table:table-cell office:value-type="float" office:value="306.60681804">
            <text:p>306.60681804</text:p>
          </table:table-cell>
          <table:table-cell table:number-columns-repeated="3"/>
        </table:table-row>
        <table:table-row table:style-name="ro1">
          <table:table-cell office:value-type="float" office:value="38.3">
            <text:p>38.3</text:p>
          </table:table-cell>
          <table:table-cell office:value-type="float" office:value="0.0522452899265">
            <text:p>0.0522452899</text:p>
          </table:table-cell>
          <table:table-cell office:value-type="float" office:value="0.0836126153081">
            <text:p>0.0836126153</text:p>
          </table:table-cell>
          <table:table-cell office:value-type="float" office:value="0.0770482827927">
            <text:p>0.0770482828</text:p>
          </table:table-cell>
          <table:table-cell office:value-type="float" office:value="0.0512045313518">
            <text:p>0.0512045314</text:p>
          </table:table-cell>
          <table:table-cell office:value-type="float" office:value="0.0872324938841">
            <text:p>0.0872324939</text:p>
          </table:table-cell>
          <table:table-cell office:value-type="float" office:value="0.988603511519">
            <text:p>0.9886035115</text:p>
          </table:table-cell>
          <table:table-cell office:value-type="float" office:value="0.300965100807">
            <text:p>0.3009651008</text:p>
          </table:table-cell>
          <table:table-cell office:value-type="float" office:value="0.0217106130975">
            <text:p>0.0217106131</text:p>
          </table:table-cell>
          <table:table-cell office:value-type="float" office:value="244.696581011">
            <text:p>244.696581011</text:p>
          </table:table-cell>
          <table:table-cell office:value-type="float" office:value="4333.4461352">
            <text:p>4333.4461352</text:p>
          </table:table-cell>
          <table:table-cell office:value-type="float" office:value="306.081877173">
            <text:p>306.081877173</text:p>
          </table:table-cell>
          <table:table-cell table:number-columns-repeated="3"/>
        </table:table-row>
        <table:table-row table:style-name="ro1">
          <table:table-cell office:value-type="float" office:value="38.4">
            <text:p>38.4</text:p>
          </table:table-cell>
          <table:table-cell office:value-type="float" office:value="0.0518608218393">
            <text:p>0.0518608218</text:p>
          </table:table-cell>
          <table:table-cell office:value-type="float" office:value="0.0899189312317">
            <text:p>0.0899189312</text:p>
          </table:table-cell>
          <table:table-cell office:value-type="float" office:value="0.0765505219575">
            <text:p>0.076550522</text:p>
          </table:table-cell>
          <table:table-cell office:value-type="float" office:value="0.0496383713557">
            <text:p>0.0496383714</text:p>
          </table:table-cell>
          <table:table-cell office:value-type="float" office:value="0.0862704047751">
            <text:p>0.0862704048</text:p>
          </table:table-cell>
          <table:table-cell office:value-type="float" office:value="0.882747505599">
            <text:p>0.8827475056</text:p>
          </table:table-cell>
          <table:table-cell office:value-type="float" office:value="0.255790497135">
            <text:p>0.2557904971</text:p>
          </table:table-cell>
          <table:table-cell office:value-type="float" office:value="0.021628213507">
            <text:p>0.0216282135</text:p>
          </table:table-cell>
          <table:table-cell office:value-type="float" office:value="285.576911597">
            <text:p>285.576911597</text:p>
          </table:table-cell>
          <table:table-cell office:value-type="float" office:value="4416.52184701">
            <text:p>4416.52184701</text:p>
          </table:table-cell>
          <table:table-cell office:value-type="float" office:value="311.831266875">
            <text:p>311.831266875</text:p>
          </table:table-cell>
          <table:table-cell table:number-columns-repeated="3"/>
        </table:table-row>
        <table:table-row table:style-name="ro1">
          <table:table-cell office:value-type="float" office:value="38.5">
            <text:p>38.5</text:p>
          </table:table-cell>
          <table:table-cell office:value-type="float" office:value="0.0514763546686">
            <text:p>0.0514763547</text:p>
          </table:table-cell>
          <table:table-cell office:value-type="float" office:value="0.0962252321198">
            <text:p>0.0962252321</text:p>
          </table:table-cell>
          <table:table-cell office:value-type="float" office:value="0.0760527623091">
            <text:p>0.0760527623</text:p>
          </table:table-cell>
          <table:table-cell office:value-type="float" office:value="0.0491361116781">
            <text:p>0.0491361117</text:p>
          </table:table-cell>
          <table:table-cell office:value-type="float" office:value="0.0853083179598">
            <text:p>0.085308318</text:p>
          </table:table-cell>
          <table:table-cell office:value-type="float" office:value="0.77689175206">
            <text:p>0.7768917521</text:p>
          </table:table-cell>
          <table:table-cell office:value-type="float" office:value="0.210616001167">
            <text:p>0.2106160012</text:p>
          </table:table-cell>
          <table:table-cell office:value-type="float" office:value="0.0215458141129">
            <text:p>0.0215458141</text:p>
          </table:table-cell>
          <table:table-cell office:value-type="float" office:value="326.457144718">
            <text:p>326.457144718</text:p>
          </table:table-cell>
          <table:table-cell office:value-type="float" office:value="4499.59736075">
            <text:p>4499.59736075</text:p>
          </table:table-cell>
          <table:table-cell office:value-type="float" office:value="317.580642868">
            <text:p>317.580642868</text:p>
          </table:table-cell>
          <table:table-cell table:number-columns-repeated="3"/>
        </table:table-row>
        <table:table-row table:style-name="ro1">
          <table:table-cell office:value-type="float" office:value="38.6">
            <text:p>38.6</text:p>
          </table:table-cell>
          <table:table-cell office:value-type="float" office:value="0.051091887498">
            <text:p>0.0510918875</text:p>
          </table:table-cell>
          <table:table-cell office:value-type="float" office:value="0.102531533008">
            <text:p>0.102531533</text:p>
          </table:table-cell>
          <table:table-cell office:value-type="float" office:value="0.0755550026607">
            <text:p>0.0755550027</text:p>
          </table:table-cell>
          <table:table-cell office:value-type="float" office:value="0.0486338520005">
            <text:p>0.048633852</text:p>
          </table:table-cell>
          <table:table-cell office:value-type="float" office:value="0.0843462311446">
            <text:p>0.0843462311</text:p>
          </table:table-cell>
          <table:table-cell office:value-type="float" office:value="0.67103599852">
            <text:p>0.6710359985</text:p>
          </table:table-cell>
          <table:table-cell office:value-type="float" office:value="0.1654415052">
            <text:p>0.1654415052</text:p>
          </table:table-cell>
          <table:table-cell office:value-type="float" office:value="0.0214634147188">
            <text:p>0.0214634147</text:p>
          </table:table-cell>
          <table:table-cell office:value-type="float" office:value="367.337377838">
            <text:p>367.337377838</text:p>
          </table:table-cell>
          <table:table-cell office:value-type="float" office:value="4582.67287449">
            <text:p>4582.67287449</text:p>
          </table:table-cell>
          <table:table-cell office:value-type="float" office:value="322.866495245">
            <text:p>322.866495245</text:p>
          </table:table-cell>
          <table:table-cell table:number-columns-repeated="3"/>
        </table:table-row>
        <table:table-row table:style-name="ro1">
          <table:table-cell office:value-type="float" office:value="38.7">
            <text:p>38.7</text:p>
          </table:table-cell>
          <table:table-cell office:value-type="float" office:value="0.0507074194107">
            <text:p>0.0507074194</text:p>
          </table:table-cell>
          <table:table-cell office:value-type="float" office:value="0.108837848932">
            <text:p>0.1088378489</text:p>
          </table:table-cell>
          <table:table-cell office:value-type="float" office:value="0.0750572418255">
            <text:p>0.0750572418</text:p>
          </table:table-cell>
          <table:table-cell office:value-type="float" office:value="0.0481315911254">
            <text:p>0.0481315911</text:p>
          </table:table-cell>
          <table:table-cell office:value-type="float" office:value="0.0833841420356">
            <text:p>0.083384142</text:p>
          </table:table-cell>
          <table:table-cell office:value-type="float" office:value="0.581733768343">
            <text:p>0.5817337683</text:p>
          </table:table-cell>
          <table:table-cell office:value-type="float" office:value="0.120266901528">
            <text:p>0.1202669015</text:p>
          </table:table-cell>
          <table:table-cell office:value-type="float" office:value="0.0213810151283">
            <text:p>0.0213810151</text:p>
          </table:table-cell>
          <table:table-cell office:value-type="float" office:value="393.245057386">
            <text:p>393.245057386</text:p>
          </table:table-cell>
          <table:table-cell office:value-type="float" office:value="4665.7485863">
            <text:p>4665.7485863</text:p>
          </table:table-cell>
          <table:table-cell office:value-type="float" office:value="327.669917507">
            <text:p>327.669917507</text:p>
          </table:table-cell>
          <table:table-cell table:number-columns-repeated="3"/>
        </table:table-row>
        <table:table-row table:style-name="ro1">
          <table:table-cell office:value-type="float" office:value="38.8">
            <text:p>38.8</text:p>
          </table:table-cell>
          <table:table-cell office:value-type="float" office:value="0.05032295224">
            <text:p>0.0503229522</text:p>
          </table:table-cell>
          <table:table-cell office:value-type="float" office:value="0.11514414982">
            <text:p>0.1151441498</text:p>
          </table:table-cell>
          <table:table-cell office:value-type="float" office:value="0.0745594821771">
            <text:p>0.0745594822</text:p>
          </table:table-cell>
          <table:table-cell office:value-type="float" office:value="0.0476293314479">
            <text:p>0.0476293314</text:p>
          </table:table-cell>
          <table:table-cell office:value-type="float" office:value="0.0824220552203">
            <text:p>0.0824220552</text:p>
          </table:table-cell>
          <table:table-cell office:value-type="float" office:value="0.594117659216">
            <text:p>0.5941176592</text:p>
          </table:table-cell>
          <table:table-cell office:value-type="float" office:value="0.234174828072">
            <text:p>0.2341748281</text:p>
          </table:table-cell>
          <table:table-cell office:value-type="float" office:value="0.0212986157342">
            <text:p>0.0212986157</text:p>
          </table:table-cell>
          <table:table-cell office:value-type="float" office:value="371.739740311">
            <text:p>371.739740311</text:p>
          </table:table-cell>
          <table:table-cell office:value-type="float" office:value="4748.82410004">
            <text:p>4748.82410004</text:p>
          </table:table-cell>
          <table:table-cell office:value-type="float" office:value="332.473328317">
            <text:p>332.473328317</text:p>
          </table:table-cell>
          <table:table-cell table:number-columns-repeated="3"/>
        </table:table-row>
        <table:table-row table:style-name="ro1">
          <table:table-cell office:value-type="float" office:value="38.9">
            <text:p>38.9</text:p>
          </table:table-cell>
          <table:table-cell office:value-type="float" office:value="0.05">
            <text:p>0.05</text:p>
          </table:table-cell>
          <table:table-cell office:value-type="float" office:value="0.12513016411">
            <text:p>0.1251301641</text:p>
          </table:table-cell>
          <table:table-cell office:value-type="float" office:value="0.0740617213419">
            <text:p>0.0740617213</text:p>
          </table:table-cell>
          <table:table-cell office:value-type="float" office:value="0.0471270705728">
            <text:p>0.0471270706</text:p>
          </table:table-cell>
          <table:table-cell office:value-type="float" office:value="0.0814599661113">
            <text:p>0.0814599661</text:p>
          </table:table-cell>
          <table:table-cell office:value-type="float" office:value="0.606501579616">
            <text:p>0.6065015796</text:p>
          </table:table-cell>
          <table:table-cell office:value-type="float" office:value="0.467999513626">
            <text:p>0.4679995136</text:p>
          </table:table-cell>
          <table:table-cell office:value-type="float" office:value="0.0212162161437">
            <text:p>0.0212162161</text:p>
          </table:table-cell>
          <table:table-cell office:value-type="float" office:value="350.234371963">
            <text:p>350.234371963</text:p>
          </table:table-cell>
          <table:table-cell office:value-type="float" office:value="4831.89981185">
            <text:p>4831.89981185</text:p>
          </table:table-cell>
          <table:table-cell office:value-type="float" office:value="335.285222554">
            <text:p>335.285222554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.05">
            <text:p>0.05</text:p>
          </table:table-cell>
          <table:table-cell office:value-type="float" office:value="0.147434971124">
            <text:p>0.1474349711</text:p>
          </table:table-cell>
          <table:table-cell office:value-type="float" office:value="0.0735639616935">
            <text:p>0.0735639617</text:p>
          </table:table-cell>
          <table:table-cell office:value-type="float" office:value="0.0466248108952">
            <text:p>0.0466248109</text:p>
          </table:table-cell>
          <table:table-cell office:value-type="float" office:value="0.0804978792961">
            <text:p>0.0804978793</text:p>
          </table:table-cell>
          <table:table-cell office:value-type="float" office:value="0.618885470489">
            <text:p>0.6188854705</text:p>
          </table:table-cell>
          <table:table-cell office:value-type="float" office:value="0.227999799728">
            <text:p>0.2279997997</text:p>
          </table:table-cell>
          <table:table-cell office:value-type="float" office:value="0.0211338167496">
            <text:p>0.0211338167</text:p>
          </table:table-cell>
          <table:table-cell office:value-type="float" office:value="328.729054887">
            <text:p>328.729054887</text:p>
          </table:table-cell>
          <table:table-cell office:value-type="float" office:value="4914.97532559">
            <text:p>4914.97532559</text:p>
          </table:table-cell>
          <table:table-cell office:value-type="float" office:value="323.492698387">
            <text:p>323.492698387</text:p>
          </table:table-cell>
          <table:table-cell table:number-columns-repeated="3"/>
        </table:table-row>
        <table:table-row table:style-name="ro1">
          <table:table-cell office:value-type="float" office:value="39.1">
            <text:p>39.1</text:p>
          </table:table-cell>
          <table:table-cell office:value-type="float" office:value="0.05">
            <text:p>0.05</text:p>
          </table:table-cell>
          <table:table-cell office:value-type="float" office:value="0.169739778138">
            <text:p>0.1697397781</text:p>
          </table:table-cell>
          <table:table-cell office:value-type="float" office:value="0.0730662020451">
            <text:p>0.073066202</text:p>
          </table:table-cell>
          <table:table-cell office:value-type="float" office:value="0.0461225512176">
            <text:p>0.0461225512</text:p>
          </table:table-cell>
          <table:table-cell office:value-type="float" office:value="0.0795357924809">
            <text:p>0.0795357925</text:p>
          </table:table-cell>
          <table:table-cell office:value-type="float" office:value="0.587085079411">
            <text:p>0.5870850794</text:p>
          </table:table-cell>
          <table:table-cell office:value-type="float" office:value="0.0692307619754">
            <text:p>0.069230762</text:p>
          </table:table-cell>
          <table:table-cell office:value-type="float" office:value="0.0210514173555">
            <text:p>0.0210514174</text:p>
          </table:table-cell>
          <table:table-cell office:value-type="float" office:value="357.060398494">
            <text:p>357.060398494</text:p>
          </table:table-cell>
          <table:table-cell office:value-type="float" office:value="4998.05083933">
            <text:p>4998.05083933</text:p>
          </table:table-cell>
          <table:table-cell office:value-type="float" office:value="311.70017422">
            <text:p>311.70017422</text:p>
          </table:table-cell>
          <table:table-cell table:number-columns-repeated="3"/>
        </table:table-row>
        <table:table-row table:style-name="ro1">
          <table:table-cell office:value-type="float" office:value="39.2">
            <text:p>39.2</text:p>
          </table:table-cell>
          <table:table-cell office:value-type="float" office:value="0.05">
            <text:p>0.05</text:p>
          </table:table-cell>
          <table:table-cell office:value-type="float" office:value="0.192044638331">
            <text:p>0.1920446383</text:p>
          </table:table-cell>
          <table:table-cell office:value-type="float" office:value="0.0725684412099">
            <text:p>0.0725684412</text:p>
          </table:table-cell>
          <table:table-cell office:value-type="float" office:value="0.0456202903426">
            <text:p>0.0456202903</text:p>
          </table:table-cell>
          <table:table-cell office:value-type="float" office:value="0.0785737033718">
            <text:p>0.0785737034</text:p>
          </table:table-cell>
          <table:table-cell office:value-type="float" office:value="0.550914817105">
            <text:p>0.5509148171</text:p>
          </table:table-cell>
          <table:table-cell office:value-type="float" office:value="0.10000004192">
            <text:p>0.1000000419</text:p>
          </table:table-cell>
          <table:table-cell office:value-type="float" office:value="0.020969017765">
            <text:p>0.0209690178</text:p>
          </table:table-cell>
          <table:table-cell office:value-type="float" office:value="387.468316341">
            <text:p>387.468316341</text:p>
          </table:table-cell>
          <table:table-cell office:value-type="float" office:value="5081.12655114">
            <text:p>5081.12655114</text:p>
          </table:table-cell>
          <table:table-cell office:value-type="float" office:value="303.492368202">
            <text:p>303.492368202</text:p>
          </table:table-cell>
          <table:table-cell table:number-columns-repeated="3"/>
        </table:table-row>
        <table:table-row table:style-name="ro1">
          <table:table-cell office:value-type="float" office:value="39.3">
            <text:p>39.3</text:p>
          </table:table-cell>
          <table:table-cell office:value-type="float" office:value="0.05">
            <text:p>0.05</text:p>
          </table:table-cell>
          <table:table-cell office:value-type="float" office:value="0.214349445345">
            <text:p>0.2143494453</text:p>
          </table:table-cell>
          <table:table-cell office:value-type="float" office:value="0.0720706815615">
            <text:p>0.0720706816</text:p>
          </table:table-cell>
          <table:table-cell office:value-type="float" office:value="0.045118030665">
            <text:p>0.0451180307</text:p>
          </table:table-cell>
          <table:table-cell office:value-type="float" office:value="0.0776116165566">
            <text:p>0.0776116166</text:p>
          </table:table-cell>
          <table:table-cell office:value-type="float" office:value="0.514744641035">
            <text:p>0.514744641</text:p>
          </table:table-cell>
          <table:table-cell office:value-type="float" office:value="0.130769248505">
            <text:p>0.1307692485</text:p>
          </table:table-cell>
          <table:table-cell office:value-type="float" office:value="0.0208866183709">
            <text:p>0.0208866184</text:p>
          </table:table-cell>
          <table:table-cell office:value-type="float" office:value="417.876161691">
            <text:p>417.876161691</text:p>
          </table:table-cell>
          <table:table-cell office:value-type="float" office:value="5164.20206488">
            <text:p>5164.20206488</text:p>
          </table:table-cell>
          <table:table-cell office:value-type="float" office:value="324.287952003">
            <text:p>324.287952003</text:p>
          </table:table-cell>
          <table:table-cell table:number-columns-repeated="3"/>
        </table:table-row>
        <table:table-row table:style-name="ro1">
          <table:table-cell office:value-type="float" office:value="39.4">
            <text:p>39.4</text:p>
          </table:table-cell>
          <table:table-cell office:value-type="float" office:value="0.05">
            <text:p>0.05</text:p>
          </table:table-cell>
          <table:table-cell office:value-type="float" office:value="0.236654305537">
            <text:p>0.2366543055</text:p>
          </table:table-cell>
          <table:table-cell office:value-type="float" office:value="0.0715729207263">
            <text:p>0.0715729207</text:p>
          </table:table-cell>
          <table:table-cell office:value-type="float" office:value="0.0446157697899">
            <text:p>0.0446157698</text:p>
          </table:table-cell>
          <table:table-cell office:value-type="float" office:value="0.0766495274476">
            <text:p>0.0766495274</text:p>
          </table:table-cell>
          <table:table-cell office:value-type="float" office:value="0.478574378729">
            <text:p>0.4785743787</text:p>
          </table:table-cell>
          <table:table-cell office:value-type="float" office:value="0.161538528449">
            <text:p>0.1615385284</text:p>
          </table:table-cell>
          <table:table-cell office:value-type="float" office:value="0.0208042187803">
            <text:p>0.0208042188</text:p>
          </table:table-cell>
          <table:table-cell office:value-type="float" office:value="448.284079538">
            <text:p>448.284079538</text:p>
          </table:table-cell>
          <table:table-cell office:value-type="float" office:value="5247.27777669">
            <text:p>5247.27777669</text:p>
          </table:table-cell>
          <table:table-cell office:value-type="float" office:value="345.083585384">
            <text:p>345.083585384</text:p>
          </table:table-cell>
          <table:table-cell table:number-columns-repeated="3"/>
        </table:table-row>
        <table:table-row table:style-name="ro1">
          <table:table-cell office:value-type="float" office:value="39.5">
            <text:p>39.5</text:p>
          </table:table-cell>
          <table:table-cell office:value-type="float" office:value="0.05">
            <text:p>0.05</text:p>
          </table:table-cell>
          <table:table-cell office:value-type="float" office:value="0.231152412574">
            <text:p>0.2311524126</text:p>
          </table:table-cell>
          <table:table-cell office:value-type="float" office:value="0.0710751610779">
            <text:p>0.0710751611</text:p>
          </table:table-cell>
          <table:table-cell office:value-type="float" office:value="0.0441135101123">
            <text:p>0.0441135101</text:p>
          </table:table-cell>
          <table:table-cell office:value-type="float" office:value="0.0756874406324">
            <text:p>0.0756874406</text:p>
          </table:table-cell>
          <table:table-cell office:value-type="float" office:value="0.446067389393">
            <text:p>0.4460673894</text:p>
          </table:table-cell>
          <table:table-cell office:value-type="float" office:value="0.192307735034">
            <text:p>0.192307735</text:p>
          </table:table-cell>
          <table:table-cell office:value-type="float" office:value="0.0207218193863">
            <text:p>0.0207218194</text:p>
          </table:table-cell>
          <table:table-cell office:value-type="float" office:value="474.081807281">
            <text:p>474.081807281</text:p>
          </table:table-cell>
          <table:table-cell office:value-type="float" office:value="5330.35329043">
            <text:p>5330.35329043</text:p>
          </table:table-cell>
          <table:table-cell office:value-type="float" office:value="365.879169185">
            <text:p>365.879169185</text:p>
          </table:table-cell>
          <table:table-cell table:number-columns-repeated="3"/>
        </table:table-row>
        <table:table-row table:style-name="ro1">
          <table:table-cell office:value-type="float" office:value="39.6">
            <text:p>39.6</text:p>
          </table:table-cell>
          <table:table-cell office:value-type="float" office:value="0.05">
            <text:p>0.05</text:p>
          </table:table-cell>
          <table:table-cell office:value-type="float" office:value="0.220743500789">
            <text:p>0.2207435008</text:p>
          </table:table-cell>
          <table:table-cell office:value-type="float" office:value="0.0705774014295">
            <text:p>0.0705774014</text:p>
          </table:table-cell>
          <table:table-cell office:value-type="float" office:value="0.0436112504348">
            <text:p>0.0436112504</text:p>
          </table:table-cell>
          <table:table-cell office:value-type="float" office:value="0.0747253538171">
            <text:p>0.0747253538</text:p>
          </table:table-cell>
          <table:table-cell office:value-type="float" office:value="0.427340821044">
            <text:p>0.427340821</text:p>
          </table:table-cell>
          <table:table-cell office:value-type="float" office:value="0.182954538373">
            <text:p>0.1829545384</text:p>
          </table:table-cell>
          <table:table-cell office:value-type="float" office:value="0.0206394199922">
            <text:p>0.02063942</text:p>
          </table:table-cell>
          <table:table-cell office:value-type="float" office:value="484.445683812">
            <text:p>484.445683812</text:p>
          </table:table-cell>
          <table:table-cell office:value-type="float" office:value="5413.42880417">
            <text:p>5413.42880417</text:p>
          </table:table-cell>
          <table:table-cell office:value-type="float" office:value="386.816490152">
            <text:p>386.816490152</text:p>
          </table:table-cell>
          <table:table-cell table:number-columns-repeated="3"/>
        </table:table-row>
        <table:table-row table:style-name="ro1">
          <table:table-cell office:value-type="float" office:value="39.7">
            <text:p>39.7</text:p>
          </table:table-cell>
          <table:table-cell office:value-type="float" office:value="0.05">
            <text:p>0.05</text:p>
          </table:table-cell>
          <table:table-cell office:value-type="float" office:value="0.210334564188">
            <text:p>0.2103345642</text:p>
          </table:table-cell>
          <table:table-cell office:value-type="float" office:value="0.0700796405943">
            <text:p>0.0700796406</text:p>
          </table:table-cell>
          <table:table-cell office:value-type="float" office:value="0.0431089895597">
            <text:p>0.0431089896</text:p>
          </table:table-cell>
          <table:table-cell office:value-type="float" office:value="0.0737632647081">
            <text:p>0.0737632647</text:p>
          </table:table-cell>
          <table:table-cell office:value-type="float" office:value="0.408614208046">
            <text:p>0.408614208</text:p>
          </table:table-cell>
          <table:table-cell office:value-type="float" office:value="0.160227238143">
            <text:p>0.1602272381</text:p>
          </table:table-cell>
          <table:table-cell office:value-type="float" office:value="0.0205570204017">
            <text:p>0.0205570204</text:p>
          </table:table-cell>
          <table:table-cell office:value-type="float" office:value="494.809585052">
            <text:p>494.809585052</text:p>
          </table:table-cell>
          <table:table-cell office:value-type="float" office:value="5496.50451598">
            <text:p>5496.50451598</text:p>
          </table:table-cell>
          <table:table-cell office:value-type="float" office:value="408.069342341">
            <text:p>408.069342341</text:p>
          </table:table-cell>
          <table:table-cell table:number-columns-repeated="3"/>
        </table:table-row>
        <table:table-row table:style-name="ro1">
          <table:table-cell office:value-type="float" office:value="39.8">
            <text:p>39.8</text:p>
          </table:table-cell>
          <table:table-cell office:value-type="float" office:value="0.05">
            <text:p>0.05</text:p>
          </table:table-cell>
          <table:table-cell office:value-type="float" office:value="0.199925652403">
            <text:p>0.1999256524</text:p>
          </table:table-cell>
          <table:table-cell office:value-type="float" office:value="0.0693165166005">
            <text:p>0.0693165166</text:p>
          </table:table-cell>
          <table:table-cell office:value-type="float" office:value="0.0426067298821">
            <text:p>0.0426067299</text:p>
          </table:table-cell>
          <table:table-cell office:value-type="float" office:value="0.0728011778929">
            <text:p>0.0728011779</text:p>
          </table:table-cell>
          <table:table-cell office:value-type="float" office:value="0.389887639697">
            <text:p>0.3898876397</text:p>
          </table:table-cell>
          <table:table-cell office:value-type="float" office:value="0.137499992098">
            <text:p>0.1374999921</text:p>
          </table:table-cell>
          <table:table-cell office:value-type="float" office:value="0.0204746210076">
            <text:p>0.020474621</text:p>
          </table:table-cell>
          <table:table-cell office:value-type="float" office:value="505.173461583">
            <text:p>505.173461583</text:p>
          </table:table-cell>
          <table:table-cell office:value-type="float" office:value="5579.58002972">
            <text:p>5579.58002972</text:p>
          </table:table-cell>
          <table:table-cell office:value-type="float" office:value="429.32214386">
            <text:p>429.32214386</text:p>
          </table:table-cell>
          <table:table-cell table:number-columns-repeated="3"/>
        </table:table-row>
        <table:table-row table:style-name="ro1">
          <table:table-cell office:value-type="float" office:value="39.9">
            <text:p>39.9</text:p>
          </table:table-cell>
          <table:table-cell office:value-type="float" office:value="0.05">
            <text:p>0.05</text:p>
          </table:table-cell>
          <table:table-cell office:value-type="float" office:value="0.189516715801">
            <text:p>0.1895167158</text:p>
          </table:table-cell>
          <table:table-cell office:value-type="float" office:value="0.0685028457944">
            <text:p>0.0685028458</text:p>
          </table:table-cell>
          <table:table-cell office:value-type="float" office:value="0.0421044690071">
            <text:p>0.042104469</text:p>
          </table:table-cell>
          <table:table-cell office:value-type="float" office:value="0.0718390887838">
            <text:p>0.0718390888</text:p>
          </table:table-cell>
          <table:table-cell office:value-type="float" office:value="0.3711610267">
            <text:p>0.3711610267</text:p>
          </table:table-cell>
          <table:table-cell office:value-type="float" office:value="0.114772691867">
            <text:p>0.1147726919</text:p>
          </table:table-cell>
          <table:table-cell office:value-type="float" office:value="0.020392221417">
            <text:p>0.0203922214</text:p>
          </table:table-cell>
          <table:table-cell office:value-type="float" office:value="515.537362823">
            <text:p>515.537362823</text:p>
          </table:table-cell>
          <table:table-cell office:value-type="float" office:value="5662.65574153">
            <text:p>5662.65574153</text:p>
          </table:table-cell>
          <table:table-cell office:value-type="float" office:value="450.574996049">
            <text:p>450.574996049</text:p>
          </table:table-cell>
          <table:table-cell table:number-columns-repeated="3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5">
            <text:p>0.05</text:p>
          </table:table-cell>
          <table:table-cell office:value-type="float" office:value="0.179107804016">
            <text:p>0.179107804</text:p>
          </table:table-cell>
          <table:table-cell office:value-type="float" office:value="0.0676891769282">
            <text:p>0.0676891769</text:p>
          </table:table-cell>
          <table:table-cell office:value-type="float" office:value="0.0416022093295">
            <text:p>0.0416022093</text:p>
          </table:table-cell>
          <table:table-cell office:value-type="float" office:value="0.0708770019686">
            <text:p>0.070877002</text:p>
          </table:table-cell>
          <table:table-cell office:value-type="float" office:value="0.35243445835">
            <text:p>0.3524344584</text:p>
          </table:table-cell>
          <table:table-cell office:value-type="float" office:value="0.0920454458223">
            <text:p>0.0920454458</text:p>
          </table:table-cell>
          <table:table-cell office:value-type="float" office:value="0.020309822023">
            <text:p>0.020309822</text:p>
          </table:table-cell>
          <table:table-cell office:value-type="float" office:value="525.901239354">
            <text:p>525.901239354</text:p>
          </table:table-cell>
          <table:table-cell office:value-type="float" office:value="5745.73125527">
            <text:p>5745.73125527</text:p>
          </table:table-cell>
          <table:table-cell office:value-type="float" office:value="471.827797568">
            <text:p>471.827797568</text:p>
          </table:table-cell>
          <table:table-cell table:number-columns-repeated="3"/>
        </table:table-row>
        <table:table-row table:style-name="ro1">
          <table:table-cell office:value-type="float" office:value="40.1">
            <text:p>40.1</text:p>
          </table:table-cell>
          <table:table-cell office:value-type="float" office:value="0.05">
            <text:p>0.05</text:p>
          </table:table-cell>
          <table:table-cell office:value-type="float" office:value="0.168698892231">
            <text:p>0.1686988922</text:p>
          </table:table-cell>
          <table:table-cell office:value-type="float" office:value="0.0668755080621">
            <text:p>0.0668755081</text:p>
          </table:table-cell>
          <table:table-cell office:value-type="float" office:value="0.0410999496519">
            <text:p>0.0410999497</text:p>
          </table:table-cell>
          <table:table-cell office:value-type="float" office:value="0.0699149151534">
            <text:p>0.0699149152</text:p>
          </table:table-cell>
          <table:table-cell office:value-type="float" office:value="0.494999869288">
            <text:p>0.4949998693</text:p>
          </table:table-cell>
          <table:table-cell office:value-type="float" office:value="0.08">
            <text:p>0.08</text:p>
          </table:table-cell>
          <table:table-cell office:value-type="float" office:value="0.0202274226289">
            <text:p>0.0202274226</text:p>
          </table:table-cell>
          <table:table-cell office:value-type="float" office:value="378.245630808">
            <text:p>378.245630808</text:p>
          </table:table-cell>
          <table:table-cell office:value-type="float" office:value="5828.80676901">
            <text:p>5828.80676901</text:p>
          </table:table-cell>
          <table:table-cell office:value-type="float" office:value="502.117608743">
            <text:p>502.117608743</text:p>
          </table:table-cell>
          <table:table-cell table:number-columns-repeated="3"/>
        </table:table-row>
        <table:table-row table:style-name="ro1">
          <table:table-cell office:value-type="float" office:value="40.2">
            <text:p>40.2</text:p>
          </table:table-cell>
          <table:table-cell office:value-type="float" office:value="0.05">
            <text:p>0.05</text:p>
          </table:table-cell>
          <table:table-cell office:value-type="float" office:value="0.158289955629">
            <text:p>0.1582899556</text:p>
          </table:table-cell>
          <table:table-cell office:value-type="float" office:value="0.066061837256">
            <text:p>0.0660618373</text:p>
          </table:table-cell>
          <table:table-cell office:value-type="float" office:value="0.0405976887768">
            <text:p>0.0405976888</text:p>
          </table:table-cell>
          <table:table-cell office:value-type="float" office:value="0.0689528260444">
            <text:p>0.068952826</text:p>
          </table:table-cell>
          <table:table-cell office:value-type="float" office:value="0.66166682875">
            <text:p>0.6616668288</text:p>
          </table:table-cell>
          <table:table-cell office:value-type="float" office:value="0.08">
            <text:p>0.08</text:p>
          </table:table-cell>
          <table:table-cell office:value-type="float" office:value="0.0201450230384">
            <text:p>0.020145023</text:p>
          </table:table-cell>
          <table:table-cell office:value-type="float" office:value="224.005591073">
            <text:p>224.005591073</text:p>
          </table:table-cell>
          <table:table-cell office:value-type="float" office:value="5911.88248082">
            <text:p>5911.88248082</text:p>
          </table:table-cell>
          <table:table-cell office:value-type="float" office:value="542.598196648">
            <text:p>542.598196648</text:p>
          </table:table-cell>
          <table:table-cell table:number-columns-repeated="3"/>
        </table:table-row>
        <table:table-row table:style-name="ro1">
          <table:table-cell office:value-type="float" office:value="40.3">
            <text:p>40.3</text:p>
          </table:table-cell>
          <table:table-cell office:value-type="float" office:value="0.05">
            <text:p>0.05</text:p>
          </table:table-cell>
          <table:table-cell office:value-type="float" office:value="0.147881043844">
            <text:p>0.1478810438</text:p>
          </table:table-cell>
          <table:table-cell office:value-type="float" office:value="0.0652481683899">
            <text:p>0.0652481684</text:p>
          </table:table-cell>
          <table:table-cell office:value-type="float" office:value="0.0400954290992">
            <text:p>0.0400954291</text:p>
          </table:table-cell>
          <table:table-cell office:value-type="float" office:value="0.0679907392291">
            <text:p>0.0679907392</text:p>
          </table:table-cell>
          <table:table-cell office:value-type="float" office:value="1.11637206829">
            <text:p>1.1163720683</text:p>
          </table:table-cell>
          <table:table-cell office:value-type="float" office:value="0.08">
            <text:p>0.08</text:p>
          </table:table-cell>
          <table:table-cell office:value-type="float" office:value="0.0200626236443">
            <text:p>0.0200626236</text:p>
          </table:table-cell>
          <table:table-cell office:value-type="float" office:value="248.218762019">
            <text:p>248.218762019</text:p>
          </table:table-cell>
          <table:table-cell office:value-type="float" office:value="5994.95799456">
            <text:p>5994.95799456</text:p>
          </table:table-cell>
          <table:table-cell office:value-type="float" office:value="583.07868804">
            <text:p>583.07868804</text:p>
          </table:table-cell>
          <table:table-cell table:number-columns-repeated="3"/>
        </table:table-row>
        <table:table-row table:style-name="ro1">
          <table:table-cell office:value-type="float" office:value="40.4">
            <text:p>40.4</text:p>
          </table:table-cell>
          <table:table-cell office:value-type="float" office:value="0.05">
            <text:p>0.05</text:p>
          </table:table-cell>
          <table:table-cell office:value-type="float" office:value="0.137472107243">
            <text:p>0.1374721072</text:p>
          </table:table-cell>
          <table:table-cell office:value-type="float" office:value="0.0644344975838">
            <text:p>0.0644344976</text:p>
          </table:table-cell>
          <table:table-cell office:value-type="float" office:value="0.0395931682242">
            <text:p>0.0395931682</text:p>
          </table:table-cell>
          <table:table-cell office:value-type="float" office:value="0.0670286501201">
            <text:p>0.0670286501</text:p>
          </table:table-cell>
          <table:table-cell office:value-type="float" office:value="1.38114367569">
            <text:p>1.3811436757</text:p>
          </table:table-cell>
          <table:table-cell office:value-type="float" office:value="0.08">
            <text:p>0.08</text:p>
          </table:table-cell>
          <table:table-cell office:value-type="float" office:value="0.0199802240537">
            <text:p>0.0199802241</text:p>
          </table:table-cell>
          <table:table-cell office:value-type="float" office:value="294.487851492">
            <text:p>294.487851492</text:p>
          </table:table-cell>
          <table:table-cell office:value-type="float" office:value="6078.03370636">
            <text:p>6078.03370636</text:p>
          </table:table-cell>
          <table:table-cell office:value-type="float" office:value="623.559275945">
            <text:p>623.559275945</text:p>
          </table:table-cell>
          <table:table-cell table:number-columns-repeated="3"/>
        </table:table-row>
        <table:table-row table:style-name="ro1">
          <table:table-cell office:value-type="float" office:value="40.5">
            <text:p>40.5</text:p>
          </table:table-cell>
          <table:table-cell office:value-type="float" office:value="0.05">
            <text:p>0.05</text:p>
          </table:table-cell>
          <table:table-cell office:value-type="float" office:value="0.127063195458">
            <text:p>0.1270631955</text:p>
          </table:table-cell>
          <table:table-cell office:value-type="float" office:value="0.0636208287176">
            <text:p>0.0636208287</text:p>
          </table:table-cell>
          <table:table-cell office:value-type="float" office:value="0.0390909085466">
            <text:p>0.0390909085</text:p>
          </table:table-cell>
          <table:table-cell office:value-type="float" office:value="0.0660665633049">
            <text:p>0.0660665633</text:p>
          </table:table-cell>
          <table:table-cell office:value-type="float" office:value="1.18797895469">
            <text:p>1.1879789547</text:p>
          </table:table-cell>
          <table:table-cell office:value-type="float" office:value="0.08">
            <text:p>0.08</text:p>
          </table:table-cell>
          <table:table-cell office:value-type="float" office:value="0.0198978246597">
            <text:p>0.0198978247</text:p>
          </table:table-cell>
          <table:table-cell office:value-type="float" office:value="340.756830651">
            <text:p>340.756830651</text:p>
          </table:table-cell>
          <table:table-cell office:value-type="float" office:value="6161.1092201">
            <text:p>6161.1092201</text:p>
          </table:table-cell>
          <table:table-cell office:value-type="float" office:value="664.039767337">
            <text:p>664.039767337</text:p>
          </table:table-cell>
          <table:table-cell table:number-columns-repeated="3"/>
        </table:table-row>
        <table:table-row table:style-name="ro1">
          <table:table-cell office:value-type="float" office:value="40.6">
            <text:p>40.6</text:p>
          </table:table-cell>
          <table:table-cell office:value-type="float" office:value="0.05">
            <text:p>0.05</text:p>
          </table:table-cell>
          <table:table-cell office:value-type="float" office:value="0.116654283673">
            <text:p>0.1166542837</text:p>
          </table:table-cell>
          <table:table-cell office:value-type="float" office:value="0.0628071598515">
            <text:p>0.0628071599</text:p>
          </table:table-cell>
          <table:table-cell office:value-type="float" office:value="0.038588648869">
            <text:p>0.0385886489</text:p>
          </table:table-cell>
          <table:table-cell office:value-type="float" office:value="0.0651044764896">
            <text:p>0.0651044765</text:p>
          </table:table-cell>
          <table:table-cell office:value-type="float" office:value="0.994814233693">
            <text:p>0.9948142337</text:p>
          </table:table-cell>
          <table:table-cell office:value-type="float" office:value="0.08">
            <text:p>0.08</text:p>
          </table:table-cell>
          <table:table-cell office:value-type="float" office:value="0.0198154252656">
            <text:p>0.0198154253</text:p>
          </table:table-cell>
          <table:table-cell office:value-type="float" office:value="386.262620705">
            <text:p>386.262620705</text:p>
          </table:table-cell>
          <table:table-cell office:value-type="float" office:value="6244.18473384">
            <text:p>6244.18473384</text:p>
          </table:table-cell>
          <table:table-cell office:value-type="float" office:value="704.520258729">
            <text:p>704.520258729</text:p>
          </table:table-cell>
          <table:table-cell table:number-columns-repeated="3"/>
        </table:table-row>
        <table:table-row table:style-name="ro1">
          <table:table-cell office:value-type="float" office:value="40.7">
            <text:p>40.7</text:p>
          </table:table-cell>
          <table:table-cell office:value-type="float" office:value="0.05">
            <text:p>0.05</text:p>
          </table:table-cell>
          <table:table-cell office:value-type="float" office:value="0.106245347071">
            <text:p>0.1062453471</text:p>
          </table:table-cell>
          <table:table-cell office:value-type="float" office:value="0.0619934890454">
            <text:p>0.061993489</text:p>
          </table:table-cell>
          <table:table-cell office:value-type="float" office:value="0.038086387994">
            <text:p>0.038086388</text:p>
          </table:table-cell>
          <table:table-cell office:value-type="float" office:value="0.0641423873806">
            <text:p>0.0641423874</text:p>
          </table:table-cell>
          <table:table-cell office:value-type="float" office:value="0.801649052153">
            <text:p>0.8016490522</text:p>
          </table:table-cell>
          <table:table-cell office:value-type="float" office:value="0.08">
            <text:p>0.08</text:p>
          </table:table-cell>
          <table:table-cell office:value-type="float" office:value="0.0197330256751">
            <text:p>0.0197330257</text:p>
          </table:table-cell>
          <table:table-cell office:value-type="float" office:value="394.373983484">
            <text:p>394.373983484</text:p>
          </table:table-cell>
          <table:table-cell office:value-type="float" office:value="5071.0388799">
            <text:p>5071.0388799</text:p>
          </table:table-cell>
          <table:table-cell office:value-type="float" office:value="745.000846635">
            <text:p>745.000846635</text:p>
          </table:table-cell>
          <table:table-cell table:number-columns-repeated="3"/>
        </table:table-row>
        <table:table-row table:style-name="ro1">
          <table:table-cell office:value-type="float" office:value="40.8">
            <text:p>40.8</text:p>
          </table:table-cell>
          <table:table-cell office:value-type="float" office:value="0.05">
            <text:p>0.05</text:p>
          </table:table-cell>
          <table:table-cell office:value-type="float" office:value="0.0993495941263">
            <text:p>0.0993495941</text:p>
          </table:table-cell>
          <table:table-cell office:value-type="float" office:value="0.0611798201792">
            <text:p>0.0611798202</text:p>
          </table:table-cell>
          <table:table-cell office:value-type="float" office:value="0.0375841283164">
            <text:p>0.0375841283</text:p>
          </table:table-cell>
          <table:table-cell office:value-type="float" office:value="0.0631803005654">
            <text:p>0.0631803006</text:p>
          </table:table-cell>
          <table:table-cell office:value-type="float" office:value="0.608484331155">
            <text:p>0.6084843312</text:p>
          </table:table-cell>
          <table:table-cell office:value-type="float" office:value="0.08">
            <text:p>0.08</text:p>
          </table:table-cell>
          <table:table-cell office:value-type="float" office:value="0.019650626281">
            <text:p>0.0196506263</text:p>
          </table:table-cell>
          <table:table-cell office:value-type="float" office:value="402.485326924">
            <text:p>402.485326924</text:p>
          </table:table-cell>
          <table:table-cell office:value-type="float" office:value="3803.34232567">
            <text:p>3803.34232567</text:p>
          </table:table-cell>
          <table:table-cell office:value-type="float" office:value="785.481338027">
            <text:p>785.481338027</text:p>
          </table:table-cell>
          <table:table-cell table:number-columns-repeated="3"/>
        </table:table-row>
        <table:table-row table:style-name="ro1">
          <table:table-cell office:value-type="float" office:value="40.9">
            <text:p>40.9</text:p>
          </table:table-cell>
          <table:table-cell office:value-type="float" office:value="0.05">
            <text:p>0.05</text:p>
          </table:table-cell>
          <table:table-cell office:value-type="float" office:value="0.0977235755653">
            <text:p>0.0977235756</text:p>
          </table:table-cell>
          <table:table-cell office:value-type="float" office:value="0.0603661493732">
            <text:p>0.0603661494</text:p>
          </table:table-cell>
          <table:table-cell office:value-type="float" office:value="0.0370818674413">
            <text:p>0.0370818674</text:p>
          </table:table-cell>
          <table:table-cell office:value-type="float" office:value="0.0622182114564">
            <text:p>0.0622182115</text:p>
          </table:table-cell>
          <table:table-cell office:value-type="float" office:value="0.415319149615">
            <text:p>0.4153191496</text:p>
          </table:table-cell>
          <table:table-cell office:value-type="float" office:value="0.08">
            <text:p>0.08</text:p>
          </table:table-cell>
          <table:table-cell office:value-type="float" office:value="0.0195682266904">
            <text:p>0.0195682267</text:p>
          </table:table-cell>
          <table:table-cell office:value-type="float" office:value="410.596689703">
            <text:p>410.596689703</text:p>
          </table:table-cell>
          <table:table-cell office:value-type="float" office:value="2535.64274901">
            <text:p>2535.64274901</text:p>
          </table:table-cell>
          <table:table-cell office:value-type="float" office:value="770.52251405">
            <text:p>770.52251405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.05">
            <text:p>0.05</text:p>
          </table:table-cell>
          <table:table-cell office:value-type="float" office:value="0.0960975608811">
            <text:p>0.0960975609</text:p>
          </table:table-cell>
          <table:table-cell office:value-type="float" office:value="0.059552480507">
            <text:p>0.0595524805</text:p>
          </table:table-cell>
          <table:table-cell office:value-type="float" office:value="0.0365796077637">
            <text:p>0.0365796078</text:p>
          </table:table-cell>
          <table:table-cell office:value-type="float" office:value="0.0612561246411">
            <text:p>0.0612561246</text:p>
          </table:table-cell>
          <table:table-cell office:value-type="float" office:value="0.222154428616">
            <text:p>0.2221544286</text:p>
          </table:table-cell>
          <table:table-cell office:value-type="float" office:value="0.08">
            <text:p>0.08</text:p>
          </table:table-cell>
          <table:table-cell office:value-type="float" office:value="0.0194858272964">
            <text:p>0.0194858273</text:p>
          </table:table-cell>
          <table:table-cell office:value-type="float" office:value="418.708033143">
            <text:p>418.708033143</text:p>
          </table:table-cell>
          <table:table-cell office:value-type="float" office:value="1267.94619479">
            <text:p>1267.94619479</text:p>
          </table:table-cell>
          <table:table-cell office:value-type="float" office:value="637.75535963">
            <text:p>637.75535963</text:p>
          </table:table-cell>
          <table:table-cell table:number-columns-repeated="3"/>
        </table:table-row>
        <table:table-row table:style-name="ro1">
          <table:table-cell office:value-type="float" office:value="41.1">
            <text:p>41.1</text:p>
          </table:table-cell>
          <table:table-cell office:value-type="float" office:value="0.05">
            <text:p>0.05</text:p>
          </table:table-cell>
          <table:table-cell office:value-type="float" office:value="0.0944715461968">
            <text:p>0.0944715462</text:p>
          </table:table-cell>
          <table:table-cell office:value-type="float" office:value="0.0587388116409">
            <text:p>0.0587388116</text:p>
          </table:table-cell>
          <table:table-cell office:value-type="float" office:value="0.0360773480861">
            <text:p>0.0360773481</text:p>
          </table:table-cell>
          <table:table-cell office:value-type="float" office:value="0.0602940378259">
            <text:p>0.0602940378</text:p>
          </table:table-cell>
          <table:table-cell office:value-type="float" office:value="0.286376728966">
            <text:p>0.286376729</text:p>
          </table:table-cell>
          <table:table-cell office:value-type="float" office:value="0.08">
            <text:p>0.08</text:p>
          </table:table-cell>
          <table:table-cell office:value-type="float" office:value="0.0194034279023">
            <text:p>0.0194034279</text:p>
          </table:table-cell>
          <table:table-cell office:value-type="float" office:value="419.823191347">
            <text:p>419.823191347</text:p>
          </table:table-cell>
          <table:table-cell office:value-type="float" office:value="486.784641025">
            <text:p>486.784641025</text:p>
          </table:table-cell>
          <table:table-cell office:value-type="float" office:value="504.98820521">
            <text:p>504.98820521</text:p>
          </table:table-cell>
          <table:table-cell table:number-columns-repeated="3"/>
        </table:table-row>
        <table:table-row table:style-name="ro1">
          <table:table-cell office:value-type="float" office:value="41.2">
            <text:p>41.2</text:p>
          </table:table-cell>
          <table:table-cell office:value-type="float" office:value="0.05">
            <text:p>0.05</text:p>
          </table:table-cell>
          <table:table-cell office:value-type="float" office:value="0.0928455276358">
            <text:p>0.0928455276</text:p>
          </table:table-cell>
          <table:table-cell office:value-type="float" office:value="0.0579251408348">
            <text:p>0.0579251408</text:p>
          </table:table-cell>
          <table:table-cell office:value-type="float" office:value="0.0355750872111">
            <text:p>0.0355750872</text:p>
          </table:table-cell>
          <table:table-cell office:value-type="float" office:value="0.0593319487169">
            <text:p>0.0593319487</text:p>
          </table:table-cell>
          <table:table-cell office:value-type="float" office:value="0.445797233654">
            <text:p>0.4457972337</text:p>
          </table:table-cell>
          <table:table-cell office:value-type="float" office:value="0.08">
            <text:p>0.08</text:p>
          </table:table-cell>
          <table:table-cell office:value-type="float" office:value="0.0193210283117">
            <text:p>0.0193210283</text:p>
          </table:table-cell>
          <table:table-cell office:value-type="float" office:value="419.402610492">
            <text:p>419.402610492</text:p>
          </table:table-cell>
          <table:table-cell office:value-type="float" office:value="570.572608863">
            <text:p>570.572608863</text:p>
          </table:table-cell>
          <table:table-cell office:value-type="float" office:value="372.220734248">
            <text:p>372.220734248</text:p>
          </table:table-cell>
          <table:table-cell table:number-columns-repeated="3"/>
        </table:table-row>
        <table:table-row table:style-name="ro1">
          <table:table-cell office:value-type="float" office:value="41.3">
            <text:p>41.3</text:p>
          </table:table-cell>
          <table:table-cell office:value-type="float" office:value="0.05">
            <text:p>0.05</text:p>
          </table:table-cell>
          <table:table-cell office:value-type="float" office:value="0.0912195129516">
            <text:p>0.091219513</text:p>
          </table:table-cell>
          <table:table-cell office:value-type="float" office:value="0.0571114719686">
            <text:p>0.057111472</text:p>
          </table:table-cell>
          <table:table-cell office:value-type="float" office:value="0.0350728275335">
            <text:p>0.0350728275</text:p>
          </table:table-cell>
          <table:table-cell office:value-type="float" office:value="0.0583698619017">
            <text:p>0.0583698619</text:p>
          </table:table-cell>
          <table:table-cell office:value-type="float" office:value="0.605217358253">
            <text:p>0.6052173583</text:p>
          </table:table-cell>
          <table:table-cell office:value-type="float" office:value="0.0743524063399">
            <text:p>0.0743524063</text:p>
          </table:table-cell>
          <table:table-cell office:value-type="float" office:value="0.0192386289177">
            <text:p>0.0192386289</text:p>
          </table:table-cell>
          <table:table-cell office:value-type="float" office:value="418.98203064">
            <text:p>418.98203064</text:p>
          </table:table-cell>
          <table:table-cell office:value-type="float" office:value="654.360376936">
            <text:p>654.360376936</text:p>
          </table:table-cell>
          <table:table-cell office:value-type="float" office:value="423.04810933">
            <text:p>423.04810933</text:p>
          </table:table-cell>
          <table:table-cell table:number-columns-repeated="3"/>
        </table:table-row>
        <table:table-row table:style-name="ro1">
          <table:table-cell office:value-type="float" office:value="41.4">
            <text:p>41.4</text:p>
          </table:table-cell>
          <table:table-cell office:value-type="float" office:value="0.05">
            <text:p>0.05</text:p>
          </table:table-cell>
          <table:table-cell office:value-type="float" office:value="0.0895934943906">
            <text:p>0.0895934944</text:p>
          </table:table-cell>
          <table:table-cell office:value-type="float" office:value="0.0562978011625">
            <text:p>0.0562978012</text:p>
          </table:table-cell>
          <table:table-cell office:value-type="float" office:value="0.0345705666584">
            <text:p>0.0345705667</text:p>
          </table:table-cell>
          <table:table-cell office:value-type="float" office:value="0.0574077727926">
            <text:p>0.0574077728</text:p>
          </table:table-cell>
          <table:table-cell office:value-type="float" office:value="0.76463786294">
            <text:p>0.7646378629</text:p>
          </table:table-cell>
          <table:table-cell office:value-type="float" office:value="0.0668222754754">
            <text:p>0.0668222755</text:p>
          </table:table-cell>
          <table:table-cell office:value-type="float" office:value="0.0191562293271">
            <text:p>0.0191562293</text:p>
          </table:table-cell>
          <table:table-cell office:value-type="float" office:value="418.561449786">
            <text:p>418.561449786</text:p>
          </table:table-cell>
          <table:table-cell office:value-type="float" office:value="738.148344774">
            <text:p>738.148344774</text:p>
          </table:table-cell>
          <table:table-cell office:value-type="float" office:value="511.479330522">
            <text:p>511.479330522</text:p>
          </table:table-cell>
          <table:table-cell table:number-columns-repeated="3"/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0.0531250064028">
            <text:p>0.0531250064</text:p>
          </table:table-cell>
          <table:table-cell office:value-type="float" office:value="0.0879674797063">
            <text:p>0.0879674797</text:p>
          </table:table-cell>
          <table:table-cell office:value-type="float" office:value="0.0554841322964">
            <text:p>0.0554841323</text:p>
          </table:table-cell>
          <table:table-cell office:value-type="float" office:value="0.0340683069809">
            <text:p>0.034068307</text:p>
          </table:table-cell>
          <table:table-cell office:value-type="float" office:value="0.0564456859774">
            <text:p>0.056445686</text:p>
          </table:table-cell>
          <table:table-cell office:value-type="float" office:value="0.796020930906">
            <text:p>0.7960209309</text:p>
          </table:table-cell>
          <table:table-cell office:value-type="float" office:value="0.0592921625641">
            <text:p>0.0592921626</text:p>
          </table:table-cell>
          <table:table-cell office:value-type="float" office:value="0.0190738299331">
            <text:p>0.0190738299</text:p>
          </table:table-cell>
          <table:table-cell office:value-type="float" office:value="412.256202277">
            <text:p>412.256202277</text:p>
          </table:table-cell>
          <table:table-cell office:value-type="float" office:value="821.936112846">
            <text:p>821.936112846</text:p>
          </table:table-cell>
          <table:table-cell office:value-type="float" office:value="599.910340878">
            <text:p>599.910340878</text:p>
          </table:table-cell>
          <table:table-cell table:number-columns-repeated="3"/>
        </table:table-row>
        <table:table-row table:style-name="ro1">
          <table:table-cell office:value-type="float" office:value="41.6">
            <text:p>41.6</text:p>
          </table:table-cell>
          <table:table-cell office:value-type="float" office:value="0.0570312527649">
            <text:p>0.0570312528</text:p>
          </table:table-cell>
          <table:table-cell office:value-type="float" office:value="0.0863414650221">
            <text:p>0.086341465</text:p>
          </table:table-cell>
          <table:table-cell office:value-type="float" office:value="0.0546704634302">
            <text:p>0.0546704634</text:p>
          </table:table-cell>
          <table:table-cell office:value-type="float" office:value="0.0335660473033">
            <text:p>0.0335660473</text:p>
          </table:table-cell>
          <table:table-cell office:value-type="float" office:value="0.0554835991622">
            <text:p>0.0554835992</text:p>
          </table:table-cell>
          <table:table-cell office:value-type="float" office:value="0.738429358192">
            <text:p>0.7384293582</text:p>
          </table:table-cell>
          <table:table-cell office:value-type="float" office:value="0.0517620496528">
            <text:p>0.0517620497</text:p>
          </table:table-cell>
          <table:table-cell office:value-type="float" office:value="0.018991430539">
            <text:p>0.0189914305</text:p>
          </table:table-cell>
          <table:table-cell office:value-type="float" office:value="402.640856614">
            <text:p>402.640856614</text:p>
          </table:table-cell>
          <table:table-cell office:value-type="float" office:value="905.723880918">
            <text:p>905.723880918</text:p>
          </table:table-cell>
          <table:table-cell office:value-type="float" office:value="688.341351234">
            <text:p>688.341351234</text:p>
          </table:table-cell>
          <table:table-cell table:number-columns-repeated="3"/>
        </table:table-row>
        <table:table-row table:style-name="ro1">
          <table:table-cell office:value-type="float" office:value="41.7">
            <text:p>41.7</text:p>
          </table:table-cell>
          <table:table-cell office:value-type="float" office:value="0.0609375084401">
            <text:p>0.0609375084</text:p>
          </table:table-cell>
          <table:table-cell office:value-type="float" office:value="0.0847154464611">
            <text:p>0.0847154465</text:p>
          </table:table-cell>
          <table:table-cell office:value-type="float" office:value="0.0538567926241">
            <text:p>0.0538567926</text:p>
          </table:table-cell>
          <table:table-cell office:value-type="float" office:value="0.0330637864282">
            <text:p>0.0330637864</text:p>
          </table:table-cell>
          <table:table-cell office:value-type="float" office:value="0.0545215100532">
            <text:p>0.0545215101</text:p>
          </table:table-cell>
          <table:table-cell office:value-type="float" office:value="0.680837648169">
            <text:p>0.6808376482</text:p>
          </table:table-cell>
          <table:table-cell office:value-type="float" office:value="0.0442319187883">
            <text:p>0.0442319188</text:p>
          </table:table-cell>
          <table:table-cell office:value-type="float" office:value="0.0189090309484">
            <text:p>0.0189090309</text:p>
          </table:table-cell>
          <table:table-cell office:value-type="float" office:value="393.025488026">
            <text:p>393.025488026</text:p>
          </table:table-cell>
          <table:table-cell office:value-type="float" office:value="989.511848756">
            <text:p>989.511848756</text:p>
          </table:table-cell>
          <table:table-cell office:value-type="float" office:value="776.772572427">
            <text:p>776.772572427</text:p>
          </table:table-cell>
          <table:table-cell table:number-columns-repeated="3"/>
        </table:table-row>
        <table:table-row table:style-name="ro1">
          <table:table-cell office:value-type="float" office:value="41.8">
            <text:p>41.8</text:p>
          </table:table-cell>
          <table:table-cell office:value-type="float" office:value="0.0648437548021">
            <text:p>0.0648437548</text:p>
          </table:table-cell>
          <table:table-cell office:value-type="float" office:value="0.0830894317768">
            <text:p>0.0830894318</text:p>
          </table:table-cell>
          <table:table-cell office:value-type="float" office:value="0.053043123758">
            <text:p>0.0530431238</text:p>
          </table:table-cell>
          <table:table-cell office:value-type="float" office:value="0.0325615267506">
            <text:p>0.0325615268</text:p>
          </table:table-cell>
          <table:table-cell office:value-type="float" office:value="0.0535594232379">
            <text:p>0.0535594232</text:p>
          </table:table-cell>
          <table:table-cell office:value-type="float" office:value="0.623246075455">
            <text:p>0.6232460755</text:p>
          </table:table-cell>
          <table:table-cell office:value-type="float" office:value="0.036701805877">
            <text:p>0.0367018059</text:p>
          </table:table-cell>
          <table:table-cell office:value-type="float" office:value="0.0188266315544">
            <text:p>0.0188266316</text:p>
          </table:table-cell>
          <table:table-cell office:value-type="float" office:value="383.410142362">
            <text:p>383.410142362</text:p>
          </table:table-cell>
          <table:table-cell office:value-type="float" office:value="1073.29961683">
            <text:p>1073.29961683</text:p>
          </table:table-cell>
          <table:table-cell office:value-type="float" office:value="865.203582783">
            <text:p>865.203582783</text:p>
          </table:table-cell>
          <table:table-cell table:number-columns-repeated="3"/>
        </table:table-row>
        <table:table-row table:style-name="ro1">
          <table:table-cell office:value-type="float" office:value="41.9">
            <text:p>41.9</text:p>
          </table:table-cell>
          <table:table-cell office:value-type="float" office:value="0.0687500104774">
            <text:p>0.0687500105</text:p>
          </table:table-cell>
          <table:table-cell office:value-type="float" office:value="0.0814634132158">
            <text:p>0.0814634132</text:p>
          </table:table-cell>
          <table:table-cell office:value-type="float" office:value="0.0522294529519">
            <text:p>0.052229453</text:p>
          </table:table-cell>
          <table:table-cell office:value-type="float" office:value="0.0320592658756">
            <text:p>0.0320592659</text:p>
          </table:table-cell>
          <table:table-cell office:value-type="float" office:value="0.0525973341289">
            <text:p>0.0525973341</text:p>
          </table:table-cell>
          <table:table-cell office:value-type="float" office:value="0.623820542885">
            <text:p>0.6238205429</text:p>
          </table:table-cell>
          <table:table-cell office:value-type="float" office:value="0.03">
            <text:p>0.03</text:p>
          </table:table-cell>
          <table:table-cell office:value-type="float" office:value="0.0187442319638">
            <text:p>0.018744232</text:p>
          </table:table-cell>
          <table:table-cell office:value-type="float" office:value="383.865534921">
            <text:p>383.865534921</text:p>
          </table:table-cell>
          <table:table-cell office:value-type="float" office:value="1157.08758467">
            <text:p>1157.08758467</text:p>
          </table:table-cell>
          <table:table-cell office:value-type="float" office:value="953.634803975">
            <text:p>953.634803975</text:p>
          </table:table-cell>
          <table:table-cell table:number-columns-repeated="3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.0726562568394">
            <text:p>0.0726562568</text:p>
          </table:table-cell>
          <table:table-cell office:value-type="float" office:value="0.0798373985316">
            <text:p>0.0798373985</text:p>
          </table:table-cell>
          <table:table-cell office:value-type="float" office:value="0.0514157840858">
            <text:p>0.0514157841</text:p>
          </table:table-cell>
          <table:table-cell office:value-type="float" office:value="0.031557006198">
            <text:p>0.0315570062</text:p>
          </table:table-cell>
          <table:table-cell office:value-type="float" office:value="0.0516352473137">
            <text:p>0.0516352473</text:p>
          </table:table-cell>
          <table:table-cell office:value-type="float" office:value="0.641769249862">
            <text:p>0.6417692499</text:p>
          </table:table-cell>
          <table:table-cell office:value-type="float" office:value="0.03">
            <text:p>0.03</text:p>
          </table:table-cell>
          <table:table-cell office:value-type="float" office:value="0.0186618325698">
            <text:p>0.0186618326</text:p>
          </table:table-cell>
          <table:table-cell office:value-type="float" office:value="386.531555299">
            <text:p>386.531555299</text:p>
          </table:table-cell>
          <table:table-cell office:value-type="float" office:value="1240.87535274">
            <text:p>1240.87535274</text:p>
          </table:table-cell>
          <table:table-cell office:value-type="float" office:value="1042.06581433">
            <text:p>1042.06581433</text:p>
          </table:table-cell>
          <table:table-cell table:number-columns-repeated="3"/>
        </table:table-row>
        <table:table-row table:style-name="ro1">
          <table:table-cell office:value-type="float" office:value="42.1">
            <text:p>42.1</text:p>
          </table:table-cell>
          <table:table-cell office:value-type="float" office:value="0.0765625032014">
            <text:p>0.0765625032</text:p>
          </table:table-cell>
          <table:table-cell office:value-type="float" office:value="0.0782113838473">
            <text:p>0.0782113838</text:p>
          </table:table-cell>
          <table:table-cell office:value-type="float" office:value="0.0506021152196">
            <text:p>0.0506021152</text:p>
          </table:table-cell>
          <table:table-cell office:value-type="float" office:value="0.0310547465204">
            <text:p>0.0310547465</text:p>
          </table:table-cell>
          <table:table-cell office:value-type="float" office:value="0.0506731604984">
            <text:p>0.0506731605</text:p>
          </table:table-cell>
          <table:table-cell office:value-type="float" office:value="0.659717956838">
            <text:p>0.6597179568</text:p>
          </table:table-cell>
          <table:table-cell office:value-type="float" office:value="0.03">
            <text:p>0.03</text:p>
          </table:table-cell>
          <table:table-cell office:value-type="float" office:value="0.0185794331757">
            <text:p>0.0185794332</text:p>
          </table:table-cell>
          <table:table-cell office:value-type="float" office:value="389.197575677">
            <text:p>389.197575677</text:p>
          </table:table-cell>
          <table:table-cell office:value-type="float" office:value="1324.66312081">
            <text:p>1324.66312081</text:p>
          </table:table-cell>
          <table:table-cell office:value-type="float" office:value="1130.49682469">
            <text:p>1130.49682469</text:p>
          </table:table-cell>
          <table:table-cell table:number-columns-repeated="3"/>
        </table:table-row>
        <table:table-row table:style-name="ro1">
          <table:table-cell office:value-type="float" office:value="42.2">
            <text:p>42.2</text:p>
          </table:table-cell>
          <table:table-cell office:value-type="float" office:value="0.0804687588767">
            <text:p>0.0804687589</text:p>
          </table:table-cell>
          <table:table-cell office:value-type="float" office:value="0.0765853652863">
            <text:p>0.0765853653</text:p>
          </table:table-cell>
          <table:table-cell office:value-type="float" office:value="0.0497884444135">
            <text:p>0.0497884444</text:p>
          </table:table-cell>
          <table:table-cell office:value-type="float" office:value="0.0305524856453">
            <text:p>0.0305524856</text:p>
          </table:table-cell>
          <table:table-cell office:value-type="float" office:value="0.0497110713894">
            <text:p>0.0497110714</text:p>
          </table:table-cell>
          <table:table-cell office:value-type="float" office:value="0.677666706607">
            <text:p>0.6776667066</text:p>
          </table:table-cell>
          <table:table-cell office:value-type="float" office:value="0.03">
            <text:p>0.03</text:p>
          </table:table-cell>
          <table:table-cell office:value-type="float" office:value="0.0184970335851">
            <text:p>0.0184970336</text:p>
          </table:table-cell>
          <table:table-cell office:value-type="float" office:value="391.86360241">
            <text:p>391.86360241</text:p>
          </table:table-cell>
          <table:table-cell office:value-type="float" office:value="1408.45108865">
            <text:p>1408.45108865</text:p>
          </table:table-cell>
          <table:table-cell office:value-type="float" office:value="1218.92804588">
            <text:p>1218.92804588</text:p>
          </table:table-cell>
          <table:table-cell table:number-columns-repeated="3"/>
        </table:table-row>
        <table:table-row table:style-name="ro1">
          <table:table-cell office:value-type="float" office:value="42.3">
            <text:p>42.3</text:p>
          </table:table-cell>
          <table:table-cell office:value-type="float" office:value="0.0843750052387">
            <text:p>0.0843750052</text:p>
          </table:table-cell>
          <table:table-cell office:value-type="float" office:value="0.0749593506021">
            <text:p>0.0749593506</text:p>
          </table:table-cell>
          <table:table-cell office:value-type="float" office:value="0.0489747755474">
            <text:p>0.0489747755</text:p>
          </table:table-cell>
          <table:table-cell office:value-type="float" office:value="0.0300502259678">
            <text:p>0.030050226</text:p>
          </table:table-cell>
          <table:table-cell office:value-type="float" office:value="0.0487489845742">
            <text:p>0.0487489846</text:p>
          </table:table-cell>
          <table:table-cell office:value-type="float" office:value="0.68362500534">
            <text:p>0.6836250053</text:p>
          </table:table-cell>
          <table:table-cell office:value-type="float" office:value="0.03">
            <text:p>0.03</text:p>
          </table:table-cell>
          <table:table-cell office:value-type="float" office:value="0.0184146341911">
            <text:p>0.0184146342</text:p>
          </table:table-cell>
          <table:table-cell office:value-type="float" office:value="372.926173545">
            <text:p>372.926173545</text:p>
          </table:table-cell>
          <table:table-cell office:value-type="float" office:value="1492.23885672">
            <text:p>1492.23885672</text:p>
          </table:table-cell>
          <table:table-cell office:value-type="float" office:value="1307.35905624">
            <text:p>1307.35905624</text:p>
          </table:table-cell>
          <table:table-cell table:number-columns-repeated="3"/>
        </table:table-row>
        <table:table-row table:style-name="ro1">
          <table:table-cell office:value-type="float" office:value="42.4">
            <text:p>42.4</text:p>
          </table:table-cell>
          <table:table-cell office:value-type="float" office:value="0.0882812609139">
            <text:p>0.0882812609</text:p>
          </table:table-cell>
          <table:table-cell office:value-type="float" office:value="0.0733333320411">
            <text:p>0.073333332</text:p>
          </table:table-cell>
          <table:table-cell office:value-type="float" office:value="0.0481611047413">
            <text:p>0.0481611047</text:p>
          </table:table-cell>
          <table:table-cell office:value-type="float" office:value="0.0336809878168">
            <text:p>0.0336809878</text:p>
          </table:table-cell>
          <table:table-cell office:value-type="float" office:value="0.0477868954652">
            <text:p>0.0477868955</text:p>
          </table:table-cell>
          <table:table-cell office:value-type="float" office:value="0.687791677801">
            <text:p>0.6877916778</text:p>
          </table:table-cell>
          <table:table-cell office:value-type="float" office:value="0.03">
            <text:p>0.03</text:p>
          </table:table-cell>
          <table:table-cell office:value-type="float" office:value="0.0183322346005">
            <text:p>0.0183322346</text:p>
          </table:table-cell>
          <table:table-cell office:value-type="float" office:value="351.318623438">
            <text:p>351.318623438</text:p>
          </table:table-cell>
          <table:table-cell office:value-type="float" office:value="1576.02682456">
            <text:p>1576.02682456</text:p>
          </table:table-cell>
          <table:table-cell office:value-type="float" office:value="1395.79027743">
            <text:p>1395.79027743</text:p>
          </table:table-cell>
          <table:table-cell table:number-columns-repeated="3"/>
        </table:table-row>
        <table:table-row table:style-name="ro1">
          <table:table-cell office:value-type="float" office:value="42.5">
            <text:p>42.5</text:p>
          </table:table-cell>
          <table:table-cell office:value-type="float" office:value="0.092187507276">
            <text:p>0.0921875073</text:p>
          </table:table-cell>
          <table:table-cell office:value-type="float" office:value="0.0717073173568">
            <text:p>0.0717073174</text:p>
          </table:table-cell>
          <table:table-cell office:value-type="float" office:value="0.0473474358751">
            <text:p>0.0473474359</text:p>
          </table:table-cell>
          <table:table-cell office:value-type="float" office:value="0.0377709634451">
            <text:p>0.0377709634</text:p>
          </table:table-cell>
          <table:table-cell office:value-type="float" office:value="0.0468248086499">
            <text:p>0.0468248086</text:p>
          </table:table-cell>
          <table:table-cell office:value-type="float" office:value="0.691958340329">
            <text:p>0.6919583403</text:p>
          </table:table-cell>
          <table:table-cell office:value-type="float" office:value="0.03">
            <text:p>0.03</text:p>
          </table:table-cell>
          <table:table-cell office:value-type="float" office:value="0.0182498352065">
            <text:p>0.0182498352</text:p>
          </table:table-cell>
          <table:table-cell office:value-type="float" office:value="329.711124848">
            <text:p>329.711124848</text:p>
          </table:table-cell>
          <table:table-cell office:value-type="float" office:value="1659.81459263">
            <text:p>1659.81459263</text:p>
          </table:table-cell>
          <table:table-cell office:value-type="float" office:value="1484.22128778">
            <text:p>1484.22128778</text:p>
          </table:table-cell>
          <table:table-cell table:number-columns-repeated="3"/>
        </table:table-row>
        <table:table-row table:style-name="ro1">
          <table:table-cell office:value-type="float" office:value="42.6">
            <text:p>42.6</text:p>
          </table:table-cell>
          <table:table-cell office:value-type="float" office:value="0.096093753638">
            <text:p>0.0960937536</text:p>
          </table:table-cell>
          <table:table-cell office:value-type="float" office:value="0.0700813026726">
            <text:p>0.0700813027</text:p>
          </table:table-cell>
          <table:table-cell office:value-type="float" office:value="0.046533767009">
            <text:p>0.046533767</text:p>
          </table:table-cell>
          <table:table-cell office:value-type="float" office:value="0.0418609390734">
            <text:p>0.0418609391</text:p>
          </table:table-cell>
          <table:table-cell office:value-type="float" office:value="0.0458627218347">
            <text:p>0.0458627218</text:p>
          </table:table-cell>
          <table:table-cell office:value-type="float" office:value="0.696125002856">
            <text:p>0.6961250029</text:p>
          </table:table-cell>
          <table:table-cell office:value-type="float" office:value="0.03">
            <text:p>0.03</text:p>
          </table:table-cell>
          <table:table-cell office:value-type="float" office:value="0.0181674358124">
            <text:p>0.0181674358</text:p>
          </table:table-cell>
          <table:table-cell office:value-type="float" office:value="333.577592884">
            <text:p>333.577592884</text:p>
          </table:table-cell>
          <table:table-cell office:value-type="float" office:value="1743.6023607">
            <text:p>1743.6023607</text:p>
          </table:table-cell>
          <table:table-cell office:value-type="float" office:value="1572.65229814">
            <text:p>1572.65229814</text:p>
          </table:table-cell>
          <table:table-cell table:number-columns-repeated="3"/>
        </table:table-row>
        <table:table-row table:style-name="ro1">
          <table:table-cell office:value-type="float" office:value="42.7">
            <text:p>42.7</text:p>
          </table:table-cell>
          <table:table-cell office:value-type="float" office:value="0.0999999971785">
            <text:p>0.0999999972</text:p>
          </table:table-cell>
          <table:table-cell office:value-type="float" office:value="0.0691048992322">
            <text:p>0.0691048992</text:p>
          </table:table-cell>
          <table:table-cell office:value-type="float" office:value="0.0457200962029">
            <text:p>0.0457200962</text:p>
          </table:table-cell>
          <table:table-cell office:value-type="float" office:value="0.045950924453">
            <text:p>0.0459509245</text:p>
          </table:table-cell>
          <table:table-cell office:value-type="float" office:value="0.0449006327257">
            <text:p>0.0449006327</text:p>
          </table:table-cell>
          <table:table-cell office:value-type="float" office:value="0.700291675318">
            <text:p>0.7002916753</text:p>
          </table:table-cell>
          <table:table-cell office:value-type="float" office:value="0.03">
            <text:p>0.03</text:p>
          </table:table-cell>
          <table:table-cell office:value-type="float" office:value="0.0180850362218">
            <text:p>0.0180850362</text:p>
          </table:table-cell>
          <table:table-cell office:value-type="float" office:value="349.990992668">
            <text:p>349.990992668</text:p>
          </table:table-cell>
          <table:table-cell office:value-type="float" office:value="1827.39032854">
            <text:p>1827.39032854</text:p>
          </table:table-cell>
          <table:table-cell office:value-type="float" office:value="1661.08351933">
            <text:p>1661.08351933</text:p>
          </table:table-cell>
          <table:table-cell table:number-columns-repeated="3"/>
        </table:table-row>
        <table:table-row table:style-name="ro1">
          <table:table-cell office:value-type="float" office:value="42.8">
            <text:p>42.8</text:p>
          </table:table-cell>
          <table:table-cell office:value-type="float" office:value="0.0988165663945">
            <text:p>0.0988165664</text:p>
          </table:table-cell>
          <table:table-cell office:value-type="float" office:value="0.06816268908">
            <text:p>0.0681626891</text:p>
          </table:table-cell>
          <table:table-cell office:value-type="float" office:value="0.0449064273367">
            <text:p>0.0449064273</text:p>
          </table:table-cell>
          <table:table-cell office:value-type="float" office:value="0.0500409000813">
            <text:p>0.0500409001</text:p>
          </table:table-cell>
          <table:table-cell office:value-type="float" office:value="0.0439385459105">
            <text:p>0.0439385459</text:p>
          </table:table-cell>
          <table:table-cell office:value-type="float" office:value="0.704458337845">
            <text:p>0.7044583378</text:p>
          </table:table-cell>
          <table:table-cell office:value-type="float" office:value="0.03">
            <text:p>0.03</text:p>
          </table:table-cell>
          <table:table-cell office:value-type="float" office:value="0.0180026368278">
            <text:p>0.0180026368</text:p>
          </table:table-cell>
          <table:table-cell office:value-type="float" office:value="366.404353319">
            <text:p>366.404353319</text:p>
          </table:table-cell>
          <table:table-cell office:value-type="float" office:value="1911.17809661">
            <text:p>1911.17809661</text:p>
          </table:table-cell>
          <table:table-cell office:value-type="float" office:value="1749.51452969">
            <text:p>1749.51452969</text:p>
          </table:table-cell>
          <table:table-cell table:number-columns-repeated="3"/>
        </table:table-row>
        <table:table-row table:style-name="ro1">
          <table:table-cell office:value-type="float" office:value="42.9">
            <text:p>42.9</text:p>
          </table:table-cell>
          <table:table-cell office:value-type="float" office:value="0.097633132789">
            <text:p>0.0976331328</text:p>
          </table:table-cell>
          <table:table-cell office:value-type="float" office:value="0.0672204766814">
            <text:p>0.0672204767</text:p>
          </table:table-cell>
          <table:table-cell office:value-type="float" office:value="0.0440927565307">
            <text:p>0.0440927565</text:p>
          </table:table-cell>
          <table:table-cell office:value-type="float" office:value="0.0541308854609">
            <text:p>0.0541308855</text:p>
          </table:table-cell>
          <table:table-cell office:value-type="float" office:value="0.0429764568014">
            <text:p>0.0429764568</text:p>
          </table:table-cell>
          <table:table-cell office:value-type="float" office:value="0.708625010307">
            <text:p>0.7086250103</text:p>
          </table:table-cell>
          <table:table-cell office:value-type="float" office:value="0.03">
            <text:p>0.03</text:p>
          </table:table-cell>
          <table:table-cell office:value-type="float" office:value="0.0179202372372">
            <text:p>0.0179202372</text:p>
          </table:table-cell>
          <table:table-cell office:value-type="float" office:value="382.817753103">
            <text:p>382.817753103</text:p>
          </table:table-cell>
          <table:table-cell office:value-type="float" office:value="1994.96606445">
            <text:p>1994.96606445</text:p>
          </table:table-cell>
          <table:table-cell office:value-type="float" office:value="1837.94575088">
            <text:p>1837.94575088</text:p>
          </table:table-cell>
          <table:table-cell table:number-columns-repeated="3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96449702005">
            <text:p>0.096449702</text:p>
          </table:table-cell>
          <table:table-cell office:value-type="float" office:value="0.0662782665292">
            <text:p>0.0662782665</text:p>
          </table:table-cell>
          <table:table-cell office:value-type="float" office:value="0.0432790876645">
            <text:p>0.0432790877</text:p>
          </table:table-cell>
          <table:table-cell office:value-type="float" office:value="0.0582208610892">
            <text:p>0.0582208611</text:p>
          </table:table-cell>
          <table:table-cell office:value-type="float" office:value="0.0420143699862">
            <text:p>0.04201437</text:p>
          </table:table-cell>
          <table:table-cell office:value-type="float" office:value="0.625709537122">
            <text:p>0.6257095371</text:p>
          </table:table-cell>
          <table:table-cell office:value-type="float" office:value="0.03">
            <text:p>0.03</text:p>
          </table:table-cell>
          <table:table-cell office:value-type="float" office:value="0.0178378378431">
            <text:p>0.0178378378</text:p>
          </table:table-cell>
          <table:table-cell office:value-type="float" office:value="368.777944431">
            <text:p>368.777944431</text:p>
          </table:table-cell>
          <table:table-cell office:value-type="float" office:value="2078.75383252">
            <text:p>2078.75383252</text:p>
          </table:table-cell>
          <table:table-cell office:value-type="float" office:value="1926.37676124">
            <text:p>1926.37676124</text:p>
          </table:table-cell>
          <table:table-cell table:number-columns-repeated="3"/>
        </table:table-row>
        <table:table-row table:style-name="ro1">
          <table:table-cell office:value-type="float" office:value="43.1">
            <text:p>43.1</text:p>
          </table:table-cell>
          <table:table-cell office:value-type="float" office:value="0.095266271221">
            <text:p>0.0952662712</text:p>
          </table:table-cell>
          <table:table-cell office:value-type="float" office:value="0.065336056377">
            <text:p>0.0653360564</text:p>
          </table:table-cell>
          <table:table-cell office:value-type="float" office:value="0.0424654187984">
            <text:p>0.0424654188</text:p>
          </table:table-cell>
          <table:table-cell office:value-type="float" office:value="0.0623108367176">
            <text:p>0.0623108367</text:p>
          </table:table-cell>
          <table:table-cell office:value-type="float" office:value="0.041052283171">
            <text:p>0.0410522832</text:p>
          </table:table-cell>
          <table:table-cell office:value-type="float" office:value="0.499903279023">
            <text:p>0.499903279</text:p>
          </table:table-cell>
          <table:table-cell office:value-type="float" office:value="0.03">
            <text:p>0.03</text:p>
          </table:table-cell>
          <table:table-cell office:value-type="float" office:value="0.0177554384491">
            <text:p>0.0177554384</text:p>
          </table:table-cell>
          <table:table-cell office:value-type="float" office:value="347.124956875">
            <text:p>347.124956875</text:p>
          </table:table-cell>
          <table:table-cell office:value-type="float" office:value="2162.5416006">
            <text:p>2162.5416006</text:p>
          </table:table-cell>
          <table:table-cell office:value-type="float" office:value="2014.80777159">
            <text:p>2014.80777159</text:p>
          </table:table-cell>
          <table:table-cell table:number-columns-repeated="3"/>
        </table:table-row>
        <table:table-row table:style-name="ro1">
          <table:table-cell office:value-type="float" office:value="43.2">
            <text:p>43.2</text:p>
          </table:table-cell>
          <table:table-cell office:value-type="float" office:value="0.0940828376155">
            <text:p>0.0940828376</text:p>
          </table:table-cell>
          <table:table-cell office:value-type="float" office:value="0.0643938439784">
            <text:p>0.064393844</text:p>
          </table:table-cell>
          <table:table-cell office:value-type="float" office:value="0.0416517479923">
            <text:p>0.041651748</text:p>
          </table:table-cell>
          <table:table-cell office:value-type="float" office:value="0.0664008220972">
            <text:p>0.0664008221</text:p>
          </table:table-cell>
          <table:table-cell office:value-type="float" office:value="0.0400901940619">
            <text:p>0.0400901941</text:p>
          </table:table-cell>
          <table:table-cell office:value-type="float" office:value="0.374096720977">
            <text:p>0.374096721</text:p>
          </table:table-cell>
          <table:table-cell office:value-type="float" office:value="0.03">
            <text:p>0.03</text:p>
          </table:table-cell>
          <table:table-cell office:value-type="float" office:value="0.0176730388585">
            <text:p>0.0176730389</text:p>
          </table:table-cell>
          <table:table-cell office:value-type="float" office:value="325.471917694">
            <text:p>325.471917694</text:p>
          </table:table-cell>
          <table:table-cell office:value-type="float" office:value="2246.32956843">
            <text:p>2246.32956843</text:p>
          </table:table-cell>
          <table:table-cell office:value-type="float" office:value="2103.23899279">
            <text:p>2103.23899279</text:p>
          </table:table-cell>
          <table:table-cell table:number-columns-repeated="3"/>
        </table:table-row>
        <table:table-row table:style-name="ro1">
          <table:table-cell office:value-type="float" office:value="43.3">
            <text:p>43.3</text:p>
          </table:table-cell>
          <table:table-cell office:value-type="float" office:value="0.0928994068315">
            <text:p>0.0928994068</text:p>
          </table:table-cell>
          <table:table-cell office:value-type="float" office:value="0.0634516338262">
            <text:p>0.0634516338</text:p>
          </table:table-cell>
          <table:table-cell office:value-type="float" office:value="0.0408380791261">
            <text:p>0.0408380791</text:p>
          </table:table-cell>
          <table:table-cell office:value-type="float" office:value="0.0704907977255">
            <text:p>0.0704907977</text:p>
          </table:table-cell>
          <table:table-cell office:value-type="float" office:value="0.0391281072467">
            <text:p>0.0391281072</text:p>
          </table:table-cell>
          <table:table-cell office:value-type="float" office:value="0.348416396494">
            <text:p>0.3484163965</text:p>
          </table:table-cell>
          <table:table-cell office:value-type="float" office:value="0.03">
            <text:p>0.03</text:p>
          </table:table-cell>
          <table:table-cell office:value-type="float" office:value="0.0175906394645">
            <text:p>0.0175906395</text:p>
          </table:table-cell>
          <table:table-cell office:value-type="float" office:value="321.864148305">
            <text:p>321.864148305</text:p>
          </table:table-cell>
          <table:table-cell office:value-type="float" office:value="2330.11733651">
            <text:p>2330.11733651</text:p>
          </table:table-cell>
          <table:table-cell office:value-type="float" office:value="2191.67000314">
            <text:p>2191.67000314</text:p>
          </table:table-cell>
          <table:table-cell table:number-columns-repeated="3"/>
        </table:table-row>
        <table:table-row table:style-name="ro1">
          <table:table-cell office:value-type="float" office:value="43.4">
            <text:p>43.4</text:p>
          </table:table-cell>
          <table:table-cell office:value-type="float" office:value="0.091715973226">
            <text:p>0.0917159732</text:p>
          </table:table-cell>
          <table:table-cell office:value-type="float" office:value="0.0625094214276">
            <text:p>0.0625094214</text:p>
          </table:table-cell>
          <table:table-cell office:value-type="float" office:value="0.04002440832">
            <text:p>0.0400244083</text:p>
          </table:table-cell>
          <table:table-cell office:value-type="float" office:value="0.0745807831051">
            <text:p>0.0745807831</text:p>
          </table:table-cell>
          <table:table-cell office:value-type="float" office:value="0.0381660181377">
            <text:p>0.0381660181</text:p>
          </table:table-cell>
          <table:table-cell office:value-type="float" office:value="0.398269863388">
            <text:p>0.3982698634</text:p>
          </table:table-cell>
          <table:table-cell office:value-type="float" office:value="0.03">
            <text:p>0.03</text:p>
          </table:table-cell>
          <table:table-cell office:value-type="float" office:value="0.0175082398739">
            <text:p>0.0175082399</text:p>
          </table:table-cell>
          <table:table-cell office:value-type="float" office:value="328.854370015">
            <text:p>328.854370015</text:p>
          </table:table-cell>
          <table:table-cell office:value-type="float" office:value="2413.90530435">
            <text:p>2413.90530435</text:p>
          </table:table-cell>
          <table:table-cell office:value-type="float" office:value="2280.10122433">
            <text:p>2280.10122433</text:p>
          </table:table-cell>
          <table:table-cell table:number-columns-repeated="3"/>
        </table:table-row>
        <table:table-row table:style-name="ro1">
          <table:table-cell office:value-type="float" office:value="43.5">
            <text:p>43.5</text:p>
          </table:table-cell>
          <table:table-cell office:value-type="float" office:value="0.090532542442">
            <text:p>0.0905325424</text:p>
          </table:table-cell>
          <table:table-cell office:value-type="float" office:value="0.0615672112754">
            <text:p>0.0615672113</text:p>
          </table:table-cell>
          <table:table-cell office:value-type="float" office:value="0.047099734882">
            <text:p>0.0470997349</text:p>
          </table:table-cell>
          <table:table-cell office:value-type="float" office:value="0.0786707587334">
            <text:p>0.0786707587</text:p>
          </table:table-cell>
          <table:table-cell office:value-type="float" office:value="0.0372039313225">
            <text:p>0.0372039313</text:p>
          </table:table-cell>
          <table:table-cell office:value-type="float" office:value="0.448123211423">
            <text:p>0.4481232114</text:p>
          </table:table-cell>
          <table:table-cell office:value-type="float" office:value="0.03">
            <text:p>0.03</text:p>
          </table:table-cell>
          <table:table-cell office:value-type="float" office:value="0.0174258404798">
            <text:p>0.0174258405</text:p>
          </table:table-cell>
          <table:table-cell office:value-type="float" office:value="335.844575059">
            <text:p>335.844575059</text:p>
          </table:table-cell>
          <table:table-cell office:value-type="float" office:value="2497.69307242">
            <text:p>2497.69307242</text:p>
          </table:table-cell>
          <table:table-cell office:value-type="float" office:value="2368.53223469">
            <text:p>2368.53223469</text:p>
          </table:table-cell>
          <table:table-cell table:number-columns-repeated="3"/>
        </table:table-row>
        <table:table-row table:style-name="ro1">
          <table:table-cell office:value-type="float" office:value="43.6">
            <text:p>43.6</text:p>
          </table:table-cell>
          <table:table-cell office:value-type="float" office:value="0.089349111658">
            <text:p>0.0893491117</text:p>
          </table:table-cell>
          <table:table-cell office:value-type="float" office:value="0.0606250011232">
            <text:p>0.0606250011</text:p>
          </table:table-cell>
          <table:table-cell office:value-type="float" office:value="0.0544190330021">
            <text:p>0.054419033</text:p>
          </table:table-cell>
          <table:table-cell office:value-type="float" office:value="0.0827607343617">
            <text:p>0.0827607344</text:p>
          </table:table-cell>
          <table:table-cell office:value-type="float" office:value="0.0362418445072">
            <text:p>0.0362418445</text:p>
          </table:table-cell>
          <table:table-cell office:value-type="float" office:value="0.489537571259">
            <text:p>0.4895375713</text:p>
          </table:table-cell>
          <table:table-cell office:value-type="float" office:value="0.03">
            <text:p>0.03</text:p>
          </table:table-cell>
          <table:table-cell office:value-type="float" office:value="0.0173434410858">
            <text:p>0.0173434411</text:p>
          </table:table-cell>
          <table:table-cell office:value-type="float" office:value="341.296928328">
            <text:p>341.296928328</text:p>
          </table:table-cell>
          <table:table-cell office:value-type="float" office:value="2581.48084049">
            <text:p>2581.48084049</text:p>
          </table:table-cell>
          <table:table-cell office:value-type="float" office:value="2456.96324505">
            <text:p>2456.96324505</text:p>
          </table:table-cell>
          <table:table-cell table:number-columns-repeated="3"/>
        </table:table-row>
        <table:table-row table:style-name="ro1">
          <table:table-cell office:value-type="float" office:value="43.7">
            <text:p>43.7</text:p>
          </table:table-cell>
          <table:table-cell office:value-type="float" office:value="0.0881656780525">
            <text:p>0.0881656781</text:p>
          </table:table-cell>
          <table:table-cell office:value-type="float" office:value="0.0596827887246">
            <text:p>0.0596827887</text:p>
          </table:table-cell>
          <table:table-cell office:value-type="float" office:value="0.0617383485728">
            <text:p>0.0617383486</text:p>
          </table:table-cell>
          <table:table-cell office:value-type="float" office:value="0.0868507197413">
            <text:p>0.0868507197</text:p>
          </table:table-cell>
          <table:table-cell office:value-type="float" office:value="0.0352797553982">
            <text:p>0.0352797554</text:p>
          </table:table-cell>
          <table:table-cell office:value-type="float" office:value="0.486647393347">
            <text:p>0.4866473933</text:p>
          </table:table-cell>
          <table:table-cell office:value-type="float" office:value="0.03">
            <text:p>0.03</text:p>
          </table:table-cell>
          <table:table-cell office:value-type="float" office:value="0.0172610414952">
            <text:p>0.0172610415</text:p>
          </table:table-cell>
          <table:table-cell office:value-type="float" office:value="341.296928328">
            <text:p>341.296928328</text:p>
          </table:table-cell>
          <table:table-cell office:value-type="float" office:value="2665.26880833">
            <text:p>2665.26880833</text:p>
          </table:table-cell>
          <table:table-cell office:value-type="float" office:value="2545.39446624">
            <text:p>2545.39446624</text:p>
          </table:table-cell>
          <table:table-cell table:number-columns-repeated="3"/>
        </table:table-row>
        <table:table-row table:style-name="ro1">
          <table:table-cell office:value-type="float" office:value="43.8">
            <text:p>43.8</text:p>
          </table:table-cell>
          <table:table-cell office:value-type="float" office:value="0.0869822472686">
            <text:p>0.0869822473</text:p>
          </table:table-cell>
          <table:table-cell office:value-type="float" office:value="0.0587405785724">
            <text:p>0.0587405786</text:p>
          </table:table-cell>
          <table:table-cell office:value-type="float" office:value="0.0690576466929">
            <text:p>0.0690576467</text:p>
          </table:table-cell>
          <table:table-cell office:value-type="float" office:value="0.0923350259643">
            <text:p>0.092335026</text:p>
          </table:table-cell>
          <table:table-cell office:value-type="float" office:value="0.034317668583">
            <text:p>0.0343176686</text:p>
          </table:table-cell>
          <table:table-cell office:value-type="float" office:value="0.483757222327">
            <text:p>0.4837572223</text:p>
          </table:table-cell>
          <table:table-cell office:value-type="float" office:value="0.03">
            <text:p>0.03</text:p>
          </table:table-cell>
          <table:table-cell office:value-type="float" office:value="0.0171786421012">
            <text:p>0.0171786421</text:p>
          </table:table-cell>
          <table:table-cell office:value-type="float" office:value="341.296928328">
            <text:p>341.296928328</text:p>
          </table:table-cell>
          <table:table-cell office:value-type="float" office:value="2749.0565764">
            <text:p>2749.0565764</text:p>
          </table:table-cell>
          <table:table-cell office:value-type="float" office:value="2633.8254766">
            <text:p>2633.8254766</text:p>
          </table:table-cell>
          <table:table-cell table:number-columns-repeated="3"/>
        </table:table-row>
        <table:table-row table:style-name="ro1">
          <table:table-cell office:value-type="float" office:value="43.9">
            <text:p>43.9</text:p>
          </table:table-cell>
          <table:table-cell office:value-type="float" office:value="0.085798813663">
            <text:p>0.0857988137</text:p>
          </table:table-cell>
          <table:table-cell office:value-type="float" office:value="0.0577983661738">
            <text:p>0.0577983662</text:p>
          </table:table-cell>
          <table:table-cell office:value-type="float" office:value="0.0763769622636">
            <text:p>0.0763769623</text:p>
          </table:table-cell>
          <table:table-cell office:value-type="float" office:value="0.102487326447">
            <text:p>0.1024873264</text:p>
          </table:table-cell>
          <table:table-cell office:value-type="float" office:value="0.033355579474">
            <text:p>0.0333555795</text:p>
          </table:table-cell>
          <table:table-cell office:value-type="float" office:value="0.480867044415">
            <text:p>0.4808670444</text:p>
          </table:table-cell>
          <table:table-cell office:value-type="float" office:value="0.03">
            <text:p>0.03</text:p>
          </table:table-cell>
          <table:table-cell office:value-type="float" office:value="0.0170962425106">
            <text:p>0.0170962425</text:p>
          </table:table-cell>
          <table:table-cell office:value-type="float" office:value="341.296928328">
            <text:p>341.296928328</text:p>
          </table:table-cell>
          <table:table-cell office:value-type="float" office:value="2832.84454424">
            <text:p>2832.84454424</text:p>
          </table:table-cell>
          <table:table-cell office:value-type="float" office:value="2722.25669779">
            <text:p>2722.25669779</text:p>
          </table:table-cell>
          <table:table-cell table:number-columns-repeated="3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0846153828791">
            <text:p>0.0846153829</text:p>
          </table:table-cell>
          <table:table-cell office:value-type="float" office:value="0.0568561560216">
            <text:p>0.056856156</text:p>
          </table:table-cell>
          <table:table-cell office:value-type="float" office:value="0.0836962603836">
            <text:p>0.0836962604</text:p>
          </table:table-cell>
          <table:table-cell office:value-type="float" office:value="0.112639602724">
            <text:p>0.1126396027</text:p>
          </table:table-cell>
          <table:table-cell office:value-type="float" office:value="0.0323934926587">
            <text:p>0.0323934927</text:p>
          </table:table-cell>
          <table:table-cell office:value-type="float" office:value="0.51056774833">
            <text:p>0.5105677483</text:p>
          </table:table-cell>
          <table:table-cell office:value-type="float" office:value="0.03">
            <text:p>0.03</text:p>
          </table:table-cell>
          <table:table-cell office:value-type="float" office:value="0.0170138431165">
            <text:p>0.0170138431</text:p>
          </table:table-cell>
          <table:table-cell office:value-type="float" office:value="298.387060961">
            <text:p>298.387060961</text:p>
          </table:table-cell>
          <table:table-cell office:value-type="float" office:value="2113.56208628">
            <text:p>2113.56208628</text:p>
          </table:table-cell>
          <table:table-cell office:value-type="float" office:value="2810.68770814">
            <text:p>2810.68770814</text:p>
          </table:table-cell>
          <table:table-cell table:number-columns-repeated="3"/>
        </table:table-row>
        <table:table-row table:style-name="ro1">
          <table:table-cell office:value-type="float" office:value="44.1">
            <text:p>44.1</text:p>
          </table:table-cell>
          <table:table-cell office:value-type="float" office:value="0.0834319520951">
            <text:p>0.0834319521</text:p>
          </table:table-cell>
          <table:table-cell office:value-type="float" office:value="0.0559139458694">
            <text:p>0.0559139459</text:p>
          </table:table-cell>
          <table:table-cell office:value-type="float" office:value="0.0910155585037">
            <text:p>0.0910155585</text:p>
          </table:table-cell>
          <table:table-cell office:value-type="float" office:value="0.122791879002">
            <text:p>0.122791879</text:p>
          </table:table-cell>
          <table:table-cell office:value-type="float" office:value="0.0314314058435">
            <text:p>0.0314314058</text:p>
          </table:table-cell>
          <table:table-cell office:value-type="float" office:value="0.554235811497">
            <text:p>0.5542358115</text:p>
          </table:table-cell>
          <table:table-cell office:value-type="float" office:value="0.03">
            <text:p>0.03</text:p>
          </table:table-cell>
          <table:table-cell office:value-type="float" office:value="0.0169314437225">
            <text:p>0.0169314437</text:p>
          </table:table-cell>
          <table:table-cell office:value-type="float" office:value="244.749886604">
            <text:p>244.749886604</text:p>
          </table:table-cell>
          <table:table-cell office:value-type="float" office:value="1066.26768768">
            <text:p>1066.26768768</text:p>
          </table:table-cell>
          <table:table-cell office:value-type="float" office:value="2899.1187185">
            <text:p>2899.1187185</text:p>
          </table:table-cell>
          <table:table-cell table:number-columns-repeated="3"/>
        </table:table-row>
        <table:table-row table:style-name="ro1">
          <table:table-cell office:value-type="float" office:value="44.2">
            <text:p>44.2</text:p>
          </table:table-cell>
          <table:table-cell office:value-type="float" office:value="0.0822485184896">
            <text:p>0.0822485185</text:p>
          </table:table-cell>
          <table:table-cell office:value-type="float" office:value="0.0549717334708">
            <text:p>0.0549717335</text:p>
          </table:table-cell>
          <table:table-cell office:value-type="float" office:value="0.0983348740744">
            <text:p>0.0983348741</text:p>
          </table:table-cell>
          <table:table-cell office:value-type="float" office:value="0.132944179484">
            <text:p>0.1329441795</text:p>
          </table:table-cell>
          <table:table-cell office:value-type="float" office:value="0.0304693167345">
            <text:p>0.0304693167</text:p>
          </table:table-cell>
          <table:table-cell office:value-type="float" office:value="0.573857657836">
            <text:p>0.5738576578</text:p>
          </table:table-cell>
          <table:table-cell office:value-type="float" office:value="0.03">
            <text:p>0.03</text:p>
          </table:table-cell>
          <table:table-cell office:value-type="float" office:value="0.0168490441319">
            <text:p>0.0168490441</text:p>
          </table:table-cell>
          <table:table-cell office:value-type="float" office:value="222.093490124">
            <text:p>222.093490124</text:p>
          </table:table-cell>
          <table:table-cell office:value-type="float" office:value="253.098573728">
            <text:p>253.098573728</text:p>
          </table:table-cell>
          <table:table-cell office:value-type="float" office:value="2987.54993969">
            <text:p>2987.54993969</text:p>
          </table:table-cell>
          <table:table-cell table:number-columns-repeated="3"/>
        </table:table-row>
        <table:table-row table:style-name="ro1">
          <table:table-cell office:value-type="float" office:value="44.3">
            <text:p>44.3</text:p>
          </table:table-cell>
          <table:table-cell office:value-type="float" office:value="0.0810650877056">
            <text:p>0.0810650877</text:p>
          </table:table-cell>
          <table:table-cell office:value-type="float" office:value="0.0540295233186">
            <text:p>0.0540295233</text:p>
          </table:table-cell>
          <table:table-cell office:value-type="float" office:value="0.105654172195">
            <text:p>0.1056541722</text:p>
          </table:table-cell>
          <table:table-cell office:value-type="float" office:value="0.143096455762">
            <text:p>0.1430964558</text:p>
          </table:table-cell>
          <table:table-cell office:value-type="float" office:value="0.0295072299192">
            <text:p>0.0295072299</text:p>
          </table:table-cell>
          <table:table-cell office:value-type="float" office:value="0.558876396468">
            <text:p>0.5588763965</text:p>
          </table:table-cell>
          <table:table-cell office:value-type="float" office:value="0.03">
            <text:p>0.03</text:p>
          </table:table-cell>
          <table:table-cell office:value-type="float" office:value="0.0167666447379">
            <text:p>0.0167666447</text:p>
          </table:table-cell>
          <table:table-cell office:value-type="float" office:value="221.871538778">
            <text:p>221.871538778</text:p>
          </table:table-cell>
          <table:table-cell office:value-type="float" office:value="270.016750958">
            <text:p>270.016750958</text:p>
          </table:table-cell>
          <table:table-cell office:value-type="float" office:value="3075.98095005">
            <text:p>3075.98095005</text:p>
          </table:table-cell>
          <table:table-cell table:number-columns-repeated="3"/>
        </table:table-row>
        <table:table-row table:style-name="ro1">
          <table:table-cell office:value-type="float" office:value="44.4">
            <text:p>44.4</text:p>
          </table:table-cell>
          <table:table-cell office:value-type="float" office:value="0.08">
            <text:p>0.08</text:p>
          </table:table-cell>
          <table:table-cell office:value-type="float" office:value="0.05308731092">
            <text:p>0.0530873109</text:p>
          </table:table-cell>
          <table:table-cell office:value-type="float" office:value="0.112973487765">
            <text:p>0.1129734878</text:p>
          </table:table-cell>
          <table:table-cell office:value-type="float" office:value="0.153248756244">
            <text:p>0.1532487562</text:p>
          </table:table-cell>
          <table:table-cell office:value-type="float" office:value="0.0285451408102">
            <text:p>0.0285451408</text:p>
          </table:table-cell>
          <table:table-cell office:value-type="float" office:value="0.543895099381">
            <text:p>0.5438950994</text:p>
          </table:table-cell>
          <table:table-cell office:value-type="float" office:value="0.03">
            <text:p>0.03</text:p>
          </table:table-cell>
          <table:table-cell office:value-type="float" office:value="0.0166842451473">
            <text:p>0.0166842451</text:p>
          </table:table-cell>
          <table:table-cell office:value-type="float" office:value="226.919344476">
            <text:p>226.919344476</text:p>
          </table:table-cell>
          <table:table-cell office:value-type="float" office:value="286.934968524">
            <text:p>286.934968524</text:p>
          </table:table-cell>
          <table:table-cell office:value-type="float" office:value="3164.41217124">
            <text:p>3164.41217124</text:p>
          </table:table-cell>
          <table:table-cell table:number-columns-repeated="3"/>
        </table:table-row>
        <table:table-row table:style-name="ro1">
          <table:table-cell office:value-type="float" office:value="44.5">
            <text:p>44.5</text:p>
          </table:table-cell>
          <table:table-cell office:value-type="float" office:value="0.08">
            <text:p>0.08</text:p>
          </table:table-cell>
          <table:table-cell office:value-type="float" office:value="0.0521451007678">
            <text:p>0.0521451008</text:p>
          </table:table-cell>
          <table:table-cell office:value-type="float" office:value="0.119938029639">
            <text:p>0.1199380296</text:p>
          </table:table-cell>
          <table:table-cell office:value-type="float" office:value="0.163401032522">
            <text:p>0.1634010325</text:p>
          </table:table-cell>
          <table:table-cell office:value-type="float" office:value="0.027583053995">
            <text:p>0.027583054</text:p>
          </table:table-cell>
          <table:table-cell office:value-type="float" office:value="0.552251673667">
            <text:p>0.5522516737</text:p>
          </table:table-cell>
          <table:table-cell office:value-type="float" office:value="0.0301742448283">
            <text:p>0.0301742448</text:p>
          </table:table-cell>
          <table:table-cell office:value-type="float" office:value="0.0166018457532">
            <text:p>0.0166018458</text:p>
          </table:table-cell>
          <table:table-cell office:value-type="float" office:value="241.335492279">
            <text:p>241.335492279</text:p>
          </table:table-cell>
          <table:table-cell office:value-type="float" office:value="315.723422005">
            <text:p>315.723422005</text:p>
          </table:table-cell>
          <table:table-cell office:value-type="float" office:value="3252.8431816">
            <text:p>3252.8431816</text:p>
          </table:table-cell>
          <table:table-cell table:number-columns-repeated="3"/>
        </table:table-row>
        <table:table-row table:style-name="ro1">
          <table:table-cell office:value-type="float" office:value="44.6">
            <text:p>44.6</text:p>
          </table:table-cell>
          <table:table-cell office:value-type="float" office:value="0.08">
            <text:p>0.08</text:p>
          </table:table-cell>
          <table:table-cell office:value-type="float" office:value="0.0512028906156">
            <text:p>0.0512028906</text:p>
          </table:table-cell>
          <table:table-cell office:value-type="float" office:value="0.118388844478">
            <text:p>0.1183888445</text:p>
          </table:table-cell>
          <table:table-cell office:value-type="float" office:value="0.168056900463">
            <text:p>0.1680569005</text:p>
          </table:table-cell>
          <table:table-cell office:value-type="float" office:value="0.0266209671798">
            <text:p>0.0266209672</text:p>
          </table:table-cell>
          <table:table-cell office:value-type="float" office:value="0.568807946758">
            <text:p>0.5688079468</text:p>
          </table:table-cell>
          <table:table-cell office:value-type="float" office:value="0.0475958201179">
            <text:p>0.0475958201</text:p>
          </table:table-cell>
          <table:table-cell office:value-type="float" office:value="0.0165194463592">
            <text:p>0.0165194464</text:p>
          </table:table-cell>
          <table:table-cell office:value-type="float" office:value="255.751640081">
            <text:p>255.751640081</text:p>
          </table:table-cell>
          <table:table-cell office:value-type="float" office:value="389.166275024">
            <text:p>389.166275024</text:p>
          </table:table-cell>
          <table:table-cell office:value-type="float" office:value="3341.27419195">
            <text:p>3341.27419195</text:p>
          </table:table-cell>
          <table:table-cell table:number-columns-repeated="3"/>
        </table:table-row>
        <table:table-row table:style-name="ro1">
          <table:table-cell office:value-type="float" office:value="44.7">
            <text:p>44.7</text:p>
          </table:table-cell>
          <table:table-cell office:value-type="float" office:value="0.08">
            <text:p>0.08</text:p>
          </table:table-cell>
          <table:table-cell office:value-type="float" office:value="0.050260678217">
            <text:p>0.0502606782</text:p>
          </table:table-cell>
          <table:table-cell office:value-type="float" office:value="0.116839655624">
            <text:p>0.1168396556</text:p>
          </table:table-cell>
          <table:table-cell office:value-type="float" office:value="0.162505193173">
            <text:p>0.1625051932</text:p>
          </table:table-cell>
          <table:table-cell office:value-type="float" office:value="0.0256588780707">
            <text:p>0.0256588781</text:p>
          </table:table-cell>
          <table:table-cell office:value-type="float" office:value="0.585364259324">
            <text:p>0.5853642593</text:p>
          </table:table-cell>
          <table:table-cell office:value-type="float" office:value="0.0650174369437">
            <text:p>0.0650174369</text:p>
          </table:table-cell>
          <table:table-cell office:value-type="float" office:value="0.0164370467686">
            <text:p>0.0164370468</text:p>
          </table:table-cell>
          <table:table-cell office:value-type="float" office:value="280.005457188">
            <text:p>280.005457188</text:p>
          </table:table-cell>
          <table:table-cell office:value-type="float" office:value="462.609303144">
            <text:p>462.609303144</text:p>
          </table:table-cell>
          <table:table-cell office:value-type="float" office:value="3429.70541315">
            <text:p>3429.70541315</text:p>
          </table:table-cell>
          <table:table-cell table:number-columns-repeated="3"/>
        </table:table-row>
        <table:table-row table:style-name="ro1">
          <table:table-cell office:value-type="float" office:value="44.8">
            <text:p>44.8</text:p>
          </table:table-cell>
          <table:table-cell office:value-type="float" office:value="0.08">
            <text:p>0.08</text:p>
          </table:table-cell>
          <table:table-cell office:value-type="float" office:value="0.0493184680648">
            <text:p>0.0493184681</text:p>
          </table:table-cell>
          <table:table-cell office:value-type="float" office:value="0.115290470463">
            <text:p>0.1152904705</text:p>
          </table:table-cell>
          <table:table-cell office:value-type="float" office:value="0.156953499119">
            <text:p>0.1569534991</text:p>
          </table:table-cell>
          <table:table-cell office:value-type="float" office:value="0.0246967912555">
            <text:p>0.0246967913</text:p>
          </table:table-cell>
          <table:table-cell office:value-type="float" office:value="0.533839979172">
            <text:p>0.5338399792</text:p>
          </table:table-cell>
          <table:table-cell office:value-type="float" office:value="0.0797033910505">
            <text:p>0.0797033911</text:p>
          </table:table-cell>
          <table:table-cell office:value-type="float" office:value="0.0163546473745">
            <text:p>0.0163546474</text:p>
          </table:table-cell>
          <table:table-cell office:value-type="float" office:value="307.197718652">
            <text:p>307.197718652</text:p>
          </table:table-cell>
          <table:table-cell office:value-type="float" office:value="536.052156163">
            <text:p>536.052156163</text:p>
          </table:table-cell>
          <table:table-cell office:value-type="float" office:value="3320.06701086">
            <text:p>3320.06701086</text:p>
          </table:table-cell>
          <table:table-cell table:number-columns-repeated="3"/>
        </table:table-row>
        <table:table-row table:style-name="ro1">
          <table:table-cell office:value-type="float" office:value="44.9">
            <text:p>44.9</text:p>
          </table:table-cell>
          <table:table-cell office:value-type="float" office:value="0.08">
            <text:p>0.08</text:p>
          </table:table-cell>
          <table:table-cell office:value-type="float" office:value="0.0483762556662">
            <text:p>0.0483762557</text:p>
          </table:table-cell>
          <table:table-cell office:value-type="float" office:value="0.113741281609">
            <text:p>0.1137412816</text:p>
          </table:table-cell>
          <table:table-cell office:value-type="float" office:value="0.151401791829">
            <text:p>0.1514017918</text:p>
          </table:table-cell>
          <table:table-cell office:value-type="float" office:value="0.0237347021465">
            <text:p>0.0237347021</text:p>
          </table:table-cell>
          <table:table-cell office:value-type="float" office:value="0.455839867592">
            <text:p>0.4558398676</text:p>
          </table:table-cell>
          <table:table-cell office:value-type="float" office:value="0.0775847434297">
            <text:p>0.0775847434</text:p>
          </table:table-cell>
          <table:table-cell office:value-type="float" office:value="0.016272247784">
            <text:p>0.0162722478</text:p>
          </table:table-cell>
          <table:table-cell office:value-type="float" office:value="334.390044947">
            <text:p>334.390044947</text:p>
          </table:table-cell>
          <table:table-cell office:value-type="float" office:value="609.495184284">
            <text:p>609.495184284</text:p>
          </table:table-cell>
          <table:table-cell office:value-type="float" office:value="3157.7770858">
            <text:p>3157.7770858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08">
            <text:p>0.08</text:p>
          </table:table-cell>
          <table:table-cell office:value-type="float" office:value="0.047434045514">
            <text:p>0.0474340455</text:p>
          </table:table-cell>
          <table:table-cell office:value-type="float" office:value="0.112192096448">
            <text:p>0.1121920964</text:p>
          </table:table-cell>
          <table:table-cell office:value-type="float" office:value="0.145850097775">
            <text:p>0.1458500978</text:p>
          </table:table-cell>
          <table:table-cell office:value-type="float" office:value="0.0227726153313">
            <text:p>0.0227726153</text:p>
          </table:table-cell>
          <table:table-cell office:value-type="float" office:value="0.377839941978">
            <text:p>0.377839942</text:p>
          </table:table-cell>
          <table:table-cell office:value-type="float" office:value="0.0754661008602">
            <text:p>0.0754661009</text:p>
          </table:table-cell>
          <table:table-cell office:value-type="float" office:value="0.0161898483899">
            <text:p>0.0161898484</text:p>
          </table:table-cell>
          <table:table-cell office:value-type="float" office:value="359.305854264">
            <text:p>359.305854264</text:p>
          </table:table-cell>
          <table:table-cell office:value-type="float" office:value="682.938037302">
            <text:p>682.938037302</text:p>
          </table:table-cell>
          <table:table-cell office:value-type="float" office:value="2995.48754766">
            <text:p>2995.48754766</text:p>
          </table:table-cell>
          <table:table-cell table:number-columns-repeated="3"/>
        </table:table-row>
        <table:table-row table:style-name="ro1">
          <table:table-cell office:value-type="float" office:value="45.1">
            <text:p>45.1</text:p>
          </table:table-cell>
          <table:table-cell office:value-type="float" office:value="0.08">
            <text:p>0.08</text:p>
          </table:table-cell>
          <table:table-cell office:value-type="float" office:value="0.0464918353618">
            <text:p>0.0464918354</text:p>
          </table:table-cell>
          <table:table-cell office:value-type="float" office:value="0.110642911288">
            <text:p>0.1106429113</text:p>
          </table:table-cell>
          <table:table-cell office:value-type="float" office:value="0.140298403721">
            <text:p>0.1402984037</text:p>
          </table:table-cell>
          <table:table-cell office:value-type="float" office:value="0.021810528516">
            <text:p>0.0218105285</text:p>
          </table:table-cell>
          <table:table-cell office:value-type="float" office:value="0.299840016365">
            <text:p>0.2998400164</text:p>
          </table:table-cell>
          <table:table-cell office:value-type="float" office:value="0.0733474582906">
            <text:p>0.0733474583</text:p>
          </table:table-cell>
          <table:table-cell office:value-type="float" office:value="0.0161074489959">
            <text:p>0.016107449</text:p>
          </table:table-cell>
          <table:table-cell office:value-type="float" office:value="375.65795356">
            <text:p>375.65795356</text:p>
          </table:table-cell>
          <table:table-cell office:value-type="float" office:value="756.380890321">
            <text:p>756.380890321</text:p>
          </table:table-cell>
          <table:table-cell office:value-type="float" office:value="2833.19800952">
            <text:p>2833.19800952</text:p>
          </table:table-cell>
          <table:table-cell table:number-columns-repeated="3"/>
        </table:table-row>
        <table:table-row table:style-name="ro1">
          <table:table-cell office:value-type="float" office:value="45.2">
            <text:p>45.2</text:p>
          </table:table-cell>
          <table:table-cell office:value-type="float" office:value="0.08">
            <text:p>0.08</text:p>
          </table:table-cell>
          <table:table-cell office:value-type="float" office:value="0.0455496229632">
            <text:p>0.045549623</text:p>
          </table:table-cell>
          <table:table-cell office:value-type="float" office:value="0.109093722433">
            <text:p>0.1090937224</text:p>
          </table:table-cell>
          <table:table-cell office:value-type="float" office:value="0.134746696431">
            <text:p>0.1347466964</text:p>
          </table:table-cell>
          <table:table-cell office:value-type="float" office:value="0.020848439407">
            <text:p>0.0208484394</text:p>
          </table:table-cell>
          <table:table-cell office:value-type="float" office:value="0.221839904785">
            <text:p>0.2218399048</text:p>
          </table:table-cell>
          <table:table-cell office:value-type="float" office:value="0.0712288106698">
            <text:p>0.0712288107</text:p>
          </table:table-cell>
          <table:table-cell office:value-type="float" office:value="0.0160250494053">
            <text:p>0.0160250494</text:p>
          </table:table-cell>
          <table:table-cell office:value-type="float" office:value="392.010091843">
            <text:p>392.010091843</text:p>
          </table:table-cell>
          <table:table-cell office:value-type="float" office:value="829.823918441">
            <text:p>829.823918441</text:p>
          </table:table-cell>
          <table:table-cell office:value-type="float" office:value="2670.90808445">
            <text:p>2670.90808445</text:p>
          </table:table-cell>
          <table:table-cell table:number-columns-repeated="3"/>
        </table:table-row>
        <table:table-row table:style-name="ro1">
          <table:table-cell office:value-type="float" office:value="45.3">
            <text:p>45.3</text:p>
          </table:table-cell>
          <table:table-cell office:value-type="float" office:value="0.08">
            <text:p>0.08</text:p>
          </table:table-cell>
          <table:table-cell office:value-type="float" office:value="0.044607412811">
            <text:p>0.0446074128</text:p>
          </table:table-cell>
          <table:table-cell office:value-type="float" office:value="0.107544537273">
            <text:p>0.1075445373</text:p>
          </table:table-cell>
          <table:table-cell office:value-type="float" office:value="0.129195002377">
            <text:p>0.1291950024</text:p>
          </table:table-cell>
          <table:table-cell office:value-type="float" office:value="0.0198863525918">
            <text:p>0.0198863526</text:p>
          </table:table-cell>
          <table:table-cell office:value-type="float" office:value="0.220819286743">
            <text:p>0.2208192867</text:p>
          </table:table-cell>
          <table:table-cell office:value-type="float" office:value="0.0690525285394">
            <text:p>0.0690525285</text:p>
          </table:table-cell>
          <table:table-cell office:value-type="float" office:value="0.0159426500112">
            <text:p>0.01594265</text:p>
          </table:table-cell>
          <table:table-cell office:value-type="float" office:value="408.362191139">
            <text:p>408.362191139</text:p>
          </table:table-cell>
          <table:table-cell office:value-type="float" office:value="903.26677146">
            <text:p>903.26677146</text:p>
          </table:table-cell>
          <table:table-cell office:value-type="float" office:value="2508.61854632">
            <text:p>2508.61854632</text:p>
          </table:table-cell>
          <table:table-cell table:number-columns-repeated="3"/>
        </table:table-row>
        <table:table-row table:style-name="ro1">
          <table:table-cell office:value-type="float" office:value="45.4">
            <text:p>45.4</text:p>
          </table:table-cell>
          <table:table-cell office:value-type="float" office:value="0.08">
            <text:p>0.08</text:p>
          </table:table-cell>
          <table:table-cell office:value-type="float" office:value="0.0436652004124">
            <text:p>0.0436652004</text:p>
          </table:table-cell>
          <table:table-cell office:value-type="float" office:value="0.105995348419">
            <text:p>0.1059953484</text:p>
          </table:table-cell>
          <table:table-cell office:value-type="float" office:value="0.123643295087">
            <text:p>0.1236432951</text:p>
          </table:table-cell>
          <table:table-cell office:value-type="float" office:value="0.0189242634827">
            <text:p>0.0189242635</text:p>
          </table:table-cell>
          <table:table-cell office:value-type="float" office:value="0.249734993416">
            <text:p>0.2497349934</text:p>
          </table:table-cell>
          <table:table-cell office:value-type="float" office:value="0.0667966438531">
            <text:p>0.0667966439</text:p>
          </table:table-cell>
          <table:table-cell office:value-type="float" office:value="0.0158602504207">
            <text:p>0.0158602504</text:p>
          </table:table-cell>
          <table:table-cell office:value-type="float" office:value="424.714329422">
            <text:p>424.714329422</text:p>
          </table:table-cell>
          <table:table-cell office:value-type="float" office:value="976.70979958">
            <text:p>976.70979958</text:p>
          </table:table-cell>
          <table:table-cell office:value-type="float" office:value="2346.32862125">
            <text:p>2346.32862125</text:p>
          </table:table-cell>
          <table:table-cell table:number-columns-repeated="3"/>
        </table:table-row>
        <table:table-row table:style-name="ro1">
          <table:table-cell office:value-type="float" office:value="45.5">
            <text:p>45.5</text:p>
          </table:table-cell>
          <table:table-cell office:value-type="float" office:value="0.08">
            <text:p>0.08</text:p>
          </table:table-cell>
          <table:table-cell office:value-type="float" office:value="0.0427229902602">
            <text:p>0.0427229903</text:p>
          </table:table-cell>
          <table:table-cell office:value-type="float" office:value="0.104446163258">
            <text:p>0.1044461633</text:p>
          </table:table-cell>
          <table:table-cell office:value-type="float" office:value="0.118091601033">
            <text:p>0.118091601</text:p>
          </table:table-cell>
          <table:table-cell office:value-type="float" office:value="0.0179621766675">
            <text:p>0.0179621767</text:p>
          </table:table-cell>
          <table:table-cell office:value-type="float" office:value="0.278650631149">
            <text:p>0.2786506311</text:p>
          </table:table-cell>
          <table:table-cell office:value-type="float" office:value="0.0645407645453">
            <text:p>0.0645407645</text:p>
          </table:table-cell>
          <table:table-cell office:value-type="float" office:value="0.0157778510266">
            <text:p>0.015777851</text:p>
          </table:table-cell>
          <table:table-cell office:value-type="float" office:value="408.505507488">
            <text:p>408.505507488</text:p>
          </table:table-cell>
          <table:table-cell office:value-type="float" office:value="1050.1526526">
            <text:p>1050.1526526</text:p>
          </table:table-cell>
          <table:table-cell office:value-type="float" office:value="2184.03908311">
            <text:p>2184.03908311</text:p>
          </table:table-cell>
          <table:table-cell table:number-columns-repeated="3"/>
        </table:table-row>
        <table:table-row table:style-name="ro1">
          <table:table-cell office:value-type="float" office:value="45.6">
            <text:p>45.6</text:p>
          </table:table-cell>
          <table:table-cell office:value-type="float" office:value="0.08">
            <text:p>0.08</text:p>
          </table:table-cell>
          <table:table-cell office:value-type="float" office:value="0.041780780108">
            <text:p>0.0417807801</text:p>
          </table:table-cell>
          <table:table-cell office:value-type="float" office:value="0.102896978097">
            <text:p>0.1028969781</text:p>
          </table:table-cell>
          <table:table-cell office:value-type="float" office:value="0.112539906979">
            <text:p>0.112539907</text:p>
          </table:table-cell>
          <table:table-cell office:value-type="float" office:value="0.0170000898523">
            <text:p>0.0170000899</text:p>
          </table:table-cell>
          <table:table-cell office:value-type="float" office:value="0.307566268881">
            <text:p>0.3075662689</text:p>
          </table:table-cell>
          <table:table-cell office:value-type="float" office:value="0.0622848852375">
            <text:p>0.0622848852</text:p>
          </table:table-cell>
          <table:table-cell office:value-type="float" office:value="0.0156954516326">
            <text:p>0.0156954516</text:p>
          </table:table-cell>
          <table:table-cell office:value-type="float" office:value="390.582995866">
            <text:p>390.582995866</text:p>
          </table:table-cell>
          <table:table-cell office:value-type="float" office:value="1123.59550562">
            <text:p>1123.59550562</text:p>
          </table:table-cell>
          <table:table-cell office:value-type="float" office:value="2021.74954498">
            <text:p>2021.74954498</text:p>
          </table:table-cell>
          <table:table-cell table:number-columns-repeated="3"/>
        </table:table-row>
        <table:table-row table:style-name="ro1">
          <table:table-cell office:value-type="float" office:value="45.7">
            <text:p>45.7</text:p>
          </table:table-cell>
          <table:table-cell office:value-type="float" office:value="0.08">
            <text:p>0.08</text:p>
          </table:table-cell>
          <table:table-cell office:value-type="float" office:value="0.0408385677094">
            <text:p>0.0408385677</text:p>
          </table:table-cell>
          <table:table-cell office:value-type="float" office:value="0.101347789243">
            <text:p>0.1013477892</text:p>
          </table:table-cell>
          <table:table-cell office:value-type="float" office:value="0.106988199689">
            <text:p>0.1069881997</text:p>
          </table:table-cell>
          <table:table-cell office:value-type="float" office:value="0.0160380007433">
            <text:p>0.0160380007</text:p>
          </table:table-cell>
          <table:table-cell office:value-type="float" office:value="0.336764745481">
            <text:p>0.3367647455</text:p>
          </table:table-cell>
          <table:table-cell office:value-type="float" office:value="0.0600290005513">
            <text:p>0.0600290006</text:p>
          </table:table-cell>
          <table:table-cell office:value-type="float" office:value="0.015613052042">
            <text:p>0.015613052</text:p>
          </table:table-cell>
          <table:table-cell office:value-type="float" office:value="372.660441514">
            <text:p>372.660441514</text:p>
          </table:table-cell>
          <table:table-cell office:value-type="float" office:value="935.654132033">
            <text:p>935.654132033</text:p>
          </table:table-cell>
          <table:table-cell office:value-type="float" office:value="1859.45961991">
            <text:p>1859.45961991</text:p>
          </table:table-cell>
          <table:table-cell table:number-columns-repeated="3"/>
        </table:table-row>
        <table:table-row table:style-name="ro1">
          <table:table-cell office:value-type="float" office:value="45.8">
            <text:p>45.8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997986040823">
            <text:p>0.0997986041</text:p>
          </table:table-cell>
          <table:table-cell office:value-type="float" office:value="0.101436505635">
            <text:p>0.1014365056</text:p>
          </table:table-cell>
          <table:table-cell office:value-type="float" office:value="0.015075913928">
            <text:p>0.0150759139</text:p>
          </table:table-cell>
          <table:table-cell office:value-type="float" office:value="0.366176468938">
            <text:p>0.3661764689</text:p>
          </table:table-cell>
          <table:table-cell office:value-type="float" office:value="0.0577731212435">
            <text:p>0.0577731212</text:p>
          </table:table-cell>
          <table:table-cell office:value-type="float" office:value="0.0155306526479">
            <text:p>0.0155306526</text:p>
          </table:table-cell>
          <table:table-cell office:value-type="float" office:value="350.16476918">
            <text:p>350.16476918</text:p>
          </table:table-cell>
          <table:table-cell office:value-type="float" office:value="747.713206534">
            <text:p>747.713206534</text:p>
          </table:table-cell>
          <table:table-cell office:value-type="float" office:value="1697.17008177">
            <text:p>1697.17008177</text:p>
          </table:table-cell>
          <table:table-cell table:number-columns-repeated="3"/>
        </table:table-row>
        <table:table-row table:style-name="ro1">
          <table:table-cell office:value-type="float" office:value="45.9">
            <text:p>45.9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float" office:value="0.0982494152281">
            <text:p>0.0982494152</text:p>
          </table:table-cell>
          <table:table-cell office:value-type="float" office:value="0.0958847983444">
            <text:p>0.0958847983</text:p>
          </table:table-cell>
          <table:table-cell office:value-type="float" office:value="0.014113824819">
            <text:p>0.0141138248</text:p>
          </table:table-cell>
          <table:table-cell office:value-type="float" office:value="0.395588262518">
            <text:p>0.3955882625</text:p>
          </table:table-cell>
          <table:table-cell office:value-type="float" office:value="0.0555172365573">
            <text:p>0.0555172366</text:p>
          </table:table-cell>
          <table:table-cell office:value-type="float" office:value="0.0154482530574">
            <text:p>0.0154482531</text:p>
          </table:table-cell>
          <table:table-cell office:value-type="float" office:value="319.176054717">
            <text:p>319.176054717</text:p>
          </table:table-cell>
          <table:table-cell office:value-type="float" office:value="559.771832949">
            <text:p>559.771832949</text:p>
          </table:table-cell>
          <table:table-cell office:value-type="float" office:value="1534.88015671">
            <text:p>1534.88015671</text:p>
          </table:table-cell>
          <table:table-cell table:number-columns-repeated="3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.0830363041497">
            <text:p>0.0830363041</text:p>
          </table:table-cell>
          <table:table-cell office:value-type="float" office:value="0.04">
            <text:p>0.04</text:p>
          </table:table-cell>
          <table:table-cell office:value-type="float" office:value="0.0967002300675">
            <text:p>0.0967002301</text:p>
          </table:table-cell>
          <table:table-cell office:value-type="float" office:value="0.0903331042905">
            <text:p>0.0903331043</text:p>
          </table:table-cell>
          <table:table-cell office:value-type="float" office:value="0.0131517380038">
            <text:p>0.013151738</text:p>
          </table:table-cell>
          <table:table-cell office:value-type="float" office:value="0.436751789663">
            <text:p>0.4367517897</text:p>
          </table:table-cell>
          <table:table-cell office:value-type="float" office:value="0.0532613572495">
            <text:p>0.0532613572</text:p>
          </table:table-cell>
          <table:table-cell office:value-type="float" office:value="0.0153658536633">
            <text:p>0.0153658537</text:p>
          </table:table-cell>
          <table:table-cell office:value-type="float" office:value="288.187414137">
            <text:p>288.187414137</text:p>
          </table:table-cell>
          <table:table-cell office:value-type="float" office:value="386.635918906">
            <text:p>386.635918906</text:p>
          </table:table-cell>
          <table:table-cell office:value-type="float" office:value="1372.59061857">
            <text:p>1372.59061857</text:p>
          </table:table-cell>
          <table:table-cell table:number-columns-repeated="3"/>
        </table:table-row>
        <table:table-row table:style-name="ro1">
          <table:table-cell office:value-type="float" office:value="46.1">
            <text:p>46.1</text:p>
          </table:table-cell>
          <table:table-cell office:value-type="float" office:value="0.0896369585026">
            <text:p>0.0896369585</text:p>
          </table:table-cell>
          <table:table-cell office:value-type="float" office:value="0.04">
            <text:p>0.04</text:p>
          </table:table-cell>
          <table:table-cell office:value-type="float" office:value="0.0951510449068">
            <text:p>0.0951510449</text:p>
          </table:table-cell>
          <table:table-cell office:value-type="float" office:value="0.0894050641316">
            <text:p>0.0894050641</text:p>
          </table:table-cell>
          <table:table-cell office:value-type="float" office:value="0.0121896511886">
            <text:p>0.0121896512</text:p>
          </table:table-cell>
          <table:table-cell office:value-type="float" office:value="0.535291867053">
            <text:p>0.5352918671</text:p>
          </table:table-cell>
          <table:table-cell office:value-type="float" office:value="0.0510054779417">
            <text:p>0.0510054779</text:p>
          </table:table-cell>
          <table:table-cell office:value-type="float" office:value="0.0152834542692">
            <text:p>0.0152834543</text:p>
          </table:table-cell>
          <table:table-cell office:value-type="float" office:value="315.824078895">
            <text:p>315.824078895</text:p>
          </table:table-cell>
          <table:table-cell office:value-type="float" office:value="346.745107963">
            <text:p>346.745107963</text:p>
          </table:table-cell>
          <table:table-cell office:value-type="float" office:value="1312.36841804">
            <text:p>1312.36841804</text:p>
          </table:table-cell>
          <table:table-cell table:number-columns-repeated="3"/>
        </table:table-row>
        <table:table-row table:style-name="ro1">
          <table:table-cell office:value-type="float" office:value="46.2">
            <text:p>46.2</text:p>
          </table:table-cell>
          <table:table-cell office:value-type="float" office:value="0.0962376285926">
            <text:p>0.0962376286</text:p>
          </table:table-cell>
          <table:table-cell office:value-type="float" office:value="0.04">
            <text:p>0.04</text:p>
          </table:table-cell>
          <table:table-cell office:value-type="float" office:value="0.0936018560526">
            <text:p>0.0936018561</text:p>
          </table:table-cell>
          <table:table-cell office:value-type="float" office:value="0.0887721518032">
            <text:p>0.0887721518</text:p>
          </table:table-cell>
          <table:table-cell office:value-type="float" office:value="0.0112275620795">
            <text:p>0.0112275621</text:p>
          </table:table-cell>
          <table:table-cell office:value-type="float" office:value="0.633832179381">
            <text:p>0.6338321794</text:p>
          </table:table-cell>
          <table:table-cell office:value-type="float" office:value="0.0487495932554">
            <text:p>0.0487495933</text:p>
          </table:table-cell>
          <table:table-cell office:value-type="float" office:value="0.0152010546787">
            <text:p>0.0152010547</text:p>
          </table:table-cell>
          <table:table-cell office:value-type="float" office:value="384.200405179">
            <text:p>384.200405179</text:p>
          </table:table-cell>
          <table:table-cell office:value-type="float" office:value="306.854201914">
            <text:p>306.854201914</text:p>
          </table:table-cell>
          <table:table-cell office:value-type="float" office:value="1307.10525262">
            <text:p>1307.10525262</text:p>
          </table:table-cell>
          <table:table-cell table:number-columns-repeated="3"/>
        </table:table-row>
        <table:table-row table:style-name="ro1">
          <table:table-cell office:value-type="float" office:value="46.3">
            <text:p>46.3</text:p>
          </table:table-cell>
          <table:table-cell office:value-type="float" office:value="0.102838282945">
            <text:p>0.1028382829</text:p>
          </table:table-cell>
          <table:table-cell office:value-type="float" office:value="0.04">
            <text:p>0.04</text:p>
          </table:table-cell>
          <table:table-cell office:value-type="float" office:value="0.0920526708919">
            <text:p>0.0920526709</text:p>
          </table:table-cell>
          <table:table-cell office:value-type="float" office:value="0.0881392409839">
            <text:p>0.088139241</text:p>
          </table:table-cell>
          <table:table-cell office:value-type="float" office:value="0.0102654752643">
            <text:p>0.0102654753</text:p>
          </table:table-cell>
          <table:table-cell office:value-type="float" office:value="0.807578058789">
            <text:p>0.8075780588</text:p>
          </table:table-cell>
          <table:table-cell office:value-type="float" office:value="0.0464937139476">
            <text:p>0.0464937139</text:p>
          </table:table-cell>
          <table:table-cell office:value-type="float" office:value="0.0151186552846">
            <text:p>0.0151186553</text:p>
          </table:table-cell>
          <table:table-cell office:value-type="float" office:value="452.576568441">
            <text:p>452.576568441</text:p>
          </table:table-cell>
          <table:table-cell office:value-type="float" office:value="289.749680533">
            <text:p>289.749680533</text:p>
          </table:table-cell>
          <table:table-cell office:value-type="float" office:value="1301.84209974">
            <text:p>1301.84209974</text:p>
          </table:table-cell>
          <table:table-cell table:number-columns-repeated="3"/>
        </table:table-row>
        <table:table-row table:style-name="ro1">
          <table:table-cell office:value-type="float" office:value="46.4">
            <text:p>46.4</text:p>
          </table:table-cell>
          <table:table-cell office:value-type="float" office:value="0.109438953035">
            <text:p>0.109438953</text:p>
          </table:table-cell>
          <table:table-cell office:value-type="float" office:value="0.04">
            <text:p>0.04</text:p>
          </table:table-cell>
          <table:table-cell office:value-type="float" office:value="0.0905034820377">
            <text:p>0.090503482</text:p>
          </table:table-cell>
          <table:table-cell office:value-type="float" office:value="0.0875063286555">
            <text:p>0.0875063287</text:p>
          </table:table-cell>
          <table:table-cell office:value-type="float" office:value="0.00930338615527">
            <text:p>0.0093033862</text:p>
          </table:table-cell>
          <table:table-cell office:value-type="float" office:value="0.995882049641">
            <text:p>0.9958820496</text:p>
          </table:table-cell>
          <table:table-cell office:value-type="float" office:value="0.0442378292614">
            <text:p>0.0442378293</text:p>
          </table:table-cell>
          <table:table-cell office:value-type="float" office:value="0.0150362556941">
            <text:p>0.0150362557</text:p>
          </table:table-cell>
          <table:table-cell office:value-type="float" office:value="520.952894724">
            <text:p>520.952894724</text:p>
          </table:table-cell>
          <table:table-cell office:value-type="float" office:value="323.362713886">
            <text:p>323.362713886</text:p>
          </table:table-cell>
          <table:table-cell office:value-type="float" office:value="1296.57893432">
            <text:p>1296.57893432</text:p>
          </table:table-cell>
          <table:table-cell table:number-columns-repeated="3"/>
        </table:table-row>
        <table:table-row table:style-name="ro1">
          <table:table-cell office:value-type="float" office:value="46.5">
            <text:p>46.5</text:p>
          </table:table-cell>
          <table:table-cell office:value-type="float" office:value="0.116039607388">
            <text:p>0.1160396074</text:p>
          </table:table-cell>
          <table:table-cell office:value-type="float" office:value="0.04">
            <text:p>0.04</text:p>
          </table:table-cell>
          <table:table-cell office:value-type="float" office:value="0.088954296877">
            <text:p>0.0889542969</text:p>
          </table:table-cell>
          <table:table-cell office:value-type="float" office:value="0.0868734178361">
            <text:p>0.0868734178</text:p>
          </table:table-cell>
          <table:table-cell office:value-type="float" office:value="0.00834129934004">
            <text:p>0.0083412993</text:p>
          </table:table-cell>
          <table:table-cell office:value-type="float" office:value="0.701764718014">
            <text:p>0.701764718</text:p>
          </table:table-cell>
          <table:table-cell office:value-type="float" office:value="0.0419819499536">
            <text:p>0.04198195</text:p>
          </table:table-cell>
          <table:table-cell office:value-type="float" office:value="0.0149538563">
            <text:p>0.0149538563</text:p>
          </table:table-cell>
          <table:table-cell office:value-type="float" office:value="589.329057986">
            <text:p>589.329057986</text:p>
          </table:table-cell>
          <table:table-cell office:value-type="float" office:value="356.975667101">
            <text:p>356.975667101</text:p>
          </table:table-cell>
          <table:table-cell office:value-type="float" office:value="1291.31578144">
            <text:p>1291.31578144</text:p>
          </table:table-cell>
          <table:table-cell table:number-columns-repeated="3"/>
        </table:table-row>
        <table:table-row table:style-name="ro1">
          <table:table-cell office:value-type="float" office:value="46.6">
            <text:p>46.6</text:p>
          </table:table-cell>
          <table:table-cell office:value-type="float" office:value="0.122640261741">
            <text:p>0.1226402617</text:p>
          </table:table-cell>
          <table:table-cell office:value-type="float" office:value="0.04">
            <text:p>0.04</text:p>
          </table:table-cell>
          <table:table-cell office:value-type="float" office:value="0.0874051117164">
            <text:p>0.0874051117</text:p>
          </table:table-cell>
          <table:table-cell office:value-type="float" office:value="0.0862405070167">
            <text:p>0.086240507</text:p>
          </table:table-cell>
          <table:table-cell office:value-type="float" office:value="0.00737921252481">
            <text:p>0.0073792125</text:p>
          </table:table-cell>
          <table:table-cell office:value-type="float" office:value="0.407647386388">
            <text:p>0.4076473864</text:p>
          </table:table-cell>
          <table:table-cell office:value-type="float" office:value="0.0397260706458">
            <text:p>0.0397260706</text:p>
          </table:table-cell>
          <table:table-cell office:value-type="float" office:value="0.0148714569059">
            <text:p>0.0148714569</text:p>
          </table:table-cell>
          <table:table-cell office:value-type="float" office:value="657.705221248">
            <text:p>657.705221248</text:p>
          </table:table-cell>
          <table:table-cell office:value-type="float" office:value="390.588620315">
            <text:p>390.588620315</text:p>
          </table:table-cell>
          <table:table-cell office:value-type="float" office:value="1286.05262857">
            <text:p>1286.05262857</text:p>
          </table:table-cell>
          <table:table-cell table:number-columns-repeated="3"/>
        </table:table-row>
        <table:table-row table:style-name="ro1">
          <table:table-cell office:value-type="float" office:value="46.7">
            <text:p>46.7</text:p>
          </table:table-cell>
          <table:table-cell office:value-type="float" office:value="0.129240931831">
            <text:p>0.1292409318</text:p>
          </table:table-cell>
          <table:table-cell office:value-type="float" office:value="0.04">
            <text:p>0.04</text:p>
          </table:table-cell>
          <table:table-cell office:value-type="float" office:value="0.0858559228622">
            <text:p>0.0858559229</text:p>
          </table:table-cell>
          <table:table-cell office:value-type="float" office:value="0.0856075946884">
            <text:p>0.0856075947</text:p>
          </table:table-cell>
          <table:table-cell office:value-type="float" office:value="0.00641712341579">
            <text:p>0.0064171234</text:p>
          </table:table-cell>
          <table:table-cell office:value-type="float" office:value="0.529019912627">
            <text:p>0.5290199126</text:p>
          </table:table-cell>
          <table:table-cell office:value-type="float" office:value="0.0374701859596">
            <text:p>0.037470186</text:p>
          </table:table-cell>
          <table:table-cell office:value-type="float" office:value="0.0147890573154">
            <text:p>0.0147890573</text:p>
          </table:table-cell>
          <table:table-cell office:value-type="float" office:value="726.081547532">
            <text:p>726.081547532</text:p>
          </table:table-cell>
          <table:table-cell office:value-type="float" office:value="416.631272959">
            <text:p>416.631272959</text:p>
          </table:table-cell>
          <table:table-cell office:value-type="float" office:value="1280.78946314">
            <text:p>1280.78946314</text:p>
          </table:table-cell>
          <table:table-cell table:number-columns-repeated="3"/>
        </table:table-row>
        <table:table-row table:style-name="ro1">
          <table:table-cell office:value-type="float" office:value="46.8">
            <text:p>46.8</text:p>
          </table:table-cell>
          <table:table-cell office:value-type="float" office:value="0.135841586184">
            <text:p>0.1358415862</text:p>
          </table:table-cell>
          <table:table-cell office:value-type="float" office:value="0.04">
            <text:p>0.04</text:p>
          </table:table-cell>
          <table:table-cell office:value-type="float" office:value="0.0843067377015">
            <text:p>0.0843067377</text:p>
          </table:table-cell>
          <table:table-cell office:value-type="float" office:value="0.084974683869">
            <text:p>0.0849746839</text:p>
          </table:table-cell>
          <table:table-cell office:value-type="float" office:value="0.00545503660056">
            <text:p>0.0054550366</text:p>
          </table:table-cell>
          <table:table-cell office:value-type="float" office:value="1.36593921884">
            <text:p>1.3659392188</text:p>
          </table:table-cell>
          <table:table-cell office:value-type="float" office:value="0.0352143066518">
            <text:p>0.0352143067</text:p>
          </table:table-cell>
          <table:table-cell office:value-type="float" office:value="0.0147066579213">
            <text:p>0.0147066579</text:p>
          </table:table-cell>
          <table:table-cell office:value-type="float" office:value="794.457710794">
            <text:p>794.457710794</text:p>
          </table:table-cell>
          <table:table-cell office:value-type="float" office:value="387.15822162">
            <text:p>387.15822162</text:p>
          </table:table-cell>
          <table:table-cell office:value-type="float" office:value="1275.52631027">
            <text:p>1275.52631027</text:p>
          </table:table-cell>
          <table:table-cell table:number-columns-repeated="3"/>
        </table:table-row>
        <table:table-row table:style-name="ro1">
          <table:table-cell office:value-type="float" office:value="46.9">
            <text:p>46.9</text:p>
          </table:table-cell>
          <table:table-cell office:value-type="float" office:value="0.14581154695">
            <text:p>0.145811547</text:p>
          </table:table-cell>
          <table:table-cell office:value-type="float" office:value="0.04">
            <text:p>0.04</text:p>
          </table:table-cell>
          <table:table-cell office:value-type="float" office:value="0.0827575488473">
            <text:p>0.0827575488</text:p>
          </table:table-cell>
          <table:table-cell office:value-type="float" office:value="0.0843417715407">
            <text:p>0.0843417715</text:p>
          </table:table-cell>
          <table:table-cell office:value-type="float" office:value="0.00449294749154">
            <text:p>0.0044929475</text:p>
          </table:table-cell>
          <table:table-cell office:value-type="float" office:value="0.724016491497">
            <text:p>0.7240164915</text:p>
          </table:table-cell>
          <table:table-cell office:value-type="float" office:value="0.0329584219656">
            <text:p>0.032958422</text:p>
          </table:table-cell>
          <table:table-cell office:value-type="float" office:value="0.0146242583308">
            <text:p>0.0146242583</text:p>
          </table:table-cell>
          <table:table-cell office:value-type="float" office:value="862.834037078">
            <text:p>862.834037078</text:p>
          </table:table-cell>
          <table:table-cell office:value-type="float" office:value="357.685100013">
            <text:p>357.685100013</text:p>
          </table:table-cell>
          <table:table-cell office:value-type="float" office:value="1270.26314484">
            <text:p>1270.26314484</text:p>
          </table:table-cell>
          <table:table-cell table:number-columns-repeated="3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.161518339508">
            <text:p>0.1615183395</text:p>
          </table:table-cell>
          <table:table-cell office:value-type="float" office:value="0.04">
            <text:p>0.04</text:p>
          </table:table-cell>
          <table:table-cell office:value-type="float" office:value="0.0812083636866">
            <text:p>0.0812083637</text:p>
          </table:table-cell>
          <table:table-cell office:value-type="float" office:value="0.0837088607213">
            <text:p>0.0837088607</text:p>
          </table:table-cell>
          <table:table-cell office:value-type="float" office:value="0.00353086067631">
            <text:p>0.0035308607</text:p>
          </table:table-cell>
          <table:table-cell office:value-type="float" office:value="0.0820952946137">
            <text:p>0.0820952946</text:p>
          </table:table-cell>
          <table:table-cell office:value-type="float" office:value="0.0307025426578">
            <text:p>0.0307025427</text:p>
          </table:table-cell>
          <table:table-cell office:value-type="float" office:value="0.0145418589367">
            <text:p>0.0145418589</text:p>
          </table:table-cell>
          <table:table-cell office:value-type="float" office:value="706.240609313">
            <text:p>706.240609313</text:p>
          </table:table-cell>
          <table:table-cell office:value-type="float" office:value="328.212048674">
            <text:p>328.212048674</text:p>
          </table:table-cell>
          <table:table-cell office:value-type="float" office:value="1264.99999197">
            <text:p>1264.99999197</text:p>
          </table:table-cell>
          <table:table-cell table:number-columns-repeated="3"/>
        </table:table-row>
        <table:table-row table:style-name="ro1">
          <table:table-cell office:value-type="float" office:value="47.1">
            <text:p>47.1</text:p>
          </table:table-cell>
          <table:table-cell office:value-type="float" office:value="0.177225132066">
            <text:p>0.1772251321</text:p>
          </table:table-cell>
          <table:table-cell office:value-type="float" office:value="0.04">
            <text:p>0.04</text:p>
          </table:table-cell>
          <table:table-cell office:value-type="float" office:value="0.0796591785259">
            <text:p>0.0796591785</text:p>
          </table:table-cell>
          <table:table-cell office:value-type="float" office:value="0.0830759499019">
            <text:p>0.0830759499</text:p>
          </table:table-cell>
          <table:table-cell office:value-type="float" office:value="0.00256877386108">
            <text:p>0.0025687739</text:p>
          </table:table-cell>
          <table:table-cell office:value-type="float" office:value="0.176666666667">
            <text:p>0.1766666667</text:p>
          </table:table-cell>
          <table:table-cell office:value-type="float" office:value="0.02844666335">
            <text:p>0.0284466634</text:p>
          </table:table-cell>
          <table:table-cell office:value-type="float" office:value="0.0144594595426">
            <text:p>0.0144594595</text:p>
          </table:table-cell>
          <table:table-cell office:value-type="float" office:value="489.845396192">
            <text:p>489.845396192</text:p>
          </table:table-cell>
          <table:table-cell office:value-type="float" office:value="318.963321174">
            <text:p>318.963321174</text:p>
          </table:table-cell>
          <table:table-cell office:value-type="float" office:value="1259.73683909">
            <text:p>1259.73683909</text:p>
          </table:table-cell>
          <table:table-cell table:number-columns-repeated="3"/>
        </table:table-row>
        <table:table-row table:style-name="ro1">
          <table:table-cell office:value-type="float" office:value="47.2">
            <text:p>47.2</text:p>
          </table:table-cell>
          <table:table-cell office:value-type="float" office:value="0.192931962073">
            <text:p>0.1929319621</text:p>
          </table:table-cell>
          <table:table-cell office:value-type="float" office:value="0.04">
            <text:p>0.04</text:p>
          </table:table-cell>
          <table:table-cell office:value-type="float" office:value="0.0781099896717">
            <text:p>0.0781099897</text:p>
          </table:table-cell>
          <table:table-cell office:value-type="float" office:value="0.0824430375736">
            <text:p>0.0824430376</text:p>
          </table:table-cell>
          <table:table-cell office:value-type="float" office:value="0.00160668475205">
            <text:p>0.0016066848</text:p>
          </table:table-cell>
          <table:table-cell office:value-type="float" office:value="0.31000015058">
            <text:p>0.3100001506</text:p>
          </table:table-cell>
          <table:table-cell office:value-type="float" office:value="0.0261907786637">
            <text:p>0.0261907787</text:p>
          </table:table-cell>
          <table:table-cell office:value-type="float" office:value="0.0143770599521">
            <text:p>0.01437706</text:p>
          </table:table-cell>
          <table:table-cell office:value-type="float" office:value="277.622376508">
            <text:p>277.622376508</text:p>
          </table:table-cell>
          <table:table-cell office:value-type="float" office:value="312.47240318">
            <text:p>312.47240318</text:p>
          </table:table-cell>
          <table:table-cell office:value-type="float" office:value="1254.47367367">
            <text:p>1254.47367367</text:p>
          </table:table-cell>
          <table:table-cell table:number-columns-repeated="3"/>
        </table:table-row>
        <table:table-row table:style-name="ro1">
          <table:table-cell office:value-type="float" office:value="47.3">
            <text:p>47.3</text:p>
          </table:table-cell>
          <table:table-cell office:value-type="float" office:value="0.208638754631">
            <text:p>0.2086387546</text:p>
          </table:table-cell>
          <table:table-cell office:value-type="float" office:value="0.04">
            <text:p>0.04</text:p>
          </table:table-cell>
          <table:table-cell office:value-type="float" office:value="0.0765608045111">
            <text:p>0.0765608045</text:p>
          </table:table-cell>
          <table:table-cell office:value-type="float" office:value="0.0818101267542">
            <text:p>0.0818101268</text:p>
          </table:table-cell>
          <table:table-cell office:value-type="float" office:value="0.000644597936824">
            <text:p>0.0006445979</text:p>
          </table:table-cell>
          <table:table-cell office:value-type="float" office:value="0.438593740396">
            <text:p>0.4385937404</text:p>
          </table:table-cell>
          <table:table-cell office:value-type="float" office:value="0.0239348993559">
            <text:p>0.0239348994</text:p>
          </table:table-cell>
          <table:table-cell office:value-type="float" office:value="0.014294660558">
            <text:p>0.0142946606</text:p>
          </table:table-cell>
          <table:table-cell office:value-type="float" office:value="269.852683524">
            <text:p>269.852683524</text:p>
          </table:table-cell>
          <table:table-cell office:value-type="float" office:value="305.981500661">
            <text:p>305.981500661</text:p>
          </table:table-cell>
          <table:table-cell office:value-type="float" office:value="1190.58824753">
            <text:p>1190.58824753</text:p>
          </table:table-cell>
          <table:table-cell table:number-columns-repeated="3"/>
        </table:table-row>
        <table:table-row table:style-name="ro1">
          <table:table-cell office:value-type="float" office:value="47.4">
            <text:p>47.4</text:p>
          </table:table-cell>
          <table:table-cell office:value-type="float" office:value="0.224345584637">
            <text:p>0.2243455846</text:p>
          </table:table-cell>
          <table:table-cell office:value-type="float" office:value="0.04">
            <text:p>0.04</text:p>
          </table:table-cell>
          <table:table-cell office:value-type="float" office:value="0.0750116156568">
            <text:p>0.0750116157</text:p>
          </table:table-cell>
          <table:table-cell office:value-type="float" office:value="0.0811772144258">
            <text:p>0.0811772144</text:p>
          </table:table-cell>
          <table:table-cell office:value-type="float" office:value="0.00570608977178">
            <text:p>0.0057060898</text:p>
          </table:table-cell>
          <table:table-cell office:value-type="float" office:value="0.524531349244">
            <text:p>0.5245313492</text:p>
          </table:table-cell>
          <table:table-cell office:value-type="float" office:value="0.0216790146697">
            <text:p>0.0216790147</text:p>
          </table:table-cell>
          <table:table-cell office:value-type="float" office:value="0.0142122609675">
            <text:p>0.014212261</text:p>
          </table:table-cell>
          <table:table-cell office:value-type="float" office:value="262.082972015">
            <text:p>262.082972015</text:p>
          </table:table-cell>
          <table:table-cell office:value-type="float" office:value="295.777376418">
            <text:p>295.777376418</text:p>
          </table:table-cell>
          <table:table-cell office:value-type="float" office:value="794.512101155">
            <text:p>794.512101155</text:p>
          </table:table-cell>
          <table:table-cell table:number-columns-repeated="3"/>
        </table:table-row>
        <table:table-row table:style-name="ro1">
          <table:table-cell office:value-type="float" office:value="47.5">
            <text:p>47.5</text:p>
          </table:table-cell>
          <table:table-cell office:value-type="float" office:value="0.225616429587">
            <text:p>0.2256164296</text:p>
          </table:table-cell>
          <table:table-cell office:value-type="float" office:value="0.04">
            <text:p>0.04</text:p>
          </table:table-cell>
          <table:table-cell office:value-type="float" office:value="0.0734624304962">
            <text:p>0.0734624305</text:p>
          </table:table-cell>
          <table:table-cell office:value-type="float" office:value="0.0805443036065">
            <text:p>0.0805443036</text:p>
          </table:table-cell>
          <table:table-cell office:value-type="float" office:value="0.0229971334814">
            <text:p>0.0229971335</text:p>
          </table:table-cell>
          <table:table-cell office:value-type="float" office:value="0.610468753201">
            <text:p>0.6104687532</text:p>
          </table:table-cell>
          <table:table-cell office:value-type="float" office:value="0.0194231353619">
            <text:p>0.0194231354</text:p>
          </table:table-cell>
          <table:table-cell office:value-type="float" office:value="0.0141298615734">
            <text:p>0.0141298616</text:p>
          </table:table-cell>
          <table:table-cell office:value-type="float" office:value="269.739409123">
            <text:p>269.739409123</text:p>
          </table:table-cell>
          <table:table-cell office:value-type="float" office:value="284.812745566">
            <text:p>284.812745566</text:p>
          </table:table-cell>
          <table:table-cell office:value-type="float" office:value="398.436899096">
            <text:p>398.436899096</text:p>
          </table:table-cell>
          <table:table-cell table:number-columns-repeated="3"/>
        </table:table-row>
        <table:table-row table:style-name="ro1">
          <table:table-cell office:value-type="float" office:value="47.6">
            <text:p>47.6</text:p>
          </table:table-cell>
          <table:table-cell office:value-type="float" office:value="0.21876712123">
            <text:p>0.2187671212</text:p>
          </table:table-cell>
          <table:table-cell office:value-type="float" office:value="0.04">
            <text:p>0.04</text:p>
          </table:table-cell>
          <table:table-cell office:value-type="float" office:value="0.0719132453355">
            <text:p>0.0719132453</text:p>
          </table:table-cell>
          <table:table-cell office:value-type="float" office:value="0.08">
            <text:p>0.08</text:p>
          </table:table-cell>
          <table:table-cell office:value-type="float" office:value="0.040288177191">
            <text:p>0.0402881772</text:p>
          </table:table-cell>
          <table:table-cell office:value-type="float" office:value="0.63082842741">
            <text:p>0.6308284274</text:p>
          </table:table-cell>
          <table:table-cell office:value-type="float" office:value="0.0171672560541">
            <text:p>0.0171672561</text:p>
          </table:table-cell>
          <table:table-cell office:value-type="float" office:value="0.0140474621793">
            <text:p>0.0140474622</text:p>
          </table:table-cell>
          <table:table-cell office:value-type="float" office:value="297.028950734">
            <text:p>297.028950734</text:p>
          </table:table-cell>
          <table:table-cell office:value-type="float" office:value="280.266581798">
            <text:p>280.266581798</text:p>
          </table:table-cell>
          <table:table-cell office:value-type="float" office:value="268.525677891">
            <text:p>268.525677891</text:p>
          </table:table-cell>
          <table:table-cell table:number-columns-repeated="3"/>
        </table:table-row>
        <table:table-row table:style-name="ro1">
          <table:table-cell office:value-type="float" office:value="47.7">
            <text:p>47.7</text:p>
          </table:table-cell>
          <table:table-cell office:value-type="float" office:value="0.211917796542">
            <text:p>0.2119177965</text:p>
          </table:table-cell>
          <table:table-cell office:value-type="float" office:value="0.04">
            <text:p>0.04</text:p>
          </table:table-cell>
          <table:table-cell office:value-type="float" office:value="0.0703640564813">
            <text:p>0.0703640565</text:p>
          </table:table-cell>
          <table:table-cell office:value-type="float" office:value="0.08">
            <text:p>0.08</text:p>
          </table:table-cell>
          <table:table-cell office:value-type="float" office:value="0.0575792621257">
            <text:p>0.0575792621</text:p>
          </table:table-cell>
          <table:table-cell office:value-type="float" office:value="0.59532539921">
            <text:p>0.5953253992</text:p>
          </table:table-cell>
          <table:table-cell office:value-type="float" office:value="0.0149113713679">
            <text:p>0.0149113714</text:p>
          </table:table-cell>
          <table:table-cell office:value-type="float" office:value="0.0139650625888">
            <text:p>0.0139650626</text:p>
          </table:table-cell>
          <table:table-cell office:value-type="float" office:value="324.318557409">
            <text:p>324.318557409</text:p>
          </table:table-cell>
          <table:table-cell office:value-type="float" office:value="349.533911077">
            <text:p>349.533911077</text:p>
          </table:table-cell>
          <table:table-cell office:value-type="float" office:value="294.932888198">
            <text:p>294.932888198</text:p>
          </table:table-cell>
          <table:table-cell table:number-columns-repeated="3"/>
        </table:table-row>
        <table:table-row table:style-name="ro1">
          <table:table-cell office:value-type="float" office:value="47.8">
            <text:p>47.8</text:p>
          </table:table-cell>
          <table:table-cell office:value-type="float" office:value="0.205068488185">
            <text:p>0.2050684882</text:p>
          </table:table-cell>
          <table:table-cell office:value-type="float" office:value="0.04">
            <text:p>0.04</text:p>
          </table:table-cell>
          <table:table-cell office:value-type="float" office:value="0.0688148713206">
            <text:p>0.0688148713</text:p>
          </table:table-cell>
          <table:table-cell office:value-type="float" office:value="0.08">
            <text:p>0.08</text:p>
          </table:table-cell>
          <table:table-cell office:value-type="float" office:value="0.0777058797543">
            <text:p>0.0777058798</text:p>
          </table:table-cell>
          <table:table-cell office:value-type="float" office:value="0.559822455656">
            <text:p>0.5598224557</text:p>
          </table:table-cell>
          <table:table-cell office:value-type="float" office:value="0.0126554920601">
            <text:p>0.0126554921</text:p>
          </table:table-cell>
          <table:table-cell office:value-type="float" office:value="0.0138826631947">
            <text:p>0.0138826632</text:p>
          </table:table-cell>
          <table:table-cell office:value-type="float" office:value="351.60809902">
            <text:p>351.60809902</text:p>
          </table:table-cell>
          <table:table-cell office:value-type="float" office:value="418.801075211">
            <text:p>418.801075211</text:p>
          </table:table-cell>
          <table:table-cell office:value-type="float" office:value="321.340035546">
            <text:p>321.340035546</text:p>
          </table:table-cell>
          <table:table-cell table:number-columns-repeated="3"/>
        </table:table-row>
        <table:table-row table:style-name="ro1">
          <table:table-cell office:value-type="float" office:value="47.9">
            <text:p>47.9</text:p>
          </table:table-cell>
          <table:table-cell office:value-type="float" office:value="0.198219163497">
            <text:p>0.1982191635</text:p>
          </table:table-cell>
          <table:table-cell office:value-type="float" office:value="0.04">
            <text:p>0.04</text:p>
          </table:table-cell>
          <table:table-cell office:value-type="float" office:value="0.0672656824664">
            <text:p>0.0672656825</text:p>
          </table:table-cell>
          <table:table-cell office:value-type="float" office:value="0.08">
            <text:p>0.08</text:p>
          </table:table-cell>
          <table:table-cell office:value-type="float" office:value="0.0982941496975">
            <text:p>0.0982941497</text:p>
          </table:table-cell>
          <table:table-cell office:value-type="float" office:value="0.529585485379">
            <text:p>0.5295854854</text:p>
          </table:table-cell>
          <table:table-cell office:value-type="float" office:value="0.0103996073738">
            <text:p>0.0103996074</text:p>
          </table:table-cell>
          <table:table-cell office:value-type="float" office:value="0.0138002636042">
            <text:p>0.0138002636</text:p>
          </table:table-cell>
          <table:table-cell office:value-type="float" office:value="347.353949385">
            <text:p>347.353949385</text:p>
          </table:table-cell>
          <table:table-cell office:value-type="float" office:value="488.06840449">
            <text:p>488.06840449</text:p>
          </table:table-cell>
          <table:table-cell office:value-type="float" office:value="344.589849547">
            <text:p>344.589849547</text:p>
          </table:table-cell>
          <table:table-cell table:number-columns-repeated="3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.191369855139">
            <text:p>0.1913698551</text:p>
          </table:table-cell>
          <table:table-cell office:value-type="float" office:value="0.04">
            <text:p>0.04</text:p>
          </table:table-cell>
          <table:table-cell office:value-type="float" office:value="0.0657164973058">
            <text:p>0.0657164973</text:p>
          </table:table-cell>
          <table:table-cell office:value-type="float" office:value="0.08">
            <text:p>0.08</text:p>
          </table:table-cell>
          <table:table-cell office:value-type="float" office:value="0.118882370554">
            <text:p>0.1188823706</text:p>
          </table:table-cell>
          <table:table-cell office:value-type="float" office:value="0.526994815325">
            <text:p>0.5269948153</text:p>
          </table:table-cell>
          <table:table-cell office:value-type="float" office:value="0.00814372806605">
            <text:p>0.0081437281</text:p>
          </table:table-cell>
          <table:table-cell office:value-type="float" office:value="0.0137178642101">
            <text:p>0.0137178642</text:p>
          </table:table-cell>
          <table:table-cell office:value-type="float" office:value="339.201191605">
            <text:p>339.201191605</text:p>
          </table:table-cell>
          <table:table-cell office:value-type="float" office:value="557.335568624">
            <text:p>557.335568624</text:p>
          </table:table-cell>
          <table:table-cell office:value-type="float" office:value="355.210203556">
            <text:p>355.210203556</text:p>
          </table:table-cell>
          <table:table-cell table:number-columns-repeated="3"/>
        </table:table-row>
        <table:table-row table:style-name="ro1">
          <table:table-cell office:value-type="float" office:value="48.1">
            <text:p>48.1</text:p>
          </table:table-cell>
          <table:table-cell office:value-type="float" office:value="0.184520546782">
            <text:p>0.1845205468</text:p>
          </table:table-cell>
          <table:table-cell office:value-type="float" office:value="0.04">
            <text:p>0.04</text:p>
          </table:table-cell>
          <table:table-cell office:value-type="float" office:value="0.0641673121451">
            <text:p>0.0641673121</text:p>
          </table:table-cell>
          <table:table-cell office:value-type="float" office:value="0.08">
            <text:p>0.08</text:p>
          </table:table-cell>
          <table:table-cell office:value-type="float" office:value="0.154370859254">
            <text:p>0.1543708593</text:p>
          </table:table-cell>
          <table:table-cell office:value-type="float" office:value="0.52440414527">
            <text:p>0.5244041453</text:p>
          </table:table-cell>
          <table:table-cell office:value-type="float" office:value="0.00588784875825">
            <text:p>0.0058878488</text:p>
          </table:table-cell>
          <table:table-cell office:value-type="float" office:value="0.013635464816">
            <text:p>0.0136354648</text:p>
          </table:table-cell>
          <table:table-cell office:value-type="float" office:value="331.048433825">
            <text:p>331.048433825</text:p>
          </table:table-cell>
          <table:table-cell office:value-type="float" office:value="626.602732757">
            <text:p>626.602732757</text:p>
          </table:table-cell>
          <table:table-cell office:value-type="float" office:value="365.830557565">
            <text:p>365.830557565</text:p>
          </table:table-cell>
          <table:table-cell table:number-columns-repeated="3"/>
        </table:table-row>
        <table:table-row table:style-name="ro1">
          <table:table-cell office:value-type="float" office:value="48.2">
            <text:p>48.2</text:p>
          </table:table-cell>
          <table:table-cell office:value-type="float" office:value="0.178165205178">
            <text:p>0.1781652052</text:p>
          </table:table-cell>
          <table:table-cell office:value-type="float" office:value="0.04">
            <text:p>0.04</text:p>
          </table:table-cell>
          <table:table-cell office:value-type="float" office:value="0.0626181232909">
            <text:p>0.0626181233</text:p>
          </table:table-cell>
          <table:table-cell office:value-type="float" office:value="0.08">
            <text:p>0.08</text:p>
          </table:table-cell>
          <table:table-cell office:value-type="float" office:value="0.207351059463">
            <text:p>0.2073510595</text:p>
          </table:table-cell>
          <table:table-cell office:value-type="float" office:value="0.521813469038">
            <text:p>0.521813469</text:p>
          </table:table-cell>
          <table:table-cell office:value-type="float" office:value="0.00363196407202">
            <text:p>0.0036319641</text:p>
          </table:table-cell>
          <table:table-cell office:value-type="float" office:value="0.0135530652255">
            <text:p>0.0135530652</text:p>
          </table:table-cell>
          <table:table-cell office:value-type="float" office:value="309.630891813">
            <text:p>309.630891813</text:p>
          </table:table-cell>
          <table:table-cell office:value-type="float" office:value="695.870062037">
            <text:p>695.870062037</text:p>
          </table:table-cell>
          <table:table-cell office:value-type="float" office:value="376.450936895">
            <text:p>376.450936895</text:p>
          </table:table-cell>
          <table:table-cell table:number-columns-repeated="3"/>
        </table:table-row>
        <table:table-row table:style-name="ro1">
          <table:table-cell office:value-type="float" office:value="48.3">
            <text:p>48.3</text:p>
          </table:table-cell>
          <table:table-cell office:value-type="float" office:value="0.172768780091">
            <text:p>0.1727687801</text:p>
          </table:table-cell>
          <table:table-cell office:value-type="float" office:value="0.04">
            <text:p>0.04</text:p>
          </table:table-cell>
          <table:table-cell office:value-type="float" office:value="0.0610689381302">
            <text:p>0.0610689381</text:p>
          </table:table-cell>
          <table:table-cell office:value-type="float" office:value="0.08">
            <text:p>0.08</text:p>
          </table:table-cell>
          <table:table-cell office:value-type="float" office:value="0.260331133356">
            <text:p>0.2603311334</text:p>
          </table:table-cell>
          <table:table-cell office:value-type="float" office:value="0.53044302852">
            <text:p>0.5304430285</text:p>
          </table:table-cell>
          <table:table-cell office:value-type="float" office:value="0.00137608476422">
            <text:p>0.0013760848</text:p>
          </table:table-cell>
          <table:table-cell office:value-type="float" office:value="0.0134706658314">
            <text:p>0.0134706658</text:p>
          </table:table-cell>
          <table:table-cell office:value-type="float" office:value="279.732677473">
            <text:p>279.732677473</text:p>
          </table:table-cell>
          <table:table-cell office:value-type="float" office:value="765.13722617">
            <text:p>765.13722617</text:p>
          </table:table-cell>
          <table:table-cell office:value-type="float" office:value="367.099849043">
            <text:p>367.099849043</text:p>
          </table:table-cell>
          <table:table-cell table:number-columns-repeated="3"/>
        </table:table-row>
        <table:table-row table:style-name="ro1">
          <table:table-cell office:value-type="float" office:value="48.4">
            <text:p>48.4</text:p>
          </table:table-cell>
          <table:table-cell office:value-type="float" office:value="0.167372342138">
            <text:p>0.1673723421</text:p>
          </table:table-cell>
          <table:table-cell office:value-type="float" office:value="0.04">
            <text:p>0.04</text:p>
          </table:table-cell>
          <table:table-cell office:value-type="float" office:value="0.059519749276">
            <text:p>0.0595197493</text:p>
          </table:table-cell>
          <table:table-cell office:value-type="float" office:value="0.08">
            <text:p>0.08</text:p>
          </table:table-cell>
          <table:table-cell office:value-type="float" office:value="0.294817535778">
            <text:p>0.2948175358</text:p>
          </table:table-cell>
          <table:table-cell office:value-type="float" office:value="0.565253206579">
            <text:p>0.5652532066</text:p>
          </table:table-cell>
          <table:table-cell office:value-type="float" office:value="0">
            <text:p>0</text:p>
          </table:table-cell>
          <table:table-cell office:value-type="float" office:value="0.0133882662409">
            <text:p>0.0133882662</text:p>
          </table:table-cell>
          <table:table-cell office:value-type="float" office:value="258.321449423">
            <text:p>258.321449423</text:p>
          </table:table-cell>
          <table:table-cell office:value-type="float" office:value="834.404555449">
            <text:p>834.404555449</text:p>
          </table:table-cell>
          <table:table-cell office:value-type="float" office:value="323.743195008">
            <text:p>323.743195008</text:p>
          </table:table-cell>
          <table:table-cell table:number-columns-repeated="3"/>
        </table:table-row>
        <table:table-row table:style-name="ro1">
          <table:table-cell office:value-type="float" office:value="48.5">
            <text:p>48.5</text:p>
          </table:table-cell>
          <table:table-cell office:value-type="float" office:value="0.161975917051">
            <text:p>0.1619759171</text:p>
          </table:table-cell>
          <table:table-cell office:value-type="float" office:value="0.04">
            <text:p>0.04</text:p>
          </table:table-cell>
          <table:table-cell office:value-type="float" office:value="0.0579705641153">
            <text:p>0.0579705641</text:p>
          </table:table-cell>
          <table:table-cell office:value-type="float" office:value="0.08">
            <text:p>0.08</text:p>
          </table:table-cell>
          <table:table-cell office:value-type="float" office:value="0.305766433266">
            <text:p>0.3057664333</text:p>
          </table:table-cell>
          <table:table-cell office:value-type="float" office:value="0.600063301645">
            <text:p>0.6000633016</text:p>
          </table:table-cell>
          <table:table-cell office:value-type="float" office:value="0">
            <text:p>0</text:p>
          </table:table-cell>
          <table:table-cell office:value-type="float" office:value="0.0133058668468">
            <text:p>0.0133058668</text:p>
          </table:table-cell>
          <table:table-cell office:value-type="float" office:value="322.723125362">
            <text:p>322.723125362</text:p>
          </table:table-cell>
          <table:table-cell office:value-type="float" office:value="887.662090627">
            <text:p>887.662090627</text:p>
          </table:table-cell>
          <table:table-cell office:value-type="float" office:value="280.386644344">
            <text:p>280.386644344</text:p>
          </table:table-cell>
          <table:table-cell table:number-columns-repeated="3"/>
        </table:table-row>
        <table:table-row table:style-name="ro1">
          <table:table-cell office:value-type="float" office:value="48.6">
            <text:p>48.6</text:p>
          </table:table-cell>
          <table:table-cell office:value-type="float" office:value="0.156579491964">
            <text:p>0.156579492</text:p>
          </table:table-cell>
          <table:table-cell office:value-type="float" office:value="0.04">
            <text:p>0.04</text:p>
          </table:table-cell>
          <table:table-cell office:value-type="float" office:value="0.0564213789547">
            <text:p>0.056421379</text:p>
          </table:table-cell>
          <table:table-cell office:value-type="float" office:value="0.08">
            <text:p>0.08</text:p>
          </table:table-cell>
          <table:table-cell office:value-type="float" office:value="0.316715330754">
            <text:p>0.3167153308</text:p>
          </table:table-cell>
          <table:table-cell office:value-type="float" office:value="0.643228291468">
            <text:p>0.6432282915</text:p>
          </table:table-cell>
          <table:table-cell office:value-type="float" office:value="0">
            <text:p>0</text:p>
          </table:table-cell>
          <table:table-cell office:value-type="float" office:value="0.0132234674527">
            <text:p>0.0132234675</text:p>
          </table:table-cell>
          <table:table-cell office:value-type="float" office:value="387.1248013">
            <text:p>387.1248013</text:p>
          </table:table-cell>
          <table:table-cell office:value-type="float" office:value="556.707614931">
            <text:p>556.707614931</text:p>
          </table:table-cell>
          <table:table-cell office:value-type="float" office:value="255.596840449">
            <text:p>255.596840449</text:p>
          </table:table-cell>
          <table:table-cell table:number-columns-repeated="3"/>
        </table:table-row>
        <table:table-row table:style-name="ro1">
          <table:table-cell office:value-type="float" office:value="48.7">
            <text:p>48.7</text:p>
          </table:table-cell>
          <table:table-cell office:value-type="float" office:value="0.15118305401">
            <text:p>0.151183054</text:p>
          </table:table-cell>
          <table:table-cell office:value-type="float" office:value="0.04">
            <text:p>0.04</text:p>
          </table:table-cell>
          <table:table-cell office:value-type="float" office:value="0.0548721901005">
            <text:p>0.0548721901</text:p>
          </table:table-cell>
          <table:table-cell office:value-type="float" office:value="0.08">
            <text:p>0.08</text:p>
          </table:table-cell>
          <table:table-cell office:value-type="float" office:value="0.318600608798">
            <text:p>0.3186006088</text:p>
          </table:table-cell>
          <table:table-cell office:value-type="float" office:value="0.737716634768">
            <text:p>0.7377166348</text:p>
          </table:table-cell>
          <table:table-cell office:value-type="float" office:value="0">
            <text:p>0</text:p>
          </table:table-cell>
          <table:table-cell office:value-type="float" office:value="0.0131410678622">
            <text:p>0.0131410679</text:p>
          </table:table-cell>
          <table:table-cell office:value-type="float" office:value="451.526630784">
            <text:p>451.526630784</text:p>
          </table:table-cell>
          <table:table-cell office:value-type="float" office:value="225.752350176">
            <text:p>225.752350176</text:p>
          </table:table-cell>
          <table:table-cell office:value-type="float" office:value="238.76417361">
            <text:p>238.76417361</text:p>
          </table:table-cell>
          <table:table-cell table:number-columns-repeated="3"/>
        </table:table-row>
        <table:table-row table:style-name="ro1">
          <table:table-cell office:value-type="float" office:value="48.8">
            <text:p>48.8</text:p>
          </table:table-cell>
          <table:table-cell office:value-type="float" office:value="0.145786628923">
            <text:p>0.1457866289</text:p>
          </table:table-cell>
          <table:table-cell office:value-type="float" office:value="0.04">
            <text:p>0.04</text:p>
          </table:table-cell>
          <table:table-cell office:value-type="float" office:value="0.0533230049398">
            <text:p>0.0533230049</text:p>
          </table:table-cell>
          <table:table-cell office:value-type="float" office:value="0.08">
            <text:p>0.08</text:p>
          </table:table-cell>
          <table:table-cell office:value-type="float" office:value="0.316601485318">
            <text:p>0.3166014853</text:p>
          </table:table-cell>
          <table:table-cell office:value-type="float" office:value="0.832204752791">
            <text:p>0.8322047528</text:p>
          </table:table-cell>
          <table:table-cell office:value-type="float" office:value="0">
            <text:p>0</text:p>
          </table:table-cell>
          <table:table-cell office:value-type="float" office:value="0.0130586684681">
            <text:p>0.0130586685</text:p>
          </table:table-cell>
          <table:table-cell office:value-type="float" office:value="515.928306722">
            <text:p>515.928306722</text:p>
          </table:table-cell>
          <table:table-cell office:value-type="float" office:value="243.679243381">
            <text:p>243.679243381</text:p>
          </table:table-cell>
          <table:table-cell office:value-type="float" office:value="247.679071674">
            <text:p>247.679071674</text:p>
          </table:table-cell>
          <table:table-cell table:number-columns-repeated="3"/>
        </table:table-row>
        <table:table-row table:style-name="ro1">
          <table:table-cell office:value-type="float" office:value="48.9">
            <text:p>48.9</text:p>
          </table:table-cell>
          <table:table-cell office:value-type="float" office:value="0.14039019097">
            <text:p>0.140390191</text:p>
          </table:table-cell>
          <table:table-cell office:value-type="float" office:value="0.04">
            <text:p>0.04</text:p>
          </table:table-cell>
          <table:table-cell office:value-type="float" office:value="0.0517738160856">
            <text:p>0.0517738161</text:p>
          </table:table-cell>
          <table:table-cell office:value-type="float" office:value="0.08">
            <text:p>0.08</text:p>
          </table:table-cell>
          <table:table-cell office:value-type="float" office:value="0.314602357072">
            <text:p>0.3146023571</text:p>
          </table:table-cell>
          <table:table-cell office:value-type="float" office:value="0.834179004021">
            <text:p>0.834179004</text:p>
          </table:table-cell>
          <table:table-cell office:value-type="float" office:value="0">
            <text:p>0</text:p>
          </table:table-cell>
          <table:table-cell office:value-type="float" office:value="0.0129762688776">
            <text:p>0.0129762689</text:p>
          </table:table-cell>
          <table:table-cell office:value-type="float" office:value="580.330136207">
            <text:p>580.330136207</text:p>
          </table:table-cell>
          <table:table-cell office:value-type="float" office:value="279.967939586">
            <text:p>279.967939586</text:p>
          </table:table-cell>
          <table:table-cell office:value-type="float" office:value="293.645139839">
            <text:p>293.645139839</text:p>
          </table:table-cell>
          <table:table-cell table:number-columns-repeated="3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.134993765883">
            <text:p>0.1349937659</text:p>
          </table:table-cell>
          <table:table-cell office:value-type="float" office:value="0.04">
            <text:p>0.04</text:p>
          </table:table-cell>
          <table:table-cell office:value-type="float" office:value="0.0502246309249">
            <text:p>0.0502246309</text:p>
          </table:table-cell>
          <table:table-cell office:value-type="float" office:value="0.08">
            <text:p>0.08</text:p>
          </table:table-cell>
          <table:table-cell office:value-type="float" office:value="0.312603233592">
            <text:p>0.3126032336</text:p>
          </table:table-cell>
          <table:table-cell office:value-type="float" office:value="0.774477581287">
            <text:p>0.7744775813</text:p>
          </table:table-cell>
          <table:table-cell office:value-type="float" office:value="0">
            <text:p>0</text:p>
          </table:table-cell>
          <table:table-cell office:value-type="float" office:value="0.0128938694835">
            <text:p>0.0128938695</text:p>
          </table:table-cell>
          <table:table-cell office:value-type="float" office:value="644.731812145">
            <text:p>644.731812145</text:p>
          </table:table-cell>
          <table:table-cell office:value-type="float" office:value="316.256549271">
            <text:p>316.256549271</text:p>
          </table:table-cell>
          <table:table-cell office:value-type="float" office:value="339.611098412">
            <text:p>339.611098412</text:p>
          </table:table-cell>
          <table:table-cell table:number-columns-repeated="3"/>
        </table:table-row>
        <table:table-row table:style-name="ro1">
          <table:table-cell office:value-type="float" office:value="49.1">
            <text:p>49.1</text:p>
          </table:table-cell>
          <table:table-cell office:value-type="float" office:value="0.129597340796">
            <text:p>0.1295973408</text:p>
          </table:table-cell>
          <table:table-cell office:value-type="float" office:value="0.04">
            <text:p>0.04</text:p>
          </table:table-cell>
          <table:table-cell office:value-type="float" office:value="0.0486754457642">
            <text:p>0.0486754458</text:p>
          </table:table-cell>
          <table:table-cell office:value-type="float" office:value="0.08">
            <text:p>0.08</text:p>
          </table:table-cell>
          <table:table-cell office:value-type="float" office:value="0.310604110112">
            <text:p>0.3106041101</text:p>
          </table:table-cell>
          <table:table-cell office:value-type="float" office:value="0.714776158554">
            <text:p>0.7147761586</text:p>
          </table:table-cell>
          <table:table-cell office:value-type="float" office:value="0">
            <text:p>0</text:p>
          </table:table-cell>
          <table:table-cell office:value-type="float" office:value="0.0128114700894">
            <text:p>0.0128114701</text:p>
          </table:table-cell>
          <table:table-cell office:value-type="float" office:value="709.133488083">
            <text:p>709.133488083</text:p>
          </table:table-cell>
          <table:table-cell office:value-type="float" office:value="335.889632376">
            <text:p>335.889632376</text:p>
          </table:table-cell>
          <table:table-cell office:value-type="float" office:value="385.577056985">
            <text:p>385.577056985</text:p>
          </table:table-cell>
          <table:table-cell table:number-columns-repeated="3"/>
        </table:table-row>
        <table:table-row table:style-name="ro1">
          <table:table-cell office:value-type="float" office:value="49.2">
            <text:p>49.2</text:p>
          </table:table-cell>
          <table:table-cell office:value-type="float" office:value="0.124200902843">
            <text:p>0.1242009028</text:p>
          </table:table-cell>
          <table:table-cell office:value-type="float" office:value="0.04">
            <text:p>0.04</text:p>
          </table:table-cell>
          <table:table-cell office:value-type="float" office:value="0.04712625691">
            <text:p>0.0471262569</text:p>
          </table:table-cell>
          <table:table-cell office:value-type="float" office:value="0.08">
            <text:p>0.08</text:p>
          </table:table-cell>
          <table:table-cell office:value-type="float" office:value="0.308604981865">
            <text:p>0.3086049819</text:p>
          </table:table-cell>
          <table:table-cell office:value-type="float" office:value="0.655074593481">
            <text:p>0.6550745935</text:p>
          </table:table-cell>
          <table:table-cell office:value-type="float" office:value="0">
            <text:p>0</text:p>
          </table:table-cell>
          <table:table-cell office:value-type="float" office:value="0.0127290704989">
            <text:p>0.0127290705</text:p>
          </table:table-cell>
          <table:table-cell office:value-type="float" office:value="583.52074125">
            <text:p>583.52074125</text:p>
          </table:table-cell>
          <table:table-cell office:value-type="float" office:value="347.684900268">
            <text:p>347.684900268</text:p>
          </table:table-cell>
          <table:table-cell office:value-type="float" office:value="421.852570844">
            <text:p>421.852570844</text:p>
          </table:table-cell>
          <table:table-cell table:number-columns-repeated="3"/>
        </table:table-row>
        <table:table-row table:style-name="ro1">
          <table:table-cell office:value-type="float" office:value="49.3">
            <text:p>49.3</text:p>
          </table:table-cell>
          <table:table-cell office:value-type="float" office:value="0.118804477756">
            <text:p>0.1188044778</text:p>
          </table:table-cell>
          <table:table-cell office:value-type="float" office:value="0.04">
            <text:p>0.04</text:p>
          </table:table-cell>
          <table:table-cell office:value-type="float" office:value="0.0455770717494">
            <text:p>0.0455770717</text:p>
          </table:table-cell>
          <table:table-cell office:value-type="float" office:value="0.0821209276991">
            <text:p>0.0821209277</text:p>
          </table:table-cell>
          <table:table-cell office:value-type="float" office:value="0.306605858386">
            <text:p>0.3066058584</text:p>
          </table:table-cell>
          <table:table-cell office:value-type="float" office:value="0.595373170748">
            <text:p>0.5953731707</text:p>
          </table:table-cell>
          <table:table-cell office:value-type="float" office:value="0">
            <text:p>0</text:p>
          </table:table-cell>
          <table:table-cell office:value-type="float" office:value="0.0126466711048">
            <text:p>0.0126466711</text:p>
          </table:table-cell>
          <table:table-cell office:value-type="float" office:value="441.385048331">
            <text:p>441.385048331</text:p>
          </table:table-cell>
          <table:table-cell office:value-type="float" office:value="359.480140038">
            <text:p>359.480140038</text:p>
          </table:table-cell>
          <table:table-cell office:value-type="float" office:value="410.815988294">
            <text:p>410.815988294</text:p>
          </table:table-cell>
          <table:table-cell table:number-columns-repeated="3"/>
        </table:table-row>
        <table:table-row table:style-name="ro1">
          <table:table-cell office:value-type="float" office:value="49.4">
            <text:p>49.4</text:p>
          </table:table-cell>
          <table:table-cell office:value-type="float" office:value="0.113408039803">
            <text:p>0.1134080398</text:p>
          </table:table-cell>
          <table:table-cell office:value-type="float" office:value="0.04">
            <text:p>0.04</text:p>
          </table:table-cell>
          <table:table-cell office:value-type="float" office:value="0.0440278828951">
            <text:p>0.0440278829</text:p>
          </table:table-cell>
          <table:table-cell office:value-type="float" office:value="0.0858418639146">
            <text:p>0.0858418639</text:p>
          </table:table-cell>
          <table:table-cell office:value-type="float" office:value="0.304606730139">
            <text:p>0.3046067301</text:p>
          </table:table-cell>
          <table:table-cell office:value-type="float" office:value="0.56724997423">
            <text:p>0.5672499742</text:p>
          </table:table-cell>
          <table:table-cell office:value-type="float" office:value="0">
            <text:p>0</text:p>
          </table:table-cell>
          <table:table-cell office:value-type="float" office:value="0.0125642715143">
            <text:p>0.0125642715</text:p>
          </table:table-cell>
          <table:table-cell office:value-type="float" office:value="299.249016535">
            <text:p>299.249016535</text:p>
          </table:table-cell>
          <table:table-cell office:value-type="float" office:value="371.27540793">
            <text:p>371.27540793</text:p>
          </table:table-cell>
          <table:table-cell office:value-type="float" office:value="399.779379432">
            <text:p>399.779379432</text:p>
          </table:table-cell>
          <table:table-cell table:number-columns-repeated="3"/>
        </table:table-row>
        <table:table-row table:style-name="ro1">
          <table:table-cell office:value-type="float" office:value="49.5">
            <text:p>49.5</text:p>
          </table:table-cell>
          <table:table-cell office:value-type="float" office:value="0.108011614716">
            <text:p>0.1080116147</text:p>
          </table:table-cell>
          <table:table-cell office:value-type="float" office:value="0.04">
            <text:p>0.04</text:p>
          </table:table-cell>
          <table:table-cell office:value-type="float" office:value="0.0424786977345">
            <text:p>0.0424786977</text:p>
          </table:table-cell>
          <table:table-cell office:value-type="float" office:value="0.0895627912588">
            <text:p>0.0895627913</text:p>
          </table:table-cell>
          <table:table-cell office:value-type="float" office:value="0.302607606659">
            <text:p>0.3026076067</text:p>
          </table:table-cell>
          <table:table-cell office:value-type="float" office:value="0.542249991761">
            <text:p>0.5422499918</text:p>
          </table:table-cell>
          <table:table-cell office:value-type="float" office:value="0">
            <text:p>0</text:p>
          </table:table-cell>
          <table:table-cell office:value-type="float" office:value="0.0124818721202">
            <text:p>0.0124818721</text:p>
          </table:table-cell>
          <table:table-cell office:value-type="float" office:value="304.70998462">
            <text:p>304.70998462</text:p>
          </table:table-cell>
          <table:table-cell office:value-type="float" office:value="428.002735482">
            <text:p>428.002735482</text:p>
          </table:table-cell>
          <table:table-cell office:value-type="float" office:value="388.742796882">
            <text:p>388.742796882</text:p>
          </table:table-cell>
          <table:table-cell table:number-columns-repeated="3"/>
        </table:table-row>
        <table:table-row table:style-name="ro1">
          <table:table-cell office:value-type="float" office:value="49.6">
            <text:p>49.6</text:p>
          </table:table-cell>
          <table:table-cell office:value-type="float" office:value="0.102615189629">
            <text:p>0.1026151896</text:p>
          </table:table-cell>
          <table:table-cell office:value-type="float" office:value="0.04">
            <text:p>0.04</text:p>
          </table:table-cell>
          <table:table-cell office:value-type="float" office:value="0.0409295125738">
            <text:p>0.0409295126</text:p>
          </table:table-cell>
          <table:table-cell office:value-type="float" office:value="0.093283718603">
            <text:p>0.0932837186</text:p>
          </table:table-cell>
          <table:table-cell office:value-type="float" office:value="0.300608483179">
            <text:p>0.3006084832</text:p>
          </table:table-cell>
          <table:table-cell office:value-type="float" office:value="0.517250009291">
            <text:p>0.5172500093</text:p>
          </table:table-cell>
          <table:table-cell office:value-type="float" office:value="0">
            <text:p>0</text:p>
          </table:table-cell>
          <table:table-cell office:value-type="float" office:value="0.0123994727261">
            <text:p>0.0123994727</text:p>
          </table:table-cell>
          <table:table-cell office:value-type="float" office:value="314.73546129">
            <text:p>314.73546129</text:p>
          </table:table-cell>
          <table:table-cell office:value-type="float" office:value="486.602210111">
            <text:p>486.602210111</text:p>
          </table:table-cell>
          <table:table-cell office:value-type="float" office:value="354.829181673">
            <text:p>354.829181673</text:p>
          </table:table-cell>
          <table:table-cell table:number-columns-repeated="3"/>
        </table:table-row>
        <table:table-row table:style-name="ro1">
          <table:table-cell office:value-type="float" office:value="49.7">
            <text:p>49.7</text:p>
          </table:table-cell>
          <table:table-cell office:value-type="float" office:value="0.0972187516763">
            <text:p>0.0972187517</text:p>
          </table:table-cell>
          <table:table-cell office:value-type="float" office:value="0.04">
            <text:p>0.04</text:p>
          </table:table-cell>
          <table:table-cell office:value-type="float" office:value="0.0393803237196">
            <text:p>0.0393803237</text:p>
          </table:table-cell>
          <table:table-cell office:value-type="float" office:value="0.0970046548186">
            <text:p>0.0970046548</text:p>
          </table:table-cell>
          <table:table-cell office:value-type="float" office:value="0.298609354933">
            <text:p>0.2986093549</text:p>
          </table:table-cell>
          <table:table-cell office:value-type="float" office:value="0.492249967217">
            <text:p>0.4922499672</text:p>
          </table:table-cell>
          <table:table-cell office:value-type="float" office:value="0">
            <text:p>0</text:p>
          </table:table-cell>
          <table:table-cell office:value-type="float" office:value="0.0123170731356">
            <text:p>0.0123170731</text:p>
          </table:table-cell>
          <table:table-cell office:value-type="float" office:value="324.760961862">
            <text:p>324.760961862</text:p>
          </table:table-cell>
          <table:table-cell office:value-type="float" office:value="545.201824451">
            <text:p>545.201824451</text:p>
          </table:table-cell>
          <table:table-cell office:value-type="float" office:value="280.245192532">
            <text:p>280.245192532</text:p>
          </table:table-cell>
          <table:table-cell table:number-columns-repeated="3"/>
        </table:table-row>
        <table:table-row table:style-name="ro1">
          <table:table-cell office:value-type="float" office:value="49.8">
            <text:p>49.8</text:p>
          </table:table-cell>
          <table:table-cell office:value-type="float" office:value="0.0918223265893">
            <text:p>0.0918223266</text:p>
          </table:table-cell>
          <table:table-cell office:value-type="float" office:value="0.04">
            <text:p>0.04</text:p>
          </table:table-cell>
          <table:table-cell office:value-type="float" office:value="0.0378311385589">
            <text:p>0.0378311386</text:p>
          </table:table-cell>
          <table:table-cell office:value-type="float" office:value="0.100725582163">
            <text:p>0.1007255822</text:p>
          </table:table-cell>
          <table:table-cell office:value-type="float" office:value="0.296610231453">
            <text:p>0.2966102315</text:p>
          </table:table-cell>
          <table:table-cell office:value-type="float" office:value="0.467249984748">
            <text:p>0.4672499847</text:p>
          </table:table-cell>
          <table:table-cell office:value-type="float" office:value="0">
            <text:p>0</text:p>
          </table:table-cell>
          <table:table-cell office:value-type="float" office:value="0.0122346737415">
            <text:p>0.0122346737</text:p>
          </table:table-cell>
          <table:table-cell office:value-type="float" office:value="376.338556375">
            <text:p>376.338556375</text:p>
          </table:table-cell>
          <table:table-cell office:value-type="float" office:value="603.80129908">
            <text:p>603.80129908</text:p>
          </table:table-cell>
          <table:table-cell office:value-type="float" office:value="222.056777494">
            <text:p>222.056777494</text:p>
          </table:table-cell>
          <table:table-cell table:number-columns-repeated="3"/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0.0864258886363">
            <text:p>0.0864258886</text:p>
          </table:table-cell>
          <table:table-cell office:value-type="float" office:value="0.04">
            <text:p>0.04</text:p>
          </table:table-cell>
          <table:table-cell office:value-type="float" office:value="0.0362819497047">
            <text:p>0.0362819497</text:p>
          </table:table-cell>
          <table:table-cell office:value-type="float" office:value="0.104446518378">
            <text:p>0.1044465184</text:p>
          </table:table-cell>
          <table:table-cell office:value-type="float" office:value="0.294611103207">
            <text:p>0.2946111032</text:p>
          </table:table-cell>
          <table:table-cell office:value-type="float" office:value="0.442249942674">
            <text:p>0.4422499427</text:p>
          </table:table-cell>
          <table:table-cell office:value-type="float" office:value="0">
            <text:p>0</text:p>
          </table:table-cell>
          <table:table-cell office:value-type="float" office:value="0.012152274151">
            <text:p>0.0121522742</text:p>
          </table:table-cell>
          <table:table-cell office:value-type="float" office:value="446.584598742">
            <text:p>446.584598742</text:p>
          </table:table-cell>
          <table:table-cell office:value-type="float" office:value="662.400913421">
            <text:p>662.400913421</text:p>
          </table:table-cell>
          <table:table-cell office:value-type="float" office:value="243.916661092">
            <text:p>243.916661092</text:p>
          </table:table-cell>
          <table:table-cell table:number-columns-repeated="3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810294635493">
            <text:p>0.0810294635</text:p>
          </table:table-cell>
          <table:table-cell office:value-type="float" office:value="0.04">
            <text:p>0.04</text:p>
          </table:table-cell>
          <table:table-cell office:value-type="float" office:value="0.0347327645441">
            <text:p>0.0347327645</text:p>
          </table:table-cell>
          <table:table-cell office:value-type="float" office:value="0.108167445723">
            <text:p>0.1081674457</text:p>
          </table:table-cell>
          <table:table-cell office:value-type="float" office:value="0.292611979727">
            <text:p>0.2926119797</text:p>
          </table:table-cell>
          <table:table-cell office:value-type="float" office:value="0.446387643585">
            <text:p>0.4463876436</text:p>
          </table:table-cell>
          <table:table-cell office:value-type="float" office:value="0">
            <text:p>0</text:p>
          </table:table-cell>
          <table:table-cell office:value-type="float" office:value="0.0120698747569">
            <text:p>0.0120698748</text:p>
          </table:table-cell>
          <table:table-cell office:value-type="float" office:value="516.830473629">
            <text:p>516.830473629</text:p>
          </table:table-cell>
          <table:table-cell office:value-type="float" office:value="721.00038805">
            <text:p>721.00038805</text:p>
          </table:table-cell>
          <table:table-cell office:value-type="float" office:value="265.776492573">
            <text:p>265.776492573</text:p>
          </table:table-cell>
          <table:table-cell table:number-columns-repeated="3"/>
        </table:table-row>
        <table:table-row table:style-name="ro1">
          <table:table-cell office:value-type="float" office:value="50.1">
            <text:p>50.1</text:p>
          </table:table-cell>
          <table:table-cell office:value-type="float" office:value="0.0756330384623">
            <text:p>0.0756330385</text:p>
          </table:table-cell>
          <table:table-cell office:value-type="float" office:value="0.04">
            <text:p>0.04</text:p>
          </table:table-cell>
          <table:table-cell office:value-type="float" office:value="0.0331835793834">
            <text:p>0.0331835794</text:p>
          </table:table-cell>
          <table:table-cell office:value-type="float" office:value="0.111888373067">
            <text:p>0.1118883731</text:p>
          </table:table-cell>
          <table:table-cell office:value-type="float" office:value="0.290612856247">
            <text:p>0.2906128562</text:p>
          </table:table-cell>
          <table:table-cell office:value-type="float" office:value="0.686271672995">
            <text:p>0.686271673</text:p>
          </table:table-cell>
          <table:table-cell office:value-type="float" office:value="0">
            <text:p>0</text:p>
          </table:table-cell>
          <table:table-cell office:value-type="float" office:value="0.0119874753628">
            <text:p>0.0119874754</text:p>
          </table:table-cell>
          <table:table-cell office:value-type="float" office:value="587.076348517">
            <text:p>587.076348517</text:p>
          </table:table-cell>
          <table:table-cell office:value-type="float" office:value="779.599862679">
            <text:p>779.599862679</text:p>
          </table:table-cell>
          <table:table-cell office:value-type="float" office:value="307.004646226">
            <text:p>307.004646226</text:p>
          </table:table-cell>
          <table:table-cell table:number-columns-repeated="3"/>
        </table:table-row>
        <table:table-row table:style-name="ro1">
          <table:table-cell office:value-type="float" office:value="50.2">
            <text:p>50.2</text:p>
          </table:table-cell>
          <table:table-cell office:value-type="float" office:value="0.0702366005092">
            <text:p>0.0702366005</text:p>
          </table:table-cell>
          <table:table-cell office:value-type="float" office:value="0.04">
            <text:p>0.04</text:p>
          </table:table-cell>
          <table:table-cell office:value-type="float" office:value="0.0316343905292">
            <text:p>0.0316343905</text:p>
          </table:table-cell>
          <table:table-cell office:value-type="float" office:value="0.115609309282">
            <text:p>0.1156093093</text:p>
          </table:table-cell>
          <table:table-cell office:value-type="float" office:value="0.288613728001">
            <text:p>0.288613728</text:p>
          </table:table-cell>
          <table:table-cell office:value-type="float" office:value="0.926156274333">
            <text:p>0.9261562743</text:p>
          </table:table-cell>
          <table:table-cell office:value-type="float" office:value="0">
            <text:p>0</text:p>
          </table:table-cell>
          <table:table-cell office:value-type="float" office:value="0.0119050757723">
            <text:p>0.0119050758</text:p>
          </table:table-cell>
          <table:table-cell office:value-type="float" office:value="657.322390884">
            <text:p>657.322390884</text:p>
          </table:table-cell>
          <table:table-cell office:value-type="float" office:value="838.199477019">
            <text:p>838.199477019</text:p>
          </table:table-cell>
          <table:table-cell office:value-type="float" office:value="379.834048134">
            <text:p>379.834048134</text:p>
          </table:table-cell>
          <table:table-cell table:number-columns-repeated="3"/>
        </table:table-row>
        <table:table-row table:style-name="ro1">
          <table:table-cell office:value-type="float" office:value="50.3">
            <text:p>50.3</text:p>
          </table:table-cell>
          <table:table-cell office:value-type="float" office:value="0.0648401754222">
            <text:p>0.0648401754</text:p>
          </table:table-cell>
          <table:table-cell office:value-type="float" office:value="0.04">
            <text:p>0.04</text:p>
          </table:table-cell>
          <table:table-cell office:value-type="float" office:value="0.0300852053685">
            <text:p>0.0300852054</text:p>
          </table:table-cell>
          <table:table-cell office:value-type="float" office:value="0.119330236627">
            <text:p>0.1193302366</text:p>
          </table:table-cell>
          <table:table-cell office:value-type="float" office:value="0.286614604521">
            <text:p>0.2866146045</text:p>
          </table:table-cell>
          <table:table-cell office:value-type="float" office:value="1.16604030374">
            <text:p>1.1660403037</text:p>
          </table:table-cell>
          <table:table-cell office:value-type="float" office:value="0">
            <text:p>0</text:p>
          </table:table-cell>
          <table:table-cell office:value-type="float" office:value="0.0118226763782">
            <text:p>0.0118226764</text:p>
          </table:table-cell>
          <table:table-cell office:value-type="float" office:value="727.568265771">
            <text:p>727.568265771</text:p>
          </table:table-cell>
          <table:table-cell office:value-type="float" office:value="896.798951648">
            <text:p>896.798951648</text:p>
          </table:table-cell>
          <table:table-cell office:value-type="float" office:value="452.663276403">
            <text:p>452.663276403</text:p>
          </table:table-cell>
          <table:table-cell table:number-columns-repeated="3"/>
        </table:table-row>
        <table:table-row table:style-name="ro1">
          <table:table-cell office:value-type="float" office:value="50.4">
            <text:p>50.4</text:p>
          </table:table-cell>
          <table:table-cell office:value-type="float" office:value="0.0594437374692">
            <text:p>0.0594437375</text:p>
          </table:table-cell>
          <table:table-cell office:value-type="float" office:value="0.04">
            <text:p>0.04</text:p>
          </table:table-cell>
          <table:table-cell office:value-type="float" office:value="0.0285360165143">
            <text:p>0.0285360165</text:p>
          </table:table-cell>
          <table:table-cell office:value-type="float" office:value="0.117772942639">
            <text:p>0.1177729426</text:p>
          </table:table-cell>
          <table:table-cell office:value-type="float" office:value="0.284615476275">
            <text:p>0.2846154763</text:p>
          </table:table-cell>
          <table:table-cell office:value-type="float" office:value="1.20757175281">
            <text:p>1.2075717528</text:p>
          </table:table-cell>
          <table:table-cell office:value-type="float" office:value="0">
            <text:p>0</text:p>
          </table:table-cell>
          <table:table-cell office:value-type="float" office:value="0.0117402767877">
            <text:p>0.0117402768</text:p>
          </table:table-cell>
          <table:table-cell office:value-type="float" office:value="797.814308138">
            <text:p>797.814308138</text:p>
          </table:table-cell>
          <table:table-cell office:value-type="float" office:value="740.019610489">
            <text:p>740.019610489</text:p>
          </table:table-cell>
          <table:table-cell office:value-type="float" office:value="525.492678311">
            <text:p>525.492678311</text:p>
          </table:table-cell>
          <table:table-cell table:number-columns-repeated="3"/>
        </table:table-row>
        <table:table-row table:style-name="ro1">
          <table:table-cell office:value-type="float" office:value="50.5">
            <text:p>50.5</text:p>
          </table:table-cell>
          <table:table-cell office:value-type="float" office:value="0.0540473123822">
            <text:p>0.0540473124</text:p>
          </table:table-cell>
          <table:table-cell office:value-type="float" office:value="0.04">
            <text:p>0.04</text:p>
          </table:table-cell>
          <table:table-cell office:value-type="float" office:value="0.0269868313536">
            <text:p>0.0269868314</text:p>
          </table:table-cell>
          <table:table-cell office:value-type="float" office:value="0.115057030084">
            <text:p>0.1150570301</text:p>
          </table:table-cell>
          <table:table-cell office:value-type="float" office:value="0.282616352795">
            <text:p>0.2826163528</text:p>
          </table:table-cell>
          <table:table-cell office:value-type="float" office:value="1.14229764607">
            <text:p>1.1422976461</text:p>
          </table:table-cell>
          <table:table-cell office:value-type="float" office:value="0">
            <text:p>0</text:p>
          </table:table-cell>
          <table:table-cell office:value-type="float" office:value="0.0116578773936">
            <text:p>0.0116578774</text:p>
          </table:table-cell>
          <table:table-cell office:value-type="float" office:value="868.060183025">
            <text:p>868.060183025</text:p>
          </table:table-cell>
          <table:table-cell office:value-type="float" office:value="567.029463471">
            <text:p>567.029463471</text:p>
          </table:table-cell>
          <table:table-cell office:value-type="float" office:value="598.321906581">
            <text:p>598.321906581</text:p>
          </table:table-cell>
          <table:table-cell table:number-columns-repeated="3"/>
        </table:table-row>
        <table:table-row table:style-name="ro1">
          <table:table-cell office:value-type="float" office:value="50.6">
            <text:p>50.6</text:p>
          </table:table-cell>
          <table:table-cell office:value-type="float" office:value="0.0512809613298">
            <text:p>0.0512809613</text:p>
          </table:table-cell>
          <table:table-cell office:value-type="float" office:value="0.04">
            <text:p>0.04</text:p>
          </table:table-cell>
          <table:table-cell office:value-type="float" office:value="0.025437646193">
            <text:p>0.0254376462</text:p>
          </table:table-cell>
          <table:table-cell office:value-type="float" office:value="0.112341117529">
            <text:p>0.1123411175</text:p>
          </table:table-cell>
          <table:table-cell office:value-type="float" office:value="0.280617229315">
            <text:p>0.2806172293</text:p>
          </table:table-cell>
          <table:table-cell office:value-type="float" office:value="1.07702353933">
            <text:p>1.0770235393</text:p>
          </table:table-cell>
          <table:table-cell office:value-type="float" office:value="0">
            <text:p>0</text:p>
          </table:table-cell>
          <table:table-cell office:value-type="float" office:value="0.0115754779995">
            <text:p>0.011575478</text:p>
          </table:table-cell>
          <table:table-cell office:value-type="float" office:value="938.306057913">
            <text:p>938.306057913</text:p>
          </table:table-cell>
          <table:table-cell office:value-type="float" office:value="394.039316453">
            <text:p>394.039316453</text:p>
          </table:table-cell>
          <table:table-cell office:value-type="float" office:value="671.15113485">
            <text:p>671.15113485</text:p>
          </table:table-cell>
          <table:table-cell table:number-columns-repeated="3"/>
        </table:table-row>
        <table:table-row table:style-name="ro1">
          <table:table-cell office:value-type="float" office:value="50.7">
            <text:p>50.7</text:p>
          </table:table-cell>
          <table:table-cell office:value-type="float" office:value="0.0564047944327">
            <text:p>0.0564047944</text:p>
          </table:table-cell>
          <table:table-cell office:value-type="float" office:value="0.04">
            <text:p>0.04</text:p>
          </table:table-cell>
          <table:table-cell office:value-type="float" office:value="0.0238884573388">
            <text:p>0.0238884573</text:p>
          </table:table-cell>
          <table:table-cell office:value-type="float" office:value="0.109625198499">
            <text:p>0.1096251985</text:p>
          </table:table-cell>
          <table:table-cell office:value-type="float" office:value="0.278618101069">
            <text:p>0.2786181011</text:p>
          </table:table-cell>
          <table:table-cell office:value-type="float" office:value="1.01174927696">
            <text:p>1.011749277</text:p>
          </table:table-cell>
          <table:table-cell office:value-type="float" office:value="0">
            <text:p>0</text:p>
          </table:table-cell>
          <table:table-cell office:value-type="float" office:value="0.011493078409">
            <text:p>0.0114930784</text:p>
          </table:table-cell>
          <table:table-cell office:value-type="float" office:value="1008.55210028">
            <text:p>1008.55210028</text:p>
          </table:table-cell>
          <table:table-cell office:value-type="float" office:value="343.321235566">
            <text:p>343.321235566</text:p>
          </table:table-cell>
          <table:table-cell office:value-type="float" office:value="743.980536759">
            <text:p>743.980536759</text:p>
          </table:table-cell>
          <table:table-cell table:number-columns-repeated="3"/>
        </table:table-row>
        <table:table-row table:style-name="ro1">
          <table:table-cell office:value-type="float" office:value="50.8">
            <text:p>50.8</text:p>
          </table:table-cell>
          <table:table-cell office:value-type="float" office:value="0.0615286153195">
            <text:p>0.0615286153</text:p>
          </table:table-cell>
          <table:table-cell office:value-type="float" office:value="0.04">
            <text:p>0.04</text:p>
          </table:table-cell>
          <table:table-cell office:value-type="float" office:value="0.0223392721781">
            <text:p>0.0223392722</text:p>
          </table:table-cell>
          <table:table-cell office:value-type="float" office:value="0.106909285944">
            <text:p>0.1069092859</text:p>
          </table:table-cell>
          <table:table-cell office:value-type="float" office:value="0.276618977589">
            <text:p>0.2766189776</text:p>
          </table:table-cell>
          <table:table-cell office:value-type="float" office:value="0.946475170223">
            <text:p>0.9464751702</text:p>
          </table:table-cell>
          <table:table-cell office:value-type="float" office:value="0">
            <text:p>0</text:p>
          </table:table-cell>
          <table:table-cell office:value-type="float" office:value="0.0114106790149">
            <text:p>0.011410679</text:p>
          </table:table-cell>
          <table:table-cell office:value-type="float" office:value="1078.79797517">
            <text:p>1078.79797517</text:p>
          </table:table-cell>
          <table:table-cell office:value-type="float" office:value="364.413579928">
            <text:p>364.413579928</text:p>
          </table:table-cell>
          <table:table-cell office:value-type="float" office:value="816.809765028">
            <text:p>816.809765028</text:p>
          </table:table-cell>
          <table:table-cell table:number-columns-repeated="3"/>
        </table:table-row>
        <table:table-row table:style-name="ro1">
          <table:table-cell office:value-type="float" office:value="50.9">
            <text:p>50.9</text:p>
          </table:table-cell>
          <table:table-cell office:value-type="float" office:value="0.0666524484224">
            <text:p>0.0666524484</text:p>
          </table:table-cell>
          <table:table-cell office:value-type="float" office:value="0.04">
            <text:p>0.04</text:p>
          </table:table-cell>
          <table:table-cell office:value-type="float" office:value="0.0207900833239">
            <text:p>0.0207900833</text:p>
          </table:table-cell>
          <table:table-cell office:value-type="float" office:value="0.104193366913">
            <text:p>0.1041933669</text:p>
          </table:table-cell>
          <table:table-cell office:value-type="float" office:value="0.274619849342">
            <text:p>0.2746198493</text:p>
          </table:table-cell>
          <table:table-cell office:value-type="float" office:value="0.881200907858">
            <text:p>0.8812009079</text:p>
          </table:table-cell>
          <table:table-cell office:value-type="float" office:value="0">
            <text:p>0</text:p>
          </table:table-cell>
          <table:table-cell office:value-type="float" office:value="0.0113282794244">
            <text:p>0.0113282794</text:p>
          </table:table-cell>
          <table:table-cell office:value-type="float" office:value="963.69934768">
            <text:p>963.69934768</text:p>
          </table:table-cell>
          <table:table-cell office:value-type="float" office:value="385.505974578">
            <text:p>385.505974578</text:p>
          </table:table-cell>
          <table:table-cell office:value-type="float" office:value="889.639166936">
            <text:p>889.639166936</text:p>
          </table:table-cell>
          <table:table-cell table:number-columns-repeated="3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.0717762693092">
            <text:p>0.071776269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1477454358">
            <text:p>0.1014774544</text:p>
          </table:table-cell>
          <table:table-cell office:value-type="float" office:value="0.272620725863">
            <text:p>0.2726207259</text:p>
          </table:table-cell>
          <table:table-cell office:value-type="float" office:value="0.815926801119">
            <text:p>0.8159268011</text:p>
          </table:table-cell>
          <table:table-cell office:value-type="float" office:value="0">
            <text:p>0</text:p>
          </table:table-cell>
          <table:table-cell office:value-type="float" office:value="0.0112458800303">
            <text:p>0.01124588</text:p>
          </table:table-cell>
          <table:table-cell office:value-type="float" office:value="690.715564799">
            <text:p>690.715564799</text:p>
          </table:table-cell>
          <table:table-cell office:value-type="float" office:value="406.59831894">
            <text:p>406.59831894</text:p>
          </table:table-cell>
          <table:table-cell office:value-type="float" office:value="962.468395206">
            <text:p>962.468395206</text:p>
          </table:table-cell>
          <table:table-cell table:number-columns-repeated="3"/>
        </table:table-row>
        <table:table-row table:style-name="ro1">
          <table:table-cell office:value-type="float" office:value="51.1">
            <text:p>51.1</text:p>
          </table:table-cell>
          <table:table-cell office:value-type="float" office:value="0.0769000901959">
            <text:p>0.076900090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87615418028">
            <text:p>0.0987615418</text:p>
          </table:table-cell>
          <table:table-cell office:value-type="float" office:value="0.270621602383">
            <text:p>0.2706216024</text:p>
          </table:table-cell>
          <table:table-cell office:value-type="float" office:value="0.75065269438">
            <text:p>0.7506526944</text:p>
          </table:table-cell>
          <table:table-cell office:value-type="float" office:value="0">
            <text:p>0</text:p>
          </table:table-cell>
          <table:table-cell office:value-type="float" office:value="0.0111634806362">
            <text:p>0.0111634806</text:p>
          </table:table-cell>
          <table:table-cell office:value-type="float" office:value="417.731781918">
            <text:p>417.731781918</text:p>
          </table:table-cell>
          <table:table-cell office:value-type="float" office:value="415.095345573">
            <text:p>415.095345573</text:p>
          </table:table-cell>
          <table:table-cell office:value-type="float" office:value="1020.52613076">
            <text:p>1020.52613076</text:p>
          </table:table-cell>
          <table:table-cell table:number-columns-repeated="3"/>
        </table:table-row>
        <table:table-row table:style-name="ro1">
          <table:table-cell office:value-type="float" office:value="51.2">
            <text:p>51.2</text:p>
          </table:table-cell>
          <table:table-cell office:value-type="float" office:value="0.0820239232988">
            <text:p>0.082023923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60456227724">
            <text:p>0.0960456228</text:p>
          </table:table-cell>
          <table:table-cell office:value-type="float" office:value="0.268622474136">
            <text:p>0.2686224741</text:p>
          </table:table-cell>
          <table:table-cell office:value-type="float" office:value="0.630882116698">
            <text:p>0.6308821167</text:p>
          </table:table-cell>
          <table:table-cell office:value-type="float" office:value="0">
            <text:p>0</text:p>
          </table:table-cell>
          <table:table-cell office:value-type="float" office:value="0.0110810810457">
            <text:p>0.011081081</text:p>
          </table:table-cell>
          <table:table-cell office:value-type="float" office:value="305.944087134">
            <text:p>305.944087134</text:p>
          </table:table-cell>
          <table:table-cell office:value-type="float" office:value="407.561918839">
            <text:p>407.561918839</text:p>
          </table:table-cell>
          <table:table-cell office:value-type="float" office:value="847.165356909">
            <text:p>847.165356909</text:p>
          </table:table-cell>
          <table:table-cell table:number-columns-repeated="3"/>
        </table:table-row>
        <table:table-row table:style-name="ro1">
          <table:table-cell office:value-type="float" office:value="51.3">
            <text:p>51.3</text:p>
          </table:table-cell>
          <table:table-cell office:value-type="float" office:value="0.0871477441856">
            <text:p>0.087147744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33297102172">
            <text:p>0.0933297102</text:p>
          </table:table-cell>
          <table:table-cell office:value-type="float" office:value="0.266623350656">
            <text:p>0.2666233507</text:p>
          </table:table-cell>
          <table:table-cell office:value-type="float" office:value="0.510561399147">
            <text:p>0.5105613991</text:p>
          </table:table-cell>
          <table:table-cell office:value-type="float" office:value="0">
            <text:p>0</text:p>
          </table:table-cell>
          <table:table-cell office:value-type="float" office:value="0.0109986816516">
            <text:p>0.0109986817</text:p>
          </table:table-cell>
          <table:table-cell office:value-type="float" office:value="320.810153176">
            <text:p>320.810153176</text:p>
          </table:table-cell>
          <table:table-cell office:value-type="float" office:value="400.028510067">
            <text:p>400.028510067</text:p>
          </table:table-cell>
          <table:table-cell office:value-type="float" office:value="673.804996386">
            <text:p>673.804996386</text:p>
          </table:table-cell>
          <table:table-cell table:number-columns-repeated="3"/>
        </table:table-row>
        <table:table-row table:style-name="ro1">
          <table:table-cell office:value-type="float" office:value="51.4">
            <text:p>51.4</text:p>
          </table:table-cell>
          <table:table-cell office:value-type="float" office:value="0.0922715772885">
            <text:p>0.092271577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06137911868">
            <text:p>0.0906137912</text:p>
          </table:table-cell>
          <table:table-cell office:value-type="float" office:value="0.26462422241">
            <text:p>0.2646242224</text:p>
          </table:table-cell>
          <table:table-cell office:value-type="float" office:value="0.390240394729">
            <text:p>0.3902403947</text:p>
          </table:table-cell>
          <table:table-cell office:value-type="float" office:value="0">
            <text:p>0</text:p>
          </table:table-cell>
          <table:table-cell office:value-type="float" office:value="0.0109162820611">
            <text:p>0.0109162821</text:p>
          </table:table-cell>
          <table:table-cell office:value-type="float" office:value="335.67625466">
            <text:p>335.67625466</text:p>
          </table:table-cell>
          <table:table-cell office:value-type="float" office:value="392.495083333">
            <text:p>392.495083333</text:p>
          </table:table-cell>
          <table:table-cell office:value-type="float" office:value="500.44422254">
            <text:p>500.44422254</text:p>
          </table:table-cell>
          <table:table-cell table:number-columns-repeated="3"/>
        </table:table-row>
        <table:table-row table:style-name="ro1">
          <table:table-cell office:value-type="float" office:value="51.5">
            <text:p>51.5</text:p>
          </table:table-cell>
          <table:table-cell office:value-type="float" office:value="0.0973953981753">
            <text:p>0.097395398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78978786316">
            <text:p>0.0878978786</text:p>
          </table:table-cell>
          <table:table-cell office:value-type="float" office:value="0.26262509893">
            <text:p>0.2626250989</text:p>
          </table:table-cell>
          <table:table-cell office:value-type="float" office:value="0.297032630789">
            <text:p>0.2970326308</text:p>
          </table:table-cell>
          <table:table-cell office:value-type="float" office:value="0">
            <text:p>0</text:p>
          </table:table-cell>
          <table:table-cell office:value-type="float" office:value="0.010833882667">
            <text:p>0.0108338827</text:p>
          </table:table-cell>
          <table:table-cell office:value-type="float" office:value="349.671321474">
            <text:p>349.671321474</text:p>
          </table:table-cell>
          <table:table-cell office:value-type="float" office:value="378.593014129">
            <text:p>378.593014129</text:p>
          </table:table-cell>
          <table:table-cell office:value-type="float" office:value="373.849299">
            <text:p>373.849299</text:p>
          </table:table-cell>
          <table:table-cell table:number-columns-repeated="3"/>
        </table:table-row>
        <table:table-row table:style-name="ro1">
          <table:table-cell office:value-type="float" office:value="51.6">
            <text:p>51.6</text:p>
          </table:table-cell>
          <table:table-cell office:value-type="float" office:value="0.102519219062">
            <text:p>0.102519219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51819660764">
            <text:p>0.0851819661</text:p>
          </table:table-cell>
          <table:table-cell office:value-type="float" office:value="0.26062597545">
            <text:p>0.2606259755</text:p>
          </table:table-cell>
          <table:table-cell office:value-type="float" office:value="0.285163210542">
            <text:p>0.2851632105</text:p>
          </table:table-cell>
          <table:table-cell office:value-type="float" office:value="0">
            <text:p>0</text:p>
          </table:table-cell>
          <table:table-cell office:value-type="float" office:value="0.0107514832729">
            <text:p>0.0107514833</text:p>
          </table:table-cell>
          <table:table-cell office:value-type="float" office:value="350.020849085">
            <text:p>350.020849085</text:p>
          </table:table-cell>
          <table:table-cell office:value-type="float" office:value="359.480247852">
            <text:p>359.480247852</text:p>
          </table:table-cell>
          <table:table-cell office:value-type="float" office:value="361.748668272">
            <text:p>361.748668272</text:p>
          </table:table-cell>
          <table:table-cell table:number-columns-repeated="3"/>
        </table:table-row>
        <table:table-row table:style-name="ro1">
          <table:table-cell office:value-type="float" office:value="51.7">
            <text:p>51.7</text:p>
          </table:table-cell>
          <table:table-cell office:value-type="float" office:value="0.107643052165">
            <text:p>0.107643052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2466047046">
            <text:p>0.082466047</text:p>
          </table:table-cell>
          <table:table-cell office:value-type="float" office:value="0.258626847204">
            <text:p>0.2586268472</text:p>
          </table:table-cell>
          <table:table-cell office:value-type="float" office:value="0.273293761996">
            <text:p>0.273293762</text:p>
          </table:table-cell>
          <table:table-cell office:value-type="float" office:value="0">
            <text:p>0</text:p>
          </table:table-cell>
          <table:table-cell office:value-type="float" office:value="0.0106690836824">
            <text:p>0.0106690837</text:p>
          </table:table-cell>
          <table:table-cell office:value-type="float" office:value="350.370377529">
            <text:p>350.370377529</text:p>
          </table:table-cell>
          <table:table-cell office:value-type="float" office:value="340.367436007">
            <text:p>340.367436007</text:p>
          </table:table-cell>
          <table:table-cell office:value-type="float" office:value="349.648008694">
            <text:p>349.648008694</text:p>
          </table:table-cell>
          <table:table-cell table:number-columns-repeated="3"/>
        </table:table-row>
        <table:table-row table:style-name="ro1">
          <table:table-cell office:value-type="float" office:value="51.8">
            <text:p>51.8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97501344909">
            <text:p>0.0797501345</text:p>
          </table:table-cell>
          <table:table-cell office:value-type="float" office:value="0.256627723724">
            <text:p>0.2566277237</text:p>
          </table:table-cell>
          <table:table-cell office:value-type="float" office:value="0.261424341749">
            <text:p>0.2614243417</text:p>
          </table:table-cell>
          <table:table-cell office:value-type="float" office:value="0">
            <text:p>0</text:p>
          </table:table-cell>
          <table:table-cell office:value-type="float" office:value="0.0105866842883">
            <text:p>0.0105866843</text:p>
          </table:table-cell>
          <table:table-cell office:value-type="float" office:value="350.719905141">
            <text:p>350.719905141</text:p>
          </table:table-cell>
          <table:table-cell office:value-type="float" office:value="330.577579941">
            <text:p>330.577579941</text:p>
          </table:table-cell>
          <table:table-cell office:value-type="float" office:value="337.547377966">
            <text:p>337.547377966</text:p>
          </table:table-cell>
          <table:table-cell table:number-columns-repeated="3"/>
        </table:table-row>
        <table:table-row table:style-name="ro1">
          <table:table-cell office:value-type="float" office:value="51.9">
            <text:p>51.9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70342154605">
            <text:p>0.0770342155</text:p>
          </table:table-cell>
          <table:table-cell office:value-type="float" office:value="0.254628595478">
            <text:p>0.2546285955</text:p>
          </table:table-cell>
          <table:table-cell office:value-type="float" office:value="0.279176774444">
            <text:p>0.2791767744</text:p>
          </table:table-cell>
          <table:table-cell office:value-type="float" office:value="0">
            <text:p>0</text:p>
          </table:table-cell>
          <table:table-cell office:value-type="float" office:value="0.0105042846978">
            <text:p>0.0105042847</text:p>
          </table:table-cell>
          <table:table-cell office:value-type="float" office:value="387.199819205">
            <text:p>387.199819205</text:p>
          </table:table-cell>
          <table:table-cell office:value-type="float" office:value="343.612731697">
            <text:p>343.612731697</text:p>
          </table:table-cell>
          <table:table-cell office:value-type="float" office:value="353.931891651">
            <text:p>353.931891651</text:p>
          </table:table-cell>
          <table:table-cell table:number-columns-repeated="3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43183029053">
            <text:p>0.0743183029</text:p>
          </table:table-cell>
          <table:table-cell office:value-type="float" office:value="0.252629471998">
            <text:p>0.252629472</text:p>
          </table:table-cell>
          <table:table-cell office:value-type="float" office:value="0.30096852816">
            <text:p>0.3009685282</text:p>
          </table:table-cell>
          <table:table-cell office:value-type="float" office:value="0">
            <text:p>0</text:p>
          </table:table-cell>
          <table:table-cell office:value-type="float" office:value="0.0104218853037">
            <text:p>0.0104218853</text:p>
          </table:table-cell>
          <table:table-cell office:value-type="float" office:value="453.240814653">
            <text:p>453.240814653</text:p>
          </table:table-cell>
          <table:table-cell office:value-type="float" office:value="356.647852374">
            <text:p>356.647852374</text:p>
          </table:table-cell>
          <table:table-cell office:value-type="float" office:value="372.46039311">
            <text:p>372.46039311</text:p>
          </table:table-cell>
          <table:table-cell table:number-columns-repeated="3"/>
        </table:table-row>
        <table:table-row table:style-name="ro1">
          <table:table-cell office:value-type="float" office:value="52.1">
            <text:p>52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16023903501">
            <text:p>0.0716023904</text:p>
          </table:table-cell>
          <table:table-cell office:value-type="float" office:value="0.250630348518">
            <text:p>0.2506303485</text:p>
          </table:table-cell>
          <table:table-cell office:value-type="float" office:value="0.322760281877">
            <text:p>0.3227602819</text:p>
          </table:table-cell>
          <table:table-cell office:value-type="float" office:value="0">
            <text:p>0</text:p>
          </table:table-cell>
          <table:table-cell office:value-type="float" office:value="0.0103394859096">
            <text:p>0.0103394859</text:p>
          </table:table-cell>
          <table:table-cell office:value-type="float" office:value="519.2818101">
            <text:p>519.2818101</text:p>
          </table:table-cell>
          <table:table-cell office:value-type="float" office:value="369.682973052">
            <text:p>369.682973052</text:p>
          </table:table-cell>
          <table:table-cell office:value-type="float" office:value="390.988894569">
            <text:p>390.988894569</text:p>
          </table:table-cell>
          <table:table-cell table:number-columns-repeated="3"/>
        </table:table-row>
        <table:table-row table:style-name="ro1">
          <table:table-cell office:value-type="float" office:value="52.2">
            <text:p>52.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02417460224">
            <text:p>0.070241746</text:p>
          </table:table-cell>
          <table:table-cell office:value-type="float" office:value="0.248631220272">
            <text:p>0.2486312203</text:p>
          </table:table-cell>
          <table:table-cell office:value-type="float" office:value="0.344552087549">
            <text:p>0.3445520875</text:p>
          </table:table-cell>
          <table:table-cell office:value-type="float" office:value="0">
            <text:p>0</text:p>
          </table:table-cell>
          <table:table-cell office:value-type="float" office:value="0.0102570863191">
            <text:p>0.0102570863</text:p>
          </table:table-cell>
          <table:table-cell office:value-type="float" office:value="585.322963001">
            <text:p>585.322963001</text:p>
          </table:table-cell>
          <table:table-cell office:value-type="float" office:value="375.548730936">
            <text:p>375.548730936</text:p>
          </table:table-cell>
          <table:table-cell office:value-type="float" office:value="409.517440204">
            <text:p>409.517440204</text:p>
          </table:table-cell>
          <table:table-cell table:number-columns-repeated="3"/>
        </table:table-row>
        <table:table-row table:style-name="ro1">
          <table:table-cell office:value-type="float" office:value="52.3">
            <text:p>52.3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08313680671">
            <text:p>0.0708313681</text:p>
          </table:table-cell>
          <table:table-cell office:value-type="float" office:value="0.246632096792">
            <text:p>0.2466320968</text:p>
          </table:table-cell>
          <table:table-cell office:value-type="float" office:value="0.35899281028">
            <text:p>0.3589928103</text:p>
          </table:table-cell>
          <table:table-cell office:value-type="float" office:value="0">
            <text:p>0</text:p>
          </table:table-cell>
          <table:table-cell office:value-type="float" office:value="0.010174686925">
            <text:p>0.0101746869</text:p>
          </table:table-cell>
          <table:table-cell office:value-type="float" office:value="651.363958448">
            <text:p>651.363958448</text:p>
          </table:table-cell>
          <table:table-cell office:value-type="float" office:value="374.796580991">
            <text:p>374.796580991</text:p>
          </table:table-cell>
          <table:table-cell office:value-type="float" office:value="413.882187965">
            <text:p>413.882187965</text:p>
          </table:table-cell>
          <table:table-cell table:number-columns-repeated="3"/>
        </table:table-row>
        <table:table-row table:style-name="ro1">
          <table:table-cell office:value-type="float" office:value="52.4">
            <text:p>52.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14209915176">
            <text:p>0.0714209915</text:p>
          </table:table-cell>
          <table:table-cell office:value-type="float" office:value="0.244632968546">
            <text:p>0.2446329685</text:p>
          </table:table-cell>
          <table:table-cell office:value-type="float" office:value="0.370983233516">
            <text:p>0.3709832335</text:p>
          </table:table-cell>
          <table:table-cell office:value-type="float" office:value="0">
            <text:p>0</text:p>
          </table:table-cell>
          <table:table-cell office:value-type="float" office:value="0.0100922873345">
            <text:p>0.0100922873</text:p>
          </table:table-cell>
          <table:table-cell office:value-type="float" office:value="717.405111349">
            <text:p>717.405111349</text:p>
          </table:table-cell>
          <table:table-cell office:value-type="float" office:value="374.044429253">
            <text:p>374.044429253</text:p>
          </table:table-cell>
          <table:table-cell office:value-type="float" office:value="414.705999266">
            <text:p>414.705999266</text:p>
          </table:table-cell>
          <table:table-cell table:number-columns-repeated="3"/>
        </table:table-row>
        <table:table-row table:style-name="ro1">
          <table:table-cell office:value-type="float" office:value="52.5">
            <text:p>52.5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20106135623">
            <text:p>0.0720106136</text:p>
          </table:table-cell>
          <table:table-cell office:value-type="float" office:value="0.242633845066">
            <text:p>0.2426338451</text:p>
          </table:table-cell>
          <table:table-cell office:value-type="float" office:value="0.382973628164">
            <text:p>0.3829736282</text:p>
          </table:table-cell>
          <table:table-cell office:value-type="float" office:value="0">
            <text:p>0</text:p>
          </table:table-cell>
          <table:table-cell office:value-type="float" office:value="0.0100098879404">
            <text:p>0.0100098879</text:p>
          </table:table-cell>
          <table:table-cell office:value-type="float" office:value="783.446106796">
            <text:p>783.446106796</text:p>
          </table:table-cell>
          <table:table-cell office:value-type="float" office:value="373.292279309">
            <text:p>373.292279309</text:p>
          </table:table-cell>
          <table:table-cell office:value-type="float" office:value="415.529808603">
            <text:p>415.529808603</text:p>
          </table:table-cell>
          <table:table-cell table:number-columns-repeated="3"/>
        </table:table-row>
        <table:table-row table:style-name="ro1">
          <table:table-cell office:value-type="float" office:value="52.6">
            <text:p>52.6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2600235607">
            <text:p>0.0726002356</text:p>
          </table:table-cell>
          <table:table-cell office:value-type="float" office:value="0.240634721586">
            <text:p>0.2406347216</text:p>
          </table:table-cell>
          <table:table-cell office:value-type="float" office:value="0.394964022813">
            <text:p>0.3949640228</text:p>
          </table:table-cell>
          <table:table-cell office:value-type="float" office:value="0">
            <text:p>0</text:p>
          </table:table-cell>
          <table:table-cell office:value-type="float" office:value="0.00992748854631">
            <text:p>0.0099274885</text:p>
          </table:table-cell>
          <table:table-cell office:value-type="float" office:value="849.487102244">
            <text:p>849.487102244</text:p>
          </table:table-cell>
          <table:table-cell office:value-type="float" office:value="381.072957861">
            <text:p>381.072957861</text:p>
          </table:table-cell>
          <table:table-cell office:value-type="float" office:value="416.35361794">
            <text:p>416.35361794</text:p>
          </table:table-cell>
          <table:table-cell table:number-columns-repeated="3"/>
        </table:table-row>
        <table:table-row table:style-name="ro1">
          <table:table-cell office:value-type="float" office:value="52.7">
            <text:p>52.7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31898590575">
            <text:p>0.0731898591</text:p>
          </table:table-cell>
          <table:table-cell office:value-type="float" office:value="0.238635593339">
            <text:p>0.2386355933</text:p>
          </table:table-cell>
          <table:table-cell office:value-type="float" office:value="0.373573105016">
            <text:p>0.373573105</text:p>
          </table:table-cell>
          <table:table-cell office:value-type="float" office:value="0">
            <text:p>0</text:p>
          </table:table-cell>
          <table:table-cell office:value-type="float" office:value="0.00984508895577">
            <text:p>0.009845089</text:p>
          </table:table-cell>
          <table:table-cell office:value-type="float" office:value="915.528255145">
            <text:p>915.528255145</text:p>
          </table:table-cell>
          <table:table-cell office:value-type="float" office:value="391.121870827">
            <text:p>391.121870827</text:p>
          </table:table-cell>
          <table:table-cell office:value-type="float" office:value="416.666666667">
            <text:p>416.666666667</text:p>
          </table:table-cell>
          <table:table-cell table:number-columns-repeated="3"/>
        </table:table-row>
        <table:table-row table:style-name="ro1">
          <table:table-cell office:value-type="float" office:value="52.8">
            <text:p>52.8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37794811022">
            <text:p>0.0737794811</text:p>
          </table:table-cell>
          <table:table-cell office:value-type="float" office:value="0.23663646986">
            <text:p>0.2366364699</text:p>
          </table:table-cell>
          <table:table-cell office:value-type="float" office:value="0.328009605352">
            <text:p>0.3280096054</text:p>
          </table:table-cell>
          <table:table-cell office:value-type="float" office:value="0">
            <text:p>0</text:p>
          </table:table-cell>
          <table:table-cell office:value-type="float" office:value="0.0097626895617">
            <text:p>0.0097626896</text:p>
          </table:table-cell>
          <table:table-cell office:value-type="float" office:value="981.569250592">
            <text:p>981.569250592</text:p>
          </table:table-cell>
          <table:table-cell office:value-type="float" office:value="401.170759834">
            <text:p>401.170759834</text:p>
          </table:table-cell>
          <table:table-cell office:value-type="float" office:value="416.666666667">
            <text:p>416.666666667</text:p>
          </table:table-cell>
          <table:table-cell table:number-columns-repeated="3"/>
        </table:table-row>
        <table:table-row table:style-name="ro1">
          <table:table-cell office:value-type="float" office:value="52.9">
            <text:p>52.9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43691045527">
            <text:p>0.0743691046</text:p>
          </table:table-cell>
          <table:table-cell office:value-type="float" office:value="0.234637341613">
            <text:p>0.2346373416</text:p>
          </table:table-cell>
          <table:table-cell office:value-type="float" office:value="0.282445997056">
            <text:p>0.2824459971</text:p>
          </table:table-cell>
          <table:table-cell office:value-type="float" office:value="0">
            <text:p>0</text:p>
          </table:table-cell>
          <table:table-cell office:value-type="float" office:value="0.00968028997116">
            <text:p>0.00968029</text:p>
          </table:table-cell>
          <table:table-cell office:value-type="float" office:value="1029.8684772">
            <text:p>1029.8684772</text:p>
          </table:table-cell>
          <table:table-cell office:value-type="float" office:value="411.219672799">
            <text:p>411.219672799</text:p>
          </table:table-cell>
          <table:table-cell office:value-type="float" office:value="416.666666667">
            <text:p>416.666666667</text:p>
          </table:table-cell>
          <table:table-cell table:number-columns-repeated="3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49587265974">
            <text:p>0.0749587266</text:p>
          </table:table-cell>
          <table:table-cell office:value-type="float" office:value="0.232638218133">
            <text:p>0.2326382181</text:p>
          </table:table-cell>
          <table:table-cell office:value-type="float" office:value="0.236882497391">
            <text:p>0.2368824974</text:p>
          </table:table-cell>
          <table:table-cell office:value-type="float" office:value="0">
            <text:p>0</text:p>
          </table:table-cell>
          <table:table-cell office:value-type="float" office:value="0.00959789057708">
            <text:p>0.0095978906</text:p>
          </table:table-cell>
          <table:table-cell office:value-type="float" office:value="898.778524892">
            <text:p>898.778524892</text:p>
          </table:table-cell>
          <table:table-cell office:value-type="float" office:value="420.160072841">
            <text:p>420.160072841</text:p>
          </table:table-cell>
          <table:table-cell office:value-type="float" office:value="416.666666667">
            <text:p>416.666666667</text:p>
          </table:table-cell>
          <table:table-cell table:number-columns-repeated="3"/>
        </table:table-row>
        <table:table-row table:style-name="ro1">
          <table:table-cell office:value-type="float" office:value="53.1">
            <text:p>53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55483486422">
            <text:p>0.0755483486</text:p>
          </table:table-cell>
          <table:table-cell office:value-type="float" office:value="0.230639094653">
            <text:p>0.2306390947</text:p>
          </table:table-cell>
          <table:table-cell office:value-type="float" office:value="0.220789445489">
            <text:p>0.2207894455</text:p>
          </table:table-cell>
          <table:table-cell office:value-type="float" office:value="0">
            <text:p>0</text:p>
          </table:table-cell>
          <table:table-cell office:value-type="float" office:value="0.009515491183">
            <text:p>0.0095154912</text:p>
          </table:table-cell>
          <table:table-cell office:value-type="float" office:value="767.688572587">
            <text:p>767.688572587</text:p>
          </table:table-cell>
          <table:table-cell office:value-type="float" office:value="428.44945622">
            <text:p>428.44945622</text:p>
          </table:table-cell>
          <table:table-cell office:value-type="float" office:value="453.593727081">
            <text:p>453.593727081</text:p>
          </table:table-cell>
          <table:table-cell table:number-columns-repeated="3"/>
        </table:table-row>
        <table:table-row table:style-name="ro1">
          <table:table-cell office:value-type="float" office:value="53.2">
            <text:p>53.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61379720927">
            <text:p>0.0761379721</text:p>
          </table:table-cell>
          <table:table-cell office:value-type="float" office:value="0.228639966407">
            <text:p>0.2286399664</text:p>
          </table:table-cell>
          <table:table-cell office:value-type="float" office:value="0.247105274843">
            <text:p>0.2471052748</text:p>
          </table:table-cell>
          <table:table-cell office:value-type="float" office:value="0">
            <text:p>0</text:p>
          </table:table-cell>
          <table:table-cell office:value-type="float" office:value="0.00943309159247">
            <text:p>0.0094330916</text:p>
          </table:table-cell>
          <table:table-cell office:value-type="float" office:value="636.59830774">
            <text:p>636.59830774</text:p>
          </table:table-cell>
          <table:table-cell office:value-type="float" office:value="436.738859363">
            <text:p>436.738859363</text:p>
          </table:table-cell>
          <table:table-cell office:value-type="float" office:value="533.870053552">
            <text:p>533.870053552</text:p>
          </table:table-cell>
          <table:table-cell table:number-columns-repeated="3"/>
        </table:table-row>
        <table:table-row table:style-name="ro1">
          <table:table-cell office:value-type="float" office:value="53.3">
            <text:p>53.3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67275941374">
            <text:p>0.0767275941</text:p>
          </table:table-cell>
          <table:table-cell office:value-type="float" office:value="0.226640842927">
            <text:p>0.2266408429</text:p>
          </table:table-cell>
          <table:table-cell office:value-type="float" office:value="0.273421041455">
            <text:p>0.2734210415</text:p>
          </table:table-cell>
          <table:table-cell office:value-type="float" office:value="0">
            <text:p>0</text:p>
          </table:table-cell>
          <table:table-cell office:value-type="float" office:value="0.00935069219839">
            <text:p>0.0093506922</text:p>
          </table:table-cell>
          <table:table-cell office:value-type="float" office:value="505.508355436">
            <text:p>505.508355436</text:p>
          </table:table-cell>
          <table:table-cell office:value-type="float" office:value="445.028242742">
            <text:p>445.028242742</text:p>
          </table:table-cell>
          <table:table-cell office:value-type="float" office:value="614.14618863">
            <text:p>614.14618863</text:p>
          </table:table-cell>
          <table:table-cell table:number-columns-repeated="3"/>
        </table:table-row>
        <table:table-row table:style-name="ro1">
          <table:table-cell office:value-type="float" office:value="53.4">
            <text:p>53.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73172175879">
            <text:p>0.0773172176</text:p>
          </table:table-cell>
          <table:table-cell office:value-type="float" office:value="0.224641714681">
            <text:p>0.2246417147</text:p>
          </table:table-cell>
          <table:table-cell office:value-type="float" office:value="0.299736870809">
            <text:p>0.2997368708</text:p>
          </table:table-cell>
          <table:table-cell office:value-type="float" office:value="0">
            <text:p>0</text:p>
          </table:table-cell>
          <table:table-cell office:value-type="float" office:value="0.00926829260786">
            <text:p>0.0092682926</text:p>
          </table:table-cell>
          <table:table-cell office:value-type="float" office:value="450.711994631">
            <text:p>450.711994631</text:p>
          </table:table-cell>
          <table:table-cell office:value-type="float" office:value="452.353111615">
            <text:p>452.353111615</text:p>
          </table:table-cell>
          <table:table-cell office:value-type="float" office:value="694.422515101">
            <text:p>694.422515101</text:p>
          </table:table-cell>
          <table:table-cell table:number-columns-repeated="3"/>
        </table:table-row>
        <table:table-row table:style-name="ro1">
          <table:table-cell office:value-type="float" office:value="53.5">
            <text:p>53.5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79068396326">
            <text:p>0.0779068396</text:p>
          </table:table-cell>
          <table:table-cell office:value-type="float" office:value="0.222642591201">
            <text:p>0.2226425912</text:p>
          </table:table-cell>
          <table:table-cell office:value-type="float" office:value="0.326052637421">
            <text:p>0.3260526374</text:p>
          </table:table-cell>
          <table:table-cell office:value-type="float" office:value="0">
            <text:p>0</text:p>
          </table:table-cell>
          <table:table-cell office:value-type="float" office:value="0.00918589321378">
            <text:p>0.0091858932</text:p>
          </table:table-cell>
          <table:table-cell office:value-type="float" office:value="451.162931761">
            <text:p>451.162931761</text:p>
          </table:table-cell>
          <table:table-cell office:value-type="float" office:value="450.997382261">
            <text:p>450.997382261</text:p>
          </table:table-cell>
          <table:table-cell office:value-type="float" office:value="774.698650179">
            <text:p>774.698650179</text:p>
          </table:table-cell>
          <table:table-cell table:number-columns-repeated="3"/>
        </table:table-row>
        <table:table-row table:style-name="ro1">
          <table:table-cell office:value-type="float" office:value="53.6">
            <text:p>53.6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84964616773">
            <text:p>0.0784964617</text:p>
          </table:table-cell>
          <table:table-cell office:value-type="float" office:value="0.220643467721">
            <text:p>0.2206434677</text:p>
          </table:table-cell>
          <table:table-cell office:value-type="float" office:value="0.360888856158">
            <text:p>0.3608888562</text:p>
          </table:table-cell>
          <table:table-cell office:value-type="float" office:value="0">
            <text:p>0</text:p>
          </table:table-cell>
          <table:table-cell office:value-type="float" office:value="0.0091034938197">
            <text:p>0.0091034938</text:p>
          </table:table-cell>
          <table:table-cell office:value-type="float" office:value="451.613868891">
            <text:p>451.613868891</text:p>
          </table:table-cell>
          <table:table-cell office:value-type="float" office:value="449.641652907">
            <text:p>449.641652907</text:p>
          </table:table-cell>
          <table:table-cell office:value-type="float" office:value="854.974785257">
            <text:p>854.974785257</text:p>
          </table:table-cell>
          <table:table-cell table:number-columns-repeated="3"/>
        </table:table-row>
        <table:table-row table:style-name="ro1">
          <table:table-cell office:value-type="float" office:value="53.7">
            <text:p>53.7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90860851278">
            <text:p>0.0790860851</text:p>
          </table:table-cell>
          <table:table-cell office:value-type="float" office:value="0.218644339475">
            <text:p>0.2186443395</text:p>
          </table:table-cell>
          <table:table-cell office:value-type="float" office:value="0.405333359471">
            <text:p>0.4053333595</text:p>
          </table:table-cell>
          <table:table-cell office:value-type="float" office:value="0">
            <text:p>0</text:p>
          </table:table-cell>
          <table:table-cell office:value-type="float" office:value="0.00902109422917">
            <text:p>0.0090210942</text:p>
          </table:table-cell>
          <table:table-cell office:value-type="float" office:value="452.064807096">
            <text:p>452.064807096</text:p>
          </table:table-cell>
          <table:table-cell office:value-type="float" office:value="448.28592032">
            <text:p>448.28592032</text:p>
          </table:table-cell>
          <table:table-cell office:value-type="float" office:value="935.251111728">
            <text:p>935.251111728</text:p>
          </table:table-cell>
          <table:table-cell table:number-columns-repeated="3"/>
        </table:table-row>
        <table:table-row table:style-name="ro1">
          <table:table-cell office:value-type="float" office:value="53.8">
            <text:p>53.8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796757071725">
            <text:p>0.0796757072</text:p>
          </table:table-cell>
          <table:table-cell office:value-type="float" office:value="0.216645215995">
            <text:p>0.216645216</text:p>
          </table:table-cell>
          <table:table-cell office:value-type="float" office:value="0.44977775682">
            <text:p>0.4497777568</text:p>
          </table:table-cell>
          <table:table-cell office:value-type="float" office:value="0">
            <text:p>0</text:p>
          </table:table-cell>
          <table:table-cell office:value-type="float" office:value="0.00893869483509">
            <text:p>0.0089386948</text:p>
          </table:table-cell>
          <table:table-cell office:value-type="float" office:value="451.890639035">
            <text:p>451.890639035</text:p>
          </table:table-cell>
          <table:table-cell office:value-type="float" office:value="446.930190966">
            <text:p>446.930190966</text:p>
          </table:table-cell>
          <table:table-cell office:value-type="float" office:value="1015.52724681">
            <text:p>1015.52724681</text:p>
          </table:table-cell>
          <table:table-cell table:number-columns-repeated="3"/>
        </table:table-row>
        <table:table-row table:style-name="ro1">
          <table:table-cell office:value-type="float" office:value="53.9">
            <text:p>53.9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11460121557">
            <text:p>0.0811460122</text:p>
          </table:table-cell>
          <table:table-cell office:value-type="float" office:value="0.214646087749">
            <text:p>0.2146460877</text:p>
          </table:table-cell>
          <table:table-cell office:value-type="float" office:value="0.494222260134">
            <text:p>0.4942222601</text:p>
          </table:table-cell>
          <table:table-cell office:value-type="float" office:value="0">
            <text:p>0</text:p>
          </table:table-cell>
          <table:table-cell office:value-type="float" office:value="0.00885629524456">
            <text:p>0.0088562952</text:p>
          </table:table-cell>
          <table:table-cell office:value-type="float" office:value="441.923215359">
            <text:p>441.923215359</text:p>
          </table:table-cell>
          <table:table-cell office:value-type="float" office:value="434.34988098">
            <text:p>434.34988098</text:p>
          </table:table-cell>
          <table:table-cell office:value-type="float" office:value="1095.80357328">
            <text:p>1095.80357328</text:p>
          </table:table-cell>
          <table:table-cell table:number-columns-repeated="3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36926990886">
            <text:p>0.0836926991</text:p>
          </table:table-cell>
          <table:table-cell office:value-type="float" office:value="0.212646964269">
            <text:p>0.2126469643</text:p>
          </table:table-cell>
          <table:table-cell office:value-type="float" office:value="0.538666657483">
            <text:p>0.5386666575</text:p>
          </table:table-cell>
          <table:table-cell office:value-type="float" office:value="0">
            <text:p>0</text:p>
          </table:table-cell>
          <table:table-cell office:value-type="float" office:value="0.00877389585048">
            <text:p>0.0087738959</text:p>
          </table:table-cell>
          <table:table-cell office:value-type="float" office:value="431.955815447">
            <text:p>431.955815447</text:p>
          </table:table-cell>
          <table:table-cell office:value-type="float" office:value="415.177436272">
            <text:p>415.177436272</text:p>
          </table:table-cell>
          <table:table-cell office:value-type="float" office:value="1176.07970835">
            <text:p>1176.07970835</text:p>
          </table:table-cell>
          <table:table-cell table:number-columns-repeated="3"/>
        </table:table-row>
        <table:table-row table:style-name="ro1">
          <table:table-cell office:value-type="float" office:value="54.1">
            <text:p>54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62393860215">
            <text:p>0.086239386</text:p>
          </table:table-cell>
          <table:table-cell office:value-type="float" office:value="0.210647840789">
            <text:p>0.2106478408</text:p>
          </table:table-cell>
          <table:table-cell office:value-type="float" office:value="0.506479508868">
            <text:p>0.5064795089</text:p>
          </table:table-cell>
          <table:table-cell office:value-type="float" office:value="0">
            <text:p>0</text:p>
          </table:table-cell>
          <table:table-cell office:value-type="float" office:value="0.0086914964564">
            <text:p>0.0086914965</text:p>
          </table:table-cell>
          <table:table-cell office:value-type="float" office:value="421.988415535">
            <text:p>421.988415535</text:p>
          </table:table-cell>
          <table:table-cell office:value-type="float" office:value="396.004991564">
            <text:p>396.004991564</text:p>
          </table:table-cell>
          <table:table-cell office:value-type="float" office:value="1256.35584343">
            <text:p>1256.35584343</text:p>
          </table:table-cell>
          <table:table-cell table:number-columns-repeated="3"/>
        </table:table-row>
        <table:table-row table:style-name="ro1">
          <table:table-cell office:value-type="float" office:value="54.2">
            <text:p>54.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887860790262">
            <text:p>0.088786079</text:p>
          </table:table-cell>
          <table:table-cell office:value-type="float" office:value="0.208648712543">
            <text:p>0.2086487125</text:p>
          </table:table-cell>
          <table:table-cell office:value-type="float" office:value="0.47192221063">
            <text:p>0.4719222106</text:p>
          </table:table-cell>
          <table:table-cell office:value-type="float" office:value="0">
            <text:p>0</text:p>
          </table:table-cell>
          <table:table-cell office:value-type="float" office:value="0.00860909686586">
            <text:p>0.0086090969</text:p>
          </table:table-cell>
          <table:table-cell office:value-type="float" office:value="412.020991858">
            <text:p>412.020991858</text:p>
          </table:table-cell>
          <table:table-cell office:value-type="float" office:value="376.832501145">
            <text:p>376.832501145</text:p>
          </table:table-cell>
          <table:table-cell office:value-type="float" office:value="1336.6321699">
            <text:p>1336.6321699</text:p>
          </table:table-cell>
          <table:table-cell table:number-columns-repeated="3"/>
        </table:table-row>
        <table:table-row table:style-name="ro1">
          <table:table-cell office:value-type="float" office:value="54.3">
            <text:p>54.3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13327659592">
            <text:p>0.091332766</text:p>
          </table:table-cell>
          <table:table-cell office:value-type="float" office:value="0.206649589063">
            <text:p>0.2066495891</text:p>
          </table:table-cell>
          <table:table-cell office:value-type="float" office:value="0.437364994784">
            <text:p>0.4373649948</text:p>
          </table:table-cell>
          <table:table-cell office:value-type="float" office:value="0">
            <text:p>0</text:p>
          </table:table-cell>
          <table:table-cell office:value-type="float" office:value="0.00852669747179">
            <text:p>0.0085266975</text:p>
          </table:table-cell>
          <table:table-cell office:value-type="float" office:value="463.352681396">
            <text:p>463.352681396</text:p>
          </table:table-cell>
          <table:table-cell office:value-type="float" office:value="399.195702354">
            <text:p>399.195702354</text:p>
          </table:table-cell>
          <table:table-cell office:value-type="float" office:value="1416.90830498">
            <text:p>1416.90830498</text:p>
          </table:table-cell>
          <table:table-cell table:number-columns-repeated="3"/>
        </table:table-row>
        <table:table-row table:style-name="ro1">
          <table:table-cell office:value-type="float" office:value="54.4">
            <text:p>54.4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38794589639">
            <text:p>0.093879459</text:p>
          </table:table-cell>
          <table:table-cell office:value-type="float" office:value="0.204650460816">
            <text:p>0.2046504608</text:p>
          </table:table-cell>
          <table:table-cell office:value-type="float" office:value="0.402807696546">
            <text:p>0.4028076965</text:p>
          </table:table-cell>
          <table:table-cell office:value-type="float" office:value="0">
            <text:p>0</text:p>
          </table:table-cell>
          <table:table-cell office:value-type="float" office:value="0.00844429788125">
            <text:p>0.0084442979</text:p>
          </table:table-cell>
          <table:table-cell office:value-type="float" office:value="517.910687907">
            <text:p>517.910687907</text:p>
          </table:table-cell>
          <table:table-cell office:value-type="float" office:value="427.222845374">
            <text:p>427.222845374</text:p>
          </table:table-cell>
          <table:table-cell office:value-type="float" office:value="1497.18463145">
            <text:p>1497.18463145</text:p>
          </table:table-cell>
          <table:table-cell table:number-columns-repeated="3"/>
        </table:table-row>
        <table:table-row table:style-name="ro1">
          <table:table-cell office:value-type="float" office:value="54.5">
            <text:p>54.5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64261458968">
            <text:p>0.0964261459</text:p>
          </table:table-cell>
          <table:table-cell office:value-type="float" office:value="0.202651337337">
            <text:p>0.2026513373</text:p>
          </table:table-cell>
          <table:table-cell office:value-type="float" office:value="0.372046746772">
            <text:p>0.3720467468</text:p>
          </table:table-cell>
          <table:table-cell office:value-type="float" office:value="0">
            <text:p>0</text:p>
          </table:table-cell>
          <table:table-cell office:value-type="float" office:value="0.00836189848717">
            <text:p>0.0083618985</text:p>
          </table:table-cell>
          <table:table-cell office:value-type="float" office:value="572.468564342">
            <text:p>572.468564342</text:p>
          </table:table-cell>
          <table:table-cell office:value-type="float" office:value="455.249921572">
            <text:p>455.249921572</text:p>
          </table:table-cell>
          <table:table-cell office:value-type="float" office:value="1577.46076653">
            <text:p>1577.46076653</text:p>
          </table:table-cell>
          <table:table-cell table:number-columns-repeated="3"/>
        </table:table-row>
        <table:table-row table:style-name="ro1">
          <table:table-cell office:value-type="float" office:value="54.6">
            <text:p>54.6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0989728328297">
            <text:p>0.0989728328</text:p>
          </table:table-cell>
          <table:table-cell office:value-type="float" office:value="0.200652213857">
            <text:p>0.2006522139</text:p>
          </table:table-cell>
          <table:table-cell office:value-type="float" office:value="0.348654956736">
            <text:p>0.3486549567</text:p>
          </table:table-cell>
          <table:table-cell office:value-type="float" office:value="0">
            <text:p>0</text:p>
          </table:table-cell>
          <table:table-cell office:value-type="float" office:value="0.0082794990931">
            <text:p>0.0082794991</text:p>
          </table:table-cell>
          <table:table-cell office:value-type="float" office:value="627.026440777">
            <text:p>627.026440777</text:p>
          </table:table-cell>
          <table:table-cell office:value-type="float" office:value="483.27699777">
            <text:p>483.27699777</text:p>
          </table:table-cell>
          <table:table-cell office:value-type="float" office:value="1657.73690161">
            <text:p>1657.73690161</text:p>
          </table:table-cell>
          <table:table-cell table:number-columns-repeated="3"/>
        </table:table-row>
        <table:table-row table:style-name="ro1">
          <table:table-cell office:value-type="float" office:value="54.7">
            <text:p>54.7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1519525834">
            <text:p>0.1015195258</text:p>
          </table:table-cell>
          <table:table-cell office:value-type="float" office:value="0.19865308561">
            <text:p>0.1986530856</text:p>
          </table:table-cell>
          <table:table-cell office:value-type="float" office:value="0.32526311093">
            <text:p>0.3252631109</text:p>
          </table:table-cell>
          <table:table-cell office:value-type="float" office:value="0">
            <text:p>0</text:p>
          </table:table-cell>
          <table:table-cell office:value-type="float" office:value="0.00819709950256">
            <text:p>0.0081970995</text:p>
          </table:table-cell>
          <table:table-cell office:value-type="float" office:value="681.584447289">
            <text:p>681.584447289</text:p>
          </table:table-cell>
          <table:table-cell office:value-type="float" office:value="511.30414079">
            <text:p>511.30414079</text:p>
          </table:table-cell>
          <table:table-cell office:value-type="float" office:value="1738.01322808">
            <text:p>1738.01322808</text:p>
          </table:table-cell>
          <table:table-cell table:number-columns-repeated="3"/>
        </table:table-row>
        <table:table-row table:style-name="ro1">
          <table:table-cell office:value-type="float" office:value="54.8">
            <text:p>54.8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4066212767">
            <text:p>0.1040662128</text:p>
          </table:table-cell>
          <table:table-cell office:value-type="float" office:value="0.19665396213">
            <text:p>0.1966539621</text:p>
          </table:table-cell>
          <table:table-cell office:value-type="float" office:value="0.301871320895">
            <text:p>0.3018713209</text:p>
          </table:table-cell>
          <table:table-cell office:value-type="float" office:value="0">
            <text:p>0</text:p>
          </table:table-cell>
          <table:table-cell office:value-type="float" office:value="0.00811470010848">
            <text:p>0.0081147001</text:p>
          </table:table-cell>
          <table:table-cell office:value-type="float" office:value="736.142323723">
            <text:p>736.142323723</text:p>
          </table:table-cell>
          <table:table-cell office:value-type="float" office:value="482.339500801">
            <text:p>482.339500801</text:p>
          </table:table-cell>
          <table:table-cell office:value-type="float" office:value="1818.28936316">
            <text:p>1818.28936316</text:p>
          </table:table-cell>
          <table:table-cell table:number-columns-repeated="3"/>
        </table:table-row>
        <table:table-row table:style-name="ro1">
          <table:table-cell office:value-type="float" office:value="54.9">
            <text:p>54.9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6612905772">
            <text:p>0.1066129058</text:p>
          </table:table-cell>
          <table:table-cell office:value-type="float" office:value="0.194654833884">
            <text:p>0.1946548339</text:p>
          </table:table-cell>
          <table:table-cell office:value-type="float" office:value="0.278479475089">
            <text:p>0.2784794751</text:p>
          </table:table-cell>
          <table:table-cell office:value-type="float" office:value="0">
            <text:p>0</text:p>
          </table:table-cell>
          <table:table-cell office:value-type="float" office:value="0.00803230051795">
            <text:p>0.0080323005</text:p>
          </table:table-cell>
          <table:table-cell office:value-type="float" office:value="790.700330235">
            <text:p>790.700330235</text:p>
          </table:table-cell>
          <table:table-cell office:value-type="float" office:value="424.015415199">
            <text:p>424.015415199</text:p>
          </table:table-cell>
          <table:table-cell office:value-type="float" office:value="1898.56568963">
            <text:p>1898.56568963</text:p>
          </table:table-cell>
          <table:table-cell table:number-columns-repeated="3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9159592705">
            <text:p>0.1091595927</text:p>
          </table:table-cell>
          <table:table-cell office:value-type="float" office:value="0.192655710404">
            <text:p>0.1926557104</text:p>
          </table:table-cell>
          <table:table-cell office:value-type="float" office:value="0.27763370546">
            <text:p>0.2776337055</text:p>
          </table:table-cell>
          <table:table-cell office:value-type="float" office:value="0">
            <text:p>0</text:p>
          </table:table-cell>
          <table:table-cell office:value-type="float" office:value="0.00794990112387">
            <text:p>0.0079499011</text:p>
          </table:table-cell>
          <table:table-cell office:value-type="float" office:value="845.25820667">
            <text:p>845.25820667</text:p>
          </table:table-cell>
          <table:table-cell office:value-type="float" office:value="365.691468651">
            <text:p>365.691468651</text:p>
          </table:table-cell>
          <table:table-cell office:value-type="float" office:value="1978.84182471">
            <text:p>1978.84182471</text:p>
          </table:table-cell>
          <table:table-cell table:number-columns-repeated="3"/>
        </table:table-row>
        <table:table-row table:style-name="ro1">
          <table:table-cell office:value-type="float" office:value="55.1">
            <text:p>55.1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949088212">
            <text:p>0.1094908821</text:p>
          </table:table-cell>
          <table:table-cell office:value-type="float" office:value="0.190656586924">
            <text:p>0.1906565869</text:p>
          </table:table-cell>
          <table:table-cell office:value-type="float" office:value="0.361603064133">
            <text:p>0.3616030641</text:p>
          </table:table-cell>
          <table:table-cell office:value-type="float" office:value="0">
            <text:p>0</text:p>
          </table:table-cell>
          <table:table-cell office:value-type="float" office:value="0.00786750172979">
            <text:p>0.0078675017</text:p>
          </table:table-cell>
          <table:table-cell office:value-type="float" office:value="899.816083105">
            <text:p>899.816083105</text:p>
          </table:table-cell>
          <table:table-cell office:value-type="float" office:value="333.204335537">
            <text:p>333.204335537</text:p>
          </table:table-cell>
          <table:table-cell office:value-type="float" office:value="2059.11795978">
            <text:p>2059.11795978</text:p>
          </table:table-cell>
          <table:table-cell table:number-columns-repeated="3"/>
        </table:table-row>
        <table:table-row table:style-name="ro1">
          <table:table-cell office:value-type="float" office:value="55.2">
            <text:p>55.2</text:p>
          </table:table-cell>
          <table:table-cell office:value-type="float" office:value="0.11">
            <text:p>0.11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8731002604">
            <text:p>0.1087310026</text:p>
          </table:table-cell>
          <table:table-cell office:value-type="float" office:value="0.188657458678">
            <text:p>0.1886574587</text:p>
          </table:table-cell>
          <table:table-cell office:value-type="float" office:value="0.445572623004">
            <text:p>0.445572623</text:p>
          </table:table-cell>
          <table:table-cell office:value-type="float" office:value="0">
            <text:p>0</text:p>
          </table:table-cell>
          <table:table-cell office:value-type="float" office:value="0.00778510213926">
            <text:p>0.0077851021</text:p>
          </table:table-cell>
          <table:table-cell office:value-type="float" office:value="911.34629582">
            <text:p>911.34629582</text:p>
          </table:table-cell>
          <table:table-cell office:value-type="float" office:value="344.709686912">
            <text:p>344.709686912</text:p>
          </table:table-cell>
          <table:table-cell office:value-type="float" office:value="2139.39428626">
            <text:p>2139.39428626</text:p>
          </table:table-cell>
          <table:table-cell table:number-columns-repeated="3"/>
        </table:table-row>
        <table:table-row table:style-name="ro1">
          <table:table-cell office:value-type="float" office:value="55.3">
            <text:p>55.3</text:p>
          </table:table-cell>
          <table:table-cell office:value-type="float" office:value="0.10928571447">
            <text:p>0.1092857145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7971124901">
            <text:p>0.1079711249</text:p>
          </table:table-cell>
          <table:table-cell office:value-type="float" office:value="0.186658335198">
            <text:p>0.1866583352</text:p>
          </table:table-cell>
          <table:table-cell office:value-type="float" office:value="0.529541981676">
            <text:p>0.5295419817</text:p>
          </table:table-cell>
          <table:table-cell office:value-type="float" office:value="0">
            <text:p>0</text:p>
          </table:table-cell>
          <table:table-cell office:value-type="float" office:value="0.00770270274518">
            <text:p>0.0077027027</text:p>
          </table:table-cell>
          <table:table-cell office:value-type="float" office:value="914.063620643">
            <text:p>914.063620643</text:p>
          </table:table-cell>
          <table:table-cell office:value-type="float" office:value="356.215010856">
            <text:p>356.215010856</text:p>
          </table:table-cell>
          <table:table-cell office:value-type="float" office:value="1817.92705409">
            <text:p>1817.92705409</text:p>
          </table:table-cell>
          <table:table-cell table:number-columns-repeated="3"/>
        </table:table-row>
        <table:table-row table:style-name="ro1">
          <table:table-cell office:value-type="float" office:value="55.4">
            <text:p>55.4</text:p>
          </table:table-cell>
          <table:table-cell office:value-type="float" office:value="0.107121209267">
            <text:p>0.1071212093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7211245386">
            <text:p>0.1072112454</text:p>
          </table:table-cell>
          <table:table-cell office:value-type="float" office:value="0.184659206952">
            <text:p>0.184659207</text:p>
          </table:table-cell>
          <table:table-cell office:value-type="float" office:value="0.594634502626">
            <text:p>0.5946345026</text:p>
          </table:table-cell>
          <table:table-cell office:value-type="float" office:value="0">
            <text:p>0</text:p>
          </table:table-cell>
          <table:table-cell office:value-type="float" office:value="0.00762030315465">
            <text:p>0.0076203032</text:p>
          </table:table-cell>
          <table:table-cell office:value-type="float" office:value="916.780951945">
            <text:p>916.780951945</text:p>
          </table:table-cell>
          <table:table-cell office:value-type="float" office:value="367.720362231">
            <text:p>367.720362231</text:p>
          </table:table-cell>
          <table:table-cell office:value-type="float" office:value="1193.38848035">
            <text:p>1193.38848035</text:p>
          </table:table-cell>
          <table:table-cell table:number-columns-repeated="3"/>
        </table:table-row>
        <table:table-row table:style-name="ro1">
          <table:table-cell office:value-type="float" office:value="55.5">
            <text:p>55.5</text:p>
          </table:table-cell>
          <table:table-cell office:value-type="float" office:value="0.104956709225">
            <text:p>0.104956709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6451367682">
            <text:p>0.1064513677</text:p>
          </table:table-cell>
          <table:table-cell office:value-type="float" office:value="0.182660083472">
            <text:p>0.1826600835</text:p>
          </table:table-cell>
          <table:table-cell office:value-type="float" office:value="0.611186213156">
            <text:p>0.6111862132</text:p>
          </table:table-cell>
          <table:table-cell office:value-type="float" office:value="0">
            <text:p>0</text:p>
          </table:table-cell>
          <table:table-cell office:value-type="float" office:value="0.00753790376057">
            <text:p>0.0075379038</text:p>
          </table:table-cell>
          <table:table-cell office:value-type="float" office:value="919.498276768">
            <text:p>919.498276768</text:p>
          </table:table-cell>
          <table:table-cell office:value-type="float" office:value="411.234161159">
            <text:p>411.234161159</text:p>
          </table:table-cell>
          <table:table-cell office:value-type="float" office:value="568.851395632">
            <text:p>568.851395632</text:p>
          </table:table-cell>
          <table:table-cell table:number-columns-repeated="3"/>
        </table:table-row>
        <table:table-row table:style-name="ro1">
          <table:table-cell office:value-type="float" office:value="55.6">
            <text:p>55.6</text:p>
          </table:table-cell>
          <table:table-cell office:value-type="float" office:value="0.102792209183">
            <text:p>0.102792209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5691489978">
            <text:p>0.10569149</text:p>
          </table:table-cell>
          <table:table-cell office:value-type="float" office:value="0.180660959992">
            <text:p>0.18066096</text:p>
          </table:table-cell>
          <table:table-cell office:value-type="float" office:value="0.627737923686">
            <text:p>0.6277379237</text:p>
          </table:table-cell>
          <table:table-cell office:value-type="float" office:value="0">
            <text:p>0</text:p>
          </table:table-cell>
          <table:table-cell office:value-type="float" office:value="0.00745550436649">
            <text:p>0.0074555044</text:p>
          </table:table-cell>
          <table:table-cell office:value-type="float" office:value="922.21560159">
            <text:p>922.21560159</text:p>
          </table:table-cell>
          <table:table-cell office:value-type="float" office:value="471.983202458">
            <text:p>471.983202458</text:p>
          </table:table-cell>
          <table:table-cell office:value-type="float" office:value="308.843302404">
            <text:p>308.843302404</text:p>
          </table:table-cell>
          <table:table-cell table:number-columns-repeated="3"/>
        </table:table-row>
        <table:table-row table:style-name="ro1">
          <table:table-cell office:value-type="float" office:value="55.7">
            <text:p>55.7</text:p>
          </table:table-cell>
          <table:table-cell office:value-type="float" office:value="0.10062770398">
            <text:p>0.10062770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4931610463">
            <text:p>0.1049316105</text:p>
          </table:table-cell>
          <table:table-cell office:value-type="float" office:value="0.178661831746">
            <text:p>0.1786618317</text:p>
          </table:table-cell>
          <table:table-cell office:value-type="float" office:value="0.644289673679">
            <text:p>0.6442896737</text:p>
          </table:table-cell>
          <table:table-cell office:value-type="float" office:value="0">
            <text:p>0</text:p>
          </table:table-cell>
          <table:table-cell office:value-type="float" office:value="0.00737310477595">
            <text:p>0.0073731048</text:p>
          </table:table-cell>
          <table:table-cell office:value-type="float" office:value="924.932932892">
            <text:p>924.932932892</text:p>
          </table:table-cell>
          <table:table-cell office:value-type="float" office:value="532.732388593">
            <text:p>532.732388593</text:p>
          </table:table-cell>
          <table:table-cell office:value-type="float" office:value="323.831067395">
            <text:p>323.831067395</text:p>
          </table:table-cell>
          <table:table-cell table:number-columns-repeated="3"/>
        </table:table-row>
        <table:table-row table:style-name="ro1">
          <table:table-cell office:value-type="float" office:value="55.8">
            <text:p>55.8</text:p>
          </table:table-cell>
          <table:table-cell office:value-type="float" office:value="0.0984632039379">
            <text:p>0.0984632039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417173276">
            <text:p>0.1041717328</text:p>
          </table:table-cell>
          <table:table-cell office:value-type="float" office:value="0.176662708266">
            <text:p>0.1766627083</text:p>
          </table:table-cell>
          <table:table-cell office:value-type="float" office:value="0.660841384209">
            <text:p>0.6608413842</text:p>
          </table:table-cell>
          <table:table-cell office:value-type="float" office:value="0">
            <text:p>0</text:p>
          </table:table-cell>
          <table:table-cell office:value-type="float" office:value="0.00729070538188">
            <text:p>0.0072907054</text:p>
          </table:table-cell>
          <table:table-cell office:value-type="float" office:value="927.650257715">
            <text:p>927.650257715</text:p>
          </table:table-cell>
          <table:table-cell office:value-type="float" office:value="593.481429892">
            <text:p>593.481429892</text:p>
          </table:table-cell>
          <table:table-cell office:value-type="float" office:value="338.818796653">
            <text:p>338.818796653</text:p>
          </table:table-cell>
          <table:table-cell table:number-columns-repeated="3"/>
        </table:table-row>
        <table:table-row table:style-name="ro1">
          <table:table-cell office:value-type="float" office:value="55.9">
            <text:p>55.9</text:p>
          </table:table-cell>
          <table:table-cell office:value-type="float" office:value="0.0962986987352">
            <text:p>0.09629869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3411853244">
            <text:p>0.1034118532</text:p>
          </table:table-cell>
          <table:table-cell office:value-type="float" office:value="0.17466358002">
            <text:p>0.17466358</text:p>
          </table:table-cell>
          <table:table-cell office:value-type="float" office:value="0.677393134202">
            <text:p>0.6773931342</text:p>
          </table:table-cell>
          <table:table-cell office:value-type="float" office:value="0">
            <text:p>0</text:p>
          </table:table-cell>
          <table:table-cell office:value-type="float" office:value="0.00720830579134">
            <text:p>0.0072083058</text:p>
          </table:table-cell>
          <table:table-cell office:value-type="float" office:value="930.367589016">
            <text:p>930.367589016</text:p>
          </table:table-cell>
          <table:table-cell office:value-type="float" office:value="654.230616028">
            <text:p>654.230616028</text:p>
          </table:table-cell>
          <table:table-cell office:value-type="float" office:value="351.470499539">
            <text:p>351.470499539</text:p>
          </table:table-cell>
          <table:table-cell table:number-columns-repeated="3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.094134198693">
            <text:p>0.09413419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2651975541">
            <text:p>0.1026519755</text:p>
          </table:table-cell>
          <table:table-cell office:value-type="float" office:value="0.17266445654">
            <text:p>0.1726644565</text:p>
          </table:table-cell>
          <table:table-cell office:value-type="float" office:value="0.693944844732">
            <text:p>0.6939448447</text:p>
          </table:table-cell>
          <table:table-cell office:value-type="float" office:value="0">
            <text:p>0</text:p>
          </table:table-cell>
          <table:table-cell office:value-type="float" office:value="0.00712590639726">
            <text:p>0.0071259064</text:p>
          </table:table-cell>
          <table:table-cell office:value-type="float" office:value="933.084913839">
            <text:p>933.084913839</text:p>
          </table:table-cell>
          <table:table-cell office:value-type="float" office:value="714.979657327">
            <text:p>714.979657327</text:p>
          </table:table-cell>
          <table:table-cell office:value-type="float" office:value="288.596298687">
            <text:p>288.596298687</text:p>
          </table:table-cell>
          <table:table-cell table:number-columns-repeated="3"/>
        </table:table-row>
        <table:table-row table:style-name="ro1">
          <table:table-cell office:value-type="float" office:value="56.1">
            <text:p>56.1</text:p>
          </table:table-cell>
          <table:table-cell office:value-type="float" office:value="0.0919696986508">
            <text:p>0.0919696987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1892097837">
            <text:p>0.1018920978</text:p>
          </table:table-cell>
          <table:table-cell office:value-type="float" office:value="0.17066533306">
            <text:p>0.1706653331</text:p>
          </table:table-cell>
          <table:table-cell office:value-type="float" office:value="0.709473680688">
            <text:p>0.7094736807</text:p>
          </table:table-cell>
          <table:table-cell office:value-type="float" office:value="0">
            <text:p>0</text:p>
          </table:table-cell>
          <table:table-cell office:value-type="float" office:value="0.00704350700319">
            <text:p>0.007043507</text:p>
          </table:table-cell>
          <table:table-cell office:value-type="float" office:value="846.555335013">
            <text:p>846.555335013</text:p>
          </table:table-cell>
          <table:table-cell office:value-type="float" office:value="775.728698626">
            <text:p>775.728698626</text:p>
          </table:table-cell>
          <table:table-cell office:value-type="float" office:value="225.722097835">
            <text:p>225.722097835</text:p>
          </table:table-cell>
          <table:table-cell table:number-columns-repeated="3"/>
        </table:table-row>
        <table:table-row table:style-name="ro1">
          <table:table-cell office:value-type="float" office:value="56.2">
            <text:p>56.2</text:p>
          </table:table-cell>
          <table:table-cell office:value-type="float" office:value="0.089805193448">
            <text:p>0.089805193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1132218322">
            <text:p>0.1011322183</text:p>
          </table:table-cell>
          <table:table-cell office:value-type="float" office:value="0.168666204814">
            <text:p>0.1686662048</text:p>
          </table:table-cell>
          <table:table-cell office:value-type="float" office:value="0.691929801226">
            <text:p>0.6919298012</text:p>
          </table:table-cell>
          <table:table-cell office:value-type="float" office:value="0">
            <text:p>0</text:p>
          </table:table-cell>
          <table:table-cell office:value-type="float" office:value="0.00696110741265">
            <text:p>0.0069611074</text:p>
          </table:table-cell>
          <table:table-cell office:value-type="float" office:value="650.946266301">
            <text:p>650.946266301</text:p>
          </table:table-cell>
          <table:table-cell office:value-type="float" office:value="836.477884762">
            <text:p>836.477884762</text:p>
          </table:table-cell>
          <table:table-cell office:value-type="float" office:value="243.822147621">
            <text:p>243.822147621</text:p>
          </table:table-cell>
          <table:table-cell table:number-columns-repeated="3"/>
        </table:table-row>
        <table:table-row table:style-name="ro1">
          <table:table-cell office:value-type="float" office:value="56.3">
            <text:p>56.3</text:p>
          </table:table-cell>
          <table:table-cell office:value-type="float" office:value="0.0876406934058">
            <text:p>0.0876406934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0372340618">
            <text:p>0.1003723406</text:p>
          </table:table-cell>
          <table:table-cell office:value-type="float" office:value="0.166667081334">
            <text:p>0.1666670813</text:p>
          </table:table-cell>
          <table:table-cell office:value-type="float" office:value="0.674385963591">
            <text:p>0.6743859636</text:p>
          </table:table-cell>
          <table:table-cell office:value-type="float" office:value="0">
            <text:p>0</text:p>
          </table:table-cell>
          <table:table-cell office:value-type="float" office:value="0.00687870801857">
            <text:p>0.006878708</text:p>
          </table:table-cell>
          <table:table-cell office:value-type="float" office:value="455.337663957">
            <text:p>455.337663957</text:p>
          </table:table-cell>
          <table:table-cell office:value-type="float" office:value="897.226926061">
            <text:p>897.226926061</text:p>
          </table:table-cell>
          <table:table-cell office:value-type="float" office:value="275.103913234">
            <text:p>275.103913234</text:p>
          </table:table-cell>
          <table:table-cell table:number-columns-repeated="3"/>
        </table:table-row>
        <table:table-row table:style-name="ro1">
          <table:table-cell office:value-type="float" office:value="56.4">
            <text:p>56.4</text:p>
          </table:table-cell>
          <table:table-cell office:value-type="float" office:value="0.0854761882031">
            <text:p>0.085476188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03651559522">
            <text:p>0.1036515595</text:p>
          </table:table-cell>
          <table:table-cell office:value-type="float" office:value="0.164667953087">
            <text:p>0.1646679531</text:p>
          </table:table-cell>
          <table:table-cell office:value-type="float" office:value="0.646508780576">
            <text:p>0.6465087806</text:p>
          </table:table-cell>
          <table:table-cell office:value-type="float" office:value="0">
            <text:p>0</text:p>
          </table:table-cell>
          <table:table-cell office:value-type="float" office:value="0.00679630842804">
            <text:p>0.0067963084</text:p>
          </table:table-cell>
          <table:table-cell office:value-type="float" office:value="327.578028585">
            <text:p>327.578028585</text:p>
          </table:table-cell>
          <table:table-cell office:value-type="float" office:value="947.237090736">
            <text:p>947.237090736</text:p>
          </table:table-cell>
          <table:table-cell office:value-type="float" office:value="306.385753429">
            <text:p>306.385753429</text:p>
          </table:table-cell>
          <table:table-cell table:number-columns-repeated="3"/>
        </table:table-row>
        <table:table-row table:style-name="ro1">
          <table:table-cell office:value-type="float" office:value="56.5">
            <text:p>56.5</text:p>
          </table:table-cell>
          <table:table-cell office:value-type="float" office:value="0.0833116881609">
            <text:p>0.0833116882</text:p>
          </table:table-cell>
          <table:table-cell office:value-type="float" office:value="0.04">
            <text:p>0.04</text:p>
          </table:table-cell>
          <table:table-cell office:value-type="float" office:value="0.02">
            <text:p>0.02</text:p>
          </table:table-cell>
          <table:table-cell office:value-type="float" office:value="0.110811456723">
            <text:p>0.1108114567</text:p>
          </table:table-cell>
          <table:table-cell office:value-type="float" office:value="0.162668829607">
            <text:p>0.1626688296</text:p>
          </table:table-cell>
          <table:table-cell office:value-type="float" office:value="0.571558157208">
            <text:p>0.5715581572</text:p>
          </table:table-cell>
          <table:table-cell office:value-type="float" office:value="0">
            <text:p>0</text:p>
          </table:table-cell>
          <table:table-cell office:value-type="float" office:value="0.00671390903396">
            <text:p>0.006713909</text:p>
          </table:table-cell>
          <table:table-cell office:value-type="float" office:value="365.930488968">
            <text:p>365.930488968</text:p>
          </table:table-cell>
          <table:table-cell office:value-type="float" office:value="963.240564888">
            <text:p>963.240564888</text:p>
          </table:table-cell>
          <table:table-cell office:value-type="float" office:value="365.348971863">
            <text:p>365.348971863</text:p>
          </table:table-cell>
          <table:table-cell table:number-columns-repeated="3"/>
        </table:table-row>
        <table:table-row table:style-name="ro1">
          <table:table-cell office:value-type="float" office:value="56.6">
            <text:p>56.6</text:p>
          </table:table-cell>
          <table:table-cell office:value-type="float" office:value="0.0811471881187">
            <text:p>0.0811471881</text:p>
          </table:table-cell>
          <table:table-cell office:value-type="float" office:value="0.04">
            <text:p>0.04</text:p>
          </table:table-cell>
          <table:table-cell office:value-type="float" office:value="0.0204359674677">
            <text:p>0.0204359675</text:p>
          </table:table-cell>
          <table:table-cell office:value-type="float" office:value="0.117971353924">
            <text:p>0.1179713539</text:p>
          </table:table-cell>
          <table:table-cell office:value-type="float" office:value="0.160669706127">
            <text:p>0.1606697061</text:p>
          </table:table-cell>
          <table:table-cell office:value-type="float" office:value="0.496607533839">
            <text:p>0.4966075338</text:p>
          </table:table-cell>
          <table:table-cell office:value-type="float" office:value="0">
            <text:p>0</text:p>
          </table:table-cell>
          <table:table-cell office:value-type="float" office:value="0.00663150963988">
            <text:p>0.0066315096</text:p>
          </table:table-cell>
          <table:table-cell office:value-type="float" office:value="404.282949352">
            <text:p>404.282949352</text:p>
          </table:table-cell>
          <table:table-cell office:value-type="float" office:value="979.24403904">
            <text:p>979.24403904</text:p>
          </table:table-cell>
          <table:table-cell office:value-type="float" office:value="435.61860755">
            <text:p>435.61860755</text:p>
          </table:table-cell>
          <table:table-cell table:number-columns-repeated="3"/>
        </table:table-row>
        <table:table-row table:style-name="ro1">
          <table:table-cell office:value-type="float" office:value="56.7">
            <text:p>56.7</text:p>
          </table:table-cell>
          <table:table-cell office:value-type="float" office:value="0.0789826829159">
            <text:p>0.0789826829</text:p>
          </table:table-cell>
          <table:table-cell office:value-type="float" office:value="0.04">
            <text:p>0.04</text:p>
          </table:table-cell>
          <table:table-cell office:value-type="float" office:value="0.021041478481">
            <text:p>0.0210414785</text:p>
          </table:table-cell>
          <table:table-cell office:value-type="float" office:value="0.125131268196">
            <text:p>0.1251312682</text:p>
          </table:table-cell>
          <table:table-cell office:value-type="float" office:value="0.158670577881">
            <text:p>0.1586705779</text:p>
          </table:table-cell>
          <table:table-cell office:value-type="float" office:value="0.421656731775">
            <text:p>0.4216567318</text:p>
          </table:table-cell>
          <table:table-cell office:value-type="float" office:value="0">
            <text:p>0</text:p>
          </table:table-cell>
          <table:table-cell office:value-type="float" office:value="0.00654911004935">
            <text:p>0.00654911</text:p>
          </table:table-cell>
          <table:table-cell office:value-type="float" office:value="442.635501175">
            <text:p>442.635501175</text:p>
          </table:table-cell>
          <table:table-cell office:value-type="float" office:value="995.247551347">
            <text:p>995.247551347</text:p>
          </table:table-cell>
          <table:table-cell office:value-type="float" office:value="505.888410774">
            <text:p>505.888410774</text:p>
          </table:table-cell>
          <table:table-cell table:number-columns-repeated="3"/>
        </table:table-row>
        <table:table-row table:style-name="ro1">
          <table:table-cell office:value-type="float" office:value="56.8">
            <text:p>56.8</text:p>
          </table:table-cell>
          <table:table-cell office:value-type="float" office:value="0.0768181828738">
            <text:p>0.0768181829</text:p>
          </table:table-cell>
          <table:table-cell office:value-type="float" office:value="0.04">
            <text:p>0.04</text:p>
          </table:table-cell>
          <table:table-cell office:value-type="float" office:value="0.0216469880508">
            <text:p>0.0216469881</text:p>
          </table:table-cell>
          <table:table-cell office:value-type="float" office:value="0.132291165397">
            <text:p>0.1322911654</text:p>
          </table:table-cell>
          <table:table-cell office:value-type="float" office:value="0.156671454401">
            <text:p>0.1566714544</text:p>
          </table:table-cell>
          <table:table-cell office:value-type="float" office:value="0.346706108407">
            <text:p>0.3467061084</text:p>
          </table:table-cell>
          <table:table-cell office:value-type="float" office:value="0">
            <text:p>0</text:p>
          </table:table-cell>
          <table:table-cell office:value-type="float" office:value="0.00646671065527">
            <text:p>0.0064667107</text:p>
          </table:table-cell>
          <table:table-cell office:value-type="float" office:value="480.987961558">
            <text:p>480.987961558</text:p>
          </table:table-cell>
          <table:table-cell office:value-type="float" office:value="1011.2510255">
            <text:p>1011.2510255</text:p>
          </table:table-cell>
          <table:table-cell office:value-type="float" office:value="576.158046461">
            <text:p>576.158046461</text:p>
          </table:table-cell>
          <table:table-cell table:number-columns-repeated="3"/>
        </table:table-row>
        <table:table-row table:style-name="ro1">
          <table:table-cell office:value-type="float" office:value="56.9">
            <text:p>56.9</text:p>
          </table:table-cell>
          <table:table-cell office:value-type="float" office:value="0.074653677671">
            <text:p>0.0746536777</text:p>
          </table:table-cell>
          <table:table-cell office:value-type="float" office:value="0.04">
            <text:p>0.04</text:p>
          </table:table-cell>
          <table:table-cell office:value-type="float" office:value="0.0222524990642">
            <text:p>0.0222524991</text:p>
          </table:table-cell>
          <table:table-cell office:value-type="float" office:value="0.139451079669">
            <text:p>0.1394510797</text:p>
          </table:table-cell>
          <table:table-cell office:value-type="float" office:value="0.154672326155">
            <text:p>0.1546723262</text:p>
          </table:table-cell>
          <table:table-cell office:value-type="float" office:value="0.278063353013">
            <text:p>0.278063353</text:p>
          </table:table-cell>
          <table:table-cell office:value-type="float" office:value="0">
            <text:p>0</text:p>
          </table:table-cell>
          <table:table-cell office:value-type="float" office:value="0.00638431106474">
            <text:p>0.0063843111</text:p>
          </table:table-cell>
          <table:table-cell office:value-type="float" office:value="514.55934127">
            <text:p>514.55934127</text:p>
          </table:table-cell>
          <table:table-cell office:value-type="float" office:value="1027.25453781">
            <text:p>1027.25453781</text:p>
          </table:table-cell>
          <table:table-cell office:value-type="float" office:value="646.427849685">
            <text:p>646.427849685</text:p>
          </table:table-cell>
          <table:table-cell table:number-columns-repeated="3"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.0724891776288">
            <text:p>0.0724891776</text:p>
          </table:table-cell>
          <table:table-cell office:value-type="float" office:value="0.04">
            <text:p>0.04</text:p>
          </table:table-cell>
          <table:table-cell office:value-type="float" office:value="0.0228580086339">
            <text:p>0.0228580086</text:p>
          </table:table-cell>
          <table:table-cell office:value-type="float" office:value="0.14661097687">
            <text:p>0.1466109769</text:p>
          </table:table-cell>
          <table:table-cell office:value-type="float" office:value="0.152673202675">
            <text:p>0.1526732027</text:p>
          </table:table-cell>
          <table:table-cell office:value-type="float" office:value="0.260457738424">
            <text:p>0.2604577384</text:p>
          </table:table-cell>
          <table:table-cell office:value-type="float" office:value="0">
            <text:p>0</text:p>
          </table:table-cell>
          <table:table-cell office:value-type="float" office:value="0.00630191167066">
            <text:p>0.0063019117</text:p>
          </table:table-cell>
          <table:table-cell office:value-type="float" office:value="524.787614812">
            <text:p>524.787614812</text:p>
          </table:table-cell>
          <table:table-cell office:value-type="float" office:value="1043.25801196">
            <text:p>1043.25801196</text:p>
          </table:table-cell>
          <table:table-cell office:value-type="float" office:value="716.697485373">
            <text:p>716.697485373</text:p>
          </table:table-cell>
          <table:table-cell table:number-columns-repeated="3"/>
        </table:table-row>
        <table:table-row table:style-name="ro1">
          <table:table-cell office:value-type="float" office:value="57.1">
            <text:p>57.1</text:p>
          </table:table-cell>
          <table:table-cell office:value-type="float" office:value="0.0703246775866">
            <text:p>0.0703246776</text:p>
          </table:table-cell>
          <table:table-cell office:value-type="float" office:value="0.04">
            <text:p>0.04</text:p>
          </table:table-cell>
          <table:table-cell office:value-type="float" office:value="0.0234635182036">
            <text:p>0.0234635182</text:p>
          </table:table-cell>
          <table:table-cell office:value-type="float" office:value="0.153770874071">
            <text:p>0.1537708741</text:p>
          </table:table-cell>
          <table:table-cell office:value-type="float" office:value="0.150674079195">
            <text:p>0.1506740792</text:p>
          </table:table-cell>
          <table:table-cell office:value-type="float" office:value="0.242852123835">
            <text:p>0.2428521238</text:p>
          </table:table-cell>
          <table:table-cell office:value-type="float" office:value="0">
            <text:p>0</text:p>
          </table:table-cell>
          <table:table-cell office:value-type="float" office:value="0.00621951227658">
            <text:p>0.0062195123</text:p>
          </table:table-cell>
          <table:table-cell office:value-type="float" office:value="535.015888355">
            <text:p>535.015888355</text:p>
          </table:table-cell>
          <table:table-cell office:value-type="float" office:value="1059.26148611">
            <text:p>1059.26148611</text:p>
          </table:table-cell>
          <table:table-cell office:value-type="float" office:value="786.96712106">
            <text:p>786.96712106</text:p>
          </table:table-cell>
          <table:table-cell table:number-columns-repeated="3"/>
        </table:table-row>
        <table:table-row table:style-name="ro1">
          <table:table-cell office:value-type="float" office:value="57.2">
            <text:p>57.2</text:p>
          </table:table-cell>
          <table:table-cell office:value-type="float" office:value="0.0692432669702">
            <text:p>0.069243267</text:p>
          </table:table-cell>
          <table:table-cell office:value-type="float" office:value="0.04">
            <text:p>0.04</text:p>
          </table:table-cell>
          <table:table-cell office:value-type="float" office:value="0.024069029217">
            <text:p>0.0240690292</text:p>
          </table:table-cell>
          <table:table-cell office:value-type="float" office:value="0.161326532184">
            <text:p>0.1613265322</text:p>
          </table:table-cell>
          <table:table-cell office:value-type="float" office:value="0.148674950949">
            <text:p>0.1486749509</text:p>
          </table:table-cell>
          <table:table-cell office:value-type="float" office:value="0.225246467271">
            <text:p>0.2252464673</text:p>
          </table:table-cell>
          <table:table-cell office:value-type="float" office:value="0">
            <text:p>0</text:p>
          </table:table-cell>
          <table:table-cell office:value-type="float" office:value="0.00613711268605">
            <text:p>0.0061371127</text:p>
          </table:table-cell>
          <table:table-cell office:value-type="float" office:value="545.244186283">
            <text:p>545.244186283</text:p>
          </table:table-cell>
          <table:table-cell office:value-type="float" office:value="1075.26499842">
            <text:p>1075.26499842</text:p>
          </table:table-cell>
          <table:table-cell office:value-type="float" office:value="857.236924284">
            <text:p>857.236924284</text:p>
          </table:table-cell>
          <table:table-cell table:number-columns-repeated="3"/>
        </table:table-row>
        <table:table-row table:style-name="ro1">
          <table:table-cell office:value-type="float" office:value="57.3">
            <text:p>57.3</text:p>
          </table:table-cell>
          <table:table-cell office:value-type="float" office:value="0.0683529940661">
            <text:p>0.0683529941</text:p>
          </table:table-cell>
          <table:table-cell office:value-type="float" office:value="0.04">
            <text:p>0.04</text:p>
          </table:table-cell>
          <table:table-cell office:value-type="float" office:value="0.0246745387867">
            <text:p>0.0246745388</text:p>
          </table:table-cell>
          <table:table-cell office:value-type="float" office:value="0.171530607197">
            <text:p>0.1715306072</text:p>
          </table:table-cell>
          <table:table-cell office:value-type="float" office:value="0.146675827469">
            <text:p>0.1466758275</text:p>
          </table:table-cell>
          <table:table-cell office:value-type="float" office:value="0.207640852682">
            <text:p>0.2076408527</text:p>
          </table:table-cell>
          <table:table-cell office:value-type="float" office:value="0">
            <text:p>0</text:p>
          </table:table-cell>
          <table:table-cell office:value-type="float" office:value="0.00605471329197">
            <text:p>0.0060547133</text:p>
          </table:table-cell>
          <table:table-cell office:value-type="float" office:value="555.472459825">
            <text:p>555.472459825</text:p>
          </table:table-cell>
          <table:table-cell office:value-type="float" office:value="1091.26847257">
            <text:p>1091.26847257</text:p>
          </table:table-cell>
          <table:table-cell office:value-type="float" office:value="927.506559971">
            <text:p>927.506559971</text:p>
          </table:table-cell>
          <table:table-cell table:number-columns-repeated="3"/>
        </table:table-row>
        <table:table-row table:style-name="ro1">
          <table:table-cell office:value-type="float" office:value="57.4">
            <text:p>57.4</text:p>
          </table:table-cell>
          <table:table-cell office:value-type="float" office:value="0.0674627190394">
            <text:p>0.067462719</text:p>
          </table:table-cell>
          <table:table-cell office:value-type="float" office:value="0.04">
            <text:p>0.04</text:p>
          </table:table-cell>
          <table:table-cell office:value-type="float" office:value="0.0252800498001">
            <text:p>0.0252800498</text:p>
          </table:table-cell>
          <table:table-cell office:value-type="float" office:value="0.181734706538">
            <text:p>0.1817347065</text:p>
          </table:table-cell>
          <table:table-cell office:value-type="float" office:value="0.144676699223">
            <text:p>0.1446766992</text:p>
          </table:table-cell>
          <table:table-cell office:value-type="float" office:value="0.190035196118">
            <text:p>0.1900351961</text:p>
          </table:table-cell>
          <table:table-cell office:value-type="float" office:value="0">
            <text:p>0</text:p>
          </table:table-cell>
          <table:table-cell office:value-type="float" office:value="0.00597231370143">
            <text:p>0.0059723137</text:p>
          </table:table-cell>
          <table:table-cell office:value-type="float" office:value="565.700757754">
            <text:p>565.700757754</text:p>
          </table:table-cell>
          <table:table-cell office:value-type="float" office:value="1107.27198488">
            <text:p>1107.27198488</text:p>
          </table:table-cell>
          <table:table-cell office:value-type="float" office:value="997.776363195">
            <text:p>997.776363195</text:p>
          </table:table-cell>
          <table:table-cell table:number-columns-repeated="3"/>
        </table:table-row>
        <table:table-row table:style-name="ro1">
          <table:table-cell office:value-type="float" office:value="57.5">
            <text:p>57.5</text:p>
          </table:table-cell>
          <table:table-cell office:value-type="float" office:value="0.0665724461353">
            <text:p>0.0665724461</text:p>
          </table:table-cell>
          <table:table-cell office:value-type="float" office:value="0.04">
            <text:p>0.04</text:p>
          </table:table-cell>
          <table:table-cell office:value-type="float" office:value="0.0258855593698">
            <text:p>0.0258855594</text:p>
          </table:table-cell>
          <table:table-cell office:value-type="float" office:value="0.191938781551">
            <text:p>0.1919387816</text:p>
          </table:table-cell>
          <table:table-cell office:value-type="float" office:value="0.142677575743">
            <text:p>0.1426775757</text:p>
          </table:table-cell>
          <table:table-cell office:value-type="float" office:value="0.186084902875">
            <text:p>0.1860849029</text:p>
          </table:table-cell>
          <table:table-cell office:value-type="float" office:value="0">
            <text:p>0</text:p>
          </table:table-cell>
          <table:table-cell office:value-type="float" office:value="0.00588991430735">
            <text:p>0.0058899143</text:p>
          </table:table-cell>
          <table:table-cell office:value-type="float" office:value="555.842135663">
            <text:p>555.842135663</text:p>
          </table:table-cell>
          <table:table-cell office:value-type="float" office:value="1123.27545903">
            <text:p>1123.27545903</text:p>
          </table:table-cell>
          <table:table-cell office:value-type="float" office:value="1062.3587644">
            <text:p>1062.3587644</text:p>
          </table:table-cell>
          <table:table-cell table:number-columns-repeated="3"/>
        </table:table-row>
        <table:table-row table:style-name="ro1">
          <table:table-cell office:value-type="float" office:value="57.6">
            <text:p>57.6</text:p>
          </table:table-cell>
          <table:table-cell office:value-type="float" office:value="0.0656821732312">
            <text:p>0.0656821732</text:p>
          </table:table-cell>
          <table:table-cell office:value-type="float" office:value="0.04">
            <text:p>0.04</text:p>
          </table:table-cell>
          <table:table-cell office:value-type="float" office:value="0.0264910689396">
            <text:p>0.0264910689</text:p>
          </table:table-cell>
          <table:table-cell office:value-type="float" office:value="0.202142856564">
            <text:p>0.2021428566</text:p>
          </table:table-cell>
          <table:table-cell office:value-type="float" office:value="0.140678452263">
            <text:p>0.1406784523</text:p>
          </table:table-cell>
          <table:table-cell office:value-type="float" office:value="0.200235831949">
            <text:p>0.2002358319</text:p>
          </table:table-cell>
          <table:table-cell office:value-type="float" office:value="0">
            <text:p>0</text:p>
          </table:table-cell>
          <table:table-cell office:value-type="float" office:value="0.00580751491328">
            <text:p>0.0058075149</text:p>
          </table:table-cell>
          <table:table-cell office:value-type="float" office:value="520.418571573">
            <text:p>520.418571573</text:p>
          </table:table-cell>
          <table:table-cell office:value-type="float" office:value="1098.21686345">
            <text:p>1098.21686345</text:p>
          </table:table-cell>
          <table:table-cell office:value-type="float" office:value="1037.84191196">
            <text:p>1037.84191196</text:p>
          </table:table-cell>
          <table:table-cell table:number-columns-repeated="3"/>
        </table:table-row>
        <table:table-row table:style-name="ro1">
          <table:table-cell office:value-type="float" office:value="57.7">
            <text:p>57.7</text:p>
          </table:table-cell>
          <table:table-cell office:value-type="float" office:value="0.0647918982046">
            <text:p>0.0647918982</text:p>
          </table:table-cell>
          <table:table-cell office:value-type="float" office:value="0.04">
            <text:p>0.04</text:p>
          </table:table-cell>
          <table:table-cell office:value-type="float" office:value="0.0270965799529">
            <text:p>0.02709658</text:p>
          </table:table-cell>
          <table:table-cell office:value-type="float" office:value="0.212346955905">
            <text:p>0.2123469559</text:p>
          </table:table-cell>
          <table:table-cell office:value-type="float" office:value="0.138679324017">
            <text:p>0.138679324</text:p>
          </table:table-cell>
          <table:table-cell office:value-type="float" office:value="0.21438679476">
            <text:p>0.2143867948</text:p>
          </table:table-cell>
          <table:table-cell office:value-type="float" office:value="0">
            <text:p>0</text:p>
          </table:table-cell>
          <table:table-cell office:value-type="float" office:value="0.00572511532274">
            <text:p>0.0057251153</text:p>
          </table:table-cell>
          <table:table-cell office:value-type="float" office:value="484.994923025">
            <text:p>484.994923025</text:p>
          </table:table-cell>
          <table:table-cell office:value-type="float" office:value="1072.32026587">
            <text:p>1072.32026587</text:p>
          </table:table-cell>
          <table:table-cell office:value-type="float" office:value="1013.32500106">
            <text:p>1013.32500106</text:p>
          </table:table-cell>
          <table:table-cell table:number-columns-repeated="3"/>
        </table:table-row>
        <table:table-row table:style-name="ro1">
          <table:table-cell office:value-type="float" office:value="57.8">
            <text:p>57.8</text:p>
          </table:table-cell>
          <table:table-cell office:value-type="float" office:value="0.0639016253005">
            <text:p>0.0639016253</text:p>
          </table:table-cell>
          <table:table-cell office:value-type="float" office:value="0.04">
            <text:p>0.04</text:p>
          </table:table-cell>
          <table:table-cell office:value-type="float" office:value="0.0277020895227">
            <text:p>0.0277020895</text:p>
          </table:table-cell>
          <table:table-cell office:value-type="float" office:value="0.22044169781">
            <text:p>0.2204416978</text:p>
          </table:table-cell>
          <table:table-cell office:value-type="float" office:value="0.136680200537">
            <text:p>0.1366802005</text:p>
          </table:table-cell>
          <table:table-cell office:value-type="float" office:value="0.228537723834">
            <text:p>0.2285377238</text:p>
          </table:table-cell>
          <table:table-cell office:value-type="float" office:value="0">
            <text:p>0</text:p>
          </table:table-cell>
          <table:table-cell office:value-type="float" office:value="0.00564271592866">
            <text:p>0.0056427159</text:p>
          </table:table-cell>
          <table:table-cell office:value-type="float" office:value="449.571358935">
            <text:p>449.571358935</text:p>
          </table:table-cell>
          <table:table-cell office:value-type="float" office:value="1046.42373003">
            <text:p>1046.42373003</text:p>
          </table:table-cell>
          <table:table-cell office:value-type="float" office:value="988.808148618">
            <text:p>988.808148618</text:p>
          </table:table-cell>
          <table:table-cell table:number-columns-repeated="3"/>
        </table:table-row>
        <table:table-row table:style-name="ro1">
          <table:table-cell office:value-type="float" office:value="57.9">
            <text:p>57.9</text:p>
          </table:table-cell>
          <table:table-cell office:value-type="float" office:value="0.0630113502738">
            <text:p>0.0630113503</text:p>
          </table:table-cell>
          <table:table-cell office:value-type="float" office:value="0.04">
            <text:p>0.04</text:p>
          </table:table-cell>
          <table:table-cell office:value-type="float" office:value="0.0283076005361">
            <text:p>0.0283076005</text:p>
          </table:table-cell>
          <table:table-cell office:value-type="float" office:value="0.222208484837">
            <text:p>0.2222084848</text:p>
          </table:table-cell>
          <table:table-cell office:value-type="float" office:value="0.134681072291">
            <text:p>0.1346810723</text:p>
          </table:table-cell>
          <table:table-cell office:value-type="float" office:value="0.261509505259">
            <text:p>0.2615095053</text:p>
          </table:table-cell>
          <table:table-cell office:value-type="float" office:value="0">
            <text:p>0</text:p>
          </table:table-cell>
          <table:table-cell office:value-type="float" office:value="0.00556031633813">
            <text:p>0.0055603163</text:p>
          </table:table-cell>
          <table:table-cell office:value-type="float" office:value="418.605514227">
            <text:p>418.605514227</text:p>
          </table:table-cell>
          <table:table-cell office:value-type="float" office:value="1020.52713245">
            <text:p>1020.52713245</text:p>
          </table:table-cell>
          <table:table-cell office:value-type="float" office:value="964.291237724">
            <text:p>964.291237724</text:p>
          </table:table-cell>
          <table:table-cell table:number-columns-repeated="3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.0621210773697">
            <text:p>0.0621210774</text:p>
          </table:table-cell>
          <table:table-cell office:value-type="float" office:value="0.04">
            <text:p>0.04</text:p>
          </table:table-cell>
          <table:table-cell office:value-type="float" office:value="0.0289131101058">
            <text:p>0.0289131101</text:p>
          </table:table-cell>
          <table:table-cell office:value-type="float" office:value="0.223975267652">
            <text:p>0.2239752677</text:p>
          </table:table-cell>
          <table:table-cell office:value-type="float" office:value="0.132681948811">
            <text:p>0.1326819488</text:p>
          </table:table-cell>
          <table:table-cell office:value-type="float" office:value="0.374717001502">
            <text:p>0.3747170015</text:p>
          </table:table-cell>
          <table:table-cell office:value-type="float" office:value="0">
            <text:p>0</text:p>
          </table:table-cell>
          <table:table-cell office:value-type="float" office:value="0.00547791694405">
            <text:p>0.0054779169</text:p>
          </table:table-cell>
          <table:table-cell office:value-type="float" office:value="403.444607023">
            <text:p>403.444607023</text:p>
          </table:table-cell>
          <table:table-cell office:value-type="float" office:value="994.630596616">
            <text:p>994.630596616</text:p>
          </table:table-cell>
          <table:table-cell office:value-type="float" office:value="939.774385282">
            <text:p>939.774385282</text:p>
          </table:table-cell>
          <table:table-cell table:number-columns-repeated="3"/>
        </table:table-row>
        <table:table-row table:style-name="ro1">
          <table:table-cell office:value-type="float" office:value="58.1">
            <text:p>58.1</text:p>
          </table:table-cell>
          <table:table-cell office:value-type="float" office:value="0.0612308044656">
            <text:p>0.0612308045</text:p>
          </table:table-cell>
          <table:table-cell office:value-type="float" office:value="0.04">
            <text:p>0.04</text:p>
          </table:table-cell>
          <table:table-cell office:value-type="float" office:value="0.0295186196755">
            <text:p>0.0295186197</text:p>
          </table:table-cell>
          <table:table-cell office:value-type="float" office:value="0.225742050467">
            <text:p>0.2257420505</text:p>
          </table:table-cell>
          <table:table-cell office:value-type="float" office:value="0.130682825331">
            <text:p>0.1306828253</text:p>
          </table:table-cell>
          <table:table-cell office:value-type="float" office:value="0.487924497746">
            <text:p>0.4879244977</text:p>
          </table:table-cell>
          <table:table-cell office:value-type="float" office:value="0">
            <text:p>0</text:p>
          </table:table-cell>
          <table:table-cell office:value-type="float" office:value="0.00539551754997">
            <text:p>0.0053955175</text:p>
          </table:table-cell>
          <table:table-cell office:value-type="float" office:value="388.283699819">
            <text:p>388.283699819</text:p>
          </table:table-cell>
          <table:table-cell office:value-type="float" office:value="968.734060778">
            <text:p>968.734060778</text:p>
          </table:table-cell>
          <table:table-cell office:value-type="float" office:value="915.25753284">
            <text:p>915.25753284</text:p>
          </table:table-cell>
          <table:table-cell table:number-columns-repeated="3"/>
        </table:table-row>
        <table:table-row table:style-name="ro1">
          <table:table-cell office:value-type="float" office:value="58.2">
            <text:p>58.2</text:p>
          </table:table-cell>
          <table:table-cell office:value-type="float" office:value="0.0603405294389">
            <text:p>0.0603405294</text:p>
          </table:table-cell>
          <table:table-cell office:value-type="float" office:value="0.04">
            <text:p>0.04</text:p>
          </table:table-cell>
          <table:table-cell office:value-type="float" office:value="0.0301241306889">
            <text:p>0.0301241307</text:p>
          </table:table-cell>
          <table:table-cell office:value-type="float" office:value="0.227508837495">
            <text:p>0.2275088375</text:p>
          </table:table-cell>
          <table:table-cell office:value-type="float" office:value="0.128683697084">
            <text:p>0.1286836971</text:p>
          </table:table-cell>
          <table:table-cell office:value-type="float" office:value="0.601132263898">
            <text:p>0.6011322639</text:p>
          </table:table-cell>
          <table:table-cell office:value-type="float" office:value="0">
            <text:p>0</text:p>
          </table:table-cell>
          <table:table-cell office:value-type="float" office:value="0.00531311795944">
            <text:p>0.005313118</text:p>
          </table:table-cell>
          <table:table-cell office:value-type="float" office:value="373.122756469">
            <text:p>373.122756469</text:p>
          </table:table-cell>
          <table:table-cell office:value-type="float" office:value="942.837463198">
            <text:p>942.837463198</text:p>
          </table:table-cell>
          <table:table-cell office:value-type="float" office:value="890.740621945">
            <text:p>890.740621945</text:p>
          </table:table-cell>
          <table:table-cell table:number-columns-repeated="3"/>
        </table:table-row>
        <table:table-row table:style-name="ro1">
          <table:table-cell office:value-type="float" office:value="58.3">
            <text:p>58.3</text:p>
          </table:table-cell>
          <table:table-cell office:value-type="float" office:value="0.0594502565348">
            <text:p>0.0594502565</text:p>
          </table:table-cell>
          <table:table-cell office:value-type="float" office:value="0.04">
            <text:p>0.04</text:p>
          </table:table-cell>
          <table:table-cell office:value-type="float" office:value="0.0307296402586">
            <text:p>0.0307296403</text:p>
          </table:table-cell>
          <table:table-cell office:value-type="float" office:value="0.22927562031">
            <text:p>0.2292756203</text:p>
          </table:table-cell>
          <table:table-cell office:value-type="float" office:value="0.126684573604">
            <text:p>0.1266845736</text:p>
          </table:table-cell>
          <table:table-cell office:value-type="float" office:value="0.653239424796">
            <text:p>0.6532394248</text:p>
          </table:table-cell>
          <table:table-cell office:value-type="float" office:value="0">
            <text:p>0</text:p>
          </table:table-cell>
          <table:table-cell office:value-type="float" office:value="0.00523071856536">
            <text:p>0.0052307186</text:p>
          </table:table-cell>
          <table:table-cell office:value-type="float" office:value="323.551236118">
            <text:p>323.551236118</text:p>
          </table:table-cell>
          <table:table-cell office:value-type="float" office:value="916.940927361">
            <text:p>916.940927361</text:p>
          </table:table-cell>
          <table:table-cell office:value-type="float" office:value="866.223769503">
            <text:p>866.223769503</text:p>
          </table:table-cell>
          <table:table-cell table:number-columns-repeated="3"/>
        </table:table-row>
        <table:table-row table:style-name="ro1">
          <table:table-cell office:value-type="float" office:value="58.4">
            <text:p>58.4</text:p>
          </table:table-cell>
          <table:table-cell office:value-type="float" office:value="0.0585599815081">
            <text:p>0.0585599815</text:p>
          </table:table-cell>
          <table:table-cell office:value-type="float" office:value="0.04">
            <text:p>0.04</text:p>
          </table:table-cell>
          <table:table-cell office:value-type="float" office:value="0.031335151272">
            <text:p>0.0313351513</text:p>
          </table:table-cell>
          <table:table-cell office:value-type="float" office:value="0.223957144154">
            <text:p>0.2239571442</text:p>
          </table:table-cell>
          <table:table-cell office:value-type="float" office:value="0.124685445358">
            <text:p>0.1246854454</text:p>
          </table:table-cell>
          <table:table-cell office:value-type="float" office:value="0.639154901515">
            <text:p>0.6391549015</text:p>
          </table:table-cell>
          <table:table-cell office:value-type="float" office:value="0">
            <text:p>0</text:p>
          </table:table-cell>
          <table:table-cell office:value-type="float" office:value="0.00514831897483">
            <text:p>0.005148319</text:p>
          </table:table-cell>
          <table:table-cell office:value-type="float" office:value="245.825528032">
            <text:p>245.825528032</text:p>
          </table:table-cell>
          <table:table-cell office:value-type="float" office:value="882.998610444">
            <text:p>882.998610444</text:p>
          </table:table-cell>
          <table:table-cell office:value-type="float" office:value="783.588025625">
            <text:p>783.588025625</text:p>
          </table:table-cell>
          <table:table-cell table:number-columns-repeated="3"/>
        </table:table-row>
        <table:table-row table:style-name="ro1">
          <table:table-cell office:value-type="float" office:value="58.5">
            <text:p>58.5</text:p>
          </table:table-cell>
          <table:table-cell office:value-type="float" office:value="0.057669708604">
            <text:p>0.0576697086</text:p>
          </table:table-cell>
          <table:table-cell office:value-type="float" office:value="0.04">
            <text:p>0.04</text:p>
          </table:table-cell>
          <table:table-cell office:value-type="float" office:value="0.0319406608417">
            <text:p>0.0319406608</text:p>
          </table:table-cell>
          <table:table-cell office:value-type="float" office:value="0.213715069407">
            <text:p>0.2137150694</text:p>
          </table:table-cell>
          <table:table-cell office:value-type="float" office:value="0.122686321878">
            <text:p>0.1226863219</text:p>
          </table:table-cell>
          <table:table-cell office:value-type="float" office:value="0.649516772611">
            <text:p>0.6495167726</text:p>
          </table:table-cell>
          <table:table-cell office:value-type="float" office:value="0">
            <text:p>0</text:p>
          </table:table-cell>
          <table:table-cell office:value-type="float" office:value="0.00506591958075">
            <text:p>0.0050659196</text:p>
          </table:table-cell>
          <table:table-cell office:value-type="float" office:value="219.305159703">
            <text:p>219.305159703</text:p>
          </table:table-cell>
          <table:table-cell office:value-type="float" office:value="742.166750153">
            <text:p>742.166750153</text:p>
          </table:table-cell>
          <table:table-cell office:value-type="float" office:value="649.413540363">
            <text:p>649.413540363</text:p>
          </table:table-cell>
          <table:table-cell table:number-columns-repeated="3"/>
        </table:table-row>
        <table:table-row table:style-name="ro1">
          <table:table-cell office:value-type="float" office:value="58.6">
            <text:p>58.6</text:p>
          </table:table-cell>
          <table:table-cell office:value-type="float" office:value="0.0567794356999">
            <text:p>0.0567794357</text:p>
          </table:table-cell>
          <table:table-cell office:value-type="float" office:value="0.0403437502066">
            <text:p>0.0403437502</text:p>
          </table:table-cell>
          <table:table-cell office:value-type="float" office:value="0.0325461704115">
            <text:p>0.0325461704</text:p>
          </table:table-cell>
          <table:table-cell office:value-type="float" office:value="0.203472994659">
            <text:p>0.2034729947</text:p>
          </table:table-cell>
          <table:table-cell office:value-type="float" office:value="0.120687198398">
            <text:p>0.1206871984</text:p>
          </table:table-cell>
          <table:table-cell office:value-type="float" office:value="0.705278790146">
            <text:p>0.7052787901</text:p>
          </table:table-cell>
          <table:table-cell office:value-type="float" office:value="0">
            <text:p>0</text:p>
          </table:table-cell>
          <table:table-cell office:value-type="float" office:value="0.00498352018667">
            <text:p>0.0049835202</text:p>
          </table:table-cell>
          <table:table-cell office:value-type="float" office:value="246.079799584">
            <text:p>246.079799584</text:p>
          </table:table-cell>
          <table:table-cell office:value-type="float" office:value="601.334889863">
            <text:p>601.334889863</text:p>
          </table:table-cell>
          <table:table-cell office:value-type="float" office:value="515.239055102">
            <text:p>515.239055102</text:p>
          </table:table-cell>
          <table:table-cell table:number-columns-repeated="3"/>
        </table:table-row>
        <table:table-row table:style-name="ro1">
          <table:table-cell office:value-type="float" office:value="58.7">
            <text:p>58.7</text:p>
          </table:table-cell>
          <table:table-cell office:value-type="float" office:value="0.0558891606732">
            <text:p>0.0558891607</text:p>
          </table:table-cell>
          <table:table-cell office:value-type="float" office:value="0.0407343757378">
            <text:p>0.0407343757</text:p>
          </table:table-cell>
          <table:table-cell office:value-type="float" office:value="0.0331516814248">
            <text:p>0.0331516814</text:p>
          </table:table-cell>
          <table:table-cell office:value-type="float" office:value="0.193230895493">
            <text:p>0.1932308955</text:p>
          </table:table-cell>
          <table:table-cell office:value-type="float" office:value="0.118688070152">
            <text:p>0.1186880702</text:p>
          </table:table-cell>
          <table:table-cell office:value-type="float" office:value="0.761040940628">
            <text:p>0.7610409406</text:p>
          </table:table-cell>
          <table:table-cell office:value-type="float" office:value="0">
            <text:p>0</text:p>
          </table:table-cell>
          <table:table-cell office:value-type="float" office:value="0.00490112059614">
            <text:p>0.0049011206</text:p>
          </table:table-cell>
          <table:table-cell office:value-type="float" office:value="272.854503301">
            <text:p>272.854503301</text:p>
          </table:table-cell>
          <table:table-cell office:value-type="float" office:value="460.502693802">
            <text:p>460.502693802</text:p>
          </table:table-cell>
          <table:table-cell office:value-type="float" office:value="381.064249943">
            <text:p>381.064249943</text:p>
          </table:table-cell>
          <table:table-cell table:number-columns-repeated="3"/>
        </table:table-row>
        <table:table-row table:style-name="ro1">
          <table:table-cell office:value-type="float" office:value="58.8">
            <text:p>58.8</text:p>
          </table:table-cell>
          <table:table-cell office:value-type="float" office:value="0.0549988877691">
            <text:p>0.0549988878</text:p>
          </table:table-cell>
          <table:table-cell office:value-type="float" office:value="0.0411250003376">
            <text:p>0.0411250003</text:p>
          </table:table-cell>
          <table:table-cell office:value-type="float" office:value="0.0337571909946">
            <text:p>0.033757191</text:p>
          </table:table-cell>
          <table:table-cell office:value-type="float" office:value="0.182988820745">
            <text:p>0.1829888207</text:p>
          </table:table-cell>
          <table:table-cell office:value-type="float" office:value="0.116688946672">
            <text:p>0.1166889467</text:p>
          </table:table-cell>
          <table:table-cell office:value-type="float" office:value="1.42039544408">
            <text:p>1.4203954441</text:p>
          </table:table-cell>
          <table:table-cell office:value-type="float" office:value="0">
            <text:p>0</text:p>
          </table:table-cell>
          <table:table-cell office:value-type="float" office:value="0.00481872120206">
            <text:p>0.0048187212</text:p>
          </table:table-cell>
          <table:table-cell office:value-type="float" office:value="306.571191904">
            <text:p>306.571191904</text:p>
          </table:table-cell>
          <table:table-cell office:value-type="float" office:value="393.474266681">
            <text:p>393.474266681</text:p>
          </table:table-cell>
          <table:table-cell office:value-type="float" office:value="377.790731026">
            <text:p>377.790731026</text:p>
          </table:table-cell>
          <table:table-cell table:number-columns-repeated="3"/>
        </table:table-row>
        <table:table-row table:style-name="ro1">
          <table:table-cell office:value-type="float" office:value="58.9">
            <text:p>58.9</text:p>
          </table:table-cell>
          <table:table-cell office:value-type="float" office:value="0.0541086127424">
            <text:p>0.0541086127</text:p>
          </table:table-cell>
          <table:table-cell office:value-type="float" office:value="0.0415156258687">
            <text:p>0.0415156259</text:p>
          </table:table-cell>
          <table:table-cell office:value-type="float" office:value="0.034362702008">
            <text:p>0.034362702</text:p>
          </table:table-cell>
          <table:table-cell office:value-type="float" office:value="0.172746721578">
            <text:p>0.1727467216</text:p>
          </table:table-cell>
          <table:table-cell office:value-type="float" office:value="0.114689818426">
            <text:p>0.1146898184</text:p>
          </table:table-cell>
          <table:table-cell office:value-type="float" office:value="0.920678266626">
            <text:p>0.9206782666</text:p>
          </table:table-cell>
          <table:table-cell office:value-type="float" office:value="0">
            <text:p>0</text:p>
          </table:table-cell>
          <table:table-cell office:value-type="float" office:value="0.00473632161152">
            <text:p>0.0047363216</text:p>
          </table:table-cell>
          <table:table-cell office:value-type="float" office:value="343.707190761">
            <text:p>343.707190761</text:p>
          </table:table-cell>
          <table:table-cell office:value-type="float" office:value="457.651824439">
            <text:p>457.651824439</text:p>
          </table:table-cell>
          <table:table-cell office:value-type="float" office:value="392.367136829">
            <text:p>392.367136829</text:p>
          </table:table-cell>
          <table:table-cell table:number-columns-repeated="3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.0532183398383">
            <text:p>0.0532183398</text:p>
          </table:table-cell>
          <table:table-cell office:value-type="float" office:value="0.0419062504686">
            <text:p>0.0419062505</text:p>
          </table:table-cell>
          <table:table-cell office:value-type="float" office:value="0.0349682115777">
            <text:p>0.0349682116</text:p>
          </table:table-cell>
          <table:table-cell office:value-type="float" office:value="0.162504646831">
            <text:p>0.1625046468</text:p>
          </table:table-cell>
          <table:table-cell office:value-type="float" office:value="0.112690694946">
            <text:p>0.1126906949</text:p>
          </table:table-cell>
          <table:table-cell office:value-type="float" office:value="0.36799996376">
            <text:p>0.3679999638</text:p>
          </table:table-cell>
          <table:table-cell office:value-type="float" office:value="0">
            <text:p>0</text:p>
          </table:table-cell>
          <table:table-cell office:value-type="float" office:value="0.00465392221744">
            <text:p>0.0046539222</text:p>
          </table:table-cell>
          <table:table-cell office:value-type="float" office:value="380.843101079">
            <text:p>380.843101079</text:p>
          </table:table-cell>
          <table:table-cell office:value-type="float" office:value="521.829229186">
            <text:p>521.829229186</text:p>
          </table:table-cell>
          <table:table-cell office:value-type="float" office:value="406.94350788">
            <text:p>406.94350788</text:p>
          </table:table-cell>
          <table:table-cell table:number-columns-repeated="3"/>
        </table:table-row>
        <table:table-row table:style-name="ro1">
          <table:table-cell office:value-type="float" office:value="59.1">
            <text:p>59.1</text:p>
          </table:table-cell>
          <table:table-cell office:value-type="float" office:value="0.0523280669342">
            <text:p>0.0523280669</text:p>
          </table:table-cell>
          <table:table-cell office:value-type="float" office:value="0.0422968750684">
            <text:p>0.0422968751</text:p>
          </table:table-cell>
          <table:table-cell office:value-type="float" office:value="0.0355737211474">
            <text:p>0.0355737211</text:p>
          </table:table-cell>
          <table:table-cell office:value-type="float" office:value="0.152262572083">
            <text:p>0.1522625721</text:p>
          </table:table-cell>
          <table:table-cell office:value-type="float" office:value="0.110691571466">
            <text:p>0.1106915715</text:p>
          </table:table-cell>
          <table:table-cell office:value-type="float" office:value="0.268000059128">
            <text:p>0.2680000591</text:p>
          </table:table-cell>
          <table:table-cell office:value-type="float" office:value="0">
            <text:p>0</text:p>
          </table:table-cell>
          <table:table-cell office:value-type="float" office:value="0.00457152282337">
            <text:p>0.0045715228</text:p>
          </table:table-cell>
          <table:table-cell office:value-type="float" office:value="417.979011397">
            <text:p>417.979011397</text:p>
          </table:table-cell>
          <table:table-cell office:value-type="float" office:value="586.006633932">
            <text:p>586.006633932</text:p>
          </table:table-cell>
          <table:table-cell office:value-type="float" office:value="421.51987893">
            <text:p>421.51987893</text:p>
          </table:table-cell>
          <table:table-cell table:number-columns-repeated="3"/>
        </table:table-row>
        <table:table-row table:style-name="ro1">
          <table:table-cell office:value-type="float" office:value="59.2">
            <text:p>59.2</text:p>
          </table:table-cell>
          <table:table-cell office:value-type="float" office:value="0.0514377919075">
            <text:p>0.0514377919</text:p>
          </table:table-cell>
          <table:table-cell office:value-type="float" office:value="0.0426875005995">
            <text:p>0.0426875006</text:p>
          </table:table-cell>
          <table:table-cell office:value-type="float" office:value="0.0361792321608">
            <text:p>0.0361792322</text:p>
          </table:table-cell>
          <table:table-cell office:value-type="float" office:value="0.142020472917">
            <text:p>0.1420204729</text:p>
          </table:table-cell>
          <table:table-cell office:value-type="float" office:value="0.10869244322">
            <text:p>0.1086924432</text:p>
          </table:table-cell>
          <table:table-cell office:value-type="float" office:value="0.255238664704">
            <text:p>0.2552386647</text:p>
          </table:table-cell>
          <table:table-cell office:value-type="float" office:value="0">
            <text:p>0</text:p>
          </table:table-cell>
          <table:table-cell office:value-type="float" office:value="0.00448912323283">
            <text:p>0.0044891232</text:p>
          </table:table-cell>
          <table:table-cell office:value-type="float" office:value="442.30602729">
            <text:p>442.30602729</text:p>
          </table:table-cell>
          <table:table-cell office:value-type="float" office:value="650.18419169">
            <text:p>650.18419169</text:p>
          </table:table-cell>
          <table:table-cell office:value-type="float" office:value="407.062916392">
            <text:p>407.062916392</text:p>
          </table:table-cell>
          <table:table-cell table:number-columns-repeated="3"/>
        </table:table-row>
        <table:table-row table:style-name="ro1">
          <table:table-cell office:value-type="float" office:value="59.3">
            <text:p>59.3</text:p>
          </table:table-cell>
          <table:table-cell office:value-type="float" office:value="0.0505475190034">
            <text:p>0.050547519</text:p>
          </table:table-cell>
          <table:table-cell office:value-type="float" office:value="0.0430781251994">
            <text:p>0.0430781252</text:p>
          </table:table-cell>
          <table:table-cell office:value-type="float" office:value="0.0367847417305">
            <text:p>0.0367847417</text:p>
          </table:table-cell>
          <table:table-cell office:value-type="float" office:value="0.131778398169">
            <text:p>0.1317783982</text:p>
          </table:table-cell>
          <table:table-cell office:value-type="float" office:value="0.10669331974">
            <text:p>0.1066933197</text:p>
          </table:table-cell>
          <table:table-cell office:value-type="float" office:value="0.882222554411">
            <text:p>0.8822225544</text:p>
          </table:table-cell>
          <table:table-cell office:value-type="float" office:value="0">
            <text:p>0</text:p>
          </table:table-cell>
          <table:table-cell office:value-type="float" office:value="0.00440672383875">
            <text:p>0.0044067238</text:p>
          </table:table-cell>
          <table:table-cell office:value-type="float" office:value="408.281486676">
            <text:p>408.281486676</text:p>
          </table:table-cell>
          <table:table-cell office:value-type="float" office:value="714.361596437">
            <text:p>714.361596437</text:p>
          </table:table-cell>
          <table:table-cell office:value-type="float" office:value="373.250532486">
            <text:p>373.250532486</text:p>
          </table:table-cell>
          <table:table-cell table:number-columns-repeated="3"/>
        </table:table-row>
        <table:table-row table:style-name="ro1">
          <table:table-cell office:value-type="float" office:value="59.4">
            <text:p>59.4</text:p>
          </table:table-cell>
          <table:table-cell office:value-type="float" office:value="0.0496572439768">
            <text:p>0.049657244</text:p>
          </table:table-cell>
          <table:table-cell office:value-type="float" office:value="0.0434687507305">
            <text:p>0.0434687507</text:p>
          </table:table-cell>
          <table:table-cell office:value-type="float" office:value="0.0373902527439">
            <text:p>0.0373902527</text:p>
          </table:table-cell>
          <table:table-cell office:value-type="float" office:value="0.121536299003">
            <text:p>0.121536299</text:p>
          </table:table-cell>
          <table:table-cell office:value-type="float" office:value="0.104694191494">
            <text:p>0.1046941915</text:p>
          </table:table-cell>
          <table:table-cell office:value-type="float" office:value="0.703808940468">
            <text:p>0.7038089405</text:p>
          </table:table-cell>
          <table:table-cell office:value-type="float" office:value="0">
            <text:p>0</text:p>
          </table:table-cell>
          <table:table-cell office:value-type="float" office:value="0.00432432424822">
            <text:p>0.0043243242</text:p>
          </table:table-cell>
          <table:table-cell office:value-type="float" office:value="374.256864941">
            <text:p>374.256864941</text:p>
          </table:table-cell>
          <table:table-cell office:value-type="float" office:value="778.539154194">
            <text:p>778.539154194</text:p>
          </table:table-cell>
          <table:table-cell office:value-type="float" office:value="339.438067965">
            <text:p>339.438067965</text:p>
          </table:table-cell>
          <table:table-cell table:number-columns-repeated="3"/>
        </table:table-row>
        <table:table-row table:style-name="ro1">
          <table:table-cell office:value-type="float" office:value="59.5">
            <text:p>59.5</text:p>
          </table:table-cell>
          <table:table-cell office:value-type="float" office:value="0.0487669710727">
            <text:p>0.0487669711</text:p>
          </table:table-cell>
          <table:table-cell office:value-type="float" office:value="0.0438593753303">
            <text:p>0.0438593753</text:p>
          </table:table-cell>
          <table:table-cell office:value-type="float" office:value="0.0379957623136">
            <text:p>0.0379957623</text:p>
          </table:table-cell>
          <table:table-cell office:value-type="float" office:value="0.117750131263">
            <text:p>0.1177501313</text:p>
          </table:table-cell>
          <table:table-cell office:value-type="float" office:value="0.102695068014">
            <text:p>0.102695068</text:p>
          </table:table-cell>
          <table:table-cell office:value-type="float" office:value="0.394285482355">
            <text:p>0.3942854824</text:p>
          </table:table-cell>
          <table:table-cell office:value-type="float" office:value="0">
            <text:p>0</text:p>
          </table:table-cell>
          <table:table-cell office:value-type="float" office:value="0.00424192485414">
            <text:p>0.0042419249</text:p>
          </table:table-cell>
          <table:table-cell office:value-type="float" office:value="340.232324327">
            <text:p>340.232324327</text:p>
          </table:table-cell>
          <table:table-cell office:value-type="float" office:value="842.716558941">
            <text:p>842.716558941</text:p>
          </table:table-cell>
          <table:table-cell office:value-type="float" office:value="322.632786695">
            <text:p>322.632786695</text:p>
          </table:table-cell>
          <table:table-cell table:number-columns-repeated="3"/>
        </table:table-row>
        <table:table-row table:style-name="ro1">
          <table:table-cell office:value-type="float" office:value="59.6">
            <text:p>59.6</text:p>
          </table:table-cell>
          <table:table-cell office:value-type="float" office:value="0.0478766981686">
            <text:p>0.0478766982</text:p>
          </table:table-cell>
          <table:table-cell office:value-type="float" office:value="0.0442499999302">
            <text:p>0.0442499999</text:p>
          </table:table-cell>
          <table:table-cell office:value-type="float" office:value="0.0386012718834">
            <text:p>0.0386012719</text:p>
          </table:table-cell>
          <table:table-cell office:value-type="float" office:value="0.115103230578">
            <text:p>0.1151032306</text:p>
          </table:table-cell>
          <table:table-cell office:value-type="float" office:value="0.100695944534">
            <text:p>0.1006959445</text:p>
          </table:table-cell>
          <table:table-cell office:value-type="float" office:value="1.13215661296">
            <text:p>1.132156613</text:p>
          </table:table-cell>
          <table:table-cell office:value-type="float" office:value="0">
            <text:p>0</text:p>
          </table:table-cell>
          <table:table-cell office:value-type="float" office:value="0.00415952546006">
            <text:p>0.0041595255</text:p>
          </table:table-cell>
          <table:table-cell office:value-type="float" office:value="356.123734298">
            <text:p>356.123734298</text:p>
          </table:table-cell>
          <table:table-cell office:value-type="float" office:value="906.893963688">
            <text:p>906.893963688</text:p>
          </table:table-cell>
          <table:table-cell office:value-type="float" office:value="330.300972075">
            <text:p>330.300972075</text:p>
          </table:table-cell>
          <table:table-cell table:number-columns-repeated="3"/>
        </table:table-row>
        <table:table-row table:style-name="ro1">
          <table:table-cell office:value-type="float" office:value="59.7">
            <text:p>59.7</text:p>
          </table:table-cell>
          <table:table-cell office:value-type="float" office:value="0.0469864231419">
            <text:p>0.0469864231</text:p>
          </table:table-cell>
          <table:table-cell office:value-type="float" office:value="0.0446406254613">
            <text:p>0.0446406255</text:p>
          </table:table-cell>
          <table:table-cell office:value-type="float" office:value="0.0392067828967">
            <text:p>0.0392067829</text:p>
          </table:table-cell>
          <table:table-cell office:value-type="float" office:value="0.112456323583">
            <text:p>0.1124563236</text:p>
          </table:table-cell>
          <table:table-cell office:value-type="float" office:value="0.0986968162875">
            <text:p>0.0986968163</text:p>
          </table:table-cell>
          <table:table-cell office:value-type="float" office:value="1.15057432835">
            <text:p>1.1505743284</text:p>
          </table:table-cell>
          <table:table-cell office:value-type="float" office:value="0">
            <text:p>0</text:p>
          </table:table-cell>
          <table:table-cell office:value-type="float" office:value="0.00407712586953">
            <text:p>0.0040771259</text:p>
          </table:table-cell>
          <table:table-cell office:value-type="float" office:value="382.238938172">
            <text:p>382.238938172</text:p>
          </table:table-cell>
          <table:table-cell office:value-type="float" office:value="971.071521445">
            <text:p>971.071521445</text:p>
          </table:table-cell>
          <table:table-cell office:value-type="float" office:value="337.969175738">
            <text:p>337.969175738</text:p>
          </table:table-cell>
          <table:table-cell table:number-columns-repeated="3"/>
        </table:table-row>
        <table:table-row table:style-name="ro1">
          <table:table-cell office:value-type="float" office:value="59.8">
            <text:p>59.8</text:p>
          </table:table-cell>
          <table:table-cell office:value-type="float" office:value="0.0460961502378">
            <text:p>0.0460961502</text:p>
          </table:table-cell>
          <table:table-cell office:value-type="float" office:value="0.0450312500611">
            <text:p>0.0450312501</text:p>
          </table:table-cell>
          <table:table-cell office:value-type="float" office:value="0.0398122924665">
            <text:p>0.0398122925</text:p>
          </table:table-cell>
          <table:table-cell office:value-type="float" office:value="0.109809422898">
            <text:p>0.1098094229</text:p>
          </table:table-cell>
          <table:table-cell office:value-type="float" office:value="0.0966976928076">
            <text:p>0.0966976928</text:p>
          </table:table-cell>
          <table:table-cell office:value-type="float" office:value="0.8">
            <text:p>0.8</text:p>
          </table:table-cell>
          <table:table-cell office:value-type="float" office:value="0">
            <text:p>0</text:p>
          </table:table-cell>
          <table:table-cell office:value-type="float" office:value="0.00399472647545">
            <text:p>0.0039947265</text:p>
          </table:table-cell>
          <table:table-cell office:value-type="float" office:value="408.354079782">
            <text:p>408.354079782</text:p>
          </table:table-cell>
          <table:table-cell office:value-type="float" office:value="1035.24892619">
            <text:p>1035.24892619</text:p>
          </table:table-cell>
          <table:table-cell office:value-type="float" office:value="345.637361118">
            <text:p>345.637361118</text:p>
          </table:table-cell>
          <table:table-cell table:number-columns-repeated="3"/>
        </table:table-row>
        <table:table-row table:style-name="ro1">
          <table:table-cell office:value-type="float" office:value="59.9">
            <text:p>59.9</text:p>
          </table:table-cell>
          <table:table-cell office:value-type="float" office:value="0.0452058752111">
            <text:p>0.0452058752</text:p>
          </table:table-cell>
          <table:table-cell office:value-type="float" office:value="0.0454218755923">
            <text:p>0.0454218756</text:p>
          </table:table-cell>
          <table:table-cell office:value-type="float" office:value="0.0430531077312">
            <text:p>0.0430531077</text:p>
          </table:table-cell>
          <table:table-cell office:value-type="float" office:value="0.107162515903">
            <text:p>0.1071625159</text:p>
          </table:table-cell>
          <table:table-cell office:value-type="float" office:value="0.0946985645614">
            <text:p>0.0946985646</text:p>
          </table:table-cell>
          <table:table-cell office:value-type="float" office:value="0.449424835813">
            <text:p>0.4494248358</text:p>
          </table:table-cell>
          <table:table-cell office:value-type="float" office:value="0">
            <text:p>0</text:p>
          </table:table-cell>
          <table:table-cell office:value-type="float" office:value="0.00391232688492">
            <text:p>0.0039123269</text:p>
          </table:table-cell>
          <table:table-cell office:value-type="float" office:value="434.469283656">
            <text:p>434.469283656</text:p>
          </table:table-cell>
          <table:table-cell office:value-type="float" office:value="863.719263538">
            <text:p>863.719263538</text:p>
          </table:table-cell>
          <table:table-cell office:value-type="float" office:value="343.720821089">
            <text:p>343.720821089</text:p>
          </table:table-cell>
          <table:table-cell table:number-columns-repeated="3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044315602307">
            <text:p>0.0443156023</text:p>
          </table:table-cell>
          <table:table-cell office:value-type="float" office:value="0.0458125001921">
            <text:p>0.0458125002</text:p>
          </table:table-cell>
          <table:table-cell office:value-type="float" office:value="0.0474778816688">
            <text:p>0.0474778817</text:p>
          </table:table-cell>
          <table:table-cell office:value-type="float" office:value="0.104515615218">
            <text:p>0.1045156152</text:p>
          </table:table-cell>
          <table:table-cell office:value-type="float" office:value="0.0926994410814">
            <text:p>0.0926994411</text:p>
          </table:table-cell>
          <table:table-cell office:value-type="float" office:value="0.232162198735">
            <text:p>0.2321621987</text:p>
          </table:table-cell>
          <table:table-cell office:value-type="float" office:value="0">
            <text:p>0</text:p>
          </table:table-cell>
          <table:table-cell office:value-type="float" office:value="0.00382992749084">
            <text:p>0.0038299275</text:p>
          </table:table-cell>
          <table:table-cell office:value-type="float" office:value="436.524009762">
            <text:p>436.524009762</text:p>
          </table:table-cell>
          <table:table-cell office:value-type="float" office:value="666.000450504">
            <text:p>666.000450504</text:p>
          </table:table-cell>
          <table:table-cell office:value-type="float" office:value="341.299840565">
            <text:p>341.299840565</text:p>
          </table:table-cell>
          <table:table-cell table:number-columns-repeated="3"/>
        </table:table-row>
        <table:table-row table:style-name="ro1">
          <table:table-cell office:value-type="float" office:value="60.1">
            <text:p>60.1</text:p>
          </table:table-cell>
          <table:table-cell office:value-type="float" office:value="0.0434253294029">
            <text:p>0.0434253294</text:p>
          </table:table-cell>
          <table:table-cell office:value-type="float" office:value="0.0462031247919">
            <text:p>0.0462031248</text:p>
          </table:table-cell>
          <table:table-cell office:value-type="float" office:value="0.0519026556063">
            <text:p>0.0519026556</text:p>
          </table:table-cell>
          <table:table-cell office:value-type="float" office:value="0.101868714534">
            <text:p>0.1018687145</text:p>
          </table:table-cell>
          <table:table-cell office:value-type="float" office:value="0.0907003176015">
            <text:p>0.0907003176</text:p>
          </table:table-cell>
          <table:table-cell office:value-type="float" office:value="0.394324204157">
            <text:p>0.3943242042</text:p>
          </table:table-cell>
          <table:table-cell office:value-type="float" office:value="0">
            <text:p>0</text:p>
          </table:table-cell>
          <table:table-cell office:value-type="float" office:value="0.00374752809676">
            <text:p>0.0037475281</text:p>
          </table:table-cell>
          <table:table-cell office:value-type="float" office:value="385.025325655">
            <text:p>385.025325655</text:p>
          </table:table-cell>
          <table:table-cell office:value-type="float" office:value="468.28163747">
            <text:p>468.28163747</text:p>
          </table:table-cell>
          <table:table-cell office:value-type="float" office:value="338.878860041">
            <text:p>338.878860041</text:p>
          </table:table-cell>
          <table:table-cell table:number-columns-repeated="3"/>
        </table:table-row>
        <table:table-row table:style-name="ro1">
          <table:table-cell office:value-type="float" office:value="60.2">
            <text:p>60.2</text:p>
          </table:table-cell>
          <table:table-cell office:value-type="float" office:value="0.0425350543762">
            <text:p>0.0425350544</text:p>
          </table:table-cell>
          <table:table-cell office:value-type="float" office:value="0.0465937503231">
            <text:p>0.0465937503</text:p>
          </table:table-cell>
          <table:table-cell office:value-type="float" office:value="0.0563274400934">
            <text:p>0.0563274401</text:p>
          </table:table-cell>
          <table:table-cell office:value-type="float" office:value="0.0992218075385">
            <text:p>0.0992218075</text:p>
          </table:table-cell>
          <table:table-cell office:value-type="float" office:value="0.0887011893553">
            <text:p>0.0887011894</text:p>
          </table:table-cell>
          <table:table-cell office:value-type="float" office:value="0.556486596204">
            <text:p>0.5564865962</text:p>
          </table:table-cell>
          <table:table-cell office:value-type="float" office:value="0">
            <text:p>0</text:p>
          </table:table-cell>
          <table:table-cell office:value-type="float" office:value="0.00366512850623">
            <text:p>0.0036651285</text:p>
          </table:table-cell>
          <table:table-cell office:value-type="float" office:value="333.526518766">
            <text:p>333.526518766</text:p>
          </table:table-cell>
          <table:table-cell office:value-type="float" office:value="334.395603758">
            <text:p>334.395603758</text:p>
          </table:table-cell>
          <table:table-cell office:value-type="float" office:value="320.287121027">
            <text:p>320.287121027</text:p>
          </table:table-cell>
          <table:table-cell table:number-columns-repeated="3"/>
        </table:table-row>
        <table:table-row table:style-name="ro1">
          <table:table-cell office:value-type="float" office:value="60.3">
            <text:p>60.3</text:p>
          </table:table-cell>
          <table:table-cell office:value-type="float" office:value="0.0416447814721">
            <text:p>0.0416447815</text:p>
          </table:table-cell>
          <table:table-cell office:value-type="float" office:value="0.0469843749229">
            <text:p>0.0469843749</text:p>
          </table:table-cell>
          <table:table-cell office:value-type="float" office:value="0.0607522140309">
            <text:p>0.060752214</text:p>
          </table:table-cell>
          <table:table-cell office:value-type="float" office:value="0.0965749068539">
            <text:p>0.0965749069</text:p>
          </table:table-cell>
          <table:table-cell office:value-type="float" office:value="0.0867020658753">
            <text:p>0.0867020659</text:p>
          </table:table-cell>
          <table:table-cell office:value-type="float" office:value="0.662151167143">
            <text:p>0.6621511671</text:p>
          </table:table-cell>
          <table:table-cell office:value-type="float" office:value="0">
            <text:p>0</text:p>
          </table:table-cell>
          <table:table-cell office:value-type="float" office:value="0.00358272911215">
            <text:p>0.0035827291</text:p>
          </table:table-cell>
          <table:table-cell office:value-type="float" office:value="302.718331398">
            <text:p>302.718331398</text:p>
          </table:table-cell>
          <table:table-cell office:value-type="float" office:value="296.258966338">
            <text:p>296.258966338</text:p>
          </table:table-cell>
          <table:table-cell office:value-type="float" office:value="289.496505692">
            <text:p>289.496505692</text:p>
          </table:table-cell>
          <table:table-cell table:number-columns-repeated="3"/>
        </table:table-row>
        <table:table-row table:style-name="ro1">
          <table:table-cell office:value-type="float" office:value="60.4">
            <text:p>60.4</text:p>
          </table:table-cell>
          <table:table-cell office:value-type="float" office:value="0.0407545064454">
            <text:p>0.0407545064</text:p>
          </table:table-cell>
          <table:table-cell office:value-type="float" office:value="0.047375000454">
            <text:p>0.0473750005</text:p>
          </table:table-cell>
          <table:table-cell office:value-type="float" office:value="0.065176998518">
            <text:p>0.0651769985</text:p>
          </table:table-cell>
          <table:table-cell office:value-type="float" office:value="0.0939279998586">
            <text:p>0.0939279999</text:p>
          </table:table-cell>
          <table:table-cell office:value-type="float" office:value="0.0847029376291">
            <text:p>0.0847029376</text:p>
          </table:table-cell>
          <table:table-cell office:value-type="float" office:value="0.635988328574">
            <text:p>0.6359883286</text:p>
          </table:table-cell>
          <table:table-cell office:value-type="float" office:value="0">
            <text:p>0</text:p>
          </table:table-cell>
          <table:table-cell office:value-type="float" office:value="0.00350032952161">
            <text:p>0.0035003295</text:p>
          </table:table-cell>
          <table:table-cell office:value-type="float" office:value="315.877288278">
            <text:p>315.877288278</text:p>
          </table:table-cell>
          <table:table-cell office:value-type="float" office:value="258.122237994">
            <text:p>258.122237994</text:p>
          </table:table-cell>
          <table:table-cell office:value-type="float" office:value="258.705816947">
            <text:p>258.705816947</text:p>
          </table:table-cell>
          <table:table-cell table:number-columns-repeated="3"/>
        </table:table-row>
        <table:table-row table:style-name="ro1">
          <table:table-cell office:value-type="float" office:value="60.5">
            <text:p>60.5</text:p>
          </table:table-cell>
          <table:table-cell office:value-type="float" office:value="0.0398642335413">
            <text:p>0.0398642335</text:p>
          </table:table-cell>
          <table:table-cell office:value-type="float" office:value="0.0477656250538">
            <text:p>0.0477656251</text:p>
          </table:table-cell>
          <table:table-cell office:value-type="float" office:value="0.0696017724555">
            <text:p>0.0696017725</text:p>
          </table:table-cell>
          <table:table-cell office:value-type="float" office:value="0.0912810991741">
            <text:p>0.0912810992</text:p>
          </table:table-cell>
          <table:table-cell office:value-type="float" office:value="0.0827038141491">
            <text:p>0.0827038141</text:p>
          </table:table-cell>
          <table:table-cell office:value-type="float" office:value="0.609825552383">
            <text:p>0.6098255524</text:p>
          </table:table-cell>
          <table:table-cell office:value-type="float" office:value="0">
            <text:p>0</text:p>
          </table:table-cell>
          <table:table-cell office:value-type="float" office:value="0.00341793012754">
            <text:p>0.0034179301</text:p>
          </table:table-cell>
          <table:table-cell office:value-type="float" office:value="329.036213784">
            <text:p>329.036213784</text:p>
          </table:table-cell>
          <table:table-cell office:value-type="float" office:value="265.283340721">
            <text:p>265.283340721</text:p>
          </table:table-cell>
          <table:table-cell office:value-type="float" office:value="271.220427155">
            <text:p>271.220427155</text:p>
          </table:table-cell>
          <table:table-cell table:number-columns-repeated="3"/>
        </table:table-row>
        <table:table-row table:style-name="ro1">
          <table:table-cell office:value-type="float" office:value="60.6">
            <text:p>60.6</text:p>
          </table:table-cell>
          <table:table-cell office:value-type="float" office:value="0.0389739606372">
            <text:p>0.0389739606</text:p>
          </table:table-cell>
          <table:table-cell office:value-type="float" office:value="0.0481562496537">
            <text:p>0.0481562497</text:p>
          </table:table-cell>
          <table:table-cell office:value-type="float" office:value="0.0740265463931">
            <text:p>0.0740265464</text:p>
          </table:table-cell>
          <table:table-cell office:value-type="float" office:value="0.0886341984895">
            <text:p>0.0886341985</text:p>
          </table:table-cell>
          <table:table-cell office:value-type="float" office:value="0.0807046906692">
            <text:p>0.0807046907</text:p>
          </table:table-cell>
          <table:table-cell office:value-type="float" office:value="0.583662776191">
            <text:p>0.5836627762</text:p>
          </table:table-cell>
          <table:table-cell office:value-type="float" office:value="0">
            <text:p>0</text:p>
          </table:table-cell>
          <table:table-cell office:value-type="float" office:value="0.00333553073346">
            <text:p>0.0033355307</text:p>
          </table:table-cell>
          <table:table-cell office:value-type="float" office:value="342.19513929">
            <text:p>342.19513929</text:p>
          </table:table-cell>
          <table:table-cell office:value-type="float" office:value="279.21294287">
            <text:p>279.21294287</text:p>
          </table:table-cell>
          <table:table-cell office:value-type="float" office:value="284.172432281">
            <text:p>284.172432281</text:p>
          </table:table-cell>
          <table:table-cell table:number-columns-repeated="3"/>
        </table:table-row>
        <table:table-row table:style-name="ro1">
          <table:table-cell office:value-type="float" office:value="60.7">
            <text:p>60.7</text:p>
          </table:table-cell>
          <table:table-cell office:value-type="float" office:value="0.0380836856105">
            <text:p>0.0380836856</text:p>
          </table:table-cell>
          <table:table-cell office:value-type="float" office:value="0.0485468751848">
            <text:p>0.0485468752</text:p>
          </table:table-cell>
          <table:table-cell office:value-type="float" office:value="0.0784513308801">
            <text:p>0.0784513309</text:p>
          </table:table-cell>
          <table:table-cell office:value-type="float" office:value="0.0859872914942">
            <text:p>0.0859872915</text:p>
          </table:table-cell>
          <table:table-cell office:value-type="float" office:value="0.078705562423">
            <text:p>0.0787055624</text:p>
          </table:table-cell>
          <table:table-cell office:value-type="float" office:value="0.592797650725">
            <text:p>0.5927976507</text:p>
          </table:table-cell>
          <table:table-cell office:value-type="float" office:value="0">
            <text:p>0</text:p>
          </table:table-cell>
          <table:table-cell office:value-type="float" office:value="0.00325313114292">
            <text:p>0.0032531311</text:p>
          </table:table-cell>
          <table:table-cell office:value-type="float" office:value="340.887273579">
            <text:p>340.887273579</text:p>
          </table:table-cell>
          <table:table-cell office:value-type="float" office:value="293.142578229">
            <text:p>293.142578229</text:p>
          </table:table-cell>
          <table:table-cell office:value-type="float" office:value="298.618452683">
            <text:p>298.618452683</text:p>
          </table:table-cell>
          <table:table-cell table:number-columns-repeated="3"/>
        </table:table-row>
        <table:table-row table:style-name="ro1">
          <table:table-cell office:value-type="float" office:value="60.8">
            <text:p>60.8</text:p>
          </table:table-cell>
          <table:table-cell office:value-type="float" office:value="0.0371934127064">
            <text:p>0.0371934127</text:p>
          </table:table-cell>
          <table:table-cell office:value-type="float" office:value="0.0489374997846">
            <text:p>0.0489374998</text:p>
          </table:table-cell>
          <table:table-cell office:value-type="float" office:value="0.0828761048177">
            <text:p>0.0828761048</text:p>
          </table:table-cell>
          <table:table-cell office:value-type="float" office:value="0.0833403908096">
            <text:p>0.0833403908</text:p>
          </table:table-cell>
          <table:table-cell office:value-type="float" office:value="0.076706438943">
            <text:p>0.0767064389</text:p>
          </table:table-cell>
          <table:table-cell office:value-type="float" office:value="0.607678590435">
            <text:p>0.6076785904</text:p>
          </table:table-cell>
          <table:table-cell office:value-type="float" office:value="0">
            <text:p>0</text:p>
          </table:table-cell>
          <table:table-cell office:value-type="float" office:value="0.00317073174884">
            <text:p>0.0031707317</text:p>
          </table:table-cell>
          <table:table-cell office:value-type="float" office:value="337.791398849">
            <text:p>337.791398849</text:p>
          </table:table-cell>
          <table:table-cell office:value-type="float" office:value="297.671323719">
            <text:p>297.671323719</text:p>
          </table:table-cell>
          <table:table-cell office:value-type="float" office:value="361.369541947">
            <text:p>361.369541947</text:p>
          </table:table-cell>
          <table:table-cell table:number-columns-repeated="3"/>
        </table:table-row>
        <table:table-row table:style-name="ro1">
          <table:table-cell office:value-type="float" office:value="60.9">
            <text:p>60.9</text:p>
          </table:table-cell>
          <table:table-cell office:value-type="float" office:value="0.0363031376798">
            <text:p>0.0363031377</text:p>
          </table:table-cell>
          <table:table-cell office:value-type="float" office:value="0.0493281253158">
            <text:p>0.0493281253</text:p>
          </table:table-cell>
          <table:table-cell office:value-type="float" office:value="0.0873008893047">
            <text:p>0.0873008893</text:p>
          </table:table-cell>
          <table:table-cell office:value-type="float" office:value="0.0806934838143">
            <text:p>0.0806934838</text:p>
          </table:table-cell>
          <table:table-cell office:value-type="float" office:value="0.0747073106968">
            <text:p>0.0747073107</text:p>
          </table:table-cell>
          <table:table-cell office:value-type="float" office:value="0.622559565624">
            <text:p>0.6225595656</text:p>
          </table:table-cell>
          <table:table-cell office:value-type="float" office:value="0">
            <text:p>0</text:p>
          </table:table-cell>
          <table:table-cell office:value-type="float" office:value="0.00308833215831">
            <text:p>0.0030883322</text:p>
          </table:table-cell>
          <table:table-cell office:value-type="float" office:value="334.695516738">
            <text:p>334.695516738</text:p>
          </table:table-cell>
          <table:table-cell office:value-type="float" office:value="301.492489549">
            <text:p>301.492489549</text:p>
          </table:table-cell>
          <table:table-cell office:value-type="float" office:value="424.12078082">
            <text:p>424.12078082</text:p>
          </table:table-cell>
          <table:table-cell table:number-columns-repeated="3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.0354128647756">
            <text:p>0.0354128648</text:p>
          </table:table-cell>
          <table:table-cell office:value-type="float" office:value="0.0497187499156">
            <text:p>0.0497187499</text:p>
          </table:table-cell>
          <table:table-cell office:value-type="float" office:value="0.0917256632422">
            <text:p>0.0917256632</text:p>
          </table:table-cell>
          <table:table-cell office:value-type="float" office:value="0.0780465831297">
            <text:p>0.0780465831</text:p>
          </table:table-cell>
          <table:table-cell office:value-type="float" office:value="0.0727081872169">
            <text:p>0.0727081872</text:p>
          </table:table-cell>
          <table:table-cell office:value-type="float" office:value="0.624722937617">
            <text:p>0.6247229376</text:p>
          </table:table-cell>
          <table:table-cell office:value-type="float" office:value="0">
            <text:p>0</text:p>
          </table:table-cell>
          <table:table-cell office:value-type="float" office:value="0.00300593276423">
            <text:p>0.0030059328</text:p>
          </table:table-cell>
          <table:table-cell office:value-type="float" office:value="340.42071311">
            <text:p>340.42071311</text:p>
          </table:table-cell>
          <table:table-cell office:value-type="float" office:value="305.313646269">
            <text:p>305.313646269</text:p>
          </table:table-cell>
          <table:table-cell office:value-type="float" office:value="486.871870083">
            <text:p>486.871870083</text:p>
          </table:table-cell>
          <table:table-cell table:number-columns-repeated="3"/>
        </table:table-row>
        <table:table-row table:style-name="ro1">
          <table:table-cell office:value-type="float" office:value="61.1">
            <text:p>61.1</text:p>
          </table:table-cell>
          <table:table-cell office:value-type="float" office:value="0.0345225918715">
            <text:p>0.0345225919</text:p>
          </table:table-cell>
          <table:table-cell office:value-type="float" office:value="0.05">
            <text:p>0.05</text:p>
          </table:table-cell>
          <table:table-cell office:value-type="float" office:value="0.0961504371798">
            <text:p>0.0961504372</text:p>
          </table:table-cell>
          <table:table-cell office:value-type="float" office:value="0.0753996824451">
            <text:p>0.0753996824</text:p>
          </table:table-cell>
          <table:table-cell office:value-type="float" office:value="0.0707090637369">
            <text:p>0.0707090637</text:p>
          </table:table-cell>
          <table:table-cell office:value-type="float" office:value="0.614168863178">
            <text:p>0.6141688632</text:p>
          </table:table-cell>
          <table:table-cell office:value-type="float" office:value="0">
            <text:p>0</text:p>
          </table:table-cell>
          <table:table-cell office:value-type="float" office:value="0.00292353337015">
            <text:p>0.0029235334</text:p>
          </table:table-cell>
          <table:table-cell office:value-type="float" office:value="353.076737648">
            <text:p>353.076737648</text:p>
          </table:table-cell>
          <table:table-cell office:value-type="float" office:value="360.708054195">
            <text:p>360.708054195</text:p>
          </table:table-cell>
          <table:table-cell office:value-type="float" office:value="549.622959346">
            <text:p>549.622959346</text:p>
          </table:table-cell>
          <table:table-cell table:number-columns-repeated="3"/>
        </table:table-row>
        <table:table-row table:style-name="ro1">
          <table:table-cell office:value-type="float" office:value="61.2">
            <text:p>61.2</text:p>
          </table:table-cell>
          <table:table-cell office:value-type="float" office:value="0.0336323168449">
            <text:p>0.0336323168</text:p>
          </table:table-cell>
          <table:table-cell/>
          <table:table-cell office:value-type="float" office:value="0.102255523115">
            <text:p>0.1022555231</text:p>
          </table:table-cell>
          <table:table-cell office:value-type="float" office:value="0.0727527754498">
            <text:p>0.0727527754</text:p>
          </table:table-cell>
          <table:table-cell office:value-type="float" office:value="0.0687099354907">
            <text:p>0.0687099355</text:p>
          </table:table-cell>
          <table:table-cell office:value-type="float" office:value="0.603614763576">
            <text:p>0.6036147636</text:p>
          </table:table-cell>
          <table:table-cell office:value-type="float" office:value="0">
            <text:p>0</text:p>
          </table:table-cell>
          <table:table-cell office:value-type="float" office:value="0.00284113377962">
            <text:p>0.0028411338</text:p>
          </table:table-cell>
          <table:table-cell office:value-type="float" office:value="365.73279236">
            <text:p>365.73279236</text:p>
          </table:table-cell>
          <table:table-cell office:value-type="float" office:value="423.808976691">
            <text:p>423.808976691</text:p>
          </table:table-cell>
          <table:table-cell office:value-type="float" office:value="612.37419822">
            <text:p>612.37419822</text:p>
          </table:table-cell>
          <table:table-cell table:number-columns-repeated="3"/>
        </table:table-row>
        <table:table-row table:style-name="ro1">
          <table:table-cell office:value-type="float" office:value="61.3">
            <text:p>61.3</text:p>
          </table:table-cell>
          <table:table-cell office:value-type="float" office:value="0.0327420439408">
            <text:p>0.0327420439</text:p>
          </table:table-cell>
          <table:table-cell/>
          <table:table-cell office:value-type="float" office:value="0.119605669099">
            <text:p>0.1196056691</text:p>
          </table:table-cell>
          <table:table-cell office:value-type="float" office:value="0.0701058747652">
            <text:p>0.0701058748</text:p>
          </table:table-cell>
          <table:table-cell office:value-type="float" office:value="0.0667108120108">
            <text:p>0.066710812</text:p>
          </table:table-cell>
          <table:table-cell office:value-type="float" office:value="0.593060689136">
            <text:p>0.5930606891</text:p>
          </table:table-cell>
          <table:table-cell office:value-type="float" office:value="0">
            <text:p>0</text:p>
          </table:table-cell>
          <table:table-cell office:value-type="float" office:value="0.00275873438554">
            <text:p>0.0027587344</text:p>
          </table:table-cell>
          <table:table-cell office:value-type="float" office:value="378.388816898">
            <text:p>378.388816898</text:p>
          </table:table-cell>
          <table:table-cell office:value-type="float" office:value="486.909748744">
            <text:p>486.909748744</text:p>
          </table:table-cell>
          <table:table-cell office:value-type="float" office:value="675.125287483">
            <text:p>675.125287483</text:p>
          </table:table-cell>
          <table:table-cell table:number-columns-repeated="3"/>
        </table:table-row>
        <table:table-row table:style-name="ro1">
          <table:table-cell office:value-type="float" office:value="61.4">
            <text:p>61.4</text:p>
          </table:table-cell>
          <table:table-cell office:value-type="float" office:value="0.0318517689141">
            <text:p>0.0318517689</text:p>
          </table:table-cell>
          <table:table-cell/>
          <table:table-cell office:value-type="float" office:value="0.136955856449">
            <text:p>0.1369558564</text:p>
          </table:table-cell>
          <table:table-cell office:value-type="float" office:value="0.0827152556289">
            <text:p>0.0827152556</text:p>
          </table:table-cell>
          <table:table-cell office:value-type="float" office:value="0.0647116837645">
            <text:p>0.0647116838</text:p>
          </table:table-cell>
          <table:table-cell office:value-type="float" office:value="0.599317597292">
            <text:p>0.5993175973</text:p>
          </table:table-cell>
          <table:table-cell office:value-type="float" office:value="0">
            <text:p>0</text:p>
          </table:table-cell>
          <table:table-cell office:value-type="float" office:value="0.00267633479501">
            <text:p>0.0026763348</text:p>
          </table:table-cell>
          <table:table-cell office:value-type="float" office:value="381.114818982">
            <text:p>381.114818982</text:p>
          </table:table-cell>
          <table:table-cell office:value-type="float" office:value="550.01067124">
            <text:p>550.01067124</text:p>
          </table:table-cell>
          <table:table-cell office:value-type="float" office:value="737.876526357">
            <text:p>737.876526357</text:p>
          </table:table-cell>
          <table:table-cell table:number-columns-repeated="3"/>
        </table:table-row>
        <table:table-row table:style-name="ro1">
          <table:table-cell office:value-type="float" office:value="61.5">
            <text:p>61.5</text:p>
          </table:table-cell>
          <table:table-cell office:value-type="float" office:value="0.03096149601">
            <text:p>0.030961496</text:p>
          </table:table-cell>
          <table:table-cell/>
          <table:table-cell office:value-type="float" office:value="0.154306002434">
            <text:p>0.1543060024</text:p>
          </table:table-cell>
          <table:table-cell office:value-type="float" office:value="0.0959602741024">
            <text:p>0.0959602741</text:p>
          </table:table-cell>
          <table:table-cell office:value-type="float" office:value="0.0627125602846">
            <text:p>0.0627125603</text:p>
          </table:table-cell>
          <table:table-cell office:value-type="float" office:value="0.612440942911">
            <text:p>0.6124409429</text:p>
          </table:table-cell>
          <table:table-cell office:value-type="float" office:value="0">
            <text:p>0</text:p>
          </table:table-cell>
          <table:table-cell office:value-type="float" office:value="0.00259393540093">
            <text:p>0.0025939354</text:p>
          </table:table-cell>
          <table:table-cell office:value-type="float" office:value="380.351888069">
            <text:p>380.351888069</text:p>
          </table:table-cell>
          <table:table-cell office:value-type="float" office:value="613.111443293">
            <text:p>613.111443293</text:p>
          </table:table-cell>
          <table:table-cell office:value-type="float" office:value="800.127663771">
            <text:p>800.127663771</text:p>
          </table:table-cell>
          <table:table-cell table:number-columns-repeated="3"/>
        </table:table-row>
        <table:table-row table:style-name="ro1">
          <table:table-cell office:value-type="float" office:value="61.6">
            <text:p>61.6</text:p>
          </table:table-cell>
          <table:table-cell office:value-type="float" office:value="0.0300712231059">
            <text:p>0.0300712231</text:p>
          </table:table-cell>
          <table:table-cell/>
          <table:table-cell office:value-type="float" office:value="0.171656148418">
            <text:p>0.1716561484</text:p>
          </table:table-cell>
          <table:table-cell office:value-type="float" office:value="0.109205292576">
            <text:p>0.1092052926</text:p>
          </table:table-cell>
          <table:table-cell office:value-type="float" office:value="0.0607134368046">
            <text:p>0.0607134368</text:p>
          </table:table-cell>
          <table:table-cell office:value-type="float" office:value="0.62556428853">
            <text:p>0.6255642885</text:p>
          </table:table-cell>
          <table:table-cell office:value-type="float" office:value="0">
            <text:p>0</text:p>
          </table:table-cell>
          <table:table-cell office:value-type="float" office:value="0.00251153600685">
            <text:p>0.002511536</text:p>
          </table:table-cell>
          <table:table-cell office:value-type="float" office:value="379.588957156">
            <text:p>379.588957156</text:p>
          </table:table-cell>
          <table:table-cell office:value-type="float" office:value="676.212215345">
            <text:p>676.212215345</text:p>
          </table:table-cell>
          <table:table-cell office:value-type="float" office:value="812.891910611">
            <text:p>812.891910611</text:p>
          </table:table-cell>
          <table:table-cell table:number-columns-repeated="3"/>
        </table:table-row>
        <table:table-row table:style-name="ro1">
          <table:table-cell office:value-type="float" office:value="61.7">
            <text:p>61.7</text:p>
          </table:table-cell>
          <table:table-cell office:value-type="float" office:value="0.03">
            <text:p>0.03</text:p>
          </table:table-cell>
          <table:table-cell/>
          <table:table-cell office:value-type="float" office:value="0.189006335769">
            <text:p>0.1890063358</text:p>
          </table:table-cell>
          <table:table-cell office:value-type="float" office:value="0.122450342628">
            <text:p>0.1224503426</text:p>
          </table:table-cell>
          <table:table-cell office:value-type="float" office:value="0.0587143085584">
            <text:p>0.0587143086</text:p>
          </table:table-cell>
          <table:table-cell office:value-type="float" office:value="0.638687665438">
            <text:p>0.6386876654</text:p>
          </table:table-cell>
          <table:table-cell office:value-type="float" office:value="0">
            <text:p>0</text:p>
          </table:table-cell>
          <table:table-cell office:value-type="float" office:value="0.00242913641632">
            <text:p>0.0024291364</text:p>
          </table:table-cell>
          <table:table-cell office:value-type="float" office:value="378.826024424">
            <text:p>378.826024424</text:p>
          </table:table-cell>
          <table:table-cell office:value-type="float" office:value="739.313137842">
            <text:p>739.313137842</text:p>
          </table:table-cell>
          <table:table-cell office:value-type="float" office:value="825.656187884">
            <text:p>825.656187884</text:p>
          </table:table-cell>
          <table:table-cell table:number-columns-repeated="3"/>
        </table:table-row>
        <table:table-row table:style-name="ro1">
          <table:table-cell office:value-type="float" office:value="61.8">
            <text:p>61.8</text:p>
          </table:table-cell>
          <table:table-cell table:number-columns-repeated="2"/>
          <table:table-cell office:value-type="float" office:value="0.206356481753">
            <text:p>0.2063564818</text:p>
          </table:table-cell>
          <table:table-cell office:value-type="float" office:value="0.135695361101">
            <text:p>0.1356953611</text:p>
          </table:table-cell>
          <table:table-cell office:value-type="float" office:value="0.0567151850785">
            <text:p>0.0567151851</text:p>
          </table:table-cell>
          <table:table-cell office:value-type="float" office:value="0.646809577512">
            <text:p>0.6468095775</text:p>
          </table:table-cell>
          <table:table-cell office:value-type="float" office:value="0">
            <text:p>0</text:p>
          </table:table-cell>
          <table:table-cell office:value-type="float" office:value="0.00234673702224">
            <text:p>0.002346737</text:p>
          </table:table-cell>
          <table:table-cell office:value-type="float" office:value="379.147943311">
            <text:p>379.147943311</text:p>
          </table:table-cell>
          <table:table-cell office:value-type="float" office:value="802.413909894">
            <text:p>802.413909894</text:p>
          </table:table-cell>
          <table:table-cell office:value-type="float" office:value="838.420434724">
            <text:p>838.420434724</text:p>
          </table:table-cell>
          <table:table-cell table:number-columns-repeated="3"/>
        </table:table-row>
        <table:table-row table:style-name="ro1">
          <table:table-cell office:value-type="float" office:value="61.9">
            <text:p>61.9</text:p>
          </table:table-cell>
          <table:table-cell table:number-columns-repeated="2"/>
          <table:table-cell office:value-type="float" office:value="0.205393572256">
            <text:p>0.2053935723</text:p>
          </table:table-cell>
          <table:table-cell office:value-type="float" office:value="0.148940411154">
            <text:p>0.1489404112</text:p>
          </table:table-cell>
          <table:table-cell office:value-type="float" office:value="0.0547160568322">
            <text:p>0.0547160568</text:p>
          </table:table-cell>
          <table:table-cell office:value-type="float" office:value="0.654375792787">
            <text:p>0.6543757928</text:p>
          </table:table-cell>
          <table:table-cell office:value-type="float" office:value="0">
            <text:p>0</text:p>
          </table:table-cell>
          <table:table-cell office:value-type="float" office:value="0.0022643374317">
            <text:p>0.0022643374</text:p>
          </table:table-cell>
          <table:table-cell office:value-type="float" office:value="379.526959027">
            <text:p>379.526959027</text:p>
          </table:table-cell>
          <table:table-cell office:value-type="float" office:value="741.802475722">
            <text:p>741.802475722</text:p>
          </table:table-cell>
          <table:table-cell office:value-type="float" office:value="851.184711997">
            <text:p>851.184711997</text:p>
          </table:table-cell>
          <table:table-cell table:number-columns-repeated="3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0.199562673937">
            <text:p>0.1995626739</text:p>
          </table:table-cell>
          <table:table-cell office:value-type="float" office:value="0.162185429627">
            <text:p>0.1621854296</text:p>
          </table:table-cell>
          <table:table-cell office:value-type="float" office:value="0.0527169333523">
            <text:p>0.0527169334</text:p>
          </table:table-cell>
          <table:table-cell office:value-type="float" office:value="0.661941990022">
            <text:p>0.66194199</text:p>
          </table:table-cell>
          <table:table-cell office:value-type="float" office:value="0">
            <text:p>0</text:p>
          </table:table-cell>
          <table:table-cell office:value-type="float" office:value="0.00218193803763">
            <text:p>0.002181938</text:p>
          </table:table-cell>
          <table:table-cell office:value-type="float" office:value="379.90597384">
            <text:p>379.90597384</text:p>
          </table:table-cell>
          <table:table-cell office:value-type="float" office:value="562.330793202">
            <text:p>562.330793202</text:p>
          </table:table-cell>
          <table:table-cell office:value-type="float" office:value="863.948958837">
            <text:p>863.948958837</text:p>
          </table:table-cell>
          <table:table-cell table:number-columns-repeated="3"/>
        </table:table-row>
        <table:table-row table:style-name="ro1">
          <table:table-cell office:value-type="float" office:value="62.1">
            <text:p>62.1</text:p>
          </table:table-cell>
          <table:table-cell table:number-columns-repeated="2"/>
          <table:table-cell office:value-type="float" office:value="0.193731775619">
            <text:p>0.1937317756</text:p>
          </table:table-cell>
          <table:table-cell office:value-type="float" office:value="0.173468688693">
            <text:p>0.1734686887</text:p>
          </table:table-cell>
          <table:table-cell office:value-type="float" office:value="0.0507178098724">
            <text:p>0.0507178099</text:p>
          </table:table-cell>
          <table:table-cell office:value-type="float" office:value="0.669508187258">
            <text:p>0.6695081873</text:p>
          </table:table-cell>
          <table:table-cell office:value-type="float" office:value="0">
            <text:p>0</text:p>
          </table:table-cell>
          <table:table-cell office:value-type="float" office:value="0.00209953864355">
            <text:p>0.0020995386</text:p>
          </table:table-cell>
          <table:table-cell office:value-type="float" office:value="380.971433522">
            <text:p>380.971433522</text:p>
          </table:table-cell>
          <table:table-cell office:value-type="float" office:value="382.859110682">
            <text:p>382.859110682</text:p>
          </table:table-cell>
          <table:table-cell office:value-type="float" office:value="876.713205678">
            <text:p>876.713205678</text:p>
          </table:table-cell>
          <table:table-cell table:number-columns-repeated="3"/>
        </table:table-row>
        <table:table-row table:style-name="ro1">
          <table:table-cell office:value-type="float" office:value="62.2">
            <text:p>62.2</text:p>
          </table:table-cell>
          <table:table-cell table:number-columns-repeated="2"/>
          <table:table-cell office:value-type="float" office:value="0.187900863398">
            <text:p>0.1879008634</text:p>
          </table:table-cell>
          <table:table-cell office:value-type="float" office:value="0.181928939949">
            <text:p>0.1819289399</text:p>
          </table:table-cell>
          <table:table-cell office:value-type="float" office:value="0.0487186816261">
            <text:p>0.0487186816</text:p>
          </table:table-cell>
          <table:table-cell office:value-type="float" office:value="0.677074402533">
            <text:p>0.6770744025</text:p>
          </table:table-cell>
          <table:table-cell office:value-type="float" office:value="0">
            <text:p>0</text:p>
          </table:table-cell>
          <table:table-cell office:value-type="float" office:value="0.00201713905301">
            <text:p>0.0020171391</text:p>
          </table:table-cell>
          <table:table-cell office:value-type="float" office:value="385.926795652">
            <text:p>385.926795652</text:p>
          </table:table-cell>
          <table:table-cell office:value-type="float" office:value="335.871606922">
            <text:p>335.871606922</text:p>
          </table:table-cell>
          <table:table-cell office:value-type="float" office:value="889.477482951">
            <text:p>889.477482951</text:p>
          </table:table-cell>
          <table:table-cell table:number-columns-repeated="3"/>
        </table:table-row>
        <table:table-row table:style-name="ro1">
          <table:table-cell office:value-type="float" office:value="62.3">
            <text:p>62.3</text:p>
          </table:table-cell>
          <table:table-cell table:number-columns-repeated="2"/>
          <table:table-cell office:value-type="float" office:value="0.18206996508">
            <text:p>0.1820699651</text:p>
          </table:table-cell>
          <table:table-cell office:value-type="float" office:value="0.190389171033">
            <text:p>0.190389171</text:p>
          </table:table-cell>
          <table:table-cell office:value-type="float" office:value="0.0467195581462">
            <text:p>0.0467195581</text:p>
          </table:table-cell>
          <table:table-cell office:value-type="float" office:value="0.684640599769">
            <text:p>0.6846405998</text:p>
          </table:table-cell>
          <table:table-cell office:value-type="float" office:value="0">
            <text:p>0</text:p>
          </table:table-cell>
          <table:table-cell office:value-type="float" office:value="0.00193473965893">
            <text:p>0.0019347397</text:p>
          </table:table-cell>
          <table:table-cell office:value-type="float" office:value="390.882145968">
            <text:p>390.882145968</text:p>
          </table:table-cell>
          <table:table-cell office:value-type="float" office:value="406.369643425">
            <text:p>406.369643425</text:p>
          </table:table-cell>
          <table:table-cell office:value-type="float" office:value="902.241729791">
            <text:p>902.241729791</text:p>
          </table:table-cell>
          <table:table-cell table:number-columns-repeated="3"/>
        </table:table-row>
        <table:table-row table:style-name="ro1">
          <table:table-cell office:value-type="float" office:value="62.4">
            <text:p>62.4</text:p>
          </table:table-cell>
          <table:table-cell table:number-columns-repeated="2"/>
          <table:table-cell office:value-type="float" office:value="0.17623905286">
            <text:p>0.1762390529</text:p>
          </table:table-cell>
          <table:table-cell office:value-type="float" office:value="0.198849422289">
            <text:p>0.1988494223</text:p>
          </table:table-cell>
          <table:table-cell office:value-type="float" office:value="0.0447204299">
            <text:p>0.0447204299</text:p>
          </table:table-cell>
          <table:table-cell office:value-type="float" office:value="0.692206815043">
            <text:p>0.692206815</text:p>
          </table:table-cell>
          <table:table-cell office:value-type="float" office:value="0">
            <text:p>0</text:p>
          </table:table-cell>
          <table:table-cell office:value-type="float" office:value="0.0018523400684">
            <text:p>0.0018523401</text:p>
          </table:table-cell>
          <table:table-cell office:value-type="float" office:value="395.837508098">
            <text:p>395.837508098</text:p>
          </table:table-cell>
          <table:table-cell office:value-type="float" office:value="476.867848009">
            <text:p>476.867848009</text:p>
          </table:table-cell>
          <table:table-cell office:value-type="float" office:value="915.006007064">
            <text:p>915.006007064</text:p>
          </table:table-cell>
          <table:table-cell table:number-columns-repeated="3"/>
        </table:table-row>
        <table:table-row table:style-name="ro1">
          <table:table-cell office:value-type="float" office:value="62.5">
            <text:p>62.5</text:p>
          </table:table-cell>
          <table:table-cell table:number-columns-repeated="2"/>
          <table:table-cell office:value-type="float" office:value="0.170408154541">
            <text:p>0.1704081545</text:p>
          </table:table-cell>
          <table:table-cell office:value-type="float" office:value="0.207309653373">
            <text:p>0.2073096534</text:p>
          </table:table-cell>
          <table:table-cell office:value-type="float" office:value="0.04272130642">
            <text:p>0.0427213064</text:p>
          </table:table-cell>
          <table:table-cell office:value-type="float" office:value="0.699773012279">
            <text:p>0.6997730123</text:p>
          </table:table-cell>
          <table:table-cell office:value-type="float" office:value="0">
            <text:p>0</text:p>
          </table:table-cell>
          <table:table-cell office:value-type="float" office:value="0.00176994067432">
            <text:p>0.0017699407</text:p>
          </table:table-cell>
          <table:table-cell office:value-type="float" office:value="397.82946488">
            <text:p>397.82946488</text:p>
          </table:table-cell>
          <table:table-cell office:value-type="float" office:value="547.365884512">
            <text:p>547.365884512</text:p>
          </table:table-cell>
          <table:table-cell office:value-type="float" office:value="777.161027396">
            <text:p>777.161027396</text:p>
          </table:table-cell>
          <table:table-cell table:number-columns-repeated="3"/>
        </table:table-row>
        <table:table-row table:style-name="ro1">
          <table:table-cell office:value-type="float" office:value="62.6">
            <text:p>62.6</text:p>
          </table:table-cell>
          <table:table-cell table:number-columns-repeated="2"/>
          <table:table-cell office:value-type="float" office:value="0.164577256223">
            <text:p>0.1645772562</text:p>
          </table:table-cell>
          <table:table-cell office:value-type="float" office:value="0.215769884458">
            <text:p>0.2157698845</text:p>
          </table:table-cell>
          <table:table-cell office:value-type="float" office:value="0.0407221829401">
            <text:p>0.0407221829</text:p>
          </table:table-cell>
          <table:table-cell office:value-type="float" office:value="0.556508971738">
            <text:p>0.5565089717</text:p>
          </table:table-cell>
          <table:table-cell office:value-type="float" office:value="0">
            <text:p>0</text:p>
          </table:table-cell>
          <table:table-cell office:value-type="float" office:value="0.00168754128024">
            <text:p>0.0016875413</text:p>
          </table:table-cell>
          <table:table-cell office:value-type="float" office:value="384.263660811">
            <text:p>384.263660811</text:p>
          </table:table-cell>
          <table:table-cell office:value-type="float" office:value="617.863921015">
            <text:p>617.863921015</text:p>
          </table:table-cell>
          <table:table-cell office:value-type="float" office:value="603.988340667">
            <text:p>603.988340667</text:p>
          </table:table-cell>
          <table:table-cell table:number-columns-repeated="3"/>
        </table:table-row>
        <table:table-row table:style-name="ro1">
          <table:table-cell office:value-type="float" office:value="62.7">
            <text:p>62.7</text:p>
          </table:table-cell>
          <table:table-cell table:number-columns-repeated="2"/>
          <table:table-cell office:value-type="float" office:value="0.158746344002">
            <text:p>0.158746344</text:p>
          </table:table-cell>
          <table:table-cell office:value-type="float" office:value="0.217297287022">
            <text:p>0.217297287</text:p>
          </table:table-cell>
          <table:table-cell office:value-type="float" office:value="0.0387230546939">
            <text:p>0.0387230547</text:p>
          </table:table-cell>
          <table:table-cell office:value-type="float" office:value="0.408579687573">
            <text:p>0.4085796876</text:p>
          </table:table-cell>
          <table:table-cell office:value-type="float" office:value="0">
            <text:p>0</text:p>
          </table:table-cell>
          <table:table-cell office:value-type="float" office:value="0.00160514168971">
            <text:p>0.0016051417</text:p>
          </table:table-cell>
          <table:table-cell office:value-type="float" office:value="370.697824397">
            <text:p>370.697824397</text:p>
          </table:table-cell>
          <table:table-cell office:value-type="float" office:value="688.362125599">
            <text:p>688.362125599</text:p>
          </table:table-cell>
          <table:table-cell office:value-type="float" office:value="430.815241062">
            <text:p>430.815241062</text:p>
          </table:table-cell>
          <table:table-cell table:number-columns-repeated="3"/>
        </table:table-row>
        <table:table-row table:style-name="ro1">
          <table:table-cell office:value-type="float" office:value="62.8">
            <text:p>62.8</text:p>
          </table:table-cell>
          <table:table-cell table:number-columns-repeated="2"/>
          <table:table-cell office:value-type="float" office:value="0.152915445684">
            <text:p>0.1529154457</text:p>
          </table:table-cell>
          <table:table-cell office:value-type="float" office:value="0.211891886841">
            <text:p>0.2118918868</text:p>
          </table:table-cell>
          <table:table-cell office:value-type="float" office:value="0.0367239312139">
            <text:p>0.0367239312</text:p>
          </table:table-cell>
          <table:table-cell office:value-type="float" office:value="0.260650756098">
            <text:p>0.2606507561</text:p>
          </table:table-cell>
          <table:table-cell office:value-type="float" office:value="0">
            <text:p>0</text:p>
          </table:table-cell>
          <table:table-cell office:value-type="float" office:value="0.00152274229563">
            <text:p>0.0015227423</text:p>
          </table:table-cell>
          <table:table-cell office:value-type="float" office:value="357.132020328">
            <text:p>357.132020328</text:p>
          </table:table-cell>
          <table:table-cell office:value-type="float" office:value="758.860162102">
            <text:p>758.860162102</text:p>
          </table:table-cell>
          <table:table-cell office:value-type="float" office:value="347.516264161">
            <text:p>347.516264161</text:p>
          </table:table-cell>
          <table:table-cell table:number-columns-repeated="3"/>
        </table:table-row>
        <table:table-row table:style-name="ro1">
          <table:table-cell office:value-type="float" office:value="62.9">
            <text:p>62.9</text:p>
          </table:table-cell>
          <table:table-cell table:number-columns-repeated="2"/>
          <table:table-cell office:value-type="float" office:value="0.147084533463">
            <text:p>0.1470845335</text:p>
          </table:table-cell>
          <table:table-cell office:value-type="float" office:value="0.206486473773">
            <text:p>0.2064864738</text:p>
          </table:table-cell>
          <table:table-cell office:value-type="float" office:value="0.0347248029677">
            <text:p>0.034724803</text:p>
          </table:table-cell>
          <table:table-cell office:value-type="float" office:value="0.2059476056">
            <text:p>0.2059476056</text:p>
          </table:table-cell>
          <table:table-cell office:value-type="float" office:value="0">
            <text:p>0</text:p>
          </table:table-cell>
          <table:table-cell office:value-type="float" office:value="0.0014403427051">
            <text:p>0.0014403427</text:p>
          </table:table-cell>
          <table:table-cell office:value-type="float" office:value="393.09363016">
            <text:p>393.09363016</text:p>
          </table:table-cell>
          <table:table-cell office:value-type="float" office:value="829.358366685">
            <text:p>829.358366685</text:p>
          </table:table-cell>
          <table:table-cell office:value-type="float" office:value="374.062466822">
            <text:p>374.062466822</text:p>
          </table:table-cell>
          <table:table-cell table:number-columns-repeated="3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float" office:value="0.141253635145">
            <text:p>0.1412536351</text:p>
          </table:table-cell>
          <table:table-cell office:value-type="float" office:value="0.201081073592">
            <text:p>0.2010810736</text:p>
          </table:table-cell>
          <table:table-cell office:value-type="float" office:value="0.0327256794877">
            <text:p>0.0327256795</text:p>
          </table:table-cell>
          <table:table-cell office:value-type="float" office:value="0.216028240101">
            <text:p>0.2160282401</text:p>
          </table:table-cell>
          <table:table-cell office:value-type="float" office:value="0">
            <text:p>0</text:p>
          </table:table-cell>
          <table:table-cell office:value-type="float" office:value="0.00135794331102">
            <text:p>0.0013579433</text:p>
          </table:table-cell>
          <table:table-cell office:value-type="float" office:value="458.142492868">
            <text:p>458.142492868</text:p>
          </table:table-cell>
          <table:table-cell office:value-type="float" office:value="899.856403189">
            <text:p>899.856403189</text:p>
          </table:table-cell>
          <table:table-cell office:value-type="float" office:value="400.608606192">
            <text:p>400.608606192</text:p>
          </table:table-cell>
          <table:table-cell table:number-columns-repeated="3"/>
        </table:table-row>
        <table:table-row table:style-name="ro1">
          <table:table-cell office:value-type="float" office:value="63.1">
            <text:p>63.1</text:p>
          </table:table-cell>
          <table:table-cell table:number-columns-repeated="2"/>
          <table:table-cell office:value-type="float" office:value="0.135422736826">
            <text:p>0.1354227368</text:p>
          </table:table-cell>
          <table:table-cell office:value-type="float" office:value="0.195675673412">
            <text:p>0.1956756734</text:p>
          </table:table-cell>
          <table:table-cell office:value-type="float" office:value="0.0307265560078">
            <text:p>0.030726556</text:p>
          </table:table-cell>
          <table:table-cell office:value-type="float" office:value="0.226108874602">
            <text:p>0.2261088746</text:p>
          </table:table-cell>
          <table:table-cell office:value-type="float" office:value="0">
            <text:p>0</text:p>
          </table:table-cell>
          <table:table-cell office:value-type="float" office:value="0.00127554391694">
            <text:p>0.0012755439</text:p>
          </table:table-cell>
          <table:table-cell office:value-type="float" office:value="523.191355576">
            <text:p>523.191355576</text:p>
          </table:table-cell>
          <table:table-cell office:value-type="float" office:value="970.354439692">
            <text:p>970.354439692</text:p>
          </table:table-cell>
          <table:table-cell office:value-type="float" office:value="427.154745562">
            <text:p>427.154745562</text:p>
          </table:table-cell>
          <table:table-cell table:number-columns-repeated="3"/>
        </table:table-row>
        <table:table-row table:style-name="ro1">
          <table:table-cell office:value-type="float" office:value="63.2">
            <text:p>63.2</text:p>
          </table:table-cell>
          <table:table-cell table:number-columns-repeated="2"/>
          <table:table-cell office:value-type="float" office:value="0.129591824606">
            <text:p>0.1295918246</text:p>
          </table:table-cell>
          <table:table-cell office:value-type="float" office:value="0.190270260343">
            <text:p>0.1902702603</text:p>
          </table:table-cell>
          <table:table-cell office:value-type="float" office:value="0.0287274277616">
            <text:p>0.0287274278</text:p>
          </table:table-cell>
          <table:table-cell office:value-type="float" office:value="0.236189533137">
            <text:p>0.2361895331</text:p>
          </table:table-cell>
          <table:table-cell office:value-type="float" office:value="0.00592255793329">
            <text:p>0.0059225579</text:p>
          </table:table-cell>
          <table:table-cell office:value-type="float" office:value="0.00119314432641">
            <text:p>0.0011931443</text:p>
          </table:table-cell>
          <table:table-cell office:value-type="float" office:value="588.240373372">
            <text:p>588.240373372</text:p>
          </table:table-cell>
          <table:table-cell office:value-type="float" office:value="979.183517394">
            <text:p>979.183517394</text:p>
          </table:table-cell>
          <table:table-cell office:value-type="float" office:value="453.700948223">
            <text:p>453.700948223</text:p>
          </table:table-cell>
          <table:table-cell table:number-columns-repeated="3"/>
        </table:table-row>
        <table:table-row table:style-name="ro1">
          <table:table-cell office:value-type="float" office:value="63.3">
            <text:p>63.3</text:p>
          </table:table-cell>
          <table:table-cell table:number-columns-repeated="2"/>
          <table:table-cell office:value-type="float" office:value="0.123760926287">
            <text:p>0.1237609263</text:p>
          </table:table-cell>
          <table:table-cell office:value-type="float" office:value="0.184864860163">
            <text:p>0.1848648602</text:p>
          </table:table-cell>
          <table:table-cell office:value-type="float" office:value="0.0267283042816">
            <text:p>0.0267283043</text:p>
          </table:table-cell>
          <table:table-cell office:value-type="float" office:value="0.246270167638">
            <text:p>0.2462701676</text:p>
          </table:table-cell>
          <table:table-cell office:value-type="float" office:value="0.0173120715321">
            <text:p>0.0173120715</text:p>
          </table:table-cell>
          <table:table-cell office:value-type="float" office:value="0.00111074493233">
            <text:p>0.0011107449</text:p>
          </table:table-cell>
          <table:table-cell office:value-type="float" office:value="653.28923608">
            <text:p>653.28923608</text:p>
          </table:table-cell>
          <table:table-cell office:value-type="float" office:value="837.029916722">
            <text:p>837.029916722</text:p>
          </table:table-cell>
          <table:table-cell office:value-type="float" office:value="526.350657047">
            <text:p>526.350657047</text:p>
          </table:table-cell>
          <table:table-cell table:number-columns-repeated="3"/>
        </table:table-row>
        <table:table-row table:style-name="ro1">
          <table:table-cell office:value-type="float" office:value="63.4">
            <text:p>63.4</text:p>
          </table:table-cell>
          <table:table-cell table:number-columns-repeated="2"/>
          <table:table-cell office:value-type="float" office:value="0.117930014067">
            <text:p>0.1179300141</text:p>
          </table:table-cell>
          <table:table-cell office:value-type="float" office:value="0.179871627364">
            <text:p>0.1798716274</text:p>
          </table:table-cell>
          <table:table-cell office:value-type="float" office:value="0.0247291760354">
            <text:p>0.024729176</text:p>
          </table:table-cell>
          <table:table-cell office:value-type="float" office:value="0.282307785503">
            <text:p>0.2823077855</text:p>
          </table:table-cell>
          <table:table-cell office:value-type="float" office:value="0.0287016122857">
            <text:p>0.0287016123</text:p>
          </table:table-cell>
          <table:table-cell office:value-type="float" office:value="0.00102834534179">
            <text:p>0.0010283453</text:p>
          </table:table-cell>
          <table:table-cell office:value-type="float" office:value="718.338253877">
            <text:p>718.338253877</text:p>
          </table:table-cell>
          <table:table-cell office:value-type="float" office:value="694.875977129">
            <text:p>694.875977129</text:p>
          </table:table-cell>
          <table:table-cell office:value-type="float" office:value="604.698705014">
            <text:p>604.698705014</text:p>
          </table:table-cell>
          <table:table-cell table:number-columns-repeated="3"/>
        </table:table-row>
        <table:table-row table:style-name="ro1">
          <table:table-cell office:value-type="float" office:value="63.5">
            <text:p>63.5</text:p>
          </table:table-cell>
          <table:table-cell table:number-columns-repeated="2"/>
          <table:table-cell office:value-type="float" office:value="0.112099115749">
            <text:p>0.1120991157</text:p>
          </table:table-cell>
          <table:table-cell office:value-type="float" office:value="0.178587931613">
            <text:p>0.1785879316</text:p>
          </table:table-cell>
          <table:table-cell office:value-type="float" office:value="0.0227300525555">
            <text:p>0.0227300526</text:p>
          </table:table-cell>
          <table:table-cell office:value-type="float" office:value="0.333589771235">
            <text:p>0.3335897712</text:p>
          </table:table-cell>
          <table:table-cell office:value-type="float" office:value="0.0400911258845">
            <text:p>0.0400911259</text:p>
          </table:table-cell>
          <table:table-cell office:value-type="float" office:value="0.000945945947716">
            <text:p>0.0009459459</text:p>
          </table:table-cell>
          <table:table-cell office:value-type="float" office:value="783.387116585">
            <text:p>783.387116585</text:p>
          </table:table-cell>
          <table:table-cell office:value-type="float" office:value="552.722376457">
            <text:p>552.722376457</text:p>
          </table:table-cell>
          <table:table-cell office:value-type="float" office:value="683.046566185">
            <text:p>683.046566185</text:p>
          </table:table-cell>
          <table:table-cell table:number-columns-repeated="3"/>
        </table:table-row>
        <table:table-row table:style-name="ro1">
          <table:table-cell office:value-type="float" office:value="63.6">
            <text:p>63.6</text:p>
          </table:table-cell>
          <table:table-cell table:number-columns-repeated="2"/>
          <table:table-cell office:value-type="float" office:value="0.10626821743">
            <text:p>0.1062682174</text:p>
          </table:table-cell>
          <table:table-cell office:value-type="float" office:value="0.177304235862">
            <text:p>0.1773042359</text:p>
          </table:table-cell>
          <table:table-cell office:value-type="float" office:value="0.0207309290755">
            <text:p>0.0207309291</text:p>
          </table:table-cell>
          <table:table-cell office:value-type="float" office:value="0.384871756967">
            <text:p>0.384871757</text:p>
          </table:table-cell>
          <table:table-cell office:value-type="float" office:value="0.0526086977323">
            <text:p>0.0526086977</text:p>
          </table:table-cell>
          <table:table-cell office:value-type="float" office:value="0.000863546553637">
            <text:p>0.0008635466</text:p>
          </table:table-cell>
          <table:table-cell office:value-type="float" office:value="848.435979293">
            <text:p>848.435979293</text:p>
          </table:table-cell>
          <table:table-cell office:value-type="float" office:value="418.568445032">
            <text:p>418.568445032</text:p>
          </table:table-cell>
          <table:table-cell office:value-type="float" office:value="761.394427356">
            <text:p>761.394427356</text:p>
          </table:table-cell>
          <table:table-cell table:number-columns-repeated="3"/>
        </table:table-row>
        <table:table-row table:style-name="ro1">
          <table:table-cell office:value-type="float" office:value="63.7">
            <text:p>63.7</text:p>
          </table:table-cell>
          <table:table-cell table:number-columns-repeated="2"/>
          <table:table-cell office:value-type="float" office:value="0.10043730521">
            <text:p>0.1004373052</text:p>
          </table:table-cell>
          <table:table-cell office:value-type="float" office:value="0.176020537051">
            <text:p>0.1760205371</text:p>
          </table:table-cell>
          <table:table-cell office:value-type="float" office:value="0.0187318008293">
            <text:p>0.0187318008</text:p>
          </table:table-cell>
          <table:table-cell office:value-type="float" office:value="0.436153864964">
            <text:p>0.436153865</text:p>
          </table:table-cell>
          <table:table-cell office:value-type="float" office:value="0.0726756144062">
            <text:p>0.0726756144</text:p>
          </table:table-cell>
          <table:table-cell office:value-type="float" office:value="0.000781146963103">
            <text:p>0.000781147</text:p>
          </table:table-cell>
          <table:table-cell office:value-type="float" office:value="913.48499709">
            <text:p>913.48499709</text:p>
          </table:table-cell>
          <table:table-cell office:value-type="float" office:value="376.411801504">
            <text:p>376.411801504</text:p>
          </table:table-cell>
          <table:table-cell office:value-type="float" office:value="839.742475323">
            <text:p>839.742475323</text:p>
          </table:table-cell>
          <table:table-cell table:number-columns-repeated="3"/>
        </table:table-row>
        <table:table-row table:style-name="ro1">
          <table:table-cell office:value-type="float" office:value="63.8">
            <text:p>63.8</text:p>
          </table:table-cell>
          <table:table-cell table:number-columns-repeated="2"/>
          <table:table-cell office:value-type="float" office:value="0.0946064068912">
            <text:p>0.0946064069</text:p>
          </table:table-cell>
          <table:table-cell office:value-type="float" office:value="0.1747368413">
            <text:p>0.1747368413</text:p>
          </table:table-cell>
          <table:table-cell office:value-type="float" office:value="0.0167326773493">
            <text:p>0.0167326773</text:p>
          </table:table-cell>
          <table:table-cell office:value-type="float" office:value="0.520788275343">
            <text:p>0.5207882753</text:p>
          </table:table-cell>
          <table:table-cell office:value-type="float" office:value="0.0927424832369">
            <text:p>0.0927424832</text:p>
          </table:table-cell>
          <table:table-cell office:value-type="float" office:value="0.000698747569025">
            <text:p>0.0006987476</text:p>
          </table:table-cell>
          <table:table-cell office:value-type="float" office:value="978.533859798">
            <text:p>978.533859798</text:p>
          </table:table-cell>
          <table:table-cell office:value-type="float" office:value="334.255258484">
            <text:p>334.255258484</text:p>
          </table:table-cell>
          <table:table-cell office:value-type="float" office:value="918.090336494">
            <text:p>918.090336494</text:p>
          </table:table-cell>
          <table:table-cell table:number-columns-repeated="3"/>
        </table:table-row>
        <table:table-row table:style-name="ro1">
          <table:table-cell office:value-type="float" office:value="63.9">
            <text:p>63.9</text:p>
          </table:table-cell>
          <table:table-cell table:number-columns-repeated="2"/>
          <table:table-cell office:value-type="float" office:value="0.0887754946708">
            <text:p>0.0887754947</text:p>
          </table:table-cell>
          <table:table-cell office:value-type="float" office:value="0.173453142488">
            <text:p>0.1734531425</text:p>
          </table:table-cell>
          <table:table-cell office:value-type="float" office:value="0.0147335491031">
            <text:p>0.0147335491</text:p>
          </table:table-cell>
          <table:table-cell office:value-type="float" office:value="0.670166121404">
            <text:p>0.6701661214</text:p>
          </table:table-cell>
          <table:table-cell office:value-type="float" office:value="0.112488921479">
            <text:p>0.1124889215</text:p>
          </table:table-cell>
          <table:table-cell office:value-type="float" office:value="0.000616347978491">
            <text:p>0.000616348</text:p>
          </table:table-cell>
          <table:table-cell office:value-type="float" office:value="774.374289245">
            <text:p>774.374289245</text:p>
          </table:table-cell>
          <table:table-cell office:value-type="float" office:value="293.304852144">
            <text:p>293.304852144</text:p>
          </table:table-cell>
          <table:table-cell office:value-type="float" office:value="996.438384461">
            <text:p>996.438384461</text:p>
          </table:table-cell>
          <table:table-cell table:number-columns-repeated="3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float" office:value="0.0829445963523">
            <text:p>0.0829445964</text:p>
          </table:table-cell>
          <table:table-cell office:value-type="float" office:value="0.172169446737">
            <text:p>0.1721694467</text:p>
          </table:table-cell>
          <table:table-cell office:value-type="float" office:value="0.0127344256232">
            <text:p>0.0127344256</text:p>
          </table:table-cell>
          <table:table-cell office:value-type="float" office:value="0.81954361132">
            <text:p>0.8195436113</text:p>
          </table:table-cell>
          <table:table-cell office:value-type="float" office:value="0.130266689837">
            <text:p>0.1302666898</text:p>
          </table:table-cell>
          <table:table-cell office:value-type="float" office:value="0.000533948584413">
            <text:p>0.0005339486</text:p>
          </table:table-cell>
          <table:table-cell office:value-type="float" office:value="437.620575574">
            <text:p>437.620575574</text:p>
          </table:table-cell>
          <table:table-cell office:value-type="float" office:value="262.113935367">
            <text:p>262.113935367</text:p>
          </table:table-cell>
          <table:table-cell office:value-type="float" office:value="1074.78624563">
            <text:p>1074.78624563</text:p>
          </table:table-cell>
          <table:table-cell table:number-columns-repeated="3"/>
        </table:table-row>
        <table:table-row table:style-name="ro1">
          <table:table-cell office:value-type="float" office:value="64.1">
            <text:p>64.1</text:p>
          </table:table-cell>
          <table:table-cell table:number-columns-repeated="2"/>
          <table:table-cell office:value-type="float" office:value="0.0771136980338">
            <text:p>0.077113698</text:p>
          </table:table-cell>
          <table:table-cell office:value-type="float" office:value="0.170885750986">
            <text:p>0.170885751</text:p>
          </table:table-cell>
          <table:table-cell office:value-type="float" office:value="0.0107353021432">
            <text:p>0.0107353021</text:p>
          </table:table-cell>
          <table:table-cell office:value-type="float" office:value="0.771007479052">
            <text:p>0.7710074791</text:p>
          </table:table-cell>
          <table:table-cell office:value-type="float" office:value="0.148044458196">
            <text:p>0.1480444582</text:p>
          </table:table-cell>
          <table:table-cell office:value-type="float" office:value="0.000451549190334">
            <text:p>0.0004515492</text:p>
          </table:table-cell>
          <table:table-cell office:value-type="float" office:value="235.011910309">
            <text:p>235.011910309</text:p>
          </table:table-cell>
          <table:table-cell office:value-type="float" office:value="230.92301859">
            <text:p>230.92301859</text:p>
          </table:table-cell>
          <table:table-cell office:value-type="float" office:value="1153.1341068">
            <text:p>1153.1341068</text:p>
          </table:table-cell>
          <table:table-cell table:number-columns-repeated="3"/>
        </table:table-row>
        <table:table-row table:style-name="ro1">
          <table:table-cell office:value-type="float" office:value="64.2">
            <text:p>64.2</text:p>
          </table:table-cell>
          <table:table-cell table:number-columns-repeated="2"/>
          <table:table-cell office:value-type="float" office:value="0.0712827858134">
            <text:p>0.0712827858</text:p>
          </table:table-cell>
          <table:table-cell office:value-type="float" office:value="0.17">
            <text:p>0.17</text:p>
          </table:table-cell>
          <table:table-cell office:value-type="float" office:value="0.008736173897">
            <text:p>0.0087361739</text:p>
          </table:table-cell>
          <table:table-cell office:value-type="float" office:value="0.707574525854">
            <text:p>0.7075745259</text:p>
          </table:table-cell>
          <table:table-cell office:value-type="float" office:value="0.15">
            <text:p>0.15</text:p>
          </table:table-cell>
          <table:table-cell office:value-type="float" office:value="0.0003691495998">
            <text:p>0.0003691496</text:p>
          </table:table-cell>
          <table:table-cell office:value-type="float" office:value="251.272406632">
            <text:p>251.272406632</text:p>
          </table:table-cell>
          <table:table-cell office:value-type="float" office:value="228.557590278">
            <text:p>228.557590278</text:p>
          </table:table-cell>
          <table:table-cell office:value-type="float" office:value="1231.48215477">
            <text:p>1231.48215477</text:p>
          </table:table-cell>
          <table:table-cell table:number-columns-repeated="3"/>
        </table:table-row>
        <table:table-row table:style-name="ro1">
          <table:table-cell office:value-type="float" office:value="64.3">
            <text:p>64.3</text:p>
          </table:table-cell>
          <table:table-cell table:number-columns-repeated="2"/>
          <table:table-cell office:value-type="float" office:value="0.0654518874949">
            <text:p>0.0654518875</text:p>
          </table:table-cell>
          <table:table-cell/>
          <table:table-cell office:value-type="float" office:value="0.00673705041706">
            <text:p>0.0067370504</text:p>
          </table:table-cell>
          <table:table-cell office:value-type="float" office:value="0.658626368696">
            <text:p>0.6586263687</text:p>
          </table:table-cell>
          <table:table-cell office:value-type="float" office:value="0.15">
            <text:p>0.15</text:p>
          </table:table-cell>
          <table:table-cell office:value-type="float" office:value="0.000286750205722">
            <text:p>0.0002867502</text:p>
          </table:table-cell>
          <table:table-cell office:value-type="float" office:value="267.532864187">
            <text:p>267.532864187</text:p>
          </table:table-cell>
          <table:table-cell office:value-type="float" office:value="231.279052799">
            <text:p>231.279052799</text:p>
          </table:table-cell>
          <table:table-cell office:value-type="float" office:value="1309.83001594">
            <text:p>1309.83001594</text:p>
          </table:table-cell>
          <table:table-cell table:number-columns-repeated="3"/>
        </table:table-row>
        <table:table-row table:style-name="ro1">
          <table:table-cell office:value-type="float" office:value="64.4">
            <text:p>64.4</text:p>
          </table:table-cell>
          <table:table-cell table:number-columns-repeated="2"/>
          <table:table-cell office:value-type="float" office:value="0.0596209752745">
            <text:p>0.0596209753</text:p>
          </table:table-cell>
          <table:table-cell/>
          <table:table-cell office:value-type="float" office:value="0.00473792217083">
            <text:p>0.0047379222</text:p>
          </table:table-cell>
          <table:table-cell office:value-type="float" office:value="0.653131856579">
            <text:p>0.6531318566</text:p>
          </table:table-cell>
          <table:table-cell office:value-type="float" office:value="0.139972113657">
            <text:p>0.1399721137</text:p>
          </table:table-cell>
          <table:table-cell office:value-type="float" office:value="0.000204350615188">
            <text:p>0.0002043506</text:p>
          </table:table-cell>
          <table:table-cell office:value-type="float" office:value="316.279733032">
            <text:p>316.279733032</text:p>
          </table:table-cell>
          <table:table-cell office:value-type="float" office:value="271.649421367">
            <text:p>271.649421367</text:p>
          </table:table-cell>
          <table:table-cell office:value-type="float" office:value="1388.17806391">
            <text:p>1388.17806391</text:p>
          </table:table-cell>
          <table:table-cell table:number-columns-repeated="3"/>
        </table:table-row>
        <table:table-row table:style-name="ro1">
          <table:table-cell office:value-type="float" office:value="64.5">
            <text:p>64.5</text:p>
          </table:table-cell>
          <table:table-cell table:number-columns-repeated="2"/>
          <table:table-cell office:value-type="float" office:value="0.053790076956">
            <text:p>0.053790077</text:p>
          </table:table-cell>
          <table:table-cell/>
          <table:table-cell office:value-type="float" office:value="0.00273879869089">
            <text:p>0.0027387987</text:p>
          </table:table-cell>
          <table:table-cell office:value-type="float" office:value="0.647637357563">
            <text:p>0.6476373576</text:p>
          </table:table-cell>
          <table:table-cell office:value-type="float" office:value="0.123259036165">
            <text:p>0.1232590362</text:p>
          </table:table-cell>
          <table:table-cell office:value-type="float" office:value="0.000121951221109">
            <text:p>0.0001219512</text:p>
          </table:table-cell>
          <table:table-cell office:value-type="float" office:value="382.519133575">
            <text:p>382.519133575</text:p>
          </table:table-cell>
          <table:table-cell office:value-type="float" office:value="345.406191926">
            <text:p>345.406191926</text:p>
          </table:table-cell>
          <table:table-cell office:value-type="float" office:value="1466.52592508">
            <text:p>1466.52592508</text:p>
          </table:table-cell>
          <table:table-cell table:number-columns-repeated="3"/>
        </table:table-row>
        <table:table-row table:style-name="ro1">
          <table:table-cell office:value-type="float" office:value="64.6">
            <text:p>64.6</text:p>
          </table:table-cell>
          <table:table-cell table:number-columns-repeated="2"/>
          <table:table-cell office:value-type="float" office:value="0.05">
            <text:p>0.05</text:p>
          </table:table-cell>
          <table:table-cell/>
          <table:table-cell office:value-type="float" office:value="0.00073967521095">
            <text:p>0.0007396752</text:p>
          </table:table-cell>
          <table:table-cell office:value-type="float" office:value="0.642142858546">
            <text:p>0.6421428585</text:p>
          </table:table-cell>
          <table:table-cell office:value-type="float" office:value="0.106545958672">
            <text:p>0.1065459587</text:p>
          </table:table-cell>
          <table:table-cell table:style-name="ce1" office:value-type="string">
            <text:p>3.9551827031e-05</text:p>
          </table:table-cell>
          <table:table-cell office:value-type="float" office:value="448.758534118">
            <text:p>448.758534118</text:p>
          </table:table-cell>
          <table:table-cell office:value-type="float" office:value="419.162962486">
            <text:p>419.162962486</text:p>
          </table:table-cell>
          <table:table-cell office:value-type="float" office:value="1544.87378625">
            <text:p>1544.87378625</text:p>
          </table:table-cell>
          <table:table-cell table:number-columns-repeated="3"/>
        </table:table-row>
        <table:table-row table:style-name="ro1">
          <table:table-cell office:value-type="float" office:value="64.7">
            <text:p>64.7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64">
            <text:p>0.64</text:p>
          </table:table-cell>
          <table:table-cell office:value-type="float" office:value="0.09">
            <text:p>0.09</text:p>
          </table:table-cell>
          <table:table-cell office:value-type="float" office:value="0">
            <text:p>0</text:p>
          </table:table-cell>
          <table:table-cell office:value-type="float" office:value="514.998092588">
            <text:p>514.998092588</text:p>
          </table:table-cell>
          <table:table-cell office:value-type="float" office:value="492.919908895">
            <text:p>492.919908895</text:p>
          </table:table-cell>
          <table:table-cell office:value-type="float" office:value="1623.22183422">
            <text:p>1623.22183422</text:p>
          </table:table-cell>
          <table:table-cell table:number-columns-repeated="3"/>
        </table:table-row>
        <table:table-row table:style-name="ro1">
          <table:table-cell office:value-type="float" office:value="64.8">
            <text:p>64.8</text:p>
          </table:table-cell>
          <table:table-cell table:number-columns-repeated="8"/>
          <table:table-cell office:value-type="float" office:value="581.237493131">
            <text:p>581.237493131</text:p>
          </table:table-cell>
          <table:table-cell office:value-type="float" office:value="566.676679455">
            <text:p>566.676679455</text:p>
          </table:table-cell>
          <table:table-cell office:value-type="float" office:value="1701.56969539">
            <text:p>1701.56969539</text:p>
          </table:table-cell>
          <table:table-cell table:number-columns-repeated="3"/>
        </table:table-row>
        <table:table-row table:style-name="ro1">
          <table:table-cell office:value-type="float" office:value="64.9">
            <text:p>64.9</text:p>
          </table:table-cell>
          <table:table-cell table:number-columns-repeated="8"/>
          <table:table-cell office:value-type="float" office:value="647.477051601">
            <text:p>647.477051601</text:p>
          </table:table-cell>
          <table:table-cell office:value-type="float" office:value="640.433625865">
            <text:p>640.433625865</text:p>
          </table:table-cell>
          <table:table-cell office:value-type="float" office:value="1779.91774336">
            <text:p>1779.91774336</text:p>
          </table:table-cell>
          <table:table-cell table:number-columns-repeated="3"/>
        </table:table-row>
        <table:table-row table:style-name="ro1">
          <table:table-cell office:value-type="float" office:value="65">
            <text:p>65</text:p>
          </table:table-cell>
          <table:table-cell table:number-columns-repeated="8"/>
          <table:table-cell office:value-type="float" office:value="713.716452143">
            <text:p>713.716452143</text:p>
          </table:table-cell>
          <table:table-cell office:value-type="float" office:value="714.190396424">
            <text:p>714.190396424</text:p>
          </table:table-cell>
          <table:table-cell office:value-type="float" office:value="1858.26560453">
            <text:p>1858.26560453</text:p>
          </table:table-cell>
          <table:table-cell table:number-columns-repeated="3"/>
        </table:table-row>
        <table:table-row table:style-name="ro1">
          <table:table-cell office:value-type="float" office:value="65.1">
            <text:p>65.1</text:p>
          </table:table-cell>
          <table:table-cell table:number-columns-repeated="8"/>
          <table:table-cell office:value-type="float" office:value="779.955852686">
            <text:p>779.955852686</text:p>
          </table:table-cell>
          <table:table-cell office:value-type="float" office:value="787.947166984">
            <text:p>787.947166984</text:p>
          </table:table-cell>
          <table:table-cell office:value-type="float" office:value="1936.6134657">
            <text:p>1936.6134657</text:p>
          </table:table-cell>
          <table:table-cell table:number-columns-repeated="3"/>
        </table:table-row>
        <table:table-row table:style-name="ro1">
          <table:table-cell office:value-type="float" office:value="65.2">
            <text:p>65.2</text:p>
          </table:table-cell>
          <table:table-cell table:number-columns-repeated="8"/>
          <table:table-cell office:value-type="float" office:value="628.287896167">
            <text:p>628.287896167</text:p>
          </table:table-cell>
          <table:table-cell office:value-type="float" office:value="861.704113394">
            <text:p>861.704113394</text:p>
          </table:table-cell>
          <table:table-cell office:value-type="float" office:value="2014.96151366">
            <text:p>2014.96151366</text:p>
          </table:table-cell>
          <table:table-cell table:number-columns-repeated="3"/>
        </table:table-row>
        <table:table-row table:style-name="ro1">
          <table:table-cell office:value-type="float" office:value="65.3">
            <text:p>65.3</text:p>
          </table:table-cell>
          <table:table-cell table:number-columns-repeated="8"/>
          <table:table-cell office:value-type="float" office:value="331.349548201">
            <text:p>331.349548201</text:p>
          </table:table-cell>
          <table:table-cell office:value-type="float" office:value="659.926716308">
            <text:p>659.926716308</text:p>
          </table:table-cell>
          <table:table-cell office:value-type="float" office:value="1494.42283504">
            <text:p>1494.42283504</text:p>
          </table:table-cell>
          <table:table-cell table:number-columns-repeated="3"/>
        </table:table-row>
        <table:table-row table:style-name="ro1">
          <table:table-cell office:value-type="float" office:value="65.4">
            <text:p>65.4</text:p>
          </table:table-cell>
          <table:table-cell table:number-columns-repeated="8"/>
          <table:table-cell office:value-type="float" office:value="203.550323483">
            <text:p>203.550323483</text:p>
          </table:table-cell>
          <table:table-cell office:value-type="float" office:value="384.905719547">
            <text:p>384.905719547</text:p>
          </table:table-cell>
          <table:table-cell office:value-type="float" office:value="678.907926632">
            <text:p>678.907926632</text:p>
          </table:table-cell>
          <table:table-cell table:number-columns-repeated="3"/>
        </table:table-row>
        <table:table-row table:style-name="ro1">
          <table:table-cell office:value-type="float" office:value="65.5">
            <text:p>65.5</text:p>
          </table:table-cell>
          <table:table-cell table:number-columns-repeated="8"/>
          <table:table-cell office:value-type="float" office:value="203.347404428">
            <text:p>203.347404428</text:p>
          </table:table-cell>
          <table:table-cell office:value-type="float" office:value="228.168797671">
            <text:p>228.168797671</text:p>
          </table:table-cell>
          <table:table-cell office:value-type="float" office:value="218.598455859">
            <text:p>218.598455859</text:p>
          </table:table-cell>
          <table:table-cell table:number-columns-repeated="3"/>
        </table:table-row>
        <table:table-row table:style-name="ro1">
          <table:table-cell office:value-type="float" office:value="65.6">
            <text:p>65.6</text:p>
          </table:table-cell>
          <table:table-cell table:number-columns-repeated="8"/>
          <table:table-cell office:value-type="float" office:value="204.657611221">
            <text:p>204.657611221</text:p>
          </table:table-cell>
          <table:table-cell office:value-type="float" office:value="215.999802925">
            <text:p>215.999802925</text:p>
          </table:table-cell>
          <table:table-cell office:value-type="float" office:value="210.362658915">
            <text:p>210.362658915</text:p>
          </table:table-cell>
          <table:table-cell table:number-columns-repeated="3"/>
        </table:table-row>
        <table:table-row table:style-name="ro1">
          <table:table-cell office:value-type="float" office:value="65.7">
            <text:p>65.7</text:p>
          </table:table-cell>
          <table:table-cell table:number-columns-repeated="8"/>
          <table:table-cell office:value-type="float" office:value="207.309651635">
            <text:p>207.309651635</text:p>
          </table:table-cell>
          <table:table-cell office:value-type="float" office:value="208.795770908">
            <text:p>208.795770908</text:p>
          </table:table-cell>
          <table:table-cell office:value-type="float" office:value="205.178252863">
            <text:p>205.178252863</text:p>
          </table:table-cell>
          <table:table-cell table:number-columns-repeated="3"/>
        </table:table-row>
        <table:table-row table:style-name="ro1">
          <table:table-cell office:value-type="float" office:value="65.8">
            <text:p>65.8</text:p>
          </table:table-cell>
          <table:table-cell table:number-columns-repeated="8"/>
          <table:table-cell office:value-type="float" office:value="208.955840074">
            <text:p>208.955840074</text:p>
          </table:table-cell>
          <table:table-cell office:value-type="float" office:value="210.045594944">
            <text:p>210.045594944</text:p>
          </table:table-cell>
          <table:table-cell office:value-type="float" office:value="204.766571125">
            <text:p>204.766571125</text:p>
          </table:table-cell>
          <table:table-cell table:number-columns-repeated="3"/>
        </table:table-row>
        <table:table-row table:style-name="ro1">
          <table:table-cell office:value-type="float" office:value="65.9">
            <text:p>65.9</text:p>
          </table:table-cell>
          <table:table-cell table:number-columns-repeated="8"/>
          <table:table-cell office:value-type="float" office:value="209.372668522">
            <text:p>209.372668522</text:p>
          </table:table-cell>
          <table:table-cell office:value-type="float" office:value="210.640819762">
            <text:p>210.640819762</text:p>
          </table:table-cell>
          <table:table-cell office:value-type="float" office:value="205.213932519">
            <text:p>205.213932519</text:p>
          </table:table-cell>
          <table:table-cell table:number-columns-repeated="3"/>
        </table:table-row>
        <table:table-row table:style-name="ro1">
          <table:table-cell office:value-type="float" office:value="66">
            <text:p>66</text:p>
          </table:table-cell>
          <table:table-cell table:number-columns-repeated="8"/>
          <table:table-cell office:value-type="float" office:value="208.908638481">
            <text:p>208.908638481</text:p>
          </table:table-cell>
          <table:table-cell office:value-type="float" office:value="209.37297074">
            <text:p>209.37297074</text:p>
          </table:table-cell>
          <table:table-cell office:value-type="float" office:value="207.256654173">
            <text:p>207.256654173</text:p>
          </table:table-cell>
          <table:table-cell table:number-columns-repeated="3"/>
        </table:table-row>
        <table:table-row table:style-name="ro1">
          <table:table-cell office:value-type="float" office:value="66.1">
            <text:p>66.1</text:p>
          </table:table-cell>
          <table:table-cell table:number-columns-repeated="8"/>
          <table:table-cell office:value-type="float" office:value="206.808738807">
            <text:p>206.808738807</text:p>
          </table:table-cell>
          <table:table-cell office:value-type="float" office:value="208.295851549">
            <text:p>208.295851549</text:p>
          </table:table-cell>
          <table:table-cell office:value-type="float" office:value="208.061754021">
            <text:p>208.061754021</text:p>
          </table:table-cell>
          <table:table-cell table:number-columns-repeated="3"/>
        </table:table-row>
        <table:table-row table:style-name="ro1">
          <table:table-cell office:value-type="float" office:value="66.2">
            <text:p>66.2</text:p>
          </table:table-cell>
          <table:table-cell table:number-columns-repeated="8"/>
          <table:table-cell office:value-type="float" office:value="205.70647632">
            <text:p>205.70647632</text:p>
          </table:table-cell>
          <table:table-cell office:value-type="float" office:value="208.087617814">
            <text:p>208.087617814</text:p>
          </table:table-cell>
          <table:table-cell office:value-type="float" office:value="205.344394057">
            <text:p>205.344394057</text:p>
          </table:table-cell>
          <table:table-cell table:number-columns-repeated="3"/>
        </table:table-row>
        <table:table-row table:style-name="ro1">
          <table:table-cell office:value-type="float" office:value="66.3">
            <text:p>66.3</text:p>
          </table:table-cell>
          <table:table-cell table:number-columns-repeated="8"/>
          <table:table-cell office:value-type="float" office:value="206.932024199">
            <text:p>206.932024199</text:p>
          </table:table-cell>
          <table:table-cell office:value-type="float" office:value="208.231390588">
            <text:p>208.231390588</text:p>
          </table:table-cell>
          <table:table-cell office:value-type="float" office:value="203.952061913">
            <text:p>203.952061913</text:p>
          </table:table-cell>
          <table:table-cell table:number-columns-repeated="3"/>
        </table:table-row>
        <table:table-row table:style-name="ro1">
          <table:table-cell office:value-type="float" office:value="66.4">
            <text:p>66.4</text:p>
          </table:table-cell>
          <table:table-cell table:number-columns-repeated="8"/>
          <table:table-cell office:value-type="float" office:value="207.725413265">
            <text:p>207.725413265</text:p>
          </table:table-cell>
          <table:table-cell office:value-type="float" office:value="211.543225367">
            <text:p>211.543225367</text:p>
          </table:table-cell>
          <table:table-cell office:value-type="float" office:value="206.995672071">
            <text:p>206.995672071</text:p>
          </table:table-cell>
          <table:table-cell table:number-columns-repeated="3"/>
        </table:table-row>
        <table:table-row table:style-name="ro1">
          <table:table-cell office:value-type="float" office:value="66.5">
            <text:p>66.5</text:p>
          </table:table-cell>
          <table:table-cell table:number-columns-repeated="8"/>
          <table:table-cell office:value-type="float" office:value="206.893064475">
            <text:p>206.893064475</text:p>
          </table:table-cell>
          <table:table-cell office:value-type="float" office:value="214.855052249">
            <text:p>214.855052249</text:p>
          </table:table-cell>
          <table:table-cell office:value-type="float" office:value="209.888516855">
            <text:p>209.888516855</text:p>
          </table:table-cell>
          <table:table-cell table:number-columns-repeated="3"/>
        </table:table-row>
        <table:table-row table:style-name="ro1">
          <table:table-cell office:value-type="float" office:value="66.6">
            <text:p>66.6</text:p>
          </table:table-cell>
          <table:table-cell table:number-columns-repeated="8"/>
          <table:table-cell office:value-type="float" office:value="206.43374956">
            <text:p>206.43374956</text:p>
          </table:table-cell>
          <table:table-cell office:value-type="float" office:value="213.027192663">
            <text:p>213.027192663</text:p>
          </table:table-cell>
          <table:table-cell office:value-type="float" office:value="211.772444057">
            <text:p>211.772444057</text:p>
          </table:table-cell>
          <table:table-cell table:number-columns-repeated="3"/>
        </table:table-row>
        <table:table-row table:style-name="ro1">
          <table:table-cell office:value-type="float" office:value="66.7">
            <text:p>66.7</text:p>
          </table:table-cell>
          <table:table-cell table:number-columns-repeated="8"/>
          <table:table-cell office:value-type="float" office:value="208.088316986">
            <text:p>208.088316986</text:p>
          </table:table-cell>
          <table:table-cell office:value-type="float" office:value="210.87126007">
            <text:p>210.87126007</text:p>
          </table:table-cell>
          <table:table-cell office:value-type="float" office:value="213.656375751">
            <text:p>213.656375751</text:p>
          </table:table-cell>
          <table:table-cell table:number-columns-repeated="3"/>
        </table:table-row>
        <table:table-row table:style-name="ro1">
          <table:table-cell office:value-type="float" office:value="66.8">
            <text:p>66.8</text:p>
          </table:table-cell>
          <table:table-cell table:number-columns-repeated="8"/>
          <table:table-cell office:value-type="float" office:value="209.53052875">
            <text:p>209.53052875</text:p>
          </table:table-cell>
          <table:table-cell office:value-type="float" office:value="210.703133202">
            <text:p>210.703133202</text:p>
          </table:table-cell>
          <table:table-cell office:value-type="float" office:value="212.615433673">
            <text:p>212.615433673</text:p>
          </table:table-cell>
          <table:table-cell table:number-columns-repeated="3"/>
        </table:table-row>
        <table:table-row table:style-name="ro1">
          <table:table-cell office:value-type="float" office:value="66.9">
            <text:p>66.9</text:p>
          </table:table-cell>
          <table:table-cell table:number-columns-repeated="8"/>
          <table:table-cell office:value-type="float" office:value="207.645920565">
            <text:p>207.645920565</text:p>
          </table:table-cell>
          <table:table-cell office:value-type="float" office:value="210.913630146">
            <text:p>210.913630146</text:p>
          </table:table-cell>
          <table:table-cell office:value-type="float" office:value="211.544947044">
            <text:p>211.544947044</text:p>
          </table:table-cell>
          <table:table-cell table:number-columns-repeated="3"/>
        </table:table-row>
        <table:table-row table:style-name="ro1">
          <table:table-cell office:value-type="float" office:value="67">
            <text:p>67</text:p>
          </table:table-cell>
          <table:table-cell table:number-columns-repeated="8"/>
          <table:table-cell office:value-type="float" office:value="205.761316872">
            <text:p>205.761316872</text:p>
          </table:table-cell>
          <table:table-cell office:value-type="float" office:value="221.276457594">
            <text:p>221.276457594</text:p>
          </table:table-cell>
          <table:table-cell office:value-type="float" office:value="208.626905732">
            <text:p>208.626905732</text:p>
          </table:table-cell>
          <table:table-cell table:number-columns-repeated="3"/>
        </table:table-row>
        <table:table-row table:style-name="ro1">
          <table:table-cell office:value-type="float" office:value="67.1">
            <text:p>67.1</text:p>
          </table:table-cell>
          <table:table-cell table:number-columns-repeated="8"/>
          <table:table-cell office:value-type="float" office:value="204.734195729">
            <text:p>204.734195729</text:p>
          </table:table-cell>
          <table:table-cell office:value-type="float" office:value="235.394252241">
            <text:p>235.394252241</text:p>
          </table:table-cell>
          <table:table-cell office:value-type="float" office:value="205.45692821">
            <text:p>205.45692821</text:p>
          </table:table-cell>
          <table:table-cell table:number-columns-repeated="3"/>
        </table:table-row>
        <table:table-row table:style-name="ro1">
          <table:table-cell office:value-type="float" office:value="67.2">
            <text:p>67.2</text:p>
          </table:table-cell>
          <table:table-cell table:number-columns-repeated="8"/>
          <table:table-cell office:value-type="float" office:value="203.707072136">
            <text:p>203.707072136</text:p>
          </table:table-cell>
          <table:table-cell office:value-type="float" office:value="241.19928407">
            <text:p>241.19928407</text:p>
          </table:table-cell>
          <table:table-cell office:value-type="float" office:value="204.747534425">
            <text:p>204.747534425</text:p>
          </table:table-cell>
          <table:table-cell table:number-columns-repeated="3"/>
        </table:table-row>
        <table:table-row table:style-name="ro1">
          <table:table-cell office:value-type="float" office:value="67.3">
            <text:p>67.3</text:p>
          </table:table-cell>
          <table:table-cell table:number-columns-repeated="8"/>
          <table:table-cell office:value-type="float" office:value="203.66598778">
            <text:p>203.66598778</text:p>
          </table:table-cell>
          <table:table-cell office:value-type="float" office:value="224.529188293">
            <text:p>224.529188293</text:p>
          </table:table-cell>
          <table:table-cell office:value-type="float" office:value="204.542115362">
            <text:p>204.542115362</text:p>
          </table:table-cell>
          <table:table-cell table:number-columns-repeated="3"/>
        </table:table-row>
        <table:table-row table:style-name="ro1">
          <table:table-cell office:value-type="float" office:value="67.4">
            <text:p>67.4</text:p>
          </table:table-cell>
          <table:table-cell table:number-columns-repeated="8"/>
          <table:table-cell office:value-type="float" office:value="203.66598778">
            <text:p>203.66598778</text:p>
          </table:table-cell>
          <table:table-cell office:value-type="float" office:value="210.357622124">
            <text:p>210.357622124</text:p>
          </table:table-cell>
          <table:table-cell office:value-type="float" office:value="213.687008153">
            <text:p>213.687008153</text:p>
          </table:table-cell>
          <table:table-cell table:number-columns-repeated="3"/>
        </table:table-row>
        <table:table-row table:style-name="ro1">
          <table:table-cell office:value-type="float" office:value="67.5">
            <text:p>67.5</text:p>
          </table:table-cell>
          <table:table-cell table:number-columns-repeated="8"/>
          <table:table-cell office:value-type="float" office:value="203.66598778">
            <text:p>203.66598778</text:p>
          </table:table-cell>
          <table:table-cell office:value-type="float" office:value="209.303305569">
            <text:p>209.303305569</text:p>
          </table:table-cell>
          <table:table-cell office:value-type="float" office:value="225.317381065">
            <text:p>225.317381065</text:p>
          </table:table-cell>
          <table:table-cell table:number-columns-repeated="3"/>
        </table:table-row>
        <table:table-row table:style-name="ro1">
          <table:table-cell office:value-type="float" office:value="67.6">
            <text:p>67.6</text:p>
          </table:table-cell>
          <table:table-cell table:number-columns-repeated="8"/>
          <table:table-cell office:value-type="float" office:value="203.66598778">
            <text:p>203.66598778</text:p>
          </table:table-cell>
          <table:table-cell office:value-type="float" office:value="208.583392729">
            <text:p>208.583392729</text:p>
          </table:table-cell>
          <table:table-cell office:value-type="float" office:value="228.42969653">
            <text:p>228.42969653</text:p>
          </table:table-cell>
          <table:table-cell table:number-columns-repeated="3"/>
        </table:table-row>
        <table:table-row table:style-name="ro1">
          <table:table-cell office:value-type="float" office:value="67.7">
            <text:p>67.7</text:p>
          </table:table-cell>
          <table:table-cell table:number-columns-repeated="8"/>
          <table:table-cell office:value-type="float" office:value="204.571253215">
            <text:p>204.571253215</text:p>
          </table:table-cell>
          <table:table-cell office:value-type="float" office:value="211.709179894">
            <text:p>211.709179894</text:p>
          </table:table-cell>
          <table:table-cell office:value-type="float" office:value="221.936518284">
            <text:p>221.936518284</text:p>
          </table:table-cell>
          <table:table-cell table:number-columns-repeated="3"/>
        </table:table-row>
        <table:table-row table:style-name="ro1">
          <table:table-cell office:value-type="float" office:value="67.8">
            <text:p>67.8</text:p>
          </table:table-cell>
          <table:table-cell table:number-columns-repeated="8"/>
          <table:table-cell office:value-type="float" office:value="205.588401847">
            <text:p>205.588401847</text:p>
          </table:table-cell>
          <table:table-cell office:value-type="float" office:value="214.834959606">
            <text:p>214.834959606</text:p>
          </table:table-cell>
          <table:table-cell office:value-type="float" office:value="215.63608699">
            <text:p>215.63608699</text:p>
          </table:table-cell>
          <table:table-cell table:number-columns-repeated="3"/>
        </table:table-row>
        <table:table-row table:style-name="ro1">
          <table:table-cell office:value-type="float" office:value="67.9">
            <text:p>67.9</text:p>
          </table:table-cell>
          <table:table-cell table:number-columns-repeated="8"/>
          <table:table-cell office:value-type="float" office:value="210.709893091">
            <text:p>210.709893091</text:p>
          </table:table-cell>
          <table:table-cell office:value-type="float" office:value="220.461129298">
            <text:p>220.461129298</text:p>
          </table:table-cell>
          <table:table-cell office:value-type="float" office:value="209.785348515">
            <text:p>209.785348515</text:p>
          </table:table-cell>
          <table:table-cell table:number-columns-repeated="3"/>
        </table:table-row>
        <table:table-row table:style-name="ro1">
          <table:table-cell office:value-type="float" office:value="68">
            <text:p>68</text:p>
          </table:table-cell>
          <table:table-cell table:number-columns-repeated="8"/>
          <table:table-cell office:value-type="float" office:value="216.672014275">
            <text:p>216.672014275</text:p>
          </table:table-cell>
          <table:table-cell office:value-type="float" office:value="226.275484792">
            <text:p>226.275484792</text:p>
          </table:table-cell>
          <table:table-cell office:value-type="float" office:value="205.041890044">
            <text:p>205.041890044</text:p>
          </table:table-cell>
          <table:table-cell table:number-columns-repeated="3"/>
        </table:table-row>
        <table:table-row table:style-name="ro1">
          <table:table-cell office:value-type="float" office:value="68.1">
            <text:p>68.1</text:p>
          </table:table-cell>
          <table:table-cell table:number-columns-repeated="8"/>
          <table:table-cell office:value-type="float" office:value="219.239016029">
            <text:p>219.239016029</text:p>
          </table:table-cell>
          <table:table-cell office:value-type="float" office:value="231.865464409">
            <text:p>231.865464409</text:p>
          </table:table-cell>
          <table:table-cell office:value-type="float" office:value="203.804737414">
            <text:p>203.804737414</text:p>
          </table:table-cell>
          <table:table-cell table:number-columns-repeated="3"/>
        </table:table-row>
        <table:table-row table:style-name="ro1">
          <table:table-cell office:value-type="float" office:value="68.2">
            <text:p>68.2</text:p>
          </table:table-cell>
          <table:table-cell table:number-columns-repeated="8"/>
          <table:table-cell office:value-type="float" office:value="219.896260719">
            <text:p>219.896260719</text:p>
          </table:table-cell>
          <table:table-cell office:value-type="float" office:value="237.334639921">
            <text:p>237.334639921</text:p>
          </table:table-cell>
          <table:table-cell office:value-type="float" office:value="203.283944652">
            <text:p>203.283944652</text:p>
          </table:table-cell>
          <table:table-cell table:number-columns-repeated="3"/>
        </table:table-row>
        <table:table-row table:style-name="ro1">
          <table:table-cell office:value-type="float" office:value="68.3">
            <text:p>68.3</text:p>
          </table:table-cell>
          <table:table-cell table:number-columns-repeated="8"/>
          <table:table-cell office:value-type="float" office:value="216.595008289">
            <text:p>216.595008289</text:p>
          </table:table-cell>
          <table:table-cell office:value-type="float" office:value="238.261645167">
            <text:p>238.261645167</text:p>
          </table:table-cell>
          <table:table-cell office:value-type="float" office:value="205.302972533">
            <text:p>205.302972533</text:p>
          </table:table-cell>
          <table:table-cell table:number-columns-repeated="3"/>
        </table:table-row>
        <table:table-row table:style-name="ro1">
          <table:table-cell office:value-type="float" office:value="68.4">
            <text:p>68.4</text:p>
          </table:table-cell>
          <table:table-cell table:number-columns-repeated="8"/>
          <table:table-cell office:value-type="float" office:value="208.255640977">
            <text:p>208.255640977</text:p>
          </table:table-cell>
          <table:table-cell office:value-type="float" office:value="223.982284392">
            <text:p>223.982284392</text:p>
          </table:table-cell>
          <table:table-cell office:value-type="float" office:value="206.836355156">
            <text:p>206.836355156</text:p>
          </table:table-cell>
          <table:table-cell table:number-columns-repeated="3"/>
        </table:table-row>
        <table:table-row table:style-name="ro1">
          <table:table-cell office:value-type="float" office:value="68.5">
            <text:p>68.5</text:p>
          </table:table-cell>
          <table:table-cell table:number-columns-repeated="8"/>
          <table:table-cell office:value-type="float" office:value="203.33360005">
            <text:p>203.33360005</text:p>
          </table:table-cell>
          <table:table-cell office:value-type="float" office:value="211.467306031">
            <text:p>211.467306031</text:p>
          </table:table-cell>
          <table:table-cell office:value-type="float" office:value="205.386501207">
            <text:p>205.386501207</text:p>
          </table:table-cell>
          <table:table-cell table:number-columns-repeated="3"/>
        </table:table-row>
        <table:table-row table:style-name="ro1">
          <table:table-cell office:value-type="float" office:value="68.6">
            <text:p>68.6</text:p>
          </table:table-cell>
          <table:table-cell table:number-columns-repeated="8"/>
          <table:table-cell office:value-type="float" office:value="203.537518873">
            <text:p>203.537518873</text:p>
          </table:table-cell>
          <table:table-cell office:value-type="float" office:value="211.890765542">
            <text:p>211.890765542</text:p>
          </table:table-cell>
          <table:table-cell office:value-type="float" office:value="204.245267605">
            <text:p>204.245267605</text:p>
          </table:table-cell>
          <table:table-cell table:number-columns-repeated="3"/>
        </table:table-row>
        <table:table-row table:style-name="ro1">
          <table:table-cell office:value-type="float" office:value="68.7">
            <text:p>68.7</text:p>
          </table:table-cell>
          <table:table-cell table:number-columns-repeated="8"/>
          <table:table-cell office:value-type="float" office:value="203.741374717">
            <text:p>203.741374717</text:p>
          </table:table-cell>
          <table:table-cell office:value-type="float" office:value="212.314221506">
            <text:p>212.314221506</text:p>
          </table:table-cell>
          <table:table-cell office:value-type="float" office:value="205.881621025">
            <text:p>205.881621025</text:p>
          </table:table-cell>
          <table:table-cell table:number-columns-repeated="3"/>
        </table:table-row>
        <table:table-row table:style-name="ro1">
          <table:table-cell office:value-type="float" office:value="68.8">
            <text:p>68.8</text:p>
          </table:table-cell>
          <table:table-cell table:number-columns-repeated="8"/>
          <table:table-cell office:value-type="float" office:value="203.945122013">
            <text:p>203.945122013</text:p>
          </table:table-cell>
          <table:table-cell office:value-type="float" office:value="210.826566233">
            <text:p>210.826566233</text:p>
          </table:table-cell>
          <table:table-cell office:value-type="float" office:value="207.412678921">
            <text:p>207.412678921</text:p>
          </table:table-cell>
          <table:table-cell table:number-columns-repeated="3"/>
        </table:table-row>
        <table:table-row table:style-name="ro1">
          <table:table-cell office:value-type="float" office:value="68.9">
            <text:p>68.9</text:p>
          </table:table-cell>
          <table:table-cell table:number-columns-repeated="8"/>
          <table:table-cell office:value-type="float" office:value="203.879749979">
            <text:p>203.879749979</text:p>
          </table:table-cell>
          <table:table-cell office:value-type="float" office:value="209.338907412">
            <text:p>209.338907412</text:p>
          </table:table-cell>
          <table:table-cell office:value-type="float" office:value="205.539331117">
            <text:p>205.539331117</text:p>
          </table:table-cell>
          <table:table-cell table:number-columns-repeated="3"/>
        </table:table-row>
        <table:table-row table:style-name="ro1">
          <table:table-cell office:value-type="float" office:value="69">
            <text:p>69</text:p>
          </table:table-cell>
          <table:table-cell table:number-columns-repeated="8"/>
          <table:table-cell office:value-type="float" office:value="203.267989163">
            <text:p>203.267989163</text:p>
          </table:table-cell>
          <table:table-cell office:value-type="float" office:value="209.205020921">
            <text:p>209.205020921</text:p>
          </table:table-cell>
          <table:table-cell office:value-type="float" office:value="203.66598778">
            <text:p>203.66598778</text:p>
          </table:table-cell>
          <table:table-cell table:number-columns-repeated="3"/>
        </table:table-row>
        <table:table-row table:style-name="ro1">
          <table:table-cell office:value-type="float" office:value="69.1">
            <text:p>69.1</text:p>
          </table:table-cell>
          <table:table-cell table:number-columns-repeated="8"/>
          <table:table-cell office:value-type="float" office:value="202.961261065">
            <text:p>202.961261065</text:p>
          </table:table-cell>
          <table:table-cell office:value-type="float" office:value="209.205020921">
            <text:p>209.205020921</text:p>
          </table:table-cell>
          <table:table-cell office:value-type="float" office:value="203.66598778">
            <text:p>203.66598778</text:p>
          </table:table-cell>
          <table:table-cell table:number-columns-repeated="3"/>
        </table:table-row>
        <table:table-row table:style-name="ro1">
          <table:table-cell office:value-type="float" office:value="69.2">
            <text:p>69.2</text:p>
          </table:table-cell>
          <table:table-cell table:number-columns-repeated="8"/>
          <table:table-cell office:value-type="float" office:value="203.36627694">
            <text:p>203.36627694</text:p>
          </table:table-cell>
          <table:table-cell office:value-type="float" office:value="209.205020921">
            <text:p>209.205020921</text:p>
          </table:table-cell>
          <table:table-cell office:value-type="float" office:value="203.66598778">
            <text:p>203.66598778</text:p>
          </table:table-cell>
          <table:table-cell table:number-columns-repeated="3"/>
        </table:table-row>
        <table:table-row table:style-name="ro1">
          <table:table-cell office:value-type="float" office:value="69.3">
            <text:p>69.3</text:p>
          </table:table-cell>
          <table:table-cell table:number-columns-repeated="8"/>
          <table:table-cell office:value-type="float" office:value="203.772153233">
            <text:p>203.772153233</text:p>
          </table:table-cell>
          <table:table-cell office:value-type="float" office:value="209.205020921">
            <text:p>209.205020921</text:p>
          </table:table-cell>
          <table:table-cell office:value-type="float" office:value="203.66598778">
            <text:p>203.66598778</text:p>
          </table:table-cell>
          <table:table-cell table:number-columns-repeated="3"/>
        </table:table-row>
        <table:table-row table:style-name="ro1">
          <table:table-cell office:value-type="float" office:value="69.4">
            <text:p>69.4</text:p>
          </table:table-cell>
          <table:table-cell table:number-columns-repeated="8"/>
          <table:table-cell office:value-type="float" office:value="204.180482121">
            <text:p>204.180482121</text:p>
          </table:table-cell>
          <table:table-cell office:value-type="float" office:value="211.009129867">
            <text:p>211.009129867</text:p>
          </table:table-cell>
          <table:table-cell office:value-type="float" office:value="203.66598778">
            <text:p>203.66598778</text:p>
          </table:table-cell>
          <table:table-cell table:number-columns-repeated="3"/>
        </table:table-row>
        <table:table-row table:style-name="ro1">
          <table:table-cell office:value-type="float" office:value="69.5">
            <text:p>69.5</text:p>
          </table:table-cell>
          <table:table-cell table:number-columns-repeated="8"/>
          <table:table-cell office:value-type="float" office:value="205.352846628">
            <text:p>205.352846628</text:p>
          </table:table-cell>
          <table:table-cell office:value-type="float" office:value="213.514825121">
            <text:p>213.514825121</text:p>
          </table:table-cell>
          <table:table-cell office:value-type="float" office:value="204.41671766">
            <text:p>204.41671766</text:p>
          </table:table-cell>
          <table:table-cell table:number-columns-repeated="3"/>
        </table:table-row>
        <table:table-row table:style-name="ro1">
          <table:table-cell office:value-type="float" office:value="69.6">
            <text:p>69.6</text:p>
          </table:table-cell>
          <table:table-cell table:number-columns-repeated="8"/>
          <table:table-cell office:value-type="float" office:value="209.234053089">
            <text:p>209.234053089</text:p>
          </table:table-cell>
          <table:table-cell office:value-type="float" office:value="214.592274678">
            <text:p>214.592274678</text:p>
          </table:table-cell>
          <table:table-cell office:value-type="float" office:value="205.232727554">
            <text:p>205.232727554</text:p>
          </table:table-cell>
          <table:table-cell table:number-columns-repeated="3"/>
        </table:table-row>
        <table:table-row table:style-name="ro1">
          <table:table-cell office:value-type="float" office:value="69.7">
            <text:p>69.7</text:p>
          </table:table-cell>
          <table:table-cell table:number-columns-repeated="8"/>
          <table:table-cell office:value-type="float" office:value="212.765957447">
            <text:p>212.765957447</text:p>
          </table:table-cell>
          <table:table-cell/>
          <table:table-cell office:value-type="float" office:value="205.517247003">
            <text:p>205.517247003</text:p>
          </table:table-cell>
          <table:table-cell table:number-columns-repeated="3"/>
        </table:table-row>
        <table:table-row table:style-name="ro1">
          <table:table-cell office:value-type="float" office:value="69.8">
            <text:p>69.8</text:p>
          </table:table-cell>
          <table:table-cell table:number-columns-repeated="10"/>
          <table:table-cell office:value-type="float" office:value="205.72234761">
            <text:p>205.7223476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6T17:21:34</dc:date>
    <dc:creator>Dave Taht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748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38cm" svg:height="11.926cm" xlink:href=".." xlink:type="simple" chart:class="chart:line" chart:style-name="ch1">
        <chart:legend chart:legend-position="end" svg:x="12.245cm" svg:y="4.967cm" style:legend-expansion="high" chart:style-name="ch2"/>
        <chart:plot-area chart:style-name="ch3" table:cell-range-address="Sheet1.J1:Sheet1.L700" chart:data-source-has-labels="row" svg:x="0.784cm" svg:y="1.087cm" svg:width="10.793cm" svg:height="10.181cm">
          <chartooo:coordinate-region svg:x="1.776cm" svg:y="1.287cm" svg:width="9.699cm" svg:height="8.9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J4:Sheet1.J700" chart:label-cell-address="Sheet1.J1:Sheet1.J3" chart:class="chart:line">
            <chart:data-point chart:repeated="697"/>
          </chart:series>
          <chart:series chart:style-name="ch7" chart:values-cell-range-address="Sheet1.K4:Sheet1.K700" chart:label-cell-address="Sheet1.K1:Sheet1.K3" chart:class="chart:line">
            <chart:data-point chart:repeated="697"/>
          </chart:series>
          <chart:series chart:style-name="ch8" chart:values-cell-range-address="Sheet1.L4:Sheet1.L700" chart:label-cell-address="Sheet1.L1:Sheet1.L3" chart:class="chart:line">
            <chart:data-point chart:repeated="69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g (ms) TCP EF</text:p>
                <text:list>
                  <text:list-item>
                    <text:p>Ping (ms) TCP EF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J1:Sheet1.J3</svg:desc>
                </draw:g>
              </table:table-cell>
              <table:table-cell office:value-type="string">
                <text:p>Ping (ms) TCP CS1 523.560209424</text:p>
                <text:list>
                  <text:list-item>
                    <text:p>Ping (ms) TCP CS1</text:p>
                  </text:list-item>
                  <text:list-item>
                    <text:p/>
                  </text:list-item>
                  <text:list-item>
                    <text:p>523.560209424</text:p>
                  </text:list-item>
                </text:list>
                <draw:g>
                  <svg:desc>Sheet1.K1:Sheet1.K3</svg:desc>
                </draw:g>
              </table:table-cell>
              <table:table-cell office:value-type="string">
                <text:p>Ping (ms) TCP BE</text:p>
                <text:list>
                  <text:list-item>
                    <text:p>Ping (ms) TCP BE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L1:Sheet1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3.09178744">
                <text:p>483.09178744</text:p>
                <draw:g>
                  <svg:desc>Sheet1.J4:Sheet1.J700</svg:desc>
                </draw:g>
              </table:table-cell>
              <table:table-cell office:value-type="float" office:value="450.269941983">
                <text:p>450.269941983</text:p>
                <draw:g>
                  <svg:desc>Sheet1.K4:Sheet1.K700</svg:desc>
                </draw:g>
              </table:table-cell>
              <table:table-cell office:value-type="float" office:value="NaN">
                <text:p>NaN</text:p>
                <draw:g>
                  <svg:desc>Sheet1.L4:Sheet1.L7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4.205999638">
                <text:p>364.205999638</text:p>
              </table:table-cell>
              <table:table-cell office:value-type="float" office:value="306.564005502">
                <text:p>306.564005502</text:p>
              </table:table-cell>
              <table:table-cell office:value-type="float" office:value="411.522633745">
                <text:p>411.522633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2.110364918">
                <text:p>232.110364918</text:p>
              </table:table-cell>
              <table:table-cell office:value-type="float" office:value="215.290168078">
                <text:p>215.290168078</text:p>
              </table:table-cell>
              <table:table-cell office:value-type="float" office:value="320.27594923">
                <text:p>320.275949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6.447999661">
                <text:p>206.447999661</text:p>
              </table:table-cell>
              <table:table-cell office:value-type="float" office:value="217.22874545">
                <text:p>217.22874545</text:p>
              </table:table-cell>
              <table:table-cell office:value-type="float" office:value="225.227602794">
                <text:p>225.227602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148814929">
                <text:p>204.148814929</text:p>
              </table:table-cell>
              <table:table-cell office:value-type="float" office:value="217.9153674">
                <text:p>217.9153674</text:p>
              </table:table-cell>
              <table:table-cell office:value-type="float" office:value="207.376347614">
                <text:p>207.3763476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3.986994276">
                <text:p>203.986994276</text:p>
              </table:table-cell>
              <table:table-cell office:value-type="float" office:value="212.89858806">
                <text:p>212.89858806</text:p>
              </table:table-cell>
              <table:table-cell office:value-type="float" office:value="203.147971086">
                <text:p>203.1479710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4.393330018">
                <text:p>204.393330018</text:p>
              </table:table-cell>
              <table:table-cell office:value-type="float" office:value="209.046608431">
                <text:p>209.046608431</text:p>
              </table:table-cell>
              <table:table-cell office:value-type="float" office:value="202.597033392">
                <text:p>202.597033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.940691057">
                <text:p>209.940691057</text:p>
              </table:table-cell>
              <table:table-cell office:value-type="float" office:value="216.971843204">
                <text:p>216.971843204</text:p>
              </table:table-cell>
              <table:table-cell office:value-type="float" office:value="202.799303208">
                <text:p>202.7993032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7.294339066">
                <text:p>217.294339066</text:p>
              </table:table-cell>
              <table:table-cell office:value-type="float" office:value="224.897059082">
                <text:p>224.897059082</text:p>
              </table:table-cell>
              <table:table-cell office:value-type="float" office:value="206.567913668">
                <text:p>206.5679136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7.586549827">
                <text:p>217.586549827</text:p>
              </table:table-cell>
              <table:table-cell office:value-type="float" office:value="228.11797478">
                <text:p>228.11797478</text:p>
              </table:table-cell>
              <table:table-cell office:value-type="float" office:value="211.228096125">
                <text:p>211.228096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.616723093">
                <text:p>211.616723093</text:p>
              </table:table-cell>
              <table:table-cell office:value-type="float" office:value="230.375366126">
                <text:p>230.375366126</text:p>
              </table:table-cell>
              <table:table-cell office:value-type="float" office:value="209.777235142">
                <text:p>209.7772351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7.395456576">
                <text:p>207.395456576</text:p>
              </table:table-cell>
              <table:table-cell office:value-type="float" office:value="226.392358938">
                <text:p>226.392358938</text:p>
              </table:table-cell>
              <table:table-cell office:value-type="float" office:value="205.316469868">
                <text:p>205.3164698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5.311286555">
                <text:p>205.311286555</text:p>
              </table:table-cell>
              <table:table-cell office:value-type="float" office:value="216.413696146">
                <text:p>216.413696146</text:p>
              </table:table-cell>
              <table:table-cell office:value-type="float" office:value="209.072412836">
                <text:p>209.072412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3.663222453">
                <text:p>203.663222453</text:p>
              </table:table-cell>
              <table:table-cell office:value-type="float" office:value="210.268347939">
                <text:p>210.268347939</text:p>
              </table:table-cell>
              <table:table-cell office:value-type="float" office:value="217.654004186">
                <text:p>217.6540041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.642713925">
                <text:p>202.642713925</text:p>
              </table:table-cell>
              <table:table-cell office:value-type="float" office:value="209.63916062">
                <text:p>209.63916062</text:p>
              </table:table-cell>
              <table:table-cell office:value-type="float" office:value="218.888249583">
                <text:p>218.8882495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.177653661">
                <text:p>202.177653661</text:p>
              </table:table-cell>
              <table:table-cell office:value-type="float" office:value="213.30722172">
                <text:p>213.30722172</text:p>
              </table:table-cell>
              <table:table-cell office:value-type="float" office:value="209.549431421">
                <text:p>209.5494314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2.581375078">
                <text:p>202.581375078</text:p>
              </table:table-cell>
              <table:table-cell office:value-type="float" office:value="226.540056283">
                <text:p>226.540056283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2.766578683">
                <text:p>202.766578683</text:p>
              </table:table-cell>
              <table:table-cell office:value-type="float" office:value="239.772922396">
                <text:p>239.772922396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2.563308329">
                <text:p>202.563308329</text:p>
              </table:table-cell>
              <table:table-cell office:value-type="float" office:value="226.49849305">
                <text:p>226.49849305</text:p>
              </table:table-cell>
              <table:table-cell office:value-type="float" office:value="203.800736089">
                <text:p>203.8007360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2.360317132">
                <text:p>202.360317132</text:p>
              </table:table-cell>
              <table:table-cell office:value-type="float" office:value="210.602519597">
                <text:p>210.602519597</text:p>
              </table:table-cell>
              <table:table-cell office:value-type="float" office:value="204.209064004">
                <text:p>204.209064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2.157867351">
                <text:p>202.157867351</text:p>
              </table:table-cell>
              <table:table-cell office:value-type="float" office:value="208.07221494">
                <text:p>208.07221494</text:p>
              </table:table-cell>
              <table:table-cell office:value-type="float" office:value="204.261945389">
                <text:p>204.261945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2.149393107">
                <text:p>202.149393107</text:p>
              </table:table-cell>
              <table:table-cell office:value-type="float" office:value="208.279451682">
                <text:p>208.279451682</text:p>
              </table:table-cell>
              <table:table-cell office:value-type="float" office:value="203.444595282">
                <text:p>203.4445952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.553115012">
                <text:p>202.553115012</text:p>
              </table:table-cell>
              <table:table-cell office:value-type="float" office:value="208.178495983">
                <text:p>208.178495983</text:p>
              </table:table-cell>
              <table:table-cell office:value-type="float" office:value="202.787166049">
                <text:p>202.7871660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2.898653223">
                <text:p>202.898653223</text:p>
              </table:table-cell>
              <table:table-cell office:value-type="float" office:value="207.969256861">
                <text:p>207.969256861</text:p>
              </table:table-cell>
              <table:table-cell office:value-type="float" office:value="202.584896953">
                <text:p>202.5848969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.10174455">
                <text:p>203.10174455</text:p>
              </table:table-cell>
              <table:table-cell office:value-type="float" office:value="207.761270586">
                <text:p>207.761270586</text:p>
              </table:table-cell>
              <table:table-cell office:value-type="float" office:value="202.522382792">
                <text:p>202.5223827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6.889247959">
                <text:p>206.889247959</text:p>
              </table:table-cell>
              <table:table-cell office:value-type="float" office:value="207.553900892">
                <text:p>207.553900892</text:p>
              </table:table-cell>
              <table:table-cell office:value-type="float" office:value="202.927744182">
                <text:p>202.927744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0.878512452">
                <text:p>220.878512452</text:p>
              </table:table-cell>
              <table:table-cell office:value-type="float" office:value="207.837456139">
                <text:p>207.837456139</text:p>
              </table:table-cell>
              <table:table-cell office:value-type="float" office:value="203.211414255">
                <text:p>203.211414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34.867810297">
                <text:p>234.867810297</text:p>
              </table:table-cell>
              <table:table-cell office:value-type="float" office:value="208.462162754">
                <text:p>208.462162754</text:p>
              </table:table-cell>
              <table:table-cell office:value-type="float" office:value="203.008322443">
                <text:p>203.008322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2.735961679">
                <text:p>222.735961679</text:p>
              </table:table-cell>
              <table:table-cell office:value-type="float" office:value="213.236830038">
                <text:p>213.236830038</text:p>
              </table:table-cell>
              <table:table-cell office:value-type="float" office:value="202.87428211">
                <text:p>202.87428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7.375684465">
                <text:p>207.375684465</text:p>
              </table:table-cell>
              <table:table-cell office:value-type="float" office:value="221.998689236">
                <text:p>221.998689236</text:p>
              </table:table-cell>
              <table:table-cell office:value-type="float" office:value="203.077373676">
                <text:p>203.0773736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.058055589">
                <text:p>204.058055589</text:p>
              </table:table-cell>
              <table:table-cell office:value-type="float" office:value="226.720871436">
                <text:p>226.720871436</text:p>
              </table:table-cell>
              <table:table-cell office:value-type="float" office:value="203.13842814">
                <text:p>203.13842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3.034275535">
                <text:p>203.034275535</text:p>
              </table:table-cell>
              <table:table-cell office:value-type="float" office:value="217.120547104">
                <text:p>217.120547104</text:p>
              </table:table-cell>
              <table:table-cell office:value-type="float" office:value="202.326979335">
                <text:p>202.326979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2.511122801">
                <text:p>202.511122801</text:p>
              </table:table-cell>
              <table:table-cell office:value-type="float" office:value="208.822715143">
                <text:p>208.822715143</text:p>
              </table:table-cell>
              <table:table-cell office:value-type="float" office:value="201.709798327">
                <text:p>201.709798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2.105402908">
                <text:p>202.105402908</text:p>
              </table:table-cell>
              <table:table-cell office:value-type="float" office:value="209.24153684">
                <text:p>209.24153684</text:p>
              </table:table-cell>
              <table:table-cell office:value-type="float" office:value="202.517251087">
                <text:p>202.517251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.180137111">
                <text:p>202.180137111</text:p>
              </table:table-cell>
              <table:table-cell office:value-type="float" office:value="209.60178474">
                <text:p>209.60178474</text:p>
              </table:table-cell>
              <table:table-cell office:value-type="float" office:value="203.25203252">
                <text:p>203.25203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2.382586893">
                <text:p>202.382586893</text:p>
              </table:table-cell>
              <table:table-cell office:value-type="float" office:value="208.556241523">
                <text:p>208.556241523</text:p>
              </table:table-cell>
              <table:table-cell office:value-type="float" office:value="203.25203252">
                <text:p>203.252032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3.206598088">
                <text:p>203.206598088</text:p>
              </table:table-cell>
              <table:table-cell office:value-type="float" office:value="207.510700798">
                <text:p>207.510700798</text:p>
              </table:table-cell>
              <table:table-cell office:value-type="float" office:value="203.26420776">
                <text:p>203.264207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4.216270787">
                <text:p>204.216270787</text:p>
              </table:table-cell>
              <table:table-cell office:value-type="float" office:value="207.468879668">
                <text:p>207.468879668</text:p>
              </table:table-cell>
              <table:table-cell office:value-type="float" office:value="203.467127299">
                <text:p>203.467127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4.056711289">
                <text:p>204.056711289</text:p>
              </table:table-cell>
              <table:table-cell office:value-type="float" office:value="207.468879668">
                <text:p>207.468879668</text:p>
              </table:table-cell>
              <table:table-cell office:value-type="float" office:value="203.727114871">
                <text:p>203.7271148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3.44245347">
                <text:p>203.44245347</text:p>
              </table:table-cell>
              <table:table-cell office:value-type="float" office:value="211.345038132">
                <text:p>211.345038132</text:p>
              </table:table-cell>
              <table:table-cell office:value-type="float" office:value="206.783323703">
                <text:p>206.7833237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3.531263912">
                <text:p>203.531263912</text:p>
              </table:table-cell>
              <table:table-cell office:value-type="float" office:value="215.700279246">
                <text:p>215.700279246</text:p>
              </table:table-cell>
              <table:table-cell office:value-type="float" office:value="209.839539822">
                <text:p>209.839539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3.935946668">
                <text:p>203.935946668</text:p>
              </table:table-cell>
              <table:table-cell office:value-type="float" office:value="230.810513286">
                <text:p>230.810513286</text:p>
              </table:table-cell>
              <table:table-cell office:value-type="float" office:value="233.797393867">
                <text:p>233.7973938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3.428504478">
                <text:p>203.428504478</text:p>
              </table:table-cell>
              <table:table-cell office:value-type="float" office:value="250.103274825">
                <text:p>250.103274825</text:p>
              </table:table-cell>
              <table:table-cell office:value-type="float" office:value="259.57282018">
                <text:p>259.57282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2.407994745">
                <text:p>202.407994745</text:p>
              </table:table-cell>
              <table:table-cell office:value-type="float" office:value="268.429949781">
                <text:p>268.429949781</text:p>
              </table:table-cell>
              <table:table-cell office:value-type="float" office:value="281.696956911">
                <text:p>281.6969569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2.145720631">
                <text:p>202.145720631</text:p>
              </table:table-cell>
              <table:table-cell office:value-type="float" office:value="255.521568378">
                <text:p>255.521568378</text:p>
              </table:table-cell>
              <table:table-cell office:value-type="float" office:value="261.832786249">
                <text:p>261.832786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2.348170173">
                <text:p>202.348170173</text:p>
              </table:table-cell>
              <table:table-cell office:value-type="float" office:value="242.613156198">
                <text:p>242.613156198</text:p>
              </table:table-cell>
              <table:table-cell office:value-type="float" office:value="241.968568227">
                <text:p>241.9685682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4.857957641">
                <text:p>204.857957641</text:p>
              </table:table-cell>
              <table:table-cell office:value-type="float" office:value="233.922004301">
                <text:p>233.922004301</text:p>
              </table:table-cell>
              <table:table-cell office:value-type="float" office:value="226.043121049">
                <text:p>226.0431210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08.905980364">
                <text:p>208.905980364</text:p>
              </table:table-cell>
              <table:table-cell office:value-type="float" office:value="227.501641084">
                <text:p>227.501641084</text:p>
              </table:table-cell>
              <table:table-cell office:value-type="float" office:value="211.649358108">
                <text:p>211.6493581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1.667886973">
                <text:p>251.667886973</text:p>
              </table:table-cell>
              <table:table-cell office:value-type="float" office:value="257.534362481">
                <text:p>257.534362481</text:p>
              </table:table-cell>
              <table:table-cell office:value-type="float" office:value="260.865933256">
                <text:p>260.865933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4.723730711">
                <text:p>334.723730711</text:p>
              </table:table-cell>
              <table:table-cell office:value-type="float" office:value="340.023577797">
                <text:p>340.023577797</text:p>
              </table:table-cell>
              <table:table-cell office:value-type="float" office:value="344.334030959">
                <text:p>344.33403095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7.779772471">
                <text:p>417.779772471</text:p>
              </table:table-cell>
              <table:table-cell office:value-type="float" office:value="422.512989782">
                <text:p>422.512989782</text:p>
              </table:table-cell>
              <table:table-cell office:value-type="float" office:value="427.802327665">
                <text:p>427.8023276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0.835616209">
                <text:p>500.835616209</text:p>
              </table:table-cell>
              <table:table-cell office:value-type="float" office:value="505.002205098">
                <text:p>505.002205098</text:p>
              </table:table-cell>
              <table:table-cell office:value-type="float" office:value="511.270425367">
                <text:p>511.2704253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3.891657968">
                <text:p>583.891657968</text:p>
              </table:table-cell>
              <table:table-cell office:value-type="float" office:value="587.491617084">
                <text:p>587.491617084</text:p>
              </table:table-cell>
              <table:table-cell office:value-type="float" office:value="594.738722073">
                <text:p>594.7387220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66.947501707">
                <text:p>666.947501707</text:p>
              </table:table-cell>
              <table:table-cell office:value-type="float" office:value="669.9808324">
                <text:p>669.9808324</text:p>
              </table:table-cell>
              <table:table-cell office:value-type="float" office:value="678.206819775">
                <text:p>678.2068197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50.003345445">
                <text:p>750.003345445</text:p>
              </table:table-cell>
              <table:table-cell office:value-type="float" office:value="752.470047716">
                <text:p>752.470047716</text:p>
              </table:table-cell>
              <table:table-cell office:value-type="float" office:value="761.674917478">
                <text:p>761.6749174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3.059387204">
                <text:p>833.059387204</text:p>
              </table:table-cell>
              <table:table-cell office:value-type="float" office:value="834.959459701">
                <text:p>834.959459701</text:p>
              </table:table-cell>
              <table:table-cell office:value-type="float" office:value="845.143214184">
                <text:p>845.1432141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16.115230943">
                <text:p>916.115230943</text:p>
              </table:table-cell>
              <table:table-cell office:value-type="float" office:value="917.448675017">
                <text:p>917.448675017</text:p>
              </table:table-cell>
              <table:table-cell office:value-type="float" office:value="928.611311886">
                <text:p>928.611311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9.171272702">
                <text:p>999.171272702</text:p>
              </table:table-cell>
              <table:table-cell office:value-type="float" office:value="999.938087003">
                <text:p>999.938087003</text:p>
              </table:table-cell>
              <table:table-cell office:value-type="float" office:value="1012.07960859">
                <text:p>1012.079608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82.22711644">
                <text:p>1082.22711644</text:p>
              </table:table-cell>
              <table:table-cell office:value-type="float" office:value="1082.42730232">
                <text:p>1082.42730232</text:p>
              </table:table-cell>
              <table:table-cell office:value-type="float" office:value="1095.54770629">
                <text:p>1095.547706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65.28296018">
                <text:p>1165.28296018</text:p>
              </table:table-cell>
              <table:table-cell office:value-type="float" office:value="1164.91651763">
                <text:p>1164.91651763</text:p>
              </table:table-cell>
              <table:table-cell office:value-type="float" office:value="1179.015804">
                <text:p>1179.0158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48.33900194">
                <text:p>1248.33900194</text:p>
              </table:table-cell>
              <table:table-cell office:value-type="float" office:value="1247.40592962">
                <text:p>1247.40592962</text:p>
              </table:table-cell>
              <table:table-cell office:value-type="float" office:value="1262.4841007">
                <text:p>1262.48410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87.412562549">
                <text:p>987.412562549</text:p>
              </table:table-cell>
              <table:table-cell office:value-type="float" office:value="1313.17875331">
                <text:p>1313.17875331</text:p>
              </table:table-cell>
              <table:table-cell office:value-type="float" office:value="1005.54570895">
                <text:p>1005.545708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9.465950092">
                <text:p>719.465950092</text:p>
              </table:table-cell>
              <table:table-cell office:value-type="float" office:value="1366.8468028">
                <text:p>1366.8468028</text:p>
              </table:table-cell>
              <table:table-cell office:value-type="float" office:value="734.423243189">
                <text:p>734.4232431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1.519976469">
                <text:p>451.519976469</text:p>
              </table:table-cell>
              <table:table-cell office:value-type="float" office:value="1420.51472433">
                <text:p>1420.51472433</text:p>
              </table:table-cell>
              <table:table-cell office:value-type="float" office:value="463.301423834">
                <text:p>463.3014238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2.431081141">
                <text:p>302.431081141</text:p>
              </table:table-cell>
              <table:table-cell office:value-type="float" office:value="1474.18264586">
                <text:p>1474.18264586</text:p>
              </table:table-cell>
              <table:table-cell office:value-type="float" office:value="304.707453074">
                <text:p>304.70745307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9.410448896">
                <text:p>239.410448896</text:p>
              </table:table-cell>
              <table:table-cell office:value-type="float" office:value="1527.85069534">
                <text:p>1527.85069534</text:p>
              </table:table-cell>
              <table:table-cell office:value-type="float" office:value="238.181120012">
                <text:p>238.181120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3.95105239">
                <text:p>223.95105239</text:p>
              </table:table-cell>
              <table:table-cell office:value-type="float" office:value="1581.51861688">
                <text:p>1581.51861688</text:p>
              </table:table-cell>
              <table:table-cell office:value-type="float" office:value="221.403697891">
                <text:p>221.403697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6.052817905">
                <text:p>256.052817905</text:p>
              </table:table-cell>
              <table:table-cell office:value-type="float" office:value="1635.18666636">
                <text:p>1635.18666636</text:p>
              </table:table-cell>
              <table:table-cell office:value-type="float" office:value="254.375106708">
                <text:p>254.3751067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8.154506883">
                <text:p>288.154506883</text:p>
              </table:table-cell>
              <table:table-cell office:value-type="float" office:value="1688.85458789">
                <text:p>1688.85458789</text:p>
              </table:table-cell>
              <table:table-cell office:value-type="float" office:value="287.346436915">
                <text:p>287.34643691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8.422468431">
                <text:p>308.422468431</text:p>
              </table:table-cell>
              <table:table-cell office:value-type="float" office:value="1742.52250942">
                <text:p>1742.52250942</text:p>
              </table:table-cell>
              <table:table-cell office:value-type="float" office:value="308.778502529">
                <text:p>308.7785025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4.227068844">
                <text:p>314.227068844</text:p>
              </table:table-cell>
              <table:table-cell office:value-type="float" office:value="1796.19055891">
                <text:p>1796.19055891</text:p>
              </table:table-cell>
              <table:table-cell office:value-type="float" office:value="315.52421905">
                <text:p>315.524219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0.031655417">
                <text:p>320.031655417</text:p>
              </table:table-cell>
              <table:table-cell office:value-type="float" office:value="1849.85848044">
                <text:p>1849.85848044</text:p>
              </table:table-cell>
              <table:table-cell office:value-type="float" office:value="322.269919488">
                <text:p>322.2699194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4.032675139">
                <text:p>314.032675139</text:p>
              </table:table-cell>
              <table:table-cell office:value-type="float" office:value="1903.52652992">
                <text:p>1903.52652992</text:p>
              </table:table-cell>
              <table:table-cell office:value-type="float" office:value="318.333781407">
                <text:p>318.3337814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0.820061799">
                <text:p>260.820061799</text:p>
              </table:table-cell>
              <table:table-cell office:value-type="float" office:value="1957.19445146">
                <text:p>1957.19445146</text:p>
              </table:table-cell>
              <table:table-cell office:value-type="float" office:value="262.245836111">
                <text:p>262.2458361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1.660415607">
                <text:p>211.660415607</text:p>
              </table:table-cell>
              <table:table-cell office:value-type="float" office:value="2010.86237299">
                <text:p>2010.86237299</text:p>
              </table:table-cell>
              <table:table-cell office:value-type="float" office:value="210.025398006">
                <text:p>210.0253980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9.110489471">
                <text:p>209.110489471</text:p>
              </table:table-cell>
              <table:table-cell office:value-type="float" office:value="2064.53042247">
                <text:p>2064.53042247</text:p>
              </table:table-cell>
              <table:table-cell office:value-type="float" office:value="209.187741614">
                <text:p>209.1877416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7.119873802">
                <text:p>207.119873802</text:p>
              </table:table-cell>
              <table:table-cell office:value-type="float" office:value="2118.198344">
                <text:p>2118.198344</text:p>
              </table:table-cell>
              <table:table-cell office:value-type="float" office:value="208.35008722">
                <text:p>208.350087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2.533900267">
                <text:p>232.533900267</text:p>
              </table:table-cell>
              <table:table-cell office:value-type="float" office:value="2171.86639349">
                <text:p>2171.86639349</text:p>
              </table:table-cell>
              <table:table-cell office:value-type="float" office:value="231.896180329">
                <text:p>231.896180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7.94786614">
                <text:p>257.94786614</text:p>
              </table:table-cell>
              <table:table-cell office:value-type="float" office:value="2225.53431502">
                <text:p>2225.53431502</text:p>
              </table:table-cell>
              <table:table-cell office:value-type="float" office:value="255.939866656">
                <text:p>255.9398666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8.32589641">
                <text:p>278.32589641</text:p>
              </table:table-cell>
              <table:table-cell office:value-type="float" office:value="2279.20223655">
                <text:p>2279.20223655</text:p>
              </table:table-cell>
              <table:table-cell office:value-type="float" office:value="275.753341953">
                <text:p>275.7533419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83.596228489">
                <text:p>283.596228489</text:p>
              </table:table-cell>
              <table:table-cell office:value-type="float" office:value="2332.87028604">
                <text:p>2332.87028604</text:p>
              </table:table-cell>
              <table:table-cell office:value-type="float" office:value="282.876281825">
                <text:p>282.8762818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88.866548002">
                <text:p>288.866548002</text:p>
              </table:table-cell>
              <table:table-cell office:value-type="float" office:value="2386.53820757">
                <text:p>2386.53820757</text:p>
              </table:table-cell>
              <table:table-cell office:value-type="float" office:value="289.999204715">
                <text:p>289.9992047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2.975871937">
                <text:p>292.975871937</text:p>
              </table:table-cell>
              <table:table-cell office:value-type="float" office:value="2440.20625705">
                <text:p>2440.20625705</text:p>
              </table:table-cell>
              <table:table-cell office:value-type="float" office:value="295.073704473">
                <text:p>295.0737044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4.728012916">
                <text:p>294.728012916</text:p>
              </table:table-cell>
              <table:table-cell office:value-type="float" office:value="2493.87417858">
                <text:p>2493.87417858</text:p>
              </table:table-cell>
              <table:table-cell office:value-type="float" office:value="295.368547913">
                <text:p>295.3685479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6.480153894">
                <text:p>296.480153894</text:p>
              </table:table-cell>
              <table:table-cell office:value-type="float" office:value="2547.54210011">
                <text:p>2547.54210011</text:p>
              </table:table-cell>
              <table:table-cell office:value-type="float" office:value="295.663391354">
                <text:p>295.6633913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6.786577694">
                <text:p>296.786577694</text:p>
              </table:table-cell>
              <table:table-cell office:value-type="float" office:value="2601.2101496">
                <text:p>2601.2101496</text:p>
              </table:table-cell>
              <table:table-cell office:value-type="float" office:value="295.354085166">
                <text:p>295.35408516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94.408100295">
                <text:p>294.408100295</text:p>
              </table:table-cell>
              <table:table-cell office:value-type="float" office:value="2654.87807113">
                <text:p>2654.87807113</text:p>
              </table:table-cell>
              <table:table-cell office:value-type="float" office:value="293.872025835">
                <text:p>293.8720258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2.029617225">
                <text:p>292.029617225</text:p>
              </table:table-cell>
              <table:table-cell office:value-type="float" office:value="2708.54612062">
                <text:p>2708.54612062</text:p>
              </table:table-cell>
              <table:table-cell office:value-type="float" office:value="292.38996297">
                <text:p>292.389962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91.719625261">
                <text:p>291.719625261</text:p>
              </table:table-cell>
              <table:table-cell office:value-type="float" office:value="2762.21404215">
                <text:p>2762.21404215</text:p>
              </table:table-cell>
              <table:table-cell office:value-type="float" office:value="292.546452389">
                <text:p>292.5464523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94.042230745">
                <text:p>294.042230745</text:p>
              </table:table-cell>
              <table:table-cell office:value-type="float" office:value="2657.71378589">
                <text:p>2657.71378589</text:p>
              </table:table-cell>
              <table:table-cell office:value-type="float" office:value="294.874969434">
                <text:p>294.8749694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96.364841766">
                <text:p>296.364841766</text:p>
              </table:table-cell>
              <table:table-cell office:value-type="float" office:value="2488.60899842">
                <text:p>2488.60899842</text:p>
              </table:table-cell>
              <table:table-cell office:value-type="float" office:value="297.203492031">
                <text:p>297.2034920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76.235394485">
                <text:p>276.235394485</text:p>
              </table:table-cell>
              <table:table-cell office:value-type="float" office:value="2319.50461413">
                <text:p>2319.50461413</text:p>
              </table:table-cell>
              <table:table-cell office:value-type="float" office:value="277.29675395">
                <text:p>277.29675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29.749129375">
                <text:p>229.749129375</text:p>
              </table:table-cell>
              <table:table-cell office:value-type="float" office:value="2150.39982667">
                <text:p>2150.39982667</text:p>
              </table:table-cell>
              <table:table-cell office:value-type="float" office:value="229.090430556">
                <text:p>229.090430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2.989811155">
                <text:p>202.989811155</text:p>
              </table:table-cell>
              <table:table-cell office:value-type="float" office:value="1981.29544238">
                <text:p>1981.29544238</text:p>
              </table:table-cell>
              <table:table-cell office:value-type="float" office:value="202.133272466">
                <text:p>202.133272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2.379994363">
                <text:p>202.379994363</text:p>
              </table:table-cell>
              <table:table-cell office:value-type="float" office:value="1812.19105809">
                <text:p>1812.19105809</text:p>
              </table:table-cell>
              <table:table-cell office:value-type="float" office:value="203.343432818">
                <text:p>203.3434328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1.300435213">
                <text:p>211.300435213</text:p>
              </table:table-cell>
              <table:table-cell office:value-type="float" office:value="1643.08627062">
                <text:p>1643.08627062</text:p>
              </table:table-cell>
              <table:table-cell office:value-type="float" office:value="212.361349295">
                <text:p>212.3613492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.935058182">
                <text:p>233.935058182</text:p>
              </table:table-cell>
              <table:table-cell office:value-type="float" office:value="1473.98188634">
                <text:p>1473.98188634</text:p>
              </table:table-cell>
              <table:table-cell office:value-type="float" office:value="233.59135303">
                <text:p>233.591353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6.569735116">
                <text:p>256.569735116</text:p>
              </table:table-cell>
              <table:table-cell office:value-type="float" office:value="1304.87709887">
                <text:p>1304.87709887</text:p>
              </table:table-cell>
              <table:table-cell office:value-type="float" office:value="254.821407382">
                <text:p>254.8214073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61.723615046">
                <text:p>261.723615046</text:p>
              </table:table-cell>
              <table:table-cell office:value-type="float" office:value="1135.77271458">
                <text:p>1135.77271458</text:p>
              </table:table-cell>
              <table:table-cell office:value-type="float" office:value="259.689350196">
                <text:p>259.68935019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62.507374338">
                <text:p>262.507374338</text:p>
              </table:table-cell>
              <table:table-cell office:value-type="float" office:value="944.890546506">
                <text:p>944.890546506</text:p>
              </table:table-cell>
              <table:table-cell office:value-type="float" office:value="260.466838732">
                <text:p>260.4668387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7.501804388">
                <text:p>267.501804388</text:p>
              </table:table-cell>
              <table:table-cell office:value-type="float" office:value="718.475521241">
                <text:p>718.475521241</text:p>
              </table:table-cell>
              <table:table-cell office:value-type="float" office:value="266.048444908">
                <text:p>266.0484449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93.053891581">
                <text:p>293.053891581</text:p>
              </table:table-cell>
              <table:table-cell office:value-type="float" office:value="492.06103579">
                <text:p>492.06103579</text:p>
              </table:table-cell>
              <table:table-cell office:value-type="float" office:value="292.110658187">
                <text:p>292.1106581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.606039694">
                <text:p>318.606039694</text:p>
              </table:table-cell>
              <table:table-cell office:value-type="float" office:value="308.738157722">
                <text:p>308.738157722</text:p>
              </table:table-cell>
              <table:table-cell office:value-type="float" office:value="318.172933602">
                <text:p>318.1729336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4.158126886">
                <text:p>344.158126886</text:p>
              </table:table-cell>
              <table:table-cell office:value-type="float" office:value="278.196219539">
                <text:p>278.196219539</text:p>
              </table:table-cell>
              <table:table-cell office:value-type="float" office:value="344.235146881">
                <text:p>344.2351468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8.555477193">
                <text:p>318.555477193</text:p>
              </table:table-cell>
              <table:table-cell office:value-type="float" office:value="247.654281356">
                <text:p>247.654281356</text:p>
              </table:table-cell>
              <table:table-cell office:value-type="float" office:value="317.707695113">
                <text:p>317.707695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4.178098805">
                <text:p>264.178098805</text:p>
              </table:table-cell>
              <table:table-cell office:value-type="float" office:value="241.54589372">
                <text:p>241.54589372</text:p>
              </table:table-cell>
              <table:table-cell office:value-type="float" office:value="262.862749019">
                <text:p>262.8627490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32.918691454">
                <text:p>232.918691454</text:p>
              </table:table-cell>
              <table:table-cell office:value-type="float" office:value="241.54589372">
                <text:p>241.54589372</text:p>
              </table:table-cell>
              <table:table-cell office:value-type="float" office:value="227.717280658">
                <text:p>227.7172806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4.592220979">
                <text:p>244.592220979</text:p>
              </table:table-cell>
              <table:table-cell office:value-type="float" office:value="241.639760284">
                <text:p>241.639760284</text:p>
              </table:table-cell>
              <table:table-cell office:value-type="float" office:value="226.113974111">
                <text:p>226.1139741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6.265722673">
                <text:p>256.265722673</text:p>
              </table:table-cell>
              <table:table-cell office:value-type="float" office:value="241.880441871">
                <text:p>241.880441871</text:p>
              </table:table-cell>
              <table:table-cell office:value-type="float" office:value="224.806449906">
                <text:p>224.8064499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69.092263087">
                <text:p>269.092263087</text:p>
              </table:table-cell>
              <table:table-cell office:value-type="float" office:value="242.121123457">
                <text:p>242.121123457</text:p>
              </table:table-cell>
              <table:table-cell office:value-type="float" office:value="225.478362384">
                <text:p>225.47836238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2.282951489">
                <text:p>282.282951489</text:p>
              </table:table-cell>
              <table:table-cell office:value-type="float" office:value="250.506760201">
                <text:p>250.506760201</text:p>
              </table:table-cell>
              <table:table-cell office:value-type="float" office:value="226.150276465">
                <text:p>226.1502764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5.473608442">
                <text:p>295.473608442</text:p>
              </table:table-cell>
              <table:table-cell office:value-type="float" office:value="259.231744194">
                <text:p>259.231744194</text:p>
              </table:table-cell>
              <table:table-cell office:value-type="float" office:value="248.795984032">
                <text:p>248.79598403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7.260013253">
                <text:p>307.260013253</text:p>
              </table:table-cell>
              <table:table-cell office:value-type="float" office:value="285.597249518">
                <text:p>285.597249518</text:p>
              </table:table-cell>
              <table:table-cell office:value-type="float" office:value="275.018869385">
                <text:p>275.0188693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18.626930364">
                <text:p>318.626930364</text:p>
              </table:table-cell>
              <table:table-cell office:value-type="float" office:value="351.226767573">
                <text:p>351.226767573</text:p>
              </table:table-cell>
              <table:table-cell office:value-type="float" office:value="301.241692219">
                <text:p>301.24169221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29.993847475">
                <text:p>329.993847475</text:p>
              </table:table-cell>
              <table:table-cell office:value-type="float" office:value="416.856285628">
                <text:p>416.856285628</text:p>
              </table:table-cell>
              <table:table-cell office:value-type="float" office:value="297.298489032">
                <text:p>297.2984890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1.323365816">
                <text:p>331.323365816</text:p>
              </table:table-cell>
              <table:table-cell office:value-type="float" office:value="482.485960156">
                <text:p>482.485960156</text:p>
              </table:table-cell>
              <table:table-cell office:value-type="float" office:value="285.336474855">
                <text:p>285.33647485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18.208856066">
                <text:p>318.208856066</text:p>
              </table:table-cell>
              <table:table-cell office:value-type="float" office:value="548.115478211">
                <text:p>548.115478211</text:p>
              </table:table-cell>
              <table:table-cell office:value-type="float" office:value="273.505671326">
                <text:p>273.5056713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.094315049">
                <text:p>305.094315049</text:p>
              </table:table-cell>
              <table:table-cell office:value-type="float" office:value="613.74515274">
                <text:p>613.74515274</text:p>
              </table:table-cell>
              <table:table-cell office:value-type="float" office:value="264.167243438">
                <text:p>264.1672434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6.614639717">
                <text:p>286.614639717</text:p>
              </table:table-cell>
              <table:table-cell office:value-type="float" office:value="679.374670795">
                <text:p>679.374670795</text:p>
              </table:table-cell>
              <table:table-cell office:value-type="float" office:value="254.828837814">
                <text:p>254.828837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1.023007624">
                <text:p>261.023007624</text:p>
              </table:table-cell>
              <table:table-cell office:value-type="float" office:value="745.00418885">
                <text:p>745.00418885</text:p>
              </table:table-cell>
              <table:table-cell office:value-type="float" office:value="252.00538537">
                <text:p>252.0053853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9.382841111">
                <text:p>239.382841111</text:p>
              </table:table-cell>
              <table:table-cell office:value-type="float" office:value="715.751183531">
                <text:p>715.751183531</text:p>
              </table:table-cell>
              <table:table-cell office:value-type="float" office:value="254.512329467">
                <text:p>254.5123294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79.649462214">
                <text:p>279.649462214</text:p>
              </table:table-cell>
              <table:table-cell office:value-type="float" office:value="605.672655826">
                <text:p>605.672655826</text:p>
              </table:table-cell>
              <table:table-cell office:value-type="float" office:value="257.019267587">
                <text:p>257.01926758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9.91617932">
                <text:p>319.91617932</text:p>
              </table:table-cell>
              <table:table-cell office:value-type="float" office:value="495.593865673">
                <text:p>495.593865673</text:p>
              </table:table-cell>
              <table:table-cell office:value-type="float" office:value="327.287156085">
                <text:p>327.287156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0.182800423">
                <text:p>360.182800423</text:p>
              </table:table-cell>
              <table:table-cell office:value-type="float" office:value="385.515337969">
                <text:p>385.515337969</text:p>
              </table:table-cell>
              <table:table-cell office:value-type="float" office:value="398.937814092">
                <text:p>398.9378140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04.752917801">
                <text:p>404.752917801</text:p>
              </table:table-cell>
              <table:table-cell office:value-type="float" office:value="384.984021148">
                <text:p>384.984021148</text:p>
              </table:table-cell>
              <table:table-cell office:value-type="float" office:value="470.588472099">
                <text:p>470.5884720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92.835994182">
                <text:p>492.835994182</text:p>
              </table:table-cell>
              <table:table-cell office:value-type="float" office:value="403.784429147">
                <text:p>403.784429147</text:p>
              </table:table-cell>
              <table:table-cell office:value-type="float" office:value="542.239300934">
                <text:p>542.23930093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0.918860556">
                <text:p>580.918860556</text:p>
              </table:table-cell>
              <table:table-cell office:value-type="float" office:value="422.584792323">
                <text:p>422.584792323</text:p>
              </table:table-cell>
              <table:table-cell office:value-type="float" office:value="613.889958942">
                <text:p>613.88995894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9.001936937">
                <text:p>669.001936937</text:p>
              </table:table-cell>
              <table:table-cell office:value-type="float" office:value="441.385200322">
                <text:p>441.385200322</text:p>
              </table:table-cell>
              <table:table-cell office:value-type="float" office:value="685.540787777">
                <text:p>685.5407877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57.084803312">
                <text:p>757.084803312</text:p>
              </table:table-cell>
              <table:table-cell office:value-type="float" office:value="448.144371103">
                <text:p>448.144371103</text:p>
              </table:table-cell>
              <table:table-cell office:value-type="float" office:value="757.191445784">
                <text:p>757.19144578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45.167669686">
                <text:p>845.167669686</text:p>
              </table:table-cell>
              <table:table-cell office:value-type="float" office:value="426.807426294">
                <text:p>426.807426294</text:p>
              </table:table-cell>
              <table:table-cell office:value-type="float" office:value="828.842103791">
                <text:p>828.84210379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33.250746067">
                <text:p>933.250746067</text:p>
              </table:table-cell>
              <table:table-cell office:value-type="float" office:value="405.470430614">
                <text:p>405.470430614</text:p>
              </table:table-cell>
              <table:table-cell office:value-type="float" office:value="900.492932627">
                <text:p>900.4929326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1.33361244">
                <text:p>1021.33361244</text:p>
              </table:table-cell>
              <table:table-cell office:value-type="float" office:value="384.133485806">
                <text:p>384.133485806</text:p>
              </table:table-cell>
              <table:table-cell office:value-type="float" office:value="953.461433183">
                <text:p>953.46143318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09.41668882">
                <text:p>1109.41668882</text:p>
              </table:table-cell>
              <table:table-cell office:value-type="float" office:value="367.72726845">
                <text:p>367.72726845</text:p>
              </table:table-cell>
              <table:table-cell office:value-type="float" office:value="1003.88252154">
                <text:p>1003.8825215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7.4995552">
                <text:p>1197.4995552</text:p>
              </table:table-cell>
              <table:table-cell office:value-type="float" office:value="355.35535571">
                <text:p>355.35535571</text:p>
              </table:table-cell>
              <table:table-cell office:value-type="float" office:value="1054.30348968">
                <text:p>1054.303489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85.58242157">
                <text:p>1285.58242157</text:p>
              </table:table-cell>
              <table:table-cell office:value-type="float" office:value="342.983442969">
                <text:p>342.983442969</text:p>
              </table:table-cell>
              <table:table-cell office:value-type="float" office:value="1104.72445782">
                <text:p>1104.724457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3.66549795">
                <text:p>1373.66549795</text:p>
              </table:table-cell>
              <table:table-cell office:value-type="float" office:value="347.222270084">
                <text:p>347.222270084</text:p>
              </table:table-cell>
              <table:table-cell office:value-type="float" office:value="1155.14554617">
                <text:p>1155.14554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61.74836433">
                <text:p>1461.74836433</text:p>
              </table:table-cell>
              <table:table-cell office:value-type="float" office:value="410.353527102">
                <text:p>410.353527102</text:p>
              </table:table-cell>
              <table:table-cell office:value-type="float" office:value="1205.56651431">
                <text:p>1205.56651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49.83144071">
                <text:p>1549.83144071</text:p>
              </table:table-cell>
              <table:table-cell office:value-type="float" office:value="473.484934636">
                <text:p>473.484934636</text:p>
              </table:table-cell>
              <table:table-cell office:value-type="float" office:value="1255.98760267">
                <text:p>1255.9876026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37.91430708">
                <text:p>1637.91430708</text:p>
              </table:table-cell>
              <table:table-cell office:value-type="float" office:value="536.616191654">
                <text:p>536.616191654</text:p>
              </table:table-cell>
              <table:table-cell office:value-type="float" office:value="1306.40857081">
                <text:p>1306.40857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725.99717346">
                <text:p>1725.99717346</text:p>
              </table:table-cell>
              <table:table-cell office:value-type="float" office:value="599.747448671">
                <text:p>599.747448671</text:p>
              </table:table-cell>
              <table:table-cell office:value-type="float" office:value="1356.82953895">
                <text:p>1356.829538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14.08024984">
                <text:p>1814.08024984</text:p>
              </table:table-cell>
              <table:table-cell office:value-type="float" office:value="662.878856205">
                <text:p>662.878856205</text:p>
              </table:table-cell>
              <table:table-cell office:value-type="float" office:value="1407.2506273">
                <text:p>1407.250627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02.16311621">
                <text:p>1902.16311621</text:p>
              </table:table-cell>
              <table:table-cell office:value-type="float" office:value="726.010113223">
                <text:p>726.010113223</text:p>
              </table:table-cell>
              <table:table-cell office:value-type="float" office:value="1457.67159544">
                <text:p>1457.6715954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90.24619259">
                <text:p>1990.24619259</text:p>
              </table:table-cell>
              <table:table-cell office:value-type="float" office:value="789.141520757">
                <text:p>789.141520757</text:p>
              </table:table-cell>
              <table:table-cell office:value-type="float" office:value="1508.0926838">
                <text:p>1508.09268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8.32905897">
                <text:p>2078.32905897</text:p>
              </table:table-cell>
              <table:table-cell office:value-type="float" office:value="852.272777775">
                <text:p>852.272777775</text:p>
              </table:table-cell>
              <table:table-cell office:value-type="float" office:value="1558.51365194">
                <text:p>1558.5136519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66.41192534">
                <text:p>2166.41192534</text:p>
              </table:table-cell>
              <table:table-cell office:value-type="float" office:value="884.019485451">
                <text:p>884.019485451</text:p>
              </table:table-cell>
              <table:table-cell office:value-type="float" office:value="1608.93462008">
                <text:p>1608.9346200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54.49500172">
                <text:p>2254.49500172</text:p>
              </table:table-cell>
              <table:table-cell office:value-type="float" office:value="633.304651301">
                <text:p>633.304651301</text:p>
              </table:table-cell>
              <table:table-cell office:value-type="float" office:value="1659.35570843">
                <text:p>1659.35570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42.5778681">
                <text:p>2342.5778681</text:p>
              </table:table-cell>
              <table:table-cell office:value-type="float" office:value="382.590414901">
                <text:p>382.590414901</text:p>
              </table:table-cell>
              <table:table-cell office:value-type="float" office:value="1709.77667657">
                <text:p>1709.776676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30.66094448">
                <text:p>2430.66094448</text:p>
              </table:table-cell>
              <table:table-cell office:value-type="float" office:value="252.214728094">
                <text:p>252.214728094</text:p>
              </table:table-cell>
              <table:table-cell office:value-type="float" office:value="1760.19776493">
                <text:p>1760.197764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18.74381085">
                <text:p>2518.74381085</text:p>
              </table:table-cell>
              <table:table-cell office:value-type="float" office:value="237.458831977">
                <text:p>237.458831977</text:p>
              </table:table-cell>
              <table:table-cell office:value-type="float" office:value="1810.61873307">
                <text:p>1810.61873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606.82667723">
                <text:p>2606.82667723</text:p>
              </table:table-cell>
              <table:table-cell office:value-type="float" office:value="224.50703538">
                <text:p>224.50703538</text:p>
              </table:table-cell>
              <table:table-cell office:value-type="float" office:value="1174.13957061">
                <text:p>1174.139570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694.90975361">
                <text:p>2694.90975361</text:p>
              </table:table-cell>
              <table:table-cell office:value-type="float" office:value="217.268218275">
                <text:p>217.268218275</text:p>
              </table:table-cell>
              <table:table-cell office:value-type="float" office:value="416.442064916">
                <text:p>416.4420649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782.99261998">
                <text:p>2782.99261998</text:p>
              </table:table-cell>
              <table:table-cell office:value-type="float" office:value="212.588366757">
                <text:p>212.588366757</text:p>
              </table:table-cell>
              <table:table-cell office:value-type="float" office:value="233.383797463">
                <text:p>233.3837974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71.07569636">
                <text:p>2871.07569636</text:p>
              </table:table-cell>
              <table:table-cell office:value-type="float" office:value="225.033778386">
                <text:p>225.033778386</text:p>
              </table:table-cell>
              <table:table-cell office:value-type="float" office:value="262.862475491">
                <text:p>262.8624754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59.15856274">
                <text:p>2959.15856274</text:p>
              </table:table-cell>
              <table:table-cell office:value-type="float" office:value="237.479160343">
                <text:p>237.479160343</text:p>
              </table:table-cell>
              <table:table-cell office:value-type="float" office:value="292.341083237">
                <text:p>292.3410832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47.24142911">
                <text:p>3047.24142911</text:p>
              </table:table-cell>
              <table:table-cell office:value-type="float" office:value="266.276773942">
                <text:p>266.276773942</text:p>
              </table:table-cell>
              <table:table-cell office:value-type="float" office:value="310.849191319">
                <text:p>310.8491913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35.32450549">
                <text:p>3135.32450549</text:p>
              </table:table-cell>
              <table:table-cell office:value-type="float" office:value="301.433642474">
                <text:p>301.433642474</text:p>
              </table:table-cell>
              <table:table-cell office:value-type="float" office:value="325.299756695">
                <text:p>325.2997566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223.40737187">
                <text:p>3223.40737187</text:p>
              </table:table-cell>
              <table:table-cell office:value-type="float" office:value="336.590427185">
                <text:p>336.590427185</text:p>
              </table:table-cell>
              <table:table-cell office:value-type="float" office:value="339.750287617">
                <text:p>339.7502876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311.49044825">
                <text:p>3311.49044825</text:p>
              </table:table-cell>
              <table:table-cell office:value-type="float" office:value="371.747153496">
                <text:p>371.747153496</text:p>
              </table:table-cell>
              <table:table-cell office:value-type="float" office:value="345.636764809">
                <text:p>345.63676480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399.57331462">
                <text:p>3399.57331462</text:p>
              </table:table-cell>
              <table:table-cell office:value-type="float" office:value="347.252279486">
                <text:p>347.252279486</text:p>
              </table:table-cell>
              <table:table-cell office:value-type="float" office:value="322.852554291">
                <text:p>322.8525542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87.656181">
                <text:p>3487.656181</text:p>
              </table:table-cell>
              <table:table-cell office:value-type="float" office:value="322.757405476">
                <text:p>322.757405476</text:p>
              </table:table-cell>
              <table:table-cell office:value-type="float" office:value="300.068343773">
                <text:p>300.06834377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575.73925738">
                <text:p>3575.73925738</text:p>
              </table:table-cell>
              <table:table-cell office:value-type="float" office:value="298.38194956">
                <text:p>298.38194956</text:p>
              </table:table-cell>
              <table:table-cell office:value-type="float" office:value="276.439397375">
                <text:p>276.439397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63.82212375">
                <text:p>3663.82212375</text:p>
              </table:table-cell>
              <table:table-cell office:value-type="float" office:value="285.832731289">
                <text:p>285.832731289</text:p>
              </table:table-cell>
              <table:table-cell office:value-type="float" office:value="251.372276965">
                <text:p>251.3722769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751.90520013">
                <text:p>3751.90520013</text:p>
              </table:table-cell>
              <table:table-cell office:value-type="float" office:value="273.283483099">
                <text:p>273.283483099</text:p>
              </table:table-cell>
              <table:table-cell office:value-type="float" office:value="228.292253916">
                <text:p>228.2922539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39.98806651">
                <text:p>3839.98806651</text:p>
              </table:table-cell>
              <table:table-cell office:value-type="float" office:value="258.737772123">
                <text:p>258.737772123</text:p>
              </table:table-cell>
              <table:table-cell office:value-type="float" office:value="228.06415341">
                <text:p>228.064153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349.71390113">
                <text:p>2349.71390113</text:p>
              </table:table-cell>
              <table:table-cell office:value-type="float" office:value="240.642748126">
                <text:p>240.642748126</text:p>
              </table:table-cell>
              <table:table-cell office:value-type="float" office:value="227.836052903">
                <text:p>227.8360529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40.63526761">
                <text:p>740.63526761</text:p>
              </table:table-cell>
              <table:table-cell office:value-type="float" office:value="234.16097844">
                <text:p>234.16097844</text:p>
              </table:table-cell>
              <table:table-cell office:value-type="float" office:value="245.084547297">
                <text:p>245.0845472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34.167306493">
                <text:p>234.167306493</text:p>
              </table:table-cell>
              <table:table-cell office:value-type="float" office:value="312.8426641">
                <text:p>312.8426641</text:p>
              </table:table-cell>
              <table:table-cell office:value-type="float" office:value="266.702125991">
                <text:p>266.70212599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46.569769063">
                <text:p>246.569769063</text:p>
              </table:table-cell>
              <table:table-cell office:value-type="float" office:value="391.524537353">
                <text:p>391.524537353</text:p>
              </table:table-cell>
              <table:table-cell office:value-type="float" office:value="288.319756224">
                <text:p>288.319756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56.698177798">
                <text:p>256.698177798</text:p>
              </table:table-cell>
              <table:table-cell office:value-type="float" office:value="470.206223013">
                <text:p>470.206223013</text:p>
              </table:table-cell>
              <table:table-cell office:value-type="float" office:value="252.540898921">
                <text:p>252.54089892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6.360368148">
                <text:p>246.360368148</text:p>
              </table:table-cell>
              <table:table-cell office:value-type="float" office:value="548.887908674">
                <text:p>548.887908674</text:p>
              </table:table-cell>
              <table:table-cell office:value-type="float" office:value="209.668151917">
                <text:p>209.6681519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36.02253385">
                <text:p>236.02253385</text:p>
              </table:table-cell>
              <table:table-cell office:value-type="float" office:value="627.569781926">
                <text:p>627.569781926</text:p>
              </table:table-cell>
              <table:table-cell office:value-type="float" office:value="228.904186654">
                <text:p>228.90418665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36.158828685">
                <text:p>236.158828685</text:p>
              </table:table-cell>
              <table:table-cell office:value-type="float" office:value="706.251467587">
                <text:p>706.251467587</text:p>
              </table:table-cell>
              <table:table-cell office:value-type="float" office:value="258.250831901">
                <text:p>258.2508319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39.42372201">
                <text:p>239.42372201</text:p>
              </table:table-cell>
              <table:table-cell office:value-type="float" office:value="784.933340839">
                <text:p>784.933340839</text:p>
              </table:table-cell>
              <table:table-cell office:value-type="float" office:value="287.597547116">
                <text:p>287.597547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3.488477733">
                <text:p>243.488477733</text:p>
              </table:table-cell>
              <table:table-cell office:value-type="float" office:value="863.6150265">
                <text:p>863.6150265</text:p>
              </table:table-cell>
              <table:table-cell office:value-type="float" office:value="255.426247351">
                <text:p>255.42624735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9.038698868">
                <text:p>249.038698868</text:p>
              </table:table-cell>
              <table:table-cell office:value-type="float" office:value="942.29671216">
                <text:p>942.29671216</text:p>
              </table:table-cell>
              <table:table-cell office:value-type="float" office:value="221.999570952">
                <text:p>221.999570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4.588933235">
                <text:p>254.588933235</text:p>
              </table:table-cell>
              <table:table-cell office:value-type="float" office:value="1020.97858541">
                <text:p>1020.97858541</text:p>
              </table:table-cell>
              <table:table-cell office:value-type="float" office:value="218.105403248">
                <text:p>218.1054032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57.978316197">
                <text:p>257.978316197</text:p>
              </table:table-cell>
              <table:table-cell office:value-type="float" office:value="961.183487259">
                <text:p>961.183487259</text:p>
              </table:table-cell>
              <table:table-cell office:value-type="float" office:value="220.694036658">
                <text:p>220.69403665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60.793308328">
                <text:p>260.793308328</text:p>
              </table:table-cell>
              <table:table-cell office:value-type="float" office:value="593.167397737">
                <text:p>593.167397737</text:p>
              </table:table-cell>
              <table:table-cell office:value-type="float" office:value="236.755582128">
                <text:p>236.7555821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3.583981029">
                <text:p>273.583981029</text:p>
              </table:table-cell>
              <table:table-cell office:value-type="float" office:value="229.598940105">
                <text:p>229.598940105</text:p>
              </table:table-cell>
              <table:table-cell office:value-type="float" office:value="261.798969457">
                <text:p>261.79896945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38.746826153">
                <text:p>338.746826153</text:p>
              </table:table-cell>
              <table:table-cell office:value-type="float" office:value="306.184974461">
                <text:p>306.184974461</text:p>
              </table:table-cell>
              <table:table-cell office:value-type="float" office:value="286.842356786">
                <text:p>286.8423567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03.909826637">
                <text:p>403.909826637</text:p>
              </table:table-cell>
              <table:table-cell office:value-type="float" office:value="382.771191413">
                <text:p>382.771191413</text:p>
              </table:table-cell>
              <table:table-cell office:value-type="float" office:value="282.598226237">
                <text:p>282.59822623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69.072671761">
                <text:p>469.072671761</text:p>
              </table:table-cell>
              <table:table-cell office:value-type="float" office:value="459.357225769">
                <text:p>459.357225769</text:p>
              </table:table-cell>
              <table:table-cell office:value-type="float" office:value="261.87990997">
                <text:p>261.879909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34.235672246">
                <text:p>534.235672246</text:p>
              </table:table-cell>
              <table:table-cell office:value-type="float" office:value="535.94344272">
                <text:p>535.94344272</text:p>
              </table:table-cell>
              <table:table-cell office:value-type="float" office:value="241.0461501">
                <text:p>241.04615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9.39851737">
                <text:p>599.39851737</text:p>
              </table:table-cell>
              <table:table-cell office:value-type="float" office:value="612.529477076">
                <text:p>612.529477076</text:p>
              </table:table-cell>
              <table:table-cell office:value-type="float" office:value="219.72049819">
                <text:p>219.72049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64.561362494">
                <text:p>664.561362494</text:p>
              </table:table-cell>
              <table:table-cell office:value-type="float" office:value="689.115511432">
                <text:p>689.115511432</text:p>
              </table:table-cell>
              <table:table-cell office:value-type="float" office:value="208.020688787">
                <text:p>208.0206887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29.724362978">
                <text:p>729.724362978</text:p>
              </table:table-cell>
              <table:table-cell office:value-type="float" office:value="765.701728383">
                <text:p>765.701728383</text:p>
              </table:table-cell>
              <table:table-cell office:value-type="float" office:value="243.317803424">
                <text:p>243.31780342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74.461528406">
                <text:p>674.461528406</text:p>
              </table:table-cell>
              <table:table-cell office:value-type="float" office:value="842.287762739">
                <text:p>842.287762739</text:p>
              </table:table-cell>
              <table:table-cell office:value-type="float" office:value="278.614833906">
                <text:p>278.61483390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57.161074635">
                <text:p>557.161074635</text:p>
              </table:table-cell>
              <table:table-cell office:value-type="float" office:value="918.87397969">
                <text:p>918.87397969</text:p>
              </table:table-cell>
              <table:table-cell office:value-type="float" office:value="311.937529816">
                <text:p>311.9375298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9.86090053">
                <text:p>439.86090053</text:p>
              </table:table-cell>
              <table:table-cell office:value-type="float" office:value="978.20099061">
                <text:p>978.20099061</text:p>
              </table:table-cell>
              <table:table-cell office:value-type="float" office:value="297.876445714">
                <text:p>297.8764457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6.64384706">
                <text:p>346.64384706</text:p>
              </table:table-cell>
              <table:table-cell office:value-type="float" office:value="808.228707537">
                <text:p>808.228707537</text:p>
              </table:table-cell>
              <table:table-cell office:value-type="float" office:value="283.815361611">
                <text:p>283.8153616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759283559">
                <text:p>349.759283559</text:p>
              </table:table-cell>
              <table:table-cell office:value-type="float" office:value="638.256019218">
                <text:p>638.256019218</text:p>
              </table:table-cell>
              <table:table-cell office:value-type="float" office:value="293.682403298">
                <text:p>293.68240329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52.87471263">
                <text:p>352.87471263</text:p>
              </table:table-cell>
              <table:table-cell office:value-type="float" office:value="468.283736144">
                <text:p>468.283736144</text:p>
              </table:table-cell>
              <table:table-cell office:value-type="float" office:value="359.381216363">
                <text:p>359.3812163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55.990149129">
                <text:p>355.990149129</text:p>
              </table:table-cell>
              <table:table-cell office:value-type="float" office:value="339.836634622">
                <text:p>339.836634622</text:p>
              </table:table-cell>
              <table:table-cell office:value-type="float" office:value="425.080186067">
                <text:p>425.0801860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9.255675508">
                <text:p>309.255675508</text:p>
              </table:table-cell>
              <table:table-cell office:value-type="float" office:value="273.677699763">
                <text:p>273.677699763</text:p>
              </table:table-cell>
              <table:table-cell office:value-type="float" office:value="490.778999133">
                <text:p>490.77899913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33.244304854">
                <text:p>233.244304854</text:p>
              </table:table-cell>
              <table:table-cell office:value-type="float" office:value="226.526007651">
                <text:p>226.526007651</text:p>
              </table:table-cell>
              <table:table-cell office:value-type="float" office:value="556.477812199">
                <text:p>556.4778121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25.207378601">
                <text:p>225.207378601</text:p>
              </table:table-cell>
              <table:table-cell office:value-type="float" office:value="255.403355372">
                <text:p>255.403355372</text:p>
              </table:table-cell>
              <table:table-cell office:value-type="float" office:value="622.176781903">
                <text:p>622.1767819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2.486600481">
                <text:p>262.486600481</text:p>
              </table:table-cell>
              <table:table-cell office:value-type="float" office:value="284.280634244">
                <text:p>284.280634244</text:p>
              </table:table-cell>
              <table:table-cell office:value-type="float" office:value="687.875594968">
                <text:p>687.87559496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9.765911242">
                <text:p>299.765911242</text:p>
              </table:table-cell>
              <table:table-cell office:value-type="float" office:value="310.754943917">
                <text:p>310.754943917</text:p>
              </table:table-cell>
              <table:table-cell office:value-type="float" office:value="753.574564672">
                <text:p>753.57456467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3.507880494">
                <text:p>323.507880494</text:p>
              </table:table-cell>
              <table:table-cell office:value-type="float" office:value="312.932012238">
                <text:p>312.932012238</text:p>
              </table:table-cell>
              <table:table-cell office:value-type="float" office:value="737.373696089">
                <text:p>737.3736960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.18367266">
                <text:p>323.18367266</text:p>
              </table:table-cell>
              <table:table-cell office:value-type="float" office:value="315.109080559">
                <text:p>315.109080559</text:p>
              </table:table-cell>
              <table:table-cell office:value-type="float" office:value="593.073710576">
                <text:p>593.0737105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2.859464053">
                <text:p>322.859464053</text:p>
              </table:table-cell>
              <table:table-cell office:value-type="float" office:value="317.286154071">
                <text:p>317.286154071</text:p>
              </table:table-cell>
              <table:table-cell office:value-type="float" office:value="448.773381024">
                <text:p>448.77338102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3.25802772">
                <text:p>323.25802772</text:p>
              </table:table-cell>
              <table:table-cell office:value-type="float" office:value="326.815800989">
                <text:p>326.815800989</text:p>
              </table:table-cell>
              <table:table-cell office:value-type="float" office:value="325.266201669">
                <text:p>325.26620166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28.096502586">
                <text:p>328.096502586</text:p>
              </table:table-cell>
              <table:table-cell office:value-type="float" office:value="336.984818529">
                <text:p>336.984818529</text:p>
              </table:table-cell>
              <table:table-cell office:value-type="float" office:value="329.486776066">
                <text:p>329.4867760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2.934965917">
                <text:p>332.934965917</text:p>
              </table:table-cell>
              <table:table-cell office:value-type="float" office:value="347.153811823">
                <text:p>347.153811823</text:p>
              </table:table-cell>
              <table:table-cell office:value-type="float" office:value="333.707340399">
                <text:p>333.70734039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7.773429247">
                <text:p>337.773429247</text:p>
              </table:table-cell>
              <table:table-cell office:value-type="float" office:value="352.118539138">
                <text:p>352.118539138</text:p>
              </table:table-cell>
              <table:table-cell office:value-type="float" office:value="337.927904733">
                <text:p>337.9279047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22.470819141">
                <text:p>322.470819141</text:p>
              </table:table-cell>
              <table:table-cell office:value-type="float" office:value="348.943277592">
                <text:p>348.943277592</text:p>
              </table:table-cell>
              <table:table-cell office:value-type="float" office:value="322.679566017">
                <text:p>322.67956601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.454545193">
                <text:p>300.454545193</text:p>
              </table:table-cell>
              <table:table-cell office:value-type="float" office:value="345.768023616">
                <text:p>345.768023616</text:p>
              </table:table-cell>
              <table:table-cell office:value-type="float" office:value="300.941620795">
                <text:p>300.94162079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8.438218754">
                <text:p>278.438218754</text:p>
              </table:table-cell>
              <table:table-cell office:value-type="float" office:value="342.59276207">
                <text:p>342.59276207</text:p>
              </table:table-cell>
              <table:table-cell office:value-type="float" office:value="279.203623745">
                <text:p>279.2036237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12.528155223">
                <text:p>312.528155223</text:p>
              </table:table-cell>
              <table:table-cell office:value-type="float" office:value="416.038930959">
                <text:p>416.038930959</text:p>
              </table:table-cell>
              <table:table-cell office:value-type="float" office:value="342.640376725">
                <text:p>342.6403767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8.35320736">
                <text:p>348.35320736</text:p>
              </table:table-cell>
              <table:table-cell office:value-type="float" office:value="492.67761949">
                <text:p>492.67761949</text:p>
              </table:table-cell>
              <table:table-cell office:value-type="float" office:value="408.711204476">
                <text:p>408.71120447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4.178344911">
                <text:p>384.178344911</text:p>
              </table:table-cell>
              <table:table-cell office:value-type="float" office:value="569.316490742">
                <text:p>569.316490742</text:p>
              </table:table-cell>
              <table:table-cell office:value-type="float" office:value="474.782189752">
                <text:p>474.7821897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0.003397048">
                <text:p>420.003397048</text:p>
              </table:table-cell>
              <table:table-cell office:value-type="float" office:value="645.955179273">
                <text:p>645.955179273</text:p>
              </table:table-cell>
              <table:table-cell office:value-type="float" office:value="540.853017503">
                <text:p>540.8530175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60.818964292">
                <text:p>460.818964292</text:p>
              </table:table-cell>
              <table:table-cell office:value-type="float" office:value="722.594050525">
                <text:p>722.594050525</text:p>
              </table:table-cell>
              <table:table-cell office:value-type="float" office:value="606.924002779">
                <text:p>606.92400277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04.441539586">
                <text:p>504.441539586</text:p>
              </table:table-cell>
              <table:table-cell office:value-type="float" office:value="799.232739056">
                <text:p>799.232739056</text:p>
              </table:table-cell>
              <table:table-cell office:value-type="float" office:value="672.99483053">
                <text:p>672.994830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48.064114881">
                <text:p>548.064114881</text:p>
              </table:table-cell>
              <table:table-cell office:value-type="float" office:value="875.871427586">
                <text:p>875.871427586</text:p>
              </table:table-cell>
              <table:table-cell office:value-type="float" office:value="739.065658281">
                <text:p>739.0656582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1.686794179">
                <text:p>591.686794179</text:p>
              </table:table-cell>
              <table:table-cell office:value-type="float" office:value="952.510298838">
                <text:p>952.510298838</text:p>
              </table:table-cell>
              <table:table-cell office:value-type="float" office:value="805.136643557">
                <text:p>805.1366435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35.309369474">
                <text:p>635.309369474</text:p>
              </table:table-cell>
              <table:table-cell office:value-type="float" office:value="1029.14898737">
                <text:p>1029.14898737</text:p>
              </table:table-cell>
              <table:table-cell office:value-type="float" office:value="621.918300079">
                <text:p>621.91830007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78.932048772">
                <text:p>678.932048772</text:p>
              </table:table-cell>
              <table:table-cell office:value-type="float" office:value="1105.78785862">
                <text:p>1105.78785862</text:p>
              </table:table-cell>
              <table:table-cell office:value-type="float" office:value="368.387607936">
                <text:p>368.3876079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22.554624066">
                <text:p>722.554624066</text:p>
              </table:table-cell>
              <table:table-cell office:value-type="float" office:value="1182.42654715">
                <text:p>1182.42654715</text:p>
              </table:table-cell>
              <table:table-cell office:value-type="float" office:value="247.290706735">
                <text:p>247.2907067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66.177199361">
                <text:p>766.177199361</text:p>
              </table:table-cell>
              <table:table-cell office:value-type="float" office:value="1259.06523568">
                <text:p>1259.06523568</text:p>
              </table:table-cell>
              <table:table-cell office:value-type="float" office:value="281.658552096">
                <text:p>281.6585520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79.178597025">
                <text:p>679.178597025</text:p>
              </table:table-cell>
              <table:table-cell office:value-type="float" office:value="1335.70410694">
                <text:p>1335.70410694</text:p>
              </table:table-cell>
              <table:table-cell office:value-type="float" office:value="316.026479397">
                <text:p>316.02647939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2.348577391">
                <text:p>582.348577391</text:p>
              </table:table-cell>
              <table:table-cell office:value-type="float" office:value="1412.34279547">
                <text:p>1412.34279547</text:p>
              </table:table-cell>
              <table:table-cell office:value-type="float" office:value="350.394324758">
                <text:p>350.3943247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85.518326896">
                <text:p>485.518326896</text:p>
              </table:table-cell>
              <table:table-cell office:value-type="float" office:value="1469.87758661">
                <text:p>1469.87758661</text:p>
              </table:table-cell>
              <table:table-cell office:value-type="float" office:value="362.489168735">
                <text:p>362.48916873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90.656316606">
                <text:p>390.656316606</text:p>
              </table:table-cell>
              <table:table-cell office:value-type="float" office:value="1466.91657398">
                <text:p>1466.91657398</text:p>
              </table:table-cell>
              <table:table-cell office:value-type="float" office:value="373.411751488">
                <text:p>373.41175148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2.222072249">
                <text:p>392.222072249</text:p>
              </table:table-cell>
              <table:table-cell office:value-type="float" office:value="1463.95556134">
                <text:p>1463.95556134</text:p>
              </table:table-cell>
              <table:table-cell office:value-type="float" office:value="384.334334242">
                <text:p>384.3343342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3.787831625">
                <text:p>393.787831625</text:p>
              </table:table-cell>
              <table:table-cell office:value-type="float" office:value="1460.99454165">
                <text:p>1460.99454165</text:p>
              </table:table-cell>
              <table:table-cell office:value-type="float" office:value="395.256919823">
                <text:p>395.2569198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95.353587268">
                <text:p>395.353587268</text:p>
              </table:table-cell>
              <table:table-cell office:value-type="float" office:value="1458.03352901">
                <text:p>1458.03352901</text:p>
              </table:table-cell>
              <table:table-cell office:value-type="float" office:value="396.442689161">
                <text:p>396.44268916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6.777811724">
                <text:p>396.777811724</text:p>
              </table:table-cell>
              <table:table-cell office:value-type="float" office:value="1455.07250931">
                <text:p>1455.07250931</text:p>
              </table:table-cell>
              <table:table-cell office:value-type="float" office:value="397.628461325">
                <text:p>397.6284613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95.98476451">
                <text:p>395.98476451</text:p>
              </table:table-cell>
              <table:table-cell office:value-type="float" office:value="1452.11149668">
                <text:p>1452.11149668</text:p>
              </table:table-cell>
              <table:table-cell office:value-type="float" office:value="398.814230663">
                <text:p>398.8142306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95.191717297">
                <text:p>395.191717297</text:p>
              </table:table-cell>
              <table:table-cell office:value-type="float" office:value="1449.15048404">
                <text:p>1449.15048404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4.398668193">
                <text:p>394.398668193</text:p>
              </table:table-cell>
              <table:table-cell office:value-type="float" office:value="1446.18946435">
                <text:p>1446.18946435</text:p>
              </table:table-cell>
              <table:table-cell office:value-type="float" office:value="310.20190233">
                <text:p>310.201902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86.333602724">
                <text:p>386.333602724</text:p>
              </table:table-cell>
              <table:table-cell office:value-type="float" office:value="1443.22845171">
                <text:p>1443.22845171</text:p>
              </table:table-cell>
              <table:table-cell office:value-type="float" office:value="220.404018754">
                <text:p>220.40401875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4.940738615">
                <text:p>324.940738615</text:p>
              </table:table-cell>
              <table:table-cell office:value-type="float" office:value="1440.26743201">
                <text:p>1440.26743201</text:p>
              </table:table-cell>
              <table:table-cell office:value-type="float" office:value="277.659422112">
                <text:p>277.6594221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63.548020877">
                <text:p>263.548020877</text:p>
              </table:table-cell>
              <table:table-cell office:value-type="float" office:value="1437.30641938">
                <text:p>1437.30641938</text:p>
              </table:table-cell>
              <table:table-cell office:value-type="float" office:value="353.089615967">
                <text:p>353.0896159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73.048400196">
                <text:p>273.048400196</text:p>
              </table:table-cell>
              <table:table-cell office:value-type="float" office:value="1434.34540674">
                <text:p>1434.34540674</text:p>
              </table:table-cell>
              <table:table-cell office:value-type="float" office:value="428.519809822">
                <text:p>428.5198098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15.910119823">
                <text:p>315.910119823</text:p>
              </table:table-cell>
              <table:table-cell office:value-type="float" office:value="1431.38438705">
                <text:p>1431.38438705</text:p>
              </table:table-cell>
              <table:table-cell office:value-type="float" office:value="503.950183516">
                <text:p>503.95018351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58.771737261">
                <text:p>358.771737261</text:p>
              </table:table-cell>
              <table:table-cell office:value-type="float" office:value="1427.78913839">
                <text:p>1427.78913839</text:p>
              </table:table-cell>
              <table:table-cell office:value-type="float" office:value="579.380377371">
                <text:p>579.3803773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01.633456888">
                <text:p>401.633456888</text:p>
              </table:table-cell>
              <table:table-cell office:value-type="float" office:value="1412.14367037">
                <text:p>1412.14367037</text:p>
              </table:table-cell>
              <table:table-cell office:value-type="float" office:value="654.810751066">
                <text:p>654.81075106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90.986747454">
                <text:p>390.986747454</text:p>
              </table:table-cell>
              <table:table-cell office:value-type="float" office:value="1396.49823966">
                <text:p>1396.49823966</text:p>
              </table:table-cell>
              <table:table-cell office:value-type="float" office:value="730.24094492">
                <text:p>730.240944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00.077547711">
                <text:p>300.077547711</text:p>
              </table:table-cell>
              <table:table-cell office:value-type="float" office:value="1380.85280895">
                <text:p>1380.85280895</text:p>
              </table:table-cell>
              <table:table-cell office:value-type="float" office:value="805.671138775">
                <text:p>805.6711387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38.200736366">
                <text:p>238.200736366</text:p>
              </table:table-cell>
              <table:table-cell office:value-type="float" office:value="1365.20734093">
                <text:p>1365.20734093</text:p>
              </table:table-cell>
              <table:table-cell office:value-type="float" office:value="851.70406013">
                <text:p>851.704060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8.74477798">
                <text:p>328.74477798</text:p>
              </table:table-cell>
              <table:table-cell office:value-type="float" office:value="1349.56191022">
                <text:p>1349.56191022</text:p>
              </table:table-cell>
              <table:table-cell office:value-type="float" office:value="843.14181909">
                <text:p>843.1418190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19.289035469">
                <text:p>419.289035469</text:p>
              </table:table-cell>
              <table:table-cell office:value-type="float" office:value="1333.91644221">
                <text:p>1333.91644221</text:p>
              </table:table-cell>
              <table:table-cell office:value-type="float" office:value="834.579557636">
                <text:p>834.5795576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09.833077084">
                <text:p>509.833077084</text:p>
              </table:table-cell>
              <table:table-cell office:value-type="float" office:value="1318.2710115">
                <text:p>1318.2710115</text:p>
              </table:table-cell>
              <table:table-cell office:value-type="float" office:value="826.017316596">
                <text:p>826.01731659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0.377118699">
                <text:p>600.377118699</text:p>
              </table:table-cell>
              <table:table-cell office:value-type="float" office:value="1302.62558078">
                <text:p>1302.62558078</text:p>
              </table:table-cell>
              <table:table-cell office:value-type="float" office:value="817.455075557">
                <text:p>817.45507555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90.921376187">
                <text:p>690.921376187</text:p>
              </table:table-cell>
              <table:table-cell office:value-type="float" office:value="1286.98011277">
                <text:p>1286.98011277</text:p>
              </table:table-cell>
              <table:table-cell office:value-type="float" office:value="808.892814103">
                <text:p>808.8928141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81.465417802">
                <text:p>781.465417802</text:p>
              </table:table-cell>
              <table:table-cell office:value-type="float" office:value="1271.33468206">
                <text:p>1271.33468206</text:p>
              </table:table-cell>
              <table:table-cell office:value-type="float" office:value="800.330573063">
                <text:p>800.3305730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72.009675291">
                <text:p>872.009675291</text:p>
              </table:table-cell>
              <table:table-cell office:value-type="float" office:value="1255.68921404">
                <text:p>1255.68921404</text:p>
              </table:table-cell>
              <table:table-cell office:value-type="float" office:value="791.768311609">
                <text:p>791.76831160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2.553716905">
                <text:p>962.553716905</text:p>
              </table:table-cell>
              <table:table-cell office:value-type="float" office:value="1240.04378333">
                <text:p>1240.04378333</text:p>
              </table:table-cell>
              <table:table-cell office:value-type="float" office:value="679.501684555">
                <text:p>679.50168455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53.09775852">
                <text:p>1053.09775852</text:p>
              </table:table-cell>
              <table:table-cell office:value-type="float" office:value="1037.92536255">
                <text:p>1037.92536255</text:p>
              </table:table-cell>
              <table:table-cell office:value-type="float" office:value="459.298148337">
                <text:p>459.29814833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143.64201601">
                <text:p>1143.64201601</text:p>
              </table:table-cell>
              <table:table-cell office:value-type="float" office:value="735.398213497">
                <text:p>735.398213497</text:p>
              </table:table-cell>
              <table:table-cell office:value-type="float" office:value="246.533508874">
                <text:p>246.5335088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34.18605762">
                <text:p>1234.18605762</text:p>
              </table:table-cell>
              <table:table-cell office:value-type="float" office:value="432.871785728">
                <text:p>432.871785728</text:p>
              </table:table-cell>
              <table:table-cell office:value-type="float" office:value="274.308727256">
                <text:p>274.3087272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4.73031511">
                <text:p>1324.73031511</text:p>
              </table:table-cell>
              <table:table-cell office:value-type="float" office:value="319.140900492">
                <text:p>319.140900492</text:p>
              </table:table-cell>
              <table:table-cell office:value-type="float" office:value="302.08401186">
                <text:p>302.0840118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15.27435673">
                <text:p>1415.27435673</text:p>
              </table:table-cell>
              <table:table-cell office:value-type="float" office:value="342.124469562">
                <text:p>342.124469562</text:p>
              </table:table-cell>
              <table:table-cell office:value-type="float" office:value="329.859230242">
                <text:p>329.8592302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05.81839834">
                <text:p>1505.81839834</text:p>
              </table:table-cell>
              <table:table-cell office:value-type="float" office:value="365.108038631">
                <text:p>365.108038631</text:p>
              </table:table-cell>
              <table:table-cell office:value-type="float" office:value="323.602835419">
                <text:p>323.6028354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96.36265583">
                <text:p>1596.36265583</text:p>
              </table:table-cell>
              <table:table-cell office:value-type="float" office:value="388.091662498">
                <text:p>388.091662498</text:p>
              </table:table-cell>
              <table:table-cell office:value-type="float" office:value="297.359578015">
                <text:p>297.35957801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86.90669745">
                <text:p>1686.90669745</text:p>
              </table:table-cell>
              <table:table-cell office:value-type="float" office:value="374.471371371">
                <text:p>374.471371371</text:p>
              </table:table-cell>
              <table:table-cell office:value-type="float" office:value="271.11638318">
                <text:p>271.116383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77.45095493">
                <text:p>1777.45095493</text:p>
              </table:table-cell>
              <table:table-cell office:value-type="float" office:value="338.416461103">
                <text:p>338.416461103</text:p>
              </table:table-cell>
              <table:table-cell office:value-type="float" office:value="267.268726315">
                <text:p>267.26872631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67.99499655">
                <text:p>1867.99499655</text:p>
              </table:table-cell>
              <table:table-cell office:value-type="float" office:value="302.361636796">
                <text:p>302.361636796</text:p>
              </table:table-cell>
              <table:table-cell office:value-type="float" office:value="264.850590092">
                <text:p>264.85059009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958.53903816">
                <text:p>1958.53903816</text:p>
              </table:table-cell>
              <table:table-cell office:value-type="float" office:value="341.948217314">
                <text:p>341.948217314</text:p>
              </table:table-cell>
              <table:table-cell office:value-type="float" office:value="283.084495897">
                <text:p>283.08449589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049.08329565">
                <text:p>2049.08329565</text:p>
              </table:table-cell>
              <table:table-cell office:value-type="float" office:value="413.952714428">
                <text:p>413.952714428</text:p>
              </table:table-cell>
              <table:table-cell office:value-type="float" office:value="349.506658129">
                <text:p>349.5066581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39.62733727">
                <text:p>2139.62733727</text:p>
              </table:table-cell>
              <table:table-cell office:value-type="float" office:value="485.95703987">
                <text:p>485.95703987</text:p>
              </table:table-cell>
              <table:table-cell office:value-type="float" office:value="415.928661997">
                <text:p>415.92866199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30.17159476">
                <text:p>2230.17159476</text:p>
              </table:table-cell>
              <table:table-cell office:value-type="float" office:value="557.961536984">
                <text:p>557.961536984</text:p>
              </table:table-cell>
              <table:table-cell office:value-type="float" office:value="482.350824229">
                <text:p>482.3508242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790.30760866">
                <text:p>1790.30760866</text:p>
              </table:table-cell>
              <table:table-cell office:value-type="float" office:value="629.965862426">
                <text:p>629.965862426</text:p>
              </table:table-cell>
              <table:table-cell office:value-type="float" office:value="548.772828097">
                <text:p>548.77282809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80.082236872">
                <text:p>880.082236872</text:p>
              </table:table-cell>
              <table:table-cell office:value-type="float" office:value="701.970187868">
                <text:p>701.970187868</text:p>
              </table:table-cell>
              <table:table-cell office:value-type="float" office:value="615.194831966">
                <text:p>615.1948319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4.742280848">
                <text:p>234.742280848</text:p>
              </table:table-cell>
              <table:table-cell office:value-type="float" office:value="773.974684982">
                <text:p>773.974684982</text:p>
              </table:table-cell>
              <table:table-cell office:value-type="float" office:value="681.616994197">
                <text:p>681.6169941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.539168405">
                <text:p>270.539168405</text:p>
              </table:table-cell>
              <table:table-cell office:value-type="float" office:value="845.979010424">
                <text:p>845.979010424</text:p>
              </table:table-cell>
              <table:table-cell office:value-type="float" office:value="748.038998066">
                <text:p>748.03899806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06.33614131">
                <text:p>306.33614131</text:p>
              </table:table-cell>
              <table:table-cell office:value-type="float" office:value="917.983507538">
                <text:p>917.983507538</text:p>
              </table:table-cell>
              <table:table-cell office:value-type="float" office:value="723.205692535">
                <text:p>723.20569253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42.133028867">
                <text:p>342.133028867</text:p>
              </table:table-cell>
              <table:table-cell office:value-type="float" office:value="989.98783298">
                <text:p>989.98783298</text:p>
              </table:table-cell>
              <table:table-cell office:value-type="float" office:value="607.117631157">
                <text:p>607.11763115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18.160840681">
                <text:p>318.160840681</text:p>
              </table:table-cell>
              <table:table-cell office:value-type="float" office:value="1026.52083526">
                <text:p>1026.52083526</text:p>
              </table:table-cell>
              <table:table-cell office:value-type="float" office:value="491.029569779">
                <text:p>491.0295697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8.300643801">
                <text:p>278.300643801</text:p>
              </table:table-cell>
              <table:table-cell office:value-type="float" office:value="825.668850232">
                <text:p>825.668850232</text:p>
              </table:table-cell>
              <table:table-cell office:value-type="float" office:value="374.941231625">
                <text:p>374.9412316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59.912391776">
                <text:p>259.912391776</text:p>
              </table:table-cell>
              <table:table-cell office:value-type="float" office:value="624.817344071">
                <text:p>624.817344071</text:p>
              </table:table-cell>
              <table:table-cell office:value-type="float" office:value="330.151099703">
                <text:p>330.15109970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94.093050262">
                <text:p>294.093050262</text:p>
              </table:table-cell>
              <table:table-cell office:value-type="float" office:value="423.965359043">
                <text:p>423.965359043</text:p>
              </table:table-cell>
              <table:table-cell office:value-type="float" office:value="295.083197393">
                <text:p>295.08319739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8.273627255">
                <text:p>328.273627255</text:p>
              </table:table-cell>
              <table:table-cell office:value-type="float" office:value="391.778894066">
                <text:p>391.778894066</text:p>
              </table:table-cell>
              <table:table-cell office:value-type="float" office:value="273.489655504">
                <text:p>273.48965550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2.454204248">
                <text:p>362.454204248</text:p>
              </table:table-cell>
              <table:table-cell office:value-type="float" office:value="458.649574181">
                <text:p>458.649574181</text:p>
              </table:table-cell>
              <table:table-cell office:value-type="float" office:value="302.584549798">
                <text:p>302.58454979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79.862770123">
                <text:p>379.862770123</text:p>
              </table:table-cell>
              <table:table-cell office:value-type="float" office:value="525.520413728">
                <text:p>525.520413728</text:p>
              </table:table-cell>
              <table:table-cell office:value-type="float" office:value="331.67951346">
                <text:p>331.6795134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9.101591643">
                <text:p>379.101591643</text:p>
              </table:table-cell>
              <table:table-cell office:value-type="float" office:value="592.391093843">
                <text:p>592.391093843</text:p>
              </table:table-cell>
              <table:table-cell office:value-type="float" office:value="360.774407755">
                <text:p>360.77440775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8.340411349">
                <text:p>378.340411349</text:p>
              </table:table-cell>
              <table:table-cell office:value-type="float" office:value="659.26193339">
                <text:p>659.26193339</text:p>
              </table:table-cell>
              <table:table-cell office:value-type="float" office:value="400.63827135">
                <text:p>400.6382713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7.57923287">
                <text:p>377.57923287</text:p>
              </table:table-cell>
              <table:table-cell office:value-type="float" office:value="726.132613505">
                <text:p>726.132613505</text:p>
              </table:table-cell>
              <table:table-cell office:value-type="float" office:value="454.776966231">
                <text:p>454.7769662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4.05123938">
                <text:p>384.05123938</text:p>
              </table:table-cell>
              <table:table-cell office:value-type="float" office:value="793.00329362">
                <text:p>793.00329362</text:p>
              </table:table-cell>
              <table:table-cell office:value-type="float" office:value="508.915661113">
                <text:p>508.9156611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93.477678131">
                <text:p>393.477678131</text:p>
              </table:table-cell>
              <table:table-cell office:value-type="float" office:value="859.874133167">
                <text:p>859.874133167</text:p>
              </table:table-cell>
              <table:table-cell office:value-type="float" office:value="563.054485071">
                <text:p>563.0544850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02.904094408">
                <text:p>402.904094408</text:p>
              </table:table-cell>
              <table:table-cell office:value-type="float" office:value="926.744813282">
                <text:p>926.744813282</text:p>
              </table:table-cell>
              <table:table-cell office:value-type="float" office:value="617.193179952">
                <text:p>617.19317995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12.330533159">
                <text:p>412.330533159</text:p>
              </table:table-cell>
              <table:table-cell office:value-type="float" office:value="993.61565283">
                <text:p>993.61565283</text:p>
              </table:table-cell>
              <table:table-cell office:value-type="float" office:value="671.332003911">
                <text:p>671.3320039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02.490219436">
                <text:p>402.490219436</text:p>
              </table:table-cell>
              <table:table-cell office:value-type="float" office:value="1060.48633294">
                <text:p>1060.48633294</text:p>
              </table:table-cell>
              <table:table-cell office:value-type="float" office:value="725.470698792">
                <text:p>725.4706987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6.237632108">
                <text:p>376.237632108</text:p>
              </table:table-cell>
              <table:table-cell office:value-type="float" office:value="787.439076627">
                <text:p>787.439076627</text:p>
              </table:table-cell>
              <table:table-cell office:value-type="float" office:value="779.609393674">
                <text:p>779.609393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9.984982188">
                <text:p>349.984982188</text:p>
              </table:table-cell>
              <table:table-cell office:value-type="float" office:value="496.501157944">
                <text:p>496.501157944</text:p>
              </table:table-cell>
              <table:table-cell office:value-type="float" office:value="766.696565376">
                <text:p>766.69656537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5.239206305">
                <text:p>345.239206305</text:p>
              </table:table-cell>
              <table:table-cell office:value-type="float" office:value="288.638484475">
                <text:p>288.638484475</text:p>
              </table:table-cell>
              <table:table-cell office:value-type="float" office:value="562.944763009">
                <text:p>562.94476300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08.598662435">
                <text:p>408.598662435</text:p>
              </table:table-cell>
              <table:table-cell office:value-type="float" office:value="358.894754987">
                <text:p>358.894754987</text:p>
              </table:table-cell>
              <table:table-cell office:value-type="float" office:value="359.19247486">
                <text:p>359.1924748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71.957967505">
                <text:p>471.957967505</text:p>
              </table:table-cell>
              <table:table-cell office:value-type="float" office:value="429.150857995">
                <text:p>429.150857995</text:p>
              </table:table-cell>
              <table:table-cell office:value-type="float" office:value="269.995844329">
                <text:p>269.9958443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35.317272574">
                <text:p>535.317272574</text:p>
              </table:table-cell>
              <table:table-cell office:value-type="float" office:value="499.406961003">
                <text:p>499.406961003</text:p>
              </table:table-cell>
              <table:table-cell office:value-type="float" office:value="270.806674626">
                <text:p>270.80667462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98.676728704">
                <text:p>598.676728704</text:p>
              </table:table-cell>
              <table:table-cell office:value-type="float" office:value="569.663231515">
                <text:p>569.663231515</text:p>
              </table:table-cell>
              <table:table-cell office:value-type="float" office:value="271.617506857">
                <text:p>271.6175068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62.036033774">
                <text:p>662.036033774</text:p>
              </table:table-cell>
              <table:table-cell office:value-type="float" office:value="639.919334523">
                <text:p>639.919334523</text:p>
              </table:table-cell>
              <table:table-cell office:value-type="float" office:value="256.98956131">
                <text:p>256.9895613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25.395489904">
                <text:p>725.395489904</text:p>
              </table:table-cell>
              <table:table-cell office:value-type="float" office:value="710.175605035">
                <text:p>710.175605035</text:p>
              </table:table-cell>
              <table:table-cell office:value-type="float" office:value="239.637110011">
                <text:p>239.6371100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88.754794973">
                <text:p>788.754794973</text:p>
              </table:table-cell>
              <table:table-cell office:value-type="float" office:value="780.431708043">
                <text:p>780.431708043</text:p>
              </table:table-cell>
              <table:table-cell office:value-type="float" office:value="269.774559747">
                <text:p>269.77455974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852.114100043">
                <text:p>852.114100043</text:p>
              </table:table-cell>
              <table:table-cell office:value-type="float" office:value="850.687811051">
                <text:p>850.687811051</text:p>
              </table:table-cell>
              <table:table-cell office:value-type="float" office:value="342.025618312">
                <text:p>342.0256183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54.854843718">
                <text:p>854.854843718</text:p>
              </table:table-cell>
              <table:table-cell office:value-type="float" office:value="908.617658879">
                <text:p>908.617658879</text:p>
              </table:table-cell>
              <table:table-cell office:value-type="float" office:value="414.276849137">
                <text:p>414.27684913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54.654802622">
                <text:p>654.654802622</text:p>
              </table:table-cell>
              <table:table-cell office:value-type="float" office:value="732.351185781">
                <text:p>732.351185781</text:p>
              </table:table-cell>
              <table:table-cell office:value-type="float" office:value="486.527907702">
                <text:p>486.52790770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4.454284212">
                <text:p>454.454284212</text:p>
              </table:table-cell>
              <table:table-cell office:value-type="float" office:value="556.084292431">
                <text:p>556.084292431</text:p>
              </table:table-cell>
              <table:table-cell office:value-type="float" office:value="558.779138527">
                <text:p>558.77913852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3.481424058">
                <text:p>303.481424058</text:p>
              </table:table-cell>
              <table:table-cell office:value-type="float" office:value="379.817819333">
                <text:p>379.817819333</text:p>
              </table:table-cell>
              <table:table-cell office:value-type="float" office:value="631.030197092">
                <text:p>631.0301970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17.312382582">
                <text:p>317.312382582</text:p>
              </table:table-cell>
              <table:table-cell office:value-type="float" office:value="379.154171996">
                <text:p>379.154171996</text:p>
              </table:table-cell>
              <table:table-cell office:value-type="float" office:value="703.281255656">
                <text:p>703.2812556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31.143374082">
                <text:p>331.143374082</text:p>
              </table:table-cell>
              <table:table-cell office:value-type="float" office:value="443.439589713">
                <text:p>443.439589713</text:p>
              </table:table-cell>
              <table:table-cell office:value-type="float" office:value="775.532486481">
                <text:p>775.5324864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44.974332606">
                <text:p>344.974332606</text:p>
              </table:table-cell>
              <table:table-cell office:value-type="float" office:value="507.724854161">
                <text:p>507.724854161</text:p>
              </table:table-cell>
              <table:table-cell office:value-type="float" office:value="791.887292223">
                <text:p>791.88729222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24.114237518">
                <text:p>324.114237518</text:p>
              </table:table-cell>
              <table:table-cell office:value-type="float" office:value="572.010271878">
                <text:p>572.010271878</text:p>
              </table:table-cell>
              <table:table-cell office:value-type="float" office:value="584.656592595">
                <text:p>584.65659259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1.690634485">
                <text:p>291.690634485</text:p>
              </table:table-cell>
              <table:table-cell office:value-type="float" office:value="636.295536327">
                <text:p>636.295536327</text:p>
              </table:table-cell>
              <table:table-cell office:value-type="float" office:value="377.426387043">
                <text:p>377.4263870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6.123369861">
                <text:p>266.123369861</text:p>
              </table:table-cell>
              <table:table-cell office:value-type="float" office:value="700.580800776">
                <text:p>700.580800776</text:p>
              </table:table-cell>
              <table:table-cell office:value-type="float" office:value="304.029133784">
                <text:p>304.0291337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0.835525087">
                <text:p>290.835525087</text:p>
              </table:table-cell>
              <table:table-cell office:value-type="float" office:value="764.866218493">
                <text:p>764.866218493</text:p>
              </table:table-cell>
              <table:table-cell office:value-type="float" office:value="369.927160724">
                <text:p>369.92716072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5.547621395">
                <text:p>315.547621395</text:p>
              </table:table-cell>
              <table:table-cell office:value-type="float" office:value="829.151482942">
                <text:p>829.151482942</text:p>
              </table:table-cell>
              <table:table-cell office:value-type="float" office:value="435.825030552">
                <text:p>435.82503055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0.259776621">
                <text:p>340.259776621</text:p>
              </table:table-cell>
              <table:table-cell office:value-type="float" office:value="893.436900659">
                <text:p>893.436900659</text:p>
              </table:table-cell>
              <table:table-cell office:value-type="float" office:value="501.723057492">
                <text:p>501.72305749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50.084055125">
                <text:p>350.084055125</text:p>
              </table:table-cell>
              <table:table-cell office:value-type="float" office:value="873.342089678">
                <text:p>873.342089678</text:p>
              </table:table-cell>
              <table:table-cell office:value-type="float" office:value="567.620927319">
                <text:p>567.62092731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50.783579009">
                <text:p>350.783579009</text:p>
              </table:table-cell>
              <table:table-cell office:value-type="float" office:value="703.23856617">
                <text:p>703.23856617</text:p>
              </table:table-cell>
              <table:table-cell office:value-type="float" office:value="633.518797146">
                <text:p>633.51879714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1.483104561">
                <text:p>351.483104561</text:p>
              </table:table-cell>
              <table:table-cell office:value-type="float" office:value="533.134637104">
                <text:p>533.134637104</text:p>
              </table:table-cell>
              <table:table-cell office:value-type="float" office:value="699.416824086">
                <text:p>699.41682408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49.22298534">
                <text:p>349.22298534</text:p>
              </table:table-cell>
              <table:table-cell office:value-type="float" office:value="363.031113596">
                <text:p>363.031113596</text:p>
              </table:table-cell>
              <table:table-cell office:value-type="float" office:value="765.314693914">
                <text:p>765.3146939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20.326009281">
                <text:p>320.326009281</text:p>
              </table:table-cell>
              <table:table-cell office:value-type="float" office:value="318.589797269">
                <text:p>318.589797269</text:p>
              </table:table-cell>
              <table:table-cell office:value-type="float" office:value="681.148231193">
                <text:p>681.14823119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1.429102118">
                <text:p>291.429102118</text:p>
              </table:table-cell>
              <table:table-cell office:value-type="float" office:value="288.111029148">
                <text:p>288.111029148</text:p>
              </table:table-cell>
              <table:table-cell office:value-type="float" office:value="483.776057609">
                <text:p>483.7760576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0.395405386">
                <text:p>260.395405386</text:p>
              </table:table-cell>
              <table:table-cell office:value-type="float" office:value="258.547784533">
                <text:p>258.547784533</text:p>
              </table:table-cell>
              <table:table-cell office:value-type="float" office:value="286.403884025">
                <text:p>286.40388402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25.723304892">
                <text:p>225.723304892</text:p>
              </table:table-cell>
              <table:table-cell office:value-type="float" office:value="231.731029041">
                <text:p>231.731029041</text:p>
              </table:table-cell>
              <table:table-cell office:value-type="float" office:value="238.551766081">
                <text:p>238.55176608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1.391548988">
                <text:p>211.391548988</text:p>
              </table:table-cell>
              <table:table-cell office:value-type="float" office:value="212.2853252">
                <text:p>212.2853252</text:p>
              </table:table-cell>
              <table:table-cell office:value-type="float" office:value="207.313070406">
                <text:p>207.31307040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36.543974808">
                <text:p>236.543974808</text:p>
              </table:table-cell>
              <table:table-cell office:value-type="float" office:value="231.537215472">
                <text:p>231.537215472</text:p>
              </table:table-cell>
              <table:table-cell office:value-type="float" office:value="232.581692617">
                <text:p>232.58169261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61.696340659">
                <text:p>261.696340659</text:p>
              </table:table-cell>
              <table:table-cell office:value-type="float" office:value="250.789059843">
                <text:p>250.789059843</text:p>
              </table:table-cell>
              <table:table-cell office:value-type="float" office:value="266.293862454">
                <text:p>266.2938624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4.929772194">
                <text:p>274.929772194</text:p>
              </table:table-cell>
              <table:table-cell office:value-type="float" office:value="264.6857167">
                <text:p>264.6857167</text:p>
              </table:table-cell>
              <table:table-cell office:value-type="float" office:value="300.00603229">
                <text:p>300.006032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81.163216707">
                <text:p>281.163216707</text:p>
              </table:table-cell>
              <table:table-cell office:value-type="float" office:value="274.542514826">
                <text:p>274.542514826</text:p>
              </table:table-cell>
              <table:table-cell office:value-type="float" office:value="311.899789326">
                <text:p>311.89978932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87.396646359">
                <text:p>287.396646359</text:p>
              </table:table-cell>
              <table:table-cell office:value-type="float" office:value="284.399289451">
                <text:p>284.399289451</text:p>
              </table:table-cell>
              <table:table-cell office:value-type="float" office:value="318.338923972">
                <text:p>318.33892397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87.733690832">
                <text:p>287.733690832</text:p>
              </table:table-cell>
              <table:table-cell office:value-type="float" office:value="287.556904086">
                <text:p>287.556904086</text:p>
              </table:table-cell>
              <table:table-cell office:value-type="float" office:value="324.77807397">
                <text:p>324.778073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5.99903286">
                <text:p>285.99903286</text:p>
              </table:table-cell>
              <table:table-cell office:value-type="float" office:value="287.843449177">
                <text:p>287.843449177</text:p>
              </table:table-cell>
              <table:table-cell office:value-type="float" office:value="319.323315158">
                <text:p>319.32331515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4.264374888">
                <text:p>284.264374888</text:p>
              </table:table-cell>
              <table:table-cell office:value-type="float" office:value="288.129994268">
                <text:p>288.129994268</text:p>
              </table:table-cell>
              <table:table-cell office:value-type="float" office:value="302.889619717">
                <text:p>302.8896197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71.818161011">
                <text:p>271.818161011</text:p>
              </table:table-cell>
              <table:table-cell office:value-type="float" office:value="336.659503703">
                <text:p>336.659503703</text:p>
              </table:table-cell>
              <table:table-cell office:value-type="float" office:value="286.455885096">
                <text:p>286.4558850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8.181810379">
                <text:p>258.181810379</text:p>
              </table:table-cell>
              <table:table-cell office:value-type="float" office:value="396.505140473">
                <text:p>396.505140473</text:p>
              </table:table-cell>
              <table:table-cell office:value-type="float" office:value="272.903226872">
                <text:p>272.90322687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78.082752946">
                <text:p>278.082752946</text:p>
              </table:table-cell>
              <table:table-cell office:value-type="float" office:value="456.350919927">
                <text:p>456.350919927</text:p>
              </table:table-cell>
              <table:table-cell office:value-type="float" office:value="260.527291282">
                <text:p>260.5272912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48.289216846">
                <text:p>348.289216846</text:p>
              </table:table-cell>
              <table:table-cell office:value-type="float" office:value="516.196556697">
                <text:p>516.196556697</text:p>
              </table:table-cell>
              <table:table-cell office:value-type="float" office:value="250.175258293">
                <text:p>250.1752582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18.495680746">
                <text:p>418.495680746</text:p>
              </table:table-cell>
              <table:table-cell office:value-type="float" office:value="576.042193468">
                <text:p>576.042193468</text:p>
              </table:table-cell>
              <table:table-cell office:value-type="float" office:value="247.918717676">
                <text:p>247.91871767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88.702312032">
                <text:p>488.702312032</text:p>
              </table:table-cell>
              <table:table-cell office:value-type="float" office:value="635.887972921">
                <text:p>635.887972921</text:p>
              </table:table-cell>
              <table:table-cell office:value-type="float" office:value="245.66217168">
                <text:p>245.662171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8.908775933">
                <text:p>558.908775933</text:p>
              </table:table-cell>
              <table:table-cell office:value-type="float" office:value="695.733609692">
                <text:p>695.733609692</text:p>
              </table:table-cell>
              <table:table-cell office:value-type="float" office:value="251.356931754">
                <text:p>251.35693175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29.115407219">
                <text:p>629.115407219</text:p>
              </table:table-cell>
              <table:table-cell office:value-type="float" office:value="742.421153739">
                <text:p>742.421153739</text:p>
              </table:table-cell>
              <table:table-cell office:value-type="float" office:value="259.702128438">
                <text:p>259.70212843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99.321871119">
                <text:p>699.321871119</text:p>
              </table:table-cell>
              <table:table-cell office:value-type="float" office:value="783.196969783">
                <text:p>783.196969783</text:p>
              </table:table-cell>
              <table:table-cell office:value-type="float" office:value="274.234578669">
                <text:p>274.2345786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69.528335019">
                <text:p>769.528335019</text:p>
              </table:table-cell>
              <table:table-cell office:value-type="float" office:value="823.972785828">
                <text:p>823.972785828</text:p>
              </table:table-cell>
              <table:table-cell office:value-type="float" office:value="359.919290567">
                <text:p>359.9192905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39.734966305">
                <text:p>839.734966305</text:p>
              </table:table-cell>
              <table:table-cell office:value-type="float" office:value="864.748699089">
                <text:p>864.748699089</text:p>
              </table:table-cell>
              <table:table-cell office:value-type="float" office:value="445.604206754">
                <text:p>445.6042067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95.345080206">
                <text:p>695.345080206</text:p>
              </table:table-cell>
              <table:table-cell office:value-type="float" office:value="905.524515134">
                <text:p>905.524515134</text:p>
              </table:table-cell>
              <table:table-cell office:value-type="float" office:value="531.288918652">
                <text:p>531.2889186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24.431836014">
                <text:p>524.431836014</text:p>
              </table:table-cell>
              <table:table-cell office:value-type="float" office:value="946.300428396">
                <text:p>946.300428396</text:p>
              </table:table-cell>
              <table:table-cell office:value-type="float" office:value="616.973834839">
                <text:p>616.97383483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3.518999311">
                <text:p>353.518999311</text:p>
              </table:table-cell>
              <table:table-cell office:value-type="float" office:value="987.07624444">
                <text:p>987.07624444</text:p>
              </table:table-cell>
              <table:table-cell office:value-type="float" office:value="702.658546737">
                <text:p>702.6585467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74.667827127">
                <text:p>374.667827127</text:p>
              </table:table-cell>
              <table:table-cell office:value-type="float" office:value="1027.85206048">
                <text:p>1027.85206048</text:p>
              </table:table-cell>
              <table:table-cell office:value-type="float" office:value="788.343258635">
                <text:p>788.34325863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56.467743365">
                <text:p>456.467743365</text:p>
              </table:table-cell>
              <table:table-cell office:value-type="float" office:value="1068.62797375">
                <text:p>1068.62797375</text:p>
              </table:table-cell>
              <table:table-cell office:value-type="float" office:value="874.028174822">
                <text:p>874.02817482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38.267464578">
                <text:p>538.267464578</text:p>
              </table:table-cell>
              <table:table-cell office:value-type="float" office:value="1109.40378979">
                <text:p>1109.40378979</text:p>
              </table:table-cell>
              <table:table-cell office:value-type="float" office:value="959.71288672">
                <text:p>959.7128867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20.067380817">
                <text:p>620.067380817</text:p>
              </table:table-cell>
              <table:table-cell office:value-type="float" office:value="1150.17970305">
                <text:p>1150.17970305</text:p>
              </table:table-cell>
              <table:table-cell office:value-type="float" office:value="1045.39780291">
                <text:p>1045.397802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1.867102029">
                <text:p>701.867102029</text:p>
              </table:table-cell>
              <table:table-cell office:value-type="float" office:value="1190.9555191">
                <text:p>1190.9555191</text:p>
              </table:table-cell>
              <table:table-cell office:value-type="float" office:value="1131.0825148">
                <text:p>1131.082514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3.666823242">
                <text:p>783.666823242</text:p>
              </table:table-cell>
              <table:table-cell office:value-type="float" office:value="1259.64915579">
                <text:p>1259.64915579</text:p>
              </table:table-cell>
              <table:table-cell office:value-type="float" office:value="1216.7672267">
                <text:p>1216.76722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65.466739481">
                <text:p>865.466739481</text:p>
              </table:table-cell>
              <table:table-cell office:value-type="float" office:value="1342.7248676">
                <text:p>1342.7248676</text:p>
              </table:table-cell>
              <table:table-cell office:value-type="float" office:value="1302.45214289">
                <text:p>1302.4521428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47.266460693">
                <text:p>947.266460693</text:p>
              </table:table-cell>
              <table:table-cell office:value-type="float" office:value="1425.80038134">
                <text:p>1425.80038134</text:p>
              </table:table-cell>
              <table:table-cell office:value-type="float" office:value="1388.13685479">
                <text:p>1388.1368547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29.06637693">
                <text:p>1029.06637693</text:p>
              </table:table-cell>
              <table:table-cell office:value-type="float" office:value="1508.87609315">
                <text:p>1508.87609315</text:p>
              </table:table-cell>
              <table:table-cell office:value-type="float" office:value="1473.82177097">
                <text:p>1473.821770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10.86609814">
                <text:p>1110.86609814</text:p>
              </table:table-cell>
              <table:table-cell office:value-type="float" office:value="1591.95160689">
                <text:p>1591.95160689</text:p>
              </table:table-cell>
              <table:table-cell office:value-type="float" office:value="1559.50648287">
                <text:p>1559.5064828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92.66581936">
                <text:p>1192.66581936</text:p>
              </table:table-cell>
              <table:table-cell office:value-type="float" office:value="1675.02712063">
                <text:p>1675.02712063</text:p>
              </table:table-cell>
              <table:table-cell office:value-type="float" office:value="1645.19119477">
                <text:p>1645.191194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274.4657356">
                <text:p>1274.4657356</text:p>
              </table:table-cell>
              <table:table-cell office:value-type="float" office:value="1758.10283244">
                <text:p>1758.10283244</text:p>
              </table:table-cell>
              <table:table-cell office:value-type="float" office:value="1730.87611096">
                <text:p>1730.876110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56.26545681">
                <text:p>1356.26545681</text:p>
              </table:table-cell>
              <table:table-cell office:value-type="float" office:value="1841.17834618">
                <text:p>1841.17834618</text:p>
              </table:table-cell>
              <table:table-cell office:value-type="float" office:value="1653.87970832">
                <text:p>1653.879708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38.06537305">
                <text:p>1438.06537305</text:p>
              </table:table-cell>
              <table:table-cell office:value-type="float" office:value="1924.25405799">
                <text:p>1924.25405799</text:p>
              </table:table-cell>
              <table:table-cell office:value-type="float" office:value="1287.67216084">
                <text:p>1287.672160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19.86509426">
                <text:p>1519.86509426</text:p>
              </table:table-cell>
              <table:table-cell office:value-type="float" office:value="2007.32957173">
                <text:p>2007.32957173</text:p>
              </table:table-cell>
              <table:table-cell office:value-type="float" office:value="921.465486469">
                <text:p>921.4654864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01.66481547">
                <text:p>1601.66481547</text:p>
              </table:table-cell>
              <table:table-cell office:value-type="float" office:value="2090.40508547">
                <text:p>2090.40508547</text:p>
              </table:table-cell>
              <table:table-cell office:value-type="float" office:value="555.258812097">
                <text:p>555.25881209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83.46473171">
                <text:p>1683.46473171</text:p>
              </table:table-cell>
              <table:table-cell office:value-type="float" office:value="2173.48079727">
                <text:p>2173.48079727</text:p>
              </table:table-cell>
              <table:table-cell office:value-type="float" office:value="357.849570254">
                <text:p>357.84957025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65.26445292">
                <text:p>1765.26445292</text:p>
              </table:table-cell>
              <table:table-cell office:value-type="float" office:value="2256.55631102">
                <text:p>2256.55631102</text:p>
              </table:table-cell>
              <table:table-cell office:value-type="float" office:value="310.128689037">
                <text:p>310.12868903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362.98808047">
                <text:p>1362.98808047</text:p>
              </table:table-cell>
              <table:table-cell office:value-type="float" office:value="2339.63202282">
                <text:p>2339.63202282</text:p>
              </table:table-cell>
              <table:table-cell office:value-type="float" office:value="262.407694045">
                <text:p>262.4076940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99.355827763">
                <text:p>799.355827763</text:p>
              </table:table-cell>
              <table:table-cell office:value-type="float" office:value="2422.70753656">
                <text:p>2422.70753656</text:p>
              </table:table-cell>
              <table:table-cell office:value-type="float" office:value="300.962891563">
                <text:p>300.9628915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73.694218861">
                <text:p>273.694218861</text:p>
              </table:table-cell>
              <table:table-cell office:value-type="float" office:value="2505.7830503">
                <text:p>2505.7830503</text:p>
              </table:table-cell>
              <table:table-cell office:value-type="float" office:value="346.011725868">
                <text:p>346.01172586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42.901165283">
                <text:p>342.901165283</text:p>
              </table:table-cell>
              <table:table-cell office:value-type="float" office:value="2588.85876211">
                <text:p>2588.85876211</text:p>
              </table:table-cell>
              <table:table-cell office:value-type="float" office:value="391.060667579">
                <text:p>391.06066757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12.107946702">
                <text:p>412.107946702</text:p>
              </table:table-cell>
              <table:table-cell office:value-type="float" office:value="2671.93427585">
                <text:p>2671.93427585</text:p>
              </table:table-cell>
              <table:table-cell office:value-type="float" office:value="436.109501885">
                <text:p>436.10950188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81.314893124">
                <text:p>481.314893124</text:p>
              </table:table-cell>
              <table:table-cell office:value-type="float" office:value="2755.00998766">
                <text:p>2755.00998766</text:p>
              </table:table-cell>
              <table:table-cell office:value-type="float" office:value="470.708747214">
                <text:p>470.70874721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50.521674544">
                <text:p>550.521674544</text:p>
              </table:table-cell>
              <table:table-cell office:value-type="float" office:value="2838.0855014">
                <text:p>2838.0855014</text:p>
              </table:table-cell>
              <table:table-cell office:value-type="float" office:value="465.997518021">
                <text:p>465.9975180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19.728455963">
                <text:p>619.728455963</text:p>
              </table:table-cell>
              <table:table-cell office:value-type="float" office:value="2921.16101514">
                <text:p>2921.16101514</text:p>
              </table:table-cell>
              <table:table-cell office:value-type="float" office:value="461.286288828">
                <text:p>461.28628882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88.935402385">
                <text:p>688.935402385</text:p>
              </table:table-cell>
              <table:table-cell office:value-type="float" office:value="3004.23672695">
                <text:p>3004.23672695</text:p>
              </table:table-cell>
              <table:table-cell office:value-type="float" office:value="456.575048402">
                <text:p>456.57504840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58.142183804">
                <text:p>758.142183804</text:p>
              </table:table-cell>
              <table:table-cell office:value-type="float" office:value="3087.31224069">
                <text:p>3087.31224069</text:p>
              </table:table-cell>
              <table:table-cell office:value-type="float" office:value="451.863819208">
                <text:p>451.86381920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827.349130226">
                <text:p>827.349130226</text:p>
              </table:table-cell>
              <table:table-cell office:value-type="float" office:value="3170.3879525">
                <text:p>3170.3879525</text:p>
              </table:table-cell>
              <table:table-cell office:value-type="float" office:value="456.770170564">
                <text:p>456.77017056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64.150765782">
                <text:p>864.150765782</text:p>
              </table:table-cell>
              <table:table-cell office:value-type="float" office:value="3253.46346624">
                <text:p>3253.46346624</text:p>
              </table:table-cell>
              <table:table-cell office:value-type="float" office:value="465.798311405">
                <text:p>465.79831140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50.267581989">
                <text:p>850.267581989</text:p>
              </table:table-cell>
              <table:table-cell office:value-type="float" office:value="3336.53897998">
                <text:p>3336.53897998</text:p>
              </table:table-cell>
              <table:table-cell office:value-type="float" office:value="474.826452246">
                <text:p>474.82645224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36.384365096">
                <text:p>836.384365096</text:p>
              </table:table-cell>
              <table:table-cell office:value-type="float" office:value="3419.61469179">
                <text:p>3419.61469179</text:p>
              </table:table-cell>
              <table:table-cell office:value-type="float" office:value="483.854614612">
                <text:p>483.8546146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22.501181303">
                <text:p>822.501181303</text:p>
              </table:table-cell>
              <table:table-cell office:value-type="float" office:value="3502.69020553">
                <text:p>3502.69020553</text:p>
              </table:table-cell>
              <table:table-cell office:value-type="float" office:value="492.882755454">
                <text:p>492.88275545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08.617964411">
                <text:p>808.617964411</text:p>
              </table:table-cell>
              <table:table-cell office:value-type="float" office:value="3585.76591734">
                <text:p>3585.76591734</text:p>
              </table:table-cell>
              <table:table-cell office:value-type="float" office:value="425.141850921">
                <text:p>425.1418509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94.734780618">
                <text:p>794.734780618</text:p>
              </table:table-cell>
              <table:table-cell office:value-type="float" office:value="3668.84143108">
                <text:p>3668.84143108</text:p>
              </table:table-cell>
              <table:table-cell office:value-type="float" office:value="333.15844189">
                <text:p>333.1584418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0.851596825">
                <text:p>780.851596825</text:p>
              </table:table-cell>
              <table:table-cell office:value-type="float" office:value="3751.91694482">
                <text:p>3751.91694482</text:p>
              </table:table-cell>
              <table:table-cell office:value-type="float" office:value="262.324989719">
                <text:p>262.32498971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66.968379932">
                <text:p>766.968379932</text:p>
              </table:table-cell>
              <table:table-cell office:value-type="float" office:value="3834.99265663">
                <text:p>3834.99265663</text:p>
              </table:table-cell>
              <table:table-cell office:value-type="float" office:value="287.842024394">
                <text:p>287.84202439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58.70408433">
                <text:p>658.70408433</text:p>
              </table:table-cell>
              <table:table-cell office:value-type="float" office:value="3918.06817037">
                <text:p>3918.06817037</text:p>
              </table:table-cell>
              <table:table-cell office:value-type="float" office:value="313.358998231">
                <text:p>313.3589982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17.278849108">
                <text:p>517.278849108</text:p>
              </table:table-cell>
              <table:table-cell office:value-type="float" office:value="4001.14388217">
                <text:p>4001.14388217</text:p>
              </table:table-cell>
              <table:table-cell office:value-type="float" office:value="338.876032906">
                <text:p>338.87603290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5.853951069">
                <text:p>375.853951069</text:p>
              </table:table-cell>
              <table:table-cell office:value-type="float" office:value="4084.21939592">
                <text:p>4084.21939592</text:p>
              </table:table-cell>
              <table:table-cell office:value-type="float" office:value="335.587657616">
                <text:p>335.58765761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6.424308957">
                <text:p>296.424308957</text:p>
              </table:table-cell>
              <table:table-cell office:value-type="float" office:value="4167.29490966">
                <text:p>4167.29490966</text:p>
              </table:table-cell>
              <table:table-cell office:value-type="float" office:value="321.097255102">
                <text:p>321.09725510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61.887437235">
                <text:p>261.887437235</text:p>
              </table:table-cell>
              <table:table-cell office:value-type="float" office:value="4250.37062146">
                <text:p>4250.37062146</text:p>
              </table:table-cell>
              <table:table-cell office:value-type="float" office:value="306.60681804">
                <text:p>306.606818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44.696581011">
                <text:p>244.696581011</text:p>
              </table:table-cell>
              <table:table-cell office:value-type="float" office:value="4333.4461352">
                <text:p>4333.4461352</text:p>
              </table:table-cell>
              <table:table-cell office:value-type="float" office:value="306.081877173">
                <text:p>306.08187717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85.576911597">
                <text:p>285.576911597</text:p>
              </table:table-cell>
              <table:table-cell office:value-type="float" office:value="4416.52184701">
                <text:p>4416.52184701</text:p>
              </table:table-cell>
              <table:table-cell office:value-type="float" office:value="311.831266875">
                <text:p>311.8312668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26.457144718">
                <text:p>326.457144718</text:p>
              </table:table-cell>
              <table:table-cell office:value-type="float" office:value="4499.59736075">
                <text:p>4499.59736075</text:p>
              </table:table-cell>
              <table:table-cell office:value-type="float" office:value="317.580642868">
                <text:p>317.58064286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67.337377838">
                <text:p>367.337377838</text:p>
              </table:table-cell>
              <table:table-cell office:value-type="float" office:value="4582.67287449">
                <text:p>4582.67287449</text:p>
              </table:table-cell>
              <table:table-cell office:value-type="float" office:value="322.866495245">
                <text:p>322.8664952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93.245057386">
                <text:p>393.245057386</text:p>
              </table:table-cell>
              <table:table-cell office:value-type="float" office:value="4665.7485863">
                <text:p>4665.7485863</text:p>
              </table:table-cell>
              <table:table-cell office:value-type="float" office:value="327.669917507">
                <text:p>327.6699175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71.739740311">
                <text:p>371.739740311</text:p>
              </table:table-cell>
              <table:table-cell office:value-type="float" office:value="4748.82410004">
                <text:p>4748.82410004</text:p>
              </table:table-cell>
              <table:table-cell office:value-type="float" office:value="332.473328317">
                <text:p>332.47332831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50.234371963">
                <text:p>350.234371963</text:p>
              </table:table-cell>
              <table:table-cell office:value-type="float" office:value="4831.89981185">
                <text:p>4831.89981185</text:p>
              </table:table-cell>
              <table:table-cell office:value-type="float" office:value="335.285222554">
                <text:p>335.28522255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28.729054887">
                <text:p>328.729054887</text:p>
              </table:table-cell>
              <table:table-cell office:value-type="float" office:value="4914.97532559">
                <text:p>4914.97532559</text:p>
              </table:table-cell>
              <table:table-cell office:value-type="float" office:value="323.492698387">
                <text:p>323.4926983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57.060398494">
                <text:p>357.060398494</text:p>
              </table:table-cell>
              <table:table-cell office:value-type="float" office:value="4998.05083933">
                <text:p>4998.05083933</text:p>
              </table:table-cell>
              <table:table-cell office:value-type="float" office:value="311.70017422">
                <text:p>311.7001742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87.468316341">
                <text:p>387.468316341</text:p>
              </table:table-cell>
              <table:table-cell office:value-type="float" office:value="5081.12655114">
                <text:p>5081.12655114</text:p>
              </table:table-cell>
              <table:table-cell office:value-type="float" office:value="303.492368202">
                <text:p>303.4923682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17.876161691">
                <text:p>417.876161691</text:p>
              </table:table-cell>
              <table:table-cell office:value-type="float" office:value="5164.20206488">
                <text:p>5164.20206488</text:p>
              </table:table-cell>
              <table:table-cell office:value-type="float" office:value="324.287952003">
                <text:p>324.28795200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48.284079538">
                <text:p>448.284079538</text:p>
              </table:table-cell>
              <table:table-cell office:value-type="float" office:value="5247.27777669">
                <text:p>5247.27777669</text:p>
              </table:table-cell>
              <table:table-cell office:value-type="float" office:value="345.083585384">
                <text:p>345.0835853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74.081807281">
                <text:p>474.081807281</text:p>
              </table:table-cell>
              <table:table-cell office:value-type="float" office:value="5330.35329043">
                <text:p>5330.35329043</text:p>
              </table:table-cell>
              <table:table-cell office:value-type="float" office:value="365.879169185">
                <text:p>365.8791691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84.445683812">
                <text:p>484.445683812</text:p>
              </table:table-cell>
              <table:table-cell office:value-type="float" office:value="5413.42880417">
                <text:p>5413.42880417</text:p>
              </table:table-cell>
              <table:table-cell office:value-type="float" office:value="386.816490152">
                <text:p>386.8164901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94.809585052">
                <text:p>494.809585052</text:p>
              </table:table-cell>
              <table:table-cell office:value-type="float" office:value="5496.50451598">
                <text:p>5496.50451598</text:p>
              </table:table-cell>
              <table:table-cell office:value-type="float" office:value="408.069342341">
                <text:p>408.0693423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05.173461583">
                <text:p>505.173461583</text:p>
              </table:table-cell>
              <table:table-cell office:value-type="float" office:value="5579.58002972">
                <text:p>5579.58002972</text:p>
              </table:table-cell>
              <table:table-cell office:value-type="float" office:value="429.32214386">
                <text:p>429.322143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15.537362823">
                <text:p>515.537362823</text:p>
              </table:table-cell>
              <table:table-cell office:value-type="float" office:value="5662.65574153">
                <text:p>5662.65574153</text:p>
              </table:table-cell>
              <table:table-cell office:value-type="float" office:value="450.574996049">
                <text:p>450.57499604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5.901239354">
                <text:p>525.901239354</text:p>
              </table:table-cell>
              <table:table-cell office:value-type="float" office:value="5745.73125527">
                <text:p>5745.73125527</text:p>
              </table:table-cell>
              <table:table-cell office:value-type="float" office:value="471.827797568">
                <text:p>471.82779756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78.245630808">
                <text:p>378.245630808</text:p>
              </table:table-cell>
              <table:table-cell office:value-type="float" office:value="5828.80676901">
                <text:p>5828.80676901</text:p>
              </table:table-cell>
              <table:table-cell office:value-type="float" office:value="502.117608743">
                <text:p>502.1176087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4.005591073">
                <text:p>224.005591073</text:p>
              </table:table-cell>
              <table:table-cell office:value-type="float" office:value="5911.88248082">
                <text:p>5911.88248082</text:p>
              </table:table-cell>
              <table:table-cell office:value-type="float" office:value="542.598196648">
                <text:p>542.59819664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48.218762019">
                <text:p>248.218762019</text:p>
              </table:table-cell>
              <table:table-cell office:value-type="float" office:value="5994.95799456">
                <text:p>5994.95799456</text:p>
              </table:table-cell>
              <table:table-cell office:value-type="float" office:value="583.07868804">
                <text:p>583.0786880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4.487851492">
                <text:p>294.487851492</text:p>
              </table:table-cell>
              <table:table-cell office:value-type="float" office:value="6078.03370636">
                <text:p>6078.03370636</text:p>
              </table:table-cell>
              <table:table-cell office:value-type="float" office:value="623.559275945">
                <text:p>623.5592759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0.756830651">
                <text:p>340.756830651</text:p>
              </table:table-cell>
              <table:table-cell office:value-type="float" office:value="6161.1092201">
                <text:p>6161.1092201</text:p>
              </table:table-cell>
              <table:table-cell office:value-type="float" office:value="664.039767337">
                <text:p>664.03976733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86.262620705">
                <text:p>386.262620705</text:p>
              </table:table-cell>
              <table:table-cell office:value-type="float" office:value="6244.18473384">
                <text:p>6244.18473384</text:p>
              </table:table-cell>
              <table:table-cell office:value-type="float" office:value="704.520258729">
                <text:p>704.52025872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94.373983484">
                <text:p>394.373983484</text:p>
              </table:table-cell>
              <table:table-cell office:value-type="float" office:value="5071.0388799">
                <text:p>5071.0388799</text:p>
              </table:table-cell>
              <table:table-cell office:value-type="float" office:value="745.000846635">
                <text:p>745.00084663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2.485326924">
                <text:p>402.485326924</text:p>
              </table:table-cell>
              <table:table-cell office:value-type="float" office:value="3803.34232567">
                <text:p>3803.34232567</text:p>
              </table:table-cell>
              <table:table-cell office:value-type="float" office:value="785.481338027">
                <text:p>785.481338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0.596689703">
                <text:p>410.596689703</text:p>
              </table:table-cell>
              <table:table-cell office:value-type="float" office:value="2535.64274901">
                <text:p>2535.64274901</text:p>
              </table:table-cell>
              <table:table-cell office:value-type="float" office:value="770.52251405">
                <text:p>770.5225140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8.708033143">
                <text:p>418.708033143</text:p>
              </table:table-cell>
              <table:table-cell office:value-type="float" office:value="1267.94619479">
                <text:p>1267.94619479</text:p>
              </table:table-cell>
              <table:table-cell office:value-type="float" office:value="637.75535963">
                <text:p>637.7553596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9.823191347">
                <text:p>419.823191347</text:p>
              </table:table-cell>
              <table:table-cell office:value-type="float" office:value="486.784641025">
                <text:p>486.784641025</text:p>
              </table:table-cell>
              <table:table-cell office:value-type="float" office:value="504.98820521">
                <text:p>504.9882052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9.402610492">
                <text:p>419.402610492</text:p>
              </table:table-cell>
              <table:table-cell office:value-type="float" office:value="570.572608863">
                <text:p>570.572608863</text:p>
              </table:table-cell>
              <table:table-cell office:value-type="float" office:value="372.220734248">
                <text:p>372.22073424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8.98203064">
                <text:p>418.98203064</text:p>
              </table:table-cell>
              <table:table-cell office:value-type="float" office:value="654.360376936">
                <text:p>654.360376936</text:p>
              </table:table-cell>
              <table:table-cell office:value-type="float" office:value="423.04810933">
                <text:p>423.048109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8.561449786">
                <text:p>418.561449786</text:p>
              </table:table-cell>
              <table:table-cell office:value-type="float" office:value="738.148344774">
                <text:p>738.148344774</text:p>
              </table:table-cell>
              <table:table-cell office:value-type="float" office:value="511.479330522">
                <text:p>511.4793305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2.256202277">
                <text:p>412.256202277</text:p>
              </table:table-cell>
              <table:table-cell office:value-type="float" office:value="821.936112846">
                <text:p>821.936112846</text:p>
              </table:table-cell>
              <table:table-cell office:value-type="float" office:value="599.910340878">
                <text:p>599.9103408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02.640856614">
                <text:p>402.640856614</text:p>
              </table:table-cell>
              <table:table-cell office:value-type="float" office:value="905.723880918">
                <text:p>905.723880918</text:p>
              </table:table-cell>
              <table:table-cell office:value-type="float" office:value="688.341351234">
                <text:p>688.3413512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93.025488026">
                <text:p>393.025488026</text:p>
              </table:table-cell>
              <table:table-cell office:value-type="float" office:value="989.511848756">
                <text:p>989.511848756</text:p>
              </table:table-cell>
              <table:table-cell office:value-type="float" office:value="776.772572427">
                <text:p>776.7725724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83.410142362">
                <text:p>383.410142362</text:p>
              </table:table-cell>
              <table:table-cell office:value-type="float" office:value="1073.29961683">
                <text:p>1073.29961683</text:p>
              </table:table-cell>
              <table:table-cell office:value-type="float" office:value="865.203582783">
                <text:p>865.20358278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83.865534921">
                <text:p>383.865534921</text:p>
              </table:table-cell>
              <table:table-cell office:value-type="float" office:value="1157.08758467">
                <text:p>1157.08758467</text:p>
              </table:table-cell>
              <table:table-cell office:value-type="float" office:value="953.634803975">
                <text:p>953.6348039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86.531555299">
                <text:p>386.531555299</text:p>
              </table:table-cell>
              <table:table-cell office:value-type="float" office:value="1240.87535274">
                <text:p>1240.87535274</text:p>
              </table:table-cell>
              <table:table-cell office:value-type="float" office:value="1042.06581433">
                <text:p>1042.065814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89.197575677">
                <text:p>389.197575677</text:p>
              </table:table-cell>
              <table:table-cell office:value-type="float" office:value="1324.66312081">
                <text:p>1324.66312081</text:p>
              </table:table-cell>
              <table:table-cell office:value-type="float" office:value="1130.49682469">
                <text:p>1130.4968246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91.86360241">
                <text:p>391.86360241</text:p>
              </table:table-cell>
              <table:table-cell office:value-type="float" office:value="1408.45108865">
                <text:p>1408.45108865</text:p>
              </table:table-cell>
              <table:table-cell office:value-type="float" office:value="1218.92804588">
                <text:p>1218.9280458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72.926173545">
                <text:p>372.926173545</text:p>
              </table:table-cell>
              <table:table-cell office:value-type="float" office:value="1492.23885672">
                <text:p>1492.23885672</text:p>
              </table:table-cell>
              <table:table-cell office:value-type="float" office:value="1307.35905624">
                <text:p>1307.359056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51.318623438">
                <text:p>351.318623438</text:p>
              </table:table-cell>
              <table:table-cell office:value-type="float" office:value="1576.02682456">
                <text:p>1576.02682456</text:p>
              </table:table-cell>
              <table:table-cell office:value-type="float" office:value="1395.79027743">
                <text:p>1395.790277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29.711124848">
                <text:p>329.711124848</text:p>
              </table:table-cell>
              <table:table-cell office:value-type="float" office:value="1659.81459263">
                <text:p>1659.81459263</text:p>
              </table:table-cell>
              <table:table-cell office:value-type="float" office:value="1484.22128778">
                <text:p>1484.221287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33.577592884">
                <text:p>333.577592884</text:p>
              </table:table-cell>
              <table:table-cell office:value-type="float" office:value="1743.6023607">
                <text:p>1743.6023607</text:p>
              </table:table-cell>
              <table:table-cell office:value-type="float" office:value="1572.65229814">
                <text:p>1572.652298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49.990992668">
                <text:p>349.990992668</text:p>
              </table:table-cell>
              <table:table-cell office:value-type="float" office:value="1827.39032854">
                <text:p>1827.39032854</text:p>
              </table:table-cell>
              <table:table-cell office:value-type="float" office:value="1661.08351933">
                <text:p>1661.0835193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6.404353319">
                <text:p>366.404353319</text:p>
              </table:table-cell>
              <table:table-cell office:value-type="float" office:value="1911.17809661">
                <text:p>1911.17809661</text:p>
              </table:table-cell>
              <table:table-cell office:value-type="float" office:value="1749.51452969">
                <text:p>1749.5145296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82.817753103">
                <text:p>382.817753103</text:p>
              </table:table-cell>
              <table:table-cell office:value-type="float" office:value="1994.96606445">
                <text:p>1994.96606445</text:p>
              </table:table-cell>
              <table:table-cell office:value-type="float" office:value="1837.94575088">
                <text:p>1837.9457508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8.777944431">
                <text:p>368.777944431</text:p>
              </table:table-cell>
              <table:table-cell office:value-type="float" office:value="2078.75383252">
                <text:p>2078.75383252</text:p>
              </table:table-cell>
              <table:table-cell office:value-type="float" office:value="1926.37676124">
                <text:p>1926.376761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47.124956875">
                <text:p>347.124956875</text:p>
              </table:table-cell>
              <table:table-cell office:value-type="float" office:value="2162.5416006">
                <text:p>2162.5416006</text:p>
              </table:table-cell>
              <table:table-cell office:value-type="float" office:value="2014.80777159">
                <text:p>2014.807771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5.471917694">
                <text:p>325.471917694</text:p>
              </table:table-cell>
              <table:table-cell office:value-type="float" office:value="2246.32956843">
                <text:p>2246.32956843</text:p>
              </table:table-cell>
              <table:table-cell office:value-type="float" office:value="2103.23899279">
                <text:p>2103.2389927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21.864148305">
                <text:p>321.864148305</text:p>
              </table:table-cell>
              <table:table-cell office:value-type="float" office:value="2330.11733651">
                <text:p>2330.11733651</text:p>
              </table:table-cell>
              <table:table-cell office:value-type="float" office:value="2191.67000314">
                <text:p>2191.670003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28.854370015">
                <text:p>328.854370015</text:p>
              </table:table-cell>
              <table:table-cell office:value-type="float" office:value="2413.90530435">
                <text:p>2413.90530435</text:p>
              </table:table-cell>
              <table:table-cell office:value-type="float" office:value="2280.10122433">
                <text:p>2280.101224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35.844575059">
                <text:p>335.844575059</text:p>
              </table:table-cell>
              <table:table-cell office:value-type="float" office:value="2497.69307242">
                <text:p>2497.69307242</text:p>
              </table:table-cell>
              <table:table-cell office:value-type="float" office:value="2368.53223469">
                <text:p>2368.5322346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1.296928328">
                <text:p>341.296928328</text:p>
              </table:table-cell>
              <table:table-cell office:value-type="float" office:value="2581.48084049">
                <text:p>2581.48084049</text:p>
              </table:table-cell>
              <table:table-cell office:value-type="float" office:value="2456.96324505">
                <text:p>2456.9632450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1.296928328">
                <text:p>341.296928328</text:p>
              </table:table-cell>
              <table:table-cell office:value-type="float" office:value="2665.26880833">
                <text:p>2665.26880833</text:p>
              </table:table-cell>
              <table:table-cell office:value-type="float" office:value="2545.39446624">
                <text:p>2545.394466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1.296928328">
                <text:p>341.296928328</text:p>
              </table:table-cell>
              <table:table-cell office:value-type="float" office:value="2749.0565764">
                <text:p>2749.0565764</text:p>
              </table:table-cell>
              <table:table-cell office:value-type="float" office:value="2633.8254766">
                <text:p>2633.825476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1.296928328">
                <text:p>341.296928328</text:p>
              </table:table-cell>
              <table:table-cell office:value-type="float" office:value="2832.84454424">
                <text:p>2832.84454424</text:p>
              </table:table-cell>
              <table:table-cell office:value-type="float" office:value="2722.25669779">
                <text:p>2722.2566977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8.387060961">
                <text:p>298.387060961</text:p>
              </table:table-cell>
              <table:table-cell office:value-type="float" office:value="2113.56208628">
                <text:p>2113.56208628</text:p>
              </table:table-cell>
              <table:table-cell office:value-type="float" office:value="2810.68770814">
                <text:p>2810.6877081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4.749886604">
                <text:p>244.749886604</text:p>
              </table:table-cell>
              <table:table-cell office:value-type="float" office:value="1066.26768768">
                <text:p>1066.26768768</text:p>
              </table:table-cell>
              <table:table-cell office:value-type="float" office:value="2899.1187185">
                <text:p>2899.118718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2.093490124">
                <text:p>222.093490124</text:p>
              </table:table-cell>
              <table:table-cell office:value-type="float" office:value="253.098573728">
                <text:p>253.098573728</text:p>
              </table:table-cell>
              <table:table-cell office:value-type="float" office:value="2987.54993969">
                <text:p>2987.5499396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1.871538778">
                <text:p>221.871538778</text:p>
              </table:table-cell>
              <table:table-cell office:value-type="float" office:value="270.016750958">
                <text:p>270.016750958</text:p>
              </table:table-cell>
              <table:table-cell office:value-type="float" office:value="3075.98095005">
                <text:p>3075.9809500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6.919344476">
                <text:p>226.919344476</text:p>
              </table:table-cell>
              <table:table-cell office:value-type="float" office:value="286.934968524">
                <text:p>286.934968524</text:p>
              </table:table-cell>
              <table:table-cell office:value-type="float" office:value="3164.41217124">
                <text:p>3164.412171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1.335492279">
                <text:p>241.335492279</text:p>
              </table:table-cell>
              <table:table-cell office:value-type="float" office:value="315.723422005">
                <text:p>315.723422005</text:p>
              </table:table-cell>
              <table:table-cell office:value-type="float" office:value="3252.8431816">
                <text:p>3252.843181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5.751640081">
                <text:p>255.751640081</text:p>
              </table:table-cell>
              <table:table-cell office:value-type="float" office:value="389.166275024">
                <text:p>389.166275024</text:p>
              </table:table-cell>
              <table:table-cell office:value-type="float" office:value="3341.27419195">
                <text:p>3341.2741919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80.005457188">
                <text:p>280.005457188</text:p>
              </table:table-cell>
              <table:table-cell office:value-type="float" office:value="462.609303144">
                <text:p>462.609303144</text:p>
              </table:table-cell>
              <table:table-cell office:value-type="float" office:value="3429.70541315">
                <text:p>3429.705413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07.197718652">
                <text:p>307.197718652</text:p>
              </table:table-cell>
              <table:table-cell office:value-type="float" office:value="536.052156163">
                <text:p>536.052156163</text:p>
              </table:table-cell>
              <table:table-cell office:value-type="float" office:value="3320.06701086">
                <text:p>3320.067010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34.390044947">
                <text:p>334.390044947</text:p>
              </table:table-cell>
              <table:table-cell office:value-type="float" office:value="609.495184284">
                <text:p>609.495184284</text:p>
              </table:table-cell>
              <table:table-cell office:value-type="float" office:value="3157.7770858">
                <text:p>3157.77708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59.305854264">
                <text:p>359.305854264</text:p>
              </table:table-cell>
              <table:table-cell office:value-type="float" office:value="682.938037302">
                <text:p>682.938037302</text:p>
              </table:table-cell>
              <table:table-cell office:value-type="float" office:value="2995.48754766">
                <text:p>2995.4875476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75.65795356">
                <text:p>375.65795356</text:p>
              </table:table-cell>
              <table:table-cell office:value-type="float" office:value="756.380890321">
                <text:p>756.380890321</text:p>
              </table:table-cell>
              <table:table-cell office:value-type="float" office:value="2833.19800952">
                <text:p>2833.1980095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92.010091843">
                <text:p>392.010091843</text:p>
              </table:table-cell>
              <table:table-cell office:value-type="float" office:value="829.823918441">
                <text:p>829.823918441</text:p>
              </table:table-cell>
              <table:table-cell office:value-type="float" office:value="2670.90808445">
                <text:p>2670.908084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08.362191139">
                <text:p>408.362191139</text:p>
              </table:table-cell>
              <table:table-cell office:value-type="float" office:value="903.26677146">
                <text:p>903.26677146</text:p>
              </table:table-cell>
              <table:table-cell office:value-type="float" office:value="2508.61854632">
                <text:p>2508.6185463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24.714329422">
                <text:p>424.714329422</text:p>
              </table:table-cell>
              <table:table-cell office:value-type="float" office:value="976.70979958">
                <text:p>976.70979958</text:p>
              </table:table-cell>
              <table:table-cell office:value-type="float" office:value="2346.32862125">
                <text:p>2346.328621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08.505507488">
                <text:p>408.505507488</text:p>
              </table:table-cell>
              <table:table-cell office:value-type="float" office:value="1050.1526526">
                <text:p>1050.1526526</text:p>
              </table:table-cell>
              <table:table-cell office:value-type="float" office:value="2184.03908311">
                <text:p>2184.0390831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90.582995866">
                <text:p>390.582995866</text:p>
              </table:table-cell>
              <table:table-cell office:value-type="float" office:value="1123.59550562">
                <text:p>1123.59550562</text:p>
              </table:table-cell>
              <table:table-cell office:value-type="float" office:value="2021.74954498">
                <text:p>2021.749544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72.660441514">
                <text:p>372.660441514</text:p>
              </table:table-cell>
              <table:table-cell office:value-type="float" office:value="935.654132033">
                <text:p>935.654132033</text:p>
              </table:table-cell>
              <table:table-cell office:value-type="float" office:value="1859.45961991">
                <text:p>1859.4596199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50.16476918">
                <text:p>350.16476918</text:p>
              </table:table-cell>
              <table:table-cell office:value-type="float" office:value="747.713206534">
                <text:p>747.713206534</text:p>
              </table:table-cell>
              <table:table-cell office:value-type="float" office:value="1697.17008177">
                <text:p>1697.1700817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19.176054717">
                <text:p>319.176054717</text:p>
              </table:table-cell>
              <table:table-cell office:value-type="float" office:value="559.771832949">
                <text:p>559.771832949</text:p>
              </table:table-cell>
              <table:table-cell office:value-type="float" office:value="1534.88015671">
                <text:p>1534.8801567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88.187414137">
                <text:p>288.187414137</text:p>
              </table:table-cell>
              <table:table-cell office:value-type="float" office:value="386.635918906">
                <text:p>386.635918906</text:p>
              </table:table-cell>
              <table:table-cell office:value-type="float" office:value="1372.59061857">
                <text:p>1372.590618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15.824078895">
                <text:p>315.824078895</text:p>
              </table:table-cell>
              <table:table-cell office:value-type="float" office:value="346.745107963">
                <text:p>346.745107963</text:p>
              </table:table-cell>
              <table:table-cell office:value-type="float" office:value="1312.36841804">
                <text:p>1312.3684180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84.200405179">
                <text:p>384.200405179</text:p>
              </table:table-cell>
              <table:table-cell office:value-type="float" office:value="306.854201914">
                <text:p>306.854201914</text:p>
              </table:table-cell>
              <table:table-cell office:value-type="float" office:value="1307.10525262">
                <text:p>1307.1052526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52.576568441">
                <text:p>452.576568441</text:p>
              </table:table-cell>
              <table:table-cell office:value-type="float" office:value="289.749680533">
                <text:p>289.749680533</text:p>
              </table:table-cell>
              <table:table-cell office:value-type="float" office:value="1301.84209974">
                <text:p>1301.842099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20.952894724">
                <text:p>520.952894724</text:p>
              </table:table-cell>
              <table:table-cell office:value-type="float" office:value="323.362713886">
                <text:p>323.362713886</text:p>
              </table:table-cell>
              <table:table-cell office:value-type="float" office:value="1296.57893432">
                <text:p>1296.5789343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9.329057986">
                <text:p>589.329057986</text:p>
              </table:table-cell>
              <table:table-cell office:value-type="float" office:value="356.975667101">
                <text:p>356.975667101</text:p>
              </table:table-cell>
              <table:table-cell office:value-type="float" office:value="1291.31578144">
                <text:p>1291.3157814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657.705221248">
                <text:p>657.705221248</text:p>
              </table:table-cell>
              <table:table-cell office:value-type="float" office:value="390.588620315">
                <text:p>390.588620315</text:p>
              </table:table-cell>
              <table:table-cell office:value-type="float" office:value="1286.05262857">
                <text:p>1286.0526285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26.081547532">
                <text:p>726.081547532</text:p>
              </table:table-cell>
              <table:table-cell office:value-type="float" office:value="416.631272959">
                <text:p>416.631272959</text:p>
              </table:table-cell>
              <table:table-cell office:value-type="float" office:value="1280.78946314">
                <text:p>1280.7894631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94.457710794">
                <text:p>794.457710794</text:p>
              </table:table-cell>
              <table:table-cell office:value-type="float" office:value="387.15822162">
                <text:p>387.15822162</text:p>
              </table:table-cell>
              <table:table-cell office:value-type="float" office:value="1275.52631027">
                <text:p>1275.5263102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62.834037078">
                <text:p>862.834037078</text:p>
              </table:table-cell>
              <table:table-cell office:value-type="float" office:value="357.685100013">
                <text:p>357.685100013</text:p>
              </table:table-cell>
              <table:table-cell office:value-type="float" office:value="1270.26314484">
                <text:p>1270.263144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06.240609313">
                <text:p>706.240609313</text:p>
              </table:table-cell>
              <table:table-cell office:value-type="float" office:value="328.212048674">
                <text:p>328.212048674</text:p>
              </table:table-cell>
              <table:table-cell office:value-type="float" office:value="1264.99999197">
                <text:p>1264.999991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89.845396192">
                <text:p>489.845396192</text:p>
              </table:table-cell>
              <table:table-cell office:value-type="float" office:value="318.963321174">
                <text:p>318.963321174</text:p>
              </table:table-cell>
              <table:table-cell office:value-type="float" office:value="1259.73683909">
                <text:p>1259.7368390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7.622376508">
                <text:p>277.622376508</text:p>
              </table:table-cell>
              <table:table-cell office:value-type="float" office:value="312.47240318">
                <text:p>312.47240318</text:p>
              </table:table-cell>
              <table:table-cell office:value-type="float" office:value="1254.47367367">
                <text:p>1254.473673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9.852683524">
                <text:p>269.852683524</text:p>
              </table:table-cell>
              <table:table-cell office:value-type="float" office:value="305.981500661">
                <text:p>305.981500661</text:p>
              </table:table-cell>
              <table:table-cell office:value-type="float" office:value="1190.58824753">
                <text:p>1190.588247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2.082972015">
                <text:p>262.082972015</text:p>
              </table:table-cell>
              <table:table-cell office:value-type="float" office:value="295.777376418">
                <text:p>295.777376418</text:p>
              </table:table-cell>
              <table:table-cell office:value-type="float" office:value="794.512101155">
                <text:p>794.51210115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9.739409123">
                <text:p>269.739409123</text:p>
              </table:table-cell>
              <table:table-cell office:value-type="float" office:value="284.812745566">
                <text:p>284.812745566</text:p>
              </table:table-cell>
              <table:table-cell office:value-type="float" office:value="398.436899096">
                <text:p>398.43689909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7.028950734">
                <text:p>297.028950734</text:p>
              </table:table-cell>
              <table:table-cell office:value-type="float" office:value="280.266581798">
                <text:p>280.266581798</text:p>
              </table:table-cell>
              <table:table-cell office:value-type="float" office:value="268.525677891">
                <text:p>268.52567789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24.318557409">
                <text:p>324.318557409</text:p>
              </table:table-cell>
              <table:table-cell office:value-type="float" office:value="349.533911077">
                <text:p>349.533911077</text:p>
              </table:table-cell>
              <table:table-cell office:value-type="float" office:value="294.932888198">
                <text:p>294.93288819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51.60809902">
                <text:p>351.60809902</text:p>
              </table:table-cell>
              <table:table-cell office:value-type="float" office:value="418.801075211">
                <text:p>418.801075211</text:p>
              </table:table-cell>
              <table:table-cell office:value-type="float" office:value="321.340035546">
                <text:p>321.34003554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7.353949385">
                <text:p>347.353949385</text:p>
              </table:table-cell>
              <table:table-cell office:value-type="float" office:value="488.06840449">
                <text:p>488.06840449</text:p>
              </table:table-cell>
              <table:table-cell office:value-type="float" office:value="344.589849547">
                <text:p>344.5898495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339.201191605">
                <text:p>339.201191605</text:p>
              </table:table-cell>
              <table:table-cell office:value-type="float" office:value="557.335568624">
                <text:p>557.335568624</text:p>
              </table:table-cell>
              <table:table-cell office:value-type="float" office:value="355.210203556">
                <text:p>355.2102035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31.048433825">
                <text:p>331.048433825</text:p>
              </table:table-cell>
              <table:table-cell office:value-type="float" office:value="626.602732757">
                <text:p>626.602732757</text:p>
              </table:table-cell>
              <table:table-cell office:value-type="float" office:value="365.830557565">
                <text:p>365.8305575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09.630891813">
                <text:p>309.630891813</text:p>
              </table:table-cell>
              <table:table-cell office:value-type="float" office:value="695.870062037">
                <text:p>695.870062037</text:p>
              </table:table-cell>
              <table:table-cell office:value-type="float" office:value="376.450936895">
                <text:p>376.4509368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79.732677473">
                <text:p>279.732677473</text:p>
              </table:table-cell>
              <table:table-cell office:value-type="float" office:value="765.13722617">
                <text:p>765.13722617</text:p>
              </table:table-cell>
              <table:table-cell office:value-type="float" office:value="367.099849043">
                <text:p>367.09984904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58.321449423">
                <text:p>258.321449423</text:p>
              </table:table-cell>
              <table:table-cell office:value-type="float" office:value="834.404555449">
                <text:p>834.404555449</text:p>
              </table:table-cell>
              <table:table-cell office:value-type="float" office:value="323.743195008">
                <text:p>323.74319500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22.723125362">
                <text:p>322.723125362</text:p>
              </table:table-cell>
              <table:table-cell office:value-type="float" office:value="887.662090627">
                <text:p>887.662090627</text:p>
              </table:table-cell>
              <table:table-cell office:value-type="float" office:value="280.386644344">
                <text:p>280.38664434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87.1248013">
                <text:p>387.1248013</text:p>
              </table:table-cell>
              <table:table-cell office:value-type="float" office:value="556.707614931">
                <text:p>556.707614931</text:p>
              </table:table-cell>
              <table:table-cell office:value-type="float" office:value="255.596840449">
                <text:p>255.5968404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1.526630784">
                <text:p>451.526630784</text:p>
              </table:table-cell>
              <table:table-cell office:value-type="float" office:value="225.752350176">
                <text:p>225.752350176</text:p>
              </table:table-cell>
              <table:table-cell office:value-type="float" office:value="238.76417361">
                <text:p>238.7641736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15.928306722">
                <text:p>515.928306722</text:p>
              </table:table-cell>
              <table:table-cell office:value-type="float" office:value="243.679243381">
                <text:p>243.679243381</text:p>
              </table:table-cell>
              <table:table-cell office:value-type="float" office:value="247.679071674">
                <text:p>247.6790716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80.330136207">
                <text:p>580.330136207</text:p>
              </table:table-cell>
              <table:table-cell office:value-type="float" office:value="279.967939586">
                <text:p>279.967939586</text:p>
              </table:table-cell>
              <table:table-cell office:value-type="float" office:value="293.645139839">
                <text:p>293.64513983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44.731812145">
                <text:p>644.731812145</text:p>
              </table:table-cell>
              <table:table-cell office:value-type="float" office:value="316.256549271">
                <text:p>316.256549271</text:p>
              </table:table-cell>
              <table:table-cell office:value-type="float" office:value="339.611098412">
                <text:p>339.6110984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09.133488083">
                <text:p>709.133488083</text:p>
              </table:table-cell>
              <table:table-cell office:value-type="float" office:value="335.889632376">
                <text:p>335.889632376</text:p>
              </table:table-cell>
              <table:table-cell office:value-type="float" office:value="385.577056985">
                <text:p>385.57705698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83.52074125">
                <text:p>583.52074125</text:p>
              </table:table-cell>
              <table:table-cell office:value-type="float" office:value="347.684900268">
                <text:p>347.684900268</text:p>
              </table:table-cell>
              <table:table-cell office:value-type="float" office:value="421.852570844">
                <text:p>421.8525708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41.385048331">
                <text:p>441.385048331</text:p>
              </table:table-cell>
              <table:table-cell office:value-type="float" office:value="359.480140038">
                <text:p>359.480140038</text:p>
              </table:table-cell>
              <table:table-cell office:value-type="float" office:value="410.815988294">
                <text:p>410.8159882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9.249016535">
                <text:p>299.249016535</text:p>
              </table:table-cell>
              <table:table-cell office:value-type="float" office:value="371.27540793">
                <text:p>371.27540793</text:p>
              </table:table-cell>
              <table:table-cell office:value-type="float" office:value="399.779379432">
                <text:p>399.77937943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04.70998462">
                <text:p>304.70998462</text:p>
              </table:table-cell>
              <table:table-cell office:value-type="float" office:value="428.002735482">
                <text:p>428.002735482</text:p>
              </table:table-cell>
              <table:table-cell office:value-type="float" office:value="388.742796882">
                <text:p>388.74279688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14.73546129">
                <text:p>314.73546129</text:p>
              </table:table-cell>
              <table:table-cell office:value-type="float" office:value="486.602210111">
                <text:p>486.602210111</text:p>
              </table:table-cell>
              <table:table-cell office:value-type="float" office:value="354.829181673">
                <text:p>354.82918167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24.760961862">
                <text:p>324.760961862</text:p>
              </table:table-cell>
              <table:table-cell office:value-type="float" office:value="545.201824451">
                <text:p>545.201824451</text:p>
              </table:table-cell>
              <table:table-cell office:value-type="float" office:value="280.245192532">
                <text:p>280.24519253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76.338556375">
                <text:p>376.338556375</text:p>
              </table:table-cell>
              <table:table-cell office:value-type="float" office:value="603.80129908">
                <text:p>603.80129908</text:p>
              </table:table-cell>
              <table:table-cell office:value-type="float" office:value="222.056777494">
                <text:p>222.0567774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46.584598742">
                <text:p>446.584598742</text:p>
              </table:table-cell>
              <table:table-cell office:value-type="float" office:value="662.400913421">
                <text:p>662.400913421</text:p>
              </table:table-cell>
              <table:table-cell office:value-type="float" office:value="243.916661092">
                <text:p>243.91666109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16.830473629">
                <text:p>516.830473629</text:p>
              </table:table-cell>
              <table:table-cell office:value-type="float" office:value="721.00038805">
                <text:p>721.00038805</text:p>
              </table:table-cell>
              <table:table-cell office:value-type="float" office:value="265.776492573">
                <text:p>265.77649257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87.076348517">
                <text:p>587.076348517</text:p>
              </table:table-cell>
              <table:table-cell office:value-type="float" office:value="779.599862679">
                <text:p>779.599862679</text:p>
              </table:table-cell>
              <table:table-cell office:value-type="float" office:value="307.004646226">
                <text:p>307.0046462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57.322390884">
                <text:p>657.322390884</text:p>
              </table:table-cell>
              <table:table-cell office:value-type="float" office:value="838.199477019">
                <text:p>838.199477019</text:p>
              </table:table-cell>
              <table:table-cell office:value-type="float" office:value="379.834048134">
                <text:p>379.8340481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7.568265771">
                <text:p>727.568265771</text:p>
              </table:table-cell>
              <table:table-cell office:value-type="float" office:value="896.798951648">
                <text:p>896.798951648</text:p>
              </table:table-cell>
              <table:table-cell office:value-type="float" office:value="452.663276403">
                <text:p>452.6632764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97.814308138">
                <text:p>797.814308138</text:p>
              </table:table-cell>
              <table:table-cell office:value-type="float" office:value="740.019610489">
                <text:p>740.019610489</text:p>
              </table:table-cell>
              <table:table-cell office:value-type="float" office:value="525.492678311">
                <text:p>525.49267831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868.060183025">
                <text:p>868.060183025</text:p>
              </table:table-cell>
              <table:table-cell office:value-type="float" office:value="567.029463471">
                <text:p>567.029463471</text:p>
              </table:table-cell>
              <table:table-cell office:value-type="float" office:value="598.321906581">
                <text:p>598.32190658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38.306057913">
                <text:p>938.306057913</text:p>
              </table:table-cell>
              <table:table-cell office:value-type="float" office:value="394.039316453">
                <text:p>394.039316453</text:p>
              </table:table-cell>
              <table:table-cell office:value-type="float" office:value="671.15113485">
                <text:p>671.1511348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08.55210028">
                <text:p>1008.55210028</text:p>
              </table:table-cell>
              <table:table-cell office:value-type="float" office:value="343.321235566">
                <text:p>343.321235566</text:p>
              </table:table-cell>
              <table:table-cell office:value-type="float" office:value="743.980536759">
                <text:p>743.98053675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78.79797517">
                <text:p>1078.79797517</text:p>
              </table:table-cell>
              <table:table-cell office:value-type="float" office:value="364.413579928">
                <text:p>364.413579928</text:p>
              </table:table-cell>
              <table:table-cell office:value-type="float" office:value="816.809765028">
                <text:p>816.80976502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3.69934768">
                <text:p>963.69934768</text:p>
              </table:table-cell>
              <table:table-cell office:value-type="float" office:value="385.505974578">
                <text:p>385.505974578</text:p>
              </table:table-cell>
              <table:table-cell office:value-type="float" office:value="889.639166936">
                <text:p>889.6391669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690.715564799">
                <text:p>690.715564799</text:p>
              </table:table-cell>
              <table:table-cell office:value-type="float" office:value="406.59831894">
                <text:p>406.59831894</text:p>
              </table:table-cell>
              <table:table-cell office:value-type="float" office:value="962.468395206">
                <text:p>962.46839520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17.731781918">
                <text:p>417.731781918</text:p>
              </table:table-cell>
              <table:table-cell office:value-type="float" office:value="415.095345573">
                <text:p>415.095345573</text:p>
              </table:table-cell>
              <table:table-cell office:value-type="float" office:value="1020.52613076">
                <text:p>1020.5261307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05.944087134">
                <text:p>305.944087134</text:p>
              </table:table-cell>
              <table:table-cell office:value-type="float" office:value="407.561918839">
                <text:p>407.561918839</text:p>
              </table:table-cell>
              <table:table-cell office:value-type="float" office:value="847.165356909">
                <text:p>847.1653569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20.810153176">
                <text:p>320.810153176</text:p>
              </table:table-cell>
              <table:table-cell office:value-type="float" office:value="400.028510067">
                <text:p>400.028510067</text:p>
              </table:table-cell>
              <table:table-cell office:value-type="float" office:value="673.804996386">
                <text:p>673.80499638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35.67625466">
                <text:p>335.67625466</text:p>
              </table:table-cell>
              <table:table-cell office:value-type="float" office:value="392.495083333">
                <text:p>392.495083333</text:p>
              </table:table-cell>
              <table:table-cell office:value-type="float" office:value="500.44422254">
                <text:p>500.444222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49.671321474">
                <text:p>349.671321474</text:p>
              </table:table-cell>
              <table:table-cell office:value-type="float" office:value="378.593014129">
                <text:p>378.593014129</text:p>
              </table:table-cell>
              <table:table-cell office:value-type="float" office:value="373.849299">
                <text:p>373.8492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50.020849085">
                <text:p>350.020849085</text:p>
              </table:table-cell>
              <table:table-cell office:value-type="float" office:value="359.480247852">
                <text:p>359.480247852</text:p>
              </table:table-cell>
              <table:table-cell office:value-type="float" office:value="361.748668272">
                <text:p>361.7486682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50.370377529">
                <text:p>350.370377529</text:p>
              </table:table-cell>
              <table:table-cell office:value-type="float" office:value="340.367436007">
                <text:p>340.367436007</text:p>
              </table:table-cell>
              <table:table-cell office:value-type="float" office:value="349.648008694">
                <text:p>349.6480086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50.719905141">
                <text:p>350.719905141</text:p>
              </table:table-cell>
              <table:table-cell office:value-type="float" office:value="330.577579941">
                <text:p>330.577579941</text:p>
              </table:table-cell>
              <table:table-cell office:value-type="float" office:value="337.547377966">
                <text:p>337.54737796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87.199819205">
                <text:p>387.199819205</text:p>
              </table:table-cell>
              <table:table-cell office:value-type="float" office:value="343.612731697">
                <text:p>343.612731697</text:p>
              </table:table-cell>
              <table:table-cell office:value-type="float" office:value="353.931891651">
                <text:p>353.93189165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53.240814653">
                <text:p>453.240814653</text:p>
              </table:table-cell>
              <table:table-cell office:value-type="float" office:value="356.647852374">
                <text:p>356.647852374</text:p>
              </table:table-cell>
              <table:table-cell office:value-type="float" office:value="372.46039311">
                <text:p>372.4603931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.2818101">
                <text:p>519.2818101</text:p>
              </table:table-cell>
              <table:table-cell office:value-type="float" office:value="369.682973052">
                <text:p>369.682973052</text:p>
              </table:table-cell>
              <table:table-cell office:value-type="float" office:value="390.988894569">
                <text:p>390.98889456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85.322963001">
                <text:p>585.322963001</text:p>
              </table:table-cell>
              <table:table-cell office:value-type="float" office:value="375.548730936">
                <text:p>375.548730936</text:p>
              </table:table-cell>
              <table:table-cell office:value-type="float" office:value="409.517440204">
                <text:p>409.51744020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651.363958448">
                <text:p>651.363958448</text:p>
              </table:table-cell>
              <table:table-cell office:value-type="float" office:value="374.796580991">
                <text:p>374.796580991</text:p>
              </table:table-cell>
              <table:table-cell office:value-type="float" office:value="413.882187965">
                <text:p>413.88218796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17.405111349">
                <text:p>717.405111349</text:p>
              </table:table-cell>
              <table:table-cell office:value-type="float" office:value="374.044429253">
                <text:p>374.044429253</text:p>
              </table:table-cell>
              <table:table-cell office:value-type="float" office:value="414.705999266">
                <text:p>414.70599926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3.446106796">
                <text:p>783.446106796</text:p>
              </table:table-cell>
              <table:table-cell office:value-type="float" office:value="373.292279309">
                <text:p>373.292279309</text:p>
              </table:table-cell>
              <table:table-cell office:value-type="float" office:value="415.529808603">
                <text:p>415.5298086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49.487102244">
                <text:p>849.487102244</text:p>
              </table:table-cell>
              <table:table-cell office:value-type="float" office:value="381.072957861">
                <text:p>381.072957861</text:p>
              </table:table-cell>
              <table:table-cell office:value-type="float" office:value="416.35361794">
                <text:p>416.3536179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15.528255145">
                <text:p>915.528255145</text:p>
              </table:table-cell>
              <table:table-cell office:value-type="float" office:value="391.121870827">
                <text:p>391.121870827</text:p>
              </table:table-cell>
              <table:table-cell office:value-type="float" office:value="416.666666667">
                <text:p>416.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81.569250592">
                <text:p>981.569250592</text:p>
              </table:table-cell>
              <table:table-cell office:value-type="float" office:value="401.170759834">
                <text:p>401.170759834</text:p>
              </table:table-cell>
              <table:table-cell office:value-type="float" office:value="416.666666667">
                <text:p>416.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29.8684772">
                <text:p>1029.8684772</text:p>
              </table:table-cell>
              <table:table-cell office:value-type="float" office:value="411.219672799">
                <text:p>411.219672799</text:p>
              </table:table-cell>
              <table:table-cell office:value-type="float" office:value="416.666666667">
                <text:p>416.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98.778524892">
                <text:p>898.778524892</text:p>
              </table:table-cell>
              <table:table-cell office:value-type="float" office:value="420.160072841">
                <text:p>420.160072841</text:p>
              </table:table-cell>
              <table:table-cell office:value-type="float" office:value="416.666666667">
                <text:p>416.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67.688572587">
                <text:p>767.688572587</text:p>
              </table:table-cell>
              <table:table-cell office:value-type="float" office:value="428.44945622">
                <text:p>428.44945622</text:p>
              </table:table-cell>
              <table:table-cell office:value-type="float" office:value="453.593727081">
                <text:p>453.59372708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636.59830774">
                <text:p>636.59830774</text:p>
              </table:table-cell>
              <table:table-cell office:value-type="float" office:value="436.738859363">
                <text:p>436.738859363</text:p>
              </table:table-cell>
              <table:table-cell office:value-type="float" office:value="533.870053552">
                <text:p>533.87005355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05.508355436">
                <text:p>505.508355436</text:p>
              </table:table-cell>
              <table:table-cell office:value-type="float" office:value="445.028242742">
                <text:p>445.028242742</text:p>
              </table:table-cell>
              <table:table-cell office:value-type="float" office:value="614.14618863">
                <text:p>614.146188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0.711994631">
                <text:p>450.711994631</text:p>
              </table:table-cell>
              <table:table-cell office:value-type="float" office:value="452.353111615">
                <text:p>452.353111615</text:p>
              </table:table-cell>
              <table:table-cell office:value-type="float" office:value="694.422515101">
                <text:p>694.4225151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1.162931761">
                <text:p>451.162931761</text:p>
              </table:table-cell>
              <table:table-cell office:value-type="float" office:value="450.997382261">
                <text:p>450.997382261</text:p>
              </table:table-cell>
              <table:table-cell office:value-type="float" office:value="774.698650179">
                <text:p>774.69865017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1.613868891">
                <text:p>451.613868891</text:p>
              </table:table-cell>
              <table:table-cell office:value-type="float" office:value="449.641652907">
                <text:p>449.641652907</text:p>
              </table:table-cell>
              <table:table-cell office:value-type="float" office:value="854.974785257">
                <text:p>854.9747852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2.064807096">
                <text:p>452.064807096</text:p>
              </table:table-cell>
              <table:table-cell office:value-type="float" office:value="448.28592032">
                <text:p>448.28592032</text:p>
              </table:table-cell>
              <table:table-cell office:value-type="float" office:value="935.251111728">
                <text:p>935.25111172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1.890639035">
                <text:p>451.890639035</text:p>
              </table:table-cell>
              <table:table-cell office:value-type="float" office:value="446.930190966">
                <text:p>446.930190966</text:p>
              </table:table-cell>
              <table:table-cell office:value-type="float" office:value="1015.52724681">
                <text:p>1015.5272468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41.923215359">
                <text:p>441.923215359</text:p>
              </table:table-cell>
              <table:table-cell office:value-type="float" office:value="434.34988098">
                <text:p>434.34988098</text:p>
              </table:table-cell>
              <table:table-cell office:value-type="float" office:value="1095.80357328">
                <text:p>1095.8035732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31.955815447">
                <text:p>431.955815447</text:p>
              </table:table-cell>
              <table:table-cell office:value-type="float" office:value="415.177436272">
                <text:p>415.177436272</text:p>
              </table:table-cell>
              <table:table-cell office:value-type="float" office:value="1176.07970835">
                <text:p>1176.079708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21.988415535">
                <text:p>421.988415535</text:p>
              </table:table-cell>
              <table:table-cell office:value-type="float" office:value="396.004991564">
                <text:p>396.004991564</text:p>
              </table:table-cell>
              <table:table-cell office:value-type="float" office:value="1256.35584343">
                <text:p>1256.3558434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12.020991858">
                <text:p>412.020991858</text:p>
              </table:table-cell>
              <table:table-cell office:value-type="float" office:value="376.832501145">
                <text:p>376.832501145</text:p>
              </table:table-cell>
              <table:table-cell office:value-type="float" office:value="1336.6321699">
                <text:p>1336.632169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3.352681396">
                <text:p>463.352681396</text:p>
              </table:table-cell>
              <table:table-cell office:value-type="float" office:value="399.195702354">
                <text:p>399.195702354</text:p>
              </table:table-cell>
              <table:table-cell office:value-type="float" office:value="1416.90830498">
                <text:p>1416.908304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17.910687907">
                <text:p>517.910687907</text:p>
              </table:table-cell>
              <table:table-cell office:value-type="float" office:value="427.222845374">
                <text:p>427.222845374</text:p>
              </table:table-cell>
              <table:table-cell office:value-type="float" office:value="1497.18463145">
                <text:p>1497.184631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72.468564342">
                <text:p>572.468564342</text:p>
              </table:table-cell>
              <table:table-cell office:value-type="float" office:value="455.249921572">
                <text:p>455.249921572</text:p>
              </table:table-cell>
              <table:table-cell office:value-type="float" office:value="1577.46076653">
                <text:p>1577.4607665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627.026440777">
                <text:p>627.026440777</text:p>
              </table:table-cell>
              <table:table-cell office:value-type="float" office:value="483.27699777">
                <text:p>483.27699777</text:p>
              </table:table-cell>
              <table:table-cell office:value-type="float" office:value="1657.73690161">
                <text:p>1657.7369016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681.584447289">
                <text:p>681.584447289</text:p>
              </table:table-cell>
              <table:table-cell office:value-type="float" office:value="511.30414079">
                <text:p>511.30414079</text:p>
              </table:table-cell>
              <table:table-cell office:value-type="float" office:value="1738.01322808">
                <text:p>1738.0132280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736.142323723">
                <text:p>736.142323723</text:p>
              </table:table-cell>
              <table:table-cell office:value-type="float" office:value="482.339500801">
                <text:p>482.339500801</text:p>
              </table:table-cell>
              <table:table-cell office:value-type="float" office:value="1818.28936316">
                <text:p>1818.2893631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0.700330235">
                <text:p>790.700330235</text:p>
              </table:table-cell>
              <table:table-cell office:value-type="float" office:value="424.015415199">
                <text:p>424.015415199</text:p>
              </table:table-cell>
              <table:table-cell office:value-type="float" office:value="1898.56568963">
                <text:p>1898.565689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45.25820667">
                <text:p>845.25820667</text:p>
              </table:table-cell>
              <table:table-cell office:value-type="float" office:value="365.691468651">
                <text:p>365.691468651</text:p>
              </table:table-cell>
              <table:table-cell office:value-type="float" office:value="1978.84182471">
                <text:p>1978.8418247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99.816083105">
                <text:p>899.816083105</text:p>
              </table:table-cell>
              <table:table-cell office:value-type="float" office:value="333.204335537">
                <text:p>333.204335537</text:p>
              </table:table-cell>
              <table:table-cell office:value-type="float" office:value="2059.11795978">
                <text:p>2059.1179597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11.34629582">
                <text:p>911.34629582</text:p>
              </table:table-cell>
              <table:table-cell office:value-type="float" office:value="344.709686912">
                <text:p>344.709686912</text:p>
              </table:table-cell>
              <table:table-cell office:value-type="float" office:value="2139.39428626">
                <text:p>2139.394286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14.063620643">
                <text:p>914.063620643</text:p>
              </table:table-cell>
              <table:table-cell office:value-type="float" office:value="356.215010856">
                <text:p>356.215010856</text:p>
              </table:table-cell>
              <table:table-cell office:value-type="float" office:value="1817.92705409">
                <text:p>1817.927054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16.780951945">
                <text:p>916.780951945</text:p>
              </table:table-cell>
              <table:table-cell office:value-type="float" office:value="367.720362231">
                <text:p>367.720362231</text:p>
              </table:table-cell>
              <table:table-cell office:value-type="float" office:value="1193.38848035">
                <text:p>1193.3884803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19.498276768">
                <text:p>919.498276768</text:p>
              </table:table-cell>
              <table:table-cell office:value-type="float" office:value="411.234161159">
                <text:p>411.234161159</text:p>
              </table:table-cell>
              <table:table-cell office:value-type="float" office:value="568.851395632">
                <text:p>568.85139563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22.21560159">
                <text:p>922.21560159</text:p>
              </table:table-cell>
              <table:table-cell office:value-type="float" office:value="471.983202458">
                <text:p>471.983202458</text:p>
              </table:table-cell>
              <table:table-cell office:value-type="float" office:value="308.843302404">
                <text:p>308.84330240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24.932932892">
                <text:p>924.932932892</text:p>
              </table:table-cell>
              <table:table-cell office:value-type="float" office:value="532.732388593">
                <text:p>532.732388593</text:p>
              </table:table-cell>
              <table:table-cell office:value-type="float" office:value="323.831067395">
                <text:p>323.8310673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27.650257715">
                <text:p>927.650257715</text:p>
              </table:table-cell>
              <table:table-cell office:value-type="float" office:value="593.481429892">
                <text:p>593.481429892</text:p>
              </table:table-cell>
              <table:table-cell office:value-type="float" office:value="338.818796653">
                <text:p>338.81879665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30.367589016">
                <text:p>930.367589016</text:p>
              </table:table-cell>
              <table:table-cell office:value-type="float" office:value="654.230616028">
                <text:p>654.230616028</text:p>
              </table:table-cell>
              <table:table-cell office:value-type="float" office:value="351.470499539">
                <text:p>351.4704995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33.084913839">
                <text:p>933.084913839</text:p>
              </table:table-cell>
              <table:table-cell office:value-type="float" office:value="714.979657327">
                <text:p>714.979657327</text:p>
              </table:table-cell>
              <table:table-cell office:value-type="float" office:value="288.596298687">
                <text:p>288.59629868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46.555335013">
                <text:p>846.555335013</text:p>
              </table:table-cell>
              <table:table-cell office:value-type="float" office:value="775.728698626">
                <text:p>775.728698626</text:p>
              </table:table-cell>
              <table:table-cell office:value-type="float" office:value="225.722097835">
                <text:p>225.72209783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650.946266301">
                <text:p>650.946266301</text:p>
              </table:table-cell>
              <table:table-cell office:value-type="float" office:value="836.477884762">
                <text:p>836.477884762</text:p>
              </table:table-cell>
              <table:table-cell office:value-type="float" office:value="243.822147621">
                <text:p>243.82214762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55.337663957">
                <text:p>455.337663957</text:p>
              </table:table-cell>
              <table:table-cell office:value-type="float" office:value="897.226926061">
                <text:p>897.226926061</text:p>
              </table:table-cell>
              <table:table-cell office:value-type="float" office:value="275.103913234">
                <text:p>275.1039132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27.578028585">
                <text:p>327.578028585</text:p>
              </table:table-cell>
              <table:table-cell office:value-type="float" office:value="947.237090736">
                <text:p>947.237090736</text:p>
              </table:table-cell>
              <table:table-cell office:value-type="float" office:value="306.385753429">
                <text:p>306.3857534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65.930488968">
                <text:p>365.930488968</text:p>
              </table:table-cell>
              <table:table-cell office:value-type="float" office:value="963.240564888">
                <text:p>963.240564888</text:p>
              </table:table-cell>
              <table:table-cell office:value-type="float" office:value="365.348971863">
                <text:p>365.3489718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04.282949352">
                <text:p>404.282949352</text:p>
              </table:table-cell>
              <table:table-cell office:value-type="float" office:value="979.24403904">
                <text:p>979.24403904</text:p>
              </table:table-cell>
              <table:table-cell office:value-type="float" office:value="435.61860755">
                <text:p>435.6186075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42.635501175">
                <text:p>442.635501175</text:p>
              </table:table-cell>
              <table:table-cell office:value-type="float" office:value="995.247551347">
                <text:p>995.247551347</text:p>
              </table:table-cell>
              <table:table-cell office:value-type="float" office:value="505.888410774">
                <text:p>505.88841077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0.987961558">
                <text:p>480.987961558</text:p>
              </table:table-cell>
              <table:table-cell office:value-type="float" office:value="1011.2510255">
                <text:p>1011.2510255</text:p>
              </table:table-cell>
              <table:table-cell office:value-type="float" office:value="576.158046461">
                <text:p>576.1580464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14.55934127">
                <text:p>514.55934127</text:p>
              </table:table-cell>
              <table:table-cell office:value-type="float" office:value="1027.25453781">
                <text:p>1027.25453781</text:p>
              </table:table-cell>
              <table:table-cell office:value-type="float" office:value="646.427849685">
                <text:p>646.42784968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24.787614812">
                <text:p>524.787614812</text:p>
              </table:table-cell>
              <table:table-cell office:value-type="float" office:value="1043.25801196">
                <text:p>1043.25801196</text:p>
              </table:table-cell>
              <table:table-cell office:value-type="float" office:value="716.697485373">
                <text:p>716.69748537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35.015888355">
                <text:p>535.015888355</text:p>
              </table:table-cell>
              <table:table-cell office:value-type="float" office:value="1059.26148611">
                <text:p>1059.26148611</text:p>
              </table:table-cell>
              <table:table-cell office:value-type="float" office:value="786.96712106">
                <text:p>786.9671210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45.244186283">
                <text:p>545.244186283</text:p>
              </table:table-cell>
              <table:table-cell office:value-type="float" office:value="1075.26499842">
                <text:p>1075.26499842</text:p>
              </table:table-cell>
              <table:table-cell office:value-type="float" office:value="857.236924284">
                <text:p>857.23692428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5.472459825">
                <text:p>555.472459825</text:p>
              </table:table-cell>
              <table:table-cell office:value-type="float" office:value="1091.26847257">
                <text:p>1091.26847257</text:p>
              </table:table-cell>
              <table:table-cell office:value-type="float" office:value="927.506559971">
                <text:p>927.50655997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65.700757754">
                <text:p>565.700757754</text:p>
              </table:table-cell>
              <table:table-cell office:value-type="float" office:value="1107.27198488">
                <text:p>1107.27198488</text:p>
              </table:table-cell>
              <table:table-cell office:value-type="float" office:value="997.776363195">
                <text:p>997.77636319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5.842135663">
                <text:p>555.842135663</text:p>
              </table:table-cell>
              <table:table-cell office:value-type="float" office:value="1123.27545903">
                <text:p>1123.27545903</text:p>
              </table:table-cell>
              <table:table-cell office:value-type="float" office:value="1062.3587644">
                <text:p>1062.35876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20.418571573">
                <text:p>520.418571573</text:p>
              </table:table-cell>
              <table:table-cell office:value-type="float" office:value="1098.21686345">
                <text:p>1098.21686345</text:p>
              </table:table-cell>
              <table:table-cell office:value-type="float" office:value="1037.84191196">
                <text:p>1037.8419119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84.994923025">
                <text:p>484.994923025</text:p>
              </table:table-cell>
              <table:table-cell office:value-type="float" office:value="1072.32026587">
                <text:p>1072.32026587</text:p>
              </table:table-cell>
              <table:table-cell office:value-type="float" office:value="1013.32500106">
                <text:p>1013.3250010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49.571358935">
                <text:p>449.571358935</text:p>
              </table:table-cell>
              <table:table-cell office:value-type="float" office:value="1046.42373003">
                <text:p>1046.42373003</text:p>
              </table:table-cell>
              <table:table-cell office:value-type="float" office:value="988.808148618">
                <text:p>988.8081486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8.605514227">
                <text:p>418.605514227</text:p>
              </table:table-cell>
              <table:table-cell office:value-type="float" office:value="1020.52713245">
                <text:p>1020.52713245</text:p>
              </table:table-cell>
              <table:table-cell office:value-type="float" office:value="964.291237724">
                <text:p>964.29123772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03.444607023">
                <text:p>403.444607023</text:p>
              </table:table-cell>
              <table:table-cell office:value-type="float" office:value="994.630596616">
                <text:p>994.630596616</text:p>
              </table:table-cell>
              <table:table-cell office:value-type="float" office:value="939.774385282">
                <text:p>939.77438528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88.283699819">
                <text:p>388.283699819</text:p>
              </table:table-cell>
              <table:table-cell office:value-type="float" office:value="968.734060778">
                <text:p>968.734060778</text:p>
              </table:table-cell>
              <table:table-cell office:value-type="float" office:value="915.25753284">
                <text:p>915.2575328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73.122756469">
                <text:p>373.122756469</text:p>
              </table:table-cell>
              <table:table-cell office:value-type="float" office:value="942.837463198">
                <text:p>942.837463198</text:p>
              </table:table-cell>
              <table:table-cell office:value-type="float" office:value="890.740621945">
                <text:p>890.74062194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23.551236118">
                <text:p>323.551236118</text:p>
              </table:table-cell>
              <table:table-cell office:value-type="float" office:value="916.940927361">
                <text:p>916.940927361</text:p>
              </table:table-cell>
              <table:table-cell office:value-type="float" office:value="866.223769503">
                <text:p>866.2237695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5.825528032">
                <text:p>245.825528032</text:p>
              </table:table-cell>
              <table:table-cell office:value-type="float" office:value="882.998610444">
                <text:p>882.998610444</text:p>
              </table:table-cell>
              <table:table-cell office:value-type="float" office:value="783.588025625">
                <text:p>783.58802562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19.305159703">
                <text:p>219.305159703</text:p>
              </table:table-cell>
              <table:table-cell office:value-type="float" office:value="742.166750153">
                <text:p>742.166750153</text:p>
              </table:table-cell>
              <table:table-cell office:value-type="float" office:value="649.413540363">
                <text:p>649.41354036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46.079799584">
                <text:p>246.079799584</text:p>
              </table:table-cell>
              <table:table-cell office:value-type="float" office:value="601.334889863">
                <text:p>601.334889863</text:p>
              </table:table-cell>
              <table:table-cell office:value-type="float" office:value="515.239055102">
                <text:p>515.23905510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72.854503301">
                <text:p>272.854503301</text:p>
              </table:table-cell>
              <table:table-cell office:value-type="float" office:value="460.502693802">
                <text:p>460.502693802</text:p>
              </table:table-cell>
              <table:table-cell office:value-type="float" office:value="381.064249943">
                <text:p>381.06424994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06.571191904">
                <text:p>306.571191904</text:p>
              </table:table-cell>
              <table:table-cell office:value-type="float" office:value="393.474266681">
                <text:p>393.474266681</text:p>
              </table:table-cell>
              <table:table-cell office:value-type="float" office:value="377.790731026">
                <text:p>377.79073102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43.707190761">
                <text:p>343.707190761</text:p>
              </table:table-cell>
              <table:table-cell office:value-type="float" office:value="457.651824439">
                <text:p>457.651824439</text:p>
              </table:table-cell>
              <table:table-cell office:value-type="float" office:value="392.367136829">
                <text:p>392.3671368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80.843101079">
                <text:p>380.843101079</text:p>
              </table:table-cell>
              <table:table-cell office:value-type="float" office:value="521.829229186">
                <text:p>521.829229186</text:p>
              </table:table-cell>
              <table:table-cell office:value-type="float" office:value="406.94350788">
                <text:p>406.9435078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17.979011397">
                <text:p>417.979011397</text:p>
              </table:table-cell>
              <table:table-cell office:value-type="float" office:value="586.006633932">
                <text:p>586.006633932</text:p>
              </table:table-cell>
              <table:table-cell office:value-type="float" office:value="421.51987893">
                <text:p>421.5198789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442.30602729">
                <text:p>442.30602729</text:p>
              </table:table-cell>
              <table:table-cell office:value-type="float" office:value="650.18419169">
                <text:p>650.18419169</text:p>
              </table:table-cell>
              <table:table-cell office:value-type="float" office:value="407.062916392">
                <text:p>407.06291639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08.281486676">
                <text:p>408.281486676</text:p>
              </table:table-cell>
              <table:table-cell office:value-type="float" office:value="714.361596437">
                <text:p>714.361596437</text:p>
              </table:table-cell>
              <table:table-cell office:value-type="float" office:value="373.250532486">
                <text:p>373.25053248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74.256864941">
                <text:p>374.256864941</text:p>
              </table:table-cell>
              <table:table-cell office:value-type="float" office:value="778.539154194">
                <text:p>778.539154194</text:p>
              </table:table-cell>
              <table:table-cell office:value-type="float" office:value="339.438067965">
                <text:p>339.4380679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40.232324327">
                <text:p>340.232324327</text:p>
              </table:table-cell>
              <table:table-cell office:value-type="float" office:value="842.716558941">
                <text:p>842.716558941</text:p>
              </table:table-cell>
              <table:table-cell office:value-type="float" office:value="322.632786695">
                <text:p>322.63278669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6.123734298">
                <text:p>356.123734298</text:p>
              </table:table-cell>
              <table:table-cell office:value-type="float" office:value="906.893963688">
                <text:p>906.893963688</text:p>
              </table:table-cell>
              <table:table-cell office:value-type="float" office:value="330.300972075">
                <text:p>330.3009720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82.238938172">
                <text:p>382.238938172</text:p>
              </table:table-cell>
              <table:table-cell office:value-type="float" office:value="971.071521445">
                <text:p>971.071521445</text:p>
              </table:table-cell>
              <table:table-cell office:value-type="float" office:value="337.969175738">
                <text:p>337.9691757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08.354079782">
                <text:p>408.354079782</text:p>
              </table:table-cell>
              <table:table-cell office:value-type="float" office:value="1035.24892619">
                <text:p>1035.24892619</text:p>
              </table:table-cell>
              <table:table-cell office:value-type="float" office:value="345.637361118">
                <text:p>345.6373611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34.469283656">
                <text:p>434.469283656</text:p>
              </table:table-cell>
              <table:table-cell office:value-type="float" office:value="863.719263538">
                <text:p>863.719263538</text:p>
              </table:table-cell>
              <table:table-cell office:value-type="float" office:value="343.720821089">
                <text:p>343.7208210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36.524009762">
                <text:p>436.524009762</text:p>
              </table:table-cell>
              <table:table-cell office:value-type="float" office:value="666.000450504">
                <text:p>666.000450504</text:p>
              </table:table-cell>
              <table:table-cell office:value-type="float" office:value="341.299840565">
                <text:p>341.29984056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85.025325655">
                <text:p>385.025325655</text:p>
              </table:table-cell>
              <table:table-cell office:value-type="float" office:value="468.28163747">
                <text:p>468.28163747</text:p>
              </table:table-cell>
              <table:table-cell office:value-type="float" office:value="338.878860041">
                <text:p>338.87886004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33.526518766">
                <text:p>333.526518766</text:p>
              </table:table-cell>
              <table:table-cell office:value-type="float" office:value="334.395603758">
                <text:p>334.395603758</text:p>
              </table:table-cell>
              <table:table-cell office:value-type="float" office:value="320.287121027">
                <text:p>320.2871210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2.718331398">
                <text:p>302.718331398</text:p>
              </table:table-cell>
              <table:table-cell office:value-type="float" office:value="296.258966338">
                <text:p>296.258966338</text:p>
              </table:table-cell>
              <table:table-cell office:value-type="float" office:value="289.496505692">
                <text:p>289.49650569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15.877288278">
                <text:p>315.877288278</text:p>
              </table:table-cell>
              <table:table-cell office:value-type="float" office:value="258.122237994">
                <text:p>258.122237994</text:p>
              </table:table-cell>
              <table:table-cell office:value-type="float" office:value="258.705816947">
                <text:p>258.7058169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29.036213784">
                <text:p>329.036213784</text:p>
              </table:table-cell>
              <table:table-cell office:value-type="float" office:value="265.283340721">
                <text:p>265.283340721</text:p>
              </table:table-cell>
              <table:table-cell office:value-type="float" office:value="271.220427155">
                <text:p>271.2204271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42.19513929">
                <text:p>342.19513929</text:p>
              </table:table-cell>
              <table:table-cell office:value-type="float" office:value="279.21294287">
                <text:p>279.21294287</text:p>
              </table:table-cell>
              <table:table-cell office:value-type="float" office:value="284.172432281">
                <text:p>284.17243228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40.887273579">
                <text:p>340.887273579</text:p>
              </table:table-cell>
              <table:table-cell office:value-type="float" office:value="293.142578229">
                <text:p>293.142578229</text:p>
              </table:table-cell>
              <table:table-cell office:value-type="float" office:value="298.618452683">
                <text:p>298.61845268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7.791398849">
                <text:p>337.791398849</text:p>
              </table:table-cell>
              <table:table-cell office:value-type="float" office:value="297.671323719">
                <text:p>297.671323719</text:p>
              </table:table-cell>
              <table:table-cell office:value-type="float" office:value="361.369541947">
                <text:p>361.36954194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34.695516738">
                <text:p>334.695516738</text:p>
              </table:table-cell>
              <table:table-cell office:value-type="float" office:value="301.492489549">
                <text:p>301.492489549</text:p>
              </table:table-cell>
              <table:table-cell office:value-type="float" office:value="424.12078082">
                <text:p>424.1207808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0.42071311">
                <text:p>340.42071311</text:p>
              </table:table-cell>
              <table:table-cell office:value-type="float" office:value="305.313646269">
                <text:p>305.313646269</text:p>
              </table:table-cell>
              <table:table-cell office:value-type="float" office:value="486.871870083">
                <text:p>486.87187008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53.076737648">
                <text:p>353.076737648</text:p>
              </table:table-cell>
              <table:table-cell office:value-type="float" office:value="360.708054195">
                <text:p>360.708054195</text:p>
              </table:table-cell>
              <table:table-cell office:value-type="float" office:value="549.622959346">
                <text:p>549.62295934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65.73279236">
                <text:p>365.73279236</text:p>
              </table:table-cell>
              <table:table-cell office:value-type="float" office:value="423.808976691">
                <text:p>423.808976691</text:p>
              </table:table-cell>
              <table:table-cell office:value-type="float" office:value="612.37419822">
                <text:p>612.3741982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78.388816898">
                <text:p>378.388816898</text:p>
              </table:table-cell>
              <table:table-cell office:value-type="float" office:value="486.909748744">
                <text:p>486.909748744</text:p>
              </table:table-cell>
              <table:table-cell office:value-type="float" office:value="675.125287483">
                <text:p>675.12528748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81.114818982">
                <text:p>381.114818982</text:p>
              </table:table-cell>
              <table:table-cell office:value-type="float" office:value="550.01067124">
                <text:p>550.01067124</text:p>
              </table:table-cell>
              <table:table-cell office:value-type="float" office:value="737.876526357">
                <text:p>737.87652635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80.351888069">
                <text:p>380.351888069</text:p>
              </table:table-cell>
              <table:table-cell office:value-type="float" office:value="613.111443293">
                <text:p>613.111443293</text:p>
              </table:table-cell>
              <table:table-cell office:value-type="float" office:value="800.127663771">
                <text:p>800.12766377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79.588957156">
                <text:p>379.588957156</text:p>
              </table:table-cell>
              <table:table-cell office:value-type="float" office:value="676.212215345">
                <text:p>676.212215345</text:p>
              </table:table-cell>
              <table:table-cell office:value-type="float" office:value="812.891910611">
                <text:p>812.8919106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78.826024424">
                <text:p>378.826024424</text:p>
              </table:table-cell>
              <table:table-cell office:value-type="float" office:value="739.313137842">
                <text:p>739.313137842</text:p>
              </table:table-cell>
              <table:table-cell office:value-type="float" office:value="825.656187884">
                <text:p>825.65618788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79.147943311">
                <text:p>379.147943311</text:p>
              </table:table-cell>
              <table:table-cell office:value-type="float" office:value="802.413909894">
                <text:p>802.413909894</text:p>
              </table:table-cell>
              <table:table-cell office:value-type="float" office:value="838.420434724">
                <text:p>838.42043472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79.526959027">
                <text:p>379.526959027</text:p>
              </table:table-cell>
              <table:table-cell office:value-type="float" office:value="741.802475722">
                <text:p>741.802475722</text:p>
              </table:table-cell>
              <table:table-cell office:value-type="float" office:value="851.184711997">
                <text:p>851.18471199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79.90597384">
                <text:p>379.90597384</text:p>
              </table:table-cell>
              <table:table-cell office:value-type="float" office:value="562.330793202">
                <text:p>562.330793202</text:p>
              </table:table-cell>
              <table:table-cell office:value-type="float" office:value="863.948958837">
                <text:p>863.94895883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80.971433522">
                <text:p>380.971433522</text:p>
              </table:table-cell>
              <table:table-cell office:value-type="float" office:value="382.859110682">
                <text:p>382.859110682</text:p>
              </table:table-cell>
              <table:table-cell office:value-type="float" office:value="876.713205678">
                <text:p>876.71320567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85.926795652">
                <text:p>385.926795652</text:p>
              </table:table-cell>
              <table:table-cell office:value-type="float" office:value="335.871606922">
                <text:p>335.871606922</text:p>
              </table:table-cell>
              <table:table-cell office:value-type="float" office:value="889.477482951">
                <text:p>889.47748295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90.882145968">
                <text:p>390.882145968</text:p>
              </table:table-cell>
              <table:table-cell office:value-type="float" office:value="406.369643425">
                <text:p>406.369643425</text:p>
              </table:table-cell>
              <table:table-cell office:value-type="float" office:value="902.241729791">
                <text:p>902.24172979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95.837508098">
                <text:p>395.837508098</text:p>
              </table:table-cell>
              <table:table-cell office:value-type="float" office:value="476.867848009">
                <text:p>476.867848009</text:p>
              </table:table-cell>
              <table:table-cell office:value-type="float" office:value="915.006007064">
                <text:p>915.00600706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97.82946488">
                <text:p>397.82946488</text:p>
              </table:table-cell>
              <table:table-cell office:value-type="float" office:value="547.365884512">
                <text:p>547.365884512</text:p>
              </table:table-cell>
              <table:table-cell office:value-type="float" office:value="777.161027396">
                <text:p>777.16102739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84.263660811">
                <text:p>384.263660811</text:p>
              </table:table-cell>
              <table:table-cell office:value-type="float" office:value="617.863921015">
                <text:p>617.863921015</text:p>
              </table:table-cell>
              <table:table-cell office:value-type="float" office:value="603.988340667">
                <text:p>603.988340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70.697824397">
                <text:p>370.697824397</text:p>
              </table:table-cell>
              <table:table-cell office:value-type="float" office:value="688.362125599">
                <text:p>688.362125599</text:p>
              </table:table-cell>
              <table:table-cell office:value-type="float" office:value="430.815241062">
                <text:p>430.8152410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57.132020328">
                <text:p>357.132020328</text:p>
              </table:table-cell>
              <table:table-cell office:value-type="float" office:value="758.860162102">
                <text:p>758.860162102</text:p>
              </table:table-cell>
              <table:table-cell office:value-type="float" office:value="347.516264161">
                <text:p>347.51626416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93.09363016">
                <text:p>393.09363016</text:p>
              </table:table-cell>
              <table:table-cell office:value-type="float" office:value="829.358366685">
                <text:p>829.358366685</text:p>
              </table:table-cell>
              <table:table-cell office:value-type="float" office:value="374.062466822">
                <text:p>374.06246682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58.142492868">
                <text:p>458.142492868</text:p>
              </table:table-cell>
              <table:table-cell office:value-type="float" office:value="899.856403189">
                <text:p>899.856403189</text:p>
              </table:table-cell>
              <table:table-cell office:value-type="float" office:value="400.608606192">
                <text:p>400.60860619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23.191355576">
                <text:p>523.191355576</text:p>
              </table:table-cell>
              <table:table-cell office:value-type="float" office:value="970.354439692">
                <text:p>970.354439692</text:p>
              </table:table-cell>
              <table:table-cell office:value-type="float" office:value="427.154745562">
                <text:p>427.15474556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88.240373372">
                <text:p>588.240373372</text:p>
              </table:table-cell>
              <table:table-cell office:value-type="float" office:value="979.183517394">
                <text:p>979.183517394</text:p>
              </table:table-cell>
              <table:table-cell office:value-type="float" office:value="453.700948223">
                <text:p>453.7009482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53.28923608">
                <text:p>653.28923608</text:p>
              </table:table-cell>
              <table:table-cell office:value-type="float" office:value="837.029916722">
                <text:p>837.029916722</text:p>
              </table:table-cell>
              <table:table-cell office:value-type="float" office:value="526.350657047">
                <text:p>526.3506570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718.338253877">
                <text:p>718.338253877</text:p>
              </table:table-cell>
              <table:table-cell office:value-type="float" office:value="694.875977129">
                <text:p>694.875977129</text:p>
              </table:table-cell>
              <table:table-cell office:value-type="float" office:value="604.698705014">
                <text:p>604.6987050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783.387116585">
                <text:p>783.387116585</text:p>
              </table:table-cell>
              <table:table-cell office:value-type="float" office:value="552.722376457">
                <text:p>552.722376457</text:p>
              </table:table-cell>
              <table:table-cell office:value-type="float" office:value="683.046566185">
                <text:p>683.04656618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8.435979293">
                <text:p>848.435979293</text:p>
              </table:table-cell>
              <table:table-cell office:value-type="float" office:value="418.568445032">
                <text:p>418.568445032</text:p>
              </table:table-cell>
              <table:table-cell office:value-type="float" office:value="761.394427356">
                <text:p>761.39442735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13.48499709">
                <text:p>913.48499709</text:p>
              </table:table-cell>
              <table:table-cell office:value-type="float" office:value="376.411801504">
                <text:p>376.411801504</text:p>
              </table:table-cell>
              <table:table-cell office:value-type="float" office:value="839.742475323">
                <text:p>839.74247532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78.533859798">
                <text:p>978.533859798</text:p>
              </table:table-cell>
              <table:table-cell office:value-type="float" office:value="334.255258484">
                <text:p>334.255258484</text:p>
              </table:table-cell>
              <table:table-cell office:value-type="float" office:value="918.090336494">
                <text:p>918.0903364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74.374289245">
                <text:p>774.374289245</text:p>
              </table:table-cell>
              <table:table-cell office:value-type="float" office:value="293.304852144">
                <text:p>293.304852144</text:p>
              </table:table-cell>
              <table:table-cell office:value-type="float" office:value="996.438384461">
                <text:p>996.4383844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37.620575574">
                <text:p>437.620575574</text:p>
              </table:table-cell>
              <table:table-cell office:value-type="float" office:value="262.113935367">
                <text:p>262.113935367</text:p>
              </table:table-cell>
              <table:table-cell office:value-type="float" office:value="1074.78624563">
                <text:p>1074.786245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35.011910309">
                <text:p>235.011910309</text:p>
              </table:table-cell>
              <table:table-cell office:value-type="float" office:value="230.92301859">
                <text:p>230.92301859</text:p>
              </table:table-cell>
              <table:table-cell office:value-type="float" office:value="1153.1341068">
                <text:p>1153.134106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51.272406632">
                <text:p>251.272406632</text:p>
              </table:table-cell>
              <table:table-cell office:value-type="float" office:value="228.557590278">
                <text:p>228.557590278</text:p>
              </table:table-cell>
              <table:table-cell office:value-type="float" office:value="1231.48215477">
                <text:p>1231.4821547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67.532864187">
                <text:p>267.532864187</text:p>
              </table:table-cell>
              <table:table-cell office:value-type="float" office:value="231.279052799">
                <text:p>231.279052799</text:p>
              </table:table-cell>
              <table:table-cell office:value-type="float" office:value="1309.83001594">
                <text:p>1309.8300159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16.279733032">
                <text:p>316.279733032</text:p>
              </table:table-cell>
              <table:table-cell office:value-type="float" office:value="271.649421367">
                <text:p>271.649421367</text:p>
              </table:table-cell>
              <table:table-cell office:value-type="float" office:value="1388.17806391">
                <text:p>1388.1780639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82.519133575">
                <text:p>382.519133575</text:p>
              </table:table-cell>
              <table:table-cell office:value-type="float" office:value="345.406191926">
                <text:p>345.406191926</text:p>
              </table:table-cell>
              <table:table-cell office:value-type="float" office:value="1466.52592508">
                <text:p>1466.5259250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48.758534118">
                <text:p>448.758534118</text:p>
              </table:table-cell>
              <table:table-cell office:value-type="float" office:value="419.162962486">
                <text:p>419.162962486</text:p>
              </table:table-cell>
              <table:table-cell office:value-type="float" office:value="1544.87378625">
                <text:p>1544.873786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14.998092588">
                <text:p>514.998092588</text:p>
              </table:table-cell>
              <table:table-cell office:value-type="float" office:value="492.919908895">
                <text:p>492.919908895</text:p>
              </table:table-cell>
              <table:table-cell office:value-type="float" office:value="1623.22183422">
                <text:p>1623.2218342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81.237493131">
                <text:p>581.237493131</text:p>
              </table:table-cell>
              <table:table-cell office:value-type="float" office:value="566.676679455">
                <text:p>566.676679455</text:p>
              </table:table-cell>
              <table:table-cell office:value-type="float" office:value="1701.56969539">
                <text:p>1701.569695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7.477051601">
                <text:p>647.477051601</text:p>
              </table:table-cell>
              <table:table-cell office:value-type="float" office:value="640.433625865">
                <text:p>640.433625865</text:p>
              </table:table-cell>
              <table:table-cell office:value-type="float" office:value="1779.91774336">
                <text:p>1779.917743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13.716452143">
                <text:p>713.716452143</text:p>
              </table:table-cell>
              <table:table-cell office:value-type="float" office:value="714.190396424">
                <text:p>714.190396424</text:p>
              </table:table-cell>
              <table:table-cell office:value-type="float" office:value="1858.26560453">
                <text:p>1858.265604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779.955852686">
                <text:p>779.955852686</text:p>
              </table:table-cell>
              <table:table-cell office:value-type="float" office:value="787.947166984">
                <text:p>787.947166984</text:p>
              </table:table-cell>
              <table:table-cell office:value-type="float" office:value="1936.6134657">
                <text:p>1936.613465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28.287896167">
                <text:p>628.287896167</text:p>
              </table:table-cell>
              <table:table-cell office:value-type="float" office:value="861.704113394">
                <text:p>861.704113394</text:p>
              </table:table-cell>
              <table:table-cell office:value-type="float" office:value="2014.96151366">
                <text:p>2014.961513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31.349548201">
                <text:p>331.349548201</text:p>
              </table:table-cell>
              <table:table-cell office:value-type="float" office:value="659.926716308">
                <text:p>659.926716308</text:p>
              </table:table-cell>
              <table:table-cell office:value-type="float" office:value="1494.42283504">
                <text:p>1494.4228350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03.550323483">
                <text:p>203.550323483</text:p>
              </table:table-cell>
              <table:table-cell office:value-type="float" office:value="384.905719547">
                <text:p>384.905719547</text:p>
              </table:table-cell>
              <table:table-cell office:value-type="float" office:value="678.907926632">
                <text:p>678.907926632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03.347404428">
                <text:p>203.347404428</text:p>
              </table:table-cell>
              <table:table-cell office:value-type="float" office:value="228.168797671">
                <text:p>228.168797671</text:p>
              </table:table-cell>
              <table:table-cell office:value-type="float" office:value="218.598455859">
                <text:p>218.5984558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4.657611221">
                <text:p>204.657611221</text:p>
              </table:table-cell>
              <table:table-cell office:value-type="float" office:value="215.999802925">
                <text:p>215.999802925</text:p>
              </table:table-cell>
              <table:table-cell office:value-type="float" office:value="210.362658915">
                <text:p>210.36265891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7.309651635">
                <text:p>207.309651635</text:p>
              </table:table-cell>
              <table:table-cell office:value-type="float" office:value="208.795770908">
                <text:p>208.795770908</text:p>
              </table:table-cell>
              <table:table-cell office:value-type="float" office:value="205.178252863">
                <text:p>205.17825286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08.955840074">
                <text:p>208.955840074</text:p>
              </table:table-cell>
              <table:table-cell office:value-type="float" office:value="210.045594944">
                <text:p>210.045594944</text:p>
              </table:table-cell>
              <table:table-cell office:value-type="float" office:value="204.766571125">
                <text:p>204.76657112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09.372668522">
                <text:p>209.372668522</text:p>
              </table:table-cell>
              <table:table-cell office:value-type="float" office:value="210.640819762">
                <text:p>210.640819762</text:p>
              </table:table-cell>
              <table:table-cell office:value-type="float" office:value="205.213932519">
                <text:p>205.2139325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08.908638481">
                <text:p>208.908638481</text:p>
              </table:table-cell>
              <table:table-cell office:value-type="float" office:value="209.37297074">
                <text:p>209.37297074</text:p>
              </table:table-cell>
              <table:table-cell office:value-type="float" office:value="207.256654173">
                <text:p>207.25665417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6.808738807">
                <text:p>206.808738807</text:p>
              </table:table-cell>
              <table:table-cell office:value-type="float" office:value="208.295851549">
                <text:p>208.295851549</text:p>
              </table:table-cell>
              <table:table-cell office:value-type="float" office:value="208.061754021">
                <text:p>208.06175402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5.70647632">
                <text:p>205.70647632</text:p>
              </table:table-cell>
              <table:table-cell office:value-type="float" office:value="208.087617814">
                <text:p>208.087617814</text:p>
              </table:table-cell>
              <table:table-cell office:value-type="float" office:value="205.344394057">
                <text:p>205.34439405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6.932024199">
                <text:p>206.932024199</text:p>
              </table:table-cell>
              <table:table-cell office:value-type="float" office:value="208.231390588">
                <text:p>208.231390588</text:p>
              </table:table-cell>
              <table:table-cell office:value-type="float" office:value="203.952061913">
                <text:p>203.95206191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07.725413265">
                <text:p>207.725413265</text:p>
              </table:table-cell>
              <table:table-cell office:value-type="float" office:value="211.543225367">
                <text:p>211.543225367</text:p>
              </table:table-cell>
              <table:table-cell office:value-type="float" office:value="206.995672071">
                <text:p>206.99567207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6.893064475">
                <text:p>206.893064475</text:p>
              </table:table-cell>
              <table:table-cell office:value-type="float" office:value="214.855052249">
                <text:p>214.855052249</text:p>
              </table:table-cell>
              <table:table-cell office:value-type="float" office:value="209.888516855">
                <text:p>209.8885168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6.43374956">
                <text:p>206.43374956</text:p>
              </table:table-cell>
              <table:table-cell office:value-type="float" office:value="213.027192663">
                <text:p>213.027192663</text:p>
              </table:table-cell>
              <table:table-cell office:value-type="float" office:value="211.772444057">
                <text:p>211.7724440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08.088316986">
                <text:p>208.088316986</text:p>
              </table:table-cell>
              <table:table-cell office:value-type="float" office:value="210.87126007">
                <text:p>210.87126007</text:p>
              </table:table-cell>
              <table:table-cell office:value-type="float" office:value="213.656375751">
                <text:p>213.65637575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9.53052875">
                <text:p>209.53052875</text:p>
              </table:table-cell>
              <table:table-cell office:value-type="float" office:value="210.703133202">
                <text:p>210.703133202</text:p>
              </table:table-cell>
              <table:table-cell office:value-type="float" office:value="212.615433673">
                <text:p>212.61543367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07.645920565">
                <text:p>207.645920565</text:p>
              </table:table-cell>
              <table:table-cell office:value-type="float" office:value="210.913630146">
                <text:p>210.913630146</text:p>
              </table:table-cell>
              <table:table-cell office:value-type="float" office:value="211.544947044">
                <text:p>211.54494704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5.761316872">
                <text:p>205.761316872</text:p>
              </table:table-cell>
              <table:table-cell office:value-type="float" office:value="221.276457594">
                <text:p>221.276457594</text:p>
              </table:table-cell>
              <table:table-cell office:value-type="float" office:value="208.626905732">
                <text:p>208.626905732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4.734195729">
                <text:p>204.734195729</text:p>
              </table:table-cell>
              <table:table-cell office:value-type="float" office:value="235.394252241">
                <text:p>235.394252241</text:p>
              </table:table-cell>
              <table:table-cell office:value-type="float" office:value="205.45692821">
                <text:p>205.4569282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3.707072136">
                <text:p>203.707072136</text:p>
              </table:table-cell>
              <table:table-cell office:value-type="float" office:value="241.19928407">
                <text:p>241.19928407</text:p>
              </table:table-cell>
              <table:table-cell office:value-type="float" office:value="204.747534425">
                <text:p>204.74753442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3.66598778">
                <text:p>203.66598778</text:p>
              </table:table-cell>
              <table:table-cell office:value-type="float" office:value="224.529188293">
                <text:p>224.529188293</text:p>
              </table:table-cell>
              <table:table-cell office:value-type="float" office:value="204.542115362">
                <text:p>204.54211536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3.66598778">
                <text:p>203.66598778</text:p>
              </table:table-cell>
              <table:table-cell office:value-type="float" office:value="210.357622124">
                <text:p>210.357622124</text:p>
              </table:table-cell>
              <table:table-cell office:value-type="float" office:value="213.687008153">
                <text:p>213.6870081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3.66598778">
                <text:p>203.66598778</text:p>
              </table:table-cell>
              <table:table-cell office:value-type="float" office:value="209.303305569">
                <text:p>209.303305569</text:p>
              </table:table-cell>
              <table:table-cell office:value-type="float" office:value="225.317381065">
                <text:p>225.3173810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03.66598778">
                <text:p>203.66598778</text:p>
              </table:table-cell>
              <table:table-cell office:value-type="float" office:value="208.583392729">
                <text:p>208.583392729</text:p>
              </table:table-cell>
              <table:table-cell office:value-type="float" office:value="228.42969653">
                <text:p>228.4296965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04.571253215">
                <text:p>204.571253215</text:p>
              </table:table-cell>
              <table:table-cell office:value-type="float" office:value="211.709179894">
                <text:p>211.709179894</text:p>
              </table:table-cell>
              <table:table-cell office:value-type="float" office:value="221.936518284">
                <text:p>221.93651828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05.588401847">
                <text:p>205.588401847</text:p>
              </table:table-cell>
              <table:table-cell office:value-type="float" office:value="214.834959606">
                <text:p>214.834959606</text:p>
              </table:table-cell>
              <table:table-cell office:value-type="float" office:value="215.63608699">
                <text:p>215.6360869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10.709893091">
                <text:p>210.709893091</text:p>
              </table:table-cell>
              <table:table-cell office:value-type="float" office:value="220.461129298">
                <text:p>220.461129298</text:p>
              </table:table-cell>
              <table:table-cell office:value-type="float" office:value="209.785348515">
                <text:p>209.78534851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16.672014275">
                <text:p>216.672014275</text:p>
              </table:table-cell>
              <table:table-cell office:value-type="float" office:value="226.275484792">
                <text:p>226.275484792</text:p>
              </table:table-cell>
              <table:table-cell office:value-type="float" office:value="205.041890044">
                <text:p>205.0418900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19.239016029">
                <text:p>219.239016029</text:p>
              </table:table-cell>
              <table:table-cell office:value-type="float" office:value="231.865464409">
                <text:p>231.865464409</text:p>
              </table:table-cell>
              <table:table-cell office:value-type="float" office:value="203.804737414">
                <text:p>203.80473741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19.896260719">
                <text:p>219.896260719</text:p>
              </table:table-cell>
              <table:table-cell office:value-type="float" office:value="237.334639921">
                <text:p>237.334639921</text:p>
              </table:table-cell>
              <table:table-cell office:value-type="float" office:value="203.283944652">
                <text:p>203.28394465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16.595008289">
                <text:p>216.595008289</text:p>
              </table:table-cell>
              <table:table-cell office:value-type="float" office:value="238.261645167">
                <text:p>238.261645167</text:p>
              </table:table-cell>
              <table:table-cell office:value-type="float" office:value="205.302972533">
                <text:p>205.30297253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08.255640977">
                <text:p>208.255640977</text:p>
              </table:table-cell>
              <table:table-cell office:value-type="float" office:value="223.982284392">
                <text:p>223.982284392</text:p>
              </table:table-cell>
              <table:table-cell office:value-type="float" office:value="206.836355156">
                <text:p>206.83635515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3.33360005">
                <text:p>203.33360005</text:p>
              </table:table-cell>
              <table:table-cell office:value-type="float" office:value="211.467306031">
                <text:p>211.467306031</text:p>
              </table:table-cell>
              <table:table-cell office:value-type="float" office:value="205.386501207">
                <text:p>205.3865012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03.537518873">
                <text:p>203.537518873</text:p>
              </table:table-cell>
              <table:table-cell office:value-type="float" office:value="211.890765542">
                <text:p>211.890765542</text:p>
              </table:table-cell>
              <table:table-cell office:value-type="float" office:value="204.245267605">
                <text:p>204.2452676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3.741374717">
                <text:p>203.741374717</text:p>
              </table:table-cell>
              <table:table-cell office:value-type="float" office:value="212.314221506">
                <text:p>212.314221506</text:p>
              </table:table-cell>
              <table:table-cell office:value-type="float" office:value="205.881621025">
                <text:p>205.88162102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3.945122013">
                <text:p>203.945122013</text:p>
              </table:table-cell>
              <table:table-cell office:value-type="float" office:value="210.826566233">
                <text:p>210.826566233</text:p>
              </table:table-cell>
              <table:table-cell office:value-type="float" office:value="207.412678921">
                <text:p>207.41267892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3.879749979">
                <text:p>203.879749979</text:p>
              </table:table-cell>
              <table:table-cell office:value-type="float" office:value="209.338907412">
                <text:p>209.338907412</text:p>
              </table:table-cell>
              <table:table-cell office:value-type="float" office:value="205.539331117">
                <text:p>205.53933111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3.267989163">
                <text:p>203.267989163</text:p>
              </table:table-cell>
              <table:table-cell office:value-type="float" office:value="209.205020921">
                <text:p>209.205020921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2.961261065">
                <text:p>202.961261065</text:p>
              </table:table-cell>
              <table:table-cell office:value-type="float" office:value="209.205020921">
                <text:p>209.205020921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3.36627694">
                <text:p>203.36627694</text:p>
              </table:table-cell>
              <table:table-cell office:value-type="float" office:value="209.205020921">
                <text:p>209.205020921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3.772153233">
                <text:p>203.772153233</text:p>
              </table:table-cell>
              <table:table-cell office:value-type="float" office:value="209.205020921">
                <text:p>209.205020921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4.180482121">
                <text:p>204.180482121</text:p>
              </table:table-cell>
              <table:table-cell office:value-type="float" office:value="211.009129867">
                <text:p>211.009129867</text:p>
              </table:table-cell>
              <table:table-cell office:value-type="float" office:value="203.66598778">
                <text:p>203.665987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5.352846628">
                <text:p>205.352846628</text:p>
              </table:table-cell>
              <table:table-cell office:value-type="float" office:value="213.514825121">
                <text:p>213.514825121</text:p>
              </table:table-cell>
              <table:table-cell office:value-type="float" office:value="204.41671766">
                <text:p>204.4167176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9.234053089">
                <text:p>209.234053089</text:p>
              </table:table-cell>
              <table:table-cell office:value-type="float" office:value="214.592274678">
                <text:p>214.592274678</text:p>
              </table:table-cell>
              <table:table-cell office:value-type="float" office:value="205.232727554">
                <text:p>205.23272755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12.765957447">
                <text:p>212.765957447</text:p>
              </table:table-cell>
              <table:table-cell office:value-type="float" office:value="NaN">
                <text:p>NaN</text:p>
              </table:table-cell>
              <table:table-cell office:value-type="float" office:value="205.517247003">
                <text:p>205.5172470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72234761">
                <text:p>205.722347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